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72.34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55.84pt"/>
    </style:style>
    <style:style style:name="co6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>
      <style:table-cell-properties fo:wrap-option="wrap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ise Figure" table:style-name="ta1">
        <table:shapes>
          <draw:frame draw:z-index="0" draw:style-name="gr1" draw:text-style-name="P1" svg:width="965.48pt" svg:height="548.19pt" svg:x="296.56pt" svg:y="33.9pt">
            <loext:p draw:notify-on-update-of-ranges="'Noise Figure'.B2:'Noise Figure'.B2 'Noise Figure'.B3:'Noise Figure'.B463 'Noise Figure'.G2:'Noise Figure'.G2 'Noise Figure'.G3:'Noise Figure'.G463 'Noise Figure'.B2:'Noise Figure'.B2 'Noise Figure'.B3:'Noise Figure'.B463 'Noise Figure'.K2:'Noise Figure'.K2 'Noise Figure'.K3:'Noise Figure'.K4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1013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4" office:value-type="string" calcext:value-type="string" table:number-columns-spanned="4" table:number-rows-spanned="1">
            <text:p>Without Output Protection Diodes</text:p>
          </table:table-cell>
          <table:covered-table-cell table:number-columns-repeated="3" table:style-name="ce1"/>
          <table:table-cell table:style-name="ce4" office:value-type="string" calcext:value-type="string" table:number-columns-spanned="4" table:number-rows-spanned="1">
            <text:p>With Output Protection Diodes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Frequency [MHz]</text:p>
          </table:table-cell>
          <table:table-cell table:style-name="ce2" office:value-type="string" calcext:value-type="string">
            <text:p>ZMSCJ-2-1 AVG IL [dB]</text:p>
          </table:table-cell>
          <table:table-cell table:style-name="ce1" office:value-type="string" calcext:value-type="string">
            <text:p>Power Measured, Noise Source Off [dBm]</text:p>
          </table:table-cell>
          <table:table-cell table:style-name="ce1" office:value-type="string" calcext:value-type="string">
            <text:p>Power Measured, Noise Source On [dBm]</text:p>
          </table:table-cell>
          <table:table-cell table:style-name="ce1" office:value-type="string" calcext:value-type="string">
            <text:p>Y-Factor</text:p>
          </table:table-cell>
          <table:table-cell table:style-name="ce1" office:value-type="string" calcext:value-type="string">
            <text:p>Noise Figure, No Diodes [dB]</text:p>
          </table:table-cell>
          <table:table-cell table:style-name="ce1" office:value-type="string" calcext:value-type="string">
            <text:p>Power Measured, Noise Source Off [dBm]</text:p>
          </table:table-cell>
          <table:table-cell table:style-name="ce1" office:value-type="string" calcext:value-type="string">
            <text:p>Power Measured, Noise Source On [dBm]</text:p>
          </table:table-cell>
          <table:table-cell table:style-name="ce1" office:value-type="string" calcext:value-type="string">
            <text:p>Y-Factor</text:p>
          </table:table-cell>
          <table:table-cell table:style-name="ce1" office:value-type="string" calcext:value-type="string">
            <text:p>Noise Figure, With Diodes [dB]</text:p>
          </table:table-cell>
          <table:table-cell table:style-name="ce1" office:value-type="string" calcext:value-type="string">
            <text:p>Noise Figure Residual [dB]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1000000"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-11.99130917" calcext:value-type="float">
            <text:p>-11.99130917</text:p>
          </table:table-cell>
          <table:table-cell office:value-type="float" office:value="-11.75434494" calcext:value-type="float">
            <text:p>-11.75434494</text:p>
          </table:table-cell>
          <table:table-cell table:formula="of:=[.E3]-[.D3]" office:value-type="float" office:value="0.236964230000002" calcext:value-type="float">
            <text:p>0.23696423</text:p>
          </table:table-cell>
          <table:table-cell table:formula="of:=15.12-10*LOG10(POWER(10;[.F3]/10)-1)-[.C3]" office:value-type="float" office:value="27.0319943452842" calcext:value-type="float">
            <text:p>27.0319943453</text:p>
          </table:table-cell>
          <table:table-cell office:value-type="float" office:value="-11.98726082" calcext:value-type="float">
            <text:p>-11.98726082</text:p>
          </table:table-cell>
          <table:table-cell office:value-type="float" office:value="-11.97865105" calcext:value-type="float">
            <text:p>-11.97865105</text:p>
          </table:table-cell>
          <table:table-cell table:formula="of:=[.I3]-[.H3]" office:value-type="float" office:value="0.0086097700000014" calcext:value-type="float">
            <text:p>0.00860977</text:p>
          </table:table-cell>
          <table:table-cell table:formula="of:=15.12-10*LOG10(POWER(10;[.J3]/10)-1)-[.C3]" office:value-type="float" office:value="41.5436220174492" calcext:value-type="float">
            <text:p>41.5436220174</text:p>
          </table:table-cell>
          <table:table-cell table:formula="of:=[.K3]-[.G3]" office:value-type="float" office:value="14.5116276721651" calcext:value-type="float">
            <text:p>14.5116276722</text:p>
          </table:table-cell>
          <table:table-cell table:number-columns-repeated="1012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table:formula="of:=[.A4]/1000000" office:value-type="float" office:value="0.2173913043" calcext:value-type="float">
            <text:p>0.21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27.30935097" calcext:value-type="float">
            <text:p>-27.30935097</text:p>
          </table:table-cell>
          <table:table-cell office:value-type="float" office:value="-27.07202148" calcext:value-type="float">
            <text:p>-27.07202148</text:p>
          </table:table-cell>
          <table:table-cell table:formula="of:=[.E4]-[.D4]" office:value-type="float" office:value="0.23732949" calcext:value-type="float">
            <text:p>0.23732949</text:p>
          </table:table-cell>
          <table:table-cell table:formula="of:=15.12-10*LOG10(POWER(10;[.F4]/10)-1)-[.C4]" office:value-type="float" office:value="27.0251209310272" calcext:value-type="float">
            <text:p>27.025120931</text:p>
          </table:table-cell>
          <table:table-cell office:value-type="float" office:value="-27.30405045" calcext:value-type="float">
            <text:p>-27.30405045</text:p>
          </table:table-cell>
          <table:table-cell office:value-type="float" office:value="-27.29526901" calcext:value-type="float">
            <text:p>-27.29526901</text:p>
          </table:table-cell>
          <table:table-cell table:formula="of:=[.I4]-[.H4]" office:value-type="float" office:value="0.00878143999999992" calcext:value-type="float">
            <text:p>0.00878144</text:p>
          </table:table-cell>
          <table:table-cell table:formula="of:=15.12-10*LOG10(POWER(10;[.J4]/10)-1)-[.C4]" office:value-type="float" office:value="41.45779426999" calcext:value-type="float">
            <text:p>41.45779427</text:p>
          </table:table-cell>
          <table:table-cell table:formula="of:=[.K4]-[.G4]" office:value-type="float" office:value="14.4326733389628" calcext:value-type="float">
            <text:p>14.432673339</text:p>
          </table:table-cell>
          <table:table-cell table:number-columns-repeated="1012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table:formula="of:=[.A5]/1000000" office:value-type="float" office:value="0.4347826087" calcext:value-type="float">
            <text:p>0.43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29.95539856" calcext:value-type="float">
            <text:p>-29.95539856</text:p>
          </table:table-cell>
          <table:table-cell office:value-type="float" office:value="-29.71936607" calcext:value-type="float">
            <text:p>-29.71936607</text:p>
          </table:table-cell>
          <table:table-cell table:formula="of:=[.E5]-[.D5]" office:value-type="float" office:value="0.236032489999999" calcext:value-type="float">
            <text:p>0.23603249</text:p>
          </table:table-cell>
          <table:table-cell table:formula="of:=15.12-10*LOG10(POWER(10;[.F5]/10)-1)-[.C5]" office:value-type="float" office:value="27.0495745012215" calcext:value-type="float">
            <text:p>27.0495745012</text:p>
          </table:table-cell>
          <table:table-cell office:value-type="float" office:value="-29.95091248" calcext:value-type="float">
            <text:p>-29.95091248</text:p>
          </table:table-cell>
          <table:table-cell office:value-type="float" office:value="-29.94227982" calcext:value-type="float">
            <text:p>-29.94227982</text:p>
          </table:table-cell>
          <table:table-cell table:formula="of:=[.I5]-[.H5]" office:value-type="float" office:value="0.00863265999999996" calcext:value-type="float">
            <text:p>0.00863266</text:p>
          </table:table-cell>
          <table:table-cell table:formula="of:=15.12-10*LOG10(POWER(10;[.J5]/10)-1)-[.C5]" office:value-type="float" office:value="41.5320797037789" calcext:value-type="float">
            <text:p>41.5320797038</text:p>
          </table:table-cell>
          <table:table-cell table:formula="of:=[.K5]-[.G5]" office:value-type="float" office:value="14.4825052025573" calcext:value-type="float">
            <text:p>14.4825052026</text:p>
          </table:table-cell>
          <table:table-cell/>
          <table:table-cell table:formula="of:=AVERAGE([.G118:.G187])" office:value-type="float" office:value="4.08175777518674" calcext:value-type="float">
            <text:p>4.0817577752</text:p>
          </table:table-cell>
          <table:table-cell table:number-columns-repeated="1010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table:formula="of:=[.A6]/1000000" office:value-type="float" office:value="0.652173913" calcext:value-type="float">
            <text:p>0.6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32.98615265" calcext:value-type="float">
            <text:p>-32.98615265</text:p>
          </table:table-cell>
          <table:table-cell office:value-type="float" office:value="-32.75317383" calcext:value-type="float">
            <text:p>-32.75317383</text:p>
          </table:table-cell>
          <table:table-cell table:formula="of:=[.E6]-[.D6]" office:value-type="float" office:value="0.23297882" calcext:value-type="float">
            <text:p>0.23297882</text:p>
          </table:table-cell>
          <table:table-cell table:formula="of:=15.12-10*LOG10(POWER(10;[.F6]/10)-1)-[.C6]" office:value-type="float" office:value="27.1076685427995" calcext:value-type="float">
            <text:p>27.1076685428</text:p>
          </table:table-cell>
          <table:table-cell office:value-type="float" office:value="-32.98036957" calcext:value-type="float">
            <text:p>-32.98036957</text:p>
          </table:table-cell>
          <table:table-cell office:value-type="float" office:value="-32.97261047" calcext:value-type="float">
            <text:p>-32.97261047</text:p>
          </table:table-cell>
          <table:table-cell table:formula="of:=[.I6]-[.H6]" office:value-type="float" office:value="0.00775910000000124" calcext:value-type="float">
            <text:p>0.0077591</text:p>
          </table:table-cell>
          <table:table-cell table:formula="of:=15.12-10*LOG10(POWER(10;[.J6]/10)-1)-[.C6]" office:value-type="float" office:value="41.995849494088" calcext:value-type="float">
            <text:p>41.9958494941</text:p>
          </table:table-cell>
          <table:table-cell table:formula="of:=[.K6]-[.G6]" office:value-type="float" office:value="14.8881809512885" calcext:value-type="float">
            <text:p>14.8881809513</text:p>
          </table:table-cell>
          <table:table-cell/>
          <table:table-cell table:formula="of:=AVERAGE([.K118:.K187])" office:value-type="float" office:value="3.85585260377778" calcext:value-type="float">
            <text:p>3.8558526038</text:p>
          </table:table-cell>
          <table:table-cell table:number-columns-repeated="1010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table:formula="of:=[.A7]/1000000" office:value-type="float" office:value="0.8695652174" calcext:value-type="float">
            <text:p>0.86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37.06858444" calcext:value-type="float">
            <text:p>-37.06858444</text:p>
          </table:table-cell>
          <table:table-cell office:value-type="float" office:value="-36.8364563" calcext:value-type="float">
            <text:p>-36.8364563</text:p>
          </table:table-cell>
          <table:table-cell table:formula="of:=[.E7]-[.D7]" office:value-type="float" office:value="0.23212814" calcext:value-type="float">
            <text:p>0.23212814</text:p>
          </table:table-cell>
          <table:table-cell table:formula="of:=15.12-10*LOG10(POWER(10;[.F7]/10)-1)-[.C7]" office:value-type="float" office:value="27.123984176695" calcext:value-type="float">
            <text:p>27.1239841767</text:p>
          </table:table-cell>
          <table:table-cell office:value-type="float" office:value="-37.06880951" calcext:value-type="float">
            <text:p>-37.06880951</text:p>
          </table:table-cell>
          <table:table-cell office:value-type="float" office:value="-37.0606308" calcext:value-type="float">
            <text:p>-37.0606308</text:p>
          </table:table-cell>
          <table:table-cell table:formula="of:=[.I7]-[.H7]" office:value-type="float" office:value="0.00817871000000281" calcext:value-type="float">
            <text:p>0.00817871</text:p>
          </table:table-cell>
          <table:table-cell table:formula="of:=15.12-10*LOG10(POWER(10;[.J7]/10)-1)-[.C7]" office:value-type="float" office:value="41.7669050233692" calcext:value-type="float">
            <text:p>41.7669050234</text:p>
          </table:table-cell>
          <table:table-cell table:formula="of:=[.K7]-[.G7]" office:value-type="float" office:value="14.6429208466743" calcext:value-type="float">
            <text:p>14.6429208467</text:p>
          </table:table-cell>
          <table:table-cell table:number-columns-repeated="1012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table:formula="of:=[.A8]/1000000" office:value-type="float" office:value="1.086956522" calcext:value-type="float">
            <text:p>1.0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42.22130585" calcext:value-type="float">
            <text:p>-42.22130585</text:p>
          </table:table-cell>
          <table:table-cell office:value-type="float" office:value="-41.98287201" calcext:value-type="float">
            <text:p>-41.98287201</text:p>
          </table:table-cell>
          <table:table-cell table:formula="of:=[.E8]-[.D8]" office:value-type="float" office:value="0.238433839999999" calcext:value-type="float">
            <text:p>0.23843384</text:p>
          </table:table-cell>
          <table:table-cell table:formula="of:=15.12-10*LOG10(POWER(10;[.F8]/10)-1)-[.C8]" office:value-type="float" office:value="27.0044018432632" calcext:value-type="float">
            <text:p>27.0044018433</text:p>
          </table:table-cell>
          <table:table-cell office:value-type="float" office:value="-42.22373581" calcext:value-type="float">
            <text:p>-42.22373581</text:p>
          </table:table-cell>
          <table:table-cell office:value-type="float" office:value="-42.20970917" calcext:value-type="float">
            <text:p>-42.20970917</text:p>
          </table:table-cell>
          <table:table-cell table:formula="of:=[.I8]-[.H8]" office:value-type="float" office:value="0.0140266400000044" calcext:value-type="float">
            <text:p>0.01402664</text:p>
          </table:table-cell>
          <table:table-cell table:formula="of:=15.12-10*LOG10(POWER(10;[.J8]/10)-1)-[.C8]" office:value-type="float" office:value="39.4212913976933" calcext:value-type="float">
            <text:p>39.4212913977</text:p>
          </table:table-cell>
          <table:table-cell table:formula="of:=[.K8]-[.G8]" office:value-type="float" office:value="12.4168895544301" calcext:value-type="float">
            <text:p>12.4168895544</text:p>
          </table:table-cell>
          <table:table-cell table:number-columns-repeated="1012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table:formula="of:=[.A9]/1000000" office:value-type="float" office:value="1.304347826" calcext:value-type="float">
            <text:p>1.3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48.47438812" calcext:value-type="float">
            <text:p>-48.47438812</text:p>
          </table:table-cell>
          <table:table-cell office:value-type="float" office:value="-48.27235413" calcext:value-type="float">
            <text:p>-48.27235413</text:p>
          </table:table-cell>
          <table:table-cell table:formula="of:=[.E9]-[.D9]" office:value-type="float" office:value="0.202033990000004" calcext:value-type="float">
            <text:p>0.20203399</text:p>
          </table:table-cell>
          <table:table-cell table:formula="of:=15.12-10*LOG10(POWER(10;[.F9]/10)-1)-[.C9]" office:value-type="float" office:value="27.7421901067631" calcext:value-type="float">
            <text:p>27.7421901068</text:p>
          </table:table-cell>
          <table:table-cell office:value-type="float" office:value="-48.48459625" calcext:value-type="float">
            <text:p>-48.48459625</text:p>
          </table:table-cell>
          <table:table-cell office:value-type="float" office:value="-48.46141815" calcext:value-type="float">
            <text:p>-48.46141815</text:p>
          </table:table-cell>
          <table:table-cell table:formula="of:=[.I9]-[.H9]" office:value-type="float" office:value="0.0231781000000026" calcext:value-type="float">
            <text:p>0.0231781</text:p>
          </table:table-cell>
          <table:table-cell table:formula="of:=15.12-10*LOG10(POWER(10;[.J9]/10)-1)-[.C9]" office:value-type="float" office:value="37.2354705862176" calcext:value-type="float">
            <text:p>37.2354705862</text:p>
          </table:table-cell>
          <table:table-cell table:formula="of:=[.K9]-[.G9]" office:value-type="float" office:value="9.49328047945446" calcext:value-type="float">
            <text:p>9.4932804795</text:p>
          </table:table-cell>
          <table:table-cell table:number-columns-repeated="1012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table:formula="of:=[.A10]/1000000" office:value-type="float" office:value="1.52173913" calcext:value-type="float">
            <text:p>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55.87171555" calcext:value-type="float">
            <text:p>-55.87171555</text:p>
          </table:table-cell>
          <table:table-cell office:value-type="float" office:value="-55.62693405" calcext:value-type="float">
            <text:p>-55.62693405</text:p>
          </table:table-cell>
          <table:table-cell table:formula="of:=[.E10]-[.D10]" office:value-type="float" office:value="0.244781499999995" calcext:value-type="float">
            <text:p>0.2447815</text:p>
          </table:table-cell>
          <table:table-cell table:formula="of:=15.12-10*LOG10(POWER(10;[.F10]/10)-1)-[.C10]" office:value-type="float" office:value="26.8870916010706" calcext:value-type="float">
            <text:p>26.8870916011</text:p>
          </table:table-cell>
          <table:table-cell office:value-type="float" office:value="-55.91187286" calcext:value-type="float">
            <text:p>-55.91187286</text:p>
          </table:table-cell>
          <table:table-cell office:value-type="float" office:value="-55.76932526" calcext:value-type="float">
            <text:p>-55.76932526</text:p>
          </table:table-cell>
          <table:table-cell table:formula="of:=[.I10]-[.H10]" office:value-type="float" office:value="0.1425476" calcext:value-type="float">
            <text:p>0.1425476</text:p>
          </table:table-cell>
          <table:table-cell table:formula="of:=15.12-10*LOG10(POWER(10;[.J10]/10)-1)-[.C10]" office:value-type="float" office:value="29.2867752671335" calcext:value-type="float">
            <text:p>29.2867752671</text:p>
          </table:table-cell>
          <table:table-cell table:formula="of:=[.K10]-[.G10]" office:value-type="float" office:value="2.39968366606287" calcext:value-type="float">
            <text:p>2.3996836661</text:p>
          </table:table-cell>
          <table:table-cell table:number-columns-repeated="1012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table:formula="of:=[.A11]/1000000" office:value-type="float" office:value="1.739130435" calcext:value-type="float">
            <text:p>1.7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62.80449295" calcext:value-type="float">
            <text:p>-62.80449295</text:p>
          </table:table-cell>
          <table:table-cell office:value-type="float" office:value="-62.23963547" calcext:value-type="float">
            <text:p>-62.23963547</text:p>
          </table:table-cell>
          <table:table-cell table:formula="of:=[.E11]-[.D11]" office:value-type="float" office:value="0.564857479999994" calcext:value-type="float">
            <text:p>0.56485748</text:p>
          </table:table-cell>
          <table:table-cell table:formula="of:=15.12-10*LOG10(POWER(10;[.F11]/10)-1)-[.C11]" office:value-type="float" office:value="23.0929648295247" calcext:value-type="float">
            <text:p>23.0929648295</text:p>
          </table:table-cell>
          <table:table-cell office:value-type="float" office:value="-63.03144073" calcext:value-type="float">
            <text:p>-63.03144073</text:p>
          </table:table-cell>
          <table:table-cell office:value-type="float" office:value="-62.42448807" calcext:value-type="float">
            <text:p>-62.42448807</text:p>
          </table:table-cell>
          <table:table-cell table:formula="of:=[.I11]-[.H11]" office:value-type="float" office:value="0.606952660000005" calcext:value-type="float">
            <text:p>0.60695266</text:p>
          </table:table-cell>
          <table:table-cell table:formula="of:=15.12-10*LOG10(POWER(10;[.J11]/10)-1)-[.C11]" office:value-type="float" office:value="22.7592847804532" calcext:value-type="float">
            <text:p>22.7592847805</text:p>
          </table:table-cell>
          <table:table-cell table:formula="of:=[.K11]-[.G11]" office:value-type="float" office:value="-0.333680049071479" calcext:value-type="float">
            <text:p>-0.3336800491</text:p>
          </table:table-cell>
          <table:table-cell table:number-columns-repeated="1012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table:formula="of:=[.A12]/1000000" office:value-type="float" office:value="1.956521739" calcext:value-type="float">
            <text:p>1.9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66.6144104" calcext:value-type="float">
            <text:p>-66.6144104</text:p>
          </table:table-cell>
          <table:table-cell office:value-type="float" office:value="-65.34380341" calcext:value-type="float">
            <text:p>-65.34380341</text:p>
          </table:table-cell>
          <table:table-cell table:formula="of:=[.E12]-[.D12]" office:value-type="float" office:value="1.27060698999999" calcext:value-type="float">
            <text:p>1.27060699</text:p>
          </table:table-cell>
          <table:table-cell table:formula="of:=15.12-10*LOG10(POWER(10;[.F12]/10)-1)-[.C12]" office:value-type="float" office:value="19.2069491229633" calcext:value-type="float">
            <text:p>19.206949123</text:p>
          </table:table-cell>
          <table:table-cell office:value-type="float" office:value="-67.03396606" calcext:value-type="float">
            <text:p>-67.03396606</text:p>
          </table:table-cell>
          <table:table-cell office:value-type="float" office:value="-65.45181274" calcext:value-type="float">
            <text:p>-65.45181274</text:p>
          </table:table-cell>
          <table:table-cell table:formula="of:=[.I12]-[.H12]" office:value-type="float" office:value="1.58215332" calcext:value-type="float">
            <text:p>1.58215332</text:p>
          </table:table-cell>
          <table:table-cell table:formula="of:=15.12-10*LOG10(POWER(10;[.J12]/10)-1)-[.C12]" office:value-type="float" office:value="18.0902912393557" calcext:value-type="float">
            <text:p>18.0902912394</text:p>
          </table:table-cell>
          <table:table-cell table:formula="of:=[.K12]-[.G12]" office:value-type="float" office:value="-1.11665788360756" calcext:value-type="float">
            <text:p>-1.1166578836</text:p>
          </table:table-cell>
          <table:table-cell table:number-columns-repeated="1012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table:formula="of:=[.A13]/1000000" office:value-type="float" office:value="2.173913043" calcext:value-type="float">
            <text:p>2.1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67.75583649" calcext:value-type="float">
            <text:p>-67.75583649</text:p>
          </table:table-cell>
          <table:table-cell office:value-type="float" office:value="-65.85919189" calcext:value-type="float">
            <text:p>-65.85919189</text:p>
          </table:table-cell>
          <table:table-cell table:formula="of:=[.E13]-[.D13]" office:value-type="float" office:value="1.89664459999999" calcext:value-type="float">
            <text:p>1.8966446</text:p>
          </table:table-cell>
          <table:table-cell table:formula="of:=15.12-10*LOG10(POWER(10;[.F13]/10)-1)-[.C13]" office:value-type="float" office:value="17.1352034159524" calcext:value-type="float">
            <text:p>17.135203416</text:p>
          </table:table-cell>
          <table:table-cell office:value-type="float" office:value="-68.81021118" calcext:value-type="float">
            <text:p>-68.81021118</text:p>
          </table:table-cell>
          <table:table-cell office:value-type="float" office:value="-66.40081787" calcext:value-type="float">
            <text:p>-66.40081787</text:p>
          </table:table-cell>
          <table:table-cell table:formula="of:=[.I13]-[.H13]" office:value-type="float" office:value="2.40939331" calcext:value-type="float">
            <text:p>2.40939331</text:p>
          </table:table-cell>
          <table:table-cell table:formula="of:=15.12-10*LOG10(POWER(10;[.J13]/10)-1)-[.C13]" office:value-type="float" office:value="15.8185161478145" calcext:value-type="float">
            <text:p>15.8185161478</text:p>
          </table:table-cell>
          <table:table-cell table:formula="of:=[.K13]-[.G13]" office:value-type="float" office:value="-1.31668726813789" calcext:value-type="float">
            <text:p>-1.3166872681</text:p>
          </table:table-cell>
          <table:table-cell table:number-columns-repeated="1012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table:formula="of:=[.A14]/1000000" office:value-type="float" office:value="2.391304348" calcext:value-type="float">
            <text:p>2.3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69.43760681" calcext:value-type="float">
            <text:p>-69.43760681</text:p>
          </table:table-cell>
          <table:table-cell office:value-type="float" office:value="-66.32976532" calcext:value-type="float">
            <text:p>-66.32976532</text:p>
          </table:table-cell>
          <table:table-cell table:formula="of:=[.E14]-[.D14]" office:value-type="float" office:value="3.10784149" calcext:value-type="float">
            <text:p>3.10784149</text:p>
          </table:table-cell>
          <table:table-cell table:formula="of:=15.12-10*LOG10(POWER(10;[.F14]/10)-1)-[.C14]" office:value-type="float" office:value="14.327059656521" calcext:value-type="float">
            <text:p>14.3270596565</text:p>
          </table:table-cell>
          <table:table-cell office:value-type="float" office:value="-69.86331177" calcext:value-type="float">
            <text:p>-69.86331177</text:p>
          </table:table-cell>
          <table:table-cell office:value-type="float" office:value="-66.43516541" calcext:value-type="float">
            <text:p>-66.43516541</text:p>
          </table:table-cell>
          <table:table-cell table:formula="of:=[.I14]-[.H14]" office:value-type="float" office:value="3.42814636" calcext:value-type="float">
            <text:p>3.42814636</text:p>
          </table:table-cell>
          <table:table-cell table:formula="of:=15.12-10*LOG10(POWER(10;[.J14]/10)-1)-[.C14]" office:value-type="float" office:value="13.7210043946391" calcext:value-type="float">
            <text:p>13.7210043946</text:p>
          </table:table-cell>
          <table:table-cell table:formula="of:=[.K14]-[.G14]" office:value-type="float" office:value="-0.60605526188192" calcext:value-type="float">
            <text:p>-0.6060552619</text:p>
          </table:table-cell>
          <table:table-cell table:number-columns-repeated="1012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table:formula="of:=[.A15]/1000000" office:value-type="float" office:value="2.608695652" calcext:value-type="float">
            <text:p>2.6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0.7430191" calcext:value-type="float">
            <text:p>-70.7430191</text:p>
          </table:table-cell>
          <table:table-cell office:value-type="float" office:value="-66.56934357" calcext:value-type="float">
            <text:p>-66.56934357</text:p>
          </table:table-cell>
          <table:table-cell table:formula="of:=[.E15]-[.D15]" office:value-type="float" office:value="4.17367553" calcext:value-type="float">
            <text:p>4.17367553</text:p>
          </table:table-cell>
          <table:table-cell table:formula="of:=15.12-10*LOG10(POWER(10;[.F15]/10)-1)-[.C15]" office:value-type="float" office:value="12.4399610915484" calcext:value-type="float">
            <text:p>12.4399610915</text:p>
          </table:table-cell>
          <table:table-cell office:value-type="float" office:value="-71.80110931" calcext:value-type="float">
            <text:p>-71.80110931</text:p>
          </table:table-cell>
          <table:table-cell office:value-type="float" office:value="-66.6896286" calcext:value-type="float">
            <text:p>-66.6896286</text:p>
          </table:table-cell>
          <table:table-cell table:formula="of:=[.I15]-[.H15]" office:value-type="float" office:value="5.11148071000001" calcext:value-type="float">
            <text:p>5.11148071</text:p>
          </table:table-cell>
          <table:table-cell table:formula="of:=15.12-10*LOG10(POWER(10;[.J15]/10)-1)-[.C15]" office:value-type="float" office:value="11.0087996743628" calcext:value-type="float">
            <text:p>11.0087996744</text:p>
          </table:table-cell>
          <table:table-cell table:formula="of:=[.K15]-[.G15]" office:value-type="float" office:value="-1.43116141718559" calcext:value-type="float">
            <text:p>-1.4311614172</text:p>
          </table:table-cell>
          <table:table-cell table:number-columns-repeated="1012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table:formula="of:=[.A16]/1000000" office:value-type="float" office:value="2.826086957" calcext:value-type="float">
            <text:p>2.8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0.80683899" calcext:value-type="float">
            <text:p>-70.80683899</text:p>
          </table:table-cell>
          <table:table-cell office:value-type="float" office:value="-66.82597351" calcext:value-type="float">
            <text:p>-66.82597351</text:p>
          </table:table-cell>
          <table:table-cell table:formula="of:=[.E16]-[.D16]" office:value-type="float" office:value="3.98086548000001" calcext:value-type="float">
            <text:p>3.98086548</text:p>
          </table:table-cell>
          <table:table-cell table:formula="of:=15.12-10*LOG10(POWER(10;[.F16]/10)-1)-[.C16]" office:value-type="float" office:value="12.7566453619339" calcext:value-type="float">
            <text:p>12.7566453619</text:p>
          </table:table-cell>
          <table:table-cell office:value-type="float" office:value="-72.65325165" calcext:value-type="float">
            <text:p>-72.65325165</text:p>
          </table:table-cell>
          <table:table-cell office:value-type="float" office:value="-66.71943665" calcext:value-type="float">
            <text:p>-66.71943665</text:p>
          </table:table-cell>
          <table:table-cell table:formula="of:=[.I16]-[.H16]" office:value-type="float" office:value="5.93381500000001" calcext:value-type="float">
            <text:p>5.933815</text:p>
          </table:table-cell>
          <table:table-cell table:formula="of:=15.12-10*LOG10(POWER(10;[.J16]/10)-1)-[.C16]" office:value-type="float" office:value="9.86489037864823" calcext:value-type="float">
            <text:p>9.8648903786</text:p>
          </table:table-cell>
          <table:table-cell table:formula="of:=[.K16]-[.G16]" office:value-type="float" office:value="-2.89175498328569" calcext:value-type="float">
            <text:p>-2.8917549833</text:p>
          </table:table-cell>
          <table:table-cell table:number-columns-repeated="1012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table:formula="of:=[.A17]/1000000" office:value-type="float" office:value="3.043478261" calcext:value-type="float">
            <text:p>3.0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1.65588379" calcext:value-type="float">
            <text:p>-71.65588379</text:p>
          </table:table-cell>
          <table:table-cell office:value-type="float" office:value="-66.65357971" calcext:value-type="float">
            <text:p>-66.65357971</text:p>
          </table:table-cell>
          <table:table-cell table:formula="of:=[.E17]-[.D17]" office:value-type="float" office:value="5.00230408" calcext:value-type="float">
            <text:p>5.00230408</text:p>
          </table:table-cell>
          <table:table-cell table:formula="of:=15.12-10*LOG10(POWER(10;[.F17]/10)-1)-[.C17]" office:value-type="float" office:value="11.167516139436" calcext:value-type="float">
            <text:p>11.1675161394</text:p>
          </table:table-cell>
          <table:table-cell office:value-type="float" office:value="-72.67557526" calcext:value-type="float">
            <text:p>-72.67557526</text:p>
          </table:table-cell>
          <table:table-cell office:value-type="float" office:value="-66.75508118" calcext:value-type="float">
            <text:p>-66.75508118</text:p>
          </table:table-cell>
          <table:table-cell table:formula="of:=[.I17]-[.H17]" office:value-type="float" office:value="5.92049408000001" calcext:value-type="float">
            <text:p>5.92049408</text:p>
          </table:table-cell>
          <table:table-cell table:formula="of:=15.12-10*LOG10(POWER(10;[.J17]/10)-1)-[.C17]" office:value-type="float" office:value="9.88278131711622" calcext:value-type="float">
            <text:p>9.8827813171</text:p>
          </table:table-cell>
          <table:table-cell table:formula="of:=[.K17]-[.G17]" office:value-type="float" office:value="-1.28473482231978" calcext:value-type="float">
            <text:p>-1.2847348223</text:p>
          </table:table-cell>
          <table:table-cell table:number-columns-repeated="1012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table:formula="of:=[.A18]/1000000" office:value-type="float" office:value="3.260869565" calcext:value-type="float">
            <text:p>3.2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2.16804504" calcext:value-type="float">
            <text:p>-72.16804504</text:p>
          </table:table-cell>
          <table:table-cell office:value-type="float" office:value="-66.57684326" calcext:value-type="float">
            <text:p>-66.57684326</text:p>
          </table:table-cell>
          <table:table-cell table:formula="of:=[.E18]-[.D18]" office:value-type="float" office:value="5.59120177999999" calcext:value-type="float">
            <text:p>5.59120178</text:p>
          </table:table-cell>
          <table:table-cell table:formula="of:=15.12-10*LOG10(POWER(10;[.F18]/10)-1)-[.C18]" office:value-type="float" office:value="10.3313010193233" calcext:value-type="float">
            <text:p>10.3313010193</text:p>
          </table:table-cell>
          <table:table-cell office:value-type="float" office:value="-73.57324982" calcext:value-type="float">
            <text:p>-73.57324982</text:p>
          </table:table-cell>
          <table:table-cell office:value-type="float" office:value="-66.78552246" calcext:value-type="float">
            <text:p>-66.78552246</text:p>
          </table:table-cell>
          <table:table-cell table:formula="of:=[.I18]-[.H18]" office:value-type="float" office:value="6.78772736000001" calcext:value-type="float">
            <text:p>6.78772736</text:p>
          </table:table-cell>
          <table:table-cell table:formula="of:=15.12-10*LOG10(POWER(10;[.J18]/10)-1)-[.C18]" office:value-type="float" office:value="8.75336849135421" calcext:value-type="float">
            <text:p>8.7533684914</text:p>
          </table:table-cell>
          <table:table-cell table:formula="of:=[.K18]-[.G18]" office:value-type="float" office:value="-1.5779325279691" calcext:value-type="float">
            <text:p>-1.577932528</text:p>
          </table:table-cell>
          <table:table-cell table:number-columns-repeated="1012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table:formula="of:=[.A19]/1000000" office:value-type="float" office:value="3.47826087" calcext:value-type="float">
            <text:p>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2.80612183" calcext:value-type="float">
            <text:p>-72.80612183</text:p>
          </table:table-cell>
          <table:table-cell office:value-type="float" office:value="-66.22361755" calcext:value-type="float">
            <text:p>-66.22361755</text:p>
          </table:table-cell>
          <table:table-cell table:formula="of:=[.E19]-[.D19]" office:value-type="float" office:value="6.58250428" calcext:value-type="float">
            <text:p>6.58250428</text:p>
          </table:table-cell>
          <table:table-cell table:formula="of:=15.12-10*LOG10(POWER(10;[.F19]/10)-1)-[.C19]" office:value-type="float" office:value="9.01465306571825" calcext:value-type="float">
            <text:p>9.0146530657</text:p>
          </table:table-cell>
          <table:table-cell office:value-type="float" office:value="-74.02006531" calcext:value-type="float">
            <text:p>-74.02006531</text:p>
          </table:table-cell>
          <table:table-cell office:value-type="float" office:value="-66.47016907" calcext:value-type="float">
            <text:p>-66.47016907</text:p>
          </table:table-cell>
          <table:table-cell table:formula="of:=[.I19]-[.H19]" office:value-type="float" office:value="7.54989624" calcext:value-type="float">
            <text:p>7.54989624</text:p>
          </table:table-cell>
          <table:table-cell table:formula="of:=15.12-10*LOG10(POWER(10;[.J19]/10)-1)-[.C19]" office:value-type="float" office:value="7.80975953924538" calcext:value-type="float">
            <text:p>7.8097595392</text:p>
          </table:table-cell>
          <table:table-cell table:formula="of:=[.K19]-[.G19]" office:value-type="float" office:value="-1.20489352647286" calcext:value-type="float">
            <text:p>-1.2048935265</text:p>
          </table:table-cell>
          <table:table-cell table:number-columns-repeated="1012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table:formula="of:=[.A20]/1000000" office:value-type="float" office:value="3.695652174" calcext:value-type="float">
            <text:p>3.6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3.09596252" calcext:value-type="float">
            <text:p>-73.09596252</text:p>
          </table:table-cell>
          <table:table-cell office:value-type="float" office:value="-66.27230072" calcext:value-type="float">
            <text:p>-66.27230072</text:p>
          </table:table-cell>
          <table:table-cell table:formula="of:=[.E20]-[.D20]" office:value-type="float" office:value="6.8236618" calcext:value-type="float">
            <text:p>6.8236618</text:p>
          </table:table-cell>
          <table:table-cell table:formula="of:=15.12-10*LOG10(POWER(10;[.F20]/10)-1)-[.C20]" office:value-type="float" office:value="8.70795906895305" calcext:value-type="float">
            <text:p>8.707959069</text:p>
          </table:table-cell>
          <table:table-cell office:value-type="float" office:value="-74.80640411" calcext:value-type="float">
            <text:p>-74.80640411</text:p>
          </table:table-cell>
          <table:table-cell office:value-type="float" office:value="-66.26391602" calcext:value-type="float">
            <text:p>-66.26391602</text:p>
          </table:table-cell>
          <table:table-cell table:formula="of:=[.I20]-[.H20]" office:value-type="float" office:value="8.54248809000001" calcext:value-type="float">
            <text:p>8.54248809</text:p>
          </table:table-cell>
          <table:table-cell table:formula="of:=15.12-10*LOG10(POWER(10;[.J20]/10)-1)-[.C20]" office:value-type="float" office:value="6.63191423885126" calcext:value-type="float">
            <text:p>6.6319142389</text:p>
          </table:table-cell>
          <table:table-cell table:formula="of:=[.K20]-[.G20]" office:value-type="float" office:value="-2.07604483010178" calcext:value-type="float">
            <text:p>-2.0760448301</text:p>
          </table:table-cell>
          <table:table-cell table:number-columns-repeated="1012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table:formula="of:=[.A21]/1000000" office:value-type="float" office:value="3.913043478" calcext:value-type="float">
            <text:p>3.9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3.765625" calcext:value-type="float">
            <text:p>-73.765625</text:p>
          </table:table-cell>
          <table:table-cell office:value-type="float" office:value="-65.95291138" calcext:value-type="float">
            <text:p>-65.95291138</text:p>
          </table:table-cell>
          <table:table-cell table:formula="of:=[.E21]-[.D21]" office:value-type="float" office:value="7.81271362" calcext:value-type="float">
            <text:p>7.81271362</text:p>
          </table:table-cell>
          <table:table-cell table:formula="of:=15.12-10*LOG10(POWER(10;[.F21]/10)-1)-[.C21]" office:value-type="float" office:value="7.49288542640657" calcext:value-type="float">
            <text:p>7.4928854264</text:p>
          </table:table-cell>
          <table:table-cell office:value-type="float" office:value="-75.63783264" calcext:value-type="float">
            <text:p>-75.63783264</text:p>
          </table:table-cell>
          <table:table-cell office:value-type="float" office:value="-65.88722229" calcext:value-type="float">
            <text:p>-65.88722229</text:p>
          </table:table-cell>
          <table:table-cell table:formula="of:=[.I21]-[.H21]" office:value-type="float" office:value="9.75061035" calcext:value-type="float">
            <text:p>9.75061035</text:p>
          </table:table-cell>
          <table:table-cell table:formula="of:=15.12-10*LOG10(POWER(10;[.J21]/10)-1)-[.C21]" office:value-type="float" office:value="5.25557964035734" calcext:value-type="float">
            <text:p>5.2555796404</text:p>
          </table:table-cell>
          <table:table-cell table:formula="of:=[.K21]-[.G21]" office:value-type="float" office:value="-2.23730578604923" calcext:value-type="float">
            <text:p>-2.237305786</text:p>
          </table:table-cell>
          <table:table-cell table:number-columns-repeated="1012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table:formula="of:=[.A22]/1000000" office:value-type="float" office:value="4.130434783" calcext:value-type="float">
            <text:p>4.1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3.80515289" calcext:value-type="float">
            <text:p>-73.80515289</text:p>
          </table:table-cell>
          <table:table-cell office:value-type="float" office:value="-65.55252075" calcext:value-type="float">
            <text:p>-65.55252075</text:p>
          </table:table-cell>
          <table:table-cell table:formula="of:=[.E22]-[.D22]" office:value-type="float" office:value="8.25263214" calcext:value-type="float">
            <text:p>8.25263214</text:p>
          </table:table-cell>
          <table:table-cell table:formula="of:=15.12-10*LOG10(POWER(10;[.F22]/10)-1)-[.C22]" office:value-type="float" office:value="6.97079273523191" calcext:value-type="float">
            <text:p>6.9707927352</text:p>
          </table:table-cell>
          <table:table-cell office:value-type="float" office:value="-75.90253448" calcext:value-type="float">
            <text:p>-75.90253448</text:p>
          </table:table-cell>
          <table:table-cell office:value-type="float" office:value="-65.8717041" calcext:value-type="float">
            <text:p>-65.8717041</text:p>
          </table:table-cell>
          <table:table-cell table:formula="of:=[.I22]-[.H22]" office:value-type="float" office:value="10.03083038" calcext:value-type="float">
            <text:p>10.03083038</text:p>
          </table:table-cell>
          <table:table-cell table:formula="of:=15.12-10*LOG10(POWER(10;[.J22]/10)-1)-[.C22]" office:value-type="float" office:value="4.94333239894986" calcext:value-type="float">
            <text:p>4.9433323989</text:p>
          </table:table-cell>
          <table:table-cell table:formula="of:=[.K22]-[.G22]" office:value-type="float" office:value="-2.02746033628205" calcext:value-type="float">
            <text:p>-2.0274603363</text:p>
          </table:table-cell>
          <table:table-cell table:number-columns-repeated="1012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table:formula="of:=[.A23]/1000000" office:value-type="float" office:value="4.347826087" calcext:value-type="float">
            <text:p>4.3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30310059" calcext:value-type="float">
            <text:p>-74.30310059</text:p>
          </table:table-cell>
          <table:table-cell office:value-type="float" office:value="-65.44319153" calcext:value-type="float">
            <text:p>-65.44319153</text:p>
          </table:table-cell>
          <table:table-cell table:formula="of:=[.E23]-[.D23]" office:value-type="float" office:value="8.85990905999999" calcext:value-type="float">
            <text:p>8.85990906</text:p>
          </table:table-cell>
          <table:table-cell table:formula="of:=15.12-10*LOG10(POWER(10;[.F23]/10)-1)-[.C23]" office:value-type="float" office:value="6.26499665707449" calcext:value-type="float">
            <text:p>6.2649966571</text:p>
          </table:table-cell>
          <table:table-cell office:value-type="float" office:value="-75.98551941" calcext:value-type="float">
            <text:p>-75.98551941</text:p>
          </table:table-cell>
          <table:table-cell office:value-type="float" office:value="-65.58725739" calcext:value-type="float">
            <text:p>-65.58725739</text:p>
          </table:table-cell>
          <table:table-cell table:formula="of:=[.I23]-[.H23]" office:value-type="float" office:value="10.39826202" calcext:value-type="float">
            <text:p>10.39826202</text:p>
          </table:table-cell>
          <table:table-cell table:formula="of:=15.12-10*LOG10(POWER(10;[.J23]/10)-1)-[.C23]" office:value-type="float" office:value="4.53723442686353" calcext:value-type="float">
            <text:p>4.5372344269</text:p>
          </table:table-cell>
          <table:table-cell table:formula="of:=[.K23]-[.G23]" office:value-type="float" office:value="-1.72776223021096" calcext:value-type="float">
            <text:p>-1.7277622302</text:p>
          </table:table-cell>
          <table:table-cell table:number-columns-repeated="1012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table:formula="of:=[.A24]/1000000" office:value-type="float" office:value="4.565217391" calcext:value-type="float">
            <text:p>4.5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4.50592041" calcext:value-type="float">
            <text:p>-74.50592041</text:p>
          </table:table-cell>
          <table:table-cell office:value-type="float" office:value="-65.34928131" calcext:value-type="float">
            <text:p>-65.34928131</text:p>
          </table:table-cell>
          <table:table-cell table:formula="of:=[.E24]-[.D24]" office:value-type="float" office:value="9.15663910000001" calcext:value-type="float">
            <text:p>9.1566391</text:p>
          </table:table-cell>
          <table:table-cell table:formula="of:=15.12-10*LOG10(POWER(10;[.F24]/10)-1)-[.C24]" office:value-type="float" office:value="5.92561115688021" calcext:value-type="float">
            <text:p>5.9256111569</text:p>
          </table:table-cell>
          <table:table-cell office:value-type="float" office:value="-75.67588806" calcext:value-type="float">
            <text:p>-75.67588806</text:p>
          </table:table-cell>
          <table:table-cell office:value-type="float" office:value="-65.51581573" calcext:value-type="float">
            <text:p>-65.51581573</text:p>
          </table:table-cell>
          <table:table-cell table:formula="of:=[.I24]-[.H24]" office:value-type="float" office:value="10.16007233" calcext:value-type="float">
            <text:p>10.16007233</text:p>
          </table:table-cell>
          <table:table-cell table:formula="of:=15.12-10*LOG10(POWER(10;[.J24]/10)-1)-[.C24]" office:value-type="float" office:value="4.80007555755069" calcext:value-type="float">
            <text:p>4.8000755576</text:p>
          </table:table-cell>
          <table:table-cell table:formula="of:=[.K24]-[.G24]" office:value-type="float" office:value="-1.12553559932952" calcext:value-type="float">
            <text:p>-1.1255355993</text:p>
          </table:table-cell>
          <table:table-cell table:number-columns-repeated="1012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table:formula="of:=[.A25]/1000000" office:value-type="float" office:value="4.782608696" calcext:value-type="float">
            <text:p>4.7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4.59273529" calcext:value-type="float">
            <text:p>-74.59273529</text:p>
          </table:table-cell>
          <table:table-cell office:value-type="float" office:value="-65.21492004" calcext:value-type="float">
            <text:p>-65.21492004</text:p>
          </table:table-cell>
          <table:table-cell table:formula="of:=[.E25]-[.D25]" office:value-type="float" office:value="9.37781525" calcext:value-type="float">
            <text:p>9.37781525</text:p>
          </table:table-cell>
          <table:table-cell table:formula="of:=15.12-10*LOG10(POWER(10;[.F25]/10)-1)-[.C25]" office:value-type="float" office:value="5.67473192353145" calcext:value-type="float">
            <text:p>5.6747319235</text:p>
          </table:table-cell>
          <table:table-cell office:value-type="float" office:value="-75.67043304" calcext:value-type="float">
            <text:p>-75.67043304</text:p>
          </table:table-cell>
          <table:table-cell office:value-type="float" office:value="-65.57508087" calcext:value-type="float">
            <text:p>-65.57508087</text:p>
          </table:table-cell>
          <table:table-cell table:formula="of:=[.I25]-[.H25]" office:value-type="float" office:value="10.09535217" calcext:value-type="float">
            <text:p>10.09535217</text:p>
          </table:table-cell>
          <table:table-cell table:formula="of:=15.12-10*LOG10(POWER(10;[.J25]/10)-1)-[.C25]" office:value-type="float" office:value="4.87175613262589" calcext:value-type="float">
            <text:p>4.8717561326</text:p>
          </table:table-cell>
          <table:table-cell table:formula="of:=[.K25]-[.G25]" office:value-type="float" office:value="-0.802975790905562" calcext:value-type="float">
            <text:p>-0.8029757909</text:p>
          </table:table-cell>
          <table:table-cell table:number-columns-repeated="101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6]/1000000" office:value-type="float" office:value="5" calcext:value-type="float">
            <text:p>5</text:p>
          </table:table-cell>
          <table:table-cell office:value-type="float" office:value="0.6" calcext:value-type="float">
            <text:p>0.60</text:p>
          </table:table-cell>
          <table:table-cell office:value-type="float" office:value="-74.65511322" calcext:value-type="float">
            <text:p>-74.65511322</text:p>
          </table:table-cell>
          <table:table-cell office:value-type="float" office:value="-65.34703064" calcext:value-type="float">
            <text:p>-65.34703064</text:p>
          </table:table-cell>
          <table:table-cell table:formula="of:=[.E26]-[.D26]" office:value-type="float" office:value="9.30808258" calcext:value-type="float">
            <text:p>9.30808258</text:p>
          </table:table-cell>
          <table:table-cell table:formula="of:=15.12-10*LOG10(POWER(10;[.F26]/10)-1)-[.C26]" office:value-type="float" office:value="5.75364495375353" calcext:value-type="float">
            <text:p>5.7536449538</text:p>
          </table:table-cell>
          <table:table-cell office:value-type="float" office:value="-75.75098419" calcext:value-type="float">
            <text:p>-75.75098419</text:p>
          </table:table-cell>
          <table:table-cell office:value-type="float" office:value="-65.62821198" calcext:value-type="float">
            <text:p>-65.62821198</text:p>
          </table:table-cell>
          <table:table-cell table:formula="of:=[.I26]-[.H26]" office:value-type="float" office:value="10.12277221" calcext:value-type="float">
            <text:p>10.12277221</text:p>
          </table:table-cell>
          <table:table-cell table:formula="of:=15.12-10*LOG10(POWER(10;[.J26]/10)-1)-[.C26]" office:value-type="float" office:value="4.84137313622938" calcext:value-type="float">
            <text:p>4.8413731362</text:p>
          </table:table-cell>
          <table:table-cell table:formula="of:=[.K26]-[.G26]" office:value-type="float" office:value="-0.912271817524141" calcext:value-type="float">
            <text:p>-0.9122718175</text:p>
          </table:table-cell>
          <table:table-cell table:number-columns-repeated="1012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table:formula="of:=[.A27]/1000000" office:value-type="float" office:value="5.217391304" calcext:value-type="float">
            <text:p>5.2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4.70994568" calcext:value-type="float">
            <text:p>-74.70994568</text:p>
          </table:table-cell>
          <table:table-cell office:value-type="float" office:value="-65.05264282" calcext:value-type="float">
            <text:p>-65.05264282</text:p>
          </table:table-cell>
          <table:table-cell table:formula="of:=[.E27]-[.D27]" office:value-type="float" office:value="9.65730286" calcext:value-type="float">
            <text:p>9.65730286</text:p>
          </table:table-cell>
          <table:table-cell table:formula="of:=15.12-10*LOG10(POWER(10;[.F27]/10)-1)-[.C27]" office:value-type="float" office:value="5.36007397019362" calcext:value-type="float">
            <text:p>5.3600739702</text:p>
          </table:table-cell>
          <table:table-cell office:value-type="float" office:value="-75.54113007" calcext:value-type="float">
            <text:p>-75.54113007</text:p>
          </table:table-cell>
          <table:table-cell office:value-type="float" office:value="-65.3146286" calcext:value-type="float">
            <text:p>-65.3146286</text:p>
          </table:table-cell>
          <table:table-cell table:formula="of:=[.I27]-[.H27]" office:value-type="float" office:value="10.22650147" calcext:value-type="float">
            <text:p>10.22650147</text:p>
          </table:table-cell>
          <table:table-cell table:formula="of:=15.12-10*LOG10(POWER(10;[.J27]/10)-1)-[.C27]" office:value-type="float" office:value="4.72662058776982" calcext:value-type="float">
            <text:p>4.7266205878</text:p>
          </table:table-cell>
          <table:table-cell table:formula="of:=[.K27]-[.G27]" office:value-type="float" office:value="-0.633453382423795" calcext:value-type="float">
            <text:p>-0.6334533824</text:p>
          </table:table-cell>
          <table:table-cell table:number-columns-repeated="1012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table:formula="of:=[.A28]/1000000" office:value-type="float" office:value="5.434782609" calcext:value-type="float">
            <text:p>5.4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4.88475037" calcext:value-type="float">
            <text:p>-74.88475037</text:p>
          </table:table-cell>
          <table:table-cell office:value-type="float" office:value="-65.04060364" calcext:value-type="float">
            <text:p>-65.04060364</text:p>
          </table:table-cell>
          <table:table-cell table:formula="of:=[.E28]-[.D28]" office:value-type="float" office:value="9.84414673000001" calcext:value-type="float">
            <text:p>9.84414673</text:p>
          </table:table-cell>
          <table:table-cell table:formula="of:=15.12-10*LOG10(POWER(10;[.F28]/10)-1)-[.C28]" office:value-type="float" office:value="5.15109556768188" calcext:value-type="float">
            <text:p>5.1510955677</text:p>
          </table:table-cell>
          <table:table-cell office:value-type="float" office:value="-75.31770325" calcext:value-type="float">
            <text:p>-75.31770325</text:p>
          </table:table-cell>
          <table:table-cell office:value-type="float" office:value="-65.38493347" calcext:value-type="float">
            <text:p>-65.38493347</text:p>
          </table:table-cell>
          <table:table-cell table:formula="of:=[.I28]-[.H28]" office:value-type="float" office:value="9.93276977999999" calcext:value-type="float">
            <text:p>9.93276978</text:p>
          </table:table-cell>
          <table:table-cell table:formula="of:=15.12-10*LOG10(POWER(10;[.J28]/10)-1)-[.C28]" office:value-type="float" office:value="5.05233980104881" calcext:value-type="float">
            <text:p>5.052339801</text:p>
          </table:table-cell>
          <table:table-cell table:formula="of:=[.K28]-[.G28]" office:value-type="float" office:value="-0.0987557666330758" calcext:value-type="float">
            <text:p>-0.0987557666</text:p>
          </table:table-cell>
          <table:table-cell table:number-columns-repeated="1012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table:formula="of:=[.A29]/1000000" office:value-type="float" office:value="5.652173913" calcext:value-type="float">
            <text:p>5.6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99346161" calcext:value-type="float">
            <text:p>-74.99346161</text:p>
          </table:table-cell>
          <table:table-cell office:value-type="float" office:value="-65.13951111" calcext:value-type="float">
            <text:p>-65.13951111</text:p>
          </table:table-cell>
          <table:table-cell table:formula="of:=[.E29]-[.D29]" office:value-type="float" office:value="9.8539505" calcext:value-type="float">
            <text:p>9.8539505</text:p>
          </table:table-cell>
          <table:table-cell table:formula="of:=15.12-10*LOG10(POWER(10;[.F29]/10)-1)-[.C29]" office:value-type="float" office:value="5.14015951214754" calcext:value-type="float">
            <text:p>5.1401595121</text:p>
          </table:table-cell>
          <table:table-cell office:value-type="float" office:value="-75.4206543" calcext:value-type="float">
            <text:p>-75.4206543</text:p>
          </table:table-cell>
          <table:table-cell office:value-type="float" office:value="-65.26203918" calcext:value-type="float">
            <text:p>-65.26203918</text:p>
          </table:table-cell>
          <table:table-cell table:formula="of:=[.I29]-[.H29]" office:value-type="float" office:value="10.15861512" calcext:value-type="float">
            <text:p>10.15861512</text:p>
          </table:table-cell>
          <table:table-cell table:formula="of:=15.12-10*LOG10(POWER(10;[.J29]/10)-1)-[.C29]" office:value-type="float" office:value="4.80168822456916" calcext:value-type="float">
            <text:p>4.8016882246</text:p>
          </table:table-cell>
          <table:table-cell table:formula="of:=[.K29]-[.G29]" office:value-type="float" office:value="-0.33847128757839" calcext:value-type="float">
            <text:p>-0.3384712876</text:p>
          </table:table-cell>
          <table:table-cell table:number-columns-repeated="1012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table:formula="of:=[.A30]/1000000" office:value-type="float" office:value="5.869565217" calcext:value-type="float">
            <text:p>5.8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4.9924469" calcext:value-type="float">
            <text:p>-74.9924469</text:p>
          </table:table-cell>
          <table:table-cell office:value-type="float" office:value="-65.15223694" calcext:value-type="float">
            <text:p>-65.15223694</text:p>
          </table:table-cell>
          <table:table-cell table:formula="of:=[.E30]-[.D30]" office:value-type="float" office:value="9.84020996000001" calcext:value-type="float">
            <text:p>9.84020996</text:p>
          </table:table-cell>
          <table:table-cell table:formula="of:=15.12-10*LOG10(POWER(10;[.F30]/10)-1)-[.C30]" office:value-type="float" office:value="5.15548781759217" calcext:value-type="float">
            <text:p>5.1554878176</text:p>
          </table:table-cell>
          <table:table-cell office:value-type="float" office:value="-75.39725494" calcext:value-type="float">
            <text:p>-75.39725494</text:p>
          </table:table-cell>
          <table:table-cell office:value-type="float" office:value="-65.16479492" calcext:value-type="float">
            <text:p>-65.16479492</text:p>
          </table:table-cell>
          <table:table-cell table:formula="of:=[.I30]-[.H30]" office:value-type="float" office:value="10.23246002" calcext:value-type="float">
            <text:p>10.23246002</text:p>
          </table:table-cell>
          <table:table-cell table:formula="of:=15.12-10*LOG10(POWER(10;[.J30]/10)-1)-[.C30]" office:value-type="float" office:value="4.72003762247531" calcext:value-type="float">
            <text:p>4.7200376225</text:p>
          </table:table-cell>
          <table:table-cell table:formula="of:=[.K30]-[.G30]" office:value-type="float" office:value="-0.435450195116861" calcext:value-type="float">
            <text:p>-0.4354501951</text:p>
          </table:table-cell>
          <table:table-cell table:number-columns-repeated="1012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table:formula="of:=[.A31]/1000000" office:value-type="float" office:value="6.086956522" calcext:value-type="float">
            <text:p>6.0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4.87207031" calcext:value-type="float">
            <text:p>-74.87207031</text:p>
          </table:table-cell>
          <table:table-cell office:value-type="float" office:value="-64.95684814" calcext:value-type="float">
            <text:p>-64.95684814</text:p>
          </table:table-cell>
          <table:table-cell table:formula="of:=[.E31]-[.D31]" office:value-type="float" office:value="9.91522216999999" calcext:value-type="float">
            <text:p>9.91522217</text:p>
          </table:table-cell>
          <table:table-cell table:formula="of:=15.12-10*LOG10(POWER(10;[.F31]/10)-1)-[.C31]" office:value-type="float" office:value="5.07187546894912" calcext:value-type="float">
            <text:p>5.0718754689</text:p>
          </table:table-cell>
          <table:table-cell office:value-type="float" office:value="-75.4311676" calcext:value-type="float">
            <text:p>-75.4311676</text:p>
          </table:table-cell>
          <table:table-cell office:value-type="float" office:value="-64.86922455" calcext:value-type="float">
            <text:p>-64.86922455</text:p>
          </table:table-cell>
          <table:table-cell table:formula="of:=[.I31]-[.H31]" office:value-type="float" office:value="10.56194305" calcext:value-type="float">
            <text:p>10.56194305</text:p>
          </table:table-cell>
          <table:table-cell table:formula="of:=15.12-10*LOG10(POWER(10;[.J31]/10)-1)-[.C31]" office:value-type="float" office:value="4.35745590105141" calcext:value-type="float">
            <text:p>4.3574559011</text:p>
          </table:table-cell>
          <table:table-cell table:formula="of:=[.K31]-[.G31]" office:value-type="float" office:value="-0.714419567897709" calcext:value-type="float">
            <text:p>-0.7144195679</text:p>
          </table:table-cell>
          <table:table-cell table:number-columns-repeated="1012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table:formula="of:=[.A32]/1000000" office:value-type="float" office:value="6.304347826" calcext:value-type="float">
            <text:p>6.3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95466614" calcext:value-type="float">
            <text:p>-74.95466614</text:p>
          </table:table-cell>
          <table:table-cell office:value-type="float" office:value="-64.87095642" calcext:value-type="float">
            <text:p>-64.87095642</text:p>
          </table:table-cell>
          <table:table-cell table:formula="of:=[.E32]-[.D32]" office:value-type="float" office:value="10.08370972" calcext:value-type="float">
            <text:p>10.08370972</text:p>
          </table:table-cell>
          <table:table-cell table:formula="of:=15.12-10*LOG10(POWER(10;[.F32]/10)-1)-[.C32]" office:value-type="float" office:value="4.88466292724029" calcext:value-type="float">
            <text:p>4.8846629272</text:p>
          </table:table-cell>
          <table:table-cell office:value-type="float" office:value="-75.30484009" calcext:value-type="float">
            <text:p>-75.30484009</text:p>
          </table:table-cell>
          <table:table-cell office:value-type="float" office:value="-64.79316711" calcext:value-type="float">
            <text:p>-64.79316711</text:p>
          </table:table-cell>
          <table:table-cell table:formula="of:=[.I32]-[.H32]" office:value-type="float" office:value="10.51167298" calcext:value-type="float">
            <text:p>10.51167298</text:p>
          </table:table-cell>
          <table:table-cell table:formula="of:=15.12-10*LOG10(POWER(10;[.J32]/10)-1)-[.C32]" office:value-type="float" office:value="4.41259917565193" calcext:value-type="float">
            <text:p>4.4125991757</text:p>
          </table:table-cell>
          <table:table-cell table:formula="of:=[.K32]-[.G32]" office:value-type="float" office:value="-0.47206375158836" calcext:value-type="float">
            <text:p>-0.4720637516</text:p>
          </table:table-cell>
          <table:table-cell table:number-columns-repeated="1012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table:formula="of:=[.A33]/1000000" office:value-type="float" office:value="6.52173913" calcext:value-type="float">
            <text:p>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82497406" calcext:value-type="float">
            <text:p>-74.82497406</text:p>
          </table:table-cell>
          <table:table-cell office:value-type="float" office:value="-64.69334412" calcext:value-type="float">
            <text:p>-64.69334412</text:p>
          </table:table-cell>
          <table:table-cell table:formula="of:=[.E33]-[.D33]" office:value-type="float" office:value="10.13162994" calcext:value-type="float">
            <text:p>10.13162994</text:p>
          </table:table-cell>
          <table:table-cell table:formula="of:=15.12-10*LOG10(POWER(10;[.F33]/10)-1)-[.C33]" office:value-type="float" office:value="4.83156267740865" calcext:value-type="float">
            <text:p>4.8315626774</text:p>
          </table:table-cell>
          <table:table-cell office:value-type="float" office:value="-74.94252014" calcext:value-type="float">
            <text:p>-74.94252014</text:p>
          </table:table-cell>
          <table:table-cell office:value-type="float" office:value="-64.90281677" calcext:value-type="float">
            <text:p>-64.90281677</text:p>
          </table:table-cell>
          <table:table-cell table:formula="of:=[.I33]-[.H33]" office:value-type="float" office:value="10.03970337" calcext:value-type="float">
            <text:p>10.03970337</text:p>
          </table:table-cell>
          <table:table-cell table:formula="of:=15.12-10*LOG10(POWER(10;[.J33]/10)-1)-[.C33]" office:value-type="float" office:value="4.93348237241181" calcext:value-type="float">
            <text:p>4.9334823724</text:p>
          </table:table-cell>
          <table:table-cell table:formula="of:=[.K33]-[.G33]" office:value-type="float" office:value="0.101919695003163" calcext:value-type="float">
            <text:p>0.101919695</text:p>
          </table:table-cell>
          <table:table-cell table:number-columns-repeated="1012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table:formula="of:=[.A34]/1000000" office:value-type="float" office:value="6.739130435" calcext:value-type="float">
            <text:p>6.7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4.38682556" calcext:value-type="float">
            <text:p>-74.38682556</text:p>
          </table:table-cell>
          <table:table-cell office:value-type="float" office:value="-64.67814636" calcext:value-type="float">
            <text:p>-64.67814636</text:p>
          </table:table-cell>
          <table:table-cell table:formula="of:=[.E34]-[.D34]" office:value-type="float" office:value="9.70867920000001" calcext:value-type="float">
            <text:p>9.7086792</text:p>
          </table:table-cell>
          <table:table-cell table:formula="of:=15.12-10*LOG10(POWER(10;[.F34]/10)-1)-[.C34]" office:value-type="float" office:value="5.3025047227034" calcext:value-type="float">
            <text:p>5.3025047227</text:p>
          </table:table-cell>
          <table:table-cell office:value-type="float" office:value="-74.7726059" calcext:value-type="float">
            <text:p>-74.7726059</text:p>
          </table:table-cell>
          <table:table-cell office:value-type="float" office:value="-64.76300049" calcext:value-type="float">
            <text:p>-64.76300049</text:p>
          </table:table-cell>
          <table:table-cell table:formula="of:=[.I34]-[.H34]" office:value-type="float" office:value="10.00960541" calcext:value-type="float">
            <text:p>10.00960541</text:p>
          </table:table-cell>
          <table:table-cell table:formula="of:=15.12-10*LOG10(POWER(10;[.J34]/10)-1)-[.C34]" office:value-type="float" office:value="4.96690353804011" calcext:value-type="float">
            <text:p>4.966903538</text:p>
          </table:table-cell>
          <table:table-cell table:formula="of:=[.K34]-[.G34]" office:value-type="float" office:value="-0.335601184663291" calcext:value-type="float">
            <text:p>-0.3356011847</text:p>
          </table:table-cell>
          <table:table-cell table:number-columns-repeated="1012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table:formula="of:=[.A35]/1000000" office:value-type="float" office:value="6.956521739" calcext:value-type="float">
            <text:p>6.9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4.11655426" calcext:value-type="float">
            <text:p>-74.11655426</text:p>
          </table:table-cell>
          <table:table-cell office:value-type="float" office:value="-64.50367737" calcext:value-type="float">
            <text:p>-64.50367737</text:p>
          </table:table-cell>
          <table:table-cell table:formula="of:=[.E35]-[.D35]" office:value-type="float" office:value="9.61287689" calcext:value-type="float">
            <text:p>9.61287689</text:p>
          </table:table-cell>
          <table:table-cell table:formula="of:=15.12-10*LOG10(POWER(10;[.F35]/10)-1)-[.C35]" office:value-type="float" office:value="5.40992167869156" calcext:value-type="float">
            <text:p>5.4099216787</text:p>
          </table:table-cell>
          <table:table-cell office:value-type="float" office:value="-74.35487366" calcext:value-type="float">
            <text:p>-74.35487366</text:p>
          </table:table-cell>
          <table:table-cell office:value-type="float" office:value="-64.75417328" calcext:value-type="float">
            <text:p>-64.75417328</text:p>
          </table:table-cell>
          <table:table-cell table:formula="of:=[.I35]-[.H35]" office:value-type="float" office:value="9.60070038000001" calcext:value-type="float">
            <text:p>9.60070038</text:p>
          </table:table-cell>
          <table:table-cell table:formula="of:=15.12-10*LOG10(POWER(10;[.J35]/10)-1)-[.C35]" office:value-type="float" office:value="5.42359510944411" calcext:value-type="float">
            <text:p>5.4235951094</text:p>
          </table:table-cell>
          <table:table-cell table:formula="of:=[.K35]-[.G35]" office:value-type="float" office:value="0.013673430752549" calcext:value-type="float">
            <text:p>0.0136734308</text:p>
          </table:table-cell>
          <table:table-cell table:number-columns-repeated="1012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table:formula="of:=[.A36]/1000000" office:value-type="float" office:value="7.173913043" calcext:value-type="float">
            <text:p>7.1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4.16059113" calcext:value-type="float">
            <text:p>-74.16059113</text:p>
          </table:table-cell>
          <table:table-cell office:value-type="float" office:value="-64.48991394" calcext:value-type="float">
            <text:p>-64.48991394</text:p>
          </table:table-cell>
          <table:table-cell table:formula="of:=[.E36]-[.D36]" office:value-type="float" office:value="9.67067719000001" calcext:value-type="float">
            <text:p>9.67067719</text:p>
          </table:table-cell>
          <table:table-cell table:formula="of:=15.12-10*LOG10(POWER(10;[.F36]/10)-1)-[.C36]" office:value-type="float" office:value="5.34507958473546" calcext:value-type="float">
            <text:p>5.3450795847</text:p>
          </table:table-cell>
          <table:table-cell office:value-type="float" office:value="-74.10492706" calcext:value-type="float">
            <text:p>-74.10492706</text:p>
          </table:table-cell>
          <table:table-cell office:value-type="float" office:value="-64.75485992" calcext:value-type="float">
            <text:p>-64.75485992</text:p>
          </table:table-cell>
          <table:table-cell table:formula="of:=[.I36]-[.H36]" office:value-type="float" office:value="9.35006714000001" calcext:value-type="float">
            <text:p>9.35006714</text:p>
          </table:table-cell>
          <table:table-cell table:formula="of:=15.12-10*LOG10(POWER(10;[.J36]/10)-1)-[.C36]" office:value-type="float" office:value="5.70611312545129" calcext:value-type="float">
            <text:p>5.7061131255</text:p>
          </table:table-cell>
          <table:table-cell table:formula="of:=[.K36]-[.G36]" office:value-type="float" office:value="0.361033540715834" calcext:value-type="float">
            <text:p>0.3610335407</text:p>
          </table:table-cell>
          <table:table-cell table:number-columns-repeated="1012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table:formula="of:=[.A37]/1000000" office:value-type="float" office:value="7.391304348" calcext:value-type="float">
            <text:p>7.3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3.55000305" calcext:value-type="float">
            <text:p>-73.55000305</text:p>
          </table:table-cell>
          <table:table-cell office:value-type="float" office:value="-64.40322113" calcext:value-type="float">
            <text:p>-64.40322113</text:p>
          </table:table-cell>
          <table:table-cell table:formula="of:=[.E37]-[.D37]" office:value-type="float" office:value="9.14678192" calcext:value-type="float">
            <text:p>9.14678192</text:p>
          </table:table-cell>
          <table:table-cell table:formula="of:=15.12-10*LOG10(POWER(10;[.F37]/10)-1)-[.C37]" office:value-type="float" office:value="5.93683252719797" calcext:value-type="float">
            <text:p>5.9368325272</text:p>
          </table:table-cell>
          <table:table-cell office:value-type="float" office:value="-73.92430115" calcext:value-type="float">
            <text:p>-73.92430115</text:p>
          </table:table-cell>
          <table:table-cell office:value-type="float" office:value="-64.378685" calcext:value-type="float">
            <text:p>-64.378685</text:p>
          </table:table-cell>
          <table:table-cell table:formula="of:=[.I37]-[.H37]" office:value-type="float" office:value="9.54561614999999" calcext:value-type="float">
            <text:p>9.54561615</text:p>
          </table:table-cell>
          <table:table-cell table:formula="of:=15.12-10*LOG10(POWER(10;[.J37]/10)-1)-[.C37]" office:value-type="float" office:value="5.48551035733316" calcext:value-type="float">
            <text:p>5.4855103573</text:p>
          </table:table-cell>
          <table:table-cell table:formula="of:=[.K37]-[.G37]" office:value-type="float" office:value="-0.451322169864806" calcext:value-type="float">
            <text:p>-0.4513221699</text:p>
          </table:table-cell>
          <table:table-cell table:number-columns-repeated="1012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table:formula="of:=[.A38]/1000000" office:value-type="float" office:value="7.608695652" calcext:value-type="float">
            <text:p>7.6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3.69324493" calcext:value-type="float">
            <text:p>-73.69324493</text:p>
          </table:table-cell>
          <table:table-cell office:value-type="float" office:value="-64.38274384" calcext:value-type="float">
            <text:p>-64.38274384</text:p>
          </table:table-cell>
          <table:table-cell table:formula="of:=[.E38]-[.D38]" office:value-type="float" office:value="9.31050109" calcext:value-type="float">
            <text:p>9.31050109</text:p>
          </table:table-cell>
          <table:table-cell table:formula="of:=15.12-10*LOG10(POWER(10;[.F38]/10)-1)-[.C38]" office:value-type="float" office:value="5.75090524385247" calcext:value-type="float">
            <text:p>5.7509052439</text:p>
          </table:table-cell>
          <table:table-cell office:value-type="float" office:value="-73.65332794" calcext:value-type="float">
            <text:p>-73.65332794</text:p>
          </table:table-cell>
          <table:table-cell office:value-type="float" office:value="-64.41395569" calcext:value-type="float">
            <text:p>-64.41395569</text:p>
          </table:table-cell>
          <table:table-cell table:formula="of:=[.I38]-[.H38]" office:value-type="float" office:value="9.23937225" calcext:value-type="float">
            <text:p>9.23937225</text:p>
          </table:table-cell>
          <table:table-cell table:formula="of:=15.12-10*LOG10(POWER(10;[.J38]/10)-1)-[.C38]" office:value-type="float" office:value="5.83156586469355" calcext:value-type="float">
            <text:p>5.8315658647</text:p>
          </table:table-cell>
          <table:table-cell table:formula="of:=[.K38]-[.G38]" office:value-type="float" office:value="0.0806606208410869" calcext:value-type="float">
            <text:p>0.0806606208</text:p>
          </table:table-cell>
          <table:table-cell table:number-columns-repeated="1012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table:formula="of:=[.A39]/1000000" office:value-type="float" office:value="7.826086957" calcext:value-type="float">
            <text:p>7.8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3.96211243" calcext:value-type="float">
            <text:p>-73.96211243</text:p>
          </table:table-cell>
          <table:table-cell office:value-type="float" office:value="-64.41091919" calcext:value-type="float">
            <text:p>-64.41091919</text:p>
          </table:table-cell>
          <table:table-cell table:formula="of:=[.E39]-[.D39]" office:value-type="float" office:value="9.55119324" calcext:value-type="float">
            <text:p>9.55119324</text:p>
          </table:table-cell>
          <table:table-cell table:formula="of:=15.12-10*LOG10(POWER(10;[.F39]/10)-1)-[.C39]" office:value-type="float" office:value="5.47923720992394" calcext:value-type="float">
            <text:p>5.4792372099</text:p>
          </table:table-cell>
          <table:table-cell office:value-type="float" office:value="-73.83346558" calcext:value-type="float">
            <text:p>-73.83346558</text:p>
          </table:table-cell>
          <table:table-cell office:value-type="float" office:value="-64.55820465" calcext:value-type="float">
            <text:p>-64.55820465</text:p>
          </table:table-cell>
          <table:table-cell table:formula="of:=[.I39]-[.H39]" office:value-type="float" office:value="9.27526093" calcext:value-type="float">
            <text:p>9.27526093</text:p>
          </table:table-cell>
          <table:table-cell table:formula="of:=15.12-10*LOG10(POWER(10;[.J39]/10)-1)-[.C39]" office:value-type="float" office:value="5.79084571480285" calcext:value-type="float">
            <text:p>5.7908457148</text:p>
          </table:table-cell>
          <table:table-cell table:formula="of:=[.K39]-[.G39]" office:value-type="float" office:value="0.311608504878908" calcext:value-type="float">
            <text:p>0.3116085049</text:p>
          </table:table-cell>
          <table:table-cell table:number-columns-repeated="1012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table:formula="of:=[.A40]/1000000" office:value-type="float" office:value="8.043478261" calcext:value-type="float">
            <text:p>8.0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3.85462952" calcext:value-type="float">
            <text:p>-73.85462952</text:p>
          </table:table-cell>
          <table:table-cell office:value-type="float" office:value="-64.6634903" calcext:value-type="float">
            <text:p>-64.6634903</text:p>
          </table:table-cell>
          <table:table-cell table:formula="of:=[.E40]-[.D40]" office:value-type="float" office:value="9.19113922" calcext:value-type="float">
            <text:p>9.19113922</text:p>
          </table:table-cell>
          <table:table-cell table:formula="of:=15.12-10*LOG10(POWER(10;[.F40]/10)-1)-[.C40]" office:value-type="float" office:value="5.88636402318148" calcext:value-type="float">
            <text:p>5.8863640232</text:p>
          </table:table-cell>
          <table:table-cell office:value-type="float" office:value="-73.99970245" calcext:value-type="float">
            <text:p>-73.99970245</text:p>
          </table:table-cell>
          <table:table-cell office:value-type="float" office:value="-64.54573059" calcext:value-type="float">
            <text:p>-64.54573059</text:p>
          </table:table-cell>
          <table:table-cell table:formula="of:=[.I40]-[.H40]" office:value-type="float" office:value="9.45397186" calcext:value-type="float">
            <text:p>9.45397186</text:p>
          </table:table-cell>
          <table:table-cell table:formula="of:=15.12-10*LOG10(POWER(10;[.J40]/10)-1)-[.C40]" office:value-type="float" office:value="5.58873777242292" calcext:value-type="float">
            <text:p>5.5887377724</text:p>
          </table:table-cell>
          <table:table-cell table:formula="of:=[.K40]-[.G40]" office:value-type="float" office:value="-0.297626250758558" calcext:value-type="float">
            <text:p>-0.2976262508</text:p>
          </table:table-cell>
          <table:table-cell table:number-columns-repeated="1012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table:formula="of:=[.A41]/1000000" office:value-type="float" office:value="8.260869565" calcext:value-type="float">
            <text:p>8.2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3.31845093" calcext:value-type="float">
            <text:p>-73.31845093</text:p>
          </table:table-cell>
          <table:table-cell office:value-type="float" office:value="-64.33067322" calcext:value-type="float">
            <text:p>-64.33067322</text:p>
          </table:table-cell>
          <table:table-cell table:formula="of:=[.E41]-[.D41]" office:value-type="float" office:value="8.98777771" calcext:value-type="float">
            <text:p>8.98777771</text:p>
          </table:table-cell>
          <table:table-cell table:formula="of:=15.12-10*LOG10(POWER(10;[.F41]/10)-1)-[.C41]" office:value-type="float" office:value="6.1183371703353" calcext:value-type="float">
            <text:p>6.1183371703</text:p>
          </table:table-cell>
          <table:table-cell office:value-type="float" office:value="-73.67029572" calcext:value-type="float">
            <text:p>-73.67029572</text:p>
          </table:table-cell>
          <table:table-cell office:value-type="float" office:value="-64.29438782" calcext:value-type="float">
            <text:p>-64.29438782</text:p>
          </table:table-cell>
          <table:table-cell table:formula="of:=[.I41]-[.H41]" office:value-type="float" office:value="9.3759079" calcext:value-type="float">
            <text:p>9.3759079</text:p>
          </table:table-cell>
          <table:table-cell table:formula="of:=15.12-10*LOG10(POWER(10;[.J41]/10)-1)-[.C41]" office:value-type="float" office:value="5.67688816579738" calcext:value-type="float">
            <text:p>5.6768881658</text:p>
          </table:table-cell>
          <table:table-cell table:formula="of:=[.K41]-[.G41]" office:value-type="float" office:value="-0.441449004537914" calcext:value-type="float">
            <text:p>-0.4414490045</text:p>
          </table:table-cell>
          <table:table-cell table:number-columns-repeated="1012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table:formula="of:=[.A42]/1000000" office:value-type="float" office:value="8.47826087" calcext:value-type="float">
            <text:p>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3.68213654" calcext:value-type="float">
            <text:p>-73.68213654</text:p>
          </table:table-cell>
          <table:table-cell office:value-type="float" office:value="-64.06374359" calcext:value-type="float">
            <text:p>-64.06374359</text:p>
          </table:table-cell>
          <table:table-cell table:formula="of:=[.E42]-[.D42]" office:value-type="float" office:value="9.61839295" calcext:value-type="float">
            <text:p>9.61839295</text:p>
          </table:table-cell>
          <table:table-cell table:formula="of:=15.12-10*LOG10(POWER(10;[.F42]/10)-1)-[.C42]" office:value-type="float" office:value="5.40372905054539" calcext:value-type="float">
            <text:p>5.4037290505</text:p>
          </table:table-cell>
          <table:table-cell office:value-type="float" office:value="-73.41316223" calcext:value-type="float">
            <text:p>-73.41316223</text:p>
          </table:table-cell>
          <table:table-cell office:value-type="float" office:value="-64.6333313" calcext:value-type="float">
            <text:p>-64.6333313</text:p>
          </table:table-cell>
          <table:table-cell table:formula="of:=[.I42]-[.H42]" office:value-type="float" office:value="8.77983093" calcext:value-type="float">
            <text:p>8.77983093</text:p>
          </table:table-cell>
          <table:table-cell table:formula="of:=15.12-10*LOG10(POWER(10;[.J42]/10)-1)-[.C42]" office:value-type="float" office:value="6.35717041135501" calcext:value-type="float">
            <text:p>6.3571704114</text:p>
          </table:table-cell>
          <table:table-cell table:formula="of:=[.K42]-[.G42]" office:value-type="float" office:value="0.953441360809629" calcext:value-type="float">
            <text:p>0.9534413608</text:p>
          </table:table-cell>
          <table:table-cell table:number-columns-repeated="1012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table:formula="of:=[.A43]/1000000" office:value-type="float" office:value="8.695652174" calcext:value-type="float">
            <text:p>8.6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3.45938873" calcext:value-type="float">
            <text:p>-73.45938873</text:p>
          </table:table-cell>
          <table:table-cell office:value-type="float" office:value="-64.29856873" calcext:value-type="float">
            <text:p>-64.29856873</text:p>
          </table:table-cell>
          <table:table-cell table:formula="of:=[.E43]-[.D43]" office:value-type="float" office:value="9.16082" calcext:value-type="float">
            <text:p>9.16082</text:p>
          </table:table-cell>
          <table:table-cell table:formula="of:=15.12-10*LOG10(POWER(10;[.F43]/10)-1)-[.C43]" office:value-type="float" office:value="5.92085270235693" calcext:value-type="float">
            <text:p>5.9208527024</text:p>
          </table:table-cell>
          <table:table-cell office:value-type="float" office:value="-73.31898499" calcext:value-type="float">
            <text:p>-73.31898499</text:p>
          </table:table-cell>
          <table:table-cell office:value-type="float" office:value="-64.3868103" calcext:value-type="float">
            <text:p>-64.3868103</text:p>
          </table:table-cell>
          <table:table-cell table:formula="of:=[.I43]-[.H43]" office:value-type="float" office:value="8.93217469000001" calcext:value-type="float">
            <text:p>8.93217469</text:p>
          </table:table-cell>
          <table:table-cell table:formula="of:=15.12-10*LOG10(POWER(10;[.J43]/10)-1)-[.C43]" office:value-type="float" office:value="6.18203338173373" calcext:value-type="float">
            <text:p>6.1820333817</text:p>
          </table:table-cell>
          <table:table-cell table:formula="of:=[.K43]-[.G43]" office:value-type="float" office:value="0.261180679376801" calcext:value-type="float">
            <text:p>0.2611806794</text:p>
          </table:table-cell>
          <table:table-cell table:number-columns-repeated="1012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table:formula="of:=[.A44]/1000000" office:value-type="float" office:value="8.913043478" calcext:value-type="float">
            <text:p>8.9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2.86204529" calcext:value-type="float">
            <text:p>-72.86204529</text:p>
          </table:table-cell>
          <table:table-cell office:value-type="float" office:value="-64.22408295" calcext:value-type="float">
            <text:p>-64.22408295</text:p>
          </table:table-cell>
          <table:table-cell table:formula="of:=[.E44]-[.D44]" office:value-type="float" office:value="8.63796234" calcext:value-type="float">
            <text:p>8.63796234</text:p>
          </table:table-cell>
          <table:table-cell table:formula="of:=15.12-10*LOG10(POWER(10;[.F44]/10)-1)-[.C44]" office:value-type="float" office:value="6.52110985383112" calcext:value-type="float">
            <text:p>6.5211098538</text:p>
          </table:table-cell>
          <table:table-cell office:value-type="float" office:value="-72.97286224" calcext:value-type="float">
            <text:p>-72.97286224</text:p>
          </table:table-cell>
          <table:table-cell office:value-type="float" office:value="-64.36449432" calcext:value-type="float">
            <text:p>-64.36449432</text:p>
          </table:table-cell>
          <table:table-cell table:formula="of:=[.I44]-[.H44]" office:value-type="float" office:value="8.60836792000001" calcext:value-type="float">
            <text:p>8.60836792</text:p>
          </table:table-cell>
          <table:table-cell table:formula="of:=15.12-10*LOG10(POWER(10;[.J44]/10)-1)-[.C44]" office:value-type="float" office:value="6.55541444692185" calcext:value-type="float">
            <text:p>6.5554144469</text:p>
          </table:table-cell>
          <table:table-cell table:formula="of:=[.K44]-[.G44]" office:value-type="float" office:value="0.0343045930907255" calcext:value-type="float">
            <text:p>0.0343045931</text:p>
          </table:table-cell>
          <table:table-cell table:number-columns-repeated="1012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table:formula="of:=[.A45]/1000000" office:value-type="float" office:value="9.130434783" calcext:value-type="float">
            <text:p>9.1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2.8664093" calcext:value-type="float">
            <text:p>-72.8664093</text:p>
          </table:table-cell>
          <table:table-cell office:value-type="float" office:value="-64.34143829" calcext:value-type="float">
            <text:p>-64.34143829</text:p>
          </table:table-cell>
          <table:table-cell table:formula="of:=[.E45]-[.D45]" office:value-type="float" office:value="8.52497101" calcext:value-type="float">
            <text:p>8.52497101</text:p>
          </table:table-cell>
          <table:table-cell table:formula="of:=15.12-10*LOG10(POWER(10;[.F45]/10)-1)-[.C45]" office:value-type="float" office:value="6.6522867523457" calcext:value-type="float">
            <text:p>6.6522867523</text:p>
          </table:table-cell>
          <table:table-cell office:value-type="float" office:value="-72.62014771" calcext:value-type="float">
            <text:p>-72.62014771</text:p>
          </table:table-cell>
          <table:table-cell office:value-type="float" office:value="-64.27513885" calcext:value-type="float">
            <text:p>-64.27513885</text:p>
          </table:table-cell>
          <table:table-cell table:formula="of:=[.I45]-[.H45]" office:value-type="float" office:value="8.34500886000001" calcext:value-type="float">
            <text:p>8.34500886</text:p>
          </table:table-cell>
          <table:table-cell table:formula="of:=15.12-10*LOG10(POWER(10;[.J45]/10)-1)-[.C45]" office:value-type="float" office:value="6.86237511010396" calcext:value-type="float">
            <text:p>6.8623751101</text:p>
          </table:table-cell>
          <table:table-cell table:formula="of:=[.K45]-[.G45]" office:value-type="float" office:value="0.210088357758259" calcext:value-type="float">
            <text:p>0.2100883578</text:p>
          </table:table-cell>
          <table:table-cell table:number-columns-repeated="1012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table:formula="of:=[.A46]/1000000" office:value-type="float" office:value="9.347826087" calcext:value-type="float">
            <text:p>9.3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3.16951752" calcext:value-type="float">
            <text:p>-73.16951752</text:p>
          </table:table-cell>
          <table:table-cell office:value-type="float" office:value="-64.07247925" calcext:value-type="float">
            <text:p>-64.07247925</text:p>
          </table:table-cell>
          <table:table-cell table:formula="of:=[.E46]-[.D46]" office:value-type="float" office:value="9.09703827" calcext:value-type="float">
            <text:p>9.09703827</text:p>
          </table:table-cell>
          <table:table-cell table:formula="of:=15.12-10*LOG10(POWER(10;[.F46]/10)-1)-[.C46]" office:value-type="float" office:value="5.99351454519799" calcext:value-type="float">
            <text:p>5.9935145452</text:p>
          </table:table-cell>
          <table:table-cell office:value-type="float" office:value="-72.34309387" calcext:value-type="float">
            <text:p>-72.34309387</text:p>
          </table:table-cell>
          <table:table-cell office:value-type="float" office:value="-64.1652298" calcext:value-type="float">
            <text:p>-64.1652298</text:p>
          </table:table-cell>
          <table:table-cell table:formula="of:=[.I46]-[.H46]" office:value-type="float" office:value="8.17786407" calcext:value-type="float">
            <text:p>8.17786407</text:p>
          </table:table-cell>
          <table:table-cell table:formula="of:=15.12-10*LOG10(POWER(10;[.J46]/10)-1)-[.C46]" office:value-type="float" office:value="7.0588409573299" calcext:value-type="float">
            <text:p>7.0588409573</text:p>
          </table:table-cell>
          <table:table-cell table:formula="of:=[.K46]-[.G46]" office:value-type="float" office:value="1.06532641213191" calcext:value-type="float">
            <text:p>1.0653264121</text:p>
          </table:table-cell>
          <table:table-cell table:number-columns-repeated="1012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table:formula="of:=[.A47]/1000000" office:value-type="float" office:value="9.565217391" calcext:value-type="float">
            <text:p>9.5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2.32609558" calcext:value-type="float">
            <text:p>-72.32609558</text:p>
          </table:table-cell>
          <table:table-cell office:value-type="float" office:value="-63.77681732" calcext:value-type="float">
            <text:p>-63.77681732</text:p>
          </table:table-cell>
          <table:table-cell table:formula="of:=[.E47]-[.D47]" office:value-type="float" office:value="8.54927826" calcext:value-type="float">
            <text:p>8.54927826</text:p>
          </table:table-cell>
          <table:table-cell table:formula="of:=15.12-10*LOG10(POWER(10;[.F47]/10)-1)-[.C47]" office:value-type="float" office:value="6.6240208099426" calcext:value-type="float">
            <text:p>6.6240208099</text:p>
          </table:table-cell>
          <table:table-cell office:value-type="float" office:value="-72.26434326" calcext:value-type="float">
            <text:p>-72.26434326</text:p>
          </table:table-cell>
          <table:table-cell office:value-type="float" office:value="-63.95235443" calcext:value-type="float">
            <text:p>-63.95235443</text:p>
          </table:table-cell>
          <table:table-cell table:formula="of:=[.I47]-[.H47]" office:value-type="float" office:value="8.31198883" calcext:value-type="float">
            <text:p>8.31198883</text:p>
          </table:table-cell>
          <table:table-cell table:formula="of:=15.12-10*LOG10(POWER(10;[.J47]/10)-1)-[.C47]" office:value-type="float" office:value="6.90108303268182" calcext:value-type="float">
            <text:p>6.9010830327</text:p>
          </table:table-cell>
          <table:table-cell table:formula="of:=[.K47]-[.G47]" office:value-type="float" office:value="0.277062222739216" calcext:value-type="float">
            <text:p>0.2770622227</text:p>
          </table:table-cell>
          <table:table-cell table:number-columns-repeated="1012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table:formula="of:=[.A48]/1000000" office:value-type="float" office:value="9.782608696" calcext:value-type="float">
            <text:p>9.7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2.36161804" calcext:value-type="float">
            <text:p>-72.36161804</text:p>
          </table:table-cell>
          <table:table-cell office:value-type="float" office:value="-63.98671341" calcext:value-type="float">
            <text:p>-63.98671341</text:p>
          </table:table-cell>
          <table:table-cell table:formula="of:=[.E48]-[.D48]" office:value-type="float" office:value="8.37490463" calcext:value-type="float">
            <text:p>8.37490463</text:p>
          </table:table-cell>
          <table:table-cell table:formula="of:=15.12-10*LOG10(POWER(10;[.F48]/10)-1)-[.C48]" office:value-type="float" office:value="6.8273731381375" calcext:value-type="float">
            <text:p>6.8273731381</text:p>
          </table:table-cell>
          <table:table-cell office:value-type="float" office:value="-72.02724457" calcext:value-type="float">
            <text:p>-72.02724457</text:p>
          </table:table-cell>
          <table:table-cell office:value-type="float" office:value="-64.09371185" calcext:value-type="float">
            <text:p>-64.09371185</text:p>
          </table:table-cell>
          <table:table-cell table:formula="of:=[.I48]-[.H48]" office:value-type="float" office:value="7.93353272" calcext:value-type="float">
            <text:p>7.93353272</text:p>
          </table:table-cell>
          <table:table-cell table:formula="of:=15.12-10*LOG10(POWER(10;[.J48]/10)-1)-[.C48]" office:value-type="float" office:value="7.34850397988905" calcext:value-type="float">
            <text:p>7.3485039799</text:p>
          </table:table-cell>
          <table:table-cell table:formula="of:=[.K48]-[.G48]" office:value-type="float" office:value="0.521130841751555" calcext:value-type="float">
            <text:p>0.5211308418</text:p>
          </table:table-cell>
          <table:table-cell table:number-columns-repeated="101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49]/1000000" office:value-type="float" office:value="10" calcext:value-type="float">
            <text:p>10</text:p>
          </table:table-cell>
          <table:table-cell office:value-type="float" office:value="0.6" calcext:value-type="float">
            <text:p>0.60</text:p>
          </table:table-cell>
          <table:table-cell office:value-type="float" office:value="-72.72357941" calcext:value-type="float">
            <text:p>-72.72357941</text:p>
          </table:table-cell>
          <table:table-cell office:value-type="float" office:value="-63.92882538" calcext:value-type="float">
            <text:p>-63.92882538</text:p>
          </table:table-cell>
          <table:table-cell table:formula="of:=[.E49]-[.D49]" office:value-type="float" office:value="8.79475403" calcext:value-type="float">
            <text:p>8.79475403</text:p>
          </table:table-cell>
          <table:table-cell table:formula="of:=15.12-10*LOG10(POWER(10;[.F49]/10)-1)-[.C49]" office:value-type="float" office:value="6.33997369877576" calcext:value-type="float">
            <text:p>6.3399736988</text:p>
          </table:table-cell>
          <table:table-cell office:value-type="float" office:value="-72.30963135" calcext:value-type="float">
            <text:p>-72.30963135</text:p>
          </table:table-cell>
          <table:table-cell office:value-type="float" office:value="-63.92167282" calcext:value-type="float">
            <text:p>-63.92167282</text:p>
          </table:table-cell>
          <table:table-cell table:formula="of:=[.I49]-[.H49]" office:value-type="float" office:value="8.38795852999999" calcext:value-type="float">
            <text:p>8.38795853</text:p>
          </table:table-cell>
          <table:table-cell table:formula="of:=15.12-10*LOG10(POWER(10;[.J49]/10)-1)-[.C49]" office:value-type="float" office:value="6.81210250087245" calcext:value-type="float">
            <text:p>6.8121025009</text:p>
          </table:table-cell>
          <table:table-cell table:formula="of:=[.K49]-[.G49]" office:value-type="float" office:value="0.472128802096687" calcext:value-type="float">
            <text:p>0.4721288021</text:p>
          </table:table-cell>
          <table:table-cell table:number-columns-repeated="1012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table:formula="of:=[.A50]/1000000" office:value-type="float" office:value="10.2173913" calcext:value-type="float">
            <text:p>1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2.76444244" calcext:value-type="float">
            <text:p>-72.76444244</text:p>
          </table:table-cell>
          <table:table-cell office:value-type="float" office:value="-64.15724182" calcext:value-type="float">
            <text:p>-64.15724182</text:p>
          </table:table-cell>
          <table:table-cell table:formula="of:=[.E50]-[.D50]" office:value-type="float" office:value="8.60720062" calcext:value-type="float">
            <text:p>8.60720062</text:p>
          </table:table-cell>
          <table:table-cell table:formula="of:=15.12-10*LOG10(POWER(10;[.F50]/10)-1)-[.C50]" office:value-type="float" office:value="6.55676829536283" calcext:value-type="float">
            <text:p>6.5567682954</text:p>
          </table:table-cell>
          <table:table-cell office:value-type="float" office:value="-72.33305359" calcext:value-type="float">
            <text:p>-72.33305359</text:p>
          </table:table-cell>
          <table:table-cell office:value-type="float" office:value="-64.28112793" calcext:value-type="float">
            <text:p>-64.28112793</text:p>
          </table:table-cell>
          <table:table-cell table:formula="of:=[.I50]-[.H50]" office:value-type="float" office:value="8.05192566000001" calcext:value-type="float">
            <text:p>8.05192566</text:p>
          </table:table-cell>
          <table:table-cell table:formula="of:=15.12-10*LOG10(POWER(10;[.J50]/10)-1)-[.C50]" office:value-type="float" office:value="7.20776748108065" calcext:value-type="float">
            <text:p>7.2077674811</text:p>
          </table:table-cell>
          <table:table-cell table:formula="of:=[.K50]-[.G50]" office:value-type="float" office:value="0.650999185717811" calcext:value-type="float">
            <text:p>0.6509991857</text:p>
          </table:table-cell>
          <table:table-cell table:number-columns-repeated="1012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table:formula="of:=[.A51]/1000000" office:value-type="float" office:value="10.43478261" calcext:value-type="float">
            <text:p>1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2.85693359" calcext:value-type="float">
            <text:p>-72.85693359</text:p>
          </table:table-cell>
          <table:table-cell office:value-type="float" office:value="-63.77352142" calcext:value-type="float">
            <text:p>-63.77352142</text:p>
          </table:table-cell>
          <table:table-cell table:formula="of:=[.E51]-[.D51]" office:value-type="float" office:value="9.08341217" calcext:value-type="float">
            <text:p>9.08341217</text:p>
          </table:table-cell>
          <table:table-cell table:formula="of:=15.12-10*LOG10(POWER(10;[.F51]/10)-1)-[.C51]" office:value-type="float" office:value="6.00905710771297" calcext:value-type="float">
            <text:p>6.0090571077</text:p>
          </table:table-cell>
          <table:table-cell office:value-type="float" office:value="-72.5171814" calcext:value-type="float">
            <text:p>-72.5171814</text:p>
          </table:table-cell>
          <table:table-cell office:value-type="float" office:value="-64.07038116" calcext:value-type="float">
            <text:p>-64.07038116</text:p>
          </table:table-cell>
          <table:table-cell table:formula="of:=[.I51]-[.H51]" office:value-type="float" office:value="8.44680024" calcext:value-type="float">
            <text:p>8.44680024</text:p>
          </table:table-cell>
          <table:table-cell table:formula="of:=15.12-10*LOG10(POWER(10;[.J51]/10)-1)-[.C51]" office:value-type="float" office:value="6.74336474100201" calcext:value-type="float">
            <text:p>6.743364741</text:p>
          </table:table-cell>
          <table:table-cell table:formula="of:=[.K51]-[.G51]" office:value-type="float" office:value="0.734307633289038" calcext:value-type="float">
            <text:p>0.7343076333</text:p>
          </table:table-cell>
          <table:table-cell table:number-columns-repeated="1012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table:formula="of:=[.A52]/1000000" office:value-type="float" office:value="10.65217391" calcext:value-type="float">
            <text:p>1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3.01094055" calcext:value-type="float">
            <text:p>-73.01094055</text:p>
          </table:table-cell>
          <table:table-cell office:value-type="float" office:value="-63.99614334" calcext:value-type="float">
            <text:p>-63.99614334</text:p>
          </table:table-cell>
          <table:table-cell table:formula="of:=[.E52]-[.D52]" office:value-type="float" office:value="9.01479721" calcext:value-type="float">
            <text:p>9.01479721</text:p>
          </table:table-cell>
          <table:table-cell table:formula="of:=15.12-10*LOG10(POWER(10;[.F52]/10)-1)-[.C52]" office:value-type="float" office:value="6.08742752140136" calcext:value-type="float">
            <text:p>6.0874275214</text:p>
          </table:table-cell>
          <table:table-cell office:value-type="float" office:value="-73.11575317" calcext:value-type="float">
            <text:p>-73.11575317</text:p>
          </table:table-cell>
          <table:table-cell office:value-type="float" office:value="-64.247612" calcext:value-type="float">
            <text:p>-64.247612</text:p>
          </table:table-cell>
          <table:table-cell table:formula="of:=[.I52]-[.H52]" office:value-type="float" office:value="8.86814117" calcext:value-type="float">
            <text:p>8.86814117</text:p>
          </table:table-cell>
          <table:table-cell table:formula="of:=15.12-10*LOG10(POWER(10;[.J52]/10)-1)-[.C52]" office:value-type="float" office:value="6.25553558681141" calcext:value-type="float">
            <text:p>6.2555355868</text:p>
          </table:table-cell>
          <table:table-cell table:formula="of:=[.K52]-[.G52]" office:value-type="float" office:value="0.168108065410047" calcext:value-type="float">
            <text:p>0.1681080654</text:p>
          </table:table-cell>
          <table:table-cell table:number-columns-repeated="1012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table:formula="of:=[.A53]/1000000" office:value-type="float" office:value="10.86956522" calcext:value-type="float">
            <text:p>1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2.47853088" calcext:value-type="float">
            <text:p>-72.47853088</text:p>
          </table:table-cell>
          <table:table-cell office:value-type="float" office:value="-64.01753235" calcext:value-type="float">
            <text:p>-64.01753235</text:p>
          </table:table-cell>
          <table:table-cell table:formula="of:=[.E53]-[.D53]" office:value-type="float" office:value="8.46099853" calcext:value-type="float">
            <text:p>8.46099853</text:p>
          </table:table-cell>
          <table:table-cell table:formula="of:=15.12-10*LOG10(POWER(10;[.F53]/10)-1)-[.C53]" office:value-type="float" office:value="6.72680192244424" calcext:value-type="float">
            <text:p>6.7268019224</text:p>
          </table:table-cell>
          <table:table-cell office:value-type="float" office:value="-72.57122803" calcext:value-type="float">
            <text:p>-72.57122803</text:p>
          </table:table-cell>
          <table:table-cell office:value-type="float" office:value="-64.26971436" calcext:value-type="float">
            <text:p>-64.26971436</text:p>
          </table:table-cell>
          <table:table-cell table:formula="of:=[.I53]-[.H53]" office:value-type="float" office:value="8.30151367000001" calcext:value-type="float">
            <text:p>8.30151367</text:p>
          </table:table-cell>
          <table:table-cell table:formula="of:=15.12-10*LOG10(POWER(10;[.J53]/10)-1)-[.C53]" office:value-type="float" office:value="6.91337322173021" calcext:value-type="float">
            <text:p>6.9133732217</text:p>
          </table:table-cell>
          <table:table-cell table:formula="of:=[.K53]-[.G53]" office:value-type="float" office:value="0.18657129928598" calcext:value-type="float">
            <text:p>0.1865712993</text:p>
          </table:table-cell>
          <table:table-cell table:number-columns-repeated="1012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table:formula="of:=[.A54]/1000000" office:value-type="float" office:value="11.08695652" calcext:value-type="float">
            <text:p>1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2.65557098" calcext:value-type="float">
            <text:p>-72.65557098</text:p>
          </table:table-cell>
          <table:table-cell office:value-type="float" office:value="-63.99403" calcext:value-type="float">
            <text:p>-63.99403</text:p>
          </table:table-cell>
          <table:table-cell table:formula="of:=[.E54]-[.D54]" office:value-type="float" office:value="8.66154097999999" calcext:value-type="float">
            <text:p>8.66154098</text:p>
          </table:table-cell>
          <table:table-cell table:formula="of:=15.12-10*LOG10(POWER(10;[.F54]/10)-1)-[.C54]" office:value-type="float" office:value="6.49380502366275" calcext:value-type="float">
            <text:p>6.4938050237</text:p>
          </table:table-cell>
          <table:table-cell office:value-type="float" office:value="-72.61768341" calcext:value-type="float">
            <text:p>-72.61768341</text:p>
          </table:table-cell>
          <table:table-cell office:value-type="float" office:value="-64.02430725" calcext:value-type="float">
            <text:p>-64.02430725</text:p>
          </table:table-cell>
          <table:table-cell table:formula="of:=[.I54]-[.H54]" office:value-type="float" office:value="8.59337615999999" calcext:value-type="float">
            <text:p>8.59337616</text:p>
          </table:table-cell>
          <table:table-cell table:formula="of:=15.12-10*LOG10(POWER(10;[.J54]/10)-1)-[.C54]" office:value-type="float" office:value="6.57280649782063" calcext:value-type="float">
            <text:p>6.5728064978</text:p>
          </table:table-cell>
          <table:table-cell table:formula="of:=[.K54]-[.G54]" office:value-type="float" office:value="0.0790014741578826" calcext:value-type="float">
            <text:p>0.0790014742</text:p>
          </table:table-cell>
          <table:table-cell table:number-columns-repeated="1012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table:formula="of:=[.A55]/1000000" office:value-type="float" office:value="11.30434783" calcext:value-type="float">
            <text:p>1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2.9265976" calcext:value-type="float">
            <text:p>-72.9265976</text:p>
          </table:table-cell>
          <table:table-cell office:value-type="float" office:value="-63.84386063" calcext:value-type="float">
            <text:p>-63.84386063</text:p>
          </table:table-cell>
          <table:table-cell table:formula="of:=[.E55]-[.D55]" office:value-type="float" office:value="9.08273696999999" calcext:value-type="float">
            <text:p>9.08273697</text:p>
          </table:table-cell>
          <table:table-cell table:formula="of:=15.12-10*LOG10(POWER(10;[.F55]/10)-1)-[.C55]" office:value-type="float" office:value="6.0098274506737" calcext:value-type="float">
            <text:p>6.0098274507</text:p>
          </table:table-cell>
          <table:table-cell office:value-type="float" office:value="-72.54016113" calcext:value-type="float">
            <text:p>-72.54016113</text:p>
          </table:table-cell>
          <table:table-cell office:value-type="float" office:value="-64.21639252" calcext:value-type="float">
            <text:p>-64.21639252</text:p>
          </table:table-cell>
          <table:table-cell table:formula="of:=[.I55]-[.H55]" office:value-type="float" office:value="8.32376861" calcext:value-type="float">
            <text:p>8.32376861</text:p>
          </table:table-cell>
          <table:table-cell table:formula="of:=15.12-10*LOG10(POWER(10;[.J55]/10)-1)-[.C55]" office:value-type="float" office:value="6.88726829737547" calcext:value-type="float">
            <text:p>6.8872682974</text:p>
          </table:table-cell>
          <table:table-cell table:formula="of:=[.K55]-[.G55]" office:value-type="float" office:value="0.87744084670177" calcext:value-type="float">
            <text:p>0.8774408467</text:p>
          </table:table-cell>
          <table:table-cell table:number-columns-repeated="1012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table:formula="of:=[.A56]/1000000" office:value-type="float" office:value="11.52173913" calcext:value-type="float">
            <text:p>1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3.00440979" calcext:value-type="float">
            <text:p>-73.00440979</text:p>
          </table:table-cell>
          <table:table-cell office:value-type="float" office:value="-64.33384705" calcext:value-type="float">
            <text:p>-64.33384705</text:p>
          </table:table-cell>
          <table:table-cell table:formula="of:=[.E56]-[.D56]" office:value-type="float" office:value="8.67056273999999" calcext:value-type="float">
            <text:p>8.67056274</text:p>
          </table:table-cell>
          <table:table-cell table:formula="of:=15.12-10*LOG10(POWER(10;[.F56]/10)-1)-[.C56]" office:value-type="float" office:value="6.48336371664114" calcext:value-type="float">
            <text:p>6.4833637166</text:p>
          </table:table-cell>
          <table:table-cell office:value-type="float" office:value="-72.7752533" calcext:value-type="float">
            <text:p>-72.7752533</text:p>
          </table:table-cell>
          <table:table-cell office:value-type="float" office:value="-64.03829193" calcext:value-type="float">
            <text:p>-64.03829193</text:p>
          </table:table-cell>
          <table:table-cell table:formula="of:=[.I56]-[.H56]" office:value-type="float" office:value="8.73696137" calcext:value-type="float">
            <text:p>8.73696137</text:p>
          </table:table-cell>
          <table:table-cell table:formula="of:=15.12-10*LOG10(POWER(10;[.J56]/10)-1)-[.C56]" office:value-type="float" office:value="6.40662170576742" calcext:value-type="float">
            <text:p>6.4066217058</text:p>
          </table:table-cell>
          <table:table-cell table:formula="of:=[.K56]-[.G56]" office:value-type="float" office:value="-0.076742010873712" calcext:value-type="float">
            <text:p>-0.0767420109</text:p>
          </table:table-cell>
          <table:table-cell table:number-columns-repeated="1012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table:formula="of:=[.A57]/1000000" office:value-type="float" office:value="11.73913043" calcext:value-type="float">
            <text:p>1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3.00048828" calcext:value-type="float">
            <text:p>-73.00048828</text:p>
          </table:table-cell>
          <table:table-cell office:value-type="float" office:value="-63.91174316" calcext:value-type="float">
            <text:p>-63.91174316</text:p>
          </table:table-cell>
          <table:table-cell table:formula="of:=[.E57]-[.D57]" office:value-type="float" office:value="9.08874512" calcext:value-type="float">
            <text:p>9.08874512</text:p>
          </table:table-cell>
          <table:table-cell table:formula="of:=15.12-10*LOG10(POWER(10;[.F57]/10)-1)-[.C57]" office:value-type="float" office:value="6.0029732802698" calcext:value-type="float">
            <text:p>6.0029732803</text:p>
          </table:table-cell>
          <table:table-cell office:value-type="float" office:value="-72.92812347" calcext:value-type="float">
            <text:p>-72.92812347</text:p>
          </table:table-cell>
          <table:table-cell office:value-type="float" office:value="-64.07337952" calcext:value-type="float">
            <text:p>-64.07337952</text:p>
          </table:table-cell>
          <table:table-cell table:formula="of:=[.I57]-[.H57]" office:value-type="float" office:value="8.85474395" calcext:value-type="float">
            <text:p>8.85474395</text:p>
          </table:table-cell>
          <table:table-cell table:formula="of:=15.12-10*LOG10(POWER(10;[.J57]/10)-1)-[.C57]" office:value-type="float" office:value="6.27093422733146" calcext:value-type="float">
            <text:p>6.2709342273</text:p>
          </table:table-cell>
          <table:table-cell table:formula="of:=[.K57]-[.G57]" office:value-type="float" office:value="0.267960947061667" calcext:value-type="float">
            <text:p>0.2679609471</text:p>
          </table:table-cell>
          <table:table-cell table:number-columns-repeated="1012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table:formula="of:=[.A58]/1000000" office:value-type="float" office:value="11.95652174" calcext:value-type="float">
            <text:p>1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3.14477539" calcext:value-type="float">
            <text:p>-73.14477539</text:p>
          </table:table-cell>
          <table:table-cell office:value-type="float" office:value="-64.2748642" calcext:value-type="float">
            <text:p>-64.2748642</text:p>
          </table:table-cell>
          <table:table-cell table:formula="of:=[.E58]-[.D58]" office:value-type="float" office:value="8.86991119000001" calcext:value-type="float">
            <text:p>8.86991119</text:p>
          </table:table-cell>
          <table:table-cell table:formula="of:=15.12-10*LOG10(POWER(10;[.F58]/10)-1)-[.C58]" office:value-type="float" office:value="6.25350167249331" calcext:value-type="float">
            <text:p>6.2535016725</text:p>
          </table:table-cell>
          <table:table-cell office:value-type="float" office:value="-72.88464355" calcext:value-type="float">
            <text:p>-72.88464355</text:p>
          </table:table-cell>
          <table:table-cell office:value-type="float" office:value="-64.19459534" calcext:value-type="float">
            <text:p>-64.19459534</text:p>
          </table:table-cell>
          <table:table-cell table:formula="of:=[.I58]-[.H58]" office:value-type="float" office:value="8.69004821000002" calcext:value-type="float">
            <text:p>8.69004821</text:p>
          </table:table-cell>
          <table:table-cell table:formula="of:=15.12-10*LOG10(POWER(10;[.J58]/10)-1)-[.C58]" office:value-type="float" office:value="6.46082388384577" calcext:value-type="float">
            <text:p>6.4608238838</text:p>
          </table:table-cell>
          <table:table-cell table:formula="of:=[.K58]-[.G58]" office:value-type="float" office:value="0.20732221135246" calcext:value-type="float">
            <text:p>0.2073222114</text:p>
          </table:table-cell>
          <table:table-cell table:number-columns-repeated="1012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table:formula="of:=[.A59]/1000000" office:value-type="float" office:value="12.17391304" calcext:value-type="float">
            <text:p>1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3.51478577" calcext:value-type="float">
            <text:p>-73.51478577</text:p>
          </table:table-cell>
          <table:table-cell office:value-type="float" office:value="-64.18322754" calcext:value-type="float">
            <text:p>-64.18322754</text:p>
          </table:table-cell>
          <table:table-cell table:formula="of:=[.E59]-[.D59]" office:value-type="float" office:value="9.33155823" calcext:value-type="float">
            <text:p>9.33155823</text:p>
          </table:table-cell>
          <table:table-cell table:formula="of:=15.12-10*LOG10(POWER(10;[.F59]/10)-1)-[.C59]" office:value-type="float" office:value="5.72706006983612" calcext:value-type="float">
            <text:p>5.7270600698</text:p>
          </table:table-cell>
          <table:table-cell office:value-type="float" office:value="-73.48429871" calcext:value-type="float">
            <text:p>-73.48429871</text:p>
          </table:table-cell>
          <table:table-cell office:value-type="float" office:value="-64.24697876" calcext:value-type="float">
            <text:p>-64.24697876</text:p>
          </table:table-cell>
          <table:table-cell table:formula="of:=[.I59]-[.H59]" office:value-type="float" office:value="9.23731995000001" calcext:value-type="float">
            <text:p>9.23731995</text:p>
          </table:table-cell>
          <table:table-cell table:formula="of:=15.12-10*LOG10(POWER(10;[.J59]/10)-1)-[.C59]" office:value-type="float" office:value="5.83389582508627" calcext:value-type="float">
            <text:p>5.8338958251</text:p>
          </table:table-cell>
          <table:table-cell table:formula="of:=[.K59]-[.G59]" office:value-type="float" office:value="0.106835755250144" calcext:value-type="float">
            <text:p>0.1068357553</text:p>
          </table:table-cell>
          <table:table-cell table:number-columns-repeated="1012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table:formula="of:=[.A60]/1000000" office:value-type="float" office:value="12.39130435" calcext:value-type="float">
            <text:p>1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3.84142303" calcext:value-type="float">
            <text:p>-73.84142303</text:p>
          </table:table-cell>
          <table:table-cell office:value-type="float" office:value="-64.15673065" calcext:value-type="float">
            <text:p>-64.15673065</text:p>
          </table:table-cell>
          <table:table-cell table:formula="of:=[.E60]-[.D60]" office:value-type="float" office:value="9.68469238" calcext:value-type="float">
            <text:p>9.68469238</text:p>
          </table:table-cell>
          <table:table-cell table:formula="of:=15.12-10*LOG10(POWER(10;[.F60]/10)-1)-[.C60]" office:value-type="float" office:value="5.32937270081046" calcext:value-type="float">
            <text:p>5.3293727008</text:p>
          </table:table-cell>
          <table:table-cell office:value-type="float" office:value="-73.7703476" calcext:value-type="float">
            <text:p>-73.7703476</text:p>
          </table:table-cell>
          <table:table-cell office:value-type="float" office:value="-64.23999786" calcext:value-type="float">
            <text:p>-64.23999786</text:p>
          </table:table-cell>
          <table:table-cell table:formula="of:=[.I60]-[.H60]" office:value-type="float" office:value="9.53034973999999" calcext:value-type="float">
            <text:p>9.53034974</text:p>
          </table:table-cell>
          <table:table-cell table:formula="of:=15.12-10*LOG10(POWER(10;[.J60]/10)-1)-[.C60]" office:value-type="float" office:value="5.50268726724989" calcext:value-type="float">
            <text:p>5.5026872672</text:p>
          </table:table-cell>
          <table:table-cell table:formula="of:=[.K60]-[.G60]" office:value-type="float" office:value="0.173314566439432" calcext:value-type="float">
            <text:p>0.1733145664</text:p>
          </table:table-cell>
          <table:table-cell table:number-columns-repeated="1012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table:formula="of:=[.A61]/1000000" office:value-type="float" office:value="12.60869565" calcext:value-type="float">
            <text:p>1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3.99526978" calcext:value-type="float">
            <text:p>-73.99526978</text:p>
          </table:table-cell>
          <table:table-cell office:value-type="float" office:value="-64.03100586" calcext:value-type="float">
            <text:p>-64.03100586</text:p>
          </table:table-cell>
          <table:table-cell table:formula="of:=[.E61]-[.D61]" office:value-type="float" office:value="9.96426392000001" calcext:value-type="float">
            <text:p>9.96426392</text:p>
          </table:table-cell>
          <table:table-cell table:formula="of:=15.12-10*LOG10(POWER(10;[.F61]/10)-1)-[.C61]" office:value-type="float" office:value="5.01729987377451" calcext:value-type="float">
            <text:p>5.0172998738</text:p>
          </table:table-cell>
          <table:table-cell office:value-type="float" office:value="-73.99988556" calcext:value-type="float">
            <text:p>-73.99988556</text:p>
          </table:table-cell>
          <table:table-cell office:value-type="float" office:value="-64.29684448" calcext:value-type="float">
            <text:p>-64.29684448</text:p>
          </table:table-cell>
          <table:table-cell table:formula="of:=[.I61]-[.H61]" office:value-type="float" office:value="9.70304107999999" calcext:value-type="float">
            <text:p>9.70304108</text:p>
          </table:table-cell>
          <table:table-cell table:formula="of:=15.12-10*LOG10(POWER(10;[.J61]/10)-1)-[.C61]" office:value-type="float" office:value="5.30881845960287" calcext:value-type="float">
            <text:p>5.3088184596</text:p>
          </table:table-cell>
          <table:table-cell table:formula="of:=[.K61]-[.G61]" office:value-type="float" office:value="0.291518585828356" calcext:value-type="float">
            <text:p>0.2915185858</text:p>
          </table:table-cell>
          <table:table-cell table:number-columns-repeated="1012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table:formula="of:=[.A62]/1000000" office:value-type="float" office:value="12.82608696" calcext:value-type="float">
            <text:p>1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4.09633636" calcext:value-type="float">
            <text:p>-74.09633636</text:p>
          </table:table-cell>
          <table:table-cell office:value-type="float" office:value="-63.99313354" calcext:value-type="float">
            <text:p>-63.99313354</text:p>
          </table:table-cell>
          <table:table-cell table:formula="of:=[.E62]-[.D62]" office:value-type="float" office:value="10.10320282" calcext:value-type="float">
            <text:p>10.10320282</text:p>
          </table:table-cell>
          <table:table-cell table:formula="of:=15.12-10*LOG10(POWER(10;[.F62]/10)-1)-[.C62]" office:value-type="float" office:value="4.86305503762444" calcext:value-type="float">
            <text:p>4.8630550376</text:p>
          </table:table-cell>
          <table:table-cell office:value-type="float" office:value="-74.26300812" calcext:value-type="float">
            <text:p>-74.26300812</text:p>
          </table:table-cell>
          <table:table-cell office:value-type="float" office:value="-64.26649475" calcext:value-type="float">
            <text:p>-64.26649475</text:p>
          </table:table-cell>
          <table:table-cell table:formula="of:=[.I62]-[.H62]" office:value-type="float" office:value="9.99651337" calcext:value-type="float">
            <text:p>9.99651337</text:p>
          </table:table-cell>
          <table:table-cell table:formula="of:=15.12-10*LOG10(POWER(10;[.J62]/10)-1)-[.C62]" office:value-type="float" office:value="4.98144911178414" calcext:value-type="float">
            <text:p>4.9814491118</text:p>
          </table:table-cell>
          <table:table-cell table:formula="of:=[.K62]-[.G62]" office:value-type="float" office:value="0.118394074159704" calcext:value-type="float">
            <text:p>0.1183940742</text:p>
          </table:table-cell>
          <table:table-cell table:number-columns-repeated="1012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table:formula="of:=[.A63]/1000000" office:value-type="float" office:value="13.04347826" calcext:value-type="float">
            <text:p>1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36126709" calcext:value-type="float">
            <text:p>-74.36126709</text:p>
          </table:table-cell>
          <table:table-cell office:value-type="float" office:value="-63.91299438" calcext:value-type="float">
            <text:p>-63.91299438</text:p>
          </table:table-cell>
          <table:table-cell table:formula="of:=[.E63]-[.D63]" office:value-type="float" office:value="10.44827271" calcext:value-type="float">
            <text:p>10.44827271</text:p>
          </table:table-cell>
          <table:table-cell table:formula="of:=15.12-10*LOG10(POWER(10;[.F63]/10)-1)-[.C63]" office:value-type="float" office:value="4.48223444780387" calcext:value-type="float">
            <text:p>4.4822344478</text:p>
          </table:table-cell>
          <table:table-cell office:value-type="float" office:value="-74.48149109" calcext:value-type="float">
            <text:p>-74.48149109</text:p>
          </table:table-cell>
          <table:table-cell office:value-type="float" office:value="-64.13430786" calcext:value-type="float">
            <text:p>-64.13430786</text:p>
          </table:table-cell>
          <table:table-cell table:formula="of:=[.I63]-[.H63]" office:value-type="float" office:value="10.34718323" calcext:value-type="float">
            <text:p>10.34718323</text:p>
          </table:table-cell>
          <table:table-cell table:formula="of:=15.12-10*LOG10(POWER(10;[.J63]/10)-1)-[.C63]" office:value-type="float" office:value="4.59347474782821" calcext:value-type="float">
            <text:p>4.5934747478</text:p>
          </table:table-cell>
          <table:table-cell table:formula="of:=[.K63]-[.G63]" office:value-type="float" office:value="0.111240300024342" calcext:value-type="float">
            <text:p>0.1112403</text:p>
          </table:table-cell>
          <table:table-cell table:number-columns-repeated="1012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table:formula="of:=[.A64]/1000000" office:value-type="float" office:value="13.26086957" calcext:value-type="float">
            <text:p>1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4.02961731" calcext:value-type="float">
            <text:p>-74.02961731</text:p>
          </table:table-cell>
          <table:table-cell office:value-type="float" office:value="-64.03848267" calcext:value-type="float">
            <text:p>-64.03848267</text:p>
          </table:table-cell>
          <table:table-cell table:formula="of:=[.E64]-[.D64]" office:value-type="float" office:value="9.99113464000001" calcext:value-type="float">
            <text:p>9.99113464</text:p>
          </table:table-cell>
          <table:table-cell table:formula="of:=15.12-10*LOG10(POWER(10;[.F64]/10)-1)-[.C64]" office:value-type="float" office:value="4.98742642363999" calcext:value-type="float">
            <text:p>4.9874264236</text:p>
          </table:table-cell>
          <table:table-cell office:value-type="float" office:value="-74.47216797" calcext:value-type="float">
            <text:p>-74.47216797</text:p>
          </table:table-cell>
          <table:table-cell office:value-type="float" office:value="-63.77631378" calcext:value-type="float">
            <text:p>-63.77631378</text:p>
          </table:table-cell>
          <table:table-cell table:formula="of:=[.I64]-[.H64]" office:value-type="float" office:value="10.69585419" calcext:value-type="float">
            <text:p>10.69585419</text:p>
          </table:table-cell>
          <table:table-cell table:formula="of:=15.12-10*LOG10(POWER(10;[.J64]/10)-1)-[.C64]" office:value-type="float" office:value="4.21086095478675" calcext:value-type="float">
            <text:p>4.2108609548</text:p>
          </table:table-cell>
          <table:table-cell table:formula="of:=[.K64]-[.G64]" office:value-type="float" office:value="-0.776565468853233" calcext:value-type="float">
            <text:p>-0.7765654689</text:p>
          </table:table-cell>
          <table:table-cell table:number-columns-repeated="1012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table:formula="of:=[.A65]/1000000" office:value-type="float" office:value="13.47826087" calcext:value-type="float">
            <text:p>1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24146271" calcext:value-type="float">
            <text:p>-74.24146271</text:p>
          </table:table-cell>
          <table:table-cell office:value-type="float" office:value="-63.80094528" calcext:value-type="float">
            <text:p>-63.80094528</text:p>
          </table:table-cell>
          <table:table-cell table:formula="of:=[.E65]-[.D65]" office:value-type="float" office:value="10.44051743" calcext:value-type="float">
            <text:p>10.44051743</text:p>
          </table:table-cell>
          <table:table-cell table:formula="of:=15.12-10*LOG10(POWER(10;[.F65]/10)-1)-[.C65]" office:value-type="float" office:value="4.49075929620444" calcext:value-type="float">
            <text:p>4.4907592962</text:p>
          </table:table-cell>
          <table:table-cell office:value-type="float" office:value="-74.27931976" calcext:value-type="float">
            <text:p>-74.27931976</text:p>
          </table:table-cell>
          <table:table-cell office:value-type="float" office:value="-64.06184387" calcext:value-type="float">
            <text:p>-64.06184387</text:p>
          </table:table-cell>
          <table:table-cell table:formula="of:=[.I65]-[.H65]" office:value-type="float" office:value="10.21747589" calcext:value-type="float">
            <text:p>10.21747589</text:p>
          </table:table-cell>
          <table:table-cell table:formula="of:=15.12-10*LOG10(POWER(10;[.J65]/10)-1)-[.C65]" office:value-type="float" office:value="4.73659379147509" calcext:value-type="float">
            <text:p>4.7365937915</text:p>
          </table:table-cell>
          <table:table-cell table:formula="of:=[.K65]-[.G65]" office:value-type="float" office:value="0.24583449527065" calcext:value-type="float">
            <text:p>0.2458344953</text:p>
          </table:table-cell>
          <table:table-cell table:number-columns-repeated="1012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table:formula="of:=[.A66]/1000000" office:value-type="float" office:value="13.69565217" calcext:value-type="float">
            <text:p>1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4.10066986" calcext:value-type="float">
            <text:p>-74.10066986</text:p>
          </table:table-cell>
          <table:table-cell office:value-type="float" office:value="-63.78173065" calcext:value-type="float">
            <text:p>-63.78173065</text:p>
          </table:table-cell>
          <table:table-cell table:formula="of:=[.E66]-[.D66]" office:value-type="float" office:value="10.31893921" calcext:value-type="float">
            <text:p>10.31893921</text:p>
          </table:table-cell>
          <table:table-cell table:formula="of:=15.12-10*LOG10(POWER(10;[.F66]/10)-1)-[.C66]" office:value-type="float" office:value="4.62460167785751" calcext:value-type="float">
            <text:p>4.6246016779</text:p>
          </table:table-cell>
          <table:table-cell office:value-type="float" office:value="-74.28464508" calcext:value-type="float">
            <text:p>-74.28464508</text:p>
          </table:table-cell>
          <table:table-cell office:value-type="float" office:value="-63.62337112" calcext:value-type="float">
            <text:p>-63.62337112</text:p>
          </table:table-cell>
          <table:table-cell table:formula="of:=[.I66]-[.H66]" office:value-type="float" office:value="10.66127396" calcext:value-type="float">
            <text:p>10.66127396</text:p>
          </table:table-cell>
          <table:table-cell table:formula="of:=15.12-10*LOG10(POWER(10;[.J66]/10)-1)-[.C66]" office:value-type="float" office:value="4.24867567503591" calcext:value-type="float">
            <text:p>4.248675675</text:p>
          </table:table-cell>
          <table:table-cell table:formula="of:=[.K66]-[.G66]" office:value-type="float" office:value="-0.3759260028216" calcext:value-type="float">
            <text:p>-0.3759260028</text:p>
          </table:table-cell>
          <table:table-cell table:number-columns-repeated="1012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table:formula="of:=[.A67]/1000000" office:value-type="float" office:value="13.91304348" calcext:value-type="float">
            <text:p>1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4.26777649" calcext:value-type="float">
            <text:p>-74.26777649</text:p>
          </table:table-cell>
          <table:table-cell office:value-type="float" office:value="-63.60549164" calcext:value-type="float">
            <text:p>-63.60549164</text:p>
          </table:table-cell>
          <table:table-cell table:formula="of:=[.E67]-[.D67]" office:value-type="float" office:value="10.66228485" calcext:value-type="float">
            <text:p>10.66228485</text:p>
          </table:table-cell>
          <table:table-cell table:formula="of:=15.12-10*LOG10(POWER(10;[.F67]/10)-1)-[.C67]" office:value-type="float" office:value="4.24756983039918" calcext:value-type="float">
            <text:p>4.2475698304</text:p>
          </table:table-cell>
          <table:table-cell office:value-type="float" office:value="-74.24629974" calcext:value-type="float">
            <text:p>-74.24629974</text:p>
          </table:table-cell>
          <table:table-cell office:value-type="float" office:value="-63.27246094" calcext:value-type="float">
            <text:p>-63.27246094</text:p>
          </table:table-cell>
          <table:table-cell table:formula="of:=[.I67]-[.H67]" office:value-type="float" office:value="10.9738388" calcext:value-type="float">
            <text:p>10.9738388</text:p>
          </table:table-cell>
          <table:table-cell table:formula="of:=15.12-10*LOG10(POWER(10;[.J67]/10)-1)-[.C67]" office:value-type="float" office:value="3.90787111253664" calcext:value-type="float">
            <text:p>3.9078711125</text:p>
          </table:table-cell>
          <table:table-cell table:formula="of:=[.K67]-[.G67]" office:value-type="float" office:value="-0.33969871786254" calcext:value-type="float">
            <text:p>-0.3396987179</text:p>
          </table:table-cell>
          <table:table-cell table:number-columns-repeated="1012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table:formula="of:=[.A68]/1000000" office:value-type="float" office:value="14.13043478" calcext:value-type="float">
            <text:p>1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4.00718689" calcext:value-type="float">
            <text:p>-74.00718689</text:p>
          </table:table-cell>
          <table:table-cell office:value-type="float" office:value="-63.75497437" calcext:value-type="float">
            <text:p>-63.75497437</text:p>
          </table:table-cell>
          <table:table-cell table:formula="of:=[.E68]-[.D68]" office:value-type="float" office:value="10.25221252" calcext:value-type="float">
            <text:p>10.25221252</text:p>
          </table:table-cell>
          <table:table-cell table:formula="of:=15.12-10*LOG10(POWER(10;[.F68]/10)-1)-[.C68]" office:value-type="float" office:value="4.69822195055061" calcext:value-type="float">
            <text:p>4.6982219506</text:p>
          </table:table-cell>
          <table:table-cell office:value-type="float" office:value="-74.06533813" calcext:value-type="float">
            <text:p>-74.06533813</text:p>
          </table:table-cell>
          <table:table-cell office:value-type="float" office:value="-63.30262375" calcext:value-type="float">
            <text:p>-63.30262375</text:p>
          </table:table-cell>
          <table:table-cell table:formula="of:=[.I68]-[.H68]" office:value-type="float" office:value="10.76271438" calcext:value-type="float">
            <text:p>10.76271438</text:p>
          </table:table-cell>
          <table:table-cell table:formula="of:=15.12-10*LOG10(POWER(10;[.J68]/10)-1)-[.C68]" office:value-type="float" office:value="4.13782620192403" calcext:value-type="float">
            <text:p>4.1378262019</text:p>
          </table:table-cell>
          <table:table-cell table:formula="of:=[.K68]-[.G68]" office:value-type="float" office:value="-0.560395748626588" calcext:value-type="float">
            <text:p>-0.5603957486</text:p>
          </table:table-cell>
          <table:table-cell table:number-columns-repeated="1012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table:formula="of:=[.A69]/1000000" office:value-type="float" office:value="14.34782609" calcext:value-type="float">
            <text:p>1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3.93209839" calcext:value-type="float">
            <text:p>-73.93209839</text:p>
          </table:table-cell>
          <table:table-cell office:value-type="float" office:value="-63.56461334" calcext:value-type="float">
            <text:p>-63.56461334</text:p>
          </table:table-cell>
          <table:table-cell table:formula="of:=[.E69]-[.D69]" office:value-type="float" office:value="10.36748505" calcext:value-type="float">
            <text:p>10.36748505</text:p>
          </table:table-cell>
          <table:table-cell table:formula="of:=15.12-10*LOG10(POWER(10;[.F69]/10)-1)-[.C69]" office:value-type="float" office:value="4.57111341371516" calcext:value-type="float">
            <text:p>4.5711134137</text:p>
          </table:table-cell>
          <table:table-cell office:value-type="float" office:value="-73.92298889" calcext:value-type="float">
            <text:p>-73.92298889</text:p>
          </table:table-cell>
          <table:table-cell office:value-type="float" office:value="-63.06738281" calcext:value-type="float">
            <text:p>-63.06738281</text:p>
          </table:table-cell>
          <table:table-cell table:formula="of:=[.I69]-[.H69]" office:value-type="float" office:value="10.85560608" calcext:value-type="float">
            <text:p>10.85560608</text:p>
          </table:table-cell>
          <table:table-cell table:formula="of:=15.12-10*LOG10(POWER(10;[.J69]/10)-1)-[.C69]" office:value-type="float" office:value="4.03652630746589" calcext:value-type="float">
            <text:p>4.0365263075</text:p>
          </table:table-cell>
          <table:table-cell table:formula="of:=[.K69]-[.G69]" office:value-type="float" office:value="-0.534587106249269" calcext:value-type="float">
            <text:p>-0.5345871062</text:p>
          </table:table-cell>
          <table:table-cell table:number-columns-repeated="1012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table:formula="of:=[.A70]/1000000" office:value-type="float" office:value="14.56521739" calcext:value-type="float">
            <text:p>1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4.26480103" calcext:value-type="float">
            <text:p>-74.26480103</text:p>
          </table:table-cell>
          <table:table-cell office:value-type="float" office:value="-63.82841873" calcext:value-type="float">
            <text:p>-63.82841873</text:p>
          </table:table-cell>
          <table:table-cell table:formula="of:=[.E70]-[.D70]" office:value-type="float" office:value="10.4363823" calcext:value-type="float">
            <text:p>10.4363823</text:p>
          </table:table-cell>
          <table:table-cell table:formula="of:=15.12-10*LOG10(POWER(10;[.F70]/10)-1)-[.C70]" office:value-type="float" office:value="4.49530537945261" calcext:value-type="float">
            <text:p>4.4953053795</text:p>
          </table:table-cell>
          <table:table-cell office:value-type="float" office:value="-74.18013" calcext:value-type="float">
            <text:p>-74.18013</text:p>
          </table:table-cell>
          <table:table-cell office:value-type="float" office:value="-63.2154541" calcext:value-type="float">
            <text:p>-63.2154541</text:p>
          </table:table-cell>
          <table:table-cell table:formula="of:=[.I70]-[.H70]" office:value-type="float" office:value="10.9646759" calcext:value-type="float">
            <text:p>10.9646759</text:p>
          </table:table-cell>
          <table:table-cell table:formula="of:=15.12-10*LOG10(POWER(10;[.J70]/10)-1)-[.C70]" office:value-type="float" office:value="3.91783075528651" calcext:value-type="float">
            <text:p>3.9178307553</text:p>
          </table:table-cell>
          <table:table-cell table:formula="of:=[.K70]-[.G70]" office:value-type="float" office:value="-0.577474624166103" calcext:value-type="float">
            <text:p>-0.5774746242</text:p>
          </table:table-cell>
          <table:table-cell table:number-columns-repeated="1012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table:formula="of:=[.A71]/1000000" office:value-type="float" office:value="14.7826087" calcext:value-type="float">
            <text:p>1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39178467" calcext:value-type="float">
            <text:p>-74.39178467</text:p>
          </table:table-cell>
          <table:table-cell office:value-type="float" office:value="-63.871521" calcext:value-type="float">
            <text:p>-63.871521</text:p>
          </table:table-cell>
          <table:table-cell table:formula="of:=[.E71]-[.D71]" office:value-type="float" office:value="10.52026367" calcext:value-type="float">
            <text:p>10.52026367</text:p>
          </table:table-cell>
          <table:table-cell table:formula="of:=15.12-10*LOG10(POWER(10;[.F71]/10)-1)-[.C71]" office:value-type="float" office:value="4.40317130989792" calcext:value-type="float">
            <text:p>4.4031713099</text:p>
          </table:table-cell>
          <table:table-cell office:value-type="float" office:value="-74.50993347" calcext:value-type="float">
            <text:p>-74.50993347</text:p>
          </table:table-cell>
          <table:table-cell office:value-type="float" office:value="-63.4056778" calcext:value-type="float">
            <text:p>-63.4056778</text:p>
          </table:table-cell>
          <table:table-cell table:formula="of:=[.I71]-[.H71]" office:value-type="float" office:value="11.10425567" calcext:value-type="float">
            <text:p>11.10425567</text:p>
          </table:table-cell>
          <table:table-cell table:formula="of:=15.12-10*LOG10(POWER(10;[.J71]/10)-1)-[.C71]" office:value-type="float" office:value="3.76630978287405" calcext:value-type="float">
            <text:p>3.7663097829</text:p>
          </table:table-cell>
          <table:table-cell table:formula="of:=[.K71]-[.G71]" office:value-type="float" office:value="-0.636861527023872" calcext:value-type="float">
            <text:p>-0.636861527</text:p>
          </table:table-cell>
          <table:table-cell table:number-columns-repeated="1012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72]/1000000" office:value-type="float" office:value="15" calcext:value-type="float">
            <text:p>15</text:p>
          </table:table-cell>
          <table:table-cell office:value-type="float" office:value="0.6" calcext:value-type="float">
            <text:p>0.60</text:p>
          </table:table-cell>
          <table:table-cell office:value-type="float" office:value="-74.59461975" calcext:value-type="float">
            <text:p>-74.59461975</text:p>
          </table:table-cell>
          <table:table-cell office:value-type="float" office:value="-63.93060303" calcext:value-type="float">
            <text:p>-63.93060303</text:p>
          </table:table-cell>
          <table:table-cell table:formula="of:=[.E72]-[.D72]" office:value-type="float" office:value="10.66401672" calcext:value-type="float">
            <text:p>10.66401672</text:p>
          </table:table-cell>
          <table:table-cell table:formula="of:=15.12-10*LOG10(POWER(10;[.F72]/10)-1)-[.C72]" office:value-type="float" office:value="4.24567533905345" calcext:value-type="float">
            <text:p>4.2456753391</text:p>
          </table:table-cell>
          <table:table-cell office:value-type="float" office:value="-74.7530365" calcext:value-type="float">
            <text:p>-74.7530365</text:p>
          </table:table-cell>
          <table:table-cell office:value-type="float" office:value="-63.78162384" calcext:value-type="float">
            <text:p>-63.78162384</text:p>
          </table:table-cell>
          <table:table-cell table:formula="of:=[.I72]-[.H72]" office:value-type="float" office:value="10.97141266" calcext:value-type="float">
            <text:p>10.97141266</text:p>
          </table:table-cell>
          <table:table-cell table:formula="of:=15.12-10*LOG10(POWER(10;[.J72]/10)-1)-[.C72]" office:value-type="float" office:value="3.91050803516766" calcext:value-type="float">
            <text:p>3.9105080352</text:p>
          </table:table-cell>
          <table:table-cell table:formula="of:=[.K72]-[.G72]" office:value-type="float" office:value="-0.335167303885788" calcext:value-type="float">
            <text:p>-0.3351673039</text:p>
          </table:table-cell>
          <table:table-cell table:number-columns-repeated="1012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table:formula="of:=[.A73]/1000000" office:value-type="float" office:value="15.2173913" calcext:value-type="float">
            <text:p>1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71038818" calcext:value-type="float">
            <text:p>-74.71038818</text:p>
          </table:table-cell>
          <table:table-cell office:value-type="float" office:value="-63.99493408" calcext:value-type="float">
            <text:p>-63.99493408</text:p>
          </table:table-cell>
          <table:table-cell table:formula="of:=[.E73]-[.D73]" office:value-type="float" office:value="10.7154541" calcext:value-type="float">
            <text:p>10.7154541</text:p>
          </table:table-cell>
          <table:table-cell table:formula="of:=15.12-10*LOG10(POWER(10;[.F73]/10)-1)-[.C73]" office:value-type="float" office:value="4.18944021436426" calcext:value-type="float">
            <text:p>4.1894402144</text:p>
          </table:table-cell>
          <table:table-cell office:value-type="float" office:value="-74.88722229" calcext:value-type="float">
            <text:p>-74.88722229</text:p>
          </table:table-cell>
          <table:table-cell office:value-type="float" office:value="-63.98746872" calcext:value-type="float">
            <text:p>-63.98746872</text:p>
          </table:table-cell>
          <table:table-cell table:formula="of:=[.I73]-[.H73]" office:value-type="float" office:value="10.89975357" calcext:value-type="float">
            <text:p>10.89975357</text:p>
          </table:table-cell>
          <table:table-cell table:formula="of:=15.12-10*LOG10(POWER(10;[.J73]/10)-1)-[.C73]" office:value-type="float" office:value="3.98845095081882" calcext:value-type="float">
            <text:p>3.9884509508</text:p>
          </table:table-cell>
          <table:table-cell table:formula="of:=[.K73]-[.G73]" office:value-type="float" office:value="-0.200989263545435" calcext:value-type="float">
            <text:p>-0.2009892635</text:p>
          </table:table-cell>
          <table:table-cell table:number-columns-repeated="1012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table:formula="of:=[.A74]/1000000" office:value-type="float" office:value="15.43478261" calcext:value-type="float">
            <text:p>1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4.63832855" calcext:value-type="float">
            <text:p>-74.63832855</text:p>
          </table:table-cell>
          <table:table-cell office:value-type="float" office:value="-63.94477081" calcext:value-type="float">
            <text:p>-63.94477081</text:p>
          </table:table-cell>
          <table:table-cell table:formula="of:=[.E74]-[.D74]" office:value-type="float" office:value="10.69355774" calcext:value-type="float">
            <text:p>10.69355774</text:p>
          </table:table-cell>
          <table:table-cell table:formula="of:=15.12-10*LOG10(POWER(10;[.F74]/10)-1)-[.C74]" office:value-type="float" office:value="4.21337133327073" calcext:value-type="float">
            <text:p>4.2133713333</text:p>
          </table:table-cell>
          <table:table-cell office:value-type="float" office:value="-75.4069519" calcext:value-type="float">
            <text:p>-75.4069519</text:p>
          </table:table-cell>
          <table:table-cell office:value-type="float" office:value="-64.06223297" calcext:value-type="float">
            <text:p>-64.06223297</text:p>
          </table:table-cell>
          <table:table-cell table:formula="of:=[.I74]-[.H74]" office:value-type="float" office:value="11.34471893" calcext:value-type="float">
            <text:p>11.34471893</text:p>
          </table:table-cell>
          <table:table-cell table:formula="of:=15.12-10*LOG10(POWER(10;[.J74]/10)-1)-[.C74]" office:value-type="float" office:value="3.50622509630738" calcext:value-type="float">
            <text:p>3.5062250963</text:p>
          </table:table-cell>
          <table:table-cell table:formula="of:=[.K74]-[.G74]" office:value-type="float" office:value="-0.707146236963343" calcext:value-type="float">
            <text:p>-0.707146237</text:p>
          </table:table-cell>
          <table:table-cell table:number-columns-repeated="1012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table:formula="of:=[.A75]/1000000" office:value-type="float" office:value="15.65217391" calcext:value-type="float">
            <text:p>1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4.81771088" calcext:value-type="float">
            <text:p>-74.81771088</text:p>
          </table:table-cell>
          <table:table-cell office:value-type="float" office:value="-63.96785736" calcext:value-type="float">
            <text:p>-63.96785736</text:p>
          </table:table-cell>
          <table:table-cell table:formula="of:=[.E75]-[.D75]" office:value-type="float" office:value="10.84985352" calcext:value-type="float">
            <text:p>10.84985352</text:p>
          </table:table-cell>
          <table:table-cell table:formula="of:=15.12-10*LOG10(POWER(10;[.F75]/10)-1)-[.C75]" office:value-type="float" office:value="4.04279389114688" calcext:value-type="float">
            <text:p>4.0427938911</text:p>
          </table:table-cell>
          <table:table-cell office:value-type="float" office:value="-75.40536499" calcext:value-type="float">
            <text:p>-75.40536499</text:p>
          </table:table-cell>
          <table:table-cell office:value-type="float" office:value="-64.01337433" calcext:value-type="float">
            <text:p>-64.01337433</text:p>
          </table:table-cell>
          <table:table-cell table:formula="of:=[.I75]-[.H75]" office:value-type="float" office:value="11.39199066" calcext:value-type="float">
            <text:p>11.39199066</text:p>
          </table:table-cell>
          <table:table-cell table:formula="of:=15.12-10*LOG10(POWER(10;[.J75]/10)-1)-[.C75]" office:value-type="float" office:value="3.45523222216678" calcext:value-type="float">
            <text:p>3.4552322222</text:p>
          </table:table-cell>
          <table:table-cell table:formula="of:=[.K75]-[.G75]" office:value-type="float" office:value="-0.58756166898009" calcext:value-type="float">
            <text:p>-0.587561669</text:p>
          </table:table-cell>
          <table:table-cell table:number-columns-repeated="1012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table:formula="of:=[.A76]/1000000" office:value-type="float" office:value="15.86956522" calcext:value-type="float">
            <text:p>1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4.81835938" calcext:value-type="float">
            <text:p>-74.81835938</text:p>
          </table:table-cell>
          <table:table-cell office:value-type="float" office:value="-64.06208038" calcext:value-type="float">
            <text:p>-64.06208038</text:p>
          </table:table-cell>
          <table:table-cell table:formula="of:=[.E76]-[.D76]" office:value-type="float" office:value="10.756279" calcext:value-type="float">
            <text:p>10.756279</text:p>
          </table:table-cell>
          <table:table-cell table:formula="of:=15.12-10*LOG10(POWER(10;[.F76]/10)-1)-[.C76]" office:value-type="float" office:value="4.14485138646957" calcext:value-type="float">
            <text:p>4.1448513865</text:p>
          </table:table-cell>
          <table:table-cell office:value-type="float" office:value="-75.58887482" calcext:value-type="float">
            <text:p>-75.58887482</text:p>
          </table:table-cell>
          <table:table-cell office:value-type="float" office:value="-64.31561279" calcext:value-type="float">
            <text:p>-64.31561279</text:p>
          </table:table-cell>
          <table:table-cell table:formula="of:=[.I76]-[.H76]" office:value-type="float" office:value="11.27326203" calcext:value-type="float">
            <text:p>11.27326203</text:p>
          </table:table-cell>
          <table:table-cell table:formula="of:=15.12-10*LOG10(POWER(10;[.J76]/10)-1)-[.C76]" office:value-type="float" office:value="3.58339059907449" calcext:value-type="float">
            <text:p>3.5833905991</text:p>
          </table:table-cell>
          <table:table-cell table:formula="of:=[.K76]-[.G76]" office:value-type="float" office:value="-0.561460787395078" calcext:value-type="float">
            <text:p>-0.5614607874</text:p>
          </table:table-cell>
          <table:table-cell table:number-columns-repeated="1012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table:formula="of:=[.A77]/1000000" office:value-type="float" office:value="16.08695652" calcext:value-type="float">
            <text:p>1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5.04400635" calcext:value-type="float">
            <text:p>-75.04400635</text:p>
          </table:table-cell>
          <table:table-cell office:value-type="float" office:value="-64.16493225" calcext:value-type="float">
            <text:p>-64.16493225</text:p>
          </table:table-cell>
          <table:table-cell table:formula="of:=[.E77]-[.D77]" office:value-type="float" office:value="10.8790741" calcext:value-type="float">
            <text:p>10.8790741</text:p>
          </table:table-cell>
          <table:table-cell table:formula="of:=15.12-10*LOG10(POWER(10;[.F77]/10)-1)-[.C77]" office:value-type="float" office:value="4.0109648907729" calcext:value-type="float">
            <text:p>4.0109648908</text:p>
          </table:table-cell>
          <table:table-cell office:value-type="float" office:value="-75.44744873" calcext:value-type="float">
            <text:p>-75.44744873</text:p>
          </table:table-cell>
          <table:table-cell office:value-type="float" office:value="-64.33547211" calcext:value-type="float">
            <text:p>-64.33547211</text:p>
          </table:table-cell>
          <table:table-cell table:formula="of:=[.I77]-[.H77]" office:value-type="float" office:value="11.11197662" calcext:value-type="float">
            <text:p>11.11197662</text:p>
          </table:table-cell>
          <table:table-cell table:formula="of:=15.12-10*LOG10(POWER(10;[.J77]/10)-1)-[.C77]" office:value-type="float" office:value="3.75794037270588" calcext:value-type="float">
            <text:p>3.7579403727</text:p>
          </table:table-cell>
          <table:table-cell table:formula="of:=[.K77]-[.G77]" office:value-type="float" office:value="-0.253024518067026" calcext:value-type="float">
            <text:p>-0.2530245181</text:p>
          </table:table-cell>
          <table:table-cell table:number-columns-repeated="1012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table:formula="of:=[.A78]/1000000" office:value-type="float" office:value="16.30434783" calcext:value-type="float">
            <text:p>1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5.07546234" calcext:value-type="float">
            <text:p>-75.07546234</text:p>
          </table:table-cell>
          <table:table-cell office:value-type="float" office:value="-64.09477234" calcext:value-type="float">
            <text:p>-64.09477234</text:p>
          </table:table-cell>
          <table:table-cell table:formula="of:=[.E78]-[.D78]" office:value-type="float" office:value="10.98069" calcext:value-type="float">
            <text:p>10.98069</text:p>
          </table:table-cell>
          <table:table-cell table:formula="of:=15.12-10*LOG10(POWER(10;[.F78]/10)-1)-[.C78]" office:value-type="float" office:value="3.90042537194012" calcext:value-type="float">
            <text:p>3.9004253719</text:p>
          </table:table-cell>
          <table:table-cell office:value-type="float" office:value="-75.50095367" calcext:value-type="float">
            <text:p>-75.50095367</text:p>
          </table:table-cell>
          <table:table-cell office:value-type="float" office:value="-64.24254608" calcext:value-type="float">
            <text:p>-64.24254608</text:p>
          </table:table-cell>
          <table:table-cell table:formula="of:=[.I78]-[.H78]" office:value-type="float" office:value="11.25840759" calcext:value-type="float">
            <text:p>11.25840759</text:p>
          </table:table-cell>
          <table:table-cell table:formula="of:=15.12-10*LOG10(POWER(10;[.J78]/10)-1)-[.C78]" office:value-type="float" office:value="3.5994445335466" calcext:value-type="float">
            <text:p>3.5994445335</text:p>
          </table:table-cell>
          <table:table-cell table:formula="of:=[.K78]-[.G78]" office:value-type="float" office:value="-0.300980838393514" calcext:value-type="float">
            <text:p>-0.3009808384</text:p>
          </table:table-cell>
          <table:table-cell table:number-columns-repeated="1012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table:formula="of:=[.A79]/1000000" office:value-type="float" office:value="16.52173913" calcext:value-type="float">
            <text:p>1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5.33847046" calcext:value-type="float">
            <text:p>-75.33847046</text:p>
          </table:table-cell>
          <table:table-cell office:value-type="float" office:value="-64.23958588" calcext:value-type="float">
            <text:p>-64.23958588</text:p>
          </table:table-cell>
          <table:table-cell table:formula="of:=[.E79]-[.D79]" office:value-type="float" office:value="11.09888458" calcext:value-type="float">
            <text:p>11.09888458</text:p>
          </table:table-cell>
          <table:table-cell table:formula="of:=15.12-10*LOG10(POWER(10;[.F79]/10)-1)-[.C79]" office:value-type="float" office:value="3.77213271277716" calcext:value-type="float">
            <text:p>3.7721327128</text:p>
          </table:table-cell>
          <table:table-cell office:value-type="float" office:value="-75.61115265" calcext:value-type="float">
            <text:p>-75.61115265</text:p>
          </table:table-cell>
          <table:table-cell office:value-type="float" office:value="-64.49356079" calcext:value-type="float">
            <text:p>-64.49356079</text:p>
          </table:table-cell>
          <table:table-cell table:formula="of:=[.I79]-[.H79]" office:value-type="float" office:value="11.11759186" calcext:value-type="float">
            <text:p>11.11759186</text:p>
          </table:table-cell>
          <table:table-cell table:formula="of:=15.12-10*LOG10(POWER(10;[.J79]/10)-1)-[.C79]" office:value-type="float" office:value="3.75185430925382" calcext:value-type="float">
            <text:p>3.7518543093</text:p>
          </table:table-cell>
          <table:table-cell table:formula="of:=[.K79]-[.G79]" office:value-type="float" office:value="-0.020278403523335" calcext:value-type="float">
            <text:p>-0.0202784035</text:p>
          </table:table-cell>
          <table:table-cell table:number-columns-repeated="1012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table:formula="of:=[.A80]/1000000" office:value-type="float" office:value="16.73913043" calcext:value-type="float">
            <text:p>1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5.23096466" calcext:value-type="float">
            <text:p>-75.23096466</text:p>
          </table:table-cell>
          <table:table-cell office:value-type="float" office:value="-64.14215088" calcext:value-type="float">
            <text:p>-64.14215088</text:p>
          </table:table-cell>
          <table:table-cell table:formula="of:=[.E80]-[.D80]" office:value-type="float" office:value="11.08881378" calcext:value-type="float">
            <text:p>11.08881378</text:p>
          </table:table-cell>
          <table:table-cell table:formula="of:=15.12-10*LOG10(POWER(10;[.F80]/10)-1)-[.C80]" office:value-type="float" office:value="3.78305234785993" calcext:value-type="float">
            <text:p>3.7830523479</text:p>
          </table:table-cell>
          <table:table-cell office:value-type="float" office:value="-75.61513519" calcext:value-type="float">
            <text:p>-75.61513519</text:p>
          </table:table-cell>
          <table:table-cell office:value-type="float" office:value="-64.54872894" calcext:value-type="float">
            <text:p>-64.54872894</text:p>
          </table:table-cell>
          <table:table-cell table:formula="of:=[.I80]-[.H80]" office:value-type="float" office:value="11.06640625" calcext:value-type="float">
            <text:p>11.06640625</text:p>
          </table:table-cell>
          <table:table-cell table:formula="of:=15.12-10*LOG10(POWER(10;[.J80]/10)-1)-[.C80]" office:value-type="float" office:value="3.80735621212664" calcext:value-type="float">
            <text:p>3.8073562121</text:p>
          </table:table-cell>
          <table:table-cell table:formula="of:=[.K80]-[.G80]" office:value-type="float" office:value="0.0243038642667166" calcext:value-type="float">
            <text:p>0.0243038643</text:p>
          </table:table-cell>
          <table:table-cell table:number-columns-repeated="1012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table:formula="of:=[.A81]/1000000" office:value-type="float" office:value="16.95652174" calcext:value-type="float">
            <text:p>1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5.4506073" calcext:value-type="float">
            <text:p>-75.4506073</text:p>
          </table:table-cell>
          <table:table-cell office:value-type="float" office:value="-64.05026245" calcext:value-type="float">
            <text:p>-64.05026245</text:p>
          </table:table-cell>
          <table:table-cell table:formula="of:=[.E81]-[.D81]" office:value-type="float" office:value="11.40034485" calcext:value-type="float">
            <text:p>11.40034485</text:p>
          </table:table-cell>
          <table:table-cell table:formula="of:=15.12-10*LOG10(POWER(10;[.F81]/10)-1)-[.C81]" office:value-type="float" office:value="3.44622493579259" calcext:value-type="float">
            <text:p>3.4462249358</text:p>
          </table:table-cell>
          <table:table-cell office:value-type="float" office:value="-75.53449249" calcext:value-type="float">
            <text:p>-75.53449249</text:p>
          </table:table-cell>
          <table:table-cell office:value-type="float" office:value="-64.43165588" calcext:value-type="float">
            <text:p>-64.43165588</text:p>
          </table:table-cell>
          <table:table-cell table:formula="of:=[.I81]-[.H81]" office:value-type="float" office:value="11.10283661" calcext:value-type="float">
            <text:p>11.10283661</text:p>
          </table:table-cell>
          <table:table-cell table:formula="of:=15.12-10*LOG10(POWER(10;[.J81]/10)-1)-[.C81]" office:value-type="float" office:value="3.76784816161379" calcext:value-type="float">
            <text:p>3.7678481616</text:p>
          </table:table-cell>
          <table:table-cell table:formula="of:=[.K81]-[.G81]" office:value-type="float" office:value="0.321623225821204" calcext:value-type="float">
            <text:p>0.3216232258</text:p>
          </table:table-cell>
          <table:table-cell table:number-columns-repeated="1012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table:formula="of:=[.A82]/1000000" office:value-type="float" office:value="17.17391304" calcext:value-type="float">
            <text:p>1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5.24313354" calcext:value-type="float">
            <text:p>-75.24313354</text:p>
          </table:table-cell>
          <table:table-cell office:value-type="float" office:value="-64.34202576" calcext:value-type="float">
            <text:p>-64.34202576</text:p>
          </table:table-cell>
          <table:table-cell table:formula="of:=[.E82]-[.D82]" office:value-type="float" office:value="10.90110778" calcext:value-type="float">
            <text:p>10.90110778</text:p>
          </table:table-cell>
          <table:table-cell table:formula="of:=15.12-10*LOG10(POWER(10;[.F82]/10)-1)-[.C82]" office:value-type="float" office:value="3.98697694065477" calcext:value-type="float">
            <text:p>3.9869769407</text:p>
          </table:table-cell>
          <table:table-cell office:value-type="float" office:value="-75.71272278" calcext:value-type="float">
            <text:p>-75.71272278</text:p>
          </table:table-cell>
          <table:table-cell office:value-type="float" office:value="-64.52058411" calcext:value-type="float">
            <text:p>-64.52058411</text:p>
          </table:table-cell>
          <table:table-cell table:formula="of:=[.I82]-[.H82]" office:value-type="float" office:value="11.19213867" calcext:value-type="float">
            <text:p>11.19213867</text:p>
          </table:table-cell>
          <table:table-cell table:formula="of:=15.12-10*LOG10(POWER(10;[.J82]/10)-1)-[.C82]" office:value-type="float" office:value="3.67111903301602" calcext:value-type="float">
            <text:p>3.671119033</text:p>
          </table:table-cell>
          <table:table-cell table:formula="of:=[.K82]-[.G82]" office:value-type="float" office:value="-0.315857907638755" calcext:value-type="float">
            <text:p>-0.3158579076</text:p>
          </table:table-cell>
          <table:table-cell table:number-columns-repeated="1012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table:formula="of:=[.A83]/1000000" office:value-type="float" office:value="17.39130435" calcext:value-type="float">
            <text:p>1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5.53799438" calcext:value-type="float">
            <text:p>-75.53799438</text:p>
          </table:table-cell>
          <table:table-cell office:value-type="float" office:value="-64.47026825" calcext:value-type="float">
            <text:p>-64.47026825</text:p>
          </table:table-cell>
          <table:table-cell table:formula="of:=[.E83]-[.D83]" office:value-type="float" office:value="11.06772613" calcext:value-type="float">
            <text:p>11.06772613</text:p>
          </table:table-cell>
          <table:table-cell table:formula="of:=15.12-10*LOG10(POWER(10;[.F83]/10)-1)-[.C83]" office:value-type="float" office:value="3.8059243371671" calcext:value-type="float">
            <text:p>3.8059243372</text:p>
          </table:table-cell>
          <table:table-cell office:value-type="float" office:value="-75.90046692" calcext:value-type="float">
            <text:p>-75.90046692</text:p>
          </table:table-cell>
          <table:table-cell office:value-type="float" office:value="-64.38899231" calcext:value-type="float">
            <text:p>-64.38899231</text:p>
          </table:table-cell>
          <table:table-cell table:formula="of:=[.I83]-[.H83]" office:value-type="float" office:value="11.51147461" calcext:value-type="float">
            <text:p>11.51147461</text:p>
          </table:table-cell>
          <table:table-cell table:formula="of:=15.12-10*LOG10(POWER(10;[.J83]/10)-1)-[.C83]" office:value-type="float" office:value="3.32653504985932" calcext:value-type="float">
            <text:p>3.3265350499</text:p>
          </table:table-cell>
          <table:table-cell table:formula="of:=[.K83]-[.G83]" office:value-type="float" office:value="-0.479389287307781" calcext:value-type="float">
            <text:p>-0.4793892873</text:p>
          </table:table-cell>
          <table:table-cell table:number-columns-repeated="1012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table:formula="of:=[.A84]/1000000" office:value-type="float" office:value="17.60869565" calcext:value-type="float">
            <text:p>1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5.43787384" calcext:value-type="float">
            <text:p>-75.43787384</text:p>
          </table:table-cell>
          <table:table-cell office:value-type="float" office:value="-64.45251465" calcext:value-type="float">
            <text:p>-64.45251465</text:p>
          </table:table-cell>
          <table:table-cell table:formula="of:=[.E84]-[.D84]" office:value-type="float" office:value="10.98535919" calcext:value-type="float">
            <text:p>10.98535919</text:p>
          </table:table-cell>
          <table:table-cell table:formula="of:=15.12-10*LOG10(POWER(10;[.F84]/10)-1)-[.C84]" office:value-type="float" office:value="3.89535157771374" calcext:value-type="float">
            <text:p>3.8953515777</text:p>
          </table:table-cell>
          <table:table-cell office:value-type="float" office:value="-75.74477386" calcext:value-type="float">
            <text:p>-75.74477386</text:p>
          </table:table-cell>
          <table:table-cell office:value-type="float" office:value="-64.48430634" calcext:value-type="float">
            <text:p>-64.48430634</text:p>
          </table:table-cell>
          <table:table-cell table:formula="of:=[.I84]-[.H84]" office:value-type="float" office:value="11.26046752" calcext:value-type="float">
            <text:p>11.26046752</text:p>
          </table:table-cell>
          <table:table-cell table:formula="of:=15.12-10*LOG10(POWER(10;[.J84]/10)-1)-[.C84]" office:value-type="float" office:value="3.59721799948176" calcext:value-type="float">
            <text:p>3.5972179995</text:p>
          </table:table-cell>
          <table:table-cell table:formula="of:=[.K84]-[.G84]" office:value-type="float" office:value="-0.29813357823198" calcext:value-type="float">
            <text:p>-0.2981335782</text:p>
          </table:table-cell>
          <table:table-cell table:number-columns-repeated="1012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table:formula="of:=[.A85]/1000000" office:value-type="float" office:value="17.82608696" calcext:value-type="float">
            <text:p>1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5.32865143" calcext:value-type="float">
            <text:p>-75.32865143</text:p>
          </table:table-cell>
          <table:table-cell office:value-type="float" office:value="-64.11492157" calcext:value-type="float">
            <text:p>-64.11492157</text:p>
          </table:table-cell>
          <table:table-cell table:formula="of:=[.E85]-[.D85]" office:value-type="float" office:value="11.21372986" calcext:value-type="float">
            <text:p>11.21372986</text:p>
          </table:table-cell>
          <table:table-cell table:formula="of:=15.12-10*LOG10(POWER(10;[.F85]/10)-1)-[.C85]" office:value-type="float" office:value="3.64775683381809" calcext:value-type="float">
            <text:p>3.6477568338</text:p>
          </table:table-cell>
          <table:table-cell office:value-type="float" office:value="-75.86552429" calcext:value-type="float">
            <text:p>-75.86552429</text:p>
          </table:table-cell>
          <table:table-cell office:value-type="float" office:value="-64.22564697" calcext:value-type="float">
            <text:p>-64.22564697</text:p>
          </table:table-cell>
          <table:table-cell table:formula="of:=[.I85]-[.H85]" office:value-type="float" office:value="11.63987732" calcext:value-type="float">
            <text:p>11.63987732</text:p>
          </table:table-cell>
          <table:table-cell table:formula="of:=15.12-10*LOG10(POWER(10;[.J85]/10)-1)-[.C85]" office:value-type="float" office:value="3.18853074870697" calcext:value-type="float">
            <text:p>3.1885307487</text:p>
          </table:table-cell>
          <table:table-cell table:formula="of:=[.K85]-[.G85]" office:value-type="float" office:value="-0.459226085111128" calcext:value-type="float">
            <text:p>-0.4592260851</text:p>
          </table:table-cell>
          <table:table-cell table:number-columns-repeated="1012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table:formula="of:=[.A86]/1000000" office:value-type="float" office:value="18.04347826" calcext:value-type="float">
            <text:p>1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5.39024353" calcext:value-type="float">
            <text:p>-75.39024353</text:p>
          </table:table-cell>
          <table:table-cell office:value-type="float" office:value="-63.9429512" calcext:value-type="float">
            <text:p>-63.9429512</text:p>
          </table:table-cell>
          <table:table-cell table:formula="of:=[.E86]-[.D86]" office:value-type="float" office:value="11.44729233" calcext:value-type="float">
            <text:p>11.44729233</text:p>
          </table:table-cell>
          <table:table-cell table:formula="of:=15.12-10*LOG10(POWER(10;[.F86]/10)-1)-[.C86]" office:value-type="float" office:value="3.39563237420992" calcext:value-type="float">
            <text:p>3.3956323742</text:p>
          </table:table-cell>
          <table:table-cell office:value-type="float" office:value="-75.77449036" calcext:value-type="float">
            <text:p>-75.77449036</text:p>
          </table:table-cell>
          <table:table-cell office:value-type="float" office:value="-64.41789246" calcext:value-type="float">
            <text:p>-64.41789246</text:p>
          </table:table-cell>
          <table:table-cell table:formula="of:=[.I86]-[.H86]" office:value-type="float" office:value="11.3565979" calcext:value-type="float">
            <text:p>11.3565979</text:p>
          </table:table-cell>
          <table:table-cell table:formula="of:=15.12-10*LOG10(POWER(10;[.J86]/10)-1)-[.C86]" office:value-type="float" office:value="3.49340692103707" calcext:value-type="float">
            <text:p>3.493406921</text:p>
          </table:table-cell>
          <table:table-cell table:formula="of:=[.K86]-[.G86]" office:value-type="float" office:value="0.0977745468271465" calcext:value-type="float">
            <text:p>0.0977745468</text:p>
          </table:table-cell>
          <table:table-cell table:number-columns-repeated="1012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table:formula="of:=[.A87]/1000000" office:value-type="float" office:value="18.26086957" calcext:value-type="float">
            <text:p>1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5.46311951" calcext:value-type="float">
            <text:p>-75.46311951</text:p>
          </table:table-cell>
          <table:table-cell office:value-type="float" office:value="-64.25050354" calcext:value-type="float">
            <text:p>-64.25050354</text:p>
          </table:table-cell>
          <table:table-cell table:formula="of:=[.E87]-[.D87]" office:value-type="float" office:value="11.21261597" calcext:value-type="float">
            <text:p>11.21261597</text:p>
          </table:table-cell>
          <table:table-cell table:formula="of:=15.12-10*LOG10(POWER(10;[.F87]/10)-1)-[.C87]" office:value-type="float" office:value="3.64896185735817" calcext:value-type="float">
            <text:p>3.6489618574</text:p>
          </table:table-cell>
          <table:table-cell office:value-type="float" office:value="-75.7933197" calcext:value-type="float">
            <text:p>-75.7933197</text:p>
          </table:table-cell>
          <table:table-cell office:value-type="float" office:value="-64.31105804" calcext:value-type="float">
            <text:p>-64.31105804</text:p>
          </table:table-cell>
          <table:table-cell table:formula="of:=[.I87]-[.H87]" office:value-type="float" office:value="11.48226166" calcext:value-type="float">
            <text:p>11.48226166</text:p>
          </table:table-cell>
          <table:table-cell table:formula="of:=15.12-10*LOG10(POWER(10;[.J87]/10)-1)-[.C87]" office:value-type="float" office:value="3.35797541800218" calcext:value-type="float">
            <text:p>3.357975418</text:p>
          </table:table-cell>
          <table:table-cell table:formula="of:=[.K87]-[.G87]" office:value-type="float" office:value="-0.290986439355988" calcext:value-type="float">
            <text:p>-0.2909864394</text:p>
          </table:table-cell>
          <table:table-cell table:number-columns-repeated="1012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table:formula="of:=[.A88]/1000000" office:value-type="float" office:value="18.47826087" calcext:value-type="float">
            <text:p>1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5.26559448" calcext:value-type="float">
            <text:p>-75.26559448</text:p>
          </table:table-cell>
          <table:table-cell office:value-type="float" office:value="-64.29623413" calcext:value-type="float">
            <text:p>-64.29623413</text:p>
          </table:table-cell>
          <table:table-cell table:formula="of:=[.E88]-[.D88]" office:value-type="float" office:value="10.96936035" calcext:value-type="float">
            <text:p>10.96936035</text:p>
          </table:table-cell>
          <table:table-cell table:formula="of:=15.12-10*LOG10(POWER(10;[.F88]/10)-1)-[.C88]" office:value-type="float" office:value="3.9127387494622" calcext:value-type="float">
            <text:p>3.9127387495</text:p>
          </table:table-cell>
          <table:table-cell office:value-type="float" office:value="-75.60297394" calcext:value-type="float">
            <text:p>-75.60297394</text:p>
          </table:table-cell>
          <table:table-cell office:value-type="float" office:value="-64.52326965" calcext:value-type="float">
            <text:p>-64.52326965</text:p>
          </table:table-cell>
          <table:table-cell table:formula="of:=[.I88]-[.H88]" office:value-type="float" office:value="11.07970429" calcext:value-type="float">
            <text:p>11.07970429</text:p>
          </table:table-cell>
          <table:table-cell table:formula="of:=15.12-10*LOG10(POWER(10;[.J88]/10)-1)-[.C88]" office:value-type="float" office:value="3.79293148796725" calcext:value-type="float">
            <text:p>3.792931488</text:p>
          </table:table-cell>
          <table:table-cell table:formula="of:=[.K88]-[.G88]" office:value-type="float" office:value="-0.119807261494953" calcext:value-type="float">
            <text:p>-0.1198072615</text:p>
          </table:table-cell>
          <table:table-cell table:number-columns-repeated="1012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table:formula="of:=[.A89]/1000000" office:value-type="float" office:value="18.69565217" calcext:value-type="float">
            <text:p>1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5.30545044" calcext:value-type="float">
            <text:p>-75.30545044</text:p>
          </table:table-cell>
          <table:table-cell office:value-type="float" office:value="-63.94272614" calcext:value-type="float">
            <text:p>-63.94272614</text:p>
          </table:table-cell>
          <table:table-cell table:formula="of:=[.E89]-[.D89]" office:value-type="float" office:value="11.3627243" calcext:value-type="float">
            <text:p>11.3627243</text:p>
          </table:table-cell>
          <table:table-cell table:formula="of:=15.12-10*LOG10(POWER(10;[.F89]/10)-1)-[.C89]" office:value-type="float" office:value="3.486797222376" calcext:value-type="float">
            <text:p>3.4867972224</text:p>
          </table:table-cell>
          <table:table-cell office:value-type="float" office:value="-75.63328552" calcext:value-type="float">
            <text:p>-75.63328552</text:p>
          </table:table-cell>
          <table:table-cell office:value-type="float" office:value="-64.29103088" calcext:value-type="float">
            <text:p>-64.29103088</text:p>
          </table:table-cell>
          <table:table-cell table:formula="of:=[.I89]-[.H89]" office:value-type="float" office:value="11.34225464" calcext:value-type="float">
            <text:p>11.34225464</text:p>
          </table:table-cell>
          <table:table-cell table:formula="of:=15.12-10*LOG10(POWER(10;[.J89]/10)-1)-[.C89]" office:value-type="float" office:value="3.50888457169607" calcext:value-type="float">
            <text:p>3.5088845717</text:p>
          </table:table-cell>
          <table:table-cell table:formula="of:=[.K89]-[.G89]" office:value-type="float" office:value="0.0220873493200706" calcext:value-type="float">
            <text:p>0.0220873493</text:p>
          </table:table-cell>
          <table:table-cell table:number-columns-repeated="1012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table:formula="of:=[.A90]/1000000" office:value-type="float" office:value="18.91304348" calcext:value-type="float">
            <text:p>1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5.34015656" calcext:value-type="float">
            <text:p>-75.34015656</text:p>
          </table:table-cell>
          <table:table-cell office:value-type="float" office:value="-64.38813782" calcext:value-type="float">
            <text:p>-64.38813782</text:p>
          </table:table-cell>
          <table:table-cell table:formula="of:=[.E90]-[.D90]" office:value-type="float" office:value="10.95201874" calcext:value-type="float">
            <text:p>10.95201874</text:p>
          </table:table-cell>
          <table:table-cell table:formula="of:=15.12-10*LOG10(POWER(10;[.F90]/10)-1)-[.C90]" office:value-type="float" office:value="3.93159150472513" calcext:value-type="float">
            <text:p>3.9315915047</text:p>
          </table:table-cell>
          <table:table-cell office:value-type="float" office:value="-75.63471222" calcext:value-type="float">
            <text:p>-75.63471222</text:p>
          </table:table-cell>
          <table:table-cell office:value-type="float" office:value="-64.45424652" calcext:value-type="float">
            <text:p>-64.45424652</text:p>
          </table:table-cell>
          <table:table-cell table:formula="of:=[.I90]-[.H90]" office:value-type="float" office:value="11.1804657" calcext:value-type="float">
            <text:p>11.1804657</text:p>
          </table:table-cell>
          <table:table-cell table:formula="of:=15.12-10*LOG10(POWER(10;[.J90]/10)-1)-[.C90]" office:value-type="float" office:value="3.68375344951722" calcext:value-type="float">
            <text:p>3.6837534495</text:p>
          </table:table-cell>
          <table:table-cell table:formula="of:=[.K90]-[.G90]" office:value-type="float" office:value="-0.247838055207907" calcext:value-type="float">
            <text:p>-0.2478380552</text:p>
          </table:table-cell>
          <table:table-cell table:number-columns-repeated="1012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table:formula="of:=[.A91]/1000000" office:value-type="float" office:value="19.13043478" calcext:value-type="float">
            <text:p>1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5.08746338" calcext:value-type="float">
            <text:p>-75.08746338</text:p>
          </table:table-cell>
          <table:table-cell office:value-type="float" office:value="-64.49475098" calcext:value-type="float">
            <text:p>-64.49475098</text:p>
          </table:table-cell>
          <table:table-cell table:formula="of:=[.E91]-[.D91]" office:value-type="float" office:value="10.5927124" calcext:value-type="float">
            <text:p>10.5927124</text:p>
          </table:table-cell>
          <table:table-cell table:formula="of:=15.12-10*LOG10(POWER(10;[.F91]/10)-1)-[.C91]" office:value-type="float" office:value="4.32373412707682" calcext:value-type="float">
            <text:p>4.3237341271</text:p>
          </table:table-cell>
          <table:table-cell office:value-type="float" office:value="-75.52248383" calcext:value-type="float">
            <text:p>-75.52248383</text:p>
          </table:table-cell>
          <table:table-cell office:value-type="float" office:value="-64.39131165" calcext:value-type="float">
            <text:p>-64.39131165</text:p>
          </table:table-cell>
          <table:table-cell table:formula="of:=[.I91]-[.H91]" office:value-type="float" office:value="11.13117218" calcext:value-type="float">
            <text:p>11.13117218</text:p>
          </table:table-cell>
          <table:table-cell table:formula="of:=15.12-10*LOG10(POWER(10;[.J91]/10)-1)-[.C91]" office:value-type="float" office:value="3.73713803773483" calcext:value-type="float">
            <text:p>3.7371380377</text:p>
          </table:table-cell>
          <table:table-cell table:formula="of:=[.K91]-[.G91]" office:value-type="float" office:value="-0.586596089341996" calcext:value-type="float">
            <text:p>-0.5865960893</text:p>
          </table:table-cell>
          <table:table-cell table:number-columns-repeated="1012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table:formula="of:=[.A92]/1000000" office:value-type="float" office:value="19.34782609" calcext:value-type="float">
            <text:p>1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5.22006989" calcext:value-type="float">
            <text:p>-75.22006989</text:p>
          </table:table-cell>
          <table:table-cell office:value-type="float" office:value="-64.14842224" calcext:value-type="float">
            <text:p>-64.14842224</text:p>
          </table:table-cell>
          <table:table-cell table:formula="of:=[.E92]-[.D92]" office:value-type="float" office:value="11.07164765" calcext:value-type="float">
            <text:p>11.07164765</text:p>
          </table:table-cell>
          <table:table-cell table:formula="of:=15.12-10*LOG10(POWER(10;[.F92]/10)-1)-[.C92]" office:value-type="float" office:value="3.80167028460384" calcext:value-type="float">
            <text:p>3.8016702846</text:p>
          </table:table-cell>
          <table:table-cell office:value-type="float" office:value="-75.29277039" calcext:value-type="float">
            <text:p>-75.29277039</text:p>
          </table:table-cell>
          <table:table-cell office:value-type="float" office:value="-64.39285278" calcext:value-type="float">
            <text:p>-64.39285278</text:p>
          </table:table-cell>
          <table:table-cell table:formula="of:=[.I92]-[.H92]" office:value-type="float" office:value="10.89991761" calcext:value-type="float">
            <text:p>10.89991761</text:p>
          </table:table-cell>
          <table:table-cell table:formula="of:=15.12-10*LOG10(POWER(10;[.J92]/10)-1)-[.C92]" office:value-type="float" office:value="3.98827239685863" calcext:value-type="float">
            <text:p>3.9882723969</text:p>
          </table:table-cell>
          <table:table-cell table:formula="of:=[.K92]-[.G92]" office:value-type="float" office:value="0.186602112254786" calcext:value-type="float">
            <text:p>0.1866021123</text:p>
          </table:table-cell>
          <table:table-cell table:number-columns-repeated="1012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table:formula="of:=[.A93]/1000000" office:value-type="float" office:value="19.56521739" calcext:value-type="float">
            <text:p>1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5.03025818" calcext:value-type="float">
            <text:p>-75.03025818</text:p>
          </table:table-cell>
          <table:table-cell office:value-type="float" office:value="-64.28623962" calcext:value-type="float">
            <text:p>-64.28623962</text:p>
          </table:table-cell>
          <table:table-cell table:formula="of:=[.E93]-[.D93]" office:value-type="float" office:value="10.74401856" calcext:value-type="float">
            <text:p>10.74401856</text:p>
          </table:table-cell>
          <table:table-cell table:formula="of:=15.12-10*LOG10(POWER(10;[.F93]/10)-1)-[.C93]" office:value-type="float" office:value="4.15823814356467" calcext:value-type="float">
            <text:p>4.1582381436</text:p>
          </table:table-cell>
          <table:table-cell office:value-type="float" office:value="-75.38154602" calcext:value-type="float">
            <text:p>-75.38154602</text:p>
          </table:table-cell>
          <table:table-cell office:value-type="float" office:value="-64.41975403" calcext:value-type="float">
            <text:p>-64.41975403</text:p>
          </table:table-cell>
          <table:table-cell table:formula="of:=[.I93]-[.H93]" office:value-type="float" office:value="10.96179199" calcext:value-type="float">
            <text:p>10.96179199</text:p>
          </table:table-cell>
          <table:table-cell table:formula="of:=15.12-10*LOG10(POWER(10;[.J93]/10)-1)-[.C93]" office:value-type="float" office:value="3.92096580855327" calcext:value-type="float">
            <text:p>3.9209658086</text:p>
          </table:table-cell>
          <table:table-cell table:formula="of:=[.K93]-[.G93]" office:value-type="float" office:value="-0.237272335011405" calcext:value-type="float">
            <text:p>-0.237272335</text:p>
          </table:table-cell>
          <table:table-cell table:number-columns-repeated="1012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table:formula="of:=[.A94]/1000000" office:value-type="float" office:value="19.7826087" calcext:value-type="float">
            <text:p>1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82463074" calcext:value-type="float">
            <text:p>-74.82463074</text:p>
          </table:table-cell>
          <table:table-cell office:value-type="float" office:value="-64.30835724" calcext:value-type="float">
            <text:p>-64.30835724</text:p>
          </table:table-cell>
          <table:table-cell table:formula="of:=[.E94]-[.D94]" office:value-type="float" office:value="10.5162735" calcext:value-type="float">
            <text:p>10.5162735</text:p>
          </table:table-cell>
          <table:table-cell table:formula="of:=15.12-10*LOG10(POWER(10;[.F94]/10)-1)-[.C94]" office:value-type="float" office:value="4.40755010198947" calcext:value-type="float">
            <text:p>4.407550102</text:p>
          </table:table-cell>
          <table:table-cell office:value-type="float" office:value="-75.22433472" calcext:value-type="float">
            <text:p>-75.22433472</text:p>
          </table:table-cell>
          <table:table-cell office:value-type="float" office:value="-64.27907562" calcext:value-type="float">
            <text:p>-64.27907562</text:p>
          </table:table-cell>
          <table:table-cell table:formula="of:=[.I94]-[.H94]" office:value-type="float" office:value="10.9452591" calcext:value-type="float">
            <text:p>10.9452591</text:p>
          </table:table-cell>
          <table:table-cell table:formula="of:=15.12-10*LOG10(POWER(10;[.J94]/10)-1)-[.C94]" office:value-type="float" office:value="3.93894195805309" calcext:value-type="float">
            <text:p>3.9389419581</text:p>
          </table:table-cell>
          <table:table-cell table:formula="of:=[.K94]-[.G94]" office:value-type="float" office:value="-0.468608143936378" calcext:value-type="float">
            <text:p>-0.4686081439</text:p>
          </table:table-cell>
          <table:table-cell table:number-columns-repeated="101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95]/1000000" office:value-type="float" office:value="20" calcext:value-type="float">
            <text:p>20</text:p>
          </table:table-cell>
          <table:table-cell office:value-type="float" office:value="0.6" calcext:value-type="float">
            <text:p>0.60</text:p>
          </table:table-cell>
          <table:table-cell office:value-type="float" office:value="-74.48833466" calcext:value-type="float">
            <text:p>-74.48833466</text:p>
          </table:table-cell>
          <table:table-cell office:value-type="float" office:value="-64.43331909" calcext:value-type="float">
            <text:p>-64.43331909</text:p>
          </table:table-cell>
          <table:table-cell table:formula="of:=[.E95]-[.D95]" office:value-type="float" office:value="10.05501557" calcext:value-type="float">
            <text:p>10.05501557</text:p>
          </table:table-cell>
          <table:table-cell table:formula="of:=15.12-10*LOG10(POWER(10;[.F95]/10)-1)-[.C95]" office:value-type="float" office:value="4.91648929361632" calcext:value-type="float">
            <text:p>4.9164892936</text:p>
          </table:table-cell>
          <table:table-cell office:value-type="float" office:value="-75.08365631" calcext:value-type="float">
            <text:p>-75.08365631</text:p>
          </table:table-cell>
          <table:table-cell office:value-type="float" office:value="-64.32051086" calcext:value-type="float">
            <text:p>-64.32051086</text:p>
          </table:table-cell>
          <table:table-cell table:formula="of:=[.I95]-[.H95]" office:value-type="float" office:value="10.76314545" calcext:value-type="float">
            <text:p>10.76314545</text:p>
          </table:table-cell>
          <table:table-cell table:formula="of:=15.12-10*LOG10(POWER(10;[.J95]/10)-1)-[.C95]" office:value-type="float" office:value="4.13735565830977" calcext:value-type="float">
            <text:p>4.1373556583</text:p>
          </table:table-cell>
          <table:table-cell table:formula="of:=[.K95]-[.G95]" office:value-type="float" office:value="-0.779133635306556" calcext:value-type="float">
            <text:p>-0.7791336353</text:p>
          </table:table-cell>
          <table:table-cell table:number-columns-repeated="1012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table:formula="of:=[.A96]/1000000" office:value-type="float" office:value="20.2173913" calcext:value-type="float">
            <text:p>2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41654205" calcext:value-type="float">
            <text:p>-74.41654205</text:p>
          </table:table-cell>
          <table:table-cell office:value-type="float" office:value="-63.98868561" calcext:value-type="float">
            <text:p>-63.98868561</text:p>
          </table:table-cell>
          <table:table-cell table:formula="of:=[.E96]-[.D96]" office:value-type="float" office:value="10.42785644" calcext:value-type="float">
            <text:p>10.42785644</text:p>
          </table:table-cell>
          <table:table-cell table:formula="of:=15.12-10*LOG10(POWER(10;[.F96]/10)-1)-[.C96]" office:value-type="float" office:value="4.50467990687306" calcext:value-type="float">
            <text:p>4.5046799069</text:p>
          </table:table-cell>
          <table:table-cell office:value-type="float" office:value="-74.99058533" calcext:value-type="float">
            <text:p>-74.99058533</text:p>
          </table:table-cell>
          <table:table-cell office:value-type="float" office:value="-64.31198883" calcext:value-type="float">
            <text:p>-64.31198883</text:p>
          </table:table-cell>
          <table:table-cell table:formula="of:=[.I96]-[.H96]" office:value-type="float" office:value="10.6785965" calcext:value-type="float">
            <text:p>10.6785965</text:p>
          </table:table-cell>
          <table:table-cell table:formula="of:=15.12-10*LOG10(POWER(10;[.J96]/10)-1)-[.C96]" office:value-type="float" office:value="4.22972933663722" calcext:value-type="float">
            <text:p>4.2297293366</text:p>
          </table:table-cell>
          <table:table-cell table:formula="of:=[.K96]-[.G96]" office:value-type="float" office:value="-0.274950570235847" calcext:value-type="float">
            <text:p>-0.2749505702</text:p>
          </table:table-cell>
          <table:table-cell table:number-columns-repeated="1012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table:formula="of:=[.A97]/1000000" office:value-type="float" office:value="20.43478261" calcext:value-type="float">
            <text:p>2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4.49336243" calcext:value-type="float">
            <text:p>-74.49336243</text:p>
          </table:table-cell>
          <table:table-cell office:value-type="float" office:value="-64.25804138" calcext:value-type="float">
            <text:p>-64.25804138</text:p>
          </table:table-cell>
          <table:table-cell table:formula="of:=[.E97]-[.D97]" office:value-type="float" office:value="10.23532105" calcext:value-type="float">
            <text:p>10.23532105</text:p>
          </table:table-cell>
          <table:table-cell table:formula="of:=15.12-10*LOG10(POWER(10;[.F97]/10)-1)-[.C97]" office:value-type="float" office:value="4.71687711224651" calcext:value-type="float">
            <text:p>4.7168771122</text:p>
          </table:table-cell>
          <table:table-cell office:value-type="float" office:value="-75.01560974" calcext:value-type="float">
            <text:p>-75.01560974</text:p>
          </table:table-cell>
          <table:table-cell office:value-type="float" office:value="-64.49469757" calcext:value-type="float">
            <text:p>-64.49469757</text:p>
          </table:table-cell>
          <table:table-cell table:formula="of:=[.I97]-[.H97]" office:value-type="float" office:value="10.52091217" calcext:value-type="float">
            <text:p>10.52091217</text:p>
          </table:table-cell>
          <table:table-cell table:formula="of:=15.12-10*LOG10(POWER(10;[.J97]/10)-1)-[.C97]" office:value-type="float" office:value="4.40245968633114" calcext:value-type="float">
            <text:p>4.4024596863</text:p>
          </table:table-cell>
          <table:table-cell table:formula="of:=[.K97]-[.G97]" office:value-type="float" office:value="-0.314417425915371" calcext:value-type="float">
            <text:p>-0.3144174259</text:p>
          </table:table-cell>
          <table:table-cell table:number-columns-repeated="1012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table:formula="of:=[.A98]/1000000" office:value-type="float" office:value="20.65217391" calcext:value-type="float">
            <text:p>2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3.98191833" calcext:value-type="float">
            <text:p>-73.98191833</text:p>
          </table:table-cell>
          <table:table-cell office:value-type="float" office:value="-63.91373825" calcext:value-type="float">
            <text:p>-63.91373825</text:p>
          </table:table-cell>
          <table:table-cell table:formula="of:=[.E98]-[.D98]" office:value-type="float" office:value="10.06818008" calcext:value-type="float">
            <text:p>10.06818008</text:p>
          </table:table-cell>
          <table:table-cell table:formula="of:=15.12-10*LOG10(POWER(10;[.F98]/10)-1)-[.C98]" office:value-type="float" office:value="4.90188491265435" calcext:value-type="float">
            <text:p>4.9018849127</text:p>
          </table:table-cell>
          <table:table-cell office:value-type="float" office:value="-74.82650757" calcext:value-type="float">
            <text:p>-74.82650757</text:p>
          </table:table-cell>
          <table:table-cell office:value-type="float" office:value="-64.32133484" calcext:value-type="float">
            <text:p>-64.32133484</text:p>
          </table:table-cell>
          <table:table-cell table:formula="of:=[.I98]-[.H98]" office:value-type="float" office:value="10.50517273" calcext:value-type="float">
            <text:p>10.50517273</text:p>
          </table:table-cell>
          <table:table-cell table:formula="of:=15.12-10*LOG10(POWER(10;[.J98]/10)-1)-[.C98]" office:value-type="float" office:value="4.41973409388849" calcext:value-type="float">
            <text:p>4.4197340939</text:p>
          </table:table-cell>
          <table:table-cell table:formula="of:=[.K98]-[.G98]" office:value-type="float" office:value="-0.482150818765863" calcext:value-type="float">
            <text:p>-0.4821508188</text:p>
          </table:table-cell>
          <table:table-cell table:number-columns-repeated="1012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table:formula="of:=[.A99]/1000000" office:value-type="float" office:value="20.86956522" calcext:value-type="float">
            <text:p>2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3.74051666" calcext:value-type="float">
            <text:p>-73.74051666</text:p>
          </table:table-cell>
          <table:table-cell office:value-type="float" office:value="-64.16559601" calcext:value-type="float">
            <text:p>-64.16559601</text:p>
          </table:table-cell>
          <table:table-cell table:formula="of:=[.E99]-[.D99]" office:value-type="float" office:value="9.57492065" calcext:value-type="float">
            <text:p>9.57492065</text:p>
          </table:table-cell>
          <table:table-cell table:formula="of:=15.12-10*LOG10(POWER(10;[.F99]/10)-1)-[.C99]" office:value-type="float" office:value="5.45255967293503" calcext:value-type="float">
            <text:p>5.4525596729</text:p>
          </table:table-cell>
          <table:table-cell office:value-type="float" office:value="-74.25938416" calcext:value-type="float">
            <text:p>-74.25938416</text:p>
          </table:table-cell>
          <table:table-cell office:value-type="float" office:value="-64.52715302" calcext:value-type="float">
            <text:p>-64.52715302</text:p>
          </table:table-cell>
          <table:table-cell table:formula="of:=[.I99]-[.H99]" office:value-type="float" office:value="9.73223114" calcext:value-type="float">
            <text:p>9.73223114</text:p>
          </table:table-cell>
          <table:table-cell table:formula="of:=15.12-10*LOG10(POWER(10;[.J99]/10)-1)-[.C99]" office:value-type="float" office:value="5.27614114405655" calcext:value-type="float">
            <text:p>5.2761411441</text:p>
          </table:table-cell>
          <table:table-cell table:formula="of:=[.K99]-[.G99]" office:value-type="float" office:value="-0.176418528878479" calcext:value-type="float">
            <text:p>-0.1764185289</text:p>
          </table:table-cell>
          <table:table-cell table:number-columns-repeated="1012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table:formula="of:=[.A100]/1000000" office:value-type="float" office:value="21.08695652" calcext:value-type="float">
            <text:p>2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3.82462311" calcext:value-type="float">
            <text:p>-73.82462311</text:p>
          </table:table-cell>
          <table:table-cell office:value-type="float" office:value="-64.30021667" calcext:value-type="float">
            <text:p>-64.30021667</text:p>
          </table:table-cell>
          <table:table-cell table:formula="of:=[.E100]-[.D100]" office:value-type="float" office:value="9.52440644000001" calcext:value-type="float">
            <text:p>9.52440644</text:p>
          </table:table-cell>
          <table:table-cell table:formula="of:=15.12-10*LOG10(POWER(10;[.F100]/10)-1)-[.C100]" office:value-type="float" office:value="5.50937638182873" calcext:value-type="float">
            <text:p>5.5093763818</text:p>
          </table:table-cell>
          <table:table-cell office:value-type="float" office:value="-74.47318268" calcext:value-type="float">
            <text:p>-74.47318268</text:p>
          </table:table-cell>
          <table:table-cell office:value-type="float" office:value="-64.47911835" calcext:value-type="float">
            <text:p>-64.47911835</text:p>
          </table:table-cell>
          <table:table-cell table:formula="of:=[.I100]-[.H100]" office:value-type="float" office:value="9.99406433" calcext:value-type="float">
            <text:p>9.99406433</text:p>
          </table:table-cell>
          <table:table-cell table:formula="of:=15.12-10*LOG10(POWER(10;[.J100]/10)-1)-[.C100]" office:value-type="float" office:value="4.98417059554677" calcext:value-type="float">
            <text:p>4.9841705955</text:p>
          </table:table-cell>
          <table:table-cell table:formula="of:=[.K100]-[.G100]" office:value-type="float" office:value="-0.525205786281962" calcext:value-type="float">
            <text:p>-0.5252057863</text:p>
          </table:table-cell>
          <table:table-cell table:number-columns-repeated="1012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table:formula="of:=[.A101]/1000000" office:value-type="float" office:value="21.30434783" calcext:value-type="float">
            <text:p>2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3.49871063" calcext:value-type="float">
            <text:p>-73.49871063</text:p>
          </table:table-cell>
          <table:table-cell office:value-type="float" office:value="-64.20330048" calcext:value-type="float">
            <text:p>-64.20330048</text:p>
          </table:table-cell>
          <table:table-cell table:formula="of:=[.E101]-[.D101]" office:value-type="float" office:value="9.29541015000001" calcext:value-type="float">
            <text:p>9.29541015</text:p>
          </table:table-cell>
          <table:table-cell table:formula="of:=15.12-10*LOG10(POWER(10;[.F101]/10)-1)-[.C101]" office:value-type="float" office:value="5.76800371344063" calcext:value-type="float">
            <text:p>5.7680037134</text:p>
          </table:table-cell>
          <table:table-cell office:value-type="float" office:value="-74.64651489" calcext:value-type="float">
            <text:p>-74.64651489</text:p>
          </table:table-cell>
          <table:table-cell office:value-type="float" office:value="-64.47576141" calcext:value-type="float">
            <text:p>-64.47576141</text:p>
          </table:table-cell>
          <table:table-cell table:formula="of:=[.I101]-[.H101]" office:value-type="float" office:value="10.17075348" calcext:value-type="float">
            <text:p>10.17075348</text:p>
          </table:table-cell>
          <table:table-cell table:formula="of:=15.12-10*LOG10(POWER(10;[.J101]/10)-1)-[.C101]" office:value-type="float" office:value="4.78825668927439" calcext:value-type="float">
            <text:p>4.7882566893</text:p>
          </table:table-cell>
          <table:table-cell table:formula="of:=[.K101]-[.G101]" office:value-type="float" office:value="-0.979747024166247" calcext:value-type="float">
            <text:p>-0.9797470242</text:p>
          </table:table-cell>
          <table:table-cell table:number-columns-repeated="1012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table:formula="of:=[.A102]/1000000" office:value-type="float" office:value="21.52173913" calcext:value-type="float">
            <text:p>2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3.64199066" calcext:value-type="float">
            <text:p>-73.64199066</text:p>
          </table:table-cell>
          <table:table-cell office:value-type="float" office:value="-64.33314514" calcext:value-type="float">
            <text:p>-64.33314514</text:p>
          </table:table-cell>
          <table:table-cell table:formula="of:=[.E102]-[.D102]" office:value-type="float" office:value="9.30884552000001" calcext:value-type="float">
            <text:p>9.30884552</text:p>
          </table:table-cell>
          <table:table-cell table:formula="of:=15.12-10*LOG10(POWER(10;[.F102]/10)-1)-[.C102]" office:value-type="float" office:value="5.75278066657406" calcext:value-type="float">
            <text:p>5.7527806666</text:p>
          </table:table-cell>
          <table:table-cell office:value-type="float" office:value="-74.4379425" calcext:value-type="float">
            <text:p>-74.4379425</text:p>
          </table:table-cell>
          <table:table-cell office:value-type="float" office:value="-64.37583923" calcext:value-type="float">
            <text:p>-64.37583923</text:p>
          </table:table-cell>
          <table:table-cell table:formula="of:=[.I102]-[.H102]" office:value-type="float" office:value="10.06210327" calcext:value-type="float">
            <text:p>10.06210327</text:p>
          </table:table-cell>
          <table:table-cell table:formula="of:=15.12-10*LOG10(POWER(10;[.J102]/10)-1)-[.C102]" office:value-type="float" office:value="4.90862577333631" calcext:value-type="float">
            <text:p>4.9086257733</text:p>
          </table:table-cell>
          <table:table-cell table:formula="of:=[.K102]-[.G102]" office:value-type="float" office:value="-0.84415489323775" calcext:value-type="float">
            <text:p>-0.8441548932</text:p>
          </table:table-cell>
          <table:table-cell table:number-columns-repeated="1012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table:formula="of:=[.A103]/1000000" office:value-type="float" office:value="21.73913043" calcext:value-type="float">
            <text:p>2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3.95728302" calcext:value-type="float">
            <text:p>-73.95728302</text:p>
          </table:table-cell>
          <table:table-cell office:value-type="float" office:value="-64.20158386" calcext:value-type="float">
            <text:p>-64.20158386</text:p>
          </table:table-cell>
          <table:table-cell table:formula="of:=[.E103]-[.D103]" office:value-type="float" office:value="9.75569916000001" calcext:value-type="float">
            <text:p>9.75569916</text:p>
          </table:table-cell>
          <table:table-cell table:formula="of:=15.12-10*LOG10(POWER(10;[.F103]/10)-1)-[.C103]" office:value-type="float" office:value="5.24988842383732" calcext:value-type="float">
            <text:p>5.2498884238</text:p>
          </table:table-cell>
          <table:table-cell office:value-type="float" office:value="-74.40034485" calcext:value-type="float">
            <text:p>-74.40034485</text:p>
          </table:table-cell>
          <table:table-cell office:value-type="float" office:value="-64.3440094" calcext:value-type="float">
            <text:p>-64.3440094</text:p>
          </table:table-cell>
          <table:table-cell table:formula="of:=[.I103]-[.H103]" office:value-type="float" office:value="10.05633545" calcext:value-type="float">
            <text:p>10.05633545</text:p>
          </table:table-cell>
          <table:table-cell table:formula="of:=15.12-10*LOG10(POWER(10;[.J103]/10)-1)-[.C103]" office:value-type="float" office:value="4.91502483297194" calcext:value-type="float">
            <text:p>4.915024833</text:p>
          </table:table-cell>
          <table:table-cell table:formula="of:=[.K103]-[.G103]" office:value-type="float" office:value="-0.33486359086538" calcext:value-type="float">
            <text:p>-0.3348635909</text:p>
          </table:table-cell>
          <table:table-cell table:number-columns-repeated="1012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table:formula="of:=[.A104]/1000000" office:value-type="float" office:value="21.95652174" calcext:value-type="float">
            <text:p>2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4.12381744" calcext:value-type="float">
            <text:p>-74.12381744</text:p>
          </table:table-cell>
          <table:table-cell office:value-type="float" office:value="-64.17578888" calcext:value-type="float">
            <text:p>-64.17578888</text:p>
          </table:table-cell>
          <table:table-cell table:formula="of:=[.E104]-[.D104]" office:value-type="float" office:value="9.94802856" calcext:value-type="float">
            <text:p>9.94802856</text:p>
          </table:table-cell>
          <table:table-cell table:formula="of:=15.12-10*LOG10(POWER(10;[.F104]/10)-1)-[.C104]" office:value-type="float" office:value="5.03535952908977" calcext:value-type="float">
            <text:p>5.0353595291</text:p>
          </table:table-cell>
          <table:table-cell office:value-type="float" office:value="-74.40058136" calcext:value-type="float">
            <text:p>-74.40058136</text:p>
          </table:table-cell>
          <table:table-cell office:value-type="float" office:value="-64.39042664" calcext:value-type="float">
            <text:p>-64.39042664</text:p>
          </table:table-cell>
          <table:table-cell table:formula="of:=[.I104]-[.H104]" office:value-type="float" office:value="10.01015472" calcext:value-type="float">
            <text:p>10.01015472</text:p>
          </table:table-cell>
          <table:table-cell table:formula="of:=15.12-10*LOG10(POWER(10;[.J104]/10)-1)-[.C104]" office:value-type="float" office:value="4.96629334766077" calcext:value-type="float">
            <text:p>4.9662933477</text:p>
          </table:table-cell>
          <table:table-cell table:formula="of:=[.K104]-[.G104]" office:value-type="float" office:value="-0.0690661814290046" calcext:value-type="float">
            <text:p>-0.0690661814</text:p>
          </table:table-cell>
          <table:table-cell table:number-columns-repeated="1012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table:formula="of:=[.A105]/1000000" office:value-type="float" office:value="22.17391304" calcext:value-type="float">
            <text:p>2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4.09098816" calcext:value-type="float">
            <text:p>-74.09098816</text:p>
          </table:table-cell>
          <table:table-cell office:value-type="float" office:value="-64.28997803" calcext:value-type="float">
            <text:p>-64.28997803</text:p>
          </table:table-cell>
          <table:table-cell table:formula="of:=[.E105]-[.D105]" office:value-type="float" office:value="9.80101012999999" calcext:value-type="float">
            <text:p>9.80101013</text:p>
          </table:table-cell>
          <table:table-cell table:formula="of:=15.12-10*LOG10(POWER(10;[.F105]/10)-1)-[.C105]" office:value-type="float" office:value="5.19924825240677" calcext:value-type="float">
            <text:p>5.1992482524</text:p>
          </table:table-cell>
          <table:table-cell office:value-type="float" office:value="-74.67810822" calcext:value-type="float">
            <text:p>-74.67810822</text:p>
          </table:table-cell>
          <table:table-cell office:value-type="float" office:value="-64.26325989" calcext:value-type="float">
            <text:p>-64.26325989</text:p>
          </table:table-cell>
          <table:table-cell table:formula="of:=[.I105]-[.H105]" office:value-type="float" office:value="10.41484833" calcext:value-type="float">
            <text:p>10.41484833</text:p>
          </table:table-cell>
          <table:table-cell table:formula="of:=15.12-10*LOG10(POWER(10;[.J105]/10)-1)-[.C105]" office:value-type="float" office:value="4.51898638449304" calcext:value-type="float">
            <text:p>4.5189863845</text:p>
          </table:table-cell>
          <table:table-cell table:formula="of:=[.K105]-[.G105]" office:value-type="float" office:value="-0.680261867913734" calcext:value-type="float">
            <text:p>-0.6802618679</text:p>
          </table:table-cell>
          <table:table-cell table:number-columns-repeated="1012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table:formula="of:=[.A106]/1000000" office:value-type="float" office:value="22.39130435" calcext:value-type="float">
            <text:p>2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4.33403778" calcext:value-type="float">
            <text:p>-74.33403778</text:p>
          </table:table-cell>
          <table:table-cell office:value-type="float" office:value="-64.19422913" calcext:value-type="float">
            <text:p>-64.19422913</text:p>
          </table:table-cell>
          <table:table-cell table:formula="of:=[.E106]-[.D106]" office:value-type="float" office:value="10.13980865" calcext:value-type="float">
            <text:p>10.13980865</text:p>
          </table:table-cell>
          <table:table-cell table:formula="of:=15.12-10*LOG10(POWER(10;[.F106]/10)-1)-[.C106]" office:value-type="float" office:value="4.82250618208413" calcext:value-type="float">
            <text:p>4.8225061821</text:p>
          </table:table-cell>
          <table:table-cell office:value-type="float" office:value="-74.98189545" calcext:value-type="float">
            <text:p>-74.98189545</text:p>
          </table:table-cell>
          <table:table-cell office:value-type="float" office:value="-64.33818054" calcext:value-type="float">
            <text:p>-64.33818054</text:p>
          </table:table-cell>
          <table:table-cell table:formula="of:=[.I106]-[.H106]" office:value-type="float" office:value="10.64371491" calcext:value-type="float">
            <text:p>10.64371491</text:p>
          </table:table-cell>
          <table:table-cell table:formula="of:=15.12-10*LOG10(POWER(10;[.J106]/10)-1)-[.C106]" office:value-type="float" office:value="4.26788794061601" calcext:value-type="float">
            <text:p>4.2678879406</text:p>
          </table:table-cell>
          <table:table-cell table:formula="of:=[.K106]-[.G106]" office:value-type="float" office:value="-0.554618241468122" calcext:value-type="float">
            <text:p>-0.5546182415</text:p>
          </table:table-cell>
          <table:table-cell table:number-columns-repeated="1012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table:formula="of:=[.A107]/1000000" office:value-type="float" office:value="22.60869565" calcext:value-type="float">
            <text:p>2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4.46742249" calcext:value-type="float">
            <text:p>-74.46742249</text:p>
          </table:table-cell>
          <table:table-cell office:value-type="float" office:value="-64.30345917" calcext:value-type="float">
            <text:p>-64.30345917</text:p>
          </table:table-cell>
          <table:table-cell table:formula="of:=[.E107]-[.D107]" office:value-type="float" office:value="10.16396332" calcext:value-type="float">
            <text:p>10.16396332</text:p>
          </table:table-cell>
          <table:table-cell table:formula="of:=15.12-10*LOG10(POWER(10;[.F107]/10)-1)-[.C107]" office:value-type="float" office:value="4.79576975451616" calcext:value-type="float">
            <text:p>4.7957697545</text:p>
          </table:table-cell>
          <table:table-cell office:value-type="float" office:value="-75.14457703" calcext:value-type="float">
            <text:p>-75.14457703</text:p>
          </table:table-cell>
          <table:table-cell office:value-type="float" office:value="-64.42210388" calcext:value-type="float">
            <text:p>-64.42210388</text:p>
          </table:table-cell>
          <table:table-cell table:formula="of:=[.I107]-[.H107]" office:value-type="float" office:value="10.72247315" calcext:value-type="float">
            <text:p>10.72247315</text:p>
          </table:table-cell>
          <table:table-cell table:formula="of:=15.12-10*LOG10(POWER(10;[.J107]/10)-1)-[.C107]" office:value-type="float" office:value="4.18177127570651" calcext:value-type="float">
            <text:p>4.1817712757</text:p>
          </table:table-cell>
          <table:table-cell table:formula="of:=[.K107]-[.G107]" office:value-type="float" office:value="-0.613998478809656" calcext:value-type="float">
            <text:p>-0.6139984788</text:p>
          </table:table-cell>
          <table:table-cell table:number-columns-repeated="1012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table:formula="of:=[.A108]/1000000" office:value-type="float" office:value="22.82608696" calcext:value-type="float">
            <text:p>2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4.70526886" calcext:value-type="float">
            <text:p>-74.70526886</text:p>
          </table:table-cell>
          <table:table-cell office:value-type="float" office:value="-64.22190857" calcext:value-type="float">
            <text:p>-64.22190857</text:p>
          </table:table-cell>
          <table:table-cell table:formula="of:=[.E108]-[.D108]" office:value-type="float" office:value="10.48336029" calcext:value-type="float">
            <text:p>10.48336029</text:p>
          </table:table-cell>
          <table:table-cell table:formula="of:=15.12-10*LOG10(POWER(10;[.F108]/10)-1)-[.C108]" office:value-type="float" office:value="4.44368388366761" calcext:value-type="float">
            <text:p>4.4436838837</text:p>
          </table:table-cell>
          <table:table-cell office:value-type="float" office:value="-75.15356445" calcext:value-type="float">
            <text:p>-75.15356445</text:p>
          </table:table-cell>
          <table:table-cell office:value-type="float" office:value="-64.38465881" calcext:value-type="float">
            <text:p>-64.38465881</text:p>
          </table:table-cell>
          <table:table-cell table:formula="of:=[.I108]-[.H108]" office:value-type="float" office:value="10.76890564" calcext:value-type="float">
            <text:p>10.76890564</text:p>
          </table:table-cell>
          <table:table-cell table:formula="of:=15.12-10*LOG10(POWER(10;[.J108]/10)-1)-[.C108]" office:value-type="float" office:value="4.13106841075372" calcext:value-type="float">
            <text:p>4.1310684108</text:p>
          </table:table-cell>
          <table:table-cell table:formula="of:=[.K108]-[.G108]" office:value-type="float" office:value="-0.312615472913896" calcext:value-type="float">
            <text:p>-0.3126154729</text:p>
          </table:table-cell>
          <table:table-cell table:number-columns-repeated="1012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table:formula="of:=[.A109]/1000000" office:value-type="float" office:value="23.04347826" calcext:value-type="float">
            <text:p>2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82462311" calcext:value-type="float">
            <text:p>-74.82462311</text:p>
          </table:table-cell>
          <table:table-cell office:value-type="float" office:value="-64.01423645" calcext:value-type="float">
            <text:p>-64.01423645</text:p>
          </table:table-cell>
          <table:table-cell table:formula="of:=[.E109]-[.D109]" office:value-type="float" office:value="10.81038666" calcext:value-type="float">
            <text:p>10.81038666</text:p>
          </table:table-cell>
          <table:table-cell table:formula="of:=15.12-10*LOG10(POWER(10;[.F109]/10)-1)-[.C109]" office:value-type="float" office:value="4.08581431781703" calcext:value-type="float">
            <text:p>4.0858143178</text:p>
          </table:table-cell>
          <table:table-cell office:value-type="float" office:value="-75.23192596" calcext:value-type="float">
            <text:p>-75.23192596</text:p>
          </table:table-cell>
          <table:table-cell office:value-type="float" office:value="-64.43309784" calcext:value-type="float">
            <text:p>-64.43309784</text:p>
          </table:table-cell>
          <table:table-cell table:formula="of:=[.I109]-[.H109]" office:value-type="float" office:value="10.79882812" calcext:value-type="float">
            <text:p>10.79882812</text:p>
          </table:table-cell>
          <table:table-cell table:formula="of:=15.12-10*LOG10(POWER(10;[.J109]/10)-1)-[.C109]" office:value-type="float" office:value="4.09842026328418" calcext:value-type="float">
            <text:p>4.0984202633</text:p>
          </table:table-cell>
          <table:table-cell table:formula="of:=[.K109]-[.G109]" office:value-type="float" office:value="0.0126059454671541" calcext:value-type="float">
            <text:p>0.0126059455</text:p>
          </table:table-cell>
          <table:table-cell table:number-columns-repeated="1012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table:formula="of:=[.A110]/1000000" office:value-type="float" office:value="23.26086957" calcext:value-type="float">
            <text:p>2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4.91353607" calcext:value-type="float">
            <text:p>-74.91353607</text:p>
          </table:table-cell>
          <table:table-cell office:value-type="float" office:value="-64.27472687" calcext:value-type="float">
            <text:p>-64.27472687</text:p>
          </table:table-cell>
          <table:table-cell table:formula="of:=[.E110]-[.D110]" office:value-type="float" office:value="10.6388092" calcext:value-type="float">
            <text:p>10.6388092</text:p>
          </table:table-cell>
          <table:table-cell table:formula="of:=15.12-10*LOG10(POWER(10;[.F110]/10)-1)-[.C110]" office:value-type="float" office:value="4.27325684057194" calcext:value-type="float">
            <text:p>4.2732568406</text:p>
          </table:table-cell>
          <table:table-cell office:value-type="float" office:value="-75.31634521" calcext:value-type="float">
            <text:p>-75.31634521</text:p>
          </table:table-cell>
          <table:table-cell office:value-type="float" office:value="-64.3375473" calcext:value-type="float">
            <text:p>-64.3375473</text:p>
          </table:table-cell>
          <table:table-cell table:formula="of:=[.I110]-[.H110]" office:value-type="float" office:value="10.97879791" calcext:value-type="float">
            <text:p>10.97879791</text:p>
          </table:table-cell>
          <table:table-cell table:formula="of:=15.12-10*LOG10(POWER(10;[.J110]/10)-1)-[.C110]" office:value-type="float" office:value="3.90248155383878" calcext:value-type="float">
            <text:p>3.9024815538</text:p>
          </table:table-cell>
          <table:table-cell table:formula="of:=[.K110]-[.G110]" office:value-type="float" office:value="-0.370775286733159" calcext:value-type="float">
            <text:p>-0.3707752867</text:p>
          </table:table-cell>
          <table:table-cell table:number-columns-repeated="1012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table:formula="of:=[.A111]/1000000" office:value-type="float" office:value="23.47826087" calcext:value-type="float">
            <text:p>2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80521393" calcext:value-type="float">
            <text:p>-74.80521393</text:p>
          </table:table-cell>
          <table:table-cell office:value-type="float" office:value="-64.27880859" calcext:value-type="float">
            <text:p>-64.27880859</text:p>
          </table:table-cell>
          <table:table-cell table:formula="of:=[.E111]-[.D111]" office:value-type="float" office:value="10.52640534" calcext:value-type="float">
            <text:p>10.52640534</text:p>
          </table:table-cell>
          <table:table-cell table:formula="of:=15.12-10*LOG10(POWER(10;[.F111]/10)-1)-[.C111]" office:value-type="float" office:value="4.39643223787243" calcext:value-type="float">
            <text:p>4.3964322379</text:p>
          </table:table-cell>
          <table:table-cell office:value-type="float" office:value="-75.30400085" calcext:value-type="float">
            <text:p>-75.30400085</text:p>
          </table:table-cell>
          <table:table-cell office:value-type="float" office:value="-64.49159241" calcext:value-type="float">
            <text:p>-64.49159241</text:p>
          </table:table-cell>
          <table:table-cell table:formula="of:=[.I111]-[.H111]" office:value-type="float" office:value="10.81240844" calcext:value-type="float">
            <text:p>10.81240844</text:p>
          </table:table-cell>
          <table:table-cell table:formula="of:=15.12-10*LOG10(POWER(10;[.J111]/10)-1)-[.C111]" office:value-type="float" office:value="4.08360964144202" calcext:value-type="float">
            <text:p>4.0836096414</text:p>
          </table:table-cell>
          <table:table-cell table:formula="of:=[.K111]-[.G111]" office:value-type="float" office:value="-0.312822596430404" calcext:value-type="float">
            <text:p>-0.3128225964</text:p>
          </table:table-cell>
          <table:table-cell table:number-columns-repeated="1012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table:formula="of:=[.A112]/1000000" office:value-type="float" office:value="23.69565217" calcext:value-type="float">
            <text:p>2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4.94657898" calcext:value-type="float">
            <text:p>-74.94657898</text:p>
          </table:table-cell>
          <table:table-cell office:value-type="float" office:value="-64.27531433" calcext:value-type="float">
            <text:p>-64.27531433</text:p>
          </table:table-cell>
          <table:table-cell table:formula="of:=[.E112]-[.D112]" office:value-type="float" office:value="10.67126465" calcext:value-type="float">
            <text:p>10.67126465</text:p>
          </table:table-cell>
          <table:table-cell table:formula="of:=15.12-10*LOG10(POWER(10;[.F112]/10)-1)-[.C112]" office:value-type="float" office:value="4.23774760274982" calcext:value-type="float">
            <text:p>4.2377476027</text:p>
          </table:table-cell>
          <table:table-cell office:value-type="float" office:value="-75.16129303" calcext:value-type="float">
            <text:p>-75.16129303</text:p>
          </table:table-cell>
          <table:table-cell office:value-type="float" office:value="-64.30178833" calcext:value-type="float">
            <text:p>-64.30178833</text:p>
          </table:table-cell>
          <table:table-cell table:formula="of:=[.I112]-[.H112]" office:value-type="float" office:value="10.8595047" calcext:value-type="float">
            <text:p>10.8595047</text:p>
          </table:table-cell>
          <table:table-cell table:formula="of:=15.12-10*LOG10(POWER(10;[.J112]/10)-1)-[.C112]" office:value-type="float" office:value="4.03227906835603" calcext:value-type="float">
            <text:p>4.0322790684</text:p>
          </table:table-cell>
          <table:table-cell table:formula="of:=[.K112]-[.G112]" office:value-type="float" office:value="-0.205468534393781" calcext:value-type="float">
            <text:p>-0.2054685344</text:p>
          </table:table-cell>
          <table:table-cell table:number-columns-repeated="1012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table:formula="of:=[.A113]/1000000" office:value-type="float" office:value="23.91304348" calcext:value-type="float">
            <text:p>2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5.04017639" calcext:value-type="float">
            <text:p>-75.04017639</text:p>
          </table:table-cell>
          <table:table-cell office:value-type="float" office:value="-64.33308411" calcext:value-type="float">
            <text:p>-64.33308411</text:p>
          </table:table-cell>
          <table:table-cell table:formula="of:=[.E113]-[.D113]" office:value-type="float" office:value="10.70709228" calcext:value-type="float">
            <text:p>10.70709228</text:p>
          </table:table-cell>
          <table:table-cell table:formula="of:=15.12-10*LOG10(POWER(10;[.F113]/10)-1)-[.C113]" office:value-type="float" office:value="4.19857774863138" calcext:value-type="float">
            <text:p>4.1985777486</text:p>
          </table:table-cell>
          <table:table-cell office:value-type="float" office:value="-75.186203" calcext:value-type="float">
            <text:p>-75.186203</text:p>
          </table:table-cell>
          <table:table-cell office:value-type="float" office:value="-64.24152374" calcext:value-type="float">
            <text:p>-64.24152374</text:p>
          </table:table-cell>
          <table:table-cell table:formula="of:=[.I113]-[.H113]" office:value-type="float" office:value="10.94467926" calcext:value-type="float">
            <text:p>10.94467926</text:p>
          </table:table-cell>
          <table:table-cell table:formula="of:=15.12-10*LOG10(POWER(10;[.J113]/10)-1)-[.C113]" office:value-type="float" office:value="3.93957252443606" calcext:value-type="float">
            <text:p>3.9395725244</text:p>
          </table:table-cell>
          <table:table-cell table:formula="of:=[.K113]-[.G113]" office:value-type="float" office:value="-0.259005224195321" calcext:value-type="float">
            <text:p>-0.2590052242</text:p>
          </table:table-cell>
          <table:table-cell table:number-columns-repeated="1012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table:formula="of:=[.A114]/1000000" office:value-type="float" office:value="24.13043478" calcext:value-type="float">
            <text:p>2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4.82086945" calcext:value-type="float">
            <text:p>-74.82086945</text:p>
          </table:table-cell>
          <table:table-cell office:value-type="float" office:value="-64.32089996" calcext:value-type="float">
            <text:p>-64.32089996</text:p>
          </table:table-cell>
          <table:table-cell table:formula="of:=[.E114]-[.D114]" office:value-type="float" office:value="10.49996949" calcext:value-type="float">
            <text:p>10.49996949</text:p>
          </table:table-cell>
          <table:table-cell table:formula="of:=15.12-10*LOG10(POWER(10;[.F114]/10)-1)-[.C114]" office:value-type="float" office:value="4.42544611724316" calcext:value-type="float">
            <text:p>4.4254461172</text:p>
          </table:table-cell>
          <table:table-cell office:value-type="float" office:value="-75.20532227" calcext:value-type="float">
            <text:p>-75.20532227</text:p>
          </table:table-cell>
          <table:table-cell office:value-type="float" office:value="-64.15618134" calcext:value-type="float">
            <text:p>-64.15618134</text:p>
          </table:table-cell>
          <table:table-cell table:formula="of:=[.I114]-[.H114]" office:value-type="float" office:value="11.04914093" calcext:value-type="float">
            <text:p>11.04914093</text:p>
          </table:table-cell>
          <table:table-cell table:formula="of:=15.12-10*LOG10(POWER(10;[.J114]/10)-1)-[.C114]" office:value-type="float" office:value="3.82608994175566" calcext:value-type="float">
            <text:p>3.8260899418</text:p>
          </table:table-cell>
          <table:table-cell table:formula="of:=[.K114]-[.G114]" office:value-type="float" office:value="-0.599356175487503" calcext:value-type="float">
            <text:p>-0.5993561755</text:p>
          </table:table-cell>
          <table:table-cell table:number-columns-repeated="1012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table:formula="of:=[.A115]/1000000" office:value-type="float" office:value="24.34782609" calcext:value-type="float">
            <text:p>2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4.75188446" calcext:value-type="float">
            <text:p>-74.75188446</text:p>
          </table:table-cell>
          <table:table-cell office:value-type="float" office:value="-64.32442474" calcext:value-type="float">
            <text:p>-64.32442474</text:p>
          </table:table-cell>
          <table:table-cell table:formula="of:=[.E115]-[.D115]" office:value-type="float" office:value="10.42745972" calcext:value-type="float">
            <text:p>10.42745972</text:p>
          </table:table-cell>
          <table:table-cell table:formula="of:=15.12-10*LOG10(POWER(10;[.F115]/10)-1)-[.C115]" office:value-type="float" office:value="4.50511616115899" calcext:value-type="float">
            <text:p>4.5051161612</text:p>
          </table:table-cell>
          <table:table-cell office:value-type="float" office:value="-75.21875763" calcext:value-type="float">
            <text:p>-75.21875763</text:p>
          </table:table-cell>
          <table:table-cell office:value-type="float" office:value="-64.13796997" calcext:value-type="float">
            <text:p>-64.13796997</text:p>
          </table:table-cell>
          <table:table-cell table:formula="of:=[.I115]-[.H115]" office:value-type="float" office:value="11.08078766" calcext:value-type="float">
            <text:p>11.08078766</text:p>
          </table:table-cell>
          <table:table-cell table:formula="of:=15.12-10*LOG10(POWER(10;[.J115]/10)-1)-[.C115]" office:value-type="float" office:value="3.79175649355422" calcext:value-type="float">
            <text:p>3.7917564936</text:p>
          </table:table-cell>
          <table:table-cell table:formula="of:=[.K115]-[.G115]" office:value-type="float" office:value="-0.713359667604764" calcext:value-type="float">
            <text:p>-0.7133596676</text:p>
          </table:table-cell>
          <table:table-cell table:number-columns-repeated="1012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table:formula="of:=[.A116]/1000000" office:value-type="float" office:value="24.56521739" calcext:value-type="float">
            <text:p>2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5.0558548" calcext:value-type="float">
            <text:p>-75.0558548</text:p>
          </table:table-cell>
          <table:table-cell office:value-type="float" office:value="-64.39015961" calcext:value-type="float">
            <text:p>-64.39015961</text:p>
          </table:table-cell>
          <table:table-cell table:formula="of:=[.E116]-[.D116]" office:value-type="float" office:value="10.66569519" calcext:value-type="float">
            <text:p>10.66569519</text:p>
          </table:table-cell>
          <table:table-cell table:formula="of:=15.12-10*LOG10(POWER(10;[.F116]/10)-1)-[.C116]" office:value-type="float" office:value="4.24383932960544" calcext:value-type="float">
            <text:p>4.2438393296</text:p>
          </table:table-cell>
          <table:table-cell office:value-type="float" office:value="-75.0729599" calcext:value-type="float">
            <text:p>-75.0729599</text:p>
          </table:table-cell>
          <table:table-cell office:value-type="float" office:value="-64.25839233" calcext:value-type="float">
            <text:p>-64.25839233</text:p>
          </table:table-cell>
          <table:table-cell table:formula="of:=[.I116]-[.H116]" office:value-type="float" office:value="10.81456757" calcext:value-type="float">
            <text:p>10.81456757</text:p>
          </table:table-cell>
          <table:table-cell table:formula="of:=15.12-10*LOG10(POWER(10;[.J116]/10)-1)-[.C116]" office:value-type="float" office:value="4.08125529246039" calcext:value-type="float">
            <text:p>4.0812552925</text:p>
          </table:table-cell>
          <table:table-cell table:formula="of:=[.K116]-[.G116]" office:value-type="float" office:value="-0.16258403714505" calcext:value-type="float">
            <text:p>-0.1625840371</text:p>
          </table:table-cell>
          <table:table-cell table:number-columns-repeated="1012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table:formula="of:=[.A117]/1000000" office:value-type="float" office:value="24.7826087" calcext:value-type="float">
            <text:p>2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99482727" calcext:value-type="float">
            <text:p>-74.99482727</text:p>
          </table:table-cell>
          <table:table-cell office:value-type="float" office:value="-64.07180023" calcext:value-type="float">
            <text:p>-64.07180023</text:p>
          </table:table-cell>
          <table:table-cell table:formula="of:=[.E117]-[.D117]" office:value-type="float" office:value="10.92302704" calcext:value-type="float">
            <text:p>10.92302704</text:p>
          </table:table-cell>
          <table:table-cell table:formula="of:=15.12-10*LOG10(POWER(10;[.F117]/10)-1)-[.C117]" office:value-type="float" office:value="3.96312423751536" calcext:value-type="float">
            <text:p>3.9631242375</text:p>
          </table:table-cell>
          <table:table-cell office:value-type="float" office:value="-75.04166412" calcext:value-type="float">
            <text:p>-75.04166412</text:p>
          </table:table-cell>
          <table:table-cell office:value-type="float" office:value="-64.33074951" calcext:value-type="float">
            <text:p>-64.33074951</text:p>
          </table:table-cell>
          <table:table-cell table:formula="of:=[.I117]-[.H117]" office:value-type="float" office:value="10.71091461" calcext:value-type="float">
            <text:p>10.71091461</text:p>
          </table:table-cell>
          <table:table-cell table:formula="of:=15.12-10*LOG10(POWER(10;[.J117]/10)-1)-[.C117]" office:value-type="float" office:value="4.19440062394121" calcext:value-type="float">
            <text:p>4.1944006239</text:p>
          </table:table-cell>
          <table:table-cell table:formula="of:=[.K117]-[.G117]" office:value-type="float" office:value="0.231276386425851" calcext:value-type="float">
            <text:p>0.2312763864</text:p>
          </table:table-cell>
          <table:table-cell table:number-columns-repeated="101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18]/1000000" office:value-type="float" office:value="25" calcext:value-type="float">
            <text:p>25</text:p>
          </table:table-cell>
          <table:table-cell office:value-type="float" office:value="0.6" calcext:value-type="float">
            <text:p>0.60</text:p>
          </table:table-cell>
          <table:table-cell office:value-type="float" office:value="-74.92945862" calcext:value-type="float">
            <text:p>-74.92945862</text:p>
          </table:table-cell>
          <table:table-cell office:value-type="float" office:value="-64.22285461" calcext:value-type="float">
            <text:p>-64.22285461</text:p>
          </table:table-cell>
          <table:table-cell table:formula="of:=[.E118]-[.D118]" office:value-type="float" office:value="10.70660401" calcext:value-type="float">
            <text:p>10.70660401</text:p>
          </table:table-cell>
          <table:table-cell table:formula="of:=15.12-10*LOG10(POWER(10;[.F118]/10)-1)-[.C118]" office:value-type="float" office:value="4.19911136520707" calcext:value-type="float">
            <text:p>4.1991113652</text:p>
          </table:table-cell>
          <table:table-cell office:value-type="float" office:value="-75.26964569" calcext:value-type="float">
            <text:p>-75.26964569</text:p>
          </table:table-cell>
          <table:table-cell office:value-type="float" office:value="-64.18294525" calcext:value-type="float">
            <text:p>-64.18294525</text:p>
          </table:table-cell>
          <table:table-cell table:formula="of:=[.I118]-[.H118]" office:value-type="float" office:value="11.08670044" calcext:value-type="float">
            <text:p>11.08670044</text:p>
          </table:table-cell>
          <table:table-cell table:formula="of:=15.12-10*LOG10(POWER(10;[.J118]/10)-1)-[.C118]" office:value-type="float" office:value="3.78534408553864" calcext:value-type="float">
            <text:p>3.7853440855</text:p>
          </table:table-cell>
          <table:table-cell table:formula="of:=[.K118]-[.G118]" office:value-type="float" office:value="-0.413767279668433" calcext:value-type="float">
            <text:p>-0.4137672797</text:p>
          </table:table-cell>
          <table:table-cell table:number-columns-repeated="1012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table:formula="of:=[.A119]/1000000" office:value-type="float" office:value="25.2173913" calcext:value-type="float">
            <text:p>2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98973083" calcext:value-type="float">
            <text:p>-74.98973083</text:p>
          </table:table-cell>
          <table:table-cell office:value-type="float" office:value="-64.14735413" calcext:value-type="float">
            <text:p>-64.14735413</text:p>
          </table:table-cell>
          <table:table-cell table:formula="of:=[.E119]-[.D119]" office:value-type="float" office:value="10.8423767" calcext:value-type="float">
            <text:p>10.8423767</text:p>
          </table:table-cell>
          <table:table-cell table:formula="of:=15.12-10*LOG10(POWER(10;[.F119]/10)-1)-[.C119]" office:value-type="float" office:value="4.05094121879209" calcext:value-type="float">
            <text:p>4.0509412188</text:p>
          </table:table-cell>
          <table:table-cell office:value-type="float" office:value="-75.15755463" calcext:value-type="float">
            <text:p>-75.15755463</text:p>
          </table:table-cell>
          <table:table-cell office:value-type="float" office:value="-64.16444397" calcext:value-type="float">
            <text:p>-64.16444397</text:p>
          </table:table-cell>
          <table:table-cell table:formula="of:=[.I119]-[.H119]" office:value-type="float" office:value="10.99311066" calcext:value-type="float">
            <text:p>10.99311066</text:p>
          </table:table-cell>
          <table:table-cell table:formula="of:=15.12-10*LOG10(POWER(10;[.J119]/10)-1)-[.C119]" office:value-type="float" office:value="3.88692945423855" calcext:value-type="float">
            <text:p>3.8869294542</text:p>
          </table:table-cell>
          <table:table-cell table:formula="of:=[.K119]-[.G119]" office:value-type="float" office:value="-0.164011764553532" calcext:value-type="float">
            <text:p>-0.1640117646</text:p>
          </table:table-cell>
          <table:table-cell table:number-columns-repeated="1012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table:formula="of:=[.A120]/1000000" office:value-type="float" office:value="25.43478261" calcext:value-type="float">
            <text:p>2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4.83776093" calcext:value-type="float">
            <text:p>-74.83776093</text:p>
          </table:table-cell>
          <table:table-cell office:value-type="float" office:value="-64.14304352" calcext:value-type="float">
            <text:p>-64.14304352</text:p>
          </table:table-cell>
          <table:table-cell table:formula="of:=[.E120]-[.D120]" office:value-type="float" office:value="10.69471741" calcext:value-type="float">
            <text:p>10.69471741</text:p>
          </table:table-cell>
          <table:table-cell table:formula="of:=15.12-10*LOG10(POWER(10;[.F120]/10)-1)-[.C120]" office:value-type="float" office:value="4.21210361740064" calcext:value-type="float">
            <text:p>4.2121036174</text:p>
          </table:table-cell>
          <table:table-cell office:value-type="float" office:value="-75.12358856" calcext:value-type="float">
            <text:p>-75.12358856</text:p>
          </table:table-cell>
          <table:table-cell office:value-type="float" office:value="-64.48788452" calcext:value-type="float">
            <text:p>-64.48788452</text:p>
          </table:table-cell>
          <table:table-cell table:formula="of:=[.I120]-[.H120]" office:value-type="float" office:value="10.63570404" calcext:value-type="float">
            <text:p>10.63570404</text:p>
          </table:table-cell>
          <table:table-cell table:formula="of:=15.12-10*LOG10(POWER(10;[.J120]/10)-1)-[.C120]" office:value-type="float" office:value="4.27665548131386" calcext:value-type="float">
            <text:p>4.2766554813</text:p>
          </table:table-cell>
          <table:table-cell table:formula="of:=[.K120]-[.G120]" office:value-type="float" office:value="0.0645518639132217" calcext:value-type="float">
            <text:p>0.0645518639</text:p>
          </table:table-cell>
          <table:table-cell table:number-columns-repeated="1012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table:formula="of:=[.A121]/1000000" office:value-type="float" office:value="25.65217391" calcext:value-type="float">
            <text:p>2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4.78643799" calcext:value-type="float">
            <text:p>-74.78643799</text:p>
          </table:table-cell>
          <table:table-cell office:value-type="float" office:value="-64.27047729" calcext:value-type="float">
            <text:p>-64.27047729</text:p>
          </table:table-cell>
          <table:table-cell table:formula="of:=[.E121]-[.D121]" office:value-type="float" office:value="10.5159607" calcext:value-type="float">
            <text:p>10.5159607</text:p>
          </table:table-cell>
          <table:table-cell table:formula="of:=15.12-10*LOG10(POWER(10;[.F121]/10)-1)-[.C121]" office:value-type="float" office:value="4.40789338367083" calcext:value-type="float">
            <text:p>4.4078933837</text:p>
          </table:table-cell>
          <table:table-cell office:value-type="float" office:value="-75.24796295" calcext:value-type="float">
            <text:p>-75.24796295</text:p>
          </table:table-cell>
          <table:table-cell office:value-type="float" office:value="-64.36280823" calcext:value-type="float">
            <text:p>-64.36280823</text:p>
          </table:table-cell>
          <table:table-cell table:formula="of:=[.I121]-[.H121]" office:value-type="float" office:value="10.88515472" calcext:value-type="float">
            <text:p>10.88515472</text:p>
          </table:table-cell>
          <table:table-cell table:formula="of:=15.12-10*LOG10(POWER(10;[.J121]/10)-1)-[.C121]" office:value-type="float" office:value="4.00434387326567" calcext:value-type="float">
            <text:p>4.0043438733</text:p>
          </table:table-cell>
          <table:table-cell table:formula="of:=[.K121]-[.G121]" office:value-type="float" office:value="-0.403549510405158" calcext:value-type="float">
            <text:p>-0.4035495104</text:p>
          </table:table-cell>
          <table:table-cell table:number-columns-repeated="1012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table:formula="of:=[.A122]/1000000" office:value-type="float" office:value="25.86956522" calcext:value-type="float">
            <text:p>2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4.85609436" calcext:value-type="float">
            <text:p>-74.85609436</text:p>
          </table:table-cell>
          <table:table-cell office:value-type="float" office:value="-64.14464569" calcext:value-type="float">
            <text:p>-64.14464569</text:p>
          </table:table-cell>
          <table:table-cell table:formula="of:=[.E122]-[.D122]" office:value-type="float" office:value="10.71144867" calcext:value-type="float">
            <text:p>10.71144867</text:p>
          </table:table-cell>
          <table:table-cell table:formula="of:=15.12-10*LOG10(POWER(10;[.F122]/10)-1)-[.C122]" office:value-type="float" office:value="4.19381701881561" calcext:value-type="float">
            <text:p>4.1938170188</text:p>
          </table:table-cell>
          <table:table-cell office:value-type="float" office:value="-75.1582489" calcext:value-type="float">
            <text:p>-75.1582489</text:p>
          </table:table-cell>
          <table:table-cell office:value-type="float" office:value="-64.37997437" calcext:value-type="float">
            <text:p>-64.37997437</text:p>
          </table:table-cell>
          <table:table-cell table:formula="of:=[.I122]-[.H122]" office:value-type="float" office:value="10.77827453" calcext:value-type="float">
            <text:p>10.77827453</text:p>
          </table:table-cell>
          <table:table-cell table:formula="of:=15.12-10*LOG10(POWER(10;[.J122]/10)-1)-[.C122]" office:value-type="float" office:value="4.12084389501834" calcext:value-type="float">
            <text:p>4.120843895</text:p>
          </table:table-cell>
          <table:table-cell table:formula="of:=[.K122]-[.G122]" office:value-type="float" office:value="-0.0729731237972668" calcext:value-type="float">
            <text:p>-0.0729731238</text:p>
          </table:table-cell>
          <table:table-cell table:number-columns-repeated="1012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table:formula="of:=[.A123]/1000000" office:value-type="float" office:value="26.08695652" calcext:value-type="float">
            <text:p>2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5.16249084" calcext:value-type="float">
            <text:p>-75.16249084</text:p>
          </table:table-cell>
          <table:table-cell office:value-type="float" office:value="-64.2201004" calcext:value-type="float">
            <text:p>-64.2201004</text:p>
          </table:table-cell>
          <table:table-cell table:formula="of:=[.E123]-[.D123]" office:value-type="float" office:value="10.94239044" calcext:value-type="float">
            <text:p>10.94239044</text:p>
          </table:table-cell>
          <table:table-cell table:formula="of:=15.12-10*LOG10(POWER(10;[.F123]/10)-1)-[.C123]" office:value-type="float" office:value="3.94206165015704" calcext:value-type="float">
            <text:p>3.9420616502</text:p>
          </table:table-cell>
          <table:table-cell office:value-type="float" office:value="-75.2006073" calcext:value-type="float">
            <text:p>-75.2006073</text:p>
          </table:table-cell>
          <table:table-cell office:value-type="float" office:value="-64.06533051" calcext:value-type="float">
            <text:p>-64.06533051</text:p>
          </table:table-cell>
          <table:table-cell table:formula="of:=[.I123]-[.H123]" office:value-type="float" office:value="11.13527679" calcext:value-type="float">
            <text:p>11.13527679</text:p>
          </table:table-cell>
          <table:table-cell table:formula="of:=15.12-10*LOG10(POWER(10;[.J123]/10)-1)-[.C123]" office:value-type="float" office:value="3.73269084666666" calcext:value-type="float">
            <text:p>3.7326908467</text:p>
          </table:table-cell>
          <table:table-cell table:formula="of:=[.K123]-[.G123]" office:value-type="float" office:value="-0.209370803490378" calcext:value-type="float">
            <text:p>-0.2093708035</text:p>
          </table:table-cell>
          <table:table-cell table:number-columns-repeated="1012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table:formula="of:=[.A124]/1000000" office:value-type="float" office:value="26.30434783" calcext:value-type="float">
            <text:p>2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4.81100464" calcext:value-type="float">
            <text:p>-74.81100464</text:p>
          </table:table-cell>
          <table:table-cell office:value-type="float" office:value="-64.3344574" calcext:value-type="float">
            <text:p>-64.3344574</text:p>
          </table:table-cell>
          <table:table-cell table:formula="of:=[.E124]-[.D124]" office:value-type="float" office:value="10.47654724" calcext:value-type="float">
            <text:p>10.47654724</text:p>
          </table:table-cell>
          <table:table-cell table:formula="of:=15.12-10*LOG10(POWER(10;[.F124]/10)-1)-[.C124]" office:value-type="float" office:value="4.45116694810648" calcext:value-type="float">
            <text:p>4.4511669481</text:p>
          </table:table-cell>
          <table:table-cell office:value-type="float" office:value="-75.17815399" calcext:value-type="float">
            <text:p>-75.17815399</text:p>
          </table:table-cell>
          <table:table-cell office:value-type="float" office:value="-64.19480896" calcext:value-type="float">
            <text:p>-64.19480896</text:p>
          </table:table-cell>
          <table:table-cell table:formula="of:=[.I124]-[.H124]" office:value-type="float" office:value="10.98334503" calcext:value-type="float">
            <text:p>10.98334503</text:p>
          </table:table-cell>
          <table:table-cell table:formula="of:=15.12-10*LOG10(POWER(10;[.J124]/10)-1)-[.C124]" office:value-type="float" office:value="3.89754021486443" calcext:value-type="float">
            <text:p>3.8975402149</text:p>
          </table:table-cell>
          <table:table-cell table:formula="of:=[.K124]-[.G124]" office:value-type="float" office:value="-0.553626733242047" calcext:value-type="float">
            <text:p>-0.5536267332</text:p>
          </table:table-cell>
          <table:table-cell table:number-columns-repeated="1012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table:formula="of:=[.A125]/1000000" office:value-type="float" office:value="26.52173913" calcext:value-type="float">
            <text:p>2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73356628" calcext:value-type="float">
            <text:p>-74.73356628</text:p>
          </table:table-cell>
          <table:table-cell office:value-type="float" office:value="-64.1029129" calcext:value-type="float">
            <text:p>-64.1029129</text:p>
          </table:table-cell>
          <table:table-cell table:formula="of:=[.E125]-[.D125]" office:value-type="float" office:value="10.63065338" calcext:value-type="float">
            <text:p>10.63065338</text:p>
          </table:table-cell>
          <table:table-cell table:formula="of:=15.12-10*LOG10(POWER(10;[.F125]/10)-1)-[.C125]" office:value-type="float" office:value="4.28218398970872" calcext:value-type="float">
            <text:p>4.2821839897</text:p>
          </table:table-cell>
          <table:table-cell office:value-type="float" office:value="-75.11088562" calcext:value-type="float">
            <text:p>-75.11088562</text:p>
          </table:table-cell>
          <table:table-cell office:value-type="float" office:value="-64.20000458" calcext:value-type="float">
            <text:p>-64.20000458</text:p>
          </table:table-cell>
          <table:table-cell table:formula="of:=[.I125]-[.H125]" office:value-type="float" office:value="10.91088104" calcext:value-type="float">
            <text:p>10.91088104</text:p>
          </table:table-cell>
          <table:table-cell table:formula="of:=15.12-10*LOG10(POWER(10;[.J125]/10)-1)-[.C125]" office:value-type="float" office:value="3.97634029385359" calcext:value-type="float">
            <text:p>3.9763402939</text:p>
          </table:table-cell>
          <table:table-cell table:formula="of:=[.K125]-[.G125]" office:value-type="float" office:value="-0.305843695855126" calcext:value-type="float">
            <text:p>-0.3058436959</text:p>
          </table:table-cell>
          <table:table-cell table:number-columns-repeated="1012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table:formula="of:=[.A126]/1000000" office:value-type="float" office:value="26.73913043" calcext:value-type="float">
            <text:p>2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4.84461975" calcext:value-type="float">
            <text:p>-74.84461975</text:p>
          </table:table-cell>
          <table:table-cell office:value-type="float" office:value="-64.18247986" calcext:value-type="float">
            <text:p>-64.18247986</text:p>
          </table:table-cell>
          <table:table-cell table:formula="of:=[.E126]-[.D126]" office:value-type="float" office:value="10.66213989" calcext:value-type="float">
            <text:p>10.66213989</text:p>
          </table:table-cell>
          <table:table-cell table:formula="of:=15.12-10*LOG10(POWER(10;[.F126]/10)-1)-[.C126]" office:value-type="float" office:value="4.24772840525642" calcext:value-type="float">
            <text:p>4.2477284053</text:p>
          </table:table-cell>
          <table:table-cell office:value-type="float" office:value="-75.15259552" calcext:value-type="float">
            <text:p>-75.15259552</text:p>
          </table:table-cell>
          <table:table-cell office:value-type="float" office:value="-64.37420654" calcext:value-type="float">
            <text:p>-64.37420654</text:p>
          </table:table-cell>
          <table:table-cell table:formula="of:=[.I126]-[.H126]" office:value-type="float" office:value="10.77838898" calcext:value-type="float">
            <text:p>10.77838898</text:p>
          </table:table-cell>
          <table:table-cell table:formula="of:=15.12-10*LOG10(POWER(10;[.J126]/10)-1)-[.C126]" office:value-type="float" office:value="4.12071900517596" calcext:value-type="float">
            <text:p>4.1207190052</text:p>
          </table:table-cell>
          <table:table-cell table:formula="of:=[.K126]-[.G126]" office:value-type="float" office:value="-0.127009400080468" calcext:value-type="float">
            <text:p>-0.1270094001</text:p>
          </table:table-cell>
          <table:table-cell table:number-columns-repeated="1012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table:formula="of:=[.A127]/1000000" office:value-type="float" office:value="26.95652174" calcext:value-type="float">
            <text:p>2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4.98605347" calcext:value-type="float">
            <text:p>-74.98605347</text:p>
          </table:table-cell>
          <table:table-cell office:value-type="float" office:value="-64.21537781" calcext:value-type="float">
            <text:p>-64.21537781</text:p>
          </table:table-cell>
          <table:table-cell table:formula="of:=[.E127]-[.D127]" office:value-type="float" office:value="10.77067566" calcext:value-type="float">
            <text:p>10.77067566</text:p>
          </table:table-cell>
          <table:table-cell table:formula="of:=15.12-10*LOG10(POWER(10;[.F127]/10)-1)-[.C127]" office:value-type="float" office:value="4.12913658706192" calcext:value-type="float">
            <text:p>4.1291365871</text:p>
          </table:table-cell>
          <table:table-cell office:value-type="float" office:value="-75.20887756" calcext:value-type="float">
            <text:p>-75.20887756</text:p>
          </table:table-cell>
          <table:table-cell office:value-type="float" office:value="-64.38909912" calcext:value-type="float">
            <text:p>-64.38909912</text:p>
          </table:table-cell>
          <table:table-cell table:formula="of:=[.I127]-[.H127]" office:value-type="float" office:value="10.81977844" calcext:value-type="float">
            <text:p>10.81977844</text:p>
          </table:table-cell>
          <table:table-cell table:formula="of:=15.12-10*LOG10(POWER(10;[.J127]/10)-1)-[.C127]" office:value-type="float" office:value="4.07557371431378" calcext:value-type="float">
            <text:p>4.0755737143</text:p>
          </table:table-cell>
          <table:table-cell table:formula="of:=[.K127]-[.G127]" office:value-type="float" office:value="-0.0535628727481434" calcext:value-type="float">
            <text:p>-0.0535628727</text:p>
          </table:table-cell>
          <table:table-cell table:number-columns-repeated="1012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table:formula="of:=[.A128]/1000000" office:value-type="float" office:value="27.17391304" calcext:value-type="float">
            <text:p>2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5.10969543" calcext:value-type="float">
            <text:p>-75.10969543</text:p>
          </table:table-cell>
          <table:table-cell office:value-type="float" office:value="-64.25626373" calcext:value-type="float">
            <text:p>-64.25626373</text:p>
          </table:table-cell>
          <table:table-cell table:formula="of:=[.E128]-[.D128]" office:value-type="float" office:value="10.8534317" calcext:value-type="float">
            <text:p>10.8534317</text:p>
          </table:table-cell>
          <table:table-cell table:formula="of:=15.12-10*LOG10(POWER(10;[.F128]/10)-1)-[.C128]" office:value-type="float" office:value="4.03889527119768" calcext:value-type="float">
            <text:p>4.0388952712</text:p>
          </table:table-cell>
          <table:table-cell office:value-type="float" office:value="-75.20317078" calcext:value-type="float">
            <text:p>-75.20317078</text:p>
          </table:table-cell>
          <table:table-cell office:value-type="float" office:value="-64.11369324" calcext:value-type="float">
            <text:p>-64.11369324</text:p>
          </table:table-cell>
          <table:table-cell table:formula="of:=[.I128]-[.H128]" office:value-type="float" office:value="11.08947754" calcext:value-type="float">
            <text:p>11.08947754</text:p>
          </table:table-cell>
          <table:table-cell table:formula="of:=15.12-10*LOG10(POWER(10;[.J128]/10)-1)-[.C128]" office:value-type="float" office:value="3.78233257595749" calcext:value-type="float">
            <text:p>3.782332576</text:p>
          </table:table-cell>
          <table:table-cell table:formula="of:=[.K128]-[.G128]" office:value-type="float" office:value="-0.256562695240183" calcext:value-type="float">
            <text:p>-0.2565626952</text:p>
          </table:table-cell>
          <table:table-cell table:number-columns-repeated="1012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table:formula="of:=[.A129]/1000000" office:value-type="float" office:value="27.39130435" calcext:value-type="float">
            <text:p>2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4.99898529" calcext:value-type="float">
            <text:p>-74.99898529</text:p>
          </table:table-cell>
          <table:table-cell office:value-type="float" office:value="-64.12654114" calcext:value-type="float">
            <text:p>-64.12654114</text:p>
          </table:table-cell>
          <table:table-cell table:formula="of:=[.E129]-[.D129]" office:value-type="float" office:value="10.87244415" calcext:value-type="float">
            <text:p>10.87244415</text:p>
          </table:table-cell>
          <table:table-cell table:formula="of:=15.12-10*LOG10(POWER(10;[.F129]/10)-1)-[.C129]" office:value-type="float" office:value="4.01818499808094" calcext:value-type="float">
            <text:p>4.0181849981</text:p>
          </table:table-cell>
          <table:table-cell office:value-type="float" office:value="-75.16418457" calcext:value-type="float">
            <text:p>-75.16418457</text:p>
          </table:table-cell>
          <table:table-cell office:value-type="float" office:value="-64.33975983" calcext:value-type="float">
            <text:p>-64.33975983</text:p>
          </table:table-cell>
          <table:table-cell table:formula="of:=[.I129]-[.H129]" office:value-type="float" office:value="10.82442474" calcext:value-type="float">
            <text:p>10.82442474</text:p>
          </table:table-cell>
          <table:table-cell table:formula="of:=15.12-10*LOG10(POWER(10;[.J129]/10)-1)-[.C129]" office:value-type="float" office:value="4.07050822387811" calcext:value-type="float">
            <text:p>4.0705082239</text:p>
          </table:table-cell>
          <table:table-cell table:formula="of:=[.K129]-[.G129]" office:value-type="float" office:value="0.0523232257971689" calcext:value-type="float">
            <text:p>0.0523232258</text:p>
          </table:table-cell>
          <table:table-cell table:number-columns-repeated="1012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table:formula="of:=[.A130]/1000000" office:value-type="float" office:value="27.60869565" calcext:value-type="float">
            <text:p>2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4.88171387" calcext:value-type="float">
            <text:p>-74.88171387</text:p>
          </table:table-cell>
          <table:table-cell office:value-type="float" office:value="-63.9965744" calcext:value-type="float">
            <text:p>-63.9965744</text:p>
          </table:table-cell>
          <table:table-cell table:formula="of:=[.E130]-[.D130]" office:value-type="float" office:value="10.88513947" calcext:value-type="float">
            <text:p>10.88513947</text:p>
          </table:table-cell>
          <table:table-cell table:formula="of:=15.12-10*LOG10(POWER(10;[.F130]/10)-1)-[.C130]" office:value-type="float" office:value="4.00436047753506" calcext:value-type="float">
            <text:p>4.0043604775</text:p>
          </table:table-cell>
          <table:table-cell office:value-type="float" office:value="-75.13920593" calcext:value-type="float">
            <text:p>-75.13920593</text:p>
          </table:table-cell>
          <table:table-cell office:value-type="float" office:value="-64.36650085" calcext:value-type="float">
            <text:p>-64.36650085</text:p>
          </table:table-cell>
          <table:table-cell table:formula="of:=[.I130]-[.H130]" office:value-type="float" office:value="10.77270508" calcext:value-type="float">
            <text:p>10.77270508</text:p>
          </table:table-cell>
          <table:table-cell table:formula="of:=15.12-10*LOG10(POWER(10;[.J130]/10)-1)-[.C130]" office:value-type="float" office:value="4.12692173925738" calcext:value-type="float">
            <text:p>4.1269217393</text:p>
          </table:table-cell>
          <table:table-cell table:formula="of:=[.K130]-[.G130]" office:value-type="float" office:value="0.122561261722314" calcext:value-type="float">
            <text:p>0.1225612617</text:p>
          </table:table-cell>
          <table:table-cell table:number-columns-repeated="1012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table:formula="of:=[.A131]/1000000" office:value-type="float" office:value="27.82608696" calcext:value-type="float">
            <text:p>2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4.7901535" calcext:value-type="float">
            <text:p>-74.7901535</text:p>
          </table:table-cell>
          <table:table-cell office:value-type="float" office:value="-64.0511322" calcext:value-type="float">
            <text:p>-64.0511322</text:p>
          </table:table-cell>
          <table:table-cell table:formula="of:=[.E131]-[.D131]" office:value-type="float" office:value="10.7390213" calcext:value-type="float">
            <text:p>10.7390213</text:p>
          </table:table-cell>
          <table:table-cell table:formula="of:=15.12-10*LOG10(POWER(10;[.F131]/10)-1)-[.C131]" office:value-type="float" office:value="4.1636954785814" calcext:value-type="float">
            <text:p>4.1636954786</text:p>
          </table:table-cell>
          <table:table-cell office:value-type="float" office:value="-74.99685669" calcext:value-type="float">
            <text:p>-74.99685669</text:p>
          </table:table-cell>
          <table:table-cell office:value-type="float" office:value="-64.41811371" calcext:value-type="float">
            <text:p>-64.41811371</text:p>
          </table:table-cell>
          <table:table-cell table:formula="of:=[.I131]-[.H131]" office:value-type="float" office:value="10.57874298" calcext:value-type="float">
            <text:p>10.57874298</text:p>
          </table:table-cell>
          <table:table-cell table:formula="of:=15.12-10*LOG10(POWER(10;[.J131]/10)-1)-[.C131]" office:value-type="float" office:value="4.33904111955061" calcext:value-type="float">
            <text:p>4.3390411196</text:p>
          </table:table-cell>
          <table:table-cell table:formula="of:=[.K131]-[.G131]" office:value-type="float" office:value="0.175345640969203" calcext:value-type="float">
            <text:p>0.175345641</text:p>
          </table:table-cell>
          <table:table-cell table:number-columns-repeated="1012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table:formula="of:=[.A132]/1000000" office:value-type="float" office:value="28.04347826" calcext:value-type="float">
            <text:p>2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78247833" calcext:value-type="float">
            <text:p>-74.78247833</text:p>
          </table:table-cell>
          <table:table-cell office:value-type="float" office:value="-64.19047546" calcext:value-type="float">
            <text:p>-64.19047546</text:p>
          </table:table-cell>
          <table:table-cell table:formula="of:=[.E132]-[.D132]" office:value-type="float" office:value="10.59200287" calcext:value-type="float">
            <text:p>10.59200287</text:p>
          </table:table-cell>
          <table:table-cell table:formula="of:=15.12-10*LOG10(POWER(10;[.F132]/10)-1)-[.C132]" office:value-type="float" office:value="4.3245114810213" calcext:value-type="float">
            <text:p>4.324511481</text:p>
          </table:table-cell>
          <table:table-cell office:value-type="float" office:value="-75.16189575" calcext:value-type="float">
            <text:p>-75.16189575</text:p>
          </table:table-cell>
          <table:table-cell office:value-type="float" office:value="-64.36004639" calcext:value-type="float">
            <text:p>-64.36004639</text:p>
          </table:table-cell>
          <table:table-cell table:formula="of:=[.I132]-[.H132]" office:value-type="float" office:value="10.80184936" calcext:value-type="float">
            <text:p>10.80184936</text:p>
          </table:table-cell>
          <table:table-cell table:formula="of:=15.12-10*LOG10(POWER(10;[.J132]/10)-1)-[.C132]" office:value-type="float" office:value="4.09512495265587" calcext:value-type="float">
            <text:p>4.0951249527</text:p>
          </table:table-cell>
          <table:table-cell table:formula="of:=[.K132]-[.G132]" office:value-type="float" office:value="-0.229386528365424" calcext:value-type="float">
            <text:p>-0.2293865284</text:p>
          </table:table-cell>
          <table:table-cell table:number-columns-repeated="1012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table:formula="of:=[.A133]/1000000" office:value-type="float" office:value="28.26086957" calcext:value-type="float">
            <text:p>2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5.02671814" calcext:value-type="float">
            <text:p>-75.02671814</text:p>
          </table:table-cell>
          <table:table-cell office:value-type="float" office:value="-64.0875473" calcext:value-type="float">
            <text:p>-64.0875473</text:p>
          </table:table-cell>
          <table:table-cell table:formula="of:=[.E133]-[.D133]" office:value-type="float" office:value="10.93917084" calcext:value-type="float">
            <text:p>10.93917084</text:p>
          </table:table-cell>
          <table:table-cell table:formula="of:=15.12-10*LOG10(POWER(10;[.F133]/10)-1)-[.C133]" office:value-type="float" office:value="3.94556320734557" calcext:value-type="float">
            <text:p>3.9455632073</text:p>
          </table:table-cell>
          <table:table-cell office:value-type="float" office:value="-75.23329163" calcext:value-type="float">
            <text:p>-75.23329163</text:p>
          </table:table-cell>
          <table:table-cell office:value-type="float" office:value="-64.32365417" calcext:value-type="float">
            <text:p>-64.32365417</text:p>
          </table:table-cell>
          <table:table-cell table:formula="of:=[.I133]-[.H133]" office:value-type="float" office:value="10.90963746" calcext:value-type="float">
            <text:p>10.90963746</text:p>
          </table:table-cell>
          <table:table-cell table:formula="of:=15.12-10*LOG10(POWER(10;[.J133]/10)-1)-[.C133]" office:value-type="float" office:value="3.97769361649924" calcext:value-type="float">
            <text:p>3.9776936165</text:p>
          </table:table-cell>
          <table:table-cell table:formula="of:=[.K133]-[.G133]" office:value-type="float" office:value="0.0321304091536749" calcext:value-type="float">
            <text:p>0.0321304092</text:p>
          </table:table-cell>
          <table:table-cell table:number-columns-repeated="1012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table:formula="of:=[.A134]/1000000" office:value-type="float" office:value="28.47826087" calcext:value-type="float">
            <text:p>2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5.03601837" calcext:value-type="float">
            <text:p>-75.03601837</text:p>
          </table:table-cell>
          <table:table-cell office:value-type="float" office:value="-64.24711609" calcext:value-type="float">
            <text:p>-64.24711609</text:p>
          </table:table-cell>
          <table:table-cell table:formula="of:=[.E134]-[.D134]" office:value-type="float" office:value="10.78890228" calcext:value-type="float">
            <text:p>10.78890228</text:p>
          </table:table-cell>
          <table:table-cell table:formula="of:=15.12-10*LOG10(POWER(10;[.F134]/10)-1)-[.C134]" office:value-type="float" office:value="4.10924798747989" calcext:value-type="float">
            <text:p>4.1092479875</text:p>
          </table:table-cell>
          <table:table-cell office:value-type="float" office:value="-75.08547974" calcext:value-type="float">
            <text:p>-75.08547974</text:p>
          </table:table-cell>
          <table:table-cell office:value-type="float" office:value="-64.41002655" calcext:value-type="float">
            <text:p>-64.41002655</text:p>
          </table:table-cell>
          <table:table-cell table:formula="of:=[.I134]-[.H134]" office:value-type="float" office:value="10.67545319" calcext:value-type="float">
            <text:p>10.67545319</text:p>
          </table:table-cell>
          <table:table-cell table:formula="of:=15.12-10*LOG10(POWER(10;[.J134]/10)-1)-[.C134]" office:value-type="float" office:value="4.23316677169736" calcext:value-type="float">
            <text:p>4.2331667717</text:p>
          </table:table-cell>
          <table:table-cell table:formula="of:=[.K134]-[.G134]" office:value-type="float" office:value="0.123918784217469" calcext:value-type="float">
            <text:p>0.1239187842</text:p>
          </table:table-cell>
          <table:table-cell table:number-columns-repeated="1012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table:formula="of:=[.A135]/1000000" office:value-type="float" office:value="28.69565217" calcext:value-type="float">
            <text:p>2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4.9397583" calcext:value-type="float">
            <text:p>-74.9397583</text:p>
          </table:table-cell>
          <table:table-cell office:value-type="float" office:value="-64.21068573" calcext:value-type="float">
            <text:p>-64.21068573</text:p>
          </table:table-cell>
          <table:table-cell table:formula="of:=[.E135]-[.D135]" office:value-type="float" office:value="10.72907257" calcext:value-type="float">
            <text:p>10.72907257</text:p>
          </table:table-cell>
          <table:table-cell table:formula="of:=15.12-10*LOG10(POWER(10;[.F135]/10)-1)-[.C135]" office:value-type="float" office:value="4.17456186605519" calcext:value-type="float">
            <text:p>4.1745618661</text:p>
          </table:table-cell>
          <table:table-cell office:value-type="float" office:value="-75.15480804" calcext:value-type="float">
            <text:p>-75.15480804</text:p>
          </table:table-cell>
          <table:table-cell office:value-type="float" office:value="-64.52461243" calcext:value-type="float">
            <text:p>-64.52461243</text:p>
          </table:table-cell>
          <table:table-cell table:formula="of:=[.I135]-[.H135]" office:value-type="float" office:value="10.63019561" calcext:value-type="float">
            <text:p>10.63019561</text:p>
          </table:table-cell>
          <table:table-cell table:formula="of:=15.12-10*LOG10(POWER(10;[.J135]/10)-1)-[.C135]" office:value-type="float" office:value="4.28268509989587" calcext:value-type="float">
            <text:p>4.2826850999</text:p>
          </table:table-cell>
          <table:table-cell table:formula="of:=[.K135]-[.G135]" office:value-type="float" office:value="0.108123233840686" calcext:value-type="float">
            <text:p>0.1081232338</text:p>
          </table:table-cell>
          <table:table-cell table:number-columns-repeated="1012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table:formula="of:=[.A136]/1000000" office:value-type="float" office:value="28.91304348" calcext:value-type="float">
            <text:p>2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5.15668488" calcext:value-type="float">
            <text:p>-75.15668488</text:p>
          </table:table-cell>
          <table:table-cell office:value-type="float" office:value="-64.00536346" calcext:value-type="float">
            <text:p>-64.00536346</text:p>
          </table:table-cell>
          <table:table-cell table:formula="of:=[.E136]-[.D136]" office:value-type="float" office:value="11.15132142" calcext:value-type="float">
            <text:p>11.15132142</text:p>
          </table:table-cell>
          <table:table-cell table:formula="of:=15.12-10*LOG10(POWER(10;[.F136]/10)-1)-[.C136]" office:value-type="float" office:value="3.71531045179949" calcext:value-type="float">
            <text:p>3.7153104518</text:p>
          </table:table-cell>
          <table:table-cell office:value-type="float" office:value="-75.12003326" calcext:value-type="float">
            <text:p>-75.12003326</text:p>
          </table:table-cell>
          <table:table-cell office:value-type="float" office:value="-64.24259186" calcext:value-type="float">
            <text:p>-64.24259186</text:p>
          </table:table-cell>
          <table:table-cell table:formula="of:=[.I136]-[.H136]" office:value-type="float" office:value="10.8774414" calcext:value-type="float">
            <text:p>10.8774414</text:p>
          </table:table-cell>
          <table:table-cell table:formula="of:=15.12-10*LOG10(POWER(10;[.J136]/10)-1)-[.C136]" office:value-type="float" office:value="4.01274283262605" calcext:value-type="float">
            <text:p>4.0127428326</text:p>
          </table:table-cell>
          <table:table-cell table:formula="of:=[.K136]-[.G136]" office:value-type="float" office:value="0.297432380826564" calcext:value-type="float">
            <text:p>0.2974323808</text:p>
          </table:table-cell>
          <table:table-cell table:number-columns-repeated="1012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table:formula="of:=[.A137]/1000000" office:value-type="float" office:value="29.13043478" calcext:value-type="float">
            <text:p>2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4.87994385" calcext:value-type="float">
            <text:p>-74.87994385</text:p>
          </table:table-cell>
          <table:table-cell office:value-type="float" office:value="-64.23109436" calcext:value-type="float">
            <text:p>-64.23109436</text:p>
          </table:table-cell>
          <table:table-cell table:formula="of:=[.E137]-[.D137]" office:value-type="float" office:value="10.64884949" calcext:value-type="float">
            <text:p>10.64884949</text:p>
          </table:table-cell>
          <table:table-cell table:formula="of:=15.12-10*LOG10(POWER(10;[.F137]/10)-1)-[.C137]" office:value-type="float" office:value="4.26226917397188" calcext:value-type="float">
            <text:p>4.262269174</text:p>
          </table:table-cell>
          <table:table-cell office:value-type="float" office:value="-75.07847595" calcext:value-type="float">
            <text:p>-75.07847595</text:p>
          </table:table-cell>
          <table:table-cell office:value-type="float" office:value="-64.29555511" calcext:value-type="float">
            <text:p>-64.29555511</text:p>
          </table:table-cell>
          <table:table-cell table:formula="of:=[.I137]-[.H137]" office:value-type="float" office:value="10.78292084" calcext:value-type="float">
            <text:p>10.78292084</text:p>
          </table:table-cell>
          <table:table-cell table:formula="of:=15.12-10*LOG10(POWER(10;[.J137]/10)-1)-[.C137]" office:value-type="float" office:value="4.1157740014567" calcext:value-type="float">
            <text:p>4.1157740015</text:p>
          </table:table-cell>
          <table:table-cell table:formula="of:=[.K137]-[.G137]" office:value-type="float" office:value="-0.146495172515181" calcext:value-type="float">
            <text:p>-0.1464951725</text:p>
          </table:table-cell>
          <table:table-cell table:number-columns-repeated="1012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table:formula="of:=[.A138]/1000000" office:value-type="float" office:value="29.34782609" calcext:value-type="float">
            <text:p>2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4.73290253" calcext:value-type="float">
            <text:p>-74.73290253</text:p>
          </table:table-cell>
          <table:table-cell office:value-type="float" office:value="-64.08595276" calcext:value-type="float">
            <text:p>-64.08595276</text:p>
          </table:table-cell>
          <table:table-cell table:formula="of:=[.E138]-[.D138]" office:value-type="float" office:value="10.64694977" calcext:value-type="float">
            <text:p>10.64694977</text:p>
          </table:table-cell>
          <table:table-cell table:formula="of:=15.12-10*LOG10(POWER(10;[.F138]/10)-1)-[.C138]" office:value-type="float" office:value="4.26434796299122" calcext:value-type="float">
            <text:p>4.264347963</text:p>
          </table:table-cell>
          <table:table-cell office:value-type="float" office:value="-75.2237854" calcext:value-type="float">
            <text:p>-75.2237854</text:p>
          </table:table-cell>
          <table:table-cell office:value-type="float" office:value="-64.33922577" calcext:value-type="float">
            <text:p>-64.33922577</text:p>
          </table:table-cell>
          <table:table-cell table:formula="of:=[.I138]-[.H138]" office:value-type="float" office:value="10.88455963" calcext:value-type="float">
            <text:p>10.88455963</text:p>
          </table:table-cell>
          <table:table-cell table:formula="of:=15.12-10*LOG10(POWER(10;[.J138]/10)-1)-[.C138]" office:value-type="float" office:value="4.00499181380665" calcext:value-type="float">
            <text:p>4.0049918138</text:p>
          </table:table-cell>
          <table:table-cell table:formula="of:=[.K138]-[.G138]" office:value-type="float" office:value="-0.259356149184569" calcext:value-type="float">
            <text:p>-0.2593561492</text:p>
          </table:table-cell>
          <table:table-cell table:number-columns-repeated="1012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table:formula="of:=[.A139]/1000000" office:value-type="float" office:value="29.56521739" calcext:value-type="float">
            <text:p>2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4.80058289" calcext:value-type="float">
            <text:p>-74.80058289</text:p>
          </table:table-cell>
          <table:table-cell office:value-type="float" office:value="-64.02570343" calcext:value-type="float">
            <text:p>-64.02570343</text:p>
          </table:table-cell>
          <table:table-cell table:formula="of:=[.E139]-[.D139]" office:value-type="float" office:value="10.77487946" calcext:value-type="float">
            <text:p>10.77487946</text:p>
          </table:table-cell>
          <table:table-cell table:formula="of:=15.12-10*LOG10(POWER(10;[.F139]/10)-1)-[.C139]" office:value-type="float" office:value="4.12454879138804" calcext:value-type="float">
            <text:p>4.1245487914</text:p>
          </table:table-cell>
          <table:table-cell office:value-type="float" office:value="-75.36824036" calcext:value-type="float">
            <text:p>-75.36824036</text:p>
          </table:table-cell>
          <table:table-cell office:value-type="float" office:value="-64.27939606" calcext:value-type="float">
            <text:p>-64.27939606</text:p>
          </table:table-cell>
          <table:table-cell table:formula="of:=[.I139]-[.H139]" office:value-type="float" office:value="11.0888443" calcext:value-type="float">
            <text:p>11.0888443</text:p>
          </table:table-cell>
          <table:table-cell table:formula="of:=15.12-10*LOG10(POWER(10;[.J139]/10)-1)-[.C139]" office:value-type="float" office:value="3.78301925220243" calcext:value-type="float">
            <text:p>3.7830192522</text:p>
          </table:table-cell>
          <table:table-cell table:formula="of:=[.K139]-[.G139]" office:value-type="float" office:value="-0.341529539185608" calcext:value-type="float">
            <text:p>-0.3415295392</text:p>
          </table:table-cell>
          <table:table-cell table:number-columns-repeated="1012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table:formula="of:=[.A140]/1000000" office:value-type="float" office:value="29.7826087" calcext:value-type="float">
            <text:p>2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79386139" calcext:value-type="float">
            <text:p>-74.79386139</text:p>
          </table:table-cell>
          <table:table-cell office:value-type="float" office:value="-64.13220978" calcext:value-type="float">
            <text:p>-64.13220978</text:p>
          </table:table-cell>
          <table:table-cell table:formula="of:=[.E140]-[.D140]" office:value-type="float" office:value="10.66165161" calcext:value-type="float">
            <text:p>10.66165161</text:p>
          </table:table-cell>
          <table:table-cell table:formula="of:=15.12-10*LOG10(POWER(10;[.F140]/10)-1)-[.C140]" office:value-type="float" office:value="4.24826254889262" calcext:value-type="float">
            <text:p>4.2482625489</text:p>
          </table:table-cell>
          <table:table-cell office:value-type="float" office:value="-75.26397705" calcext:value-type="float">
            <text:p>-75.26397705</text:p>
          </table:table-cell>
          <table:table-cell office:value-type="float" office:value="-64.33285522" calcext:value-type="float">
            <text:p>-64.33285522</text:p>
          </table:table-cell>
          <table:table-cell table:formula="of:=[.I140]-[.H140]" office:value-type="float" office:value="10.93112183" calcext:value-type="float">
            <text:p>10.93112183</text:p>
          </table:table-cell>
          <table:table-cell table:formula="of:=15.12-10*LOG10(POWER(10;[.J140]/10)-1)-[.C140]" office:value-type="float" office:value="3.95431810663827" calcext:value-type="float">
            <text:p>3.9543181066</text:p>
          </table:table-cell>
          <table:table-cell table:formula="of:=[.K140]-[.G140]" office:value-type="float" office:value="-0.293944442254352" calcext:value-type="float">
            <text:p>-0.2939444423</text:p>
          </table:table-cell>
          <table:table-cell table:number-columns-repeated="1012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141]/1000000" office:value-type="float" office:value="30" calcext:value-type="float">
            <text:p>30</text:p>
          </table:table-cell>
          <table:table-cell office:value-type="float" office:value="0.6" calcext:value-type="float">
            <text:p>0.60</text:p>
          </table:table-cell>
          <table:table-cell office:value-type="float" office:value="-74.64498138" calcext:value-type="float">
            <text:p>-74.64498138</text:p>
          </table:table-cell>
          <table:table-cell office:value-type="float" office:value="-64.35528564" calcext:value-type="float">
            <text:p>-64.35528564</text:p>
          </table:table-cell>
          <table:table-cell table:formula="of:=[.E141]-[.D141]" office:value-type="float" office:value="10.28969574" calcext:value-type="float">
            <text:p>10.28969574</text:p>
          </table:table-cell>
          <table:table-cell table:formula="of:=15.12-10*LOG10(POWER(10;[.F141]/10)-1)-[.C141]" office:value-type="float" office:value="4.65685193300712" calcext:value-type="float">
            <text:p>4.656851933</text:p>
          </table:table-cell>
          <table:table-cell office:value-type="float" office:value="-75.37750244" calcext:value-type="float">
            <text:p>-75.37750244</text:p>
          </table:table-cell>
          <table:table-cell office:value-type="float" office:value="-64.44635773" calcext:value-type="float">
            <text:p>-64.44635773</text:p>
          </table:table-cell>
          <table:table-cell table:formula="of:=[.I141]-[.H141]" office:value-type="float" office:value="10.93114471" calcext:value-type="float">
            <text:p>10.93114471</text:p>
          </table:table-cell>
          <table:table-cell table:formula="of:=15.12-10*LOG10(POWER(10;[.J141]/10)-1)-[.C141]" office:value-type="float" office:value="3.95429321807004" calcext:value-type="float">
            <text:p>3.9542932181</text:p>
          </table:table-cell>
          <table:table-cell table:formula="of:=[.K141]-[.G141]" office:value-type="float" office:value="-0.702558714937072" calcext:value-type="float">
            <text:p>-0.7025587149</text:p>
          </table:table-cell>
          <table:table-cell table:number-columns-repeated="1012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table:formula="of:=[.A142]/1000000" office:value-type="float" office:value="30.2173913" calcext:value-type="float">
            <text:p>3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77867126" calcext:value-type="float">
            <text:p>-74.77867126</text:p>
          </table:table-cell>
          <table:table-cell office:value-type="float" office:value="-64.28220367" calcext:value-type="float">
            <text:p>-64.28220367</text:p>
          </table:table-cell>
          <table:table-cell table:formula="of:=[.E142]-[.D142]" office:value-type="float" office:value="10.49646759" calcext:value-type="float">
            <text:p>10.49646759</text:p>
          </table:table-cell>
          <table:table-cell table:formula="of:=15.12-10*LOG10(POWER(10;[.F142]/10)-1)-[.C142]" office:value-type="float" office:value="4.42929081707375" calcext:value-type="float">
            <text:p>4.4292908171</text:p>
          </table:table-cell>
          <table:table-cell office:value-type="float" office:value="-75.26707458" calcext:value-type="float">
            <text:p>-75.26707458</text:p>
          </table:table-cell>
          <table:table-cell office:value-type="float" office:value="-64.34056854" calcext:value-type="float">
            <text:p>-64.34056854</text:p>
          </table:table-cell>
          <table:table-cell table:formula="of:=[.I142]-[.H142]" office:value-type="float" office:value="10.92650604" calcext:value-type="float">
            <text:p>10.92650604</text:p>
          </table:table-cell>
          <table:table-cell table:formula="of:=15.12-10*LOG10(POWER(10;[.J142]/10)-1)-[.C142]" office:value-type="float" office:value="3.95933933882399" calcext:value-type="float">
            <text:p>3.9593393388</text:p>
          </table:table-cell>
          <table:table-cell table:formula="of:=[.K142]-[.G142]" office:value-type="float" office:value="-0.469951478249757" calcext:value-type="float">
            <text:p>-0.4699514782</text:p>
          </table:table-cell>
          <table:table-cell table:number-columns-repeated="1012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table:formula="of:=[.A143]/1000000" office:value-type="float" office:value="30.43478261" calcext:value-type="float">
            <text:p>3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4.67179871" calcext:value-type="float">
            <text:p>-74.67179871</text:p>
          </table:table-cell>
          <table:table-cell office:value-type="float" office:value="-64.27862549" calcext:value-type="float">
            <text:p>-64.27862549</text:p>
          </table:table-cell>
          <table:table-cell table:formula="of:=[.E143]-[.D143]" office:value-type="float" office:value="10.39317322" calcext:value-type="float">
            <text:p>10.39317322</text:p>
          </table:table-cell>
          <table:table-cell table:formula="of:=15.12-10*LOG10(POWER(10;[.F143]/10)-1)-[.C143]" office:value-type="float" office:value="4.54283445983034" calcext:value-type="float">
            <text:p>4.5428344598</text:p>
          </table:table-cell>
          <table:table-cell office:value-type="float" office:value="-75.48335266" calcext:value-type="float">
            <text:p>-75.48335266</text:p>
          </table:table-cell>
          <table:table-cell office:value-type="float" office:value="-64.24452972" calcext:value-type="float">
            <text:p>-64.24452972</text:p>
          </table:table-cell>
          <table:table-cell table:formula="of:=[.I143]-[.H143]" office:value-type="float" office:value="11.23882294" calcext:value-type="float">
            <text:p>11.23882294</text:p>
          </table:table-cell>
          <table:table-cell table:formula="of:=15.12-10*LOG10(POWER(10;[.J143]/10)-1)-[.C143]" office:value-type="float" office:value="3.62061743506286" calcext:value-type="float">
            <text:p>3.6206174351</text:p>
          </table:table-cell>
          <table:table-cell table:formula="of:=[.K143]-[.G143]" office:value-type="float" office:value="-0.922217024767477" calcext:value-type="float">
            <text:p>-0.9222170248</text:p>
          </table:table-cell>
          <table:table-cell table:number-columns-repeated="1012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table:formula="of:=[.A144]/1000000" office:value-type="float" office:value="30.65217391" calcext:value-type="float">
            <text:p>3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4.77639008" calcext:value-type="float">
            <text:p>-74.77639008</text:p>
          </table:table-cell>
          <table:table-cell office:value-type="float" office:value="-63.9835434" calcext:value-type="float">
            <text:p>-63.9835434</text:p>
          </table:table-cell>
          <table:table-cell table:formula="of:=[.E144]-[.D144]" office:value-type="float" office:value="10.79284668" calcext:value-type="float">
            <text:p>10.79284668</text:p>
          </table:table-cell>
          <table:table-cell table:formula="of:=15.12-10*LOG10(POWER(10;[.F144]/10)-1)-[.C144]" office:value-type="float" office:value="4.10494492114872" calcext:value-type="float">
            <text:p>4.1049449211</text:p>
          </table:table-cell>
          <table:table-cell office:value-type="float" office:value="-75.53211975" calcext:value-type="float">
            <text:p>-75.53211975</text:p>
          </table:table-cell>
          <table:table-cell office:value-type="float" office:value="-64.09429932" calcext:value-type="float">
            <text:p>-64.09429932</text:p>
          </table:table-cell>
          <table:table-cell table:formula="of:=[.I144]-[.H144]" office:value-type="float" office:value="11.43782043" calcext:value-type="float">
            <text:p>11.43782043</text:p>
          </table:table-cell>
          <table:table-cell table:formula="of:=15.12-10*LOG10(POWER(10;[.J144]/10)-1)-[.C144]" office:value-type="float" office:value="3.40583627343665" calcext:value-type="float">
            <text:p>3.4058362734</text:p>
          </table:table-cell>
          <table:table-cell table:formula="of:=[.K144]-[.G144]" office:value-type="float" office:value="-0.699108647712072" calcext:value-type="float">
            <text:p>-0.6991086477</text:p>
          </table:table-cell>
          <table:table-cell table:number-columns-repeated="1012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table:formula="of:=[.A145]/1000000" office:value-type="float" office:value="30.86956522" calcext:value-type="float">
            <text:p>3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4.89933777" calcext:value-type="float">
            <text:p>-74.89933777</text:p>
          </table:table-cell>
          <table:table-cell office:value-type="float" office:value="-63.98084641" calcext:value-type="float">
            <text:p>-63.98084641</text:p>
          </table:table-cell>
          <table:table-cell table:formula="of:=[.E145]-[.D145]" office:value-type="float" office:value="10.91849136" calcext:value-type="float">
            <text:p>10.91849136</text:p>
          </table:table-cell>
          <table:table-cell table:formula="of:=15.12-10*LOG10(POWER(10;[.F145]/10)-1)-[.C145]" office:value-type="float" office:value="3.96805912768358" calcext:value-type="float">
            <text:p>3.9680591277</text:p>
          </table:table-cell>
          <table:table-cell office:value-type="float" office:value="-75.33204651" calcext:value-type="float">
            <text:p>-75.33204651</text:p>
          </table:table-cell>
          <table:table-cell office:value-type="float" office:value="-64.09688568" calcext:value-type="float">
            <text:p>-64.09688568</text:p>
          </table:table-cell>
          <table:table-cell table:formula="of:=[.I145]-[.H145]" office:value-type="float" office:value="11.23516083" calcext:value-type="float">
            <text:p>11.23516083</text:p>
          </table:table-cell>
          <table:table-cell table:formula="of:=15.12-10*LOG10(POWER(10;[.J145]/10)-1)-[.C145]" office:value-type="float" office:value="3.62457739062893" calcext:value-type="float">
            <text:p>3.6245773906</text:p>
          </table:table-cell>
          <table:table-cell table:formula="of:=[.K145]-[.G145]" office:value-type="float" office:value="-0.343481737054642" calcext:value-type="float">
            <text:p>-0.3434817371</text:p>
          </table:table-cell>
          <table:table-cell table:number-columns-repeated="1012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table:formula="of:=[.A146]/1000000" office:value-type="float" office:value="31.08695652" calcext:value-type="float">
            <text:p>3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4.76811981" calcext:value-type="float">
            <text:p>-74.76811981</text:p>
          </table:table-cell>
          <table:table-cell office:value-type="float" office:value="-64.20365906" calcext:value-type="float">
            <text:p>-64.20365906</text:p>
          </table:table-cell>
          <table:table-cell table:formula="of:=[.E146]-[.D146]" office:value-type="float" office:value="10.56446075" calcext:value-type="float">
            <text:p>10.56446075</text:p>
          </table:table-cell>
          <table:table-cell table:formula="of:=15.12-10*LOG10(POWER(10;[.F146]/10)-1)-[.C146]" office:value-type="float" office:value="4.35469575697989" calcext:value-type="float">
            <text:p>4.354695757</text:p>
          </table:table-cell>
          <table:table-cell office:value-type="float" office:value="-75.28126526" calcext:value-type="float">
            <text:p>-75.28126526</text:p>
          </table:table-cell>
          <table:table-cell office:value-type="float" office:value="-64.41714478" calcext:value-type="float">
            <text:p>-64.41714478</text:p>
          </table:table-cell>
          <table:table-cell table:formula="of:=[.I146]-[.H146]" office:value-type="float" office:value="10.86412048" calcext:value-type="float">
            <text:p>10.86412048</text:p>
          </table:table-cell>
          <table:table-cell table:formula="of:=15.12-10*LOG10(POWER(10;[.J146]/10)-1)-[.C146]" office:value-type="float" office:value="4.02725098048678" calcext:value-type="float">
            <text:p>4.0272509805</text:p>
          </table:table-cell>
          <table:table-cell table:formula="of:=[.K146]-[.G146]" office:value-type="float" office:value="-0.327444776493115" calcext:value-type="float">
            <text:p>-0.3274447765</text:p>
          </table:table-cell>
          <table:table-cell table:number-columns-repeated="1012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table:formula="of:=[.A147]/1000000" office:value-type="float" office:value="31.30434783" calcext:value-type="float">
            <text:p>3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4.87311554" calcext:value-type="float">
            <text:p>-74.87311554</text:p>
          </table:table-cell>
          <table:table-cell office:value-type="float" office:value="-64.05903625" calcext:value-type="float">
            <text:p>-64.05903625</text:p>
          </table:table-cell>
          <table:table-cell table:formula="of:=[.E147]-[.D147]" office:value-type="float" office:value="10.81407929" calcext:value-type="float">
            <text:p>10.81407929</text:p>
          </table:table-cell>
          <table:table-cell table:formula="of:=15.12-10*LOG10(POWER(10;[.F147]/10)-1)-[.C147]" office:value-type="float" office:value="4.08178771131777" calcext:value-type="float">
            <text:p>4.0817877113</text:p>
          </table:table-cell>
          <table:table-cell office:value-type="float" office:value="-75.2294693" calcext:value-type="float">
            <text:p>-75.2294693</text:p>
          </table:table-cell>
          <table:table-cell office:value-type="float" office:value="-64.12178802" calcext:value-type="float">
            <text:p>-64.12178802</text:p>
          </table:table-cell>
          <table:table-cell table:formula="of:=[.I147]-[.H147]" office:value-type="float" office:value="11.10768128" calcext:value-type="float">
            <text:p>11.10768128</text:p>
          </table:table-cell>
          <table:table-cell table:formula="of:=15.12-10*LOG10(POWER(10;[.J147]/10)-1)-[.C147]" office:value-type="float" office:value="3.76259631160632" calcext:value-type="float">
            <text:p>3.7625963116</text:p>
          </table:table-cell>
          <table:table-cell table:formula="of:=[.K147]-[.G147]" office:value-type="float" office:value="-0.319191399711448" calcext:value-type="float">
            <text:p>-0.3191913997</text:p>
          </table:table-cell>
          <table:table-cell table:number-columns-repeated="1012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table:formula="of:=[.A148]/1000000" office:value-type="float" office:value="31.52173913" calcext:value-type="float">
            <text:p>3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64003754" calcext:value-type="float">
            <text:p>-74.64003754</text:p>
          </table:table-cell>
          <table:table-cell office:value-type="float" office:value="-64.11010742" calcext:value-type="float">
            <text:p>-64.11010742</text:p>
          </table:table-cell>
          <table:table-cell table:formula="of:=[.E148]-[.D148]" office:value-type="float" office:value="10.52993012" calcext:value-type="float">
            <text:p>10.52993012</text:p>
          </table:table-cell>
          <table:table-cell table:formula="of:=15.12-10*LOG10(POWER(10;[.F148]/10)-1)-[.C148]" office:value-type="float" office:value="4.39256501992103" calcext:value-type="float">
            <text:p>4.3925650199</text:p>
          </table:table-cell>
          <table:table-cell office:value-type="float" office:value="-75.25328064" calcext:value-type="float">
            <text:p>-75.25328064</text:p>
          </table:table-cell>
          <table:table-cell office:value-type="float" office:value="-64.28544617" calcext:value-type="float">
            <text:p>-64.28544617</text:p>
          </table:table-cell>
          <table:table-cell table:formula="of:=[.I148]-[.H148]" office:value-type="float" office:value="10.96783447" calcext:value-type="float">
            <text:p>10.96783447</text:p>
          </table:table-cell>
          <table:table-cell table:formula="of:=15.12-10*LOG10(POWER(10;[.J148]/10)-1)-[.C148]" office:value-type="float" office:value="3.91439733137622" calcext:value-type="float">
            <text:p>3.9143973314</text:p>
          </table:table-cell>
          <table:table-cell table:formula="of:=[.K148]-[.G148]" office:value-type="float" office:value="-0.478167688544805" calcext:value-type="float">
            <text:p>-0.4781676885</text:p>
          </table:table-cell>
          <table:table-cell table:number-columns-repeated="1012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table:formula="of:=[.A149]/1000000" office:value-type="float" office:value="31.73913043" calcext:value-type="float">
            <text:p>3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4.93582916" calcext:value-type="float">
            <text:p>-74.93582916</text:p>
          </table:table-cell>
          <table:table-cell office:value-type="float" office:value="-63.99311066" calcext:value-type="float">
            <text:p>-63.99311066</text:p>
          </table:table-cell>
          <table:table-cell table:formula="of:=[.E149]-[.D149]" office:value-type="float" office:value="10.9427185" calcext:value-type="float">
            <text:p>10.9427185</text:p>
          </table:table-cell>
          <table:table-cell table:formula="of:=15.12-10*LOG10(POWER(10;[.F149]/10)-1)-[.C149]" office:value-type="float" office:value="3.94170487298917" calcext:value-type="float">
            <text:p>3.941704873</text:p>
          </table:table-cell>
          <table:table-cell office:value-type="float" office:value="-75.41599274" calcext:value-type="float">
            <text:p>-75.41599274</text:p>
          </table:table-cell>
          <table:table-cell office:value-type="float" office:value="-64.18336487" calcext:value-type="float">
            <text:p>-64.18336487</text:p>
          </table:table-cell>
          <table:table-cell table:formula="of:=[.I149]-[.H149]" office:value-type="float" office:value="11.23262787" calcext:value-type="float">
            <text:p>11.23262787</text:p>
          </table:table-cell>
          <table:table-cell table:formula="of:=15.12-10*LOG10(POWER(10;[.J149]/10)-1)-[.C149]" office:value-type="float" office:value="3.62731651947167" calcext:value-type="float">
            <text:p>3.6273165195</text:p>
          </table:table-cell>
          <table:table-cell table:formula="of:=[.K149]-[.G149]" office:value-type="float" office:value="-0.314388353517504" calcext:value-type="float">
            <text:p>-0.3143883535</text:p>
          </table:table-cell>
          <table:table-cell table:number-columns-repeated="1012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table:formula="of:=[.A150]/1000000" office:value-type="float" office:value="31.95652174" calcext:value-type="float">
            <text:p>3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4.61646271" calcext:value-type="float">
            <text:p>-74.61646271</text:p>
          </table:table-cell>
          <table:table-cell office:value-type="float" office:value="-63.92526245" calcext:value-type="float">
            <text:p>-63.92526245</text:p>
          </table:table-cell>
          <table:table-cell table:formula="of:=[.E150]-[.D150]" office:value-type="float" office:value="10.69120026" calcext:value-type="float">
            <text:p>10.69120026</text:p>
          </table:table-cell>
          <table:table-cell table:formula="of:=15.12-10*LOG10(POWER(10;[.F150]/10)-1)-[.C150]" office:value-type="float" office:value="4.21594855574827" calcext:value-type="float">
            <text:p>4.2159485557</text:p>
          </table:table-cell>
          <table:table-cell office:value-type="float" office:value="-75.03040314" calcext:value-type="float">
            <text:p>-75.03040314</text:p>
          </table:table-cell>
          <table:table-cell office:value-type="float" office:value="-64.44804382" calcext:value-type="float">
            <text:p>-64.44804382</text:p>
          </table:table-cell>
          <table:table-cell table:formula="of:=[.I150]-[.H150]" office:value-type="float" office:value="10.58235932" calcext:value-type="float">
            <text:p>10.58235932</text:p>
          </table:table-cell>
          <table:table-cell table:formula="of:=15.12-10*LOG10(POWER(10;[.J150]/10)-1)-[.C150]" office:value-type="float" office:value="4.33507806247842" calcext:value-type="float">
            <text:p>4.3350780625</text:p>
          </table:table-cell>
          <table:table-cell table:formula="of:=[.K150]-[.G150]" office:value-type="float" office:value="0.119129506730157" calcext:value-type="float">
            <text:p>0.1191295067</text:p>
          </table:table-cell>
          <table:table-cell table:number-columns-repeated="1012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table:formula="of:=[.A151]/1000000" office:value-type="float" office:value="32.17391304" calcext:value-type="float">
            <text:p>3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4.94195557" calcext:value-type="float">
            <text:p>-74.94195557</text:p>
          </table:table-cell>
          <table:table-cell office:value-type="float" office:value="-63.90156937" calcext:value-type="float">
            <text:p>-63.90156937</text:p>
          </table:table-cell>
          <table:table-cell table:formula="of:=[.E151]-[.D151]" office:value-type="float" office:value="11.0403862" calcext:value-type="float">
            <text:p>11.0403862</text:p>
          </table:table-cell>
          <table:table-cell table:formula="of:=15.12-10*LOG10(POWER(10;[.F151]/10)-1)-[.C151]" office:value-type="float" office:value="3.83559168260773" calcext:value-type="float">
            <text:p>3.8355916826</text:p>
          </table:table-cell>
          <table:table-cell office:value-type="float" office:value="-75.46004486" calcext:value-type="float">
            <text:p>-75.46004486</text:p>
          </table:table-cell>
          <table:table-cell office:value-type="float" office:value="-64.24787903" calcext:value-type="float">
            <text:p>-64.24787903</text:p>
          </table:table-cell>
          <table:table-cell table:formula="of:=[.I151]-[.H151]" office:value-type="float" office:value="11.21216583" calcext:value-type="float">
            <text:p>11.21216583</text:p>
          </table:table-cell>
          <table:table-cell table:formula="of:=15.12-10*LOG10(POWER(10;[.J151]/10)-1)-[.C151]" office:value-type="float" office:value="3.64944883299151" calcext:value-type="float">
            <text:p>3.649448833</text:p>
          </table:table-cell>
          <table:table-cell table:formula="of:=[.K151]-[.G151]" office:value-type="float" office:value="-0.186142849616212" calcext:value-type="float">
            <text:p>-0.1861428496</text:p>
          </table:table-cell>
          <table:table-cell table:number-columns-repeated="1012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table:formula="of:=[.A152]/1000000" office:value-type="float" office:value="32.39130435" calcext:value-type="float">
            <text:p>3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5.10417938" calcext:value-type="float">
            <text:p>-75.10417938</text:p>
          </table:table-cell>
          <table:table-cell office:value-type="float" office:value="-64.2824707" calcext:value-type="float">
            <text:p>-64.2824707</text:p>
          </table:table-cell>
          <table:table-cell table:formula="of:=[.E152]-[.D152]" office:value-type="float" office:value="10.82170868" calcext:value-type="float">
            <text:p>10.82170868</text:p>
          </table:table-cell>
          <table:table-cell table:formula="of:=15.12-10*LOG10(POWER(10;[.F152]/10)-1)-[.C152]" office:value-type="float" office:value="4.0734692681714" calcext:value-type="float">
            <text:p>4.0734692682</text:p>
          </table:table-cell>
          <table:table-cell office:value-type="float" office:value="-75.20059967" calcext:value-type="float">
            <text:p>-75.20059967</text:p>
          </table:table-cell>
          <table:table-cell office:value-type="float" office:value="-64.20575714" calcext:value-type="float">
            <text:p>-64.20575714</text:p>
          </table:table-cell>
          <table:table-cell table:formula="of:=[.I152]-[.H152]" office:value-type="float" office:value="10.99484253" calcext:value-type="float">
            <text:p>10.99484253</text:p>
          </table:table-cell>
          <table:table-cell table:formula="of:=15.12-10*LOG10(POWER(10;[.J152]/10)-1)-[.C152]" office:value-type="float" office:value="3.88504792133692" calcext:value-type="float">
            <text:p>3.8850479213</text:p>
          </table:table-cell>
          <table:table-cell table:formula="of:=[.K152]-[.G152]" office:value-type="float" office:value="-0.188421346834483" calcext:value-type="float">
            <text:p>-0.1884213468</text:p>
          </table:table-cell>
          <table:table-cell table:number-columns-repeated="1012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table:formula="of:=[.A153]/1000000" office:value-type="float" office:value="32.60869565" calcext:value-type="float">
            <text:p>3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4.88896942" calcext:value-type="float">
            <text:p>-74.88896942</text:p>
          </table:table-cell>
          <table:table-cell office:value-type="float" office:value="-64.289711" calcext:value-type="float">
            <text:p>-64.289711</text:p>
          </table:table-cell>
          <table:table-cell table:formula="of:=[.E153]-[.D153]" office:value-type="float" office:value="10.59925842" calcext:value-type="float">
            <text:p>10.59925842</text:p>
          </table:table-cell>
          <table:table-cell table:formula="of:=15.12-10*LOG10(POWER(10;[.F153]/10)-1)-[.C153]" office:value-type="float" office:value="4.31656294558014" calcext:value-type="float">
            <text:p>4.3165629456</text:p>
          </table:table-cell>
          <table:table-cell office:value-type="float" office:value="-75.36997986" calcext:value-type="float">
            <text:p>-75.36997986</text:p>
          </table:table-cell>
          <table:table-cell office:value-type="float" office:value="-64.41392517" calcext:value-type="float">
            <text:p>-64.41392517</text:p>
          </table:table-cell>
          <table:table-cell table:formula="of:=[.I153]-[.H153]" office:value-type="float" office:value="10.95605469" calcext:value-type="float">
            <text:p>10.95605469</text:p>
          </table:table-cell>
          <table:table-cell table:formula="of:=15.12-10*LOG10(POWER(10;[.J153]/10)-1)-[.C153]" office:value-type="float" office:value="3.92720327671717" calcext:value-type="float">
            <text:p>3.9272032767</text:p>
          </table:table-cell>
          <table:table-cell table:formula="of:=[.K153]-[.G153]" office:value-type="float" office:value="-0.389359668862968" calcext:value-type="float">
            <text:p>-0.3893596689</text:p>
          </table:table-cell>
          <table:table-cell table:number-columns-repeated="1012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table:formula="of:=[.A154]/1000000" office:value-type="float" office:value="32.82608696" calcext:value-type="float">
            <text:p>3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5.05574799" calcext:value-type="float">
            <text:p>-75.05574799</text:p>
          </table:table-cell>
          <table:table-cell office:value-type="float" office:value="-64.25352478" calcext:value-type="float">
            <text:p>-64.25352478</text:p>
          </table:table-cell>
          <table:table-cell table:formula="of:=[.E154]-[.D154]" office:value-type="float" office:value="10.80222321" calcext:value-type="float">
            <text:p>10.80222321</text:p>
          </table:table-cell>
          <table:table-cell table:formula="of:=15.12-10*LOG10(POWER(10;[.F154]/10)-1)-[.C154]" office:value-type="float" office:value="4.09471720345246" calcext:value-type="float">
            <text:p>4.0947172035</text:p>
          </table:table-cell>
          <table:table-cell office:value-type="float" office:value="-75.28669739" calcext:value-type="float">
            <text:p>-75.28669739</text:p>
          </table:table-cell>
          <table:table-cell office:value-type="float" office:value="-64.28640747" calcext:value-type="float">
            <text:p>-64.28640747</text:p>
          </table:table-cell>
          <table:table-cell table:formula="of:=[.I154]-[.H154]" office:value-type="float" office:value="11.00028992" calcext:value-type="float">
            <text:p>11.00028992</text:p>
          </table:table-cell>
          <table:table-cell table:formula="of:=15.12-10*LOG10(POWER(10;[.J154]/10)-1)-[.C154]" office:value-type="float" office:value="3.87913020705196" calcext:value-type="float">
            <text:p>3.8791302071</text:p>
          </table:table-cell>
          <table:table-cell table:formula="of:=[.K154]-[.G154]" office:value-type="float" office:value="-0.215586996400504" calcext:value-type="float">
            <text:p>-0.2155869964</text:p>
          </table:table-cell>
          <table:table-cell table:number-columns-repeated="1012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table:formula="of:=[.A155]/1000000" office:value-type="float" office:value="33.04347826" calcext:value-type="float">
            <text:p>3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4.76361847" calcext:value-type="float">
            <text:p>-74.76361847</text:p>
          </table:table-cell>
          <table:table-cell office:value-type="float" office:value="-64.16029358" calcext:value-type="float">
            <text:p>-64.16029358</text:p>
          </table:table-cell>
          <table:table-cell table:formula="of:=[.E155]-[.D155]" office:value-type="float" office:value="10.60332489" calcext:value-type="float">
            <text:p>10.60332489</text:p>
          </table:table-cell>
          <table:table-cell table:formula="of:=15.12-10*LOG10(POWER(10;[.F155]/10)-1)-[.C155]" office:value-type="float" office:value="4.31210863685774" calcext:value-type="float">
            <text:p>4.3121086369</text:p>
          </table:table-cell>
          <table:table-cell office:value-type="float" office:value="-75.21943665" calcext:value-type="float">
            <text:p>-75.21943665</text:p>
          </table:table-cell>
          <table:table-cell office:value-type="float" office:value="-64.21645355" calcext:value-type="float">
            <text:p>-64.21645355</text:p>
          </table:table-cell>
          <table:table-cell table:formula="of:=[.I155]-[.H155]" office:value-type="float" office:value="11.0029831" calcext:value-type="float">
            <text:p>11.0029831</text:p>
          </table:table-cell>
          <table:table-cell table:formula="of:=15.12-10*LOG10(POWER(10;[.J155]/10)-1)-[.C155]" office:value-type="float" office:value="3.87620473618506" calcext:value-type="float">
            <text:p>3.8762047362</text:p>
          </table:table-cell>
          <table:table-cell table:formula="of:=[.K155]-[.G155]" office:value-type="float" office:value="-0.435903900672676" calcext:value-type="float">
            <text:p>-0.4359039007</text:p>
          </table:table-cell>
          <table:table-cell table:number-columns-repeated="1012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table:formula="of:=[.A156]/1000000" office:value-type="float" office:value="33.26086957" calcext:value-type="float">
            <text:p>3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4.81978607" calcext:value-type="float">
            <text:p>-74.81978607</text:p>
          </table:table-cell>
          <table:table-cell office:value-type="float" office:value="-64.02172089" calcext:value-type="float">
            <text:p>-64.02172089</text:p>
          </table:table-cell>
          <table:table-cell table:formula="of:=[.E156]-[.D156]" office:value-type="float" office:value="10.79806518" calcext:value-type="float">
            <text:p>10.79806518</text:p>
          </table:table-cell>
          <table:table-cell table:formula="of:=15.12-10*LOG10(POWER(10;[.F156]/10)-1)-[.C156]" office:value-type="float" office:value="4.09925244598846" calcext:value-type="float">
            <text:p>4.099252446</text:p>
          </table:table-cell>
          <table:table-cell office:value-type="float" office:value="-75.44543457" calcext:value-type="float">
            <text:p>-75.44543457</text:p>
          </table:table-cell>
          <table:table-cell office:value-type="float" office:value="-64.21591187" calcext:value-type="float">
            <text:p>-64.21591187</text:p>
          </table:table-cell>
          <table:table-cell table:formula="of:=[.I156]-[.H156]" office:value-type="float" office:value="11.2295227" calcext:value-type="float">
            <text:p>11.2295227</text:p>
          </table:table-cell>
          <table:table-cell table:formula="of:=15.12-10*LOG10(POWER(10;[.J156]/10)-1)-[.C156]" office:value-type="float" office:value="3.63067461050491" calcext:value-type="float">
            <text:p>3.6306746105</text:p>
          </table:table-cell>
          <table:table-cell table:formula="of:=[.K156]-[.G156]" office:value-type="float" office:value="-0.468577835483548" calcext:value-type="float">
            <text:p>-0.4685778355</text:p>
          </table:table-cell>
          <table:table-cell table:number-columns-repeated="1012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table:formula="of:=[.A157]/1000000" office:value-type="float" office:value="33.47826087" calcext:value-type="float">
            <text:p>3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95257568" calcext:value-type="float">
            <text:p>-74.95257568</text:p>
          </table:table-cell>
          <table:table-cell office:value-type="float" office:value="-64.1255722" calcext:value-type="float">
            <text:p>-64.1255722</text:p>
          </table:table-cell>
          <table:table-cell table:formula="of:=[.E157]-[.D157]" office:value-type="float" office:value="10.82700348" calcext:value-type="float">
            <text:p>10.82700348</text:p>
          </table:table-cell>
          <table:table-cell table:formula="of:=15.12-10*LOG10(POWER(10;[.F157]/10)-1)-[.C157]" office:value-type="float" office:value="4.06769704015322" calcext:value-type="float">
            <text:p>4.0676970402</text:p>
          </table:table-cell>
          <table:table-cell office:value-type="float" office:value="-75.38764191" calcext:value-type="float">
            <text:p>-75.38764191</text:p>
          </table:table-cell>
          <table:table-cell office:value-type="float" office:value="-64.31602478" calcext:value-type="float">
            <text:p>-64.31602478</text:p>
          </table:table-cell>
          <table:table-cell table:formula="of:=[.I157]-[.H157]" office:value-type="float" office:value="11.07161713" calcext:value-type="float">
            <text:p>11.07161713</text:p>
          </table:table-cell>
          <table:table-cell table:formula="of:=15.12-10*LOG10(POWER(10;[.J157]/10)-1)-[.C157]" office:value-type="float" office:value="3.80170339134644" calcext:value-type="float">
            <text:p>3.8017033913</text:p>
          </table:table-cell>
          <table:table-cell table:formula="of:=[.K157]-[.G157]" office:value-type="float" office:value="-0.265993648806785" calcext:value-type="float">
            <text:p>-0.2659936488</text:p>
          </table:table-cell>
          <table:table-cell table:number-columns-repeated="1012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table:formula="of:=[.A158]/1000000" office:value-type="float" office:value="33.69565217" calcext:value-type="float">
            <text:p>3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4.99253845" calcext:value-type="float">
            <text:p>-74.99253845</text:p>
          </table:table-cell>
          <table:table-cell office:value-type="float" office:value="-64.19616699" calcext:value-type="float">
            <text:p>-64.19616699</text:p>
          </table:table-cell>
          <table:table-cell table:formula="of:=[.E158]-[.D158]" office:value-type="float" office:value="10.79637146" calcext:value-type="float">
            <text:p>10.79637146</text:p>
          </table:table-cell>
          <table:table-cell table:formula="of:=15.12-10*LOG10(POWER(10;[.F158]/10)-1)-[.C158]" office:value-type="float" office:value="4.10109993160626" calcext:value-type="float">
            <text:p>4.1010999316</text:p>
          </table:table-cell>
          <table:table-cell office:value-type="float" office:value="-75.61784363" calcext:value-type="float">
            <text:p>-75.61784363</text:p>
          </table:table-cell>
          <table:table-cell office:value-type="float" office:value="-64.34089661" calcext:value-type="float">
            <text:p>-64.34089661</text:p>
          </table:table-cell>
          <table:table-cell table:formula="of:=[.I158]-[.H158]" office:value-type="float" office:value="11.27694702" calcext:value-type="float">
            <text:p>11.27694702</text:p>
          </table:table-cell>
          <table:table-cell table:formula="of:=15.12-10*LOG10(POWER(10;[.J158]/10)-1)-[.C158]" office:value-type="float" office:value="3.57940873225194" calcext:value-type="float">
            <text:p>3.5794087323</text:p>
          </table:table-cell>
          <table:table-cell table:formula="of:=[.K158]-[.G158]" office:value-type="float" office:value="-0.521691199354321" calcext:value-type="float">
            <text:p>-0.5216911994</text:p>
          </table:table-cell>
          <table:table-cell table:number-columns-repeated="1012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table:formula="of:=[.A159]/1000000" office:value-type="float" office:value="33.91304348" calcext:value-type="float">
            <text:p>3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4.99848938" calcext:value-type="float">
            <text:p>-74.99848938</text:p>
          </table:table-cell>
          <table:table-cell office:value-type="float" office:value="-64.25237274" calcext:value-type="float">
            <text:p>-64.25237274</text:p>
          </table:table-cell>
          <table:table-cell table:formula="of:=[.E159]-[.D159]" office:value-type="float" office:value="10.74611664" calcext:value-type="float">
            <text:p>10.74611664</text:p>
          </table:table-cell>
          <table:table-cell table:formula="of:=15.12-10*LOG10(POWER(10;[.F159]/10)-1)-[.C159]" office:value-type="float" office:value="4.15594707511872" calcext:value-type="float">
            <text:p>4.1559470751</text:p>
          </table:table-cell>
          <table:table-cell office:value-type="float" office:value="-75.48873138" calcext:value-type="float">
            <text:p>-75.48873138</text:p>
          </table:table-cell>
          <table:table-cell office:value-type="float" office:value="-64.15154266" calcext:value-type="float">
            <text:p>-64.15154266</text:p>
          </table:table-cell>
          <table:table-cell table:formula="of:=[.I159]-[.H159]" office:value-type="float" office:value="11.33718872" calcext:value-type="float">
            <text:p>11.33718872</text:p>
          </table:table-cell>
          <table:table-cell table:formula="of:=15.12-10*LOG10(POWER(10;[.J159]/10)-1)-[.C159]" office:value-type="float" office:value="3.51435211618516" calcext:value-type="float">
            <text:p>3.5143521162</text:p>
          </table:table-cell>
          <table:table-cell table:formula="of:=[.K159]-[.G159]" office:value-type="float" office:value="-0.641594958933557" calcext:value-type="float">
            <text:p>-0.6415949589</text:p>
          </table:table-cell>
          <table:table-cell table:number-columns-repeated="1012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table:formula="of:=[.A160]/1000000" office:value-type="float" office:value="34.13043478" calcext:value-type="float">
            <text:p>3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5.04120636" calcext:value-type="float">
            <text:p>-75.04120636</text:p>
          </table:table-cell>
          <table:table-cell office:value-type="float" office:value="-64.05670166" calcext:value-type="float">
            <text:p>-64.05670166</text:p>
          </table:table-cell>
          <table:table-cell table:formula="of:=[.E160]-[.D160]" office:value-type="float" office:value="10.9845047" calcext:value-type="float">
            <text:p>10.9845047</text:p>
          </table:table-cell>
          <table:table-cell table:formula="of:=15.12-10*LOG10(POWER(10;[.F160]/10)-1)-[.C160]" office:value-type="float" office:value="3.89628007740083" calcext:value-type="float">
            <text:p>3.8962800774</text:p>
          </table:table-cell>
          <table:table-cell office:value-type="float" office:value="-75.39546204" calcext:value-type="float">
            <text:p>-75.39546204</text:p>
          </table:table-cell>
          <table:table-cell office:value-type="float" office:value="-64.26670074" calcext:value-type="float">
            <text:p>-64.26670074</text:p>
          </table:table-cell>
          <table:table-cell table:formula="of:=[.I160]-[.H160]" office:value-type="float" office:value="11.1287613" calcext:value-type="float">
            <text:p>11.1287613</text:p>
          </table:table-cell>
          <table:table-cell table:formula="of:=15.12-10*LOG10(POWER(10;[.J160]/10)-1)-[.C160]" office:value-type="float" office:value="3.73975029944124" calcext:value-type="float">
            <text:p>3.7397502994</text:p>
          </table:table-cell>
          <table:table-cell table:formula="of:=[.K160]-[.G160]" office:value-type="float" office:value="-0.156529777959584" calcext:value-type="float">
            <text:p>-0.156529778</text:p>
          </table:table-cell>
          <table:table-cell table:number-columns-repeated="1012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table:formula="of:=[.A161]/1000000" office:value-type="float" office:value="34.34782609" calcext:value-type="float">
            <text:p>3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4.85307312" calcext:value-type="float">
            <text:p>-74.85307312</text:p>
          </table:table-cell>
          <table:table-cell office:value-type="float" office:value="-64.30054474" calcext:value-type="float">
            <text:p>-64.30054474</text:p>
          </table:table-cell>
          <table:table-cell table:formula="of:=[.E161]-[.D161]" office:value-type="float" office:value="10.55252838" calcext:value-type="float">
            <text:p>10.55252838</text:p>
          </table:table-cell>
          <table:table-cell table:formula="of:=15.12-10*LOG10(POWER(10;[.F161]/10)-1)-[.C161]" office:value-type="float" office:value="4.36777853145191" calcext:value-type="float">
            <text:p>4.3677785315</text:p>
          </table:table-cell>
          <table:table-cell office:value-type="float" office:value="-75.40575409" calcext:value-type="float">
            <text:p>-75.40575409</text:p>
          </table:table-cell>
          <table:table-cell office:value-type="float" office:value="-64.35169983" calcext:value-type="float">
            <text:p>-64.35169983</text:p>
          </table:table-cell>
          <table:table-cell table:formula="of:=[.I161]-[.H161]" office:value-type="float" office:value="11.05405426" calcext:value-type="float">
            <text:p>11.05405426</text:p>
          </table:table-cell>
          <table:table-cell table:formula="of:=15.12-10*LOG10(POWER(10;[.J161]/10)-1)-[.C161]" office:value-type="float" office:value="3.82075808969138" calcext:value-type="float">
            <text:p>3.8207580897</text:p>
          </table:table-cell>
          <table:table-cell table:formula="of:=[.K161]-[.G161]" office:value-type="float" office:value="-0.547020441760527" calcext:value-type="float">
            <text:p>-0.5470204418</text:p>
          </table:table-cell>
          <table:table-cell table:number-columns-repeated="1012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table:formula="of:=[.A162]/1000000" office:value-type="float" office:value="34.56521739" calcext:value-type="float">
            <text:p>3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4.91560364" calcext:value-type="float">
            <text:p>-74.91560364</text:p>
          </table:table-cell>
          <table:table-cell office:value-type="float" office:value="-64.1411972" calcext:value-type="float">
            <text:p>-64.1411972</text:p>
          </table:table-cell>
          <table:table-cell table:formula="of:=[.E162]-[.D162]" office:value-type="float" office:value="10.77440644" calcext:value-type="float">
            <text:p>10.77440644</text:p>
          </table:table-cell>
          <table:table-cell table:formula="of:=15.12-10*LOG10(POWER(10;[.F162]/10)-1)-[.C162]" office:value-type="float" office:value="4.12506499909974" calcext:value-type="float">
            <text:p>4.1250649991</text:p>
          </table:table-cell>
          <table:table-cell office:value-type="float" office:value="-75.39315033" calcext:value-type="float">
            <text:p>-75.39315033</text:p>
          </table:table-cell>
          <table:table-cell office:value-type="float" office:value="-64.41575623" calcext:value-type="float">
            <text:p>-64.41575623</text:p>
          </table:table-cell>
          <table:table-cell table:formula="of:=[.I162]-[.H162]" office:value-type="float" office:value="10.9773941" calcext:value-type="float">
            <text:p>10.9773941</text:p>
          </table:table-cell>
          <table:table-cell table:formula="of:=15.12-10*LOG10(POWER(10;[.J162]/10)-1)-[.C162]" office:value-type="float" office:value="3.90400715976691" calcext:value-type="float">
            <text:p>3.9040071598</text:p>
          </table:table-cell>
          <table:table-cell table:formula="of:=[.K162]-[.G162]" office:value-type="float" office:value="-0.221057839332824" calcext:value-type="float">
            <text:p>-0.2210578393</text:p>
          </table:table-cell>
          <table:table-cell table:number-columns-repeated="1012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table:formula="of:=[.A163]/1000000" office:value-type="float" office:value="34.7826087" calcext:value-type="float">
            <text:p>3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4.96870422" calcext:value-type="float">
            <text:p>-74.96870422</text:p>
          </table:table-cell>
          <table:table-cell office:value-type="float" office:value="-64.14465332" calcext:value-type="float">
            <text:p>-64.14465332</text:p>
          </table:table-cell>
          <table:table-cell table:formula="of:=[.E163]-[.D163]" office:value-type="float" office:value="10.8240509" calcext:value-type="float">
            <text:p>10.8240509</text:p>
          </table:table-cell>
          <table:table-cell table:formula="of:=15.12-10*LOG10(POWER(10;[.F163]/10)-1)-[.C163]" office:value-type="float" office:value="4.07091577373961" calcext:value-type="float">
            <text:p>4.0709157737</text:p>
          </table:table-cell>
          <table:table-cell office:value-type="float" office:value="-75.22743988" calcext:value-type="float">
            <text:p>-75.22743988</text:p>
          </table:table-cell>
          <table:table-cell office:value-type="float" office:value="-64.54508209" calcext:value-type="float">
            <text:p>-64.54508209</text:p>
          </table:table-cell>
          <table:table-cell table:formula="of:=[.I163]-[.H163]" office:value-type="float" office:value="10.68235779" calcext:value-type="float">
            <text:p>10.68235779</text:p>
          </table:table-cell>
          <table:table-cell table:formula="of:=15.12-10*LOG10(POWER(10;[.J163]/10)-1)-[.C163]" office:value-type="float" office:value="4.22561640190188" calcext:value-type="float">
            <text:p>4.2256164019</text:p>
          </table:table-cell>
          <table:table-cell table:formula="of:=[.K163]-[.G163]" office:value-type="float" office:value="0.154700628162267" calcext:value-type="float">
            <text:p>0.1547006282</text:p>
          </table:table-cell>
          <table:table-cell table:number-columns-repeated="1012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64]/1000000" office:value-type="float" office:value="35" calcext:value-type="float">
            <text:p>35</text:p>
          </table:table-cell>
          <table:table-cell office:value-type="float" office:value="0.6" calcext:value-type="float">
            <text:p>0.60</text:p>
          </table:table-cell>
          <table:table-cell office:value-type="float" office:value="-74.72984314" calcext:value-type="float">
            <text:p>-74.72984314</text:p>
          </table:table-cell>
          <table:table-cell office:value-type="float" office:value="-64.21887207" calcext:value-type="float">
            <text:p>-64.21887207</text:p>
          </table:table-cell>
          <table:table-cell table:formula="of:=[.E164]-[.D164]" office:value-type="float" office:value="10.51097107" calcext:value-type="float">
            <text:p>10.51097107</text:p>
          </table:table-cell>
          <table:table-cell table:formula="of:=15.12-10*LOG10(POWER(10;[.F164]/10)-1)-[.C164]" office:value-type="float" office:value="4.41336956819313" calcext:value-type="float">
            <text:p>4.4133695682</text:p>
          </table:table-cell>
          <table:table-cell office:value-type="float" office:value="-75.45378113" calcext:value-type="float">
            <text:p>-75.45378113</text:p>
          </table:table-cell>
          <table:table-cell office:value-type="float" office:value="-64.31604004" calcext:value-type="float">
            <text:p>-64.31604004</text:p>
          </table:table-cell>
          <table:table-cell table:formula="of:=[.I164]-[.H164]" office:value-type="float" office:value="11.13774109" calcext:value-type="float">
            <text:p>11.13774109</text:p>
          </table:table-cell>
          <table:table-cell table:formula="of:=15.12-10*LOG10(POWER(10;[.J164]/10)-1)-[.C164]" office:value-type="float" office:value="3.73002103845641" calcext:value-type="float">
            <text:p>3.7300210385</text:p>
          </table:table-cell>
          <table:table-cell table:formula="of:=[.K164]-[.G164]" office:value-type="float" office:value="-0.683348529736727" calcext:value-type="float">
            <text:p>-0.6833485297</text:p>
          </table:table-cell>
          <table:table-cell table:number-columns-repeated="1012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table:formula="of:=[.A165]/1000000" office:value-type="float" office:value="35.2173913" calcext:value-type="float">
            <text:p>3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93263245" calcext:value-type="float">
            <text:p>-74.93263245</text:p>
          </table:table-cell>
          <table:table-cell office:value-type="float" office:value="-64.24980164" calcext:value-type="float">
            <text:p>-64.24980164</text:p>
          </table:table-cell>
          <table:table-cell table:formula="of:=[.E165]-[.D165]" office:value-type="float" office:value="10.68283081" calcext:value-type="float">
            <text:p>10.68283081</text:p>
          </table:table-cell>
          <table:table-cell table:formula="of:=15.12-10*LOG10(POWER(10;[.F165]/10)-1)-[.C165]" office:value-type="float" office:value="4.2250991826129" calcext:value-type="float">
            <text:p>4.2250991826</text:p>
          </table:table-cell>
          <table:table-cell office:value-type="float" office:value="-75.40285492" calcext:value-type="float">
            <text:p>-75.40285492</text:p>
          </table:table-cell>
          <table:table-cell office:value-type="float" office:value="-64.34010315" calcext:value-type="float">
            <text:p>-64.34010315</text:p>
          </table:table-cell>
          <table:table-cell table:formula="of:=[.I165]-[.H165]" office:value-type="float" office:value="11.06275177" calcext:value-type="float">
            <text:p>11.06275177</text:p>
          </table:table-cell>
          <table:table-cell table:formula="of:=15.12-10*LOG10(POWER(10;[.J165]/10)-1)-[.C165]" office:value-type="float" office:value="3.81132097618389" calcext:value-type="float">
            <text:p>3.8113209762</text:p>
          </table:table-cell>
          <table:table-cell table:formula="of:=[.K165]-[.G165]" office:value-type="float" office:value="-0.41377820642901" calcext:value-type="float">
            <text:p>-0.4137782064</text:p>
          </table:table-cell>
          <table:table-cell table:number-columns-repeated="1012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table:formula="of:=[.A166]/1000000" office:value-type="float" office:value="35.43478261" calcext:value-type="float">
            <text:p>3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5.00539398" calcext:value-type="float">
            <text:p>-75.00539398</text:p>
          </table:table-cell>
          <table:table-cell office:value-type="float" office:value="-64.01139069" calcext:value-type="float">
            <text:p>-64.01139069</text:p>
          </table:table-cell>
          <table:table-cell table:formula="of:=[.E166]-[.D166]" office:value-type="float" office:value="10.99400329" calcext:value-type="float">
            <text:p>10.99400329</text:p>
          </table:table-cell>
          <table:table-cell table:formula="of:=15.12-10*LOG10(POWER(10;[.F166]/10)-1)-[.C166]" office:value-type="float" office:value="3.88595967779033" calcext:value-type="float">
            <text:p>3.8859596778</text:p>
          </table:table-cell>
          <table:table-cell office:value-type="float" office:value="-75.59017181" calcext:value-type="float">
            <text:p>-75.59017181</text:p>
          </table:table-cell>
          <table:table-cell office:value-type="float" office:value="-64.31178284" calcext:value-type="float">
            <text:p>-64.31178284</text:p>
          </table:table-cell>
          <table:table-cell table:formula="of:=[.I166]-[.H166]" office:value-type="float" office:value="11.27838897" calcext:value-type="float">
            <text:p>11.27838897</text:p>
          </table:table-cell>
          <table:table-cell table:formula="of:=15.12-10*LOG10(POWER(10;[.J166]/10)-1)-[.C166]" office:value-type="float" office:value="3.57785068734323" calcext:value-type="float">
            <text:p>3.5778506873</text:p>
          </table:table-cell>
          <table:table-cell table:formula="of:=[.K166]-[.G166]" office:value-type="float" office:value="-0.308108990447108" calcext:value-type="float">
            <text:p>-0.3081089904</text:p>
          </table:table-cell>
          <table:table-cell table:number-columns-repeated="1012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table:formula="of:=[.A167]/1000000" office:value-type="float" office:value="35.65217391" calcext:value-type="float">
            <text:p>3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5.22889709" calcext:value-type="float">
            <text:p>-75.22889709</text:p>
          </table:table-cell>
          <table:table-cell office:value-type="float" office:value="-64.30021667" calcext:value-type="float">
            <text:p>-64.30021667</text:p>
          </table:table-cell>
          <table:table-cell table:formula="of:=[.E167]-[.D167]" office:value-type="float" office:value="10.92868042" calcext:value-type="float">
            <text:p>10.92868042</text:p>
          </table:table-cell>
          <table:table-cell table:formula="of:=15.12-10*LOG10(POWER(10;[.F167]/10)-1)-[.C167]" office:value-type="float" office:value="3.95697390703376" calcext:value-type="float">
            <text:p>3.956973907</text:p>
          </table:table-cell>
          <table:table-cell office:value-type="float" office:value="-75.3592453" calcext:value-type="float">
            <text:p>-75.3592453</text:p>
          </table:table-cell>
          <table:table-cell office:value-type="float" office:value="-64.19535065" calcext:value-type="float">
            <text:p>-64.19535065</text:p>
          </table:table-cell>
          <table:table-cell table:formula="of:=[.I167]-[.H167]" office:value-type="float" office:value="11.16389465" calcext:value-type="float">
            <text:p>11.16389465</text:p>
          </table:table-cell>
          <table:table-cell table:formula="of:=15.12-10*LOG10(POWER(10;[.J167]/10)-1)-[.C167]" office:value-type="float" office:value="3.70169419073575" calcext:value-type="float">
            <text:p>3.7016941907</text:p>
          </table:table-cell>
          <table:table-cell table:formula="of:=[.K167]-[.G167]" office:value-type="float" office:value="-0.255279716298016" calcext:value-type="float">
            <text:p>-0.2552797163</text:p>
          </table:table-cell>
          <table:table-cell table:number-columns-repeated="1012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table:formula="of:=[.A168]/1000000" office:value-type="float" office:value="35.86956522" calcext:value-type="float">
            <text:p>3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5.22747803" calcext:value-type="float">
            <text:p>-75.22747803</text:p>
          </table:table-cell>
          <table:table-cell office:value-type="float" office:value="-64.3782959" calcext:value-type="float">
            <text:p>-64.3782959</text:p>
          </table:table-cell>
          <table:table-cell table:formula="of:=[.E168]-[.D168]" office:value-type="float" office:value="10.84918213" calcext:value-type="float">
            <text:p>10.84918213</text:p>
          </table:table-cell>
          <table:table-cell table:formula="of:=15.12-10*LOG10(POWER(10;[.F168]/10)-1)-[.C168]" office:value-type="float" office:value="4.0435254387931" calcext:value-type="float">
            <text:p>4.0435254388</text:p>
          </table:table-cell>
          <table:table-cell office:value-type="float" office:value="-75.34355164" calcext:value-type="float">
            <text:p>-75.34355164</text:p>
          </table:table-cell>
          <table:table-cell office:value-type="float" office:value="-64.11894226" calcext:value-type="float">
            <text:p>-64.11894226</text:p>
          </table:table-cell>
          <table:table-cell table:formula="of:=[.I168]-[.H168]" office:value-type="float" office:value="11.22460938" calcext:value-type="float">
            <text:p>11.22460938</text:p>
          </table:table-cell>
          <table:table-cell table:formula="of:=15.12-10*LOG10(POWER(10;[.J168]/10)-1)-[.C168]" office:value-type="float" office:value="3.63598852800078" calcext:value-type="float">
            <text:p>3.635988528</text:p>
          </table:table-cell>
          <table:table-cell table:formula="of:=[.K168]-[.G168]" office:value-type="float" office:value="-0.407536910792322" calcext:value-type="float">
            <text:p>-0.4075369108</text:p>
          </table:table-cell>
          <table:table-cell table:number-columns-repeated="1012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table:formula="of:=[.A169]/1000000" office:value-type="float" office:value="36.08695652" calcext:value-type="float">
            <text:p>3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5.31874847" calcext:value-type="float">
            <text:p>-75.31874847</text:p>
          </table:table-cell>
          <table:table-cell office:value-type="float" office:value="-64.2589798" calcext:value-type="float">
            <text:p>-64.2589798</text:p>
          </table:table-cell>
          <table:table-cell table:formula="of:=[.E169]-[.D169]" office:value-type="float" office:value="11.05976867" calcext:value-type="float">
            <text:p>11.05976867</text:p>
          </table:table-cell>
          <table:table-cell table:formula="of:=15.12-10*LOG10(POWER(10;[.F169]/10)-1)-[.C169]" office:value-type="float" office:value="3.81455756671872" calcext:value-type="float">
            <text:p>3.8145575667</text:p>
          </table:table-cell>
          <table:table-cell office:value-type="float" office:value="-75.52679443" calcext:value-type="float">
            <text:p>-75.52679443</text:p>
          </table:table-cell>
          <table:table-cell office:value-type="float" office:value="-64.25523376" calcext:value-type="float">
            <text:p>-64.25523376</text:p>
          </table:table-cell>
          <table:table-cell table:formula="of:=[.I169]-[.H169]" office:value-type="float" office:value="11.27156067" calcext:value-type="float">
            <text:p>11.27156067</text:p>
          </table:table-cell>
          <table:table-cell table:formula="of:=15.12-10*LOG10(POWER(10;[.J169]/10)-1)-[.C169]" office:value-type="float" office:value="3.58522911898931" calcext:value-type="float">
            <text:p>3.585229119</text:p>
          </table:table-cell>
          <table:table-cell table:formula="of:=[.K169]-[.G169]" office:value-type="float" office:value="-0.229328447729417" calcext:value-type="float">
            <text:p>-0.2293284477</text:p>
          </table:table-cell>
          <table:table-cell table:number-columns-repeated="1012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table:formula="of:=[.A170]/1000000" office:value-type="float" office:value="36.30434783" calcext:value-type="float">
            <text:p>3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4.960495" calcext:value-type="float">
            <text:p>-74.960495</text:p>
          </table:table-cell>
          <table:table-cell office:value-type="float" office:value="-64.29234314" calcext:value-type="float">
            <text:p>-64.29234314</text:p>
          </table:table-cell>
          <table:table-cell table:formula="of:=[.E170]-[.D170]" office:value-type="float" office:value="10.66815186" calcext:value-type="float">
            <text:p>10.66815186</text:p>
          </table:table-cell>
          <table:table-cell table:formula="of:=15.12-10*LOG10(POWER(10;[.F170]/10)-1)-[.C170]" office:value-type="float" office:value="4.24115219915597" calcext:value-type="float">
            <text:p>4.2411521992</text:p>
          </table:table-cell>
          <table:table-cell office:value-type="float" office:value="-75.39701843" calcext:value-type="float">
            <text:p>-75.39701843</text:p>
          </table:table-cell>
          <table:table-cell office:value-type="float" office:value="-64.35164642" calcext:value-type="float">
            <text:p>-64.35164642</text:p>
          </table:table-cell>
          <table:table-cell table:formula="of:=[.I170]-[.H170]" office:value-type="float" office:value="11.04537201" calcext:value-type="float">
            <text:p>11.04537201</text:p>
          </table:table-cell>
          <table:table-cell table:formula="of:=15.12-10*LOG10(POWER(10;[.J170]/10)-1)-[.C170]" office:value-type="float" office:value="3.83018025033676" calcext:value-type="float">
            <text:p>3.8301802503</text:p>
          </table:table-cell>
          <table:table-cell table:formula="of:=[.K170]-[.G170]" office:value-type="float" office:value="-0.41097194881921" calcext:value-type="float">
            <text:p>-0.4109719488</text:p>
          </table:table-cell>
          <table:table-cell table:number-columns-repeated="1012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table:formula="of:=[.A171]/1000000" office:value-type="float" office:value="36.52173913" calcext:value-type="float">
            <text:p>3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4.94078064" calcext:value-type="float">
            <text:p>-74.94078064</text:p>
          </table:table-cell>
          <table:table-cell office:value-type="float" office:value="-64.23854828" calcext:value-type="float">
            <text:p>-64.23854828</text:p>
          </table:table-cell>
          <table:table-cell table:formula="of:=[.E171]-[.D171]" office:value-type="float" office:value="10.70223236" calcext:value-type="float">
            <text:p>10.70223236</text:p>
          </table:table-cell>
          <table:table-cell table:formula="of:=15.12-10*LOG10(POWER(10;[.F171]/10)-1)-[.C171]" office:value-type="float" office:value="4.20388926713434" calcext:value-type="float">
            <text:p>4.2038892671</text:p>
          </table:table-cell>
          <table:table-cell office:value-type="float" office:value="-75.57566833" calcext:value-type="float">
            <text:p>-75.57566833</text:p>
          </table:table-cell>
          <table:table-cell office:value-type="float" office:value="-64.19965363" calcext:value-type="float">
            <text:p>-64.19965363</text:p>
          </table:table-cell>
          <table:table-cell table:formula="of:=[.I171]-[.H171]" office:value-type="float" office:value="11.3760147" calcext:value-type="float">
            <text:p>11.3760147</text:p>
          </table:table-cell>
          <table:table-cell table:formula="of:=15.12-10*LOG10(POWER(10;[.J171]/10)-1)-[.C171]" office:value-type="float" office:value="3.47246089597281" calcext:value-type="float">
            <text:p>3.472460896</text:p>
          </table:table-cell>
          <table:table-cell table:formula="of:=[.K171]-[.G171]" office:value-type="float" office:value="-0.731428371161528" calcext:value-type="float">
            <text:p>-0.7314283712</text:p>
          </table:table-cell>
          <table:table-cell table:number-columns-repeated="1012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table:formula="of:=[.A172]/1000000" office:value-type="float" office:value="36.73913043" calcext:value-type="float">
            <text:p>3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5.1881485" calcext:value-type="float">
            <text:p>-75.1881485</text:p>
          </table:table-cell>
          <table:table-cell office:value-type="float" office:value="-64.26138306" calcext:value-type="float">
            <text:p>-64.26138306</text:p>
          </table:table-cell>
          <table:table-cell table:formula="of:=[.E172]-[.D172]" office:value-type="float" office:value="10.92676544" calcext:value-type="float">
            <text:p>10.92676544</text:p>
          </table:table-cell>
          <table:table-cell table:formula="of:=15.12-10*LOG10(POWER(10;[.F172]/10)-1)-[.C172]" office:value-type="float" office:value="3.95905714118902" calcext:value-type="float">
            <text:p>3.9590571412</text:p>
          </table:table-cell>
          <table:table-cell office:value-type="float" office:value="-75.62233734" calcext:value-type="float">
            <text:p>-75.62233734</text:p>
          </table:table-cell>
          <table:table-cell office:value-type="float" office:value="-64.42669678" calcext:value-type="float">
            <text:p>-64.42669678</text:p>
          </table:table-cell>
          <table:table-cell table:formula="of:=[.I172]-[.H172]" office:value-type="float" office:value="11.19564056" calcext:value-type="float">
            <text:p>11.19564056</text:p>
          </table:table-cell>
          <table:table-cell table:formula="of:=15.12-10*LOG10(POWER(10;[.J172]/10)-1)-[.C172]" office:value-type="float" office:value="3.66732925411217" calcext:value-type="float">
            <text:p>3.6673292541</text:p>
          </table:table-cell>
          <table:table-cell table:formula="of:=[.K172]-[.G172]" office:value-type="float" office:value="-0.291727887076849" calcext:value-type="float">
            <text:p>-0.2917278871</text:p>
          </table:table-cell>
          <table:table-cell table:number-columns-repeated="1012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table:formula="of:=[.A173]/1000000" office:value-type="float" office:value="36.95652174" calcext:value-type="float">
            <text:p>3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5.41871643" calcext:value-type="float">
            <text:p>-75.41871643</text:p>
          </table:table-cell>
          <table:table-cell office:value-type="float" office:value="-64.30053711" calcext:value-type="float">
            <text:p>-64.30053711</text:p>
          </table:table-cell>
          <table:table-cell table:formula="of:=[.E173]-[.D173]" office:value-type="float" office:value="11.11817932" calcext:value-type="float">
            <text:p>11.11817932</text:p>
          </table:table-cell>
          <table:table-cell table:formula="of:=15.12-10*LOG10(POWER(10;[.F173]/10)-1)-[.C173]" office:value-type="float" office:value="3.75121763035438" calcext:value-type="float">
            <text:p>3.7512176304</text:p>
          </table:table-cell>
          <table:table-cell office:value-type="float" office:value="-75.46004486" calcext:value-type="float">
            <text:p>-75.46004486</text:p>
          </table:table-cell>
          <table:table-cell office:value-type="float" office:value="-64.39556885" calcext:value-type="float">
            <text:p>-64.39556885</text:p>
          </table:table-cell>
          <table:table-cell table:formula="of:=[.I173]-[.H173]" office:value-type="float" office:value="11.06447601" calcext:value-type="float">
            <text:p>11.06447601</text:p>
          </table:table-cell>
          <table:table-cell table:formula="of:=15.12-10*LOG10(POWER(10;[.J173]/10)-1)-[.C173]" office:value-type="float" office:value="3.80945030408656" calcext:value-type="float">
            <text:p>3.8094503041</text:p>
          </table:table-cell>
          <table:table-cell table:formula="of:=[.K173]-[.G173]" office:value-type="float" office:value="0.0582326737321814" calcext:value-type="float">
            <text:p>0.0582326737</text:p>
          </table:table-cell>
          <table:table-cell table:number-columns-repeated="1012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table:formula="of:=[.A174]/1000000" office:value-type="float" office:value="37.17391304" calcext:value-type="float">
            <text:p>3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5.26013947" calcext:value-type="float">
            <text:p>-75.26013947</text:p>
          </table:table-cell>
          <table:table-cell office:value-type="float" office:value="-64.50299072" calcext:value-type="float">
            <text:p>-64.50299072</text:p>
          </table:table-cell>
          <table:table-cell table:formula="of:=[.E174]-[.D174]" office:value-type="float" office:value="10.75714875" calcext:value-type="float">
            <text:p>10.75714875</text:p>
          </table:table-cell>
          <table:table-cell table:formula="of:=15.12-10*LOG10(POWER(10;[.F174]/10)-1)-[.C174]" office:value-type="float" office:value="4.14390186784553" calcext:value-type="float">
            <text:p>4.1439018678</text:p>
          </table:table-cell>
          <table:table-cell office:value-type="float" office:value="-75.69462585" calcext:value-type="float">
            <text:p>-75.69462585</text:p>
          </table:table-cell>
          <table:table-cell office:value-type="float" office:value="-64.48634338" calcext:value-type="float">
            <text:p>-64.48634338</text:p>
          </table:table-cell>
          <table:table-cell table:formula="of:=[.I174]-[.H174]" office:value-type="float" office:value="11.20828247" calcext:value-type="float">
            <text:p>11.20828247</text:p>
          </table:table-cell>
          <table:table-cell table:formula="of:=15.12-10*LOG10(POWER(10;[.J174]/10)-1)-[.C174]" office:value-type="float" office:value="3.65365014576393" calcext:value-type="float">
            <text:p>3.6536501458</text:p>
          </table:table-cell>
          <table:table-cell table:formula="of:=[.K174]-[.G174]" office:value-type="float" office:value="-0.490251722081597" calcext:value-type="float">
            <text:p>-0.4902517221</text:p>
          </table:table-cell>
          <table:table-cell table:number-columns-repeated="1012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table:formula="of:=[.A175]/1000000" office:value-type="float" office:value="37.39130435" calcext:value-type="float">
            <text:p>3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5.44788361" calcext:value-type="float">
            <text:p>-75.44788361</text:p>
          </table:table-cell>
          <table:table-cell office:value-type="float" office:value="-64.22431946" calcext:value-type="float">
            <text:p>-64.22431946</text:p>
          </table:table-cell>
          <table:table-cell table:formula="of:=[.E175]-[.D175]" office:value-type="float" office:value="11.22356415" calcext:value-type="float">
            <text:p>11.22356415</text:p>
          </table:table-cell>
          <table:table-cell table:formula="of:=15.12-10*LOG10(POWER(10;[.F175]/10)-1)-[.C175]" office:value-type="float" office:value="3.63711904193879" calcext:value-type="float">
            <text:p>3.6371190419</text:p>
          </table:table-cell>
          <table:table-cell office:value-type="float" office:value="-75.62563324" calcext:value-type="float">
            <text:p>-75.62563324</text:p>
          </table:table-cell>
          <table:table-cell office:value-type="float" office:value="-64.46981812" calcext:value-type="float">
            <text:p>-64.46981812</text:p>
          </table:table-cell>
          <table:table-cell table:formula="of:=[.I175]-[.H175]" office:value-type="float" office:value="11.15581512" calcext:value-type="float">
            <text:p>11.15581512</text:p>
          </table:table-cell>
          <table:table-cell table:formula="of:=15.12-10*LOG10(POWER(10;[.J175]/10)-1)-[.C175]" office:value-type="float" office:value="3.71044359462408" calcext:value-type="float">
            <text:p>3.7104435946</text:p>
          </table:table-cell>
          <table:table-cell table:formula="of:=[.K175]-[.G175]" office:value-type="float" office:value="0.0733245526852873" calcext:value-type="float">
            <text:p>0.0733245527</text:p>
          </table:table-cell>
          <table:table-cell table:number-columns-repeated="1012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table:formula="of:=[.A176]/1000000" office:value-type="float" office:value="37.60869565" calcext:value-type="float">
            <text:p>3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5.53401184" calcext:value-type="float">
            <text:p>-75.53401184</text:p>
          </table:table-cell>
          <table:table-cell office:value-type="float" office:value="-64.47686005" calcext:value-type="float">
            <text:p>-64.47686005</text:p>
          </table:table-cell>
          <table:table-cell table:formula="of:=[.E176]-[.D176]" office:value-type="float" office:value="11.05715179" calcext:value-type="float">
            <text:p>11.05715179</text:p>
          </table:table-cell>
          <table:table-cell table:formula="of:=15.12-10*LOG10(POWER(10;[.F176]/10)-1)-[.C176]" office:value-type="float" office:value="3.81739697311846" calcext:value-type="float">
            <text:p>3.8173969731</text:p>
          </table:table-cell>
          <table:table-cell office:value-type="float" office:value="-75.93757629" calcext:value-type="float">
            <text:p>-75.93757629</text:p>
          </table:table-cell>
          <table:table-cell office:value-type="float" office:value="-64.68122864" calcext:value-type="float">
            <text:p>-64.68122864</text:p>
          </table:table-cell>
          <table:table-cell table:formula="of:=[.I176]-[.H176]" office:value-type="float" office:value="11.25634765" calcext:value-type="float">
            <text:p>11.25634765</text:p>
          </table:table-cell>
          <table:table-cell table:formula="of:=15.12-10*LOG10(POWER(10;[.J176]/10)-1)-[.C176]" office:value-type="float" office:value="3.60167116385871" calcext:value-type="float">
            <text:p>3.6016711639</text:p>
          </table:table-cell>
          <table:table-cell table:formula="of:=[.K176]-[.G176]" office:value-type="float" office:value="-0.215725809259748" calcext:value-type="float">
            <text:p>-0.2157258093</text:p>
          </table:table-cell>
          <table:table-cell table:number-columns-repeated="1012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table:formula="of:=[.A177]/1000000" office:value-type="float" office:value="37.82608696" calcext:value-type="float">
            <text:p>3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5.39095306" calcext:value-type="float">
            <text:p>-75.39095306</text:p>
          </table:table-cell>
          <table:table-cell office:value-type="float" office:value="-64.49191284" calcext:value-type="float">
            <text:p>-64.49191284</text:p>
          </table:table-cell>
          <table:table-cell table:formula="of:=[.E177]-[.D177]" office:value-type="float" office:value="10.89904022" calcext:value-type="float">
            <text:p>10.89904022</text:p>
          </table:table-cell>
          <table:table-cell table:formula="of:=15.12-10*LOG10(POWER(10;[.F177]/10)-1)-[.C177]" office:value-type="float" office:value="3.98922742366676" calcext:value-type="float">
            <text:p>3.9892274237</text:p>
          </table:table-cell>
          <table:table-cell office:value-type="float" office:value="-75.77796936" calcext:value-type="float">
            <text:p>-75.77796936</text:p>
          </table:table-cell>
          <table:table-cell office:value-type="float" office:value="-64.5916214" calcext:value-type="float">
            <text:p>-64.5916214</text:p>
          </table:table-cell>
          <table:table-cell table:formula="of:=[.I177]-[.H177]" office:value-type="float" office:value="11.18634796" calcext:value-type="float">
            <text:p>11.18634796</text:p>
          </table:table-cell>
          <table:table-cell table:formula="of:=15.12-10*LOG10(POWER(10;[.J177]/10)-1)-[.C177]" office:value-type="float" office:value="3.67738634639479" calcext:value-type="float">
            <text:p>3.6773863464</text:p>
          </table:table-cell>
          <table:table-cell table:formula="of:=[.K177]-[.G177]" office:value-type="float" office:value="-0.311841077271966" calcext:value-type="float">
            <text:p>-0.3118410773</text:p>
          </table:table-cell>
          <table:table-cell table:number-columns-repeated="1012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table:formula="of:=[.A178]/1000000" office:value-type="float" office:value="38.04347826" calcext:value-type="float">
            <text:p>3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5.50746155" calcext:value-type="float">
            <text:p>-75.50746155</text:p>
          </table:table-cell>
          <table:table-cell office:value-type="float" office:value="-64.28083801" calcext:value-type="float">
            <text:p>-64.28083801</text:p>
          </table:table-cell>
          <table:table-cell table:formula="of:=[.E178]-[.D178]" office:value-type="float" office:value="11.22662354" calcext:value-type="float">
            <text:p>11.22662354</text:p>
          </table:table-cell>
          <table:table-cell table:formula="of:=15.12-10*LOG10(POWER(10;[.F178]/10)-1)-[.C178]" office:value-type="float" office:value="3.6338100883006" calcext:value-type="float">
            <text:p>3.6338100883</text:p>
          </table:table-cell>
          <table:table-cell office:value-type="float" office:value="-75.68009186" calcext:value-type="float">
            <text:p>-75.68009186</text:p>
          </table:table-cell>
          <table:table-cell office:value-type="float" office:value="-64.6758194" calcext:value-type="float">
            <text:p>-64.6758194</text:p>
          </table:table-cell>
          <table:table-cell table:formula="of:=[.I178]-[.H178]" office:value-type="float" office:value="11.00427246" calcext:value-type="float">
            <text:p>11.00427246</text:p>
          </table:table-cell>
          <table:table-cell table:formula="of:=15.12-10*LOG10(POWER(10;[.J178]/10)-1)-[.C178]" office:value-type="float" office:value="3.87480422230112" calcext:value-type="float">
            <text:p>3.8748042223</text:p>
          </table:table-cell>
          <table:table-cell table:formula="of:=[.K178]-[.G178]" office:value-type="float" office:value="0.240994134000525" calcext:value-type="float">
            <text:p>0.240994134</text:p>
          </table:table-cell>
          <table:table-cell table:number-columns-repeated="1012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table:formula="of:=[.A179]/1000000" office:value-type="float" office:value="38.26086957" calcext:value-type="float">
            <text:p>3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5.68080139" calcext:value-type="float">
            <text:p>-75.68080139</text:p>
          </table:table-cell>
          <table:table-cell office:value-type="float" office:value="-64.60081482" calcext:value-type="float">
            <text:p>-64.60081482</text:p>
          </table:table-cell>
          <table:table-cell table:formula="of:=[.E179]-[.D179]" office:value-type="float" office:value="11.07998657" calcext:value-type="float">
            <text:p>11.07998657</text:p>
          </table:table-cell>
          <table:table-cell table:formula="of:=15.12-10*LOG10(POWER(10;[.F179]/10)-1)-[.C179]" office:value-type="float" office:value="3.79262533216627" calcext:value-type="float">
            <text:p>3.7926253322</text:p>
          </table:table-cell>
          <table:table-cell office:value-type="float" office:value="-75.75215912" calcext:value-type="float">
            <text:p>-75.75215912</text:p>
          </table:table-cell>
          <table:table-cell office:value-type="float" office:value="-64.46466064" calcext:value-type="float">
            <text:p>-64.46466064</text:p>
          </table:table-cell>
          <table:table-cell table:formula="of:=[.I179]-[.H179]" office:value-type="float" office:value="11.28749848" calcext:value-type="float">
            <text:p>11.28749848</text:p>
          </table:table-cell>
          <table:table-cell table:formula="of:=15.12-10*LOG10(POWER(10;[.J179]/10)-1)-[.C179]" office:value-type="float" office:value="3.5680087103385" calcext:value-type="float">
            <text:p>3.5680087103</text:p>
          </table:table-cell>
          <table:table-cell table:formula="of:=[.K179]-[.G179]" office:value-type="float" office:value="-0.224616621827774" calcext:value-type="float">
            <text:p>-0.2246166218</text:p>
          </table:table-cell>
          <table:table-cell table:number-columns-repeated="1012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table:formula="of:=[.A180]/1000000" office:value-type="float" office:value="38.47826087" calcext:value-type="float">
            <text:p>3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5.31052399" calcext:value-type="float">
            <text:p>-75.31052399</text:p>
          </table:table-cell>
          <table:table-cell office:value-type="float" office:value="-64.30671692" calcext:value-type="float">
            <text:p>-64.30671692</text:p>
          </table:table-cell>
          <table:table-cell table:formula="of:=[.E180]-[.D180]" office:value-type="float" office:value="11.00380707" calcext:value-type="float">
            <text:p>11.00380707</text:p>
          </table:table-cell>
          <table:table-cell table:formula="of:=15.12-10*LOG10(POWER(10;[.F180]/10)-1)-[.C180]" office:value-type="float" office:value="3.87530972877429" calcext:value-type="float">
            <text:p>3.8753097288</text:p>
          </table:table-cell>
          <table:table-cell office:value-type="float" office:value="-75.66079712" calcext:value-type="float">
            <text:p>-75.66079712</text:p>
          </table:table-cell>
          <table:table-cell office:value-type="float" office:value="-64.67745972" calcext:value-type="float">
            <text:p>-64.67745972</text:p>
          </table:table-cell>
          <table:table-cell table:formula="of:=[.I180]-[.H180]" office:value-type="float" office:value="10.9833374" calcext:value-type="float">
            <text:p>10.9833374</text:p>
          </table:table-cell>
          <table:table-cell table:formula="of:=15.12-10*LOG10(POWER(10;[.J180]/10)-1)-[.C180]" office:value-type="float" office:value="3.89754850598242" calcext:value-type="float">
            <text:p>3.897548506</text:p>
          </table:table-cell>
          <table:table-cell table:formula="of:=[.K180]-[.G180]" office:value-type="float" office:value="0.0222387772081234" calcext:value-type="float">
            <text:p>0.0222387772</text:p>
          </table:table-cell>
          <table:table-cell table:number-columns-repeated="1012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table:formula="of:=[.A181]/1000000" office:value-type="float" office:value="38.69565217" calcext:value-type="float">
            <text:p>3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5.63084412" calcext:value-type="float">
            <text:p>-75.63084412</text:p>
          </table:table-cell>
          <table:table-cell office:value-type="float" office:value="-64.45336914" calcext:value-type="float">
            <text:p>-64.45336914</text:p>
          </table:table-cell>
          <table:table-cell table:formula="of:=[.E181]-[.D181]" office:value-type="float" office:value="11.17747498" calcext:value-type="float">
            <text:p>11.17747498</text:p>
          </table:table-cell>
          <table:table-cell table:formula="of:=15.12-10*LOG10(POWER(10;[.F181]/10)-1)-[.C181]" office:value-type="float" office:value="3.68699095123539" calcext:value-type="float">
            <text:p>3.6869909512</text:p>
          </table:table-cell>
          <table:table-cell office:value-type="float" office:value="-76.0903244" calcext:value-type="float">
            <text:p>-76.0903244</text:p>
          </table:table-cell>
          <table:table-cell office:value-type="float" office:value="-64.72333527" calcext:value-type="float">
            <text:p>-64.72333527</text:p>
          </table:table-cell>
          <table:table-cell table:formula="of:=[.I181]-[.H181]" office:value-type="float" office:value="11.36698913" calcext:value-type="float">
            <text:p>11.36698913</text:p>
          </table:table-cell>
          <table:table-cell table:formula="of:=15.12-10*LOG10(POWER(10;[.J181]/10)-1)-[.C181]" office:value-type="float" office:value="3.48219638297991" calcext:value-type="float">
            <text:p>3.482196383</text:p>
          </table:table-cell>
          <table:table-cell table:formula="of:=[.K181]-[.G181]" office:value-type="float" office:value="-0.204794568255476" calcext:value-type="float">
            <text:p>-0.2047945683</text:p>
          </table:table-cell>
          <table:table-cell table:number-columns-repeated="1012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table:formula="of:=[.A182]/1000000" office:value-type="float" office:value="38.91304348" calcext:value-type="float">
            <text:p>3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5.48822784" calcext:value-type="float">
            <text:p>-75.48822784</text:p>
          </table:table-cell>
          <table:table-cell office:value-type="float" office:value="-64.48513794" calcext:value-type="float">
            <text:p>-64.48513794</text:p>
          </table:table-cell>
          <table:table-cell table:formula="of:=[.E182]-[.D182]" office:value-type="float" office:value="11.0030899" calcext:value-type="float">
            <text:p>11.0030899</text:p>
          </table:table-cell>
          <table:table-cell table:formula="of:=15.12-10*LOG10(POWER(10;[.F182]/10)-1)-[.C182]" office:value-type="float" office:value="3.87608872774798" calcext:value-type="float">
            <text:p>3.8760887277</text:p>
          </table:table-cell>
          <table:table-cell office:value-type="float" office:value="-75.66397095" calcext:value-type="float">
            <text:p>-75.66397095</text:p>
          </table:table-cell>
          <table:table-cell office:value-type="float" office:value="-64.95706177" calcext:value-type="float">
            <text:p>-64.95706177</text:p>
          </table:table-cell>
          <table:table-cell table:formula="of:=[.I182]-[.H182]" office:value-type="float" office:value="10.70690918" calcext:value-type="float">
            <text:p>10.70690918</text:p>
          </table:table-cell>
          <table:table-cell table:formula="of:=15.12-10*LOG10(POWER(10;[.J182]/10)-1)-[.C182]" office:value-type="float" office:value="4.19877785282823" calcext:value-type="float">
            <text:p>4.1987778528</text:p>
          </table:table-cell>
          <table:table-cell table:formula="of:=[.K182]-[.G182]" office:value-type="float" office:value="0.322689125080256" calcext:value-type="float">
            <text:p>0.3226891251</text:p>
          </table:table-cell>
          <table:table-cell table:number-columns-repeated="1012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table:formula="of:=[.A183]/1000000" office:value-type="float" office:value="39.13043478" calcext:value-type="float">
            <text:p>3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5.61436462" calcext:value-type="float">
            <text:p>-75.61436462</text:p>
          </table:table-cell>
          <table:table-cell office:value-type="float" office:value="-64.68629456" calcext:value-type="float">
            <text:p>-64.68629456</text:p>
          </table:table-cell>
          <table:table-cell table:formula="of:=[.E183]-[.D183]" office:value-type="float" office:value="10.92807006" calcext:value-type="float">
            <text:p>10.92807006</text:p>
          </table:table-cell>
          <table:table-cell table:formula="of:=15.12-10*LOG10(POWER(10;[.F183]/10)-1)-[.C183]" office:value-type="float" office:value="3.95763788577995" calcext:value-type="float">
            <text:p>3.9576378858</text:p>
          </table:table-cell>
          <table:table-cell office:value-type="float" office:value="-75.82790375" calcext:value-type="float">
            <text:p>-75.82790375</text:p>
          </table:table-cell>
          <table:table-cell office:value-type="float" office:value="-64.91033936" calcext:value-type="float">
            <text:p>-64.91033936</text:p>
          </table:table-cell>
          <table:table-cell table:formula="of:=[.I183]-[.H183]" office:value-type="float" office:value="10.91756439" calcext:value-type="float">
            <text:p>10.91756439</text:p>
          </table:table-cell>
          <table:table-cell table:formula="of:=15.12-10*LOG10(POWER(10;[.J183]/10)-1)-[.C183]" office:value-type="float" office:value="3.96906774126046" calcext:value-type="float">
            <text:p>3.9690677413</text:p>
          </table:table-cell>
          <table:table-cell table:formula="of:=[.K183]-[.G183]" office:value-type="float" office:value="0.0114298554805057" calcext:value-type="float">
            <text:p>0.0114298555</text:p>
          </table:table-cell>
          <table:table-cell table:number-columns-repeated="1012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table:formula="of:=[.A184]/1000000" office:value-type="float" office:value="39.34782609" calcext:value-type="float">
            <text:p>3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5.5139389" calcext:value-type="float">
            <text:p>-75.5139389</text:p>
          </table:table-cell>
          <table:table-cell office:value-type="float" office:value="-64.69780731" calcext:value-type="float">
            <text:p>-64.69780731</text:p>
          </table:table-cell>
          <table:table-cell table:formula="of:=[.E184]-[.D184]" office:value-type="float" office:value="10.81613159" calcext:value-type="float">
            <text:p>10.81613159</text:p>
          </table:table-cell>
          <table:table-cell table:formula="of:=15.12-10*LOG10(POWER(10;[.F184]/10)-1)-[.C184]" office:value-type="float" office:value="4.07954992677191" calcext:value-type="float">
            <text:p>4.0795499268</text:p>
          </table:table-cell>
          <table:table-cell office:value-type="float" office:value="-75.81764221" calcext:value-type="float">
            <text:p>-75.81764221</text:p>
          </table:table-cell>
          <table:table-cell office:value-type="float" office:value="-64.85754395" calcext:value-type="float">
            <text:p>-64.85754395</text:p>
          </table:table-cell>
          <table:table-cell table:formula="of:=[.I184]-[.H184]" office:value-type="float" office:value="10.96009826" calcext:value-type="float">
            <text:p>10.96009826</text:p>
          </table:table-cell>
          <table:table-cell table:formula="of:=15.12-10*LOG10(POWER(10;[.J184]/10)-1)-[.C184]" office:value-type="float" office:value="3.92280712036217" calcext:value-type="float">
            <text:p>3.9228071204</text:p>
          </table:table-cell>
          <table:table-cell table:formula="of:=[.K184]-[.G184]" office:value-type="float" office:value="-0.156742806409735" calcext:value-type="float">
            <text:p>-0.1567428064</text:p>
          </table:table-cell>
          <table:table-cell table:number-columns-repeated="1012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table:formula="of:=[.A185]/1000000" office:value-type="float" office:value="39.56521739" calcext:value-type="float">
            <text:p>3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5.74758148" calcext:value-type="float">
            <text:p>-75.74758148</text:p>
          </table:table-cell>
          <table:table-cell office:value-type="float" office:value="-64.70810699" calcext:value-type="float">
            <text:p>-64.70810699</text:p>
          </table:table-cell>
          <table:table-cell table:formula="of:=[.E185]-[.D185]" office:value-type="float" office:value="11.03947449" calcext:value-type="float">
            <text:p>11.03947449</text:p>
          </table:table-cell>
          <table:table-cell table:formula="of:=15.12-10*LOG10(POWER(10;[.F185]/10)-1)-[.C185]" office:value-type="float" office:value="3.83658127967786" calcext:value-type="float">
            <text:p>3.8365812797</text:p>
          </table:table-cell>
          <table:table-cell office:value-type="float" office:value="-76.04914093" calcext:value-type="float">
            <text:p>-76.04914093</text:p>
          </table:table-cell>
          <table:table-cell office:value-type="float" office:value="-64.89494324" calcext:value-type="float">
            <text:p>-64.89494324</text:p>
          </table:table-cell>
          <table:table-cell table:formula="of:=[.I185]-[.H185]" office:value-type="float" office:value="11.15419769" calcext:value-type="float">
            <text:p>11.15419769</text:p>
          </table:table-cell>
          <table:table-cell table:formula="of:=15.12-10*LOG10(POWER(10;[.J185]/10)-1)-[.C185]" office:value-type="float" office:value="3.71219528796224" calcext:value-type="float">
            <text:p>3.712195288</text:p>
          </table:table-cell>
          <table:table-cell table:formula="of:=[.K185]-[.G185]" office:value-type="float" office:value="-0.124385991715616" calcext:value-type="float">
            <text:p>-0.1243859917</text:p>
          </table:table-cell>
          <table:table-cell table:number-columns-repeated="1012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table:formula="of:=[.A186]/1000000" office:value-type="float" office:value="39.7826087" calcext:value-type="float">
            <text:p>3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5.91065979" calcext:value-type="float">
            <text:p>-75.91065979</text:p>
          </table:table-cell>
          <table:table-cell office:value-type="float" office:value="-64.66529846" calcext:value-type="float">
            <text:p>-64.66529846</text:p>
          </table:table-cell>
          <table:table-cell table:formula="of:=[.E186]-[.D186]" office:value-type="float" office:value="11.24536133" calcext:value-type="float">
            <text:p>11.24536133</text:p>
          </table:table-cell>
          <table:table-cell table:formula="of:=15.12-10*LOG10(POWER(10;[.F186]/10)-1)-[.C186]" office:value-type="float" office:value="3.61354794160223" calcext:value-type="float">
            <text:p>3.6135479416</text:p>
          </table:table-cell>
          <table:table-cell office:value-type="float" office:value="-75.83377838" calcext:value-type="float">
            <text:p>-75.83377838</text:p>
          </table:table-cell>
          <table:table-cell office:value-type="float" office:value="-64.71739197" calcext:value-type="float">
            <text:p>-64.71739197</text:p>
          </table:table-cell>
          <table:table-cell table:formula="of:=[.I186]-[.H186]" office:value-type="float" office:value="11.11638641" calcext:value-type="float">
            <text:p>11.11638641</text:p>
          </table:table-cell>
          <table:table-cell table:formula="of:=15.12-10*LOG10(POWER(10;[.J186]/10)-1)-[.C186]" office:value-type="float" office:value="3.75316077753087" calcext:value-type="float">
            <text:p>3.7531607775</text:p>
          </table:table-cell>
          <table:table-cell table:formula="of:=[.K186]-[.G186]" office:value-type="float" office:value="0.139612835928633" calcext:value-type="float">
            <text:p>0.1396128359</text:p>
          </table:table-cell>
          <table:table-cell table:number-columns-repeated="1012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187]/1000000" office:value-type="float" office:value="40" calcext:value-type="float">
            <text:p>40</text:p>
          </table:table-cell>
          <table:table-cell office:value-type="float" office:value="0.6" calcext:value-type="float">
            <text:p>0.60</text:p>
          </table:table-cell>
          <table:table-cell office:value-type="float" office:value="-75.89892578" calcext:value-type="float">
            <text:p>-75.89892578</text:p>
          </table:table-cell>
          <table:table-cell office:value-type="float" office:value="-64.61640167" calcext:value-type="float">
            <text:p>-64.61640167</text:p>
          </table:table-cell>
          <table:table-cell table:formula="of:=[.E187]-[.D187]" office:value-type="float" office:value="11.28252411" calcext:value-type="float">
            <text:p>11.28252411</text:p>
          </table:table-cell>
          <table:table-cell table:formula="of:=15.12-10*LOG10(POWER(10;[.F187]/10)-1)-[.C187]" office:value-type="float" office:value="3.57338284802513" calcext:value-type="float">
            <text:p>3.573382848</text:p>
          </table:table-cell>
          <table:table-cell office:value-type="float" office:value="-75.99703979" calcext:value-type="float">
            <text:p>-75.99703979</text:p>
          </table:table-cell>
          <table:table-cell office:value-type="float" office:value="-64.87453461" calcext:value-type="float">
            <text:p>-64.87453461</text:p>
          </table:table-cell>
          <table:table-cell table:formula="of:=[.I187]-[.H187]" office:value-type="float" office:value="11.12250518" calcext:value-type="float">
            <text:p>11.12250518</text:p>
          </table:table-cell>
          <table:table-cell table:formula="of:=15.12-10*LOG10(POWER(10;[.J187]/10)-1)-[.C187]" office:value-type="float" office:value="3.74652956085383" calcext:value-type="float">
            <text:p>3.7465295609</text:p>
          </table:table-cell>
          <table:table-cell table:formula="of:=[.K187]-[.G187]" office:value-type="float" office:value="0.173146712828707" calcext:value-type="float">
            <text:p>0.1731467128</text:p>
          </table:table-cell>
          <table:table-cell table:number-columns-repeated="1012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table:formula="of:=[.A188]/1000000" office:value-type="float" office:value="40.2173913" calcext:value-type="float">
            <text:p>4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5.5331192" calcext:value-type="float">
            <text:p>-75.5331192</text:p>
          </table:table-cell>
          <table:table-cell office:value-type="float" office:value="-64.79053497" calcext:value-type="float">
            <text:p>-64.79053497</text:p>
          </table:table-cell>
          <table:table-cell table:formula="of:=[.E188]-[.D188]" office:value-type="float" office:value="10.74258423" calcext:value-type="float">
            <text:p>10.74258423</text:p>
          </table:table-cell>
          <table:table-cell table:formula="of:=15.12-10*LOG10(POWER(10;[.F188]/10)-1)-[.C188]" office:value-type="float" office:value="4.15980446666032" calcext:value-type="float">
            <text:p>4.1598044667</text:p>
          </table:table-cell>
          <table:table-cell office:value-type="float" office:value="-75.90762329" calcext:value-type="float">
            <text:p>-75.90762329</text:p>
          </table:table-cell>
          <table:table-cell office:value-type="float" office:value="-64.73170471" calcext:value-type="float">
            <text:p>-64.73170471</text:p>
          </table:table-cell>
          <table:table-cell table:formula="of:=[.I188]-[.H188]" office:value-type="float" office:value="11.17591858" calcext:value-type="float">
            <text:p>11.17591858</text:p>
          </table:table-cell>
          <table:table-cell table:formula="of:=15.12-10*LOG10(POWER(10;[.J188]/10)-1)-[.C188]" office:value-type="float" office:value="3.68867585166055" calcext:value-type="float">
            <text:p>3.6886758517</text:p>
          </table:table-cell>
          <table:table-cell table:formula="of:=[.K188]-[.G188]" office:value-type="float" office:value="-0.471128614999773" calcext:value-type="float">
            <text:p>-0.471128615</text:p>
          </table:table-cell>
          <table:table-cell table:number-columns-repeated="1012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table:formula="of:=[.A189]/1000000" office:value-type="float" office:value="40.43478261" calcext:value-type="float">
            <text:p>4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6.05297089" calcext:value-type="float">
            <text:p>-76.05297089</text:p>
          </table:table-cell>
          <table:table-cell office:value-type="float" office:value="-64.86800385" calcext:value-type="float">
            <text:p>-64.86800385</text:p>
          </table:table-cell>
          <table:table-cell table:formula="of:=[.E189]-[.D189]" office:value-type="float" office:value="11.18496704" calcext:value-type="float">
            <text:p>11.18496704</text:p>
          </table:table-cell>
          <table:table-cell table:formula="of:=15.12-10*LOG10(POWER(10;[.F189]/10)-1)-[.C189]" office:value-type="float" office:value="3.67888102437956" calcext:value-type="float">
            <text:p>3.6788810244</text:p>
          </table:table-cell>
          <table:table-cell office:value-type="float" office:value="-76.08045959" calcext:value-type="float">
            <text:p>-76.08045959</text:p>
          </table:table-cell>
          <table:table-cell office:value-type="float" office:value="-64.68190002" calcext:value-type="float">
            <text:p>-64.68190002</text:p>
          </table:table-cell>
          <table:table-cell table:formula="of:=[.I189]-[.H189]" office:value-type="float" office:value="11.39855957" calcext:value-type="float">
            <text:p>11.39855957</text:p>
          </table:table-cell>
          <table:table-cell table:formula="of:=15.12-10*LOG10(POWER(10;[.J189]/10)-1)-[.C189]" office:value-type="float" office:value="3.44814966789717" calcext:value-type="float">
            <text:p>3.4481496679</text:p>
          </table:table-cell>
          <table:table-cell table:formula="of:=[.K189]-[.G189]" office:value-type="float" office:value="-0.230731356482387" calcext:value-type="float">
            <text:p>-0.2307313565</text:p>
          </table:table-cell>
          <table:table-cell table:number-columns-repeated="1012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table:formula="of:=[.A190]/1000000" office:value-type="float" office:value="40.65217391" calcext:value-type="float">
            <text:p>4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5.79703522" calcext:value-type="float">
            <text:p>-75.79703522</text:p>
          </table:table-cell>
          <table:table-cell office:value-type="float" office:value="-64.89900208" calcext:value-type="float">
            <text:p>-64.89900208</text:p>
          </table:table-cell>
          <table:table-cell table:formula="of:=[.E190]-[.D190]" office:value-type="float" office:value="10.89803314" calcext:value-type="float">
            <text:p>10.89803314</text:p>
          </table:table-cell>
          <table:table-cell table:formula="of:=15.12-10*LOG10(POWER(10;[.F190]/10)-1)-[.C190]" office:value-type="float" office:value="3.99032363728271" calcext:value-type="float">
            <text:p>3.9903236373</text:p>
          </table:table-cell>
          <table:table-cell office:value-type="float" office:value="-76.11278534" calcext:value-type="float">
            <text:p>-76.11278534</text:p>
          </table:table-cell>
          <table:table-cell office:value-type="float" office:value="-64.78743744" calcext:value-type="float">
            <text:p>-64.78743744</text:p>
          </table:table-cell>
          <table:table-cell table:formula="of:=[.I190]-[.H190]" office:value-type="float" office:value="11.3253479" calcext:value-type="float">
            <text:p>11.3253479</text:p>
          </table:table-cell>
          <table:table-cell table:formula="of:=15.12-10*LOG10(POWER(10;[.J190]/10)-1)-[.C190]" office:value-type="float" office:value="3.52713364713885" calcext:value-type="float">
            <text:p>3.5271336471</text:p>
          </table:table-cell>
          <table:table-cell table:formula="of:=[.K190]-[.G190]" office:value-type="float" office:value="-0.463189990143862" calcext:value-type="float">
            <text:p>-0.4631899901</text:p>
          </table:table-cell>
          <table:table-cell table:number-columns-repeated="1012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table:formula="of:=[.A191]/1000000" office:value-type="float" office:value="40.86956522" calcext:value-type="float">
            <text:p>4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5.85343933" calcext:value-type="float">
            <text:p>-75.85343933</text:p>
          </table:table-cell>
          <table:table-cell office:value-type="float" office:value="-64.85600281" calcext:value-type="float">
            <text:p>-64.85600281</text:p>
          </table:table-cell>
          <table:table-cell table:formula="of:=[.E191]-[.D191]" office:value-type="float" office:value="10.99743652" calcext:value-type="float">
            <text:p>10.99743652</text:p>
          </table:table-cell>
          <table:table-cell table:formula="of:=15.12-10*LOG10(POWER(10;[.F191]/10)-1)-[.C191]" office:value-type="float" office:value="3.88222988791647" calcext:value-type="float">
            <text:p>3.8822298879</text:p>
          </table:table-cell>
          <table:table-cell office:value-type="float" office:value="-76.11512756" calcext:value-type="float">
            <text:p>-76.11512756</text:p>
          </table:table-cell>
          <table:table-cell office:value-type="float" office:value="-64.93561554" calcext:value-type="float">
            <text:p>-64.93561554</text:p>
          </table:table-cell>
          <table:table-cell table:formula="of:=[.I191]-[.H191]" office:value-type="float" office:value="11.17951202" calcext:value-type="float">
            <text:p>11.17951202</text:p>
          </table:table-cell>
          <table:table-cell table:formula="of:=15.12-10*LOG10(POWER(10;[.J191]/10)-1)-[.C191]" office:value-type="float" office:value="3.68478580322867" calcext:value-type="float">
            <text:p>3.6847858032</text:p>
          </table:table-cell>
          <table:table-cell table:formula="of:=[.K191]-[.G191]" office:value-type="float" office:value="-0.197444084687799" calcext:value-type="float">
            <text:p>-0.1974440847</text:p>
          </table:table-cell>
          <table:table-cell table:number-columns-repeated="1012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table:formula="of:=[.A192]/1000000" office:value-type="float" office:value="41.08695652" calcext:value-type="float">
            <text:p>4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6.15264893" calcext:value-type="float">
            <text:p>-76.15264893</text:p>
          </table:table-cell>
          <table:table-cell office:value-type="float" office:value="-64.71273804" calcext:value-type="float">
            <text:p>-64.71273804</text:p>
          </table:table-cell>
          <table:table-cell table:formula="of:=[.E192]-[.D192]" office:value-type="float" office:value="11.43991089" calcext:value-type="float">
            <text:p>11.43991089</text:p>
          </table:table-cell>
          <table:table-cell table:formula="of:=15.12-10*LOG10(POWER(10;[.F192]/10)-1)-[.C192]" office:value-type="float" office:value="3.40358411236973" calcext:value-type="float">
            <text:p>3.4035841124</text:p>
          </table:table-cell>
          <table:table-cell office:value-type="float" office:value="-76.10388947" calcext:value-type="float">
            <text:p>-76.10388947</text:p>
          </table:table-cell>
          <table:table-cell office:value-type="float" office:value="-64.96766663" calcext:value-type="float">
            <text:p>-64.96766663</text:p>
          </table:table-cell>
          <table:table-cell table:formula="of:=[.I192]-[.H192]" office:value-type="float" office:value="11.13622284" calcext:value-type="float">
            <text:p>11.13622284</text:p>
          </table:table-cell>
          <table:table-cell table:formula="of:=15.12-10*LOG10(POWER(10;[.J192]/10)-1)-[.C192]" office:value-type="float" office:value="3.7316658866877" calcext:value-type="float">
            <text:p>3.7316658867</text:p>
          </table:table-cell>
          <table:table-cell table:formula="of:=[.K192]-[.G192]" office:value-type="float" office:value="0.328081774317969" calcext:value-type="float">
            <text:p>0.3280817743</text:p>
          </table:table-cell>
          <table:table-cell table:number-columns-repeated="1012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table:formula="of:=[.A193]/1000000" office:value-type="float" office:value="41.30434783" calcext:value-type="float">
            <text:p>4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6.09310913" calcext:value-type="float">
            <text:p>-76.09310913</text:p>
          </table:table-cell>
          <table:table-cell office:value-type="float" office:value="-64.66358185" calcext:value-type="float">
            <text:p>-64.66358185</text:p>
          </table:table-cell>
          <table:table-cell table:formula="of:=[.E193]-[.D193]" office:value-type="float" office:value="11.42952728" calcext:value-type="float">
            <text:p>11.42952728</text:p>
          </table:table-cell>
          <table:table-cell table:formula="of:=15.12-10*LOG10(POWER(10;[.F193]/10)-1)-[.C193]" office:value-type="float" office:value="3.41477174128033" calcext:value-type="float">
            <text:p>3.4147717413</text:p>
          </table:table-cell>
          <table:table-cell office:value-type="float" office:value="-76.14096832" calcext:value-type="float">
            <text:p>-76.14096832</text:p>
          </table:table-cell>
          <table:table-cell office:value-type="float" office:value="-65.02804565" calcext:value-type="float">
            <text:p>-65.02804565</text:p>
          </table:table-cell>
          <table:table-cell table:formula="of:=[.I193]-[.H193]" office:value-type="float" office:value="11.11292267" calcext:value-type="float">
            <text:p>11.11292267</text:p>
          </table:table-cell>
          <table:table-cell table:formula="of:=15.12-10*LOG10(POWER(10;[.J193]/10)-1)-[.C193]" office:value-type="float" office:value="3.75691495261872" calcext:value-type="float">
            <text:p>3.7569149526</text:p>
          </table:table-cell>
          <table:table-cell table:formula="of:=[.K193]-[.G193]" office:value-type="float" office:value="0.34214321133839" calcext:value-type="float">
            <text:p>0.3421432113</text:p>
          </table:table-cell>
          <table:table-cell table:number-columns-repeated="1012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table:formula="of:=[.A194]/1000000" office:value-type="float" office:value="41.52173913" calcext:value-type="float">
            <text:p>4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5.92241669" calcext:value-type="float">
            <text:p>-75.92241669</text:p>
          </table:table-cell>
          <table:table-cell office:value-type="float" office:value="-64.79222107" calcext:value-type="float">
            <text:p>-64.79222107</text:p>
          </table:table-cell>
          <table:table-cell table:formula="of:=[.E194]-[.D194]" office:value-type="float" office:value="11.13019562" calcext:value-type="float">
            <text:p>11.13019562</text:p>
          </table:table-cell>
          <table:table-cell table:formula="of:=15.12-10*LOG10(POWER(10;[.F194]/10)-1)-[.C194]" office:value-type="float" office:value="3.73819615556107" calcext:value-type="float">
            <text:p>3.7381961556</text:p>
          </table:table-cell>
          <table:table-cell office:value-type="float" office:value="-76.36922455" calcext:value-type="float">
            <text:p>-76.36922455</text:p>
          </table:table-cell>
          <table:table-cell office:value-type="float" office:value="-64.73664856" calcext:value-type="float">
            <text:p>-64.73664856</text:p>
          </table:table-cell>
          <table:table-cell table:formula="of:=[.I194]-[.H194]" office:value-type="float" office:value="11.63257599" calcext:value-type="float">
            <text:p>11.63257599</text:p>
          </table:table-cell>
          <table:table-cell table:formula="of:=15.12-10*LOG10(POWER(10;[.J194]/10)-1)-[.C194]" office:value-type="float" office:value="3.19636991123118" calcext:value-type="float">
            <text:p>3.1963699112</text:p>
          </table:table-cell>
          <table:table-cell table:formula="of:=[.K194]-[.G194]" office:value-type="float" office:value="-0.54182624432989" calcext:value-type="float">
            <text:p>-0.5418262443</text:p>
          </table:table-cell>
          <table:table-cell table:number-columns-repeated="1012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table:formula="of:=[.A195]/1000000" office:value-type="float" office:value="41.73913043" calcext:value-type="float">
            <text:p>4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6.0559082" calcext:value-type="float">
            <text:p>-76.0559082</text:p>
          </table:table-cell>
          <table:table-cell office:value-type="float" office:value="-65.08765411" calcext:value-type="float">
            <text:p>-65.08765411</text:p>
          </table:table-cell>
          <table:table-cell table:formula="of:=[.E195]-[.D195]" office:value-type="float" office:value="10.96825409" calcext:value-type="float">
            <text:p>10.96825409</text:p>
          </table:table-cell>
          <table:table-cell table:formula="of:=15.12-10*LOG10(POWER(10;[.F195]/10)-1)-[.C195]" office:value-type="float" office:value="3.9139412130367" calcext:value-type="float">
            <text:p>3.913941213</text:p>
          </table:table-cell>
          <table:table-cell office:value-type="float" office:value="-76.12214661" calcext:value-type="float">
            <text:p>-76.12214661</text:p>
          </table:table-cell>
          <table:table-cell office:value-type="float" office:value="-65.14819336" calcext:value-type="float">
            <text:p>-65.14819336</text:p>
          </table:table-cell>
          <table:table-cell table:formula="of:=[.I195]-[.H195]" office:value-type="float" office:value="10.97395325" calcext:value-type="float">
            <text:p>10.97395325</text:p>
          </table:table-cell>
          <table:table-cell table:formula="of:=15.12-10*LOG10(POWER(10;[.J195]/10)-1)-[.C195]" office:value-type="float" office:value="3.90774672230079" calcext:value-type="float">
            <text:p>3.9077467223</text:p>
          </table:table-cell>
          <table:table-cell table:formula="of:=[.K195]-[.G195]" office:value-type="float" office:value="-0.00619449073590772" calcext:value-type="float">
            <text:p>-0.0061944907</text:p>
          </table:table-cell>
          <table:table-cell table:number-columns-repeated="1012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table:formula="of:=[.A196]/1000000" office:value-type="float" office:value="41.95652174" calcext:value-type="float">
            <text:p>4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6.38733673" calcext:value-type="float">
            <text:p>-76.38733673</text:p>
          </table:table-cell>
          <table:table-cell office:value-type="float" office:value="-64.71489716" calcext:value-type="float">
            <text:p>-64.71489716</text:p>
          </table:table-cell>
          <table:table-cell table:formula="of:=[.E196]-[.D196]" office:value-type="float" office:value="11.67243957" calcext:value-type="float">
            <text:p>11.67243957</text:p>
          </table:table-cell>
          <table:table-cell table:formula="of:=15.12-10*LOG10(POWER(10;[.F196]/10)-1)-[.C196]" office:value-type="float" office:value="3.15358167117315" calcext:value-type="float">
            <text:p>3.1535816712</text:p>
          </table:table-cell>
          <table:table-cell office:value-type="float" office:value="-76.43169403" calcext:value-type="float">
            <text:p>-76.43169403</text:p>
          </table:table-cell>
          <table:table-cell office:value-type="float" office:value="-65.05207825" calcext:value-type="float">
            <text:p>-65.05207825</text:p>
          </table:table-cell>
          <table:table-cell table:formula="of:=[.I196]-[.H196]" office:value-type="float" office:value="11.37961578" calcext:value-type="float">
            <text:p>11.37961578</text:p>
          </table:table-cell>
          <table:table-cell table:formula="of:=15.12-10*LOG10(POWER(10;[.J196]/10)-1)-[.C196]" office:value-type="float" office:value="3.46857701253967" calcext:value-type="float">
            <text:p>3.4685770125</text:p>
          </table:table-cell>
          <table:table-cell table:formula="of:=[.K196]-[.G196]" office:value-type="float" office:value="0.314995341366513" calcext:value-type="float">
            <text:p>0.3149953414</text:p>
          </table:table-cell>
          <table:table-cell table:number-columns-repeated="1012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table:formula="of:=[.A197]/1000000" office:value-type="float" office:value="42.17391304" calcext:value-type="float">
            <text:p>4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6.08969116" calcext:value-type="float">
            <text:p>-76.08969116</text:p>
          </table:table-cell>
          <table:table-cell office:value-type="float" office:value="-65.09364319" calcext:value-type="float">
            <text:p>-65.09364319</text:p>
          </table:table-cell>
          <table:table-cell table:formula="of:=[.E197]-[.D197]" office:value-type="float" office:value="10.99604797" calcext:value-type="float">
            <text:p>10.99604797</text:p>
          </table:table-cell>
          <table:table-cell table:formula="of:=15.12-10*LOG10(POWER(10;[.F197]/10)-1)-[.C197]" office:value-type="float" office:value="3.88373834916818" calcext:value-type="float">
            <text:p>3.8837383492</text:p>
          </table:table-cell>
          <table:table-cell office:value-type="float" office:value="-76.26432037" calcext:value-type="float">
            <text:p>-76.26432037</text:p>
          </table:table-cell>
          <table:table-cell office:value-type="float" office:value="-64.94924164" calcext:value-type="float">
            <text:p>-64.94924164</text:p>
          </table:table-cell>
          <table:table-cell table:formula="of:=[.I197]-[.H197]" office:value-type="float" office:value="11.31507873" calcext:value-type="float">
            <text:p>11.31507873</text:p>
          </table:table-cell>
          <table:table-cell table:formula="of:=15.12-10*LOG10(POWER(10;[.J197]/10)-1)-[.C197]" office:value-type="float" office:value="3.53822091107169" calcext:value-type="float">
            <text:p>3.5382209111</text:p>
          </table:table-cell>
          <table:table-cell table:formula="of:=[.K197]-[.G197]" office:value-type="float" office:value="-0.345517438096492" calcext:value-type="float">
            <text:p>-0.3455174381</text:p>
          </table:table-cell>
          <table:table-cell table:number-columns-repeated="1012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table:formula="of:=[.A198]/1000000" office:value-type="float" office:value="42.39130435" calcext:value-type="float">
            <text:p>4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6.03078461" calcext:value-type="float">
            <text:p>-76.03078461</text:p>
          </table:table-cell>
          <table:table-cell office:value-type="float" office:value="-65.00233459" calcext:value-type="float">
            <text:p>-65.00233459</text:p>
          </table:table-cell>
          <table:table-cell table:formula="of:=[.E198]-[.D198]" office:value-type="float" office:value="11.02845002" calcext:value-type="float">
            <text:p>11.02845002</text:p>
          </table:table-cell>
          <table:table-cell table:formula="of:=15.12-10*LOG10(POWER(10;[.F198]/10)-1)-[.C198]" office:value-type="float" office:value="3.84854897260422" calcext:value-type="float">
            <text:p>3.8485489726</text:p>
          </table:table-cell>
          <table:table-cell office:value-type="float" office:value="-76.38319397" calcext:value-type="float">
            <text:p>-76.38319397</text:p>
          </table:table-cell>
          <table:table-cell office:value-type="float" office:value="-65.08889008" calcext:value-type="float">
            <text:p>-65.08889008</text:p>
          </table:table-cell>
          <table:table-cell table:formula="of:=[.I198]-[.H198]" office:value-type="float" office:value="11.29430389" calcext:value-type="float">
            <text:p>11.29430389</text:p>
          </table:table-cell>
          <table:table-cell table:formula="of:=15.12-10*LOG10(POWER(10;[.J198]/10)-1)-[.C198]" office:value-type="float" office:value="3.56065718090175" calcext:value-type="float">
            <text:p>3.5606571809</text:p>
          </table:table-cell>
          <table:table-cell table:formula="of:=[.K198]-[.G198]" office:value-type="float" office:value="-0.287891791702473" calcext:value-type="float">
            <text:p>-0.2878917917</text:p>
          </table:table-cell>
          <table:table-cell table:number-columns-repeated="1012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table:formula="of:=[.A199]/1000000" office:value-type="float" office:value="42.60869565" calcext:value-type="float">
            <text:p>4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6.19051361" calcext:value-type="float">
            <text:p>-76.19051361</text:p>
          </table:table-cell>
          <table:table-cell office:value-type="float" office:value="-65.26438904" calcext:value-type="float">
            <text:p>-65.26438904</text:p>
          </table:table-cell>
          <table:table-cell table:formula="of:=[.E199]-[.D199]" office:value-type="float" office:value="10.92612457" calcext:value-type="float">
            <text:p>10.92612457</text:p>
          </table:table-cell>
          <table:table-cell table:formula="of:=15.12-10*LOG10(POWER(10;[.F199]/10)-1)-[.C199]" office:value-type="float" office:value="3.95975433739726" calcext:value-type="float">
            <text:p>3.9597543374</text:p>
          </table:table-cell>
          <table:table-cell office:value-type="float" office:value="-76.57084656" calcext:value-type="float">
            <text:p>-76.57084656</text:p>
          </table:table-cell>
          <table:table-cell office:value-type="float" office:value="-65.22898102" calcext:value-type="float">
            <text:p>-65.22898102</text:p>
          </table:table-cell>
          <table:table-cell table:formula="of:=[.I199]-[.H199]" office:value-type="float" office:value="11.34186554" calcext:value-type="float">
            <text:p>11.34186554</text:p>
          </table:table-cell>
          <table:table-cell table:formula="of:=15.12-10*LOG10(POWER(10;[.J199]/10)-1)-[.C199]" office:value-type="float" office:value="3.50930450149447" calcext:value-type="float">
            <text:p>3.5093045015</text:p>
          </table:table-cell>
          <table:table-cell table:formula="of:=[.K199]-[.G199]" office:value-type="float" office:value="-0.450449835902793" calcext:value-type="float">
            <text:p>-0.4504498359</text:p>
          </table:table-cell>
          <table:table-cell table:number-columns-repeated="1012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table:formula="of:=[.A200]/1000000" office:value-type="float" office:value="42.82608696" calcext:value-type="float">
            <text:p>4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6.12742615" calcext:value-type="float">
            <text:p>-76.12742615</text:p>
          </table:table-cell>
          <table:table-cell office:value-type="float" office:value="-65.2719574" calcext:value-type="float">
            <text:p>-65.2719574</text:p>
          </table:table-cell>
          <table:table-cell table:formula="of:=[.E200]-[.D200]" office:value-type="float" office:value="10.85546875" calcext:value-type="float">
            <text:p>10.85546875</text:p>
          </table:table-cell>
          <table:table-cell table:formula="of:=15.12-10*LOG10(POWER(10;[.F200]/10)-1)-[.C200]" office:value-type="float" office:value="4.03667592389082" calcext:value-type="float">
            <text:p>4.0366759239</text:p>
          </table:table-cell>
          <table:table-cell office:value-type="float" office:value="-76.41864777" calcext:value-type="float">
            <text:p>-76.41864777</text:p>
          </table:table-cell>
          <table:table-cell office:value-type="float" office:value="-65.47007751" calcext:value-type="float">
            <text:p>-65.47007751</text:p>
          </table:table-cell>
          <table:table-cell table:formula="of:=[.I200]-[.H200]" office:value-type="float" office:value="10.94857026" calcext:value-type="float">
            <text:p>10.94857026</text:p>
          </table:table-cell>
          <table:table-cell table:formula="of:=15.12-10*LOG10(POWER(10;[.J200]/10)-1)-[.C200]" office:value-type="float" office:value="3.93534126754084" calcext:value-type="float">
            <text:p>3.9353412675</text:p>
          </table:table-cell>
          <table:table-cell table:formula="of:=[.K200]-[.G200]" office:value-type="float" office:value="-0.101334656349981" calcext:value-type="float">
            <text:p>-0.1013346563</text:p>
          </table:table-cell>
          <table:table-cell table:number-columns-repeated="1012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table:formula="of:=[.A201]/1000000" office:value-type="float" office:value="43.04347826" calcext:value-type="float">
            <text:p>4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6.38376617" calcext:value-type="float">
            <text:p>-76.38376617</text:p>
          </table:table-cell>
          <table:table-cell office:value-type="float" office:value="-65.20870972" calcext:value-type="float">
            <text:p>-65.20870972</text:p>
          </table:table-cell>
          <table:table-cell table:formula="of:=[.E201]-[.D201]" office:value-type="float" office:value="11.17505645" calcext:value-type="float">
            <text:p>11.17505645</text:p>
          </table:table-cell>
          <table:table-cell table:formula="of:=15.12-10*LOG10(POWER(10;[.F201]/10)-1)-[.C201]" office:value-type="float" office:value="3.68960918281088" calcext:value-type="float">
            <text:p>3.6896091828</text:p>
          </table:table-cell>
          <table:table-cell office:value-type="float" office:value="-76.44721985" calcext:value-type="float">
            <text:p>-76.44721985</text:p>
          </table:table-cell>
          <table:table-cell office:value-type="float" office:value="-65.23194122" calcext:value-type="float">
            <text:p>-65.23194122</text:p>
          </table:table-cell>
          <table:table-cell table:formula="of:=[.I201]-[.H201]" office:value-type="float" office:value="11.21527863" calcext:value-type="float">
            <text:p>11.21527863</text:p>
          </table:table-cell>
          <table:table-cell table:formula="of:=15.12-10*LOG10(POWER(10;[.J201]/10)-1)-[.C201]" office:value-type="float" office:value="3.64608139233909" calcext:value-type="float">
            <text:p>3.6460813923</text:p>
          </table:table-cell>
          <table:table-cell table:formula="of:=[.K201]-[.G201]" office:value-type="float" office:value="-0.0435277904717921" calcext:value-type="float">
            <text:p>-0.0435277905</text:p>
          </table:table-cell>
          <table:table-cell table:number-columns-repeated="1012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table:formula="of:=[.A202]/1000000" office:value-type="float" office:value="43.26086957" calcext:value-type="float">
            <text:p>4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6.3943634" calcext:value-type="float">
            <text:p>-76.3943634</text:p>
          </table:table-cell>
          <table:table-cell office:value-type="float" office:value="-65.08128357" calcext:value-type="float">
            <text:p>-65.08128357</text:p>
          </table:table-cell>
          <table:table-cell table:formula="of:=[.E202]-[.D202]" office:value-type="float" office:value="11.31307983" calcext:value-type="float">
            <text:p>11.31307983</text:p>
          </table:table-cell>
          <table:table-cell table:formula="of:=15.12-10*LOG10(POWER(10;[.F202]/10)-1)-[.C202]" office:value-type="float" office:value="3.54037929652684" calcext:value-type="float">
            <text:p>3.5403792965</text:p>
          </table:table-cell>
          <table:table-cell office:value-type="float" office:value="-76.69682312" calcext:value-type="float">
            <text:p>-76.69682312</text:p>
          </table:table-cell>
          <table:table-cell office:value-type="float" office:value="-65.39793396" calcext:value-type="float">
            <text:p>-65.39793396</text:p>
          </table:table-cell>
          <table:table-cell table:formula="of:=[.I202]-[.H202]" office:value-type="float" office:value="11.29888916" calcext:value-type="float">
            <text:p>11.29888916</text:p>
          </table:table-cell>
          <table:table-cell table:formula="of:=15.12-10*LOG10(POWER(10;[.J202]/10)-1)-[.C202]" office:value-type="float" office:value="3.55570447379171" calcext:value-type="float">
            <text:p>3.5557044738</text:p>
          </table:table-cell>
          <table:table-cell table:formula="of:=[.K202]-[.G202]" office:value-type="float" office:value="0.0153251772648773" calcext:value-type="float">
            <text:p>0.0153251773</text:p>
          </table:table-cell>
          <table:table-cell table:number-columns-repeated="1012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table:formula="of:=[.A203]/1000000" office:value-type="float" office:value="43.47826087" calcext:value-type="float">
            <text:p>4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6.40690613" calcext:value-type="float">
            <text:p>-76.40690613</text:p>
          </table:table-cell>
          <table:table-cell office:value-type="float" office:value="-65.17927551" calcext:value-type="float">
            <text:p>-65.17927551</text:p>
          </table:table-cell>
          <table:table-cell table:formula="of:=[.E203]-[.D203]" office:value-type="float" office:value="11.22763062" calcext:value-type="float">
            <text:p>11.22763062</text:p>
          </table:table-cell>
          <table:table-cell table:formula="of:=15.12-10*LOG10(POWER(10;[.F203]/10)-1)-[.C203]" office:value-type="float" office:value="3.63272089934623" calcext:value-type="float">
            <text:p>3.6327208993</text:p>
          </table:table-cell>
          <table:table-cell office:value-type="float" office:value="-76.65299988" calcext:value-type="float">
            <text:p>-76.65299988</text:p>
          </table:table-cell>
          <table:table-cell office:value-type="float" office:value="-65.30030823" calcext:value-type="float">
            <text:p>-65.30030823</text:p>
          </table:table-cell>
          <table:table-cell table:formula="of:=[.I203]-[.H203]" office:value-type="float" office:value="11.35269165" calcext:value-type="float">
            <text:p>11.35269165</text:p>
          </table:table-cell>
          <table:table-cell table:formula="of:=15.12-10*LOG10(POWER(10;[.J203]/10)-1)-[.C203]" office:value-type="float" office:value="3.49762171104109" calcext:value-type="float">
            <text:p>3.497621711</text:p>
          </table:table-cell>
          <table:table-cell table:formula="of:=[.K203]-[.G203]" office:value-type="float" office:value="-0.135099188305142" calcext:value-type="float">
            <text:p>-0.1350991883</text:p>
          </table:table-cell>
          <table:table-cell table:number-columns-repeated="1012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table:formula="of:=[.A204]/1000000" office:value-type="float" office:value="43.69565217" calcext:value-type="float">
            <text:p>4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6.55989838" calcext:value-type="float">
            <text:p>-76.55989838</text:p>
          </table:table-cell>
          <table:table-cell office:value-type="float" office:value="-65.3822403" calcext:value-type="float">
            <text:p>-65.3822403</text:p>
          </table:table-cell>
          <table:table-cell table:formula="of:=[.E204]-[.D204]" office:value-type="float" office:value="11.17765808" calcext:value-type="float">
            <text:p>11.17765808</text:p>
          </table:table-cell>
          <table:table-cell table:formula="of:=15.12-10*LOG10(POWER(10;[.F204]/10)-1)-[.C204]" office:value-type="float" office:value="3.68679273730113" calcext:value-type="float">
            <text:p>3.6867927373</text:p>
          </table:table-cell>
          <table:table-cell office:value-type="float" office:value="-76.67692566" calcext:value-type="float">
            <text:p>-76.67692566</text:p>
          </table:table-cell>
          <table:table-cell office:value-type="float" office:value="-65.34085846" calcext:value-type="float">
            <text:p>-65.34085846</text:p>
          </table:table-cell>
          <table:table-cell table:formula="of:=[.I204]-[.H204]" office:value-type="float" office:value="11.3360672" calcext:value-type="float">
            <text:p>11.3360672</text:p>
          </table:table-cell>
          <table:table-cell table:formula="of:=15.12-10*LOG10(POWER(10;[.J204]/10)-1)-[.C204]" office:value-type="float" office:value="3.51556261830761" calcext:value-type="float">
            <text:p>3.5155626183</text:p>
          </table:table-cell>
          <table:table-cell table:formula="of:=[.K204]-[.G204]" office:value-type="float" office:value="-0.171230118993524" calcext:value-type="float">
            <text:p>-0.171230119</text:p>
          </table:table-cell>
          <table:table-cell table:number-columns-repeated="1012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table:formula="of:=[.A205]/1000000" office:value-type="float" office:value="43.91304348" calcext:value-type="float">
            <text:p>4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6.55091858" calcext:value-type="float">
            <text:p>-76.55091858</text:p>
          </table:table-cell>
          <table:table-cell office:value-type="float" office:value="-65.37236023" calcext:value-type="float">
            <text:p>-65.37236023</text:p>
          </table:table-cell>
          <table:table-cell table:formula="of:=[.E205]-[.D205]" office:value-type="float" office:value="11.17855835" calcext:value-type="float">
            <text:p>11.17855835</text:p>
          </table:table-cell>
          <table:table-cell table:formula="of:=15.12-10*LOG10(POWER(10;[.F205]/10)-1)-[.C205]" office:value-type="float" office:value="3.68581816481863" calcext:value-type="float">
            <text:p>3.6858181648</text:p>
          </table:table-cell>
          <table:table-cell office:value-type="float" office:value="-76.55934143" calcext:value-type="float">
            <text:p>-76.55934143</text:p>
          </table:table-cell>
          <table:table-cell office:value-type="float" office:value="-65.38911438" calcext:value-type="float">
            <text:p>-65.38911438</text:p>
          </table:table-cell>
          <table:table-cell table:formula="of:=[.I205]-[.H205]" office:value-type="float" office:value="11.17022705" calcext:value-type="float">
            <text:p>11.17022705</text:p>
          </table:table-cell>
          <table:table-cell table:formula="of:=15.12-10*LOG10(POWER(10;[.J205]/10)-1)-[.C205]" office:value-type="float" office:value="3.69483771388868" calcext:value-type="float">
            <text:p>3.6948377139</text:p>
          </table:table-cell>
          <table:table-cell table:formula="of:=[.K205]-[.G205]" office:value-type="float" office:value="0.00901954907005731" calcext:value-type="float">
            <text:p>0.0090195491</text:p>
          </table:table-cell>
          <table:table-cell table:number-columns-repeated="1012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table:formula="of:=[.A206]/1000000" office:value-type="float" office:value="44.13043478" calcext:value-type="float">
            <text:p>4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6.84955597" calcext:value-type="float">
            <text:p>-76.84955597</text:p>
          </table:table-cell>
          <table:table-cell office:value-type="float" office:value="-65.29286957" calcext:value-type="float">
            <text:p>-65.29286957</text:p>
          </table:table-cell>
          <table:table-cell table:formula="of:=[.E206]-[.D206]" office:value-type="float" office:value="11.5566864" calcext:value-type="float">
            <text:p>11.5566864</text:p>
          </table:table-cell>
          <table:table-cell table:formula="of:=15.12-10*LOG10(POWER(10;[.F206]/10)-1)-[.C206]" office:value-type="float" office:value="3.27790759081583" calcext:value-type="float">
            <text:p>3.2779075908</text:p>
          </table:table-cell>
          <table:table-cell office:value-type="float" office:value="-76.68540955" calcext:value-type="float">
            <text:p>-76.68540955</text:p>
          </table:table-cell>
          <table:table-cell office:value-type="float" office:value="-65.46277618" calcext:value-type="float">
            <text:p>-65.46277618</text:p>
          </table:table-cell>
          <table:table-cell table:formula="of:=[.I206]-[.H206]" office:value-type="float" office:value="11.22263337" calcext:value-type="float">
            <text:p>11.22263337</text:p>
          </table:table-cell>
          <table:table-cell table:formula="of:=15.12-10*LOG10(POWER(10;[.J206]/10)-1)-[.C206]" office:value-type="float" office:value="3.63812578619417" calcext:value-type="float">
            <text:p>3.6381257862</text:p>
          </table:table-cell>
          <table:table-cell table:formula="of:=[.K206]-[.G206]" office:value-type="float" office:value="0.360218195378339" calcext:value-type="float">
            <text:p>0.3602181954</text:p>
          </table:table-cell>
          <table:table-cell table:number-columns-repeated="1012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table:formula="of:=[.A207]/1000000" office:value-type="float" office:value="44.34782609" calcext:value-type="float">
            <text:p>4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6.72579193" calcext:value-type="float">
            <text:p>-76.72579193</text:p>
          </table:table-cell>
          <table:table-cell office:value-type="float" office:value="-65.30142212" calcext:value-type="float">
            <text:p>-65.30142212</text:p>
          </table:table-cell>
          <table:table-cell table:formula="of:=[.E207]-[.D207]" office:value-type="float" office:value="11.42436981" calcext:value-type="float">
            <text:p>11.42436981</text:p>
          </table:table-cell>
          <table:table-cell table:formula="of:=15.12-10*LOG10(POWER(10;[.F207]/10)-1)-[.C207]" office:value-type="float" office:value="3.42032933268936" calcext:value-type="float">
            <text:p>3.4203293327</text:p>
          </table:table-cell>
          <table:table-cell office:value-type="float" office:value="-76.76805115" calcext:value-type="float">
            <text:p>-76.76805115</text:p>
          </table:table-cell>
          <table:table-cell office:value-type="float" office:value="-65.600914" calcext:value-type="float">
            <text:p>-65.600914</text:p>
          </table:table-cell>
          <table:table-cell table:formula="of:=[.I207]-[.H207]" office:value-type="float" office:value="11.16713715" calcext:value-type="float">
            <text:p>11.16713715</text:p>
          </table:table-cell>
          <table:table-cell table:formula="of:=15.12-10*LOG10(POWER(10;[.J207]/10)-1)-[.C207]" office:value-type="float" office:value="3.69818323427145" calcext:value-type="float">
            <text:p>3.6981832343</text:p>
          </table:table-cell>
          <table:table-cell table:formula="of:=[.K207]-[.G207]" office:value-type="float" office:value="0.277853901582086" calcext:value-type="float">
            <text:p>0.2778539016</text:p>
          </table:table-cell>
          <table:table-cell table:number-columns-repeated="1012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table:formula="of:=[.A208]/1000000" office:value-type="float" office:value="44.56521739" calcext:value-type="float">
            <text:p>4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6.90139771" calcext:value-type="float">
            <text:p>-76.90139771</text:p>
          </table:table-cell>
          <table:table-cell office:value-type="float" office:value="-65.29016113" calcext:value-type="float">
            <text:p>-65.29016113</text:p>
          </table:table-cell>
          <table:table-cell table:formula="of:=[.E208]-[.D208]" office:value-type="float" office:value="11.61123658" calcext:value-type="float">
            <text:p>11.61123658</text:p>
          </table:table-cell>
          <table:table-cell table:formula="of:=15.12-10*LOG10(POWER(10;[.F208]/10)-1)-[.C208]" office:value-type="float" office:value="3.21928680782887" calcext:value-type="float">
            <text:p>3.2192868078</text:p>
          </table:table-cell>
          <table:table-cell office:value-type="float" office:value="-76.90976715" calcext:value-type="float">
            <text:p>-76.90976715</text:p>
          </table:table-cell>
          <table:table-cell office:value-type="float" office:value="-65.68019867" calcext:value-type="float">
            <text:p>-65.68019867</text:p>
          </table:table-cell>
          <table:table-cell table:formula="of:=[.I208]-[.H208]" office:value-type="float" office:value="11.22956848" calcext:value-type="float">
            <text:p>11.22956848</text:p>
          </table:table-cell>
          <table:table-cell table:formula="of:=15.12-10*LOG10(POWER(10;[.J208]/10)-1)-[.C208]" office:value-type="float" office:value="3.63062510023059" calcext:value-type="float">
            <text:p>3.6306251002</text:p>
          </table:table-cell>
          <table:table-cell table:formula="of:=[.K208]-[.G208]" office:value-type="float" office:value="0.411338292401721" calcext:value-type="float">
            <text:p>0.4113382924</text:p>
          </table:table-cell>
          <table:table-cell table:number-columns-repeated="1012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table:formula="of:=[.A209]/1000000" office:value-type="float" office:value="44.7826087" calcext:value-type="float">
            <text:p>4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6.71944427" calcext:value-type="float">
            <text:p>-76.71944427</text:p>
          </table:table-cell>
          <table:table-cell office:value-type="float" office:value="-65.4553299" calcext:value-type="float">
            <text:p>-65.4553299</text:p>
          </table:table-cell>
          <table:table-cell table:formula="of:=[.E209]-[.D209]" office:value-type="float" office:value="11.26411437" calcext:value-type="float">
            <text:p>11.26411437</text:p>
          </table:table-cell>
          <table:table-cell table:formula="of:=15.12-10*LOG10(POWER(10;[.F209]/10)-1)-[.C209]" office:value-type="float" office:value="3.59327640706952" calcext:value-type="float">
            <text:p>3.5932764071</text:p>
          </table:table-cell>
          <table:table-cell office:value-type="float" office:value="-76.7304306" calcext:value-type="float">
            <text:p>-76.7304306</text:p>
          </table:table-cell>
          <table:table-cell office:value-type="float" office:value="-65.57033539" calcext:value-type="float">
            <text:p>-65.57033539</text:p>
          </table:table-cell>
          <table:table-cell table:formula="of:=[.I209]-[.H209]" office:value-type="float" office:value="11.16009521" calcext:value-type="float">
            <text:p>11.16009521</text:p>
          </table:table-cell>
          <table:table-cell table:formula="of:=15.12-10*LOG10(POWER(10;[.J209]/10)-1)-[.C209]" office:value-type="float" office:value="3.70580847424007" calcext:value-type="float">
            <text:p>3.7058084742</text:p>
          </table:table-cell>
          <table:table-cell table:formula="of:=[.K209]-[.G209]" office:value-type="float" office:value="0.112532067170545" calcext:value-type="float">
            <text:p>0.1125320672</text:p>
          </table:table-cell>
          <table:table-cell table:number-columns-repeated="1012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210]/1000000" office:value-type="float" office:value="45" calcext:value-type="float">
            <text:p>45</text:p>
          </table:table-cell>
          <table:table-cell office:value-type="float" office:value="0.6" calcext:value-type="float">
            <text:p>0.60</text:p>
          </table:table-cell>
          <table:table-cell office:value-type="float" office:value="-76.96226501" calcext:value-type="float">
            <text:p>-76.96226501</text:p>
          </table:table-cell>
          <table:table-cell office:value-type="float" office:value="-65.62431335" calcext:value-type="float">
            <text:p>-65.62431335</text:p>
          </table:table-cell>
          <table:table-cell table:formula="of:=[.E210]-[.D210]" office:value-type="float" office:value="11.33795166" calcext:value-type="float">
            <text:p>11.33795166</text:p>
          </table:table-cell>
          <table:table-cell table:formula="of:=15.12-10*LOG10(POWER(10;[.F210]/10)-1)-[.C210]" office:value-type="float" office:value="3.51352865820505" calcext:value-type="float">
            <text:p>3.5135286582</text:p>
          </table:table-cell>
          <table:table-cell office:value-type="float" office:value="-76.94712067" calcext:value-type="float">
            <text:p>-76.94712067</text:p>
          </table:table-cell>
          <table:table-cell office:value-type="float" office:value="-65.56529236" calcext:value-type="float">
            <text:p>-65.56529236</text:p>
          </table:table-cell>
          <table:table-cell table:formula="of:=[.I210]-[.H210]" office:value-type="float" office:value="11.38182831" calcext:value-type="float">
            <text:p>11.38182831</text:p>
          </table:table-cell>
          <table:table-cell table:formula="of:=15.12-10*LOG10(POWER(10;[.J210]/10)-1)-[.C210]" office:value-type="float" office:value="3.46619085141994" calcext:value-type="float">
            <text:p>3.4661908514</text:p>
          </table:table-cell>
          <table:table-cell table:formula="of:=[.K210]-[.G210]" office:value-type="float" office:value="-0.0473378067851016" calcext:value-type="float">
            <text:p>-0.0473378068</text:p>
          </table:table-cell>
          <table:table-cell table:number-columns-repeated="1012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table:formula="of:=[.A211]/1000000" office:value-type="float" office:value="45.2173913" calcext:value-type="float">
            <text:p>4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04482269" calcext:value-type="float">
            <text:p>-77.04482269</text:p>
          </table:table-cell>
          <table:table-cell office:value-type="float" office:value="-65.72602844" calcext:value-type="float">
            <text:p>-65.72602844</text:p>
          </table:table-cell>
          <table:table-cell table:formula="of:=[.E211]-[.D211]" office:value-type="float" office:value="11.31879425" calcext:value-type="float">
            <text:p>11.31879425</text:p>
          </table:table-cell>
          <table:table-cell table:formula="of:=15.12-10*LOG10(POWER(10;[.F211]/10)-1)-[.C211]" office:value-type="float" office:value="3.53420915283106" calcext:value-type="float">
            <text:p>3.5342091528</text:p>
          </table:table-cell>
          <table:table-cell office:value-type="float" office:value="-77.25271606" calcext:value-type="float">
            <text:p>-77.25271606</text:p>
          </table:table-cell>
          <table:table-cell office:value-type="float" office:value="-65.71116638" calcext:value-type="float">
            <text:p>-65.71116638</text:p>
          </table:table-cell>
          <table:table-cell table:formula="of:=[.I211]-[.H211]" office:value-type="float" office:value="11.54154968" calcext:value-type="float">
            <text:p>11.54154968</text:p>
          </table:table-cell>
          <table:table-cell table:formula="of:=15.12-10*LOG10(POWER(10;[.J211]/10)-1)-[.C211]" office:value-type="float" office:value="3.2941836067719" calcext:value-type="float">
            <text:p>3.2941836068</text:p>
          </table:table-cell>
          <table:table-cell table:formula="of:=[.K211]-[.G211]" office:value-type="float" office:value="-0.240025546059154" calcext:value-type="float">
            <text:p>-0.2400255461</text:p>
          </table:table-cell>
          <table:table-cell table:number-columns-repeated="1012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table:formula="of:=[.A212]/1000000" office:value-type="float" office:value="45.43478261" calcext:value-type="float">
            <text:p>4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6.99053192" calcext:value-type="float">
            <text:p>-76.99053192</text:p>
          </table:table-cell>
          <table:table-cell office:value-type="float" office:value="-65.75630188" calcext:value-type="float">
            <text:p>-65.75630188</text:p>
          </table:table-cell>
          <table:table-cell table:formula="of:=[.E212]-[.D212]" office:value-type="float" office:value="11.23423004" calcext:value-type="float">
            <text:p>11.23423004</text:p>
          </table:table-cell>
          <table:table-cell table:formula="of:=15.12-10*LOG10(POWER(10;[.F212]/10)-1)-[.C212]" office:value-type="float" office:value="3.62558392664148" calcext:value-type="float">
            <text:p>3.6255839266</text:p>
          </table:table-cell>
          <table:table-cell office:value-type="float" office:value="-77.22013092" calcext:value-type="float">
            <text:p>-77.22013092</text:p>
          </table:table-cell>
          <table:table-cell office:value-type="float" office:value="-65.84164429" calcext:value-type="float">
            <text:p>-65.84164429</text:p>
          </table:table-cell>
          <table:table-cell table:formula="of:=[.I212]-[.H212]" office:value-type="float" office:value="11.37848663" calcext:value-type="float">
            <text:p>11.37848663</text:p>
          </table:table-cell>
          <table:table-cell table:formula="of:=15.12-10*LOG10(POWER(10;[.J212]/10)-1)-[.C212]" office:value-type="float" office:value="3.46979481080285" calcext:value-type="float">
            <text:p>3.4697948108</text:p>
          </table:table-cell>
          <table:table-cell table:formula="of:=[.K212]-[.G212]" office:value-type="float" office:value="-0.155789115838626" calcext:value-type="float">
            <text:p>-0.1557891158</text:p>
          </table:table-cell>
          <table:table-cell table:number-columns-repeated="1012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table:formula="of:=[.A213]/1000000" office:value-type="float" office:value="45.65217391" calcext:value-type="float">
            <text:p>4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7.00837708" calcext:value-type="float">
            <text:p>-77.00837708</text:p>
          </table:table-cell>
          <table:table-cell office:value-type="float" office:value="-65.73703003" calcext:value-type="float">
            <text:p>-65.73703003</text:p>
          </table:table-cell>
          <table:table-cell table:formula="of:=[.E213]-[.D213]" office:value-type="float" office:value="11.27134705" calcext:value-type="float">
            <text:p>11.27134705</text:p>
          </table:table-cell>
          <table:table-cell table:formula="of:=15.12-10*LOG10(POWER(10;[.F213]/10)-1)-[.C213]" office:value-type="float" office:value="3.5854599646689" calcext:value-type="float">
            <text:p>3.5854599647</text:p>
          </table:table-cell>
          <table:table-cell office:value-type="float" office:value="-77.0812912" calcext:value-type="float">
            <text:p>-77.0812912</text:p>
          </table:table-cell>
          <table:table-cell office:value-type="float" office:value="-65.90098572" calcext:value-type="float">
            <text:p>-65.90098572</text:p>
          </table:table-cell>
          <table:table-cell table:formula="of:=[.I213]-[.H213]" office:value-type="float" office:value="11.18030548" calcext:value-type="float">
            <text:p>11.18030548</text:p>
          </table:table-cell>
          <table:table-cell table:formula="of:=15.12-10*LOG10(POWER(10;[.J213]/10)-1)-[.C213]" office:value-type="float" office:value="3.68392688553898" calcext:value-type="float">
            <text:p>3.6839268855</text:p>
          </table:table-cell>
          <table:table-cell table:formula="of:=[.K213]-[.G213]" office:value-type="float" office:value="0.0984669208700808" calcext:value-type="float">
            <text:p>0.0984669209</text:p>
          </table:table-cell>
          <table:table-cell table:number-columns-repeated="1012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table:formula="of:=[.A214]/1000000" office:value-type="float" office:value="45.86956522" calcext:value-type="float">
            <text:p>4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7.12564087" calcext:value-type="float">
            <text:p>-77.12564087</text:p>
          </table:table-cell>
          <table:table-cell office:value-type="float" office:value="-65.93618011" calcext:value-type="float">
            <text:p>-65.93618011</text:p>
          </table:table-cell>
          <table:table-cell table:formula="of:=[.E214]-[.D214]" office:value-type="float" office:value="11.18946076" calcext:value-type="float">
            <text:p>11.18946076</text:p>
          </table:table-cell>
          <table:table-cell table:formula="of:=15.12-10*LOG10(POWER(10;[.F214]/10)-1)-[.C214]" office:value-type="float" office:value="3.67401726244567" calcext:value-type="float">
            <text:p>3.6740172624</text:p>
          </table:table-cell>
          <table:table-cell office:value-type="float" office:value="-77.13041687" calcext:value-type="float">
            <text:p>-77.13041687</text:p>
          </table:table-cell>
          <table:table-cell office:value-type="float" office:value="-65.84902954" calcext:value-type="float">
            <text:p>-65.84902954</text:p>
          </table:table-cell>
          <table:table-cell table:formula="of:=[.I214]-[.H214]" office:value-type="float" office:value="11.28138733" calcext:value-type="float">
            <text:p>11.28138733</text:p>
          </table:table-cell>
          <table:table-cell table:formula="of:=15.12-10*LOG10(POWER(10;[.J214]/10)-1)-[.C214]" office:value-type="float" office:value="3.57461105537272" calcext:value-type="float">
            <text:p>3.5746110554</text:p>
          </table:table-cell>
          <table:table-cell table:formula="of:=[.K214]-[.G214]" office:value-type="float" office:value="-0.0994062070729491" calcext:value-type="float">
            <text:p>-0.0994062071</text:p>
          </table:table-cell>
          <table:table-cell table:number-columns-repeated="1012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table:formula="of:=[.A215]/1000000" office:value-type="float" office:value="46.08695652" calcext:value-type="float">
            <text:p>4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7.16051483" calcext:value-type="float">
            <text:p>-77.16051483</text:p>
          </table:table-cell>
          <table:table-cell office:value-type="float" office:value="-65.83976746" calcext:value-type="float">
            <text:p>-65.83976746</text:p>
          </table:table-cell>
          <table:table-cell table:formula="of:=[.E215]-[.D215]" office:value-type="float" office:value="11.32074737" calcext:value-type="float">
            <text:p>11.32074737</text:p>
          </table:table-cell>
          <table:table-cell table:formula="of:=15.12-10*LOG10(POWER(10;[.F215]/10)-1)-[.C215]" office:value-type="float" office:value="3.53210042035631" calcext:value-type="float">
            <text:p>3.5321004204</text:p>
          </table:table-cell>
          <table:table-cell office:value-type="float" office:value="-77.43084717" calcext:value-type="float">
            <text:p>-77.43084717</text:p>
          </table:table-cell>
          <table:table-cell office:value-type="float" office:value="-66.02106476" calcext:value-type="float">
            <text:p>-66.02106476</text:p>
          </table:table-cell>
          <table:table-cell table:formula="of:=[.I215]-[.H215]" office:value-type="float" office:value="11.40978241" calcext:value-type="float">
            <text:p>11.40978241</text:p>
          </table:table-cell>
          <table:table-cell table:formula="of:=15.12-10*LOG10(POWER(10;[.J215]/10)-1)-[.C215]" office:value-type="float" office:value="3.43605121341579" calcext:value-type="float">
            <text:p>3.4360512134</text:p>
          </table:table-cell>
          <table:table-cell table:formula="of:=[.K215]-[.G215]" office:value-type="float" office:value="-0.0960492069405206" calcext:value-type="float">
            <text:p>-0.0960492069</text:p>
          </table:table-cell>
          <table:table-cell table:number-columns-repeated="1012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table:formula="of:=[.A216]/1000000" office:value-type="float" office:value="46.30434783" calcext:value-type="float">
            <text:p>4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7.29103088" calcext:value-type="float">
            <text:p>-77.29103088</text:p>
          </table:table-cell>
          <table:table-cell office:value-type="float" office:value="-65.89839172" calcext:value-type="float">
            <text:p>-65.89839172</text:p>
          </table:table-cell>
          <table:table-cell table:formula="of:=[.E216]-[.D216]" office:value-type="float" office:value="11.39263916" calcext:value-type="float">
            <text:p>11.39263916</text:p>
          </table:table-cell>
          <table:table-cell table:formula="of:=15.12-10*LOG10(POWER(10;[.F216]/10)-1)-[.C216]" office:value-type="float" office:value="3.45453297658444" calcext:value-type="float">
            <text:p>3.4545329766</text:p>
          </table:table-cell>
          <table:table-cell office:value-type="float" office:value="-77.28686523" calcext:value-type="float">
            <text:p>-77.28686523</text:p>
          </table:table-cell>
          <table:table-cell office:value-type="float" office:value="-66.25434875" calcext:value-type="float">
            <text:p>-66.25434875</text:p>
          </table:table-cell>
          <table:table-cell table:formula="of:=[.I216]-[.H216]" office:value-type="float" office:value="11.03251648" calcext:value-type="float">
            <text:p>11.03251648</text:p>
          </table:table-cell>
          <table:table-cell table:formula="of:=15.12-10*LOG10(POWER(10;[.J216]/10)-1)-[.C216]" office:value-type="float" office:value="3.84413429503155" calcext:value-type="float">
            <text:p>3.844134295</text:p>
          </table:table-cell>
          <table:table-cell table:formula="of:=[.K216]-[.G216]" office:value-type="float" office:value="0.389601318447108" calcext:value-type="float">
            <text:p>0.3896013184</text:p>
          </table:table-cell>
          <table:table-cell table:number-columns-repeated="1012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table:formula="of:=[.A217]/1000000" office:value-type="float" office:value="46.52173913" calcext:value-type="float">
            <text:p>4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7.21916962" calcext:value-type="float">
            <text:p>-77.21916962</text:p>
          </table:table-cell>
          <table:table-cell office:value-type="float" office:value="-66.08417511" calcext:value-type="float">
            <text:p>-66.08417511</text:p>
          </table:table-cell>
          <table:table-cell table:formula="of:=[.E217]-[.D217]" office:value-type="float" office:value="11.13499451" calcext:value-type="float">
            <text:p>11.13499451</text:p>
          </table:table-cell>
          <table:table-cell table:formula="of:=15.12-10*LOG10(POWER(10;[.F217]/10)-1)-[.C217]" office:value-type="float" office:value="3.73299667523371" calcext:value-type="float">
            <text:p>3.7329966752</text:p>
          </table:table-cell>
          <table:table-cell office:value-type="float" office:value="-77.2363739" calcext:value-type="float">
            <text:p>-77.2363739</text:p>
          </table:table-cell>
          <table:table-cell office:value-type="float" office:value="-66.00366974" calcext:value-type="float">
            <text:p>-66.00366974</text:p>
          </table:table-cell>
          <table:table-cell table:formula="of:=[.I217]-[.H217]" office:value-type="float" office:value="11.23270416" calcext:value-type="float">
            <text:p>11.23270416</text:p>
          </table:table-cell>
          <table:table-cell table:formula="of:=15.12-10*LOG10(POWER(10;[.J217]/10)-1)-[.C217]" office:value-type="float" office:value="3.62723401799094" calcext:value-type="float">
            <text:p>3.627234018</text:p>
          </table:table-cell>
          <table:table-cell table:formula="of:=[.K217]-[.G217]" office:value-type="float" office:value="-0.105762657242771" calcext:value-type="float">
            <text:p>-0.1057626572</text:p>
          </table:table-cell>
          <table:table-cell table:number-columns-repeated="1012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table:formula="of:=[.A218]/1000000" office:value-type="float" office:value="46.73913043" calcext:value-type="float">
            <text:p>4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7.16470337" calcext:value-type="float">
            <text:p>-77.16470337</text:p>
          </table:table-cell>
          <table:table-cell office:value-type="float" office:value="-66.13128662" calcext:value-type="float">
            <text:p>-66.13128662</text:p>
          </table:table-cell>
          <table:table-cell table:formula="of:=[.E218]-[.D218]" office:value-type="float" office:value="11.03341675" calcext:value-type="float">
            <text:p>11.03341675</text:p>
          </table:table-cell>
          <table:table-cell table:formula="of:=15.12-10*LOG10(POWER(10;[.F218]/10)-1)-[.C218]" office:value-type="float" office:value="3.84315698129407" calcext:value-type="float">
            <text:p>3.8431569813</text:p>
          </table:table-cell>
          <table:table-cell office:value-type="float" office:value="-77.67485046" calcext:value-type="float">
            <text:p>-77.67485046</text:p>
          </table:table-cell>
          <table:table-cell office:value-type="float" office:value="-66.18598175" calcext:value-type="float">
            <text:p>-66.18598175</text:p>
          </table:table-cell>
          <table:table-cell table:formula="of:=[.I218]-[.H218]" office:value-type="float" office:value="11.48886871" calcext:value-type="float">
            <text:p>11.48886871</text:p>
          </table:table-cell>
          <table:table-cell table:formula="of:=15.12-10*LOG10(POWER(10;[.J218]/10)-1)-[.C218]" office:value-type="float" office:value="3.35086318402791" calcext:value-type="float">
            <text:p>3.350863184</text:p>
          </table:table-cell>
          <table:table-cell table:formula="of:=[.K218]-[.G218]" office:value-type="float" office:value="-0.492293797266159" calcext:value-type="float">
            <text:p>-0.4922937973</text:p>
          </table:table-cell>
          <table:table-cell table:number-columns-repeated="1012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table:formula="of:=[.A219]/1000000" office:value-type="float" office:value="46.95652174" calcext:value-type="float">
            <text:p>4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7.18651581" calcext:value-type="float">
            <text:p>-77.18651581</text:p>
          </table:table-cell>
          <table:table-cell office:value-type="float" office:value="-66.426651" calcext:value-type="float">
            <text:p>-66.426651</text:p>
          </table:table-cell>
          <table:table-cell table:formula="of:=[.E219]-[.D219]" office:value-type="float" office:value="10.75986481" calcext:value-type="float">
            <text:p>10.75986481</text:p>
          </table:table-cell>
          <table:table-cell table:formula="of:=15.12-10*LOG10(POWER(10;[.F219]/10)-1)-[.C219]" office:value-type="float" office:value="4.14093681819196" calcext:value-type="float">
            <text:p>4.1409368182</text:p>
          </table:table-cell>
          <table:table-cell office:value-type="float" office:value="-77.55712128" calcext:value-type="float">
            <text:p>-77.55712128</text:p>
          </table:table-cell>
          <table:table-cell office:value-type="float" office:value="-66.36639404" calcext:value-type="float">
            <text:p>-66.36639404</text:p>
          </table:table-cell>
          <table:table-cell table:formula="of:=[.I219]-[.H219]" office:value-type="float" office:value="11.19072724" calcext:value-type="float">
            <text:p>11.19072724</text:p>
          </table:table-cell>
          <table:table-cell table:formula="of:=15.12-10*LOG10(POWER(10;[.J219]/10)-1)-[.C219]" office:value-type="float" office:value="3.67264656713467" calcext:value-type="float">
            <text:p>3.6726465671</text:p>
          </table:table-cell>
          <table:table-cell table:formula="of:=[.K219]-[.G219]" office:value-type="float" office:value="-0.468290251057291" calcext:value-type="float">
            <text:p>-0.4682902511</text:p>
          </table:table-cell>
          <table:table-cell table:number-columns-repeated="1012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table:formula="of:=[.A220]/1000000" office:value-type="float" office:value="47.17391304" calcext:value-type="float">
            <text:p>4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7.39506531" calcext:value-type="float">
            <text:p>-77.39506531</text:p>
          </table:table-cell>
          <table:table-cell office:value-type="float" office:value="-66.18965912" calcext:value-type="float">
            <text:p>-66.18965912</text:p>
          </table:table-cell>
          <table:table-cell table:formula="of:=[.E220]-[.D220]" office:value-type="float" office:value="11.20540619" calcext:value-type="float">
            <text:p>11.20540619</text:p>
          </table:table-cell>
          <table:table-cell table:formula="of:=15.12-10*LOG10(POWER(10;[.F220]/10)-1)-[.C220]" office:value-type="float" office:value="3.65676212153085" calcext:value-type="float">
            <text:p>3.6567621215</text:p>
          </table:table-cell>
          <table:table-cell office:value-type="float" office:value="-77.69774628" calcext:value-type="float">
            <text:p>-77.69774628</text:p>
          </table:table-cell>
          <table:table-cell office:value-type="float" office:value="-66.25637817" calcext:value-type="float">
            <text:p>-66.25637817</text:p>
          </table:table-cell>
          <table:table-cell table:formula="of:=[.I220]-[.H220]" office:value-type="float" office:value="11.44136811" calcext:value-type="float">
            <text:p>11.44136811</text:p>
          </table:table-cell>
          <table:table-cell table:formula="of:=15.12-10*LOG10(POWER(10;[.J220]/10)-1)-[.C220]" office:value-type="float" office:value="3.40201422321348" calcext:value-type="float">
            <text:p>3.4020142232</text:p>
          </table:table-cell>
          <table:table-cell table:formula="of:=[.K220]-[.G220]" office:value-type="float" office:value="-0.254747898317369" calcext:value-type="float">
            <text:p>-0.2547478983</text:p>
          </table:table-cell>
          <table:table-cell table:number-columns-repeated="1012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table:formula="of:=[.A221]/1000000" office:value-type="float" office:value="47.39130435" calcext:value-type="float">
            <text:p>4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7.29965973" calcext:value-type="float">
            <text:p>-77.29965973</text:p>
          </table:table-cell>
          <table:table-cell office:value-type="float" office:value="-66.49287415" calcext:value-type="float">
            <text:p>-66.49287415</text:p>
          </table:table-cell>
          <table:table-cell table:formula="of:=[.E221]-[.D221]" office:value-type="float" office:value="10.80678558" calcext:value-type="float">
            <text:p>10.80678558</text:p>
          </table:table-cell>
          <table:table-cell table:formula="of:=15.12-10*LOG10(POWER(10;[.F221]/10)-1)-[.C221]" office:value-type="float" office:value="4.08974139253808" calcext:value-type="float">
            <text:p>4.0897413925</text:p>
          </table:table-cell>
          <table:table-cell office:value-type="float" office:value="-77.51951599" calcext:value-type="float">
            <text:p>-77.51951599</text:p>
          </table:table-cell>
          <table:table-cell office:value-type="float" office:value="-66.32668304" calcext:value-type="float">
            <text:p>-66.32668304</text:p>
          </table:table-cell>
          <table:table-cell table:formula="of:=[.I221]-[.H221]" office:value-type="float" office:value="11.19283295" calcext:value-type="float">
            <text:p>11.19283295</text:p>
          </table:table-cell>
          <table:table-cell table:formula="of:=15.12-10*LOG10(POWER(10;[.J221]/10)-1)-[.C221]" office:value-type="float" office:value="3.67036765658139" calcext:value-type="float">
            <text:p>3.6703676566</text:p>
          </table:table-cell>
          <table:table-cell table:formula="of:=[.K221]-[.G221]" office:value-type="float" office:value="-0.419373735956688" calcext:value-type="float">
            <text:p>-0.419373736</text:p>
          </table:table-cell>
          <table:table-cell table:number-columns-repeated="1012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table:formula="of:=[.A222]/1000000" office:value-type="float" office:value="47.60869565" calcext:value-type="float">
            <text:p>4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7.6743927" calcext:value-type="float">
            <text:p>-77.6743927</text:p>
          </table:table-cell>
          <table:table-cell office:value-type="float" office:value="-66.49877167" calcext:value-type="float">
            <text:p>-66.49877167</text:p>
          </table:table-cell>
          <table:table-cell table:formula="of:=[.E222]-[.D222]" office:value-type="float" office:value="11.17562103" calcext:value-type="float">
            <text:p>11.17562103</text:p>
          </table:table-cell>
          <table:table-cell table:formula="of:=15.12-10*LOG10(POWER(10;[.F222]/10)-1)-[.C222]" office:value-type="float" office:value="3.68899797383817" calcext:value-type="float">
            <text:p>3.6889979738</text:p>
          </table:table-cell>
          <table:table-cell office:value-type="float" office:value="-77.86319733" calcext:value-type="float">
            <text:p>-77.86319733</text:p>
          </table:table-cell>
          <table:table-cell office:value-type="float" office:value="-66.4058075" calcext:value-type="float">
            <text:p>-66.4058075</text:p>
          </table:table-cell>
          <table:table-cell table:formula="of:=[.I222]-[.H222]" office:value-type="float" office:value="11.45738983" calcext:value-type="float">
            <text:p>11.45738983</text:p>
          </table:table-cell>
          <table:table-cell table:formula="of:=15.12-10*LOG10(POWER(10;[.J222]/10)-1)-[.C222]" office:value-type="float" office:value="3.3847564194137" calcext:value-type="float">
            <text:p>3.3847564194</text:p>
          </table:table-cell>
          <table:table-cell table:formula="of:=[.K222]-[.G222]" office:value-type="float" office:value="-0.30424155442447" calcext:value-type="float">
            <text:p>-0.3042415544</text:p>
          </table:table-cell>
          <table:table-cell table:number-columns-repeated="1012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table:formula="of:=[.A223]/1000000" office:value-type="float" office:value="47.82608696" calcext:value-type="float">
            <text:p>4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7.63111115" calcext:value-type="float">
            <text:p>-77.63111115</text:p>
          </table:table-cell>
          <table:table-cell office:value-type="float" office:value="-66.53927612" calcext:value-type="float">
            <text:p>-66.53927612</text:p>
          </table:table-cell>
          <table:table-cell table:formula="of:=[.E223]-[.D223]" office:value-type="float" office:value="11.09183503" calcext:value-type="float">
            <text:p>11.09183503</text:p>
          </table:table-cell>
          <table:table-cell table:formula="of:=15.12-10*LOG10(POWER(10;[.F223]/10)-1)-[.C223]" office:value-type="float" office:value="3.77977622235414" calcext:value-type="float">
            <text:p>3.7797762224</text:p>
          </table:table-cell>
          <table:table-cell office:value-type="float" office:value="-78.01347351" calcext:value-type="float">
            <text:p>-78.01347351</text:p>
          </table:table-cell>
          <table:table-cell office:value-type="float" office:value="-66.51451874" calcext:value-type="float">
            <text:p>-66.51451874</text:p>
          </table:table-cell>
          <table:table-cell table:formula="of:=[.I223]-[.H223]" office:value-type="float" office:value="11.49895477" calcext:value-type="float">
            <text:p>11.49895477</text:p>
          </table:table-cell>
          <table:table-cell table:formula="of:=15.12-10*LOG10(POWER(10;[.J223]/10)-1)-[.C223]" office:value-type="float" office:value="3.34000752381391" calcext:value-type="float">
            <text:p>3.3400075238</text:p>
          </table:table-cell>
          <table:table-cell table:formula="of:=[.K223]-[.G223]" office:value-type="float" office:value="-0.439768698540226" calcext:value-type="float">
            <text:p>-0.4397686985</text:p>
          </table:table-cell>
          <table:table-cell table:number-columns-repeated="1012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table:formula="of:=[.A224]/1000000" office:value-type="float" office:value="48.04347826" calcext:value-type="float">
            <text:p>4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7.66578674" calcext:value-type="float">
            <text:p>-77.66578674</text:p>
          </table:table-cell>
          <table:table-cell office:value-type="float" office:value="-66.50498962" calcext:value-type="float">
            <text:p>-66.50498962</text:p>
          </table:table-cell>
          <table:table-cell table:formula="of:=[.E224]-[.D224]" office:value-type="float" office:value="11.16079712" calcext:value-type="float">
            <text:p>11.16079712</text:p>
          </table:table-cell>
          <table:table-cell table:formula="of:=15.12-10*LOG10(POWER(10;[.F224]/10)-1)-[.C224]" office:value-type="float" office:value="3.70504837746699" calcext:value-type="float">
            <text:p>3.7050483775</text:p>
          </table:table-cell>
          <table:table-cell office:value-type="float" office:value="-77.99430847" calcext:value-type="float">
            <text:p>-77.99430847</text:p>
          </table:table-cell>
          <table:table-cell office:value-type="float" office:value="-66.47102356" calcext:value-type="float">
            <text:p>-66.47102356</text:p>
          </table:table-cell>
          <table:table-cell table:formula="of:=[.I224]-[.H224]" office:value-type="float" office:value="11.52328491" calcext:value-type="float">
            <text:p>11.52328491</text:p>
          </table:table-cell>
          <table:table-cell table:formula="of:=15.12-10*LOG10(POWER(10;[.J224]/10)-1)-[.C224]" office:value-type="float" office:value="3.31382880918052" calcext:value-type="float">
            <text:p>3.3138288092</text:p>
          </table:table-cell>
          <table:table-cell table:formula="of:=[.K224]-[.G224]" office:value-type="float" office:value="-0.391219568286473" calcext:value-type="float">
            <text:p>-0.3912195683</text:p>
          </table:table-cell>
          <table:table-cell table:number-columns-repeated="1012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table:formula="of:=[.A225]/1000000" office:value-type="float" office:value="48.26086957" calcext:value-type="float">
            <text:p>4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7.73119354" calcext:value-type="float">
            <text:p>-77.73119354</text:p>
          </table:table-cell>
          <table:table-cell office:value-type="float" office:value="-66.65475464" calcext:value-type="float">
            <text:p>-66.65475464</text:p>
          </table:table-cell>
          <table:table-cell table:formula="of:=[.E225]-[.D225]" office:value-type="float" office:value="11.0764389" calcext:value-type="float">
            <text:p>11.0764389</text:p>
          </table:table-cell>
          <table:table-cell table:formula="of:=15.12-10*LOG10(POWER(10;[.F225]/10)-1)-[.C225]" office:value-type="float" office:value="3.79647319350233" calcext:value-type="float">
            <text:p>3.7964731935</text:p>
          </table:table-cell>
          <table:table-cell office:value-type="float" office:value="-78.04508209" calcext:value-type="float">
            <text:p>-78.04508209</text:p>
          </table:table-cell>
          <table:table-cell office:value-type="float" office:value="-66.9606781" calcext:value-type="float">
            <text:p>-66.9606781</text:p>
          </table:table-cell>
          <table:table-cell table:formula="of:=[.I225]-[.H225]" office:value-type="float" office:value="11.08440399" calcext:value-type="float">
            <text:p>11.08440399</text:p>
          </table:table-cell>
          <table:table-cell table:formula="of:=15.12-10*LOG10(POWER(10;[.J225]/10)-1)-[.C225]" office:value-type="float" office:value="3.78783449721468" calcext:value-type="float">
            <text:p>3.7878344972</text:p>
          </table:table-cell>
          <table:table-cell table:formula="of:=[.K225]-[.G225]" office:value-type="float" office:value="-0.00863869628764746" calcext:value-type="float">
            <text:p>-0.0086386963</text:p>
          </table:table-cell>
          <table:table-cell table:number-columns-repeated="1012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table:formula="of:=[.A226]/1000000" office:value-type="float" office:value="48.47826087" calcext:value-type="float">
            <text:p>4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7.9087677" calcext:value-type="float">
            <text:p>-77.9087677</text:p>
          </table:table-cell>
          <table:table-cell office:value-type="float" office:value="-66.62548065" calcext:value-type="float">
            <text:p>-66.62548065</text:p>
          </table:table-cell>
          <table:table-cell table:formula="of:=[.E226]-[.D226]" office:value-type="float" office:value="11.28328705" calcext:value-type="float">
            <text:p>11.28328705</text:p>
          </table:table-cell>
          <table:table-cell table:formula="of:=15.12-10*LOG10(POWER(10;[.F226]/10)-1)-[.C226]" office:value-type="float" office:value="3.5725585618548" calcext:value-type="float">
            <text:p>3.5725585619</text:p>
          </table:table-cell>
          <table:table-cell office:value-type="float" office:value="-78.16904449" calcext:value-type="float">
            <text:p>-78.16904449</text:p>
          </table:table-cell>
          <table:table-cell office:value-type="float" office:value="-66.74528503" calcext:value-type="float">
            <text:p>-66.74528503</text:p>
          </table:table-cell>
          <table:table-cell table:formula="of:=[.I226]-[.H226]" office:value-type="float" office:value="11.42375946" calcext:value-type="float">
            <text:p>11.42375946</text:p>
          </table:table-cell>
          <table:table-cell table:formula="of:=15.12-10*LOG10(POWER(10;[.J226]/10)-1)-[.C226]" office:value-type="float" office:value="3.42098706811318" calcext:value-type="float">
            <text:p>3.4209870681</text:p>
          </table:table-cell>
          <table:table-cell table:formula="of:=[.K226]-[.G226]" office:value-type="float" office:value="-0.151571493741621" calcext:value-type="float">
            <text:p>-0.1515714937</text:p>
          </table:table-cell>
          <table:table-cell table:number-columns-repeated="1012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table:formula="of:=[.A227]/1000000" office:value-type="float" office:value="48.69565217" calcext:value-type="float">
            <text:p>4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78.04768372" calcext:value-type="float">
            <text:p>-78.04768372</text:p>
          </table:table-cell>
          <table:table-cell office:value-type="float" office:value="-66.76216125" calcext:value-type="float">
            <text:p>-66.76216125</text:p>
          </table:table-cell>
          <table:table-cell table:formula="of:=[.E227]-[.D227]" office:value-type="float" office:value="11.28552247" calcext:value-type="float">
            <text:p>11.28552247</text:p>
          </table:table-cell>
          <table:table-cell table:formula="of:=15.12-10*LOG10(POWER(10;[.F227]/10)-1)-[.C227]" office:value-type="float" office:value="3.57014346413058" calcext:value-type="float">
            <text:p>3.5701434641</text:p>
          </table:table-cell>
          <table:table-cell office:value-type="float" office:value="-78.30082703" calcext:value-type="float">
            <text:p>-78.30082703</text:p>
          </table:table-cell>
          <table:table-cell office:value-type="float" office:value="-67.0783844" calcext:value-type="float">
            <text:p>-67.0783844</text:p>
          </table:table-cell>
          <table:table-cell table:formula="of:=[.I227]-[.H227]" office:value-type="float" office:value="11.22244263" calcext:value-type="float">
            <text:p>11.22244263</text:p>
          </table:table-cell>
          <table:table-cell table:formula="of:=15.12-10*LOG10(POWER(10;[.J227]/10)-1)-[.C227]" office:value-type="float" office:value="3.6383320953359" calcext:value-type="float">
            <text:p>3.6383320953</text:p>
          </table:table-cell>
          <table:table-cell table:formula="of:=[.K227]-[.G227]" office:value-type="float" office:value="0.0681886312053219" calcext:value-type="float">
            <text:p>0.0681886312</text:p>
          </table:table-cell>
          <table:table-cell table:number-columns-repeated="1012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table:formula="of:=[.A228]/1000000" office:value-type="float" office:value="48.91304348" calcext:value-type="float">
            <text:p>4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78.27500153" calcext:value-type="float">
            <text:p>-78.27500153</text:p>
          </table:table-cell>
          <table:table-cell office:value-type="float" office:value="-66.9750824" calcext:value-type="float">
            <text:p>-66.9750824</text:p>
          </table:table-cell>
          <table:table-cell table:formula="of:=[.E228]-[.D228]" office:value-type="float" office:value="11.29991913" calcext:value-type="float">
            <text:p>11.29991913</text:p>
          </table:table-cell>
          <table:table-cell table:formula="of:=15.12-10*LOG10(POWER(10;[.F228]/10)-1)-[.C228]" office:value-type="float" office:value="3.55459202554865" calcext:value-type="float">
            <text:p>3.5545920255</text:p>
          </table:table-cell>
          <table:table-cell office:value-type="float" office:value="-78.17810059" calcext:value-type="float">
            <text:p>-78.17810059</text:p>
          </table:table-cell>
          <table:table-cell office:value-type="float" office:value="-67.14637756" calcext:value-type="float">
            <text:p>-67.14637756</text:p>
          </table:table-cell>
          <table:table-cell table:formula="of:=[.I228]-[.H228]" office:value-type="float" office:value="11.03172303" calcext:value-type="float">
            <text:p>11.03172303</text:p>
          </table:table-cell>
          <table:table-cell table:formula="of:=15.12-10*LOG10(POWER(10;[.J228]/10)-1)-[.C228]" office:value-type="float" office:value="3.84499566165135" calcext:value-type="float">
            <text:p>3.8449956617</text:p>
          </table:table-cell>
          <table:table-cell table:formula="of:=[.K228]-[.G228]" office:value-type="float" office:value="0.290403636102699" calcext:value-type="float">
            <text:p>0.2904036361</text:p>
          </table:table-cell>
          <table:table-cell table:number-columns-repeated="1012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table:formula="of:=[.A229]/1000000" office:value-type="float" office:value="49.13043478" calcext:value-type="float">
            <text:p>4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78.09738922" calcext:value-type="float">
            <text:p>-78.09738922</text:p>
          </table:table-cell>
          <table:table-cell office:value-type="float" office:value="-67.04558563" calcext:value-type="float">
            <text:p>-67.04558563</text:p>
          </table:table-cell>
          <table:table-cell table:formula="of:=[.E229]-[.D229]" office:value-type="float" office:value="11.05180359" calcext:value-type="float">
            <text:p>11.05180359</text:p>
          </table:table-cell>
          <table:table-cell table:formula="of:=15.12-10*LOG10(POWER(10;[.F229]/10)-1)-[.C229]" office:value-type="float" office:value="3.82320041010106" calcext:value-type="float">
            <text:p>3.8232004101</text:p>
          </table:table-cell>
          <table:table-cell office:value-type="float" office:value="-78.36759186" calcext:value-type="float">
            <text:p>-78.36759186</text:p>
          </table:table-cell>
          <table:table-cell office:value-type="float" office:value="-67.0062027" calcext:value-type="float">
            <text:p>-67.0062027</text:p>
          </table:table-cell>
          <table:table-cell table:formula="of:=[.I229]-[.H229]" office:value-type="float" office:value="11.36138916" calcext:value-type="float">
            <text:p>11.36138916</text:p>
          </table:table-cell>
          <table:table-cell table:formula="of:=15.12-10*LOG10(POWER(10;[.J229]/10)-1)-[.C229]" office:value-type="float" office:value="3.48823762605664" calcext:value-type="float">
            <text:p>3.4882376261</text:p>
          </table:table-cell>
          <table:table-cell table:formula="of:=[.K229]-[.G229]" office:value-type="float" office:value="-0.334962784044416" calcext:value-type="float">
            <text:p>-0.334962784</text:p>
          </table:table-cell>
          <table:table-cell table:number-columns-repeated="1012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table:formula="of:=[.A230]/1000000" office:value-type="float" office:value="49.34782609" calcext:value-type="float">
            <text:p>4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8.24651337" calcext:value-type="float">
            <text:p>-78.24651337</text:p>
          </table:table-cell>
          <table:table-cell office:value-type="float" office:value="-66.99937439" calcext:value-type="float">
            <text:p>-66.99937439</text:p>
          </table:table-cell>
          <table:table-cell table:formula="of:=[.E230]-[.D230]" office:value-type="float" office:value="11.24713898" calcext:value-type="float">
            <text:p>11.24713898</text:p>
          </table:table-cell>
          <table:table-cell table:formula="of:=15.12-10*LOG10(POWER(10;[.F230]/10)-1)-[.C230]" office:value-type="float" office:value="3.61162604521007" calcext:value-type="float">
            <text:p>3.6116260452</text:p>
          </table:table-cell>
          <table:table-cell office:value-type="float" office:value="-78.28494263" calcext:value-type="float">
            <text:p>-78.28494263</text:p>
          </table:table-cell>
          <table:table-cell office:value-type="float" office:value="-66.93223572" calcext:value-type="float">
            <text:p>-66.93223572</text:p>
          </table:table-cell>
          <table:table-cell table:formula="of:=[.I230]-[.H230]" office:value-type="float" office:value="11.35270691" calcext:value-type="float">
            <text:p>11.35270691</text:p>
          </table:table-cell>
          <table:table-cell table:formula="of:=15.12-10*LOG10(POWER(10;[.J230]/10)-1)-[.C230]" office:value-type="float" office:value="3.49760524512835" calcext:value-type="float">
            <text:p>3.4976052451</text:p>
          </table:table-cell>
          <table:table-cell table:formula="of:=[.K230]-[.G230]" office:value-type="float" office:value="-0.114020800081716" calcext:value-type="float">
            <text:p>-0.1140208001</text:p>
          </table:table-cell>
          <table:table-cell table:number-columns-repeated="1012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table:formula="of:=[.A231]/1000000" office:value-type="float" office:value="49.56521739" calcext:value-type="float">
            <text:p>4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36375427" calcext:value-type="float">
            <text:p>-78.36375427</text:p>
          </table:table-cell>
          <table:table-cell office:value-type="float" office:value="-67.27207947" calcext:value-type="float">
            <text:p>-67.27207947</text:p>
          </table:table-cell>
          <table:table-cell table:formula="of:=[.E231]-[.D231]" office:value-type="float" office:value="11.0916748" calcext:value-type="float">
            <text:p>11.0916748</text:p>
          </table:table-cell>
          <table:table-cell table:formula="of:=15.12-10*LOG10(POWER(10;[.F231]/10)-1)-[.C231]" office:value-type="float" office:value="3.77994996468099" calcext:value-type="float">
            <text:p>3.7799499647</text:p>
          </table:table-cell>
          <table:table-cell office:value-type="float" office:value="-78.66382599" calcext:value-type="float">
            <text:p>-78.66382599</text:p>
          </table:table-cell>
          <table:table-cell office:value-type="float" office:value="-67.27465057" calcext:value-type="float">
            <text:p>-67.27465057</text:p>
          </table:table-cell>
          <table:table-cell table:formula="of:=[.I231]-[.H231]" office:value-type="float" office:value="11.38917542" calcext:value-type="float">
            <text:p>11.38917542</text:p>
          </table:table-cell>
          <table:table-cell table:formula="of:=15.12-10*LOG10(POWER(10;[.J231]/10)-1)-[.C231]" office:value-type="float" office:value="3.45826785143138" calcext:value-type="float">
            <text:p>3.4582678514</text:p>
          </table:table-cell>
          <table:table-cell table:formula="of:=[.K231]-[.G231]" office:value-type="float" office:value="-0.321682113249601" calcext:value-type="float">
            <text:p>-0.3216821132</text:p>
          </table:table-cell>
          <table:table-cell table:number-columns-repeated="1012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table:formula="of:=[.A232]/1000000" office:value-type="float" office:value="49.7826087" calcext:value-type="float">
            <text:p>4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8.37054443" calcext:value-type="float">
            <text:p>-78.37054443</text:p>
          </table:table-cell>
          <table:table-cell office:value-type="float" office:value="-67.18508911" calcext:value-type="float">
            <text:p>-67.18508911</text:p>
          </table:table-cell>
          <table:table-cell table:formula="of:=[.E232]-[.D232]" office:value-type="float" office:value="11.18545532" calcext:value-type="float">
            <text:p>11.18545532</text:p>
          </table:table-cell>
          <table:table-cell table:formula="of:=15.12-10*LOG10(POWER(10;[.F232]/10)-1)-[.C232]" office:value-type="float" office:value="3.67835251617842" calcext:value-type="float">
            <text:p>3.6783525162</text:p>
          </table:table-cell>
          <table:table-cell office:value-type="float" office:value="-78.26869965" calcext:value-type="float">
            <text:p>-78.26869965</text:p>
          </table:table-cell>
          <table:table-cell office:value-type="float" office:value="-67.15113831" calcext:value-type="float">
            <text:p>-67.15113831</text:p>
          </table:table-cell>
          <table:table-cell table:formula="of:=[.I232]-[.H232]" office:value-type="float" office:value="11.11756134" calcext:value-type="float">
            <text:p>11.11756134</text:p>
          </table:table-cell>
          <table:table-cell table:formula="of:=15.12-10*LOG10(POWER(10;[.J232]/10)-1)-[.C232]" office:value-type="float" office:value="3.75188738649454" calcext:value-type="float">
            <text:p>3.7518873865</text:p>
          </table:table-cell>
          <table:table-cell table:formula="of:=[.K232]-[.G232]" office:value-type="float" office:value="0.0735348703161236" calcext:value-type="float">
            <text:p>0.0735348703</text:p>
          </table:table-cell>
          <table:table-cell table:number-columns-repeated="101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33]/1000000" office:value-type="float" office:value="50" calcext:value-type="float">
            <text:p>50</text:p>
          </table:table-cell>
          <table:table-cell office:value-type="float" office:value="0.6" calcext:value-type="float">
            <text:p>0.60</text:p>
          </table:table-cell>
          <table:table-cell office:value-type="float" office:value="-78.46876526" calcext:value-type="float">
            <text:p>-78.46876526</text:p>
          </table:table-cell>
          <table:table-cell office:value-type="float" office:value="-67.44123077" calcext:value-type="float">
            <text:p>-67.44123077</text:p>
          </table:table-cell>
          <table:table-cell table:formula="of:=[.E233]-[.D233]" office:value-type="float" office:value="11.02753449" calcext:value-type="float">
            <text:p>11.02753449</text:p>
          </table:table-cell>
          <table:table-cell table:formula="of:=15.12-10*LOG10(POWER(10;[.F233]/10)-1)-[.C233]" office:value-type="float" office:value="3.8495429497554" calcext:value-type="float">
            <text:p>3.8495429498</text:p>
          </table:table-cell>
          <table:table-cell office:value-type="float" office:value="-78.57966614" calcext:value-type="float">
            <text:p>-78.57966614</text:p>
          </table:table-cell>
          <table:table-cell office:value-type="float" office:value="-67.35418701" calcext:value-type="float">
            <text:p>-67.35418701</text:p>
          </table:table-cell>
          <table:table-cell table:formula="of:=[.I233]-[.H233]" office:value-type="float" office:value="11.22547913" calcext:value-type="float">
            <text:p>11.22547913</text:p>
          </table:table-cell>
          <table:table-cell table:formula="of:=15.12-10*LOG10(POWER(10;[.J233]/10)-1)-[.C233]" office:value-type="float" office:value="3.63504782900448" calcext:value-type="float">
            <text:p>3.635047829</text:p>
          </table:table-cell>
          <table:table-cell table:formula="of:=[.K233]-[.G233]" office:value-type="float" office:value="-0.214495120750914" calcext:value-type="float">
            <text:p>-0.2144951208</text:p>
          </table:table-cell>
          <table:table-cell table:number-columns-repeated="1012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table:formula="of:=[.A234]/1000000" office:value-type="float" office:value="50.2173913" calcext:value-type="float">
            <text:p>5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53226471" calcext:value-type="float">
            <text:p>-78.53226471</text:p>
          </table:table-cell>
          <table:table-cell office:value-type="float" office:value="-67.49909973" calcext:value-type="float">
            <text:p>-67.49909973</text:p>
          </table:table-cell>
          <table:table-cell table:formula="of:=[.E234]-[.D234]" office:value-type="float" office:value="11.03316498" calcext:value-type="float">
            <text:p>11.03316498</text:p>
          </table:table-cell>
          <table:table-cell table:formula="of:=15.12-10*LOG10(POWER(10;[.F234]/10)-1)-[.C234]" office:value-type="float" office:value="3.84343029564148" calcext:value-type="float">
            <text:p>3.8434302956</text:p>
          </table:table-cell>
          <table:table-cell office:value-type="float" office:value="-78.53362274" calcext:value-type="float">
            <text:p>-78.53362274</text:p>
          </table:table-cell>
          <table:table-cell office:value-type="float" office:value="-67.40379333" calcext:value-type="float">
            <text:p>-67.40379333</text:p>
          </table:table-cell>
          <table:table-cell table:formula="of:=[.I234]-[.H234]" office:value-type="float" office:value="11.12982941" calcext:value-type="float">
            <text:p>11.12982941</text:p>
          </table:table-cell>
          <table:table-cell table:formula="of:=15.12-10*LOG10(POWER(10;[.J234]/10)-1)-[.C234]" office:value-type="float" office:value="3.73859295486927" calcext:value-type="float">
            <text:p>3.7385929549</text:p>
          </table:table-cell>
          <table:table-cell table:formula="of:=[.K234]-[.G234]" office:value-type="float" office:value="-0.104837340772212" calcext:value-type="float">
            <text:p>-0.1048373408</text:p>
          </table:table-cell>
          <table:table-cell table:number-columns-repeated="1012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table:formula="of:=[.A235]/1000000" office:value-type="float" office:value="50.43478261" calcext:value-type="float">
            <text:p>5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8.48509979" calcext:value-type="float">
            <text:p>-78.48509979</text:p>
          </table:table-cell>
          <table:table-cell office:value-type="float" office:value="-67.48686981" calcext:value-type="float">
            <text:p>-67.48686981</text:p>
          </table:table-cell>
          <table:table-cell table:formula="of:=[.E235]-[.D235]" office:value-type="float" office:value="10.99822998" calcext:value-type="float">
            <text:p>10.99822998</text:p>
          </table:table-cell>
          <table:table-cell table:formula="of:=15.12-10*LOG10(POWER(10;[.F235]/10)-1)-[.C235]" office:value-type="float" office:value="3.88136792565182" calcext:value-type="float">
            <text:p>3.8813679257</text:p>
          </table:table-cell>
          <table:table-cell office:value-type="float" office:value="-78.65834808" calcext:value-type="float">
            <text:p>-78.65834808</text:p>
          </table:table-cell>
          <table:table-cell office:value-type="float" office:value="-67.78504944" calcext:value-type="float">
            <text:p>-67.78504944</text:p>
          </table:table-cell>
          <table:table-cell table:formula="of:=[.I235]-[.H235]" office:value-type="float" office:value="10.87329864" calcext:value-type="float">
            <text:p>10.87329864</text:p>
          </table:table-cell>
          <table:table-cell table:formula="of:=15.12-10*LOG10(POWER(10;[.J235]/10)-1)-[.C235]" office:value-type="float" office:value="4.01725439155561" calcext:value-type="float">
            <text:p>4.0172543916</text:p>
          </table:table-cell>
          <table:table-cell table:formula="of:=[.K235]-[.G235]" office:value-type="float" office:value="0.135886465903792" calcext:value-type="float">
            <text:p>0.1358864659</text:p>
          </table:table-cell>
          <table:table-cell table:number-columns-repeated="1012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table:formula="of:=[.A236]/1000000" office:value-type="float" office:value="50.65217391" calcext:value-type="float">
            <text:p>5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8.25428772" calcext:value-type="float">
            <text:p>-78.25428772</text:p>
          </table:table-cell>
          <table:table-cell office:value-type="float" office:value="-67.43919373" calcext:value-type="float">
            <text:p>-67.43919373</text:p>
          </table:table-cell>
          <table:table-cell table:formula="of:=[.E236]-[.D236]" office:value-type="float" office:value="10.81509399" calcext:value-type="float">
            <text:p>10.81509399</text:p>
          </table:table-cell>
          <table:table-cell table:formula="of:=15.12-10*LOG10(POWER(10;[.F236]/10)-1)-[.C236]" office:value-type="float" office:value="4.08068129193753" calcext:value-type="float">
            <text:p>4.0806812919</text:p>
          </table:table-cell>
          <table:table-cell office:value-type="float" office:value="-78.63584137" calcext:value-type="float">
            <text:p>-78.63584137</text:p>
          </table:table-cell>
          <table:table-cell office:value-type="float" office:value="-67.55677795" calcext:value-type="float">
            <text:p>-67.55677795</text:p>
          </table:table-cell>
          <table:table-cell table:formula="of:=[.I236]-[.H236]" office:value-type="float" office:value="11.07906342" calcext:value-type="float">
            <text:p>11.07906342</text:p>
          </table:table-cell>
          <table:table-cell table:formula="of:=15.12-10*LOG10(POWER(10;[.J236]/10)-1)-[.C236]" office:value-type="float" office:value="3.79362657026879" calcext:value-type="float">
            <text:p>3.7936265703</text:p>
          </table:table-cell>
          <table:table-cell table:formula="of:=[.K236]-[.G236]" office:value-type="float" office:value="-0.287054721668741" calcext:value-type="float">
            <text:p>-0.2870547217</text:p>
          </table:table-cell>
          <table:table-cell table:number-columns-repeated="1012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table:formula="of:=[.A237]/1000000" office:value-type="float" office:value="50.86956522" calcext:value-type="float">
            <text:p>5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7.93986511" calcext:value-type="float">
            <text:p>-77.93986511</text:p>
          </table:table-cell>
          <table:table-cell office:value-type="float" office:value="-67.61476135" calcext:value-type="float">
            <text:p>-67.61476135</text:p>
          </table:table-cell>
          <table:table-cell table:formula="of:=[.E237]-[.D237]" office:value-type="float" office:value="10.32510376" calcext:value-type="float">
            <text:p>10.32510376</text:p>
          </table:table-cell>
          <table:table-cell table:formula="of:=15.12-10*LOG10(POWER(10;[.F237]/10)-1)-[.C237]" office:value-type="float" office:value="4.61780613883122" calcext:value-type="float">
            <text:p>4.6178061388</text:p>
          </table:table-cell>
          <table:table-cell office:value-type="float" office:value="-78.94112396" calcext:value-type="float">
            <text:p>-78.94112396</text:p>
          </table:table-cell>
          <table:table-cell office:value-type="float" office:value="-67.84397888" calcext:value-type="float">
            <text:p>-67.84397888</text:p>
          </table:table-cell>
          <table:table-cell table:formula="of:=[.I237]-[.H237]" office:value-type="float" office:value="11.09714508" calcext:value-type="float">
            <text:p>11.09714508</text:p>
          </table:table-cell>
          <table:table-cell table:formula="of:=15.12-10*LOG10(POWER(10;[.J237]/10)-1)-[.C237]" office:value-type="float" office:value="3.77401867715307" calcext:value-type="float">
            <text:p>3.7740186772</text:p>
          </table:table-cell>
          <table:table-cell table:formula="of:=[.K237]-[.G237]" office:value-type="float" office:value="-0.843787461678149" calcext:value-type="float">
            <text:p>-0.8437874617</text:p>
          </table:table-cell>
          <table:table-cell table:number-columns-repeated="1012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table:formula="of:=[.A238]/1000000" office:value-type="float" office:value="51.08695652" calcext:value-type="float">
            <text:p>5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7.88304901" calcext:value-type="float">
            <text:p>-77.88304901</text:p>
          </table:table-cell>
          <table:table-cell office:value-type="float" office:value="-67.7460556" calcext:value-type="float">
            <text:p>-67.7460556</text:p>
          </table:table-cell>
          <table:table-cell table:formula="of:=[.E238]-[.D238]" office:value-type="float" office:value="10.13699341" calcext:value-type="float">
            <text:p>10.13699341</text:p>
          </table:table-cell>
          <table:table-cell table:formula="of:=15.12-10*LOG10(POWER(10;[.F238]/10)-1)-[.C238]" office:value-type="float" office:value="4.82562336295915" calcext:value-type="float">
            <text:p>4.825623363</text:p>
          </table:table-cell>
          <table:table-cell office:value-type="float" office:value="-78.78229523" calcext:value-type="float">
            <text:p>-78.78229523</text:p>
          </table:table-cell>
          <table:table-cell office:value-type="float" office:value="-68.01345825" calcext:value-type="float">
            <text:p>-68.01345825</text:p>
          </table:table-cell>
          <table:table-cell table:formula="of:=[.I238]-[.H238]" office:value-type="float" office:value="10.76883698" calcext:value-type="float">
            <text:p>10.76883698</text:p>
          </table:table-cell>
          <table:table-cell table:formula="of:=15.12-10*LOG10(POWER(10;[.J238]/10)-1)-[.C238]" office:value-type="float" office:value="4.13114334865362" calcext:value-type="float">
            <text:p>4.1311433487</text:p>
          </table:table-cell>
          <table:table-cell table:formula="of:=[.K238]-[.G238]" office:value-type="float" office:value="-0.69448001430553" calcext:value-type="float">
            <text:p>-0.6944800143</text:p>
          </table:table-cell>
          <table:table-cell table:number-columns-repeated="1012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table:formula="of:=[.A239]/1000000" office:value-type="float" office:value="51.30434783" calcext:value-type="float">
            <text:p>5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78.05119324" calcext:value-type="float">
            <text:p>-78.05119324</text:p>
          </table:table-cell>
          <table:table-cell office:value-type="float" office:value="-67.72927856" calcext:value-type="float">
            <text:p>-67.72927856</text:p>
          </table:table-cell>
          <table:table-cell table:formula="of:=[.E239]-[.D239]" office:value-type="float" office:value="10.32191468" calcext:value-type="float">
            <text:p>10.32191468</text:p>
          </table:table-cell>
          <table:table-cell table:formula="of:=15.12-10*LOG10(POWER(10;[.F239]/10)-1)-[.C239]" office:value-type="float" office:value="4.62132152238719" calcext:value-type="float">
            <text:p>4.6213215224</text:p>
          </table:table-cell>
          <table:table-cell office:value-type="float" office:value="-79.0565567" calcext:value-type="float">
            <text:p>-79.0565567</text:p>
          </table:table-cell>
          <table:table-cell office:value-type="float" office:value="-67.96067047" calcext:value-type="float">
            <text:p>-67.96067047</text:p>
          </table:table-cell>
          <table:table-cell table:formula="of:=[.I239]-[.H239]" office:value-type="float" office:value="11.09588623" calcext:value-type="float">
            <text:p>11.09588623</text:p>
          </table:table-cell>
          <table:table-cell table:formula="of:=15.12-10*LOG10(POWER(10;[.J239]/10)-1)-[.C239]" office:value-type="float" office:value="3.77538356089738" calcext:value-type="float">
            <text:p>3.7753835609</text:p>
          </table:table-cell>
          <table:table-cell table:formula="of:=[.K239]-[.G239]" office:value-type="float" office:value="-0.845937961489812" calcext:value-type="float">
            <text:p>-0.8459379615</text:p>
          </table:table-cell>
          <table:table-cell table:number-columns-repeated="1012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table:formula="of:=[.A240]/1000000" office:value-type="float" office:value="51.52173913" calcext:value-type="float">
            <text:p>5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8.25597382" calcext:value-type="float">
            <text:p>-78.25597382</text:p>
          </table:table-cell>
          <table:table-cell office:value-type="float" office:value="-67.96530914" calcext:value-type="float">
            <text:p>-67.96530914</text:p>
          </table:table-cell>
          <table:table-cell table:formula="of:=[.E240]-[.D240]" office:value-type="float" office:value="10.29066468" calcext:value-type="float">
            <text:p>10.29066468</text:p>
          </table:table-cell>
          <table:table-cell table:formula="of:=15.12-10*LOG10(POWER(10;[.F240]/10)-1)-[.C240]" office:value-type="float" office:value="4.65578300943865" calcext:value-type="float">
            <text:p>4.6557830094</text:p>
          </table:table-cell>
          <table:table-cell office:value-type="float" office:value="-79.07920837" calcext:value-type="float">
            <text:p>-79.07920837</text:p>
          </table:table-cell>
          <table:table-cell office:value-type="float" office:value="-68.09677124" calcext:value-type="float">
            <text:p>-68.09677124</text:p>
          </table:table-cell>
          <table:table-cell table:formula="of:=[.I240]-[.H240]" office:value-type="float" office:value="10.98243713" calcext:value-type="float">
            <text:p>10.98243713</text:p>
          </table:table-cell>
          <table:table-cell table:formula="of:=15.12-10*LOG10(POWER(10;[.J240]/10)-1)-[.C240]" office:value-type="float" office:value="3.89852679070059" calcext:value-type="float">
            <text:p>3.8985267907</text:p>
          </table:table-cell>
          <table:table-cell table:formula="of:=[.K240]-[.G240]" office:value-type="float" office:value="-0.757256218738059" calcext:value-type="float">
            <text:p>-0.7572562187</text:p>
          </table:table-cell>
          <table:table-cell table:number-columns-repeated="1012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table:formula="of:=[.A241]/1000000" office:value-type="float" office:value="51.73913043" calcext:value-type="float">
            <text:p>5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78.64247894" calcext:value-type="float">
            <text:p>-78.64247894</text:p>
          </table:table-cell>
          <table:table-cell office:value-type="float" office:value="-67.93221283" calcext:value-type="float">
            <text:p>-67.93221283</text:p>
          </table:table-cell>
          <table:table-cell table:formula="of:=[.E241]-[.D241]" office:value-type="float" office:value="10.71026611" calcext:value-type="float">
            <text:p>10.71026611</text:p>
          </table:table-cell>
          <table:table-cell table:formula="of:=15.12-10*LOG10(POWER(10;[.F241]/10)-1)-[.C241]" office:value-type="float" office:value="4.19510929469841" calcext:value-type="float">
            <text:p>4.1951092947</text:p>
          </table:table-cell>
          <table:table-cell office:value-type="float" office:value="-79.19622803" calcext:value-type="float">
            <text:p>-79.19622803</text:p>
          </table:table-cell>
          <table:table-cell office:value-type="float" office:value="-68.17888641" calcext:value-type="float">
            <text:p>-68.17888641</text:p>
          </table:table-cell>
          <table:table-cell table:formula="of:=[.I241]-[.H241]" office:value-type="float" office:value="11.01734162" calcext:value-type="float">
            <text:p>11.01734162</text:p>
          </table:table-cell>
          <table:table-cell table:formula="of:=15.12-10*LOG10(POWER(10;[.J241]/10)-1)-[.C241]" office:value-type="float" office:value="3.86061040924145" calcext:value-type="float">
            <text:p>3.8606104092</text:p>
          </table:table-cell>
          <table:table-cell table:formula="of:=[.K241]-[.G241]" office:value-type="float" office:value="-0.334498885456958" calcext:value-type="float">
            <text:p>-0.3344988855</text:p>
          </table:table-cell>
          <table:table-cell table:number-columns-repeated="1012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table:formula="of:=[.A242]/1000000" office:value-type="float" office:value="51.95652174" calcext:value-type="float">
            <text:p>5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78.80003357" calcext:value-type="float">
            <text:p>-78.80003357</text:p>
          </table:table-cell>
          <table:table-cell office:value-type="float" office:value="-68.29960632" calcext:value-type="float">
            <text:p>-68.29960632</text:p>
          </table:table-cell>
          <table:table-cell table:formula="of:=[.E242]-[.D242]" office:value-type="float" office:value="10.50042725" calcext:value-type="float">
            <text:p>10.50042725</text:p>
          </table:table-cell>
          <table:table-cell table:formula="of:=15.12-10*LOG10(POWER(10;[.F242]/10)-1)-[.C242]" office:value-type="float" office:value="4.4249435696912" calcext:value-type="float">
            <text:p>4.4249435697</text:p>
          </table:table-cell>
          <table:table-cell office:value-type="float" office:value="-79.28965759" calcext:value-type="float">
            <text:p>-79.28965759</text:p>
          </table:table-cell>
          <table:table-cell office:value-type="float" office:value="-68.34088135" calcext:value-type="float">
            <text:p>-68.34088135</text:p>
          </table:table-cell>
          <table:table-cell table:formula="of:=[.I242]-[.H242]" office:value-type="float" office:value="10.94877624" calcext:value-type="float">
            <text:p>10.94877624</text:p>
          </table:table-cell>
          <table:table-cell table:formula="of:=15.12-10*LOG10(POWER(10;[.J242]/10)-1)-[.C242]" office:value-type="float" office:value="3.93511728441235" calcext:value-type="float">
            <text:p>3.9351172844</text:p>
          </table:table-cell>
          <table:table-cell table:formula="of:=[.K242]-[.G242]" office:value-type="float" office:value="-0.489826285278856" calcext:value-type="float">
            <text:p>-0.4898262853</text:p>
          </table:table-cell>
          <table:table-cell table:number-columns-repeated="1012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table:formula="of:=[.A243]/1000000" office:value-type="float" office:value="52.17391304" calcext:value-type="float">
            <text:p>5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79.07688141" calcext:value-type="float">
            <text:p>-79.07688141</text:p>
          </table:table-cell>
          <table:table-cell office:value-type="float" office:value="-68.22937012" calcext:value-type="float">
            <text:p>-68.22937012</text:p>
          </table:table-cell>
          <table:table-cell table:formula="of:=[.E243]-[.D243]" office:value-type="float" office:value="10.84751129" calcext:value-type="float">
            <text:p>10.84751129</text:p>
          </table:table-cell>
          <table:table-cell table:formula="of:=15.12-10*LOG10(POWER(10;[.F243]/10)-1)-[.C243]" office:value-type="float" office:value="4.04534603279605" calcext:value-type="float">
            <text:p>4.0453460328</text:p>
          </table:table-cell>
          <table:table-cell office:value-type="float" office:value="-79.34483337" calcext:value-type="float">
            <text:p>-79.34483337</text:p>
          </table:table-cell>
          <table:table-cell office:value-type="float" office:value="-68.52876282" calcext:value-type="float">
            <text:p>-68.52876282</text:p>
          </table:table-cell>
          <table:table-cell table:formula="of:=[.I243]-[.H243]" office:value-type="float" office:value="10.81607055" calcext:value-type="float">
            <text:p>10.81607055</text:p>
          </table:table-cell>
          <table:table-cell table:formula="of:=15.12-10*LOG10(POWER(10;[.J243]/10)-1)-[.C243]" office:value-type="float" office:value="4.07961648211895" calcext:value-type="float">
            <text:p>4.0796164821</text:p>
          </table:table-cell>
          <table:table-cell table:formula="of:=[.K243]-[.G243]" office:value-type="float" office:value="0.0342704493228965" calcext:value-type="float">
            <text:p>0.0342704493</text:p>
          </table:table-cell>
          <table:table-cell table:number-columns-repeated="1012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table:formula="of:=[.A244]/1000000" office:value-type="float" office:value="52.39130435" calcext:value-type="float">
            <text:p>5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79.35343933" calcext:value-type="float">
            <text:p>-79.35343933</text:p>
          </table:table-cell>
          <table:table-cell office:value-type="float" office:value="-68.47247314" calcext:value-type="float">
            <text:p>-68.47247314</text:p>
          </table:table-cell>
          <table:table-cell table:formula="of:=[.E244]-[.D244]" office:value-type="float" office:value="10.88096619" calcext:value-type="float">
            <text:p>10.88096619</text:p>
          </table:table-cell>
          <table:table-cell table:formula="of:=15.12-10*LOG10(POWER(10;[.F244]/10)-1)-[.C244]" office:value-type="float" office:value="4.00890455844601" calcext:value-type="float">
            <text:p>4.0089045584</text:p>
          </table:table-cell>
          <table:table-cell office:value-type="float" office:value="-79.43195343" calcext:value-type="float">
            <text:p>-79.43195343</text:p>
          </table:table-cell>
          <table:table-cell office:value-type="float" office:value="-68.6207428" calcext:value-type="float">
            <text:p>-68.6207428</text:p>
          </table:table-cell>
          <table:table-cell table:formula="of:=[.I244]-[.H244]" office:value-type="float" office:value="10.81121063" calcext:value-type="float">
            <text:p>10.81121063</text:p>
          </table:table-cell>
          <table:table-cell table:formula="of:=15.12-10*LOG10(POWER(10;[.J244]/10)-1)-[.C244]" office:value-type="float" office:value="4.08491579777268" calcext:value-type="float">
            <text:p>4.0849157978</text:p>
          </table:table-cell>
          <table:table-cell table:formula="of:=[.K244]-[.G244]" office:value-type="float" office:value="0.0760112393266645" calcext:value-type="float">
            <text:p>0.0760112393</text:p>
          </table:table-cell>
          <table:table-cell table:number-columns-repeated="1012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table:formula="of:=[.A245]/1000000" office:value-type="float" office:value="52.60869565" calcext:value-type="float">
            <text:p>5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79.61909485" calcext:value-type="float">
            <text:p>-79.61909485</text:p>
          </table:table-cell>
          <table:table-cell office:value-type="float" office:value="-68.52690125" calcext:value-type="float">
            <text:p>-68.52690125</text:p>
          </table:table-cell>
          <table:table-cell table:formula="of:=[.E245]-[.D245]" office:value-type="float" office:value="11.0921936" calcext:value-type="float">
            <text:p>11.0921936</text:p>
          </table:table-cell>
          <table:table-cell table:formula="of:=15.12-10*LOG10(POWER(10;[.F245]/10)-1)-[.C245]" office:value-type="float" office:value="3.77938741581133" calcext:value-type="float">
            <text:p>3.7793874158</text:p>
          </table:table-cell>
          <table:table-cell office:value-type="float" office:value="-79.51379395" calcext:value-type="float">
            <text:p>-79.51379395</text:p>
          </table:table-cell>
          <table:table-cell office:value-type="float" office:value="-68.70793915" calcext:value-type="float">
            <text:p>-68.70793915</text:p>
          </table:table-cell>
          <table:table-cell table:formula="of:=[.I245]-[.H245]" office:value-type="float" office:value="10.8058548" calcext:value-type="float">
            <text:p>10.8058548</text:p>
          </table:table-cell>
          <table:table-cell table:formula="of:=15.12-10*LOG10(POWER(10;[.J245]/10)-1)-[.C245]" office:value-type="float" office:value="4.09075648114968" calcext:value-type="float">
            <text:p>4.0907564811</text:p>
          </table:table-cell>
          <table:table-cell table:formula="of:=[.K245]-[.G245]" office:value-type="float" office:value="0.311369065338349" calcext:value-type="float">
            <text:p>0.3113690653</text:p>
          </table:table-cell>
          <table:table-cell table:number-columns-repeated="1012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table:formula="of:=[.A246]/1000000" office:value-type="float" office:value="52.82608696" calcext:value-type="float">
            <text:p>5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79.40223694" calcext:value-type="float">
            <text:p>-79.40223694</text:p>
          </table:table-cell>
          <table:table-cell office:value-type="float" office:value="-68.73858643" calcext:value-type="float">
            <text:p>-68.73858643</text:p>
          </table:table-cell>
          <table:table-cell table:formula="of:=[.E246]-[.D246]" office:value-type="float" office:value="10.66365051" calcext:value-type="float">
            <text:p>10.66365051</text:p>
          </table:table-cell>
          <table:table-cell table:formula="of:=15.12-10*LOG10(POWER(10;[.F246]/10)-1)-[.C246]" office:value-type="float" office:value="4.24607592999476" calcext:value-type="float">
            <text:p>4.24607593</text:p>
          </table:table-cell>
          <table:table-cell office:value-type="float" office:value="-79.74708557" calcext:value-type="float">
            <text:p>-79.74708557</text:p>
          </table:table-cell>
          <table:table-cell office:value-type="float" office:value="-68.84022522" calcext:value-type="float">
            <text:p>-68.84022522</text:p>
          </table:table-cell>
          <table:table-cell table:formula="of:=[.I246]-[.H246]" office:value-type="float" office:value="10.90686035" calcext:value-type="float">
            <text:p>10.90686035</text:p>
          </table:table-cell>
          <table:table-cell table:formula="of:=15.12-10*LOG10(POWER(10;[.J246]/10)-1)-[.C246]" office:value-type="float" office:value="3.98071592260401" calcext:value-type="float">
            <text:p>3.9807159226</text:p>
          </table:table-cell>
          <table:table-cell table:formula="of:=[.K246]-[.G246]" office:value-type="float" office:value="-0.265360007390756" calcext:value-type="float">
            <text:p>-0.2653600074</text:p>
          </table:table-cell>
          <table:table-cell table:number-columns-repeated="1012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table:formula="of:=[.A247]/1000000" office:value-type="float" office:value="53.04347826" calcext:value-type="float">
            <text:p>5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79.98161316" calcext:value-type="float">
            <text:p>-79.98161316</text:p>
          </table:table-cell>
          <table:table-cell office:value-type="float" office:value="-68.8060379" calcext:value-type="float">
            <text:p>-68.8060379</text:p>
          </table:table-cell>
          <table:table-cell table:formula="of:=[.E247]-[.D247]" office:value-type="float" office:value="11.17557526" calcext:value-type="float">
            <text:p>11.17557526</text:p>
          </table:table-cell>
          <table:table-cell table:formula="of:=15.12-10*LOG10(POWER(10;[.F247]/10)-1)-[.C247]" office:value-type="float" office:value="3.68904752376322" calcext:value-type="float">
            <text:p>3.6890475238</text:p>
          </table:table-cell>
          <table:table-cell office:value-type="float" office:value="-79.87947083" calcext:value-type="float">
            <text:p>-79.87947083</text:p>
          </table:table-cell>
          <table:table-cell office:value-type="float" office:value="-69.17871857" calcext:value-type="float">
            <text:p>-69.17871857</text:p>
          </table:table-cell>
          <table:table-cell table:formula="of:=[.I247]-[.H247]" office:value-type="float" office:value="10.70075226" calcext:value-type="float">
            <text:p>10.70075226</text:p>
          </table:table-cell>
          <table:table-cell table:formula="of:=15.12-10*LOG10(POWER(10;[.J247]/10)-1)-[.C247]" office:value-type="float" office:value="4.20550701227206" calcext:value-type="float">
            <text:p>4.2055070123</text:p>
          </table:table-cell>
          <table:table-cell table:formula="of:=[.K247]-[.G247]" office:value-type="float" office:value="0.51645948850884" calcext:value-type="float">
            <text:p>0.5164594885</text:p>
          </table:table-cell>
          <table:table-cell table:number-columns-repeated="1012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table:formula="of:=[.A248]/1000000" office:value-type="float" office:value="53.26086957" calcext:value-type="float">
            <text:p>5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79.75785828" calcext:value-type="float">
            <text:p>-79.75785828</text:p>
          </table:table-cell>
          <table:table-cell office:value-type="float" office:value="-69.17069244" calcext:value-type="float">
            <text:p>-69.17069244</text:p>
          </table:table-cell>
          <table:table-cell table:formula="of:=[.E248]-[.D248]" office:value-type="float" office:value="10.58716584" calcext:value-type="float">
            <text:p>10.58716584</text:p>
          </table:table-cell>
          <table:table-cell table:formula="of:=15.12-10*LOG10(POWER(10;[.F248]/10)-1)-[.C248]" office:value-type="float" office:value="4.32981120616101" calcext:value-type="float">
            <text:p>4.3298112062</text:p>
          </table:table-cell>
          <table:table-cell office:value-type="float" office:value="-80.0619812" calcext:value-type="float">
            <text:p>-80.0619812</text:p>
          </table:table-cell>
          <table:table-cell office:value-type="float" office:value="-69.04290771" calcext:value-type="float">
            <text:p>-69.04290771</text:p>
          </table:table-cell>
          <table:table-cell table:formula="of:=[.I248]-[.H248]" office:value-type="float" office:value="11.01907349" calcext:value-type="float">
            <text:p>11.01907349</text:p>
          </table:table-cell>
          <table:table-cell table:formula="of:=15.12-10*LOG10(POWER(10;[.J248]/10)-1)-[.C248]" office:value-type="float" office:value="3.85872978056639" calcext:value-type="float">
            <text:p>3.8587297806</text:p>
          </table:table-cell>
          <table:table-cell table:formula="of:=[.K248]-[.G248]" office:value-type="float" office:value="-0.471081425594619" calcext:value-type="float">
            <text:p>-0.4710814256</text:p>
          </table:table-cell>
          <table:table-cell table:number-columns-repeated="1012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table:formula="of:=[.A249]/1000000" office:value-type="float" office:value="53.47826087" calcext:value-type="float">
            <text:p>5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9.89911652" calcext:value-type="float">
            <text:p>-79.89911652</text:p>
          </table:table-cell>
          <table:table-cell office:value-type="float" office:value="-69.16566467" calcext:value-type="float">
            <text:p>-69.16566467</text:p>
          </table:table-cell>
          <table:table-cell table:formula="of:=[.E249]-[.D249]" office:value-type="float" office:value="10.73345185" calcext:value-type="float">
            <text:p>10.73345185</text:p>
          </table:table-cell>
          <table:table-cell table:formula="of:=15.12-10*LOG10(POWER(10;[.F249]/10)-1)-[.C249]" office:value-type="float" office:value="4.16977836424413" calcext:value-type="float">
            <text:p>4.1697783642</text:p>
          </table:table-cell>
          <table:table-cell office:value-type="float" office:value="-79.97465515" calcext:value-type="float">
            <text:p>-79.97465515</text:p>
          </table:table-cell>
          <table:table-cell office:value-type="float" office:value="-69.21159363" calcext:value-type="float">
            <text:p>-69.21159363</text:p>
          </table:table-cell>
          <table:table-cell table:formula="of:=[.I249]-[.H249]" office:value-type="float" office:value="10.76306152" calcext:value-type="float">
            <text:p>10.76306152</text:p>
          </table:table-cell>
          <table:table-cell table:formula="of:=15.12-10*LOG10(POWER(10;[.J249]/10)-1)-[.C249]" office:value-type="float" office:value="4.13744727354862" calcext:value-type="float">
            <text:p>4.1374472735</text:p>
          </table:table-cell>
          <table:table-cell table:formula="of:=[.K249]-[.G249]" office:value-type="float" office:value="-0.0323310906955125" calcext:value-type="float">
            <text:p>-0.0323310907</text:p>
          </table:table-cell>
          <table:table-cell table:number-columns-repeated="1012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table:formula="of:=[.A250]/1000000" office:value-type="float" office:value="53.69565217" calcext:value-type="float">
            <text:p>5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0.10810089" calcext:value-type="float">
            <text:p>-80.10810089</text:p>
          </table:table-cell>
          <table:table-cell office:value-type="float" office:value="-69.41433716" calcext:value-type="float">
            <text:p>-69.41433716</text:p>
          </table:table-cell>
          <table:table-cell table:formula="of:=[.E250]-[.D250]" office:value-type="float" office:value="10.69376373" calcext:value-type="float">
            <text:p>10.69376373</text:p>
          </table:table-cell>
          <table:table-cell table:formula="of:=15.12-10*LOG10(POWER(10;[.F250]/10)-1)-[.C250]" office:value-type="float" office:value="4.2131461489825" calcext:value-type="float">
            <text:p>4.213146149</text:p>
          </table:table-cell>
          <table:table-cell office:value-type="float" office:value="-80.22211456" calcext:value-type="float">
            <text:p>-80.22211456</text:p>
          </table:table-cell>
          <table:table-cell office:value-type="float" office:value="-69.59255219" calcext:value-type="float">
            <text:p>-69.59255219</text:p>
          </table:table-cell>
          <table:table-cell table:formula="of:=[.I250]-[.H250]" office:value-type="float" office:value="10.62956237" calcext:value-type="float">
            <text:p>10.62956237</text:p>
          </table:table-cell>
          <table:table-cell table:formula="of:=15.12-10*LOG10(POWER(10;[.J250]/10)-1)-[.C250]" office:value-type="float" office:value="4.28337830126084" calcext:value-type="float">
            <text:p>4.2833783013</text:p>
          </table:table-cell>
          <table:table-cell table:formula="of:=[.K250]-[.G250]" office:value-type="float" office:value="0.07023215227834" calcext:value-type="float">
            <text:p>0.0702321523</text:p>
          </table:table-cell>
          <table:table-cell table:number-columns-repeated="1012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table:formula="of:=[.A251]/1000000" office:value-type="float" office:value="53.91304348" calcext:value-type="float">
            <text:p>5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0.20404816" calcext:value-type="float">
            <text:p>-80.20404816</text:p>
          </table:table-cell>
          <table:table-cell office:value-type="float" office:value="-69.51672363" calcext:value-type="float">
            <text:p>-69.51672363</text:p>
          </table:table-cell>
          <table:table-cell table:formula="of:=[.E251]-[.D251]" office:value-type="float" office:value="10.68732453" calcext:value-type="float">
            <text:p>10.68732453</text:p>
          </table:table-cell>
          <table:table-cell table:formula="of:=15.12-10*LOG10(POWER(10;[.F251]/10)-1)-[.C251]" office:value-type="float" office:value="4.22018582899032" calcext:value-type="float">
            <text:p>4.220185829</text:p>
          </table:table-cell>
          <table:table-cell office:value-type="float" office:value="-80.26674652" calcext:value-type="float">
            <text:p>-80.26674652</text:p>
          </table:table-cell>
          <table:table-cell office:value-type="float" office:value="-69.57953644" calcext:value-type="float">
            <text:p>-69.57953644</text:p>
          </table:table-cell>
          <table:table-cell table:formula="of:=[.I251]-[.H251]" office:value-type="float" office:value="10.68721008" calcext:value-type="float">
            <text:p>10.68721008</text:p>
          </table:table-cell>
          <table:table-cell table:formula="of:=15.12-10*LOG10(POWER(10;[.J251]/10)-1)-[.C251]" office:value-type="float" office:value="4.22031096069671" calcext:value-type="float">
            <text:p>4.2203109607</text:p>
          </table:table-cell>
          <table:table-cell table:formula="of:=[.K251]-[.G251]" office:value-type="float" office:value="0.000125131706392168" calcext:value-type="float">
            <text:p>0.0001251317</text:p>
          </table:table-cell>
          <table:table-cell table:number-columns-repeated="1012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table:formula="of:=[.A252]/1000000" office:value-type="float" office:value="54.13043478" calcext:value-type="float">
            <text:p>5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0.21821594" calcext:value-type="float">
            <text:p>-80.21821594</text:p>
          </table:table-cell>
          <table:table-cell office:value-type="float" office:value="-69.360672" calcext:value-type="float">
            <text:p>-69.360672</text:p>
          </table:table-cell>
          <table:table-cell table:formula="of:=[.E252]-[.D252]" office:value-type="float" office:value="10.85754394" calcext:value-type="float">
            <text:p>10.85754394</text:p>
          </table:table-cell>
          <table:table-cell table:formula="of:=15.12-10*LOG10(POWER(10;[.F252]/10)-1)-[.C252]" office:value-type="float" office:value="4.03441511916755" calcext:value-type="float">
            <text:p>4.0344151192</text:p>
          </table:table-cell>
          <table:table-cell office:value-type="float" office:value="-80.48059845" calcext:value-type="float">
            <text:p>-80.48059845</text:p>
          </table:table-cell>
          <table:table-cell office:value-type="float" office:value="-69.81776428" calcext:value-type="float">
            <text:p>-69.81776428</text:p>
          </table:table-cell>
          <table:table-cell table:formula="of:=[.I252]-[.H252]" office:value-type="float" office:value="10.66283417" calcext:value-type="float">
            <text:p>10.66283417</text:p>
          </table:table-cell>
          <table:table-cell table:formula="of:=15.12-10*LOG10(POWER(10;[.J252]/10)-1)-[.C252]" office:value-type="float" office:value="4.24696892196467" calcext:value-type="float">
            <text:p>4.246968922</text:p>
          </table:table-cell>
          <table:table-cell table:formula="of:=[.K252]-[.G252]" office:value-type="float" office:value="0.212553802797114" calcext:value-type="float">
            <text:p>0.2125538028</text:p>
          </table:table-cell>
          <table:table-cell table:number-columns-repeated="1012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table:formula="of:=[.A253]/1000000" office:value-type="float" office:value="54.34782609" calcext:value-type="float">
            <text:p>5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79.78277588" calcext:value-type="float">
            <text:p>-79.78277588</text:p>
          </table:table-cell>
          <table:table-cell office:value-type="float" office:value="-69.59672546" calcext:value-type="float">
            <text:p>-69.59672546</text:p>
          </table:table-cell>
          <table:table-cell table:formula="of:=[.E253]-[.D253]" office:value-type="float" office:value="10.18605042" calcext:value-type="float">
            <text:p>10.18605042</text:p>
          </table:table-cell>
          <table:table-cell table:formula="of:=15.12-10*LOG10(POWER(10;[.F253]/10)-1)-[.C253]" office:value-type="float" office:value="4.77133575532275" calcext:value-type="float">
            <text:p>4.7713357553</text:p>
          </table:table-cell>
          <table:table-cell office:value-type="float" office:value="-80.54840851" calcext:value-type="float">
            <text:p>-80.54840851</text:p>
          </table:table-cell>
          <table:table-cell office:value-type="float" office:value="-69.86216736" calcext:value-type="float">
            <text:p>-69.86216736</text:p>
          </table:table-cell>
          <table:table-cell table:formula="of:=[.I253]-[.H253]" office:value-type="float" office:value="10.68624115" calcext:value-type="float">
            <text:p>10.68624115</text:p>
          </table:table-cell>
          <table:table-cell table:formula="of:=15.12-10*LOG10(POWER(10;[.J253]/10)-1)-[.C253]" office:value-type="float" office:value="4.22137033401094" calcext:value-type="float">
            <text:p>4.221370334</text:p>
          </table:table-cell>
          <table:table-cell table:formula="of:=[.K253]-[.G253]" office:value-type="float" office:value="-0.549965421311811" calcext:value-type="float">
            <text:p>-0.5499654213</text:p>
          </table:table-cell>
          <table:table-cell table:number-columns-repeated="1012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table:formula="of:=[.A254]/1000000" office:value-type="float" office:value="54.56521739" calcext:value-type="float">
            <text:p>5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78.76880646" calcext:value-type="float">
            <text:p>-78.76880646</text:p>
          </table:table-cell>
          <table:table-cell office:value-type="float" office:value="-69.81038666" calcext:value-type="float">
            <text:p>-69.81038666</text:p>
          </table:table-cell>
          <table:table-cell table:formula="of:=[.E254]-[.D254]" office:value-type="float" office:value="8.95841979999999" calcext:value-type="float">
            <text:p>8.9584198</text:p>
          </table:table-cell>
          <table:table-cell table:formula="of:=15.12-10*LOG10(POWER(10;[.F254]/10)-1)-[.C254]" office:value-type="float" office:value="6.15195342170681" calcext:value-type="float">
            <text:p>6.1519534217</text:p>
          </table:table-cell>
          <table:table-cell office:value-type="float" office:value="-80.41927338" calcext:value-type="float">
            <text:p>-80.41927338</text:p>
          </table:table-cell>
          <table:table-cell office:value-type="float" office:value="-69.79985046" calcext:value-type="float">
            <text:p>-69.79985046</text:p>
          </table:table-cell>
          <table:table-cell table:formula="of:=[.I254]-[.H254]" office:value-type="float" office:value="10.61942292" calcext:value-type="float">
            <text:p>10.61942292</text:p>
          </table:table-cell>
          <table:table-cell table:formula="of:=15.12-10*LOG10(POWER(10;[.J254]/10)-1)-[.C254]" office:value-type="float" office:value="4.29447915845739" calcext:value-type="float">
            <text:p>4.2944791585</text:p>
          </table:table-cell>
          <table:table-cell table:formula="of:=[.K254]-[.G254]" office:value-type="float" office:value="-1.85747426324943" calcext:value-type="float">
            <text:p>-1.8574742632</text:p>
          </table:table-cell>
          <table:table-cell table:number-columns-repeated="1012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table:formula="of:=[.A255]/1000000" office:value-type="float" office:value="54.7826087" calcext:value-type="float">
            <text:p>5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77.50254822" calcext:value-type="float">
            <text:p>-77.50254822</text:p>
          </table:table-cell>
          <table:table-cell office:value-type="float" office:value="-69.76555634" calcext:value-type="float">
            <text:p>-69.76555634</text:p>
          </table:table-cell>
          <table:table-cell table:formula="of:=[.E255]-[.D255]" office:value-type="float" office:value="7.73699187999999" calcext:value-type="float">
            <text:p>7.73699188</text:p>
          </table:table-cell>
          <table:table-cell table:formula="of:=15.12-10*LOG10(POWER(10;[.F255]/10)-1)-[.C255]" office:value-type="float" office:value="7.58377973547893" calcext:value-type="float">
            <text:p>7.5837797355</text:p>
          </table:table-cell>
          <table:table-cell office:value-type="float" office:value="-80.60521698" calcext:value-type="float">
            <text:p>-80.60521698</text:p>
          </table:table-cell>
          <table:table-cell office:value-type="float" office:value="-69.9080658" calcext:value-type="float">
            <text:p>-69.9080658</text:p>
          </table:table-cell>
          <table:table-cell table:formula="of:=[.I255]-[.H255]" office:value-type="float" office:value="10.69715118" calcext:value-type="float">
            <text:p>10.69715118</text:p>
          </table:table-cell>
          <table:table-cell table:formula="of:=15.12-10*LOG10(POWER(10;[.J255]/10)-1)-[.C255]" office:value-type="float" office:value="4.20944319679713" calcext:value-type="float">
            <text:p>4.2094431968</text:p>
          </table:table-cell>
          <table:table-cell table:formula="of:=[.K255]-[.G255]" office:value-type="float" office:value="-3.3743365386818" calcext:value-type="float">
            <text:p>-3.3743365387</text:p>
          </table:table-cell>
          <table:table-cell table:number-columns-repeated="1012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56]/1000000" office:value-type="float" office:value="55" calcext:value-type="float">
            <text:p>55</text:p>
          </table:table-cell>
          <table:table-cell office:value-type="float" office:value="0.6" calcext:value-type="float">
            <text:p>0.60</text:p>
          </table:table-cell>
          <table:table-cell office:value-type="float" office:value="-76.25164032" calcext:value-type="float">
            <text:p>-76.25164032</text:p>
          </table:table-cell>
          <table:table-cell office:value-type="float" office:value="-69.70982361" calcext:value-type="float">
            <text:p>-69.70982361</text:p>
          </table:table-cell>
          <table:table-cell table:formula="of:=[.E256]-[.D256]" office:value-type="float" office:value="6.54181671000001" calcext:value-type="float">
            <text:p>6.54181671</text:p>
          </table:table-cell>
          <table:table-cell table:formula="of:=15.12-10*LOG10(POWER(10;[.F256]/10)-1)-[.C256]" office:value-type="float" office:value="9.06686293134893" calcext:value-type="float">
            <text:p>9.0668629313</text:p>
          </table:table-cell>
          <table:table-cell office:value-type="float" office:value="-80.79594421" calcext:value-type="float">
            <text:p>-80.79594421</text:p>
          </table:table-cell>
          <table:table-cell office:value-type="float" office:value="-70.10895538" calcext:value-type="float">
            <text:p>-70.10895538</text:p>
          </table:table-cell>
          <table:table-cell table:formula="of:=[.I256]-[.H256]" office:value-type="float" office:value="10.68698883" calcext:value-type="float">
            <text:p>10.68698883</text:p>
          </table:table-cell>
          <table:table-cell table:formula="of:=15.12-10*LOG10(POWER(10;[.J256]/10)-1)-[.C256]" office:value-type="float" office:value="4.22055286100172" calcext:value-type="float">
            <text:p>4.220552861</text:p>
          </table:table-cell>
          <table:table-cell table:formula="of:=[.K256]-[.G256]" office:value-type="float" office:value="-4.84631007034721" calcext:value-type="float">
            <text:p>-4.8463100703</text:p>
          </table:table-cell>
          <table:table-cell table:number-columns-repeated="1012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table:formula="of:=[.A257]/1000000" office:value-type="float" office:value="55.2173913" calcext:value-type="float">
            <text:p>5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75.51876831" calcext:value-type="float">
            <text:p>-75.51876831</text:p>
          </table:table-cell>
          <table:table-cell office:value-type="float" office:value="-69.65032959" calcext:value-type="float">
            <text:p>-69.65032959</text:p>
          </table:table-cell>
          <table:table-cell table:formula="of:=[.E257]-[.D257]" office:value-type="float" office:value="5.86843872" calcext:value-type="float">
            <text:p>5.86843872</text:p>
          </table:table-cell>
          <table:table-cell table:formula="of:=15.12-10*LOG10(POWER(10;[.F257]/10)-1)-[.C257]" office:value-type="float" office:value="9.95287726438517" calcext:value-type="float">
            <text:p>9.9528772644</text:p>
          </table:table-cell>
          <table:table-cell office:value-type="float" office:value="-80.72465515" calcext:value-type="float">
            <text:p>-80.72465515</text:p>
          </table:table-cell>
          <table:table-cell office:value-type="float" office:value="-70.30479431" calcext:value-type="float">
            <text:p>-70.30479431</text:p>
          </table:table-cell>
          <table:table-cell table:formula="of:=[.I257]-[.H257]" office:value-type="float" office:value="10.41986084" calcext:value-type="float">
            <text:p>10.41986084</text:p>
          </table:table-cell>
          <table:table-cell table:formula="of:=15.12-10*LOG10(POWER(10;[.J257]/10)-1)-[.C257]" office:value-type="float" office:value="4.5134730584321" calcext:value-type="float">
            <text:p>4.5134730584</text:p>
          </table:table-cell>
          <table:table-cell table:formula="of:=[.K257]-[.G257]" office:value-type="float" office:value="-5.43940420595307" calcext:value-type="float">
            <text:p>-5.439404206</text:p>
          </table:table-cell>
          <table:table-cell table:number-columns-repeated="1012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table:formula="of:=[.A258]/1000000" office:value-type="float" office:value="55.43478261" calcext:value-type="float">
            <text:p>5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75.90893555" calcext:value-type="float">
            <text:p>-75.90893555</text:p>
          </table:table-cell>
          <table:table-cell office:value-type="float" office:value="-69.76594543" calcext:value-type="float">
            <text:p>-69.76594543</text:p>
          </table:table-cell>
          <table:table-cell table:formula="of:=[.E258]-[.D258]" office:value-type="float" office:value="6.14299011999999" calcext:value-type="float">
            <text:p>6.14299012</text:p>
          </table:table-cell>
          <table:table-cell table:formula="of:=15.12-10*LOG10(POWER(10;[.F258]/10)-1)-[.C258]" office:value-type="float" office:value="9.58635516578325" calcext:value-type="float">
            <text:p>9.5863551658</text:p>
          </table:table-cell>
          <table:table-cell office:value-type="float" office:value="-80.90007782" calcext:value-type="float">
            <text:p>-80.90007782</text:p>
          </table:table-cell>
          <table:table-cell office:value-type="float" office:value="-70.60884094" calcext:value-type="float">
            <text:p>-70.60884094</text:p>
          </table:table-cell>
          <table:table-cell table:formula="of:=[.I258]-[.H258]" office:value-type="float" office:value="10.29123688" calcext:value-type="float">
            <text:p>10.29123688</text:p>
          </table:table-cell>
          <table:table-cell table:formula="of:=15.12-10*LOG10(POWER(10;[.J258]/10)-1)-[.C258]" office:value-type="float" office:value="4.65515177647414" calcext:value-type="float">
            <text:p>4.6551517765</text:p>
          </table:table-cell>
          <table:table-cell table:formula="of:=[.K258]-[.G258]" office:value-type="float" office:value="-4.93120338930911" calcext:value-type="float">
            <text:p>-4.9312033893</text:p>
          </table:table-cell>
          <table:table-cell table:number-columns-repeated="1012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table:formula="of:=[.A259]/1000000" office:value-type="float" office:value="55.65217391" calcext:value-type="float">
            <text:p>5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76.91920471" calcext:value-type="float">
            <text:p>-76.91920471</text:p>
          </table:table-cell>
          <table:table-cell office:value-type="float" office:value="-70.28158569" calcext:value-type="float">
            <text:p>-70.28158569</text:p>
          </table:table-cell>
          <table:table-cell table:formula="of:=[.E259]-[.D259]" office:value-type="float" office:value="6.63761902" calcext:value-type="float">
            <text:p>6.63761902</text:p>
          </table:table-cell>
          <table:table-cell table:formula="of:=15.12-10*LOG10(POWER(10;[.F259]/10)-1)-[.C259]" office:value-type="float" office:value="8.94414931970336" calcext:value-type="float">
            <text:p>8.9441493197</text:p>
          </table:table-cell>
          <table:table-cell office:value-type="float" office:value="-80.89167786" calcext:value-type="float">
            <text:p>-80.89167786</text:p>
          </table:table-cell>
          <table:table-cell office:value-type="float" office:value="-70.42866516" calcext:value-type="float">
            <text:p>-70.42866516</text:p>
          </table:table-cell>
          <table:table-cell table:formula="of:=[.I259]-[.H259]" office:value-type="float" office:value="10.4630127" calcext:value-type="float">
            <text:p>10.4630127</text:p>
          </table:table-cell>
          <table:table-cell table:formula="of:=15.12-10*LOG10(POWER(10;[.J259]/10)-1)-[.C259]" office:value-type="float" office:value="4.46603594275393" calcext:value-type="float">
            <text:p>4.4660359428</text:p>
          </table:table-cell>
          <table:table-cell table:formula="of:=[.K259]-[.G259]" office:value-type="float" office:value="-4.47811337694943" calcext:value-type="float">
            <text:p>-4.4781133769</text:p>
          </table:table-cell>
          <table:table-cell table:number-columns-repeated="1012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table:formula="of:=[.A260]/1000000" office:value-type="float" office:value="55.86956522" calcext:value-type="float">
            <text:p>5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78.35783386" calcext:value-type="float">
            <text:p>-78.35783386</text:p>
          </table:table-cell>
          <table:table-cell office:value-type="float" office:value="-70.53009796" calcext:value-type="float">
            <text:p>-70.53009796</text:p>
          </table:table-cell>
          <table:table-cell table:formula="of:=[.E260]-[.D260]" office:value-type="float" office:value="7.82773589999999" calcext:value-type="float">
            <text:p>7.8277359</text:p>
          </table:table-cell>
          <table:table-cell table:formula="of:=15.12-10*LOG10(POWER(10;[.F260]/10)-1)-[.C260]" office:value-type="float" office:value="7.47489062587401" calcext:value-type="float">
            <text:p>7.4748906259</text:p>
          </table:table-cell>
          <table:table-cell office:value-type="float" office:value="-81.03522491" calcext:value-type="float">
            <text:p>-81.03522491</text:p>
          </table:table-cell>
          <table:table-cell office:value-type="float" office:value="-70.59100342" calcext:value-type="float">
            <text:p>-70.59100342</text:p>
          </table:table-cell>
          <table:table-cell table:formula="of:=[.I260]-[.H260]" office:value-type="float" office:value="10.44422149" calcext:value-type="float">
            <text:p>10.44422149</text:p>
          </table:table-cell>
          <table:table-cell table:formula="of:=15.12-10*LOG10(POWER(10;[.J260]/10)-1)-[.C260]" office:value-type="float" office:value="4.48668748816572" calcext:value-type="float">
            <text:p>4.4866874882</text:p>
          </table:table-cell>
          <table:table-cell table:formula="of:=[.K260]-[.G260]" office:value-type="float" office:value="-2.98820313770829" calcext:value-type="float">
            <text:p>-2.9882031377</text:p>
          </table:table-cell>
          <table:table-cell table:number-columns-repeated="1012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table:formula="of:=[.A261]/1000000" office:value-type="float" office:value="56.08695652" calcext:value-type="float">
            <text:p>5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79.51385498" calcext:value-type="float">
            <text:p>-79.51385498</text:p>
          </table:table-cell>
          <table:table-cell office:value-type="float" office:value="-70.65022278" calcext:value-type="float">
            <text:p>-70.65022278</text:p>
          </table:table-cell>
          <table:table-cell table:formula="of:=[.E261]-[.D261]" office:value-type="float" office:value="8.8636322" calcext:value-type="float">
            <text:p>8.8636322</text:p>
          </table:table-cell>
          <table:table-cell table:formula="of:=15.12-10*LOG10(POWER(10;[.F261]/10)-1)-[.C261]" office:value-type="float" office:value="6.26071736305394" calcext:value-type="float">
            <text:p>6.2607173631</text:p>
          </table:table-cell>
          <table:table-cell office:value-type="float" office:value="-81.09441376" calcext:value-type="float">
            <text:p>-81.09441376</text:p>
          </table:table-cell>
          <table:table-cell office:value-type="float" office:value="-70.73822021" calcext:value-type="float">
            <text:p>-70.73822021</text:p>
          </table:table-cell>
          <table:table-cell table:formula="of:=[.I261]-[.H261]" office:value-type="float" office:value="10.35619355" calcext:value-type="float">
            <text:p>10.35619355</text:p>
          </table:table-cell>
          <table:table-cell table:formula="of:=15.12-10*LOG10(POWER(10;[.J261]/10)-1)-[.C261]" office:value-type="float" office:value="4.5835490687711" calcext:value-type="float">
            <text:p>4.5835490688</text:p>
          </table:table-cell>
          <table:table-cell table:formula="of:=[.K261]-[.G261]" office:value-type="float" office:value="-1.67716829428284" calcext:value-type="float">
            <text:p>-1.6771682943</text:p>
          </table:table-cell>
          <table:table-cell table:number-columns-repeated="1012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table:formula="of:=[.A262]/1000000" office:value-type="float" office:value="56.30434783" calcext:value-type="float">
            <text:p>5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0.75156403" calcext:value-type="float">
            <text:p>-80.75156403</text:p>
          </table:table-cell>
          <table:table-cell office:value-type="float" office:value="-70.83927155" calcext:value-type="float">
            <text:p>-70.83927155</text:p>
          </table:table-cell>
          <table:table-cell table:formula="of:=[.E262]-[.D262]" office:value-type="float" office:value="9.91229247999999" calcext:value-type="float">
            <text:p>9.91229248</text:p>
          </table:table-cell>
          <table:table-cell table:formula="of:=15.12-10*LOG10(POWER(10;[.F262]/10)-1)-[.C262]" office:value-type="float" office:value="5.07513795054304" calcext:value-type="float">
            <text:p>5.0751379505</text:p>
          </table:table-cell>
          <table:table-cell office:value-type="float" office:value="-81.34954071" calcext:value-type="float">
            <text:p>-81.34954071</text:p>
          </table:table-cell>
          <table:table-cell office:value-type="float" office:value="-70.79759216" calcext:value-type="float">
            <text:p>-70.79759216</text:p>
          </table:table-cell>
          <table:table-cell table:formula="of:=[.I262]-[.H262]" office:value-type="float" office:value="10.55194855" calcext:value-type="float">
            <text:p>10.55194855</text:p>
          </table:table-cell>
          <table:table-cell table:formula="of:=15.12-10*LOG10(POWER(10;[.J262]/10)-1)-[.C262]" office:value-type="float" office:value="4.36841435143371" calcext:value-type="float">
            <text:p>4.3684143514</text:p>
          </table:table-cell>
          <table:table-cell table:formula="of:=[.K262]-[.G262]" office:value-type="float" office:value="-0.70672359910933" calcext:value-type="float">
            <text:p>-0.7067235991</text:p>
          </table:table-cell>
          <table:table-cell table:number-columns-repeated="1012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table:formula="of:=[.A263]/1000000" office:value-type="float" office:value="56.52173913" calcext:value-type="float">
            <text:p>5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0.9524765" calcext:value-type="float">
            <text:p>-80.9524765</text:p>
          </table:table-cell>
          <table:table-cell office:value-type="float" office:value="-70.92736053" calcext:value-type="float">
            <text:p>-70.92736053</text:p>
          </table:table-cell>
          <table:table-cell table:formula="of:=[.E263]-[.D263]" office:value-type="float" office:value="10.02511597" calcext:value-type="float">
            <text:p>10.02511597</text:p>
          </table:table-cell>
          <table:table-cell table:formula="of:=15.12-10*LOG10(POWER(10;[.F263]/10)-1)-[.C263]" office:value-type="float" office:value="4.94967721723011" calcext:value-type="float">
            <text:p>4.9496772172</text:p>
          </table:table-cell>
          <table:table-cell office:value-type="float" office:value="-81.22132874" calcext:value-type="float">
            <text:p>-81.22132874</text:p>
          </table:table-cell>
          <table:table-cell office:value-type="float" office:value="-70.89469147" calcext:value-type="float">
            <text:p>-70.89469147</text:p>
          </table:table-cell>
          <table:table-cell table:formula="of:=[.I263]-[.H263]" office:value-type="float" office:value="10.32663727" calcext:value-type="float">
            <text:p>10.32663727</text:p>
          </table:table-cell>
          <table:table-cell table:formula="of:=15.12-10*LOG10(POWER(10;[.J263]/10)-1)-[.C263]" office:value-type="float" office:value="4.61611581559692" calcext:value-type="float">
            <text:p>4.6161158156</text:p>
          </table:table-cell>
          <table:table-cell table:formula="of:=[.K263]-[.G263]" office:value-type="float" office:value="-0.333561401633192" calcext:value-type="float">
            <text:p>-0.3335614016</text:p>
          </table:table-cell>
          <table:table-cell table:number-columns-repeated="1012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table:formula="of:=[.A264]/1000000" office:value-type="float" office:value="56.73913043" calcext:value-type="float">
            <text:p>5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1.31533051" calcext:value-type="float">
            <text:p>-81.31533051</text:p>
          </table:table-cell>
          <table:table-cell office:value-type="float" office:value="-70.98511505" calcext:value-type="float">
            <text:p>-70.98511505</text:p>
          </table:table-cell>
          <table:table-cell table:formula="of:=[.E264]-[.D264]" office:value-type="float" office:value="10.33021546" calcext:value-type="float">
            <text:p>10.33021546</text:p>
          </table:table-cell>
          <table:table-cell table:formula="of:=15.12-10*LOG10(POWER(10;[.F264]/10)-1)-[.C264]" office:value-type="float" office:value="4.61217196530736" calcext:value-type="float">
            <text:p>4.6121719653</text:p>
          </table:table-cell>
          <table:table-cell office:value-type="float" office:value="-81.50151062" calcext:value-type="float">
            <text:p>-81.50151062</text:p>
          </table:table-cell>
          <table:table-cell office:value-type="float" office:value="-71.11975098" calcext:value-type="float">
            <text:p>-71.11975098</text:p>
          </table:table-cell>
          <table:table-cell table:formula="of:=[.I264]-[.H264]" office:value-type="float" office:value="10.38175964" calcext:value-type="float">
            <text:p>10.38175964</text:p>
          </table:table-cell>
          <table:table-cell table:formula="of:=15.12-10*LOG10(POWER(10;[.J264]/10)-1)-[.C264]" office:value-type="float" office:value="4.55539707570362" calcext:value-type="float">
            <text:p>4.5553970757</text:p>
          </table:table-cell>
          <table:table-cell table:formula="of:=[.K264]-[.G264]" office:value-type="float" office:value="-0.0567748896037426" calcext:value-type="float">
            <text:p>-0.0567748896</text:p>
          </table:table-cell>
          <table:table-cell table:number-columns-repeated="1012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table:formula="of:=[.A265]/1000000" office:value-type="float" office:value="56.95652174" calcext:value-type="float">
            <text:p>5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1.35207367" calcext:value-type="float">
            <text:p>-81.35207367</text:p>
          </table:table-cell>
          <table:table-cell office:value-type="float" office:value="-71.0994873" calcext:value-type="float">
            <text:p>-71.0994873</text:p>
          </table:table-cell>
          <table:table-cell table:formula="of:=[.E265]-[.D265]" office:value-type="float" office:value="10.25258637" calcext:value-type="float">
            <text:p>10.25258637</text:p>
          </table:table-cell>
          <table:table-cell table:formula="of:=15.12-10*LOG10(POWER(10;[.F265]/10)-1)-[.C265]" office:value-type="float" office:value="4.6978091513149" calcext:value-type="float">
            <text:p>4.6978091513</text:p>
          </table:table-cell>
          <table:table-cell office:value-type="float" office:value="-81.54804993" calcext:value-type="float">
            <text:p>-81.54804993</text:p>
          </table:table-cell>
          <table:table-cell office:value-type="float" office:value="-71.35887146" calcext:value-type="float">
            <text:p>-71.35887146</text:p>
          </table:table-cell>
          <table:table-cell table:formula="of:=[.I265]-[.H265]" office:value-type="float" office:value="10.18917847" calcext:value-type="float">
            <text:p>10.18917847</text:p>
          </table:table-cell>
          <table:table-cell table:formula="of:=15.12-10*LOG10(POWER(10;[.J265]/10)-1)-[.C265]" office:value-type="float" office:value="4.76787639550681" calcext:value-type="float">
            <text:p>4.7678763955</text:p>
          </table:table-cell>
          <table:table-cell table:formula="of:=[.K265]-[.G265]" office:value-type="float" office:value="0.0700672441919075" calcext:value-type="float">
            <text:p>0.0700672442</text:p>
          </table:table-cell>
          <table:table-cell table:number-columns-repeated="1012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table:formula="of:=[.A266]/1000000" office:value-type="float" office:value="57.17391304" calcext:value-type="float">
            <text:p>5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1.44624329" calcext:value-type="float">
            <text:p>-81.44624329</text:p>
          </table:table-cell>
          <table:table-cell office:value-type="float" office:value="-71.39131165" calcext:value-type="float">
            <text:p>-71.39131165</text:p>
          </table:table-cell>
          <table:table-cell table:formula="of:=[.E266]-[.D266]" office:value-type="float" office:value="10.05493164" calcext:value-type="float">
            <text:p>10.05493164</text:p>
          </table:table-cell>
          <table:table-cell table:formula="of:=15.12-10*LOG10(POWER(10;[.F266]/10)-1)-[.C266]" office:value-type="float" office:value="4.91658241902021" calcext:value-type="float">
            <text:p>4.916582419</text:p>
          </table:table-cell>
          <table:table-cell office:value-type="float" office:value="-81.77304077" calcext:value-type="float">
            <text:p>-81.77304077</text:p>
          </table:table-cell>
          <table:table-cell office:value-type="float" office:value="-71.42993927" calcext:value-type="float">
            <text:p>-71.42993927</text:p>
          </table:table-cell>
          <table:table-cell table:formula="of:=[.I266]-[.H266]" office:value-type="float" office:value="10.3431015" calcext:value-type="float">
            <text:p>10.3431015</text:p>
          </table:table-cell>
          <table:table-cell table:formula="of:=15.12-10*LOG10(POWER(10;[.J266]/10)-1)-[.C266]" office:value-type="float" office:value="4.59797183012673" calcext:value-type="float">
            <text:p>4.5979718301</text:p>
          </table:table-cell>
          <table:table-cell table:formula="of:=[.K266]-[.G266]" office:value-type="float" office:value="-0.318610588893481" calcext:value-type="float">
            <text:p>-0.3186105889</text:p>
          </table:table-cell>
          <table:table-cell table:number-columns-repeated="1012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table:formula="of:=[.A267]/1000000" office:value-type="float" office:value="57.39130435" calcext:value-type="float">
            <text:p>5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1.48139954" calcext:value-type="float">
            <text:p>-81.48139954</text:p>
          </table:table-cell>
          <table:table-cell office:value-type="float" office:value="-71.72305298" calcext:value-type="float">
            <text:p>-71.72305298</text:p>
          </table:table-cell>
          <table:table-cell table:formula="of:=[.E267]-[.D267]" office:value-type="float" office:value="9.75834655999999" calcext:value-type="float">
            <text:p>9.75834656</text:p>
          </table:table-cell>
          <table:table-cell table:formula="of:=15.12-10*LOG10(POWER(10;[.F267]/10)-1)-[.C267]" office:value-type="float" office:value="5.24692794018656" calcext:value-type="float">
            <text:p>5.2469279402</text:p>
          </table:table-cell>
          <table:table-cell office:value-type="float" office:value="-81.79165649" calcext:value-type="float">
            <text:p>-81.79165649</text:p>
          </table:table-cell>
          <table:table-cell office:value-type="float" office:value="-71.67674255" calcext:value-type="float">
            <text:p>-71.67674255</text:p>
          </table:table-cell>
          <table:table-cell table:formula="of:=[.I267]-[.H267]" office:value-type="float" office:value="10.11491394" calcext:value-type="float">
            <text:p>10.11491394</text:p>
          </table:table-cell>
          <table:table-cell table:formula="of:=15.12-10*LOG10(POWER(10;[.J267]/10)-1)-[.C267]" office:value-type="float" office:value="4.85007843777289" calcext:value-type="float">
            <text:p>4.8500784378</text:p>
          </table:table-cell>
          <table:table-cell table:formula="of:=[.K267]-[.G267]" office:value-type="float" office:value="-0.396849502413669" calcext:value-type="float">
            <text:p>-0.3968495024</text:p>
          </table:table-cell>
          <table:table-cell table:number-columns-repeated="1012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table:formula="of:=[.A268]/1000000" office:value-type="float" office:value="57.60869565" calcext:value-type="float">
            <text:p>5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1.73240662" calcext:value-type="float">
            <text:p>-81.73240662</text:p>
          </table:table-cell>
          <table:table-cell office:value-type="float" office:value="-71.74886322" calcext:value-type="float">
            <text:p>-71.74886322</text:p>
          </table:table-cell>
          <table:table-cell table:formula="of:=[.E268]-[.D268]" office:value-type="float" office:value="9.9835434" calcext:value-type="float">
            <text:p>9.9835434</text:p>
          </table:table-cell>
          <table:table-cell table:formula="of:=15.12-10*LOG10(POWER(10;[.F268]/10)-1)-[.C268]" office:value-type="float" office:value="4.99586387196072" calcext:value-type="float">
            <text:p>4.995863872</text:p>
          </table:table-cell>
          <table:table-cell office:value-type="float" office:value="-82.01823425" calcext:value-type="float">
            <text:p>-82.01823425</text:p>
          </table:table-cell>
          <table:table-cell office:value-type="float" office:value="-71.82988739" calcext:value-type="float">
            <text:p>-71.82988739</text:p>
          </table:table-cell>
          <table:table-cell table:formula="of:=[.I268]-[.H268]" office:value-type="float" office:value="10.18834686" calcext:value-type="float">
            <text:p>10.18834686</text:p>
          </table:table-cell>
          <table:table-cell table:formula="of:=15.12-10*LOG10(POWER(10;[.J268]/10)-1)-[.C268]" office:value-type="float" office:value="4.7687960603659" calcext:value-type="float">
            <text:p>4.7687960604</text:p>
          </table:table-cell>
          <table:table-cell table:formula="of:=[.K268]-[.G268]" office:value-type="float" office:value="-0.227067811594821" calcext:value-type="float">
            <text:p>-0.2270678116</text:p>
          </table:table-cell>
          <table:table-cell table:number-columns-repeated="1012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table:formula="of:=[.A269]/1000000" office:value-type="float" office:value="57.82608696" calcext:value-type="float">
            <text:p>5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2.06419373" calcext:value-type="float">
            <text:p>-82.06419373</text:p>
          </table:table-cell>
          <table:table-cell office:value-type="float" office:value="-71.8001709" calcext:value-type="float">
            <text:p>-71.8001709</text:p>
          </table:table-cell>
          <table:table-cell table:formula="of:=[.E269]-[.D269]" office:value-type="float" office:value="10.26402283" calcext:value-type="float">
            <text:p>10.26402283</text:p>
          </table:table-cell>
          <table:table-cell table:formula="of:=15.12-10*LOG10(POWER(10;[.F269]/10)-1)-[.C269]" office:value-type="float" office:value="4.68518298067378" calcext:value-type="float">
            <text:p>4.6851829807</text:p>
          </table:table-cell>
          <table:table-cell office:value-type="float" office:value="-82.31525421" calcext:value-type="float">
            <text:p>-82.31525421</text:p>
          </table:table-cell>
          <table:table-cell office:value-type="float" office:value="-71.63463593" calcext:value-type="float">
            <text:p>-71.63463593</text:p>
          </table:table-cell>
          <table:table-cell table:formula="of:=[.I269]-[.H269]" office:value-type="float" office:value="10.68061828" calcext:value-type="float">
            <text:p>10.68061828</text:p>
          </table:table-cell>
          <table:table-cell table:formula="of:=15.12-10*LOG10(POWER(10;[.J269]/10)-1)-[.C269]" office:value-type="float" office:value="4.22751849810071" calcext:value-type="float">
            <text:p>4.2275184981</text:p>
          </table:table-cell>
          <table:table-cell table:formula="of:=[.K269]-[.G269]" office:value-type="float" office:value="-0.457664482573065" calcext:value-type="float">
            <text:p>-0.4576644826</text:p>
          </table:table-cell>
          <table:table-cell table:number-columns-repeated="1012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table:formula="of:=[.A270]/1000000" office:value-type="float" office:value="58.04347826" calcext:value-type="float">
            <text:p>5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2.22335052" calcext:value-type="float">
            <text:p>-82.22335052</text:p>
          </table:table-cell>
          <table:table-cell office:value-type="float" office:value="-71.93416595" calcext:value-type="float">
            <text:p>-71.93416595</text:p>
          </table:table-cell>
          <table:table-cell table:formula="of:=[.E270]-[.D270]" office:value-type="float" office:value="10.28918457" calcext:value-type="float">
            <text:p>10.28918457</text:p>
          </table:table-cell>
          <table:table-cell table:formula="of:=15.12-10*LOG10(POWER(10;[.F270]/10)-1)-[.C270]" office:value-type="float" office:value="4.65741585984383" calcext:value-type="float">
            <text:p>4.6574158598</text:p>
          </table:table-cell>
          <table:table-cell office:value-type="float" office:value="-82.21207428" calcext:value-type="float">
            <text:p>-82.21207428</text:p>
          </table:table-cell>
          <table:table-cell office:value-type="float" office:value="-71.90757751" calcext:value-type="float">
            <text:p>-71.90757751</text:p>
          </table:table-cell>
          <table:table-cell table:formula="of:=[.I270]-[.H270]" office:value-type="float" office:value="10.30449677" calcext:value-type="float">
            <text:p>10.30449677</text:p>
          </table:table-cell>
          <table:table-cell table:formula="of:=15.12-10*LOG10(POWER(10;[.J270]/10)-1)-[.C270]" office:value-type="float" office:value="4.64052628495484" calcext:value-type="float">
            <text:p>4.640526285</text:p>
          </table:table-cell>
          <table:table-cell table:formula="of:=[.K270]-[.G270]" office:value-type="float" office:value="-0.0168895748889923" calcext:value-type="float">
            <text:p>-0.0168895749</text:p>
          </table:table-cell>
          <table:table-cell table:number-columns-repeated="1012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table:formula="of:=[.A271]/1000000" office:value-type="float" office:value="58.26086957" calcext:value-type="float">
            <text:p>5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2.33327484" calcext:value-type="float">
            <text:p>-82.33327484</text:p>
          </table:table-cell>
          <table:table-cell office:value-type="float" office:value="-71.94932556" calcext:value-type="float">
            <text:p>-71.94932556</text:p>
          </table:table-cell>
          <table:table-cell table:formula="of:=[.E271]-[.D271]" office:value-type="float" office:value="10.38394928" calcext:value-type="float">
            <text:p>10.38394928</text:p>
          </table:table-cell>
          <table:table-cell table:formula="of:=15.12-10*LOG10(POWER(10;[.F271]/10)-1)-[.C271]" office:value-type="float" office:value="4.55298674099864" calcext:value-type="float">
            <text:p>4.552986741</text:p>
          </table:table-cell>
          <table:table-cell office:value-type="float" office:value="-82.5747757" calcext:value-type="float">
            <text:p>-82.5747757</text:p>
          </table:table-cell>
          <table:table-cell office:value-type="float" office:value="-72.27140808" calcext:value-type="float">
            <text:p>-72.27140808</text:p>
          </table:table-cell>
          <table:table-cell table:formula="of:=[.I271]-[.H271]" office:value-type="float" office:value="10.30336762" calcext:value-type="float">
            <text:p>10.30336762</text:p>
          </table:table-cell>
          <table:table-cell table:formula="of:=15.12-10*LOG10(POWER(10;[.J271]/10)-1)-[.C271]" office:value-type="float" office:value="4.64177154412778" calcext:value-type="float">
            <text:p>4.6417715441</text:p>
          </table:table-cell>
          <table:table-cell table:formula="of:=[.K271]-[.G271]" office:value-type="float" office:value="0.0887848031291405" calcext:value-type="float">
            <text:p>0.0887848031</text:p>
          </table:table-cell>
          <table:table-cell table:number-columns-repeated="1012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table:formula="of:=[.A272]/1000000" office:value-type="float" office:value="58.47826087" calcext:value-type="float">
            <text:p>5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2.20336151" calcext:value-type="float">
            <text:p>-82.20336151</text:p>
          </table:table-cell>
          <table:table-cell office:value-type="float" office:value="-72.35509491" calcext:value-type="float">
            <text:p>-72.35509491</text:p>
          </table:table-cell>
          <table:table-cell table:formula="of:=[.E272]-[.D272]" office:value-type="float" office:value="9.84826659999999" calcext:value-type="float">
            <text:p>9.8482666</text:p>
          </table:table-cell>
          <table:table-cell table:formula="of:=15.12-10*LOG10(POWER(10;[.F272]/10)-1)-[.C272]" office:value-type="float" office:value="5.14649952630818" calcext:value-type="float">
            <text:p>5.1464995263</text:p>
          </table:table-cell>
          <table:table-cell office:value-type="float" office:value="-82.73722076" calcext:value-type="float">
            <text:p>-82.73722076</text:p>
          </table:table-cell>
          <table:table-cell office:value-type="float" office:value="-72.45759583" calcext:value-type="float">
            <text:p>-72.45759583</text:p>
          </table:table-cell>
          <table:table-cell table:formula="of:=[.I272]-[.H272]" office:value-type="float" office:value="10.27962493" calcext:value-type="float">
            <text:p>10.27962493</text:p>
          </table:table-cell>
          <table:table-cell table:formula="of:=15.12-10*LOG10(POWER(10;[.J272]/10)-1)-[.C272]" office:value-type="float" office:value="4.66796339438862" calcext:value-type="float">
            <text:p>4.6679633944</text:p>
          </table:table-cell>
          <table:table-cell table:formula="of:=[.K272]-[.G272]" office:value-type="float" office:value="-0.478536131919554" calcext:value-type="float">
            <text:p>-0.4785361319</text:p>
          </table:table-cell>
          <table:table-cell table:number-columns-repeated="1012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table:formula="of:=[.A273]/1000000" office:value-type="float" office:value="58.69565217" calcext:value-type="float">
            <text:p>5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1.82099915" calcext:value-type="float">
            <text:p>-81.82099915</text:p>
          </table:table-cell>
          <table:table-cell office:value-type="float" office:value="-72.31001282" calcext:value-type="float">
            <text:p>-72.31001282</text:p>
          </table:table-cell>
          <table:table-cell table:formula="of:=[.E273]-[.D273]" office:value-type="float" office:value="9.51098633000001" calcext:value-type="float">
            <text:p>9.51098633</text:p>
          </table:table-cell>
          <table:table-cell table:formula="of:=15.12-10*LOG10(POWER(10;[.F273]/10)-1)-[.C273]" office:value-type="float" office:value="5.52448479059957" calcext:value-type="float">
            <text:p>5.5244847906</text:p>
          </table:table-cell>
          <table:table-cell office:value-type="float" office:value="-82.65701294" calcext:value-type="float">
            <text:p>-82.65701294</text:p>
          </table:table-cell>
          <table:table-cell office:value-type="float" office:value="-72.48155212" calcext:value-type="float">
            <text:p>-72.48155212</text:p>
          </table:table-cell>
          <table:table-cell table:formula="of:=[.I273]-[.H273]" office:value-type="float" office:value="10.17546082" calcext:value-type="float">
            <text:p>10.17546082</text:p>
          </table:table-cell>
          <table:table-cell table:formula="of:=15.12-10*LOG10(POWER(10;[.J273]/10)-1)-[.C273]" office:value-type="float" office:value="4.78304892211822" calcext:value-type="float">
            <text:p>4.7830489221</text:p>
          </table:table-cell>
          <table:table-cell table:formula="of:=[.K273]-[.G273]" office:value-type="float" office:value="-0.741435868481354" calcext:value-type="float">
            <text:p>-0.7414358685</text:p>
          </table:table-cell>
          <table:table-cell table:number-columns-repeated="1012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table:formula="of:=[.A274]/1000000" office:value-type="float" office:value="58.91304348" calcext:value-type="float">
            <text:p>5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1.16157532" calcext:value-type="float">
            <text:p>-81.16157532</text:p>
          </table:table-cell>
          <table:table-cell office:value-type="float" office:value="-72.27873993" calcext:value-type="float">
            <text:p>-72.27873993</text:p>
          </table:table-cell>
          <table:table-cell table:formula="of:=[.E274]-[.D274]" office:value-type="float" office:value="8.88283539" calcext:value-type="float">
            <text:p>8.88283539</text:p>
          </table:table-cell>
          <table:table-cell table:formula="of:=15.12-10*LOG10(POWER(10;[.F274]/10)-1)-[.C274]" office:value-type="float" office:value="6.23865432927915" calcext:value-type="float">
            <text:p>6.2386543293</text:p>
          </table:table-cell>
          <table:table-cell office:value-type="float" office:value="-82.81443787" calcext:value-type="float">
            <text:p>-82.81443787</text:p>
          </table:table-cell>
          <table:table-cell office:value-type="float" office:value="-72.72258759" calcext:value-type="float">
            <text:p>-72.72258759</text:p>
          </table:table-cell>
          <table:table-cell table:formula="of:=[.I274]-[.H274]" office:value-type="float" office:value="10.09185028" calcext:value-type="float">
            <text:p>10.09185028</text:p>
          </table:table-cell>
          <table:table-cell table:formula="of:=15.12-10*LOG10(POWER(10;[.J274]/10)-1)-[.C274]" office:value-type="float" office:value="4.87563792518106" calcext:value-type="float">
            <text:p>4.8756379252</text:p>
          </table:table-cell>
          <table:table-cell table:formula="of:=[.K274]-[.G274]" office:value-type="float" office:value="-1.36301640409809" calcext:value-type="float">
            <text:p>-1.3630164041</text:p>
          </table:table-cell>
          <table:table-cell table:number-columns-repeated="1012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table:formula="of:=[.A275]/1000000" office:value-type="float" office:value="59.13043478" calcext:value-type="float">
            <text:p>5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0.72842407" calcext:value-type="float">
            <text:p>-80.72842407</text:p>
          </table:table-cell>
          <table:table-cell office:value-type="float" office:value="-72.37924194" calcext:value-type="float">
            <text:p>-72.37924194</text:p>
          </table:table-cell>
          <table:table-cell table:formula="of:=[.E275]-[.D275]" office:value-type="float" office:value="8.34918213" calcext:value-type="float">
            <text:p>8.34918213</text:p>
          </table:table-cell>
          <table:table-cell table:formula="of:=15.12-10*LOG10(POWER(10;[.F275]/10)-1)-[.C275]" office:value-type="float" office:value="6.85748657080644" calcext:value-type="float">
            <text:p>6.8574865708</text:p>
          </table:table-cell>
          <table:table-cell office:value-type="float" office:value="-82.7127533" calcext:value-type="float">
            <text:p>-82.7127533</text:p>
          </table:table-cell>
          <table:table-cell office:value-type="float" office:value="-72.80883026" calcext:value-type="float">
            <text:p>-72.80883026</text:p>
          </table:table-cell>
          <table:table-cell table:formula="of:=[.I275]-[.H275]" office:value-type="float" office:value="9.90392304000001" calcext:value-type="float">
            <text:p>9.90392304</text:p>
          </table:table-cell>
          <table:table-cell table:formula="of:=15.12-10*LOG10(POWER(10;[.J275]/10)-1)-[.C275]" office:value-type="float" office:value="5.08445947689135" calcext:value-type="float">
            <text:p>5.0844594769</text:p>
          </table:table-cell>
          <table:table-cell table:formula="of:=[.K275]-[.G275]" office:value-type="float" office:value="-1.77302709391508" calcext:value-type="float">
            <text:p>-1.7730270939</text:p>
          </table:table-cell>
          <table:table-cell table:number-columns-repeated="1012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table:formula="of:=[.A276]/1000000" office:value-type="float" office:value="59.34782609" calcext:value-type="float">
            <text:p>5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0.55490875" calcext:value-type="float">
            <text:p>-80.55490875</text:p>
          </table:table-cell>
          <table:table-cell office:value-type="float" office:value="-72.44475555" calcext:value-type="float">
            <text:p>-72.44475555</text:p>
          </table:table-cell>
          <table:table-cell table:formula="of:=[.E276]-[.D276]" office:value-type="float" office:value="8.1101532" calcext:value-type="float">
            <text:p>8.1101532</text:p>
          </table:table-cell>
          <table:table-cell table:formula="of:=15.12-10*LOG10(POWER(10;[.F276]/10)-1)-[.C276]" office:value-type="float" office:value="7.13881337709486" calcext:value-type="float">
            <text:p>7.1388133771</text:p>
          </table:table-cell>
          <table:table-cell office:value-type="float" office:value="-82.70776367" calcext:value-type="float">
            <text:p>-82.70776367</text:p>
          </table:table-cell>
          <table:table-cell office:value-type="float" office:value="-73.073349" calcext:value-type="float">
            <text:p>-73.073349</text:p>
          </table:table-cell>
          <table:table-cell table:formula="of:=[.I276]-[.H276]" office:value-type="float" office:value="9.63441467" calcext:value-type="float">
            <text:p>9.63441467</text:p>
          </table:table-cell>
          <table:table-cell table:formula="of:=15.12-10*LOG10(POWER(10;[.J276]/10)-1)-[.C276]" office:value-type="float" office:value="5.38574765932025" calcext:value-type="float">
            <text:p>5.3857476593</text:p>
          </table:table-cell>
          <table:table-cell table:formula="of:=[.K276]-[.G276]" office:value-type="float" office:value="-1.75306571777462" calcext:value-type="float">
            <text:p>-1.7530657178</text:p>
          </table:table-cell>
          <table:table-cell table:number-columns-repeated="1012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table:formula="of:=[.A277]/1000000" office:value-type="float" office:value="59.56521739" calcext:value-type="float">
            <text:p>5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0.4171524" calcext:value-type="float">
            <text:p>-80.4171524</text:p>
          </table:table-cell>
          <table:table-cell office:value-type="float" office:value="-72.61538696" calcext:value-type="float">
            <text:p>-72.61538696</text:p>
          </table:table-cell>
          <table:table-cell table:formula="of:=[.E277]-[.D277]" office:value-type="float" office:value="7.80176544000001" calcext:value-type="float">
            <text:p>7.80176544</text:p>
          </table:table-cell>
          <table:table-cell table:formula="of:=15.12-10*LOG10(POWER(10;[.F277]/10)-1)-[.C277]" office:value-type="float" office:value="7.50600774235998" calcext:value-type="float">
            <text:p>7.5060077424</text:p>
          </table:table-cell>
          <table:table-cell office:value-type="float" office:value="-82.45830536" calcext:value-type="float">
            <text:p>-82.45830536</text:p>
          </table:table-cell>
          <table:table-cell office:value-type="float" office:value="-73.21751404" calcext:value-type="float">
            <text:p>-73.21751404</text:p>
          </table:table-cell>
          <table:table-cell table:formula="of:=[.I277]-[.H277]" office:value-type="float" office:value="9.24079132" calcext:value-type="float">
            <text:p>9.24079132</text:p>
          </table:table-cell>
          <table:table-cell table:formula="of:=15.12-10*LOG10(POWER(10;[.J277]/10)-1)-[.C277]" office:value-type="float" office:value="5.8299548925355" calcext:value-type="float">
            <text:p>5.8299548925</text:p>
          </table:table-cell>
          <table:table-cell table:formula="of:=[.K277]-[.G277]" office:value-type="float" office:value="-1.67605284982447" calcext:value-type="float">
            <text:p>-1.6760528498</text:p>
          </table:table-cell>
          <table:table-cell table:number-columns-repeated="1012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table:formula="of:=[.A278]/1000000" office:value-type="float" office:value="59.7826087" calcext:value-type="float">
            <text:p>5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0.53314972" calcext:value-type="float">
            <text:p>-80.53314972</text:p>
          </table:table-cell>
          <table:table-cell office:value-type="float" office:value="-72.74004364" calcext:value-type="float">
            <text:p>-72.74004364</text:p>
          </table:table-cell>
          <table:table-cell table:formula="of:=[.E278]-[.D278]" office:value-type="float" office:value="7.79310608" calcext:value-type="float">
            <text:p>7.79310608</text:p>
          </table:table-cell>
          <table:table-cell table:formula="of:=15.12-10*LOG10(POWER(10;[.F278]/10)-1)-[.C278]" office:value-type="float" office:value="7.51639137453561" calcext:value-type="float">
            <text:p>7.5163913745</text:p>
          </table:table-cell>
          <table:table-cell office:value-type="float" office:value="-81.79011536" calcext:value-type="float">
            <text:p>-81.79011536</text:p>
          </table:table-cell>
          <table:table-cell office:value-type="float" office:value="-73.13529205" calcext:value-type="float">
            <text:p>-73.13529205</text:p>
          </table:table-cell>
          <table:table-cell table:formula="of:=[.I278]-[.H278]" office:value-type="float" office:value="8.65482331000001" calcext:value-type="float">
            <text:p>8.65482331</text:p>
          </table:table-cell>
          <table:table-cell table:formula="of:=15.12-10*LOG10(POWER(10;[.J278]/10)-1)-[.C278]" office:value-type="float" office:value="6.50158191825415" calcext:value-type="float">
            <text:p>6.5015819183</text:p>
          </table:table-cell>
          <table:table-cell table:formula="of:=[.K278]-[.G278]" office:value-type="float" office:value="-1.01480945628146" calcext:value-type="float">
            <text:p>-1.0148094563</text:p>
          </table:table-cell>
          <table:table-cell table:number-columns-repeated="1012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79]/1000000" office:value-type="float" office:value="60" calcext:value-type="float">
            <text:p>60</text:p>
          </table:table-cell>
          <table:table-cell office:value-type="float" office:value="0.6" calcext:value-type="float">
            <text:p>0.60</text:p>
          </table:table-cell>
          <table:table-cell office:value-type="float" office:value="-80.53755188" calcext:value-type="float">
            <text:p>-80.53755188</text:p>
          </table:table-cell>
          <table:table-cell office:value-type="float" office:value="-72.79734039" calcext:value-type="float">
            <text:p>-72.79734039</text:p>
          </table:table-cell>
          <table:table-cell table:formula="of:=[.E279]-[.D279]" office:value-type="float" office:value="7.74021148999999" calcext:value-type="float">
            <text:p>7.74021149</text:p>
          </table:table-cell>
          <table:table-cell table:formula="of:=15.12-10*LOG10(POWER(10;[.F279]/10)-1)-[.C279]" office:value-type="float" office:value="7.57990851555532" calcext:value-type="float">
            <text:p>7.5799085156</text:p>
          </table:table-cell>
          <table:table-cell office:value-type="float" office:value="-81.37641144" calcext:value-type="float">
            <text:p>-81.37641144</text:p>
          </table:table-cell>
          <table:table-cell office:value-type="float" office:value="-73.06465149" calcext:value-type="float">
            <text:p>-73.06465149</text:p>
          </table:table-cell>
          <table:table-cell table:formula="of:=[.I279]-[.H279]" office:value-type="float" office:value="8.31175995" calcext:value-type="float">
            <text:p>8.31175995</text:p>
          </table:table-cell>
          <table:table-cell table:formula="of:=15.12-10*LOG10(POWER(10;[.J279]/10)-1)-[.C279]" office:value-type="float" office:value="6.90135151581738" calcext:value-type="float">
            <text:p>6.9013515158</text:p>
          </table:table-cell>
          <table:table-cell table:formula="of:=[.K279]-[.G279]" office:value-type="float" office:value="-0.678556999737941" calcext:value-type="float">
            <text:p>-0.6785569997</text:p>
          </table:table-cell>
          <table:table-cell table:number-columns-repeated="1012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table:formula="of:=[.A280]/1000000" office:value-type="float" office:value="60.2173913" calcext:value-type="float">
            <text:p>6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0.38539886" calcext:value-type="float">
            <text:p>-80.38539886</text:p>
          </table:table-cell>
          <table:table-cell office:value-type="float" office:value="-72.7652359" calcext:value-type="float">
            <text:p>-72.7652359</text:p>
          </table:table-cell>
          <table:table-cell table:formula="of:=[.E280]-[.D280]" office:value-type="float" office:value="7.62016296" calcext:value-type="float">
            <text:p>7.62016296</text:p>
          </table:table-cell>
          <table:table-cell table:formula="of:=15.12-10*LOG10(POWER(10;[.F280]/10)-1)-[.C280]" office:value-type="float" office:value="7.7246514231734" calcext:value-type="float">
            <text:p>7.7246514232</text:p>
          </table:table-cell>
          <table:table-cell office:value-type="float" office:value="-80.77909088" calcext:value-type="float">
            <text:p>-80.77909088</text:p>
          </table:table-cell>
          <table:table-cell office:value-type="float" office:value="-73.15718079" calcext:value-type="float">
            <text:p>-73.15718079</text:p>
          </table:table-cell>
          <table:table-cell table:formula="of:=[.I280]-[.H280]" office:value-type="float" office:value="7.62191009" calcext:value-type="float">
            <text:p>7.62191009</text:p>
          </table:table-cell>
          <table:table-cell table:formula="of:=15.12-10*LOG10(POWER(10;[.J280]/10)-1)-[.C280]" office:value-type="float" office:value="7.7225389636728" calcext:value-type="float">
            <text:p>7.7225389637</text:p>
          </table:table-cell>
          <table:table-cell table:formula="of:=[.K280]-[.G280]" office:value-type="float" office:value="-0.00211245950059968" calcext:value-type="float">
            <text:p>-0.0021124595</text:p>
          </table:table-cell>
          <table:table-cell table:number-columns-repeated="1012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table:formula="of:=[.A281]/1000000" office:value-type="float" office:value="60.43478261" calcext:value-type="float">
            <text:p>6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0.30888367" calcext:value-type="float">
            <text:p>-80.30888367</text:p>
          </table:table-cell>
          <table:table-cell office:value-type="float" office:value="-73.15041351" calcext:value-type="float">
            <text:p>-73.15041351</text:p>
          </table:table-cell>
          <table:table-cell table:formula="of:=[.E281]-[.D281]" office:value-type="float" office:value="7.15847015999999" calcext:value-type="float">
            <text:p>7.15847016</text:p>
          </table:table-cell>
          <table:table-cell table:formula="of:=15.12-10*LOG10(POWER(10;[.F281]/10)-1)-[.C281]" office:value-type="float" office:value="8.28944266397758" calcext:value-type="float">
            <text:p>8.289442664</text:p>
          </table:table-cell>
          <table:table-cell office:value-type="float" office:value="-80.89556122" calcext:value-type="float">
            <text:p>-80.89556122</text:p>
          </table:table-cell>
          <table:table-cell office:value-type="float" office:value="-73.26817322" calcext:value-type="float">
            <text:p>-73.26817322</text:p>
          </table:table-cell>
          <table:table-cell table:formula="of:=[.I281]-[.H281]" office:value-type="float" office:value="7.627388" calcext:value-type="float">
            <text:p>7.627388</text:p>
          </table:table-cell>
          <table:table-cell table:formula="of:=15.12-10*LOG10(POWER(10;[.J281]/10)-1)-[.C281]" office:value-type="float" office:value="7.71591675944724" calcext:value-type="float">
            <text:p>7.7159167594</text:p>
          </table:table-cell>
          <table:table-cell table:formula="of:=[.K281]-[.G281]" office:value-type="float" office:value="-0.573525904530337" calcext:value-type="float">
            <text:p>-0.5735259045</text:p>
          </table:table-cell>
          <table:table-cell table:number-columns-repeated="1012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table:formula="of:=[.A282]/1000000" office:value-type="float" office:value="60.65217391" calcext:value-type="float">
            <text:p>6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0.29236603" calcext:value-type="float">
            <text:p>-80.29236603</text:p>
          </table:table-cell>
          <table:table-cell office:value-type="float" office:value="-73.41719818" calcext:value-type="float">
            <text:p>-73.41719818</text:p>
          </table:table-cell>
          <table:table-cell table:formula="of:=[.E282]-[.D282]" office:value-type="float" office:value="6.87516785" calcext:value-type="float">
            <text:p>6.87516785</text:p>
          </table:table-cell>
          <table:table-cell table:formula="of:=15.12-10*LOG10(POWER(10;[.F282]/10)-1)-[.C282]" office:value-type="float" office:value="8.64304357559918" calcext:value-type="float">
            <text:p>8.6430435756</text:p>
          </table:table-cell>
          <table:table-cell office:value-type="float" office:value="-80.94765472" calcext:value-type="float">
            <text:p>-80.94765472</text:p>
          </table:table-cell>
          <table:table-cell office:value-type="float" office:value="-73.50177002" calcext:value-type="float">
            <text:p>-73.50177002</text:p>
          </table:table-cell>
          <table:table-cell table:formula="of:=[.I282]-[.H282]" office:value-type="float" office:value="7.44588470000001" calcext:value-type="float">
            <text:p>7.4458847</text:p>
          </table:table-cell>
          <table:table-cell table:formula="of:=15.12-10*LOG10(POWER(10;[.J282]/10)-1)-[.C282]" office:value-type="float" office:value="7.93628201234283" calcext:value-type="float">
            <text:p>7.9362820123</text:p>
          </table:table-cell>
          <table:table-cell table:formula="of:=[.K282]-[.G282]" office:value-type="float" office:value="-0.70676156325635" calcext:value-type="float">
            <text:p>-0.7067615633</text:p>
          </table:table-cell>
          <table:table-cell table:number-columns-repeated="1012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table:formula="of:=[.A283]/1000000" office:value-type="float" office:value="60.86956522" calcext:value-type="float">
            <text:p>6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1.29347229" calcext:value-type="float">
            <text:p>-81.29347229</text:p>
          </table:table-cell>
          <table:table-cell office:value-type="float" office:value="-73.45783234" calcext:value-type="float">
            <text:p>-73.45783234</text:p>
          </table:table-cell>
          <table:table-cell table:formula="of:=[.E283]-[.D283]" office:value-type="float" office:value="7.83563995" calcext:value-type="float">
            <text:p>7.83563995</text:p>
          </table:table-cell>
          <table:table-cell table:formula="of:=15.12-10*LOG10(POWER(10;[.F283]/10)-1)-[.C283]" office:value-type="float" office:value="7.46542750577261" calcext:value-type="float">
            <text:p>7.4654275058</text:p>
          </table:table-cell>
          <table:table-cell office:value-type="float" office:value="-81.35512543" calcext:value-type="float">
            <text:p>-81.35512543</text:p>
          </table:table-cell>
          <table:table-cell office:value-type="float" office:value="-73.81855774" calcext:value-type="float">
            <text:p>-73.81855774</text:p>
          </table:table-cell>
          <table:table-cell table:formula="of:=[.I283]-[.H283]" office:value-type="float" office:value="7.53656769000001" calcext:value-type="float">
            <text:p>7.53656769</text:p>
          </table:table-cell>
          <table:table-cell table:formula="of:=15.12-10*LOG10(POWER(10;[.J283]/10)-1)-[.C283]" office:value-type="float" office:value="7.82593627204076" calcext:value-type="float">
            <text:p>7.825936272</text:p>
          </table:table-cell>
          <table:table-cell table:formula="of:=[.K283]-[.G283]" office:value-type="float" office:value="0.360508766268145" calcext:value-type="float">
            <text:p>0.3605087663</text:p>
          </table:table-cell>
          <table:table-cell table:number-columns-repeated="1012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table:formula="of:=[.A284]/1000000" office:value-type="float" office:value="61.08695652" calcext:value-type="float">
            <text:p>6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1.4043045" calcext:value-type="float">
            <text:p>-81.4043045</text:p>
          </table:table-cell>
          <table:table-cell office:value-type="float" office:value="-73.65700531" calcext:value-type="float">
            <text:p>-73.65700531</text:p>
          </table:table-cell>
          <table:table-cell table:formula="of:=[.E284]-[.D284]" office:value-type="float" office:value="7.74729918999999" calcext:value-type="float">
            <text:p>7.74729919</text:p>
          </table:table-cell>
          <table:table-cell table:formula="of:=15.12-10*LOG10(POWER(10;[.F284]/10)-1)-[.C284]" office:value-type="float" office:value="7.5713883960745" calcext:value-type="float">
            <text:p>7.5713883961</text:p>
          </table:table-cell>
          <table:table-cell office:value-type="float" office:value="-81.96287537" calcext:value-type="float">
            <text:p>-81.96287537</text:p>
          </table:table-cell>
          <table:table-cell office:value-type="float" office:value="-73.8660202" calcext:value-type="float">
            <text:p>-73.8660202</text:p>
          </table:table-cell>
          <table:table-cell table:formula="of:=[.I284]-[.H284]" office:value-type="float" office:value="8.09685517000001" calcext:value-type="float">
            <text:p>8.09685517</text:p>
          </table:table-cell>
          <table:table-cell table:formula="of:=15.12-10*LOG10(POWER(10;[.J284]/10)-1)-[.C284]" office:value-type="float" office:value="7.1545461631207" calcext:value-type="float">
            <text:p>7.1545461631</text:p>
          </table:table-cell>
          <table:table-cell table:formula="of:=[.K284]-[.G284]" office:value-type="float" office:value="-0.416842232953798" calcext:value-type="float">
            <text:p>-0.416842233</text:p>
          </table:table-cell>
          <table:table-cell table:number-columns-repeated="1012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table:formula="of:=[.A285]/1000000" office:value-type="float" office:value="61.30434783" calcext:value-type="float">
            <text:p>6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1.87042236" calcext:value-type="float">
            <text:p>-81.87042236</text:p>
          </table:table-cell>
          <table:table-cell office:value-type="float" office:value="-73.88663483" calcext:value-type="float">
            <text:p>-73.88663483</text:p>
          </table:table-cell>
          <table:table-cell table:formula="of:=[.E285]-[.D285]" office:value-type="float" office:value="7.98378753" calcext:value-type="float">
            <text:p>7.98378753</text:p>
          </table:table-cell>
          <table:table-cell table:formula="of:=15.12-10*LOG10(POWER(10;[.F285]/10)-1)-[.C285]" office:value-type="float" office:value="7.28867636983445" calcext:value-type="float">
            <text:p>7.2886763698</text:p>
          </table:table-cell>
          <table:table-cell office:value-type="float" office:value="-82.40366364" calcext:value-type="float">
            <text:p>-82.40366364</text:p>
          </table:table-cell>
          <table:table-cell office:value-type="float" office:value="-74.110672" calcext:value-type="float">
            <text:p>-74.110672</text:p>
          </table:table-cell>
          <table:table-cell table:formula="of:=[.I285]-[.H285]" office:value-type="float" office:value="8.29299164" calcext:value-type="float">
            <text:p>8.29299164</text:p>
          </table:table-cell>
          <table:table-cell table:formula="of:=15.12-10*LOG10(POWER(10;[.J285]/10)-1)-[.C285]" office:value-type="float" office:value="6.92337565682218" calcext:value-type="float">
            <text:p>6.9233756568</text:p>
          </table:table-cell>
          <table:table-cell table:formula="of:=[.K285]-[.G285]" office:value-type="float" office:value="-0.365300713012267" calcext:value-type="float">
            <text:p>-0.365300713</text:p>
          </table:table-cell>
          <table:table-cell table:number-columns-repeated="1012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table:formula="of:=[.A286]/1000000" office:value-type="float" office:value="61.52173913" calcext:value-type="float">
            <text:p>6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2.00483704" calcext:value-type="float">
            <text:p>-82.00483704</text:p>
          </table:table-cell>
          <table:table-cell office:value-type="float" office:value="-74.03147888" calcext:value-type="float">
            <text:p>-74.03147888</text:p>
          </table:table-cell>
          <table:table-cell table:formula="of:=[.E286]-[.D286]" office:value-type="float" office:value="7.97335816" calcext:value-type="float">
            <text:p>7.97335816</text:p>
          </table:table-cell>
          <table:table-cell table:formula="of:=15.12-10*LOG10(POWER(10;[.F286]/10)-1)-[.C286]" office:value-type="float" office:value="7.30108155389585" calcext:value-type="float">
            <text:p>7.3010815539</text:p>
          </table:table-cell>
          <table:table-cell office:value-type="float" office:value="-82.94445038" calcext:value-type="float">
            <text:p>-82.94445038</text:p>
          </table:table-cell>
          <table:table-cell office:value-type="float" office:value="-74.10969543" calcext:value-type="float">
            <text:p>-74.10969543</text:p>
          </table:table-cell>
          <table:table-cell table:formula="of:=[.I286]-[.H286]" office:value-type="float" office:value="8.83475494999999" calcext:value-type="float">
            <text:p>8.83475495</text:p>
          </table:table-cell>
          <table:table-cell table:formula="of:=15.12-10*LOG10(POWER(10;[.J286]/10)-1)-[.C286]" office:value-type="float" office:value="6.29392262662882" calcext:value-type="float">
            <text:p>6.2939226266</text:p>
          </table:table-cell>
          <table:table-cell table:formula="of:=[.K286]-[.G286]" office:value-type="float" office:value="-1.00715892726703" calcext:value-type="float">
            <text:p>-1.0071589273</text:p>
          </table:table-cell>
          <table:table-cell table:number-columns-repeated="1012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table:formula="of:=[.A287]/1000000" office:value-type="float" office:value="61.73913043" calcext:value-type="float">
            <text:p>6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2.48990631" calcext:value-type="float">
            <text:p>-82.48990631</text:p>
          </table:table-cell>
          <table:table-cell office:value-type="float" office:value="-73.9972229" calcext:value-type="float">
            <text:p>-73.9972229</text:p>
          </table:table-cell>
          <table:table-cell table:formula="of:=[.E287]-[.D287]" office:value-type="float" office:value="8.49268341" calcext:value-type="float">
            <text:p>8.49268341</text:p>
          </table:table-cell>
          <table:table-cell table:formula="of:=15.12-10*LOG10(POWER(10;[.F287]/10)-1)-[.C287]" office:value-type="float" office:value="6.68987275198804" calcext:value-type="float">
            <text:p>6.689872752</text:p>
          </table:table-cell>
          <table:table-cell office:value-type="float" office:value="-83.1023407" calcext:value-type="float">
            <text:p>-83.1023407</text:p>
          </table:table-cell>
          <table:table-cell office:value-type="float" office:value="-74.14364624" calcext:value-type="float">
            <text:p>-74.14364624</text:p>
          </table:table-cell>
          <table:table-cell table:formula="of:=[.I287]-[.H287]" office:value-type="float" office:value="8.95869446" calcext:value-type="float">
            <text:p>8.95869446</text:p>
          </table:table-cell>
          <table:table-cell table:formula="of:=15.12-10*LOG10(POWER(10;[.J287]/10)-1)-[.C287]" office:value-type="float" office:value="6.15163876953168" calcext:value-type="float">
            <text:p>6.1516387695</text:p>
          </table:table-cell>
          <table:table-cell table:formula="of:=[.K287]-[.G287]" office:value-type="float" office:value="-0.538233982456362" calcext:value-type="float">
            <text:p>-0.5382339825</text:p>
          </table:table-cell>
          <table:table-cell table:number-columns-repeated="1012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table:formula="of:=[.A288]/1000000" office:value-type="float" office:value="61.95652174" calcext:value-type="float">
            <text:p>6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2.66181946" calcext:value-type="float">
            <text:p>-82.66181946</text:p>
          </table:table-cell>
          <table:table-cell office:value-type="float" office:value="-74.33786774" calcext:value-type="float">
            <text:p>-74.33786774</text:p>
          </table:table-cell>
          <table:table-cell table:formula="of:=[.E288]-[.D288]" office:value-type="float" office:value="8.32395172000001" calcext:value-type="float">
            <text:p>8.32395172</text:p>
          </table:table-cell>
          <table:table-cell table:formula="of:=15.12-10*LOG10(POWER(10;[.F288]/10)-1)-[.C288]" office:value-type="float" office:value="6.88705360620964" calcext:value-type="float">
            <text:p>6.8870536062</text:p>
          </table:table-cell>
          <table:table-cell office:value-type="float" office:value="-83.24184418" calcext:value-type="float">
            <text:p>-83.24184418</text:p>
          </table:table-cell>
          <table:table-cell office:value-type="float" office:value="-74.67977142" calcext:value-type="float">
            <text:p>-74.67977142</text:p>
          </table:table-cell>
          <table:table-cell table:formula="of:=[.I288]-[.H288]" office:value-type="float" office:value="8.56207276000001" calcext:value-type="float">
            <text:p>8.56207276</text:p>
          </table:table-cell>
          <table:table-cell table:formula="of:=15.12-10*LOG10(POWER(10;[.J288]/10)-1)-[.C288]" office:value-type="float" office:value="6.60915291441322" calcext:value-type="float">
            <text:p>6.6091529144</text:p>
          </table:table-cell>
          <table:table-cell table:formula="of:=[.K288]-[.G288]" office:value-type="float" office:value="-0.277900691796425" calcext:value-type="float">
            <text:p>-0.2779006918</text:p>
          </table:table-cell>
          <table:table-cell table:number-columns-repeated="1012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table:formula="of:=[.A289]/1000000" office:value-type="float" office:value="62.17391304" calcext:value-type="float">
            <text:p>6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3.04972076" calcext:value-type="float">
            <text:p>-83.04972076</text:p>
          </table:table-cell>
          <table:table-cell office:value-type="float" office:value="-74.39678192" calcext:value-type="float">
            <text:p>-74.39678192</text:p>
          </table:table-cell>
          <table:table-cell table:formula="of:=[.E289]-[.D289]" office:value-type="float" office:value="8.65293884" calcext:value-type="float">
            <text:p>8.65293884</text:p>
          </table:table-cell>
          <table:table-cell table:formula="of:=15.12-10*LOG10(POWER(10;[.F289]/10)-1)-[.C289]" office:value-type="float" office:value="6.50376386739646" calcext:value-type="float">
            <text:p>6.5037638674</text:p>
          </table:table-cell>
          <table:table-cell office:value-type="float" office:value="-83.62315369" calcext:value-type="float">
            <text:p>-83.62315369</text:p>
          </table:table-cell>
          <table:table-cell office:value-type="float" office:value="-74.49630737" calcext:value-type="float">
            <text:p>-74.49630737</text:p>
          </table:table-cell>
          <table:table-cell table:formula="of:=[.I289]-[.H289]" office:value-type="float" office:value="9.12684632" calcext:value-type="float">
            <text:p>9.12684632</text:p>
          </table:table-cell>
          <table:table-cell table:formula="of:=15.12-10*LOG10(POWER(10;[.J289]/10)-1)-[.C289]" office:value-type="float" office:value="5.95953792590188" calcext:value-type="float">
            <text:p>5.9595379259</text:p>
          </table:table-cell>
          <table:table-cell table:formula="of:=[.K289]-[.G289]" office:value-type="float" office:value="-0.544225941494579" calcext:value-type="float">
            <text:p>-0.5442259415</text:p>
          </table:table-cell>
          <table:table-cell table:number-columns-repeated="1012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table:formula="of:=[.A290]/1000000" office:value-type="float" office:value="62.39130435" calcext:value-type="float">
            <text:p>6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3.32966614" calcext:value-type="float">
            <text:p>-83.32966614</text:p>
          </table:table-cell>
          <table:table-cell office:value-type="float" office:value="-74.47090912" calcext:value-type="float">
            <text:p>-74.47090912</text:p>
          </table:table-cell>
          <table:table-cell table:formula="of:=[.E290]-[.D290]" office:value-type="float" office:value="8.85875702" calcext:value-type="float">
            <text:p>8.85875702</text:p>
          </table:table-cell>
          <table:table-cell table:formula="of:=15.12-10*LOG10(POWER(10;[.F290]/10)-1)-[.C290]" office:value-type="float" office:value="6.2663208971896" calcext:value-type="float">
            <text:p>6.2663208972</text:p>
          </table:table-cell>
          <table:table-cell office:value-type="float" office:value="-83.65687561" calcext:value-type="float">
            <text:p>-83.65687561</text:p>
          </table:table-cell>
          <table:table-cell office:value-type="float" office:value="-74.71876526" calcext:value-type="float">
            <text:p>-74.71876526</text:p>
          </table:table-cell>
          <table:table-cell table:formula="of:=[.I290]-[.H290]" office:value-type="float" office:value="8.93811035" calcext:value-type="float">
            <text:p>8.93811035</text:p>
          </table:table-cell>
          <table:table-cell table:formula="of:=15.12-10*LOG10(POWER(10;[.J290]/10)-1)-[.C290]" office:value-type="float" office:value="6.17522809651984" calcext:value-type="float">
            <text:p>6.1752280965</text:p>
          </table:table-cell>
          <table:table-cell table:formula="of:=[.K290]-[.G290]" office:value-type="float" office:value="-0.0910928006697667" calcext:value-type="float">
            <text:p>-0.0910928007</text:p>
          </table:table-cell>
          <table:table-cell table:number-columns-repeated="1012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table:formula="of:=[.A291]/1000000" office:value-type="float" office:value="62.60869565" calcext:value-type="float">
            <text:p>6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3.22769928" calcext:value-type="float">
            <text:p>-83.22769928</text:p>
          </table:table-cell>
          <table:table-cell office:value-type="float" office:value="-74.67082214" calcext:value-type="float">
            <text:p>-74.67082214</text:p>
          </table:table-cell>
          <table:table-cell table:formula="of:=[.E291]-[.D291]" office:value-type="float" office:value="8.55687714" calcext:value-type="float">
            <text:p>8.55687714</text:p>
          </table:table-cell>
          <table:table-cell table:formula="of:=15.12-10*LOG10(POWER(10;[.F291]/10)-1)-[.C291]" office:value-type="float" office:value="6.61518964777709" calcext:value-type="float">
            <text:p>6.6151896478</text:p>
          </table:table-cell>
          <table:table-cell office:value-type="float" office:value="-83.79216003" calcext:value-type="float">
            <text:p>-83.79216003</text:p>
          </table:table-cell>
          <table:table-cell office:value-type="float" office:value="-74.6271286" calcext:value-type="float">
            <text:p>-74.6271286</text:p>
          </table:table-cell>
          <table:table-cell table:formula="of:=[.I291]-[.H291]" office:value-type="float" office:value="9.16503143" calcext:value-type="float">
            <text:p>9.16503143</text:p>
          </table:table-cell>
          <table:table-cell table:formula="of:=15.12-10*LOG10(POWER(10;[.J291]/10)-1)-[.C291]" office:value-type="float" office:value="5.91606013974837" calcext:value-type="float">
            <text:p>5.9160601397</text:p>
          </table:table-cell>
          <table:table-cell table:formula="of:=[.K291]-[.G291]" office:value-type="float" office:value="-0.699129508028719" calcext:value-type="float">
            <text:p>-0.699129508</text:p>
          </table:table-cell>
          <table:table-cell table:number-columns-repeated="1012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table:formula="of:=[.A292]/1000000" office:value-type="float" office:value="62.82608696" calcext:value-type="float">
            <text:p>6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3.47102356" calcext:value-type="float">
            <text:p>-83.47102356</text:p>
          </table:table-cell>
          <table:table-cell office:value-type="float" office:value="-74.96078491" calcext:value-type="float">
            <text:p>-74.96078491</text:p>
          </table:table-cell>
          <table:table-cell table:formula="of:=[.E292]-[.D292]" office:value-type="float" office:value="8.51023865000001" calcext:value-type="float">
            <text:p>8.51023865</text:p>
          </table:table-cell>
          <table:table-cell table:formula="of:=15.12-10*LOG10(POWER(10;[.F292]/10)-1)-[.C292]" office:value-type="float" office:value="6.66943100743551" calcext:value-type="float">
            <text:p>6.6694310074</text:p>
          </table:table-cell>
          <table:table-cell office:value-type="float" office:value="-83.83226013" calcext:value-type="float">
            <text:p>-83.83226013</text:p>
          </table:table-cell>
          <table:table-cell office:value-type="float" office:value="-74.81152344" calcext:value-type="float">
            <text:p>-74.81152344</text:p>
          </table:table-cell>
          <table:table-cell table:formula="of:=[.I292]-[.H292]" office:value-type="float" office:value="9.02073668999999" calcext:value-type="float">
            <text:p>9.02073669</text:p>
          </table:table-cell>
          <table:table-cell table:formula="of:=15.12-10*LOG10(POWER(10;[.J292]/10)-1)-[.C292]" office:value-type="float" office:value="6.08063660607786" calcext:value-type="float">
            <text:p>6.0806366061</text:p>
          </table:table-cell>
          <table:table-cell table:formula="of:=[.K292]-[.G292]" office:value-type="float" office:value="-0.588794401357657" calcext:value-type="float">
            <text:p>-0.5887944014</text:p>
          </table:table-cell>
          <table:table-cell table:number-columns-repeated="1012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table:formula="of:=[.A293]/1000000" office:value-type="float" office:value="63.04347826" calcext:value-type="float">
            <text:p>6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3.52866364" calcext:value-type="float">
            <text:p>-83.52866364</text:p>
          </table:table-cell>
          <table:table-cell office:value-type="float" office:value="-75.02131653" calcext:value-type="float">
            <text:p>-75.02131653</text:p>
          </table:table-cell>
          <table:table-cell table:formula="of:=[.E293]-[.D293]" office:value-type="float" office:value="8.50734711" calcext:value-type="float">
            <text:p>8.50734711</text:p>
          </table:table-cell>
          <table:table-cell table:formula="of:=15.12-10*LOG10(POWER(10;[.F293]/10)-1)-[.C293]" office:value-type="float" office:value="6.67279705224125" calcext:value-type="float">
            <text:p>6.6727970522</text:p>
          </table:table-cell>
          <table:table-cell office:value-type="float" office:value="-83.77966309" calcext:value-type="float">
            <text:p>-83.77966309</text:p>
          </table:table-cell>
          <table:table-cell office:value-type="float" office:value="-74.96546936" calcext:value-type="float">
            <text:p>-74.96546936</text:p>
          </table:table-cell>
          <table:table-cell table:formula="of:=[.I293]-[.H293]" office:value-type="float" office:value="8.81419373" calcext:value-type="float">
            <text:p>8.81419373</text:p>
          </table:table-cell>
          <table:table-cell table:formula="of:=15.12-10*LOG10(POWER(10;[.J293]/10)-1)-[.C293]" office:value-type="float" office:value="6.31758572449531" calcext:value-type="float">
            <text:p>6.3175857245</text:p>
          </table:table-cell>
          <table:table-cell table:formula="of:=[.K293]-[.G293]" office:value-type="float" office:value="-0.355211327745939" calcext:value-type="float">
            <text:p>-0.3552113277</text:p>
          </table:table-cell>
          <table:table-cell table:number-columns-repeated="1012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table:formula="of:=[.A294]/1000000" office:value-type="float" office:value="63.26086957" calcext:value-type="float">
            <text:p>6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3.23939514" calcext:value-type="float">
            <text:p>-83.23939514</text:p>
          </table:table-cell>
          <table:table-cell office:value-type="float" office:value="-74.92097473" calcext:value-type="float">
            <text:p>-74.92097473</text:p>
          </table:table-cell>
          <table:table-cell table:formula="of:=[.E294]-[.D294]" office:value-type="float" office:value="8.31842041" calcext:value-type="float">
            <text:p>8.31842041</text:p>
          </table:table-cell>
          <table:table-cell table:formula="of:=15.12-10*LOG10(POWER(10;[.F294]/10)-1)-[.C294]" office:value-type="float" office:value="6.89353959590883" calcext:value-type="float">
            <text:p>6.8935395959</text:p>
          </table:table-cell>
          <table:table-cell office:value-type="float" office:value="-83.96374512" calcext:value-type="float">
            <text:p>-83.96374512</text:p>
          </table:table-cell>
          <table:table-cell office:value-type="float" office:value="-75.19979858" calcext:value-type="float">
            <text:p>-75.19979858</text:p>
          </table:table-cell>
          <table:table-cell table:formula="of:=[.I294]-[.H294]" office:value-type="float" office:value="8.76394653999999" calcext:value-type="float">
            <text:p>8.76394654</text:p>
          </table:table-cell>
          <table:table-cell table:formula="of:=15.12-10*LOG10(POWER(10;[.J294]/10)-1)-[.C294]" office:value-type="float" office:value="6.37548478604737" calcext:value-type="float">
            <text:p>6.375484786</text:p>
          </table:table-cell>
          <table:table-cell table:formula="of:=[.K294]-[.G294]" office:value-type="float" office:value="-0.518054809861461" calcext:value-type="float">
            <text:p>-0.5180548099</text:p>
          </table:table-cell>
          <table:table-cell table:number-columns-repeated="1012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table:formula="of:=[.A295]/1000000" office:value-type="float" office:value="63.47826087" calcext:value-type="float">
            <text:p>6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3.32798767" calcext:value-type="float">
            <text:p>-83.32798767</text:p>
          </table:table-cell>
          <table:table-cell office:value-type="float" office:value="-75.17274475" calcext:value-type="float">
            <text:p>-75.17274475</text:p>
          </table:table-cell>
          <table:table-cell table:formula="of:=[.E295]-[.D295]" office:value-type="float" office:value="8.15524291999999" calcext:value-type="float">
            <text:p>8.15524292</text:p>
          </table:table-cell>
          <table:table-cell table:formula="of:=15.12-10*LOG10(POWER(10;[.F295]/10)-1)-[.C295]" office:value-type="float" office:value="7.08553341452921" calcext:value-type="float">
            <text:p>7.0855334145</text:p>
          </table:table-cell>
          <table:table-cell office:value-type="float" office:value="-83.94355774" calcext:value-type="float">
            <text:p>-83.94355774</text:p>
          </table:table-cell>
          <table:table-cell office:value-type="float" office:value="-75.49980164" calcext:value-type="float">
            <text:p>-75.49980164</text:p>
          </table:table-cell>
          <table:table-cell table:formula="of:=[.I295]-[.H295]" office:value-type="float" office:value="8.44375609999999" calcext:value-type="float">
            <text:p>8.4437561</text:p>
          </table:table-cell>
          <table:table-cell table:formula="of:=15.12-10*LOG10(POWER(10;[.J295]/10)-1)-[.C295]" office:value-type="float" office:value="6.74691701554382" calcext:value-type="float">
            <text:p>6.7469170155</text:p>
          </table:table-cell>
          <table:table-cell table:formula="of:=[.K295]-[.G295]" office:value-type="float" office:value="-0.338616398985396" calcext:value-type="float">
            <text:p>-0.338616399</text:p>
          </table:table-cell>
          <table:table-cell table:number-columns-repeated="1012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table:formula="of:=[.A296]/1000000" office:value-type="float" office:value="63.69565217" calcext:value-type="float">
            <text:p>6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3.76759338" calcext:value-type="float">
            <text:p>-83.76759338</text:p>
          </table:table-cell>
          <table:table-cell office:value-type="float" office:value="-75.24217224" calcext:value-type="float">
            <text:p>-75.24217224</text:p>
          </table:table-cell>
          <table:table-cell table:formula="of:=[.E296]-[.D296]" office:value-type="float" office:value="8.52542113999999" calcext:value-type="float">
            <text:p>8.52542114</text:p>
          </table:table-cell>
          <table:table-cell table:formula="of:=15.12-10*LOG10(POWER(10;[.F296]/10)-1)-[.C296]" office:value-type="float" office:value="6.65176307949669" calcext:value-type="float">
            <text:p>6.6517630795</text:p>
          </table:table-cell>
          <table:table-cell office:value-type="float" office:value="-84.31581116" calcext:value-type="float">
            <text:p>-84.31581116</text:p>
          </table:table-cell>
          <table:table-cell office:value-type="float" office:value="-75.55158997" calcext:value-type="float">
            <text:p>-75.55158997</text:p>
          </table:table-cell>
          <table:table-cell table:formula="of:=[.I296]-[.H296]" office:value-type="float" office:value="8.76422119" calcext:value-type="float">
            <text:p>8.76422119</text:p>
          </table:table-cell>
          <table:table-cell table:formula="of:=15.12-10*LOG10(POWER(10;[.J296]/10)-1)-[.C296]" office:value-type="float" office:value="6.37516803312469" calcext:value-type="float">
            <text:p>6.3751680331</text:p>
          </table:table-cell>
          <table:table-cell table:formula="of:=[.K296]-[.G296]" office:value-type="float" office:value="-0.276595046371993" calcext:value-type="float">
            <text:p>-0.2765950464</text:p>
          </table:table-cell>
          <table:table-cell table:number-columns-repeated="1012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table:formula="of:=[.A297]/1000000" office:value-type="float" office:value="63.91304348" calcext:value-type="float">
            <text:p>6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4.38884735" calcext:value-type="float">
            <text:p>-84.38884735</text:p>
          </table:table-cell>
          <table:table-cell office:value-type="float" office:value="-75.6192627" calcext:value-type="float">
            <text:p>-75.6192627</text:p>
          </table:table-cell>
          <table:table-cell table:formula="of:=[.E297]-[.D297]" office:value-type="float" office:value="8.76958465000001" calcext:value-type="float">
            <text:p>8.76958465</text:p>
          </table:table-cell>
          <table:table-cell table:formula="of:=15.12-10*LOG10(POWER(10;[.F297]/10)-1)-[.C297]" office:value-type="float" office:value="6.36898298789297" calcext:value-type="float">
            <text:p>6.3689829879</text:p>
          </table:table-cell>
          <table:table-cell office:value-type="float" office:value="-84.57905579" calcext:value-type="float">
            <text:p>-84.57905579</text:p>
          </table:table-cell>
          <table:table-cell office:value-type="float" office:value="-75.76243591" calcext:value-type="float">
            <text:p>-75.76243591</text:p>
          </table:table-cell>
          <table:table-cell table:formula="of:=[.I297]-[.H297]" office:value-type="float" office:value="8.81661988" calcext:value-type="float">
            <text:p>8.81661988</text:p>
          </table:table-cell>
          <table:table-cell table:formula="of:=15.12-10*LOG10(POWER(10;[.J297]/10)-1)-[.C297]" office:value-type="float" office:value="6.31479268390444" calcext:value-type="float">
            <text:p>6.3147926839</text:p>
          </table:table-cell>
          <table:table-cell table:formula="of:=[.K297]-[.G297]" office:value-type="float" office:value="-0.0541903039885305" calcext:value-type="float">
            <text:p>-0.054190304</text:p>
          </table:table-cell>
          <table:table-cell table:number-columns-repeated="1012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table:formula="of:=[.A298]/1000000" office:value-type="float" office:value="64.13043478" calcext:value-type="float">
            <text:p>6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4.53482819" calcext:value-type="float">
            <text:p>-84.53482819</text:p>
          </table:table-cell>
          <table:table-cell office:value-type="float" office:value="-75.75032806" calcext:value-type="float">
            <text:p>-75.75032806</text:p>
          </table:table-cell>
          <table:table-cell table:formula="of:=[.E298]-[.D298]" office:value-type="float" office:value="8.78450013" calcext:value-type="float">
            <text:p>8.78450013</text:p>
          </table:table-cell>
          <table:table-cell table:formula="of:=15.12-10*LOG10(POWER(10;[.F298]/10)-1)-[.C298]" office:value-type="float" office:value="6.3517888662224" calcext:value-type="float">
            <text:p>6.3517888662</text:p>
          </table:table-cell>
          <table:table-cell office:value-type="float" office:value="-84.7463913" calcext:value-type="float">
            <text:p>-84.7463913</text:p>
          </table:table-cell>
          <table:table-cell office:value-type="float" office:value="-75.90171051" calcext:value-type="float">
            <text:p>-75.90171051</text:p>
          </table:table-cell>
          <table:table-cell table:formula="of:=[.I298]-[.H298]" office:value-type="float" office:value="8.84468079" calcext:value-type="float">
            <text:p>8.84468079</text:p>
          </table:table-cell>
          <table:table-cell table:formula="of:=15.12-10*LOG10(POWER(10;[.J298]/10)-1)-[.C298]" office:value-type="float" office:value="6.2825054050851" calcext:value-type="float">
            <text:p>6.2825054051</text:p>
          </table:table-cell>
          <table:table-cell table:formula="of:=[.K298]-[.G298]" office:value-type="float" office:value="-0.0692834611372959" calcext:value-type="float">
            <text:p>-0.0692834611</text:p>
          </table:table-cell>
          <table:table-cell table:number-columns-repeated="1012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table:formula="of:=[.A299]/1000000" office:value-type="float" office:value="64.34782609" calcext:value-type="float">
            <text:p>6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4.77827454" calcext:value-type="float">
            <text:p>-84.77827454</text:p>
          </table:table-cell>
          <table:table-cell office:value-type="float" office:value="-75.97353363" calcext:value-type="float">
            <text:p>-75.97353363</text:p>
          </table:table-cell>
          <table:table-cell table:formula="of:=[.E299]-[.D299]" office:value-type="float" office:value="8.80474090999999" calcext:value-type="float">
            <text:p>8.80474091</text:p>
          </table:table-cell>
          <table:table-cell table:formula="of:=15.12-10*LOG10(POWER(10;[.F299]/10)-1)-[.C299]" office:value-type="float" office:value="6.32847028487091" calcext:value-type="float">
            <text:p>6.3284702849</text:p>
          </table:table-cell>
          <table:table-cell office:value-type="float" office:value="-84.91526794" calcext:value-type="float">
            <text:p>-84.91526794</text:p>
          </table:table-cell>
          <table:table-cell office:value-type="float" office:value="-76.01266479" calcext:value-type="float">
            <text:p>-76.01266479</text:p>
          </table:table-cell>
          <table:table-cell table:formula="of:=[.I299]-[.H299]" office:value-type="float" office:value="8.90260315" calcext:value-type="float">
            <text:p>8.90260315</text:p>
          </table:table-cell>
          <table:table-cell table:formula="of:=15.12-10*LOG10(POWER(10;[.J299]/10)-1)-[.C299]" office:value-type="float" office:value="6.21595777793936" calcext:value-type="float">
            <text:p>6.2159577779</text:p>
          </table:table-cell>
          <table:table-cell table:formula="of:=[.K299]-[.G299]" office:value-type="float" office:value="-0.112512506931559" calcext:value-type="float">
            <text:p>-0.1125125069</text:p>
          </table:table-cell>
          <table:table-cell table:number-columns-repeated="1012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table:formula="of:=[.A300]/1000000" office:value-type="float" office:value="64.56521739" calcext:value-type="float">
            <text:p>6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5.33409119" calcext:value-type="float">
            <text:p>-85.33409119</text:p>
          </table:table-cell>
          <table:table-cell office:value-type="float" office:value="-76.13264465" calcext:value-type="float">
            <text:p>-76.13264465</text:p>
          </table:table-cell>
          <table:table-cell table:formula="of:=[.E300]-[.D300]" office:value-type="float" office:value="9.20144653999999" calcext:value-type="float">
            <text:p>9.20144654</text:p>
          </table:table-cell>
          <table:table-cell table:formula="of:=15.12-10*LOG10(POWER(10;[.F300]/10)-1)-[.C300]" office:value-type="float" office:value="5.87464677692161" calcext:value-type="float">
            <text:p>5.8746467769</text:p>
          </table:table-cell>
          <table:table-cell office:value-type="float" office:value="-85.0236969" calcext:value-type="float">
            <text:p>-85.0236969</text:p>
          </table:table-cell>
          <table:table-cell office:value-type="float" office:value="-76.0912323" calcext:value-type="float">
            <text:p>-76.0912323</text:p>
          </table:table-cell>
          <table:table-cell table:formula="of:=[.I300]-[.H300]" office:value-type="float" office:value="8.9324646" calcext:value-type="float">
            <text:p>8.9324646</text:p>
          </table:table-cell>
          <table:table-cell table:formula="of:=15.12-10*LOG10(POWER(10;[.J300]/10)-1)-[.C300]" office:value-type="float" office:value="6.1817009657655" calcext:value-type="float">
            <text:p>6.1817009658</text:p>
          </table:table-cell>
          <table:table-cell table:formula="of:=[.K300]-[.G300]" office:value-type="float" office:value="0.307054188843889" calcext:value-type="float">
            <text:p>0.3070541888</text:p>
          </table:table-cell>
          <table:table-cell table:number-columns-repeated="1012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table:formula="of:=[.A301]/1000000" office:value-type="float" office:value="64.7826087" calcext:value-type="float">
            <text:p>6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5.26881409" calcext:value-type="float">
            <text:p>-85.26881409</text:p>
          </table:table-cell>
          <table:table-cell office:value-type="float" office:value="-76.33377075" calcext:value-type="float">
            <text:p>-76.33377075</text:p>
          </table:table-cell>
          <table:table-cell table:formula="of:=[.E301]-[.D301]" office:value-type="float" office:value="8.93504334000001" calcext:value-type="float">
            <text:p>8.93504334</text:p>
          </table:table-cell>
          <table:table-cell table:formula="of:=15.12-10*LOG10(POWER(10;[.F301]/10)-1)-[.C301]" office:value-type="float" office:value="6.17874427970281" calcext:value-type="float">
            <text:p>6.1787442797</text:p>
          </table:table-cell>
          <table:table-cell office:value-type="float" office:value="-85.24474335" calcext:value-type="float">
            <text:p>-85.24474335</text:p>
          </table:table-cell>
          <table:table-cell office:value-type="float" office:value="-76.26685333" calcext:value-type="float">
            <text:p>-76.26685333</text:p>
          </table:table-cell>
          <table:table-cell table:formula="of:=[.I301]-[.H301]" office:value-type="float" office:value="8.97789002" calcext:value-type="float">
            <text:p>8.97789002</text:p>
          </table:table-cell>
          <table:table-cell table:formula="of:=15.12-10*LOG10(POWER(10;[.J301]/10)-1)-[.C301]" office:value-type="float" office:value="6.12965538240174" calcext:value-type="float">
            <text:p>6.1296553824</text:p>
          </table:table-cell>
          <table:table-cell table:formula="of:=[.K301]-[.G301]" office:value-type="float" office:value="-0.0490888973010737" calcext:value-type="float">
            <text:p>-0.0490888973</text:p>
          </table:table-cell>
          <table:table-cell table:number-columns-repeated="1012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302]/1000000" office:value-type="float" office:value="65" calcext:value-type="float">
            <text:p>65</text:p>
          </table:table-cell>
          <table:table-cell office:value-type="float" office:value="0.6" calcext:value-type="float">
            <text:p>0.60</text:p>
          </table:table-cell>
          <table:table-cell office:value-type="float" office:value="-85.46437073" calcext:value-type="float">
            <text:p>-85.46437073</text:p>
          </table:table-cell>
          <table:table-cell office:value-type="float" office:value="-76.58168793" calcext:value-type="float">
            <text:p>-76.58168793</text:p>
          </table:table-cell>
          <table:table-cell table:formula="of:=[.E302]-[.D302]" office:value-type="float" office:value="8.8826828" calcext:value-type="float">
            <text:p>8.8826828</text:p>
          </table:table-cell>
          <table:table-cell table:formula="of:=15.12-10*LOG10(POWER(10;[.F302]/10)-1)-[.C302]" office:value-type="float" office:value="6.23882958660401" calcext:value-type="float">
            <text:p>6.2388295866</text:p>
          </table:table-cell>
          <table:table-cell office:value-type="float" office:value="-85.31938171" calcext:value-type="float">
            <text:p>-85.31938171</text:p>
          </table:table-cell>
          <table:table-cell office:value-type="float" office:value="-76.50008392" calcext:value-type="float">
            <text:p>-76.50008392</text:p>
          </table:table-cell>
          <table:table-cell table:formula="of:=[.I302]-[.H302]" office:value-type="float" office:value="8.81929778999999" calcext:value-type="float">
            <text:p>8.81929779</text:p>
          </table:table-cell>
          <table:table-cell table:formula="of:=15.12-10*LOG10(POWER(10;[.J302]/10)-1)-[.C302]" office:value-type="float" office:value="6.31171008516316" calcext:value-type="float">
            <text:p>6.3117100852</text:p>
          </table:table-cell>
          <table:table-cell table:formula="of:=[.K302]-[.G302]" office:value-type="float" office:value="0.0728804985591527" calcext:value-type="float">
            <text:p>0.0728804986</text:p>
          </table:table-cell>
          <table:table-cell table:number-columns-repeated="1012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table:formula="of:=[.A303]/1000000" office:value-type="float" office:value="65.2173913" calcext:value-type="float">
            <text:p>6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5.68286896" calcext:value-type="float">
            <text:p>-85.68286896</text:p>
          </table:table-cell>
          <table:table-cell office:value-type="float" office:value="-76.76039124" calcext:value-type="float">
            <text:p>-76.76039124</text:p>
          </table:table-cell>
          <table:table-cell table:formula="of:=[.E303]-[.D303]" office:value-type="float" office:value="8.92247771999999" calcext:value-type="float">
            <text:p>8.92247772</text:p>
          </table:table-cell>
          <table:table-cell table:formula="of:=15.12-10*LOG10(POWER(10;[.F303]/10)-1)-[.C303]" office:value-type="float" office:value="6.19315397641327" calcext:value-type="float">
            <text:p>6.1931539764</text:p>
          </table:table-cell>
          <table:table-cell office:value-type="float" office:value="-85.59632874" calcext:value-type="float">
            <text:p>-85.59632874</text:p>
          </table:table-cell>
          <table:table-cell office:value-type="float" office:value="-76.63690186" calcext:value-type="float">
            <text:p>-76.63690186</text:p>
          </table:table-cell>
          <table:table-cell table:formula="of:=[.I303]-[.H303]" office:value-type="float" office:value="8.95942688000001" calcext:value-type="float">
            <text:p>8.95942688</text:p>
          </table:table-cell>
          <table:table-cell table:formula="of:=15.12-10*LOG10(POWER(10;[.J303]/10)-1)-[.C303]" office:value-type="float" office:value="6.15079971886614" calcext:value-type="float">
            <text:p>6.1507997189</text:p>
          </table:table-cell>
          <table:table-cell table:formula="of:=[.K303]-[.G303]" office:value-type="float" office:value="-0.0423542575471334" calcext:value-type="float">
            <text:p>-0.0423542575</text:p>
          </table:table-cell>
          <table:table-cell table:number-columns-repeated="1012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table:formula="of:=[.A304]/1000000" office:value-type="float" office:value="65.43478261" calcext:value-type="float">
            <text:p>6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5.75898743" calcext:value-type="float">
            <text:p>-85.75898743</text:p>
          </table:table-cell>
          <table:table-cell office:value-type="float" office:value="-76.70683289" calcext:value-type="float">
            <text:p>-76.70683289</text:p>
          </table:table-cell>
          <table:table-cell table:formula="of:=[.E304]-[.D304]" office:value-type="float" office:value="9.05215454" calcext:value-type="float">
            <text:p>9.05215454</text:p>
          </table:table-cell>
          <table:table-cell table:formula="of:=15.12-10*LOG10(POWER(10;[.F304]/10)-1)-[.C304]" office:value-type="float" office:value="6.04473702213624" calcext:value-type="float">
            <text:p>6.0447370221</text:p>
          </table:table-cell>
          <table:table-cell office:value-type="float" office:value="-85.43264008" calcext:value-type="float">
            <text:p>-85.43264008</text:p>
          </table:table-cell>
          <table:table-cell office:value-type="float" office:value="-76.67618561" calcext:value-type="float">
            <text:p>-76.67618561</text:p>
          </table:table-cell>
          <table:table-cell table:formula="of:=[.I304]-[.H304]" office:value-type="float" office:value="8.75645446999999" calcext:value-type="float">
            <text:p>8.75645447</text:p>
          </table:table-cell>
          <table:table-cell table:formula="of:=15.12-10*LOG10(POWER(10;[.J304]/10)-1)-[.C304]" office:value-type="float" office:value="6.38412655052642" calcext:value-type="float">
            <text:p>6.3841265505</text:p>
          </table:table-cell>
          <table:table-cell table:formula="of:=[.K304]-[.G304]" office:value-type="float" office:value="0.339389528390184" calcext:value-type="float">
            <text:p>0.3393895284</text:p>
          </table:table-cell>
          <table:table-cell table:number-columns-repeated="1012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table:formula="of:=[.A305]/1000000" office:value-type="float" office:value="65.65217391" calcext:value-type="float">
            <text:p>6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5.7155838" calcext:value-type="float">
            <text:p>-85.7155838</text:p>
          </table:table-cell>
          <table:table-cell office:value-type="float" office:value="-76.93788147" calcext:value-type="float">
            <text:p>-76.93788147</text:p>
          </table:table-cell>
          <table:table-cell table:formula="of:=[.E305]-[.D305]" office:value-type="float" office:value="8.77770233000001" calcext:value-type="float">
            <text:p>8.77770233</text:p>
          </table:table-cell>
          <table:table-cell table:formula="of:=15.12-10*LOG10(POWER(10;[.F305]/10)-1)-[.C305]" office:value-type="float" office:value="6.35962404909158" calcext:value-type="float">
            <text:p>6.3596240491</text:p>
          </table:table-cell>
          <table:table-cell office:value-type="float" office:value="-85.74913788" calcext:value-type="float">
            <text:p>-85.74913788</text:p>
          </table:table-cell>
          <table:table-cell office:value-type="float" office:value="-76.85832214" calcext:value-type="float">
            <text:p>-76.85832214</text:p>
          </table:table-cell>
          <table:table-cell table:formula="of:=[.I305]-[.H305]" office:value-type="float" office:value="8.89081574000001" calcext:value-type="float">
            <text:p>8.89081574</text:p>
          </table:table-cell>
          <table:table-cell table:formula="of:=15.12-10*LOG10(POWER(10;[.J305]/10)-1)-[.C305]" office:value-type="float" office:value="6.22948976797189" calcext:value-type="float">
            <text:p>6.229489768</text:p>
          </table:table-cell>
          <table:table-cell table:formula="of:=[.K305]-[.G305]" office:value-type="float" office:value="-0.130134281119684" calcext:value-type="float">
            <text:p>-0.1301342811</text:p>
          </table:table-cell>
          <table:table-cell table:number-columns-repeated="1012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table:formula="of:=[.A306]/1000000" office:value-type="float" office:value="65.86956522" calcext:value-type="float">
            <text:p>6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6.09086609" calcext:value-type="float">
            <text:p>-86.09086609</text:p>
          </table:table-cell>
          <table:table-cell office:value-type="float" office:value="-77.22393799" calcext:value-type="float">
            <text:p>-77.22393799</text:p>
          </table:table-cell>
          <table:table-cell table:formula="of:=[.E306]-[.D306]" office:value-type="float" office:value="8.86692810000001" calcext:value-type="float">
            <text:p>8.8669281</text:p>
          </table:table-cell>
          <table:table-cell table:formula="of:=15.12-10*LOG10(POWER(10;[.F306]/10)-1)-[.C306]" office:value-type="float" office:value="6.25692958620287" calcext:value-type="float">
            <text:p>6.2569295862</text:p>
          </table:table-cell>
          <table:table-cell office:value-type="float" office:value="-85.93095398" calcext:value-type="float">
            <text:p>-85.93095398</text:p>
          </table:table-cell>
          <table:table-cell office:value-type="float" office:value="-76.96154022" calcext:value-type="float">
            <text:p>-76.96154022</text:p>
          </table:table-cell>
          <table:table-cell table:formula="of:=[.I306]-[.H306]" office:value-type="float" office:value="8.96941376" calcext:value-type="float">
            <text:p>8.96941376</text:p>
          </table:table-cell>
          <table:table-cell table:formula="of:=15.12-10*LOG10(POWER(10;[.J306]/10)-1)-[.C306]" office:value-type="float" office:value="6.13936093467847" calcext:value-type="float">
            <text:p>6.1393609347</text:p>
          </table:table-cell>
          <table:table-cell table:formula="of:=[.K306]-[.G306]" office:value-type="float" office:value="-0.117568651524403" calcext:value-type="float">
            <text:p>-0.1175686515</text:p>
          </table:table-cell>
          <table:table-cell table:number-columns-repeated="1012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table:formula="of:=[.A307]/1000000" office:value-type="float" office:value="66.08695652" calcext:value-type="float">
            <text:p>6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5.88470459" calcext:value-type="float">
            <text:p>-85.88470459</text:p>
          </table:table-cell>
          <table:table-cell office:value-type="float" office:value="-77.09860229" calcext:value-type="float">
            <text:p>-77.09860229</text:p>
          </table:table-cell>
          <table:table-cell table:formula="of:=[.E307]-[.D307]" office:value-type="float" office:value="8.7861023" calcext:value-type="float">
            <text:p>8.7861023</text:p>
          </table:table-cell>
          <table:table-cell table:formula="of:=15.12-10*LOG10(POWER(10;[.F307]/10)-1)-[.C307]" office:value-type="float" office:value="6.34994246838458" calcext:value-type="float">
            <text:p>6.3499424684</text:p>
          </table:table-cell>
          <table:table-cell office:value-type="float" office:value="-86.15500641" calcext:value-type="float">
            <text:p>-86.15500641</text:p>
          </table:table-cell>
          <table:table-cell office:value-type="float" office:value="-77.25125885" calcext:value-type="float">
            <text:p>-77.25125885</text:p>
          </table:table-cell>
          <table:table-cell table:formula="of:=[.I307]-[.H307]" office:value-type="float" office:value="8.90374756" calcext:value-type="float">
            <text:p>8.90374756</text:p>
          </table:table-cell>
          <table:table-cell table:formula="of:=15.12-10*LOG10(POWER(10;[.J307]/10)-1)-[.C307]" office:value-type="float" office:value="6.2146442803439" calcext:value-type="float">
            <text:p>6.2146442803</text:p>
          </table:table-cell>
          <table:table-cell table:formula="of:=[.K307]-[.G307]" office:value-type="float" office:value="-0.135298188040673" calcext:value-type="float">
            <text:p>-0.135298188</text:p>
          </table:table-cell>
          <table:table-cell table:number-columns-repeated="1012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table:formula="of:=[.A308]/1000000" office:value-type="float" office:value="66.30434783" calcext:value-type="float">
            <text:p>6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6.05462646" calcext:value-type="float">
            <text:p>-86.05462646</text:p>
          </table:table-cell>
          <table:table-cell office:value-type="float" office:value="-77.01970673" calcext:value-type="float">
            <text:p>-77.01970673</text:p>
          </table:table-cell>
          <table:table-cell table:formula="of:=[.E308]-[.D308]" office:value-type="float" office:value="9.03491973" calcext:value-type="float">
            <text:p>9.03491973</text:p>
          </table:table-cell>
          <table:table-cell table:formula="of:=15.12-10*LOG10(POWER(10;[.F308]/10)-1)-[.C308]" office:value-type="float" office:value="6.06442577767027" calcext:value-type="float">
            <text:p>6.0644257777</text:p>
          </table:table-cell>
          <table:table-cell office:value-type="float" office:value="-85.92641449" calcext:value-type="float">
            <text:p>-85.92641449</text:p>
          </table:table-cell>
          <table:table-cell office:value-type="float" office:value="-77.25699615" calcext:value-type="float">
            <text:p>-77.25699615</text:p>
          </table:table-cell>
          <table:table-cell table:formula="of:=[.I308]-[.H308]" office:value-type="float" office:value="8.66941834000001" calcext:value-type="float">
            <text:p>8.66941834</text:p>
          </table:table-cell>
          <table:table-cell table:formula="of:=15.12-10*LOG10(POWER(10;[.J308]/10)-1)-[.C308]" office:value-type="float" office:value="6.48468799562929" calcext:value-type="float">
            <text:p>6.4846879956</text:p>
          </table:table-cell>
          <table:table-cell table:formula="of:=[.K308]-[.G308]" office:value-type="float" office:value="0.420262217959026" calcext:value-type="float">
            <text:p>0.420262218</text:p>
          </table:table-cell>
          <table:table-cell table:number-columns-repeated="1012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table:formula="of:=[.A309]/1000000" office:value-type="float" office:value="66.52173913" calcext:value-type="float">
            <text:p>6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6.37687683" calcext:value-type="float">
            <text:p>-86.37687683</text:p>
          </table:table-cell>
          <table:table-cell office:value-type="float" office:value="-77.61719513" calcext:value-type="float">
            <text:p>-77.61719513</text:p>
          </table:table-cell>
          <table:table-cell table:formula="of:=[.E309]-[.D309]" office:value-type="float" office:value="8.7596817" calcext:value-type="float">
            <text:p>8.7596817</text:p>
          </table:table-cell>
          <table:table-cell table:formula="of:=15.12-10*LOG10(POWER(10;[.F309]/10)-1)-[.C309]" office:value-type="float" office:value="6.38040380593734" calcext:value-type="float">
            <text:p>6.3804038059</text:p>
          </table:table-cell>
          <table:table-cell office:value-type="float" office:value="-86.28398895" calcext:value-type="float">
            <text:p>-86.28398895</text:p>
          </table:table-cell>
          <table:table-cell office:value-type="float" office:value="-77.36637878" calcext:value-type="float">
            <text:p>-77.36637878</text:p>
          </table:table-cell>
          <table:table-cell table:formula="of:=[.I309]-[.H309]" office:value-type="float" office:value="8.91761017000002" calcext:value-type="float">
            <text:p>8.91761017</text:p>
          </table:table-cell>
          <table:table-cell table:formula="of:=15.12-10*LOG10(POWER(10;[.J309]/10)-1)-[.C309]" office:value-type="float" office:value="6.19873751321714" calcext:value-type="float">
            <text:p>6.1987375132</text:p>
          </table:table-cell>
          <table:table-cell table:formula="of:=[.K309]-[.G309]" office:value-type="float" office:value="-0.1816662927202" calcext:value-type="float">
            <text:p>-0.1816662927</text:p>
          </table:table-cell>
          <table:table-cell table:number-columns-repeated="1012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table:formula="of:=[.A310]/1000000" office:value-type="float" office:value="66.73913043" calcext:value-type="float">
            <text:p>6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6.10379028" calcext:value-type="float">
            <text:p>-86.10379028</text:p>
          </table:table-cell>
          <table:table-cell office:value-type="float" office:value="-77.59446716" calcext:value-type="float">
            <text:p>-77.59446716</text:p>
          </table:table-cell>
          <table:table-cell table:formula="of:=[.E310]-[.D310]" office:value-type="float" office:value="8.50932312000001" calcext:value-type="float">
            <text:p>8.50932312</text:p>
          </table:table-cell>
          <table:table-cell table:formula="of:=15.12-10*LOG10(POWER(10;[.F310]/10)-1)-[.C310]" office:value-type="float" office:value="6.67049673710181" calcext:value-type="float">
            <text:p>6.6704967371</text:p>
          </table:table-cell>
          <table:table-cell office:value-type="float" office:value="-86.30430603" calcext:value-type="float">
            <text:p>-86.30430603</text:p>
          </table:table-cell>
          <table:table-cell office:value-type="float" office:value="-77.39788818" calcext:value-type="float">
            <text:p>-77.39788818</text:p>
          </table:table-cell>
          <table:table-cell table:formula="of:=[.I310]-[.H310]" office:value-type="float" office:value="8.90641785000001" calcext:value-type="float">
            <text:p>8.90641785</text:p>
          </table:table-cell>
          <table:table-cell table:formula="of:=15.12-10*LOG10(POWER(10;[.J310]/10)-1)-[.C310]" office:value-type="float" office:value="6.211579651433" calcext:value-type="float">
            <text:p>6.2115796514</text:p>
          </table:table-cell>
          <table:table-cell table:formula="of:=[.K310]-[.G310]" office:value-type="float" office:value="-0.458917085668816" calcext:value-type="float">
            <text:p>-0.4589170857</text:p>
          </table:table-cell>
          <table:table-cell table:number-columns-repeated="1012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table:formula="of:=[.A311]/1000000" office:value-type="float" office:value="66.95652174" calcext:value-type="float">
            <text:p>6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6.21642303" calcext:value-type="float">
            <text:p>-86.21642303</text:p>
          </table:table-cell>
          <table:table-cell office:value-type="float" office:value="-77.73770142" calcext:value-type="float">
            <text:p>-77.73770142</text:p>
          </table:table-cell>
          <table:table-cell table:formula="of:=[.E311]-[.D311]" office:value-type="float" office:value="8.47872161000001" calcext:value-type="float">
            <text:p>8.47872161</text:p>
          </table:table-cell>
          <table:table-cell table:formula="of:=15.12-10*LOG10(POWER(10;[.F311]/10)-1)-[.C311]" office:value-type="float" office:value="6.70613993043479" calcext:value-type="float">
            <text:p>6.7061399304</text:p>
          </table:table-cell>
          <table:table-cell office:value-type="float" office:value="-86.3901062" calcext:value-type="float">
            <text:p>-86.3901062</text:p>
          </table:table-cell>
          <table:table-cell office:value-type="float" office:value="-77.73491669" calcext:value-type="float">
            <text:p>-77.73491669</text:p>
          </table:table-cell>
          <table:table-cell table:formula="of:=[.I311]-[.H311]" office:value-type="float" office:value="8.65518951" calcext:value-type="float">
            <text:p>8.65518951</text:p>
          </table:table-cell>
          <table:table-cell table:formula="of:=15.12-10*LOG10(POWER(10;[.J311]/10)-1)-[.C311]" office:value-type="float" office:value="6.50115792790314" calcext:value-type="float">
            <text:p>6.5011579279</text:p>
          </table:table-cell>
          <table:table-cell table:formula="of:=[.K311]-[.G311]" office:value-type="float" office:value="-0.204982002531645" calcext:value-type="float">
            <text:p>-0.2049820025</text:p>
          </table:table-cell>
          <table:table-cell table:number-columns-repeated="1012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table:formula="of:=[.A312]/1000000" office:value-type="float" office:value="67.17391304" calcext:value-type="float">
            <text:p>6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6.25178528" calcext:value-type="float">
            <text:p>-86.25178528</text:p>
          </table:table-cell>
          <table:table-cell office:value-type="float" office:value="-77.74567413" calcext:value-type="float">
            <text:p>-77.74567413</text:p>
          </table:table-cell>
          <table:table-cell table:formula="of:=[.E312]-[.D312]" office:value-type="float" office:value="8.50611115000001" calcext:value-type="float">
            <text:p>8.50611115</text:p>
          </table:table-cell>
          <table:table-cell table:formula="of:=15.12-10*LOG10(POWER(10;[.F312]/10)-1)-[.C312]" office:value-type="float" office:value="6.67423594682593" calcext:value-type="float">
            <text:p>6.6742359468</text:p>
          </table:table-cell>
          <table:table-cell office:value-type="float" office:value="-86.38067627" calcext:value-type="float">
            <text:p>-86.38067627</text:p>
          </table:table-cell>
          <table:table-cell office:value-type="float" office:value="-77.85861969" calcext:value-type="float">
            <text:p>-77.85861969</text:p>
          </table:table-cell>
          <table:table-cell table:formula="of:=[.I312]-[.H312]" office:value-type="float" office:value="8.52205658" calcext:value-type="float">
            <text:p>8.52205658</text:p>
          </table:table-cell>
          <table:table-cell table:formula="of:=15.12-10*LOG10(POWER(10;[.J312]/10)-1)-[.C312]" office:value-type="float" office:value="6.6556775605163" calcext:value-type="float">
            <text:p>6.6556775605</text:p>
          </table:table-cell>
          <table:table-cell table:formula="of:=[.K312]-[.G312]" office:value-type="float" office:value="-0.0185583863096337" calcext:value-type="float">
            <text:p>-0.0185583863</text:p>
          </table:table-cell>
          <table:table-cell table:number-columns-repeated="1012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table:formula="of:=[.A313]/1000000" office:value-type="float" office:value="67.39130435" calcext:value-type="float">
            <text:p>6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6.42797852" calcext:value-type="float">
            <text:p>-86.42797852</text:p>
          </table:table-cell>
          <table:table-cell office:value-type="float" office:value="-77.90193176" calcext:value-type="float">
            <text:p>-77.90193176</text:p>
          </table:table-cell>
          <table:table-cell table:formula="of:=[.E313]-[.D313]" office:value-type="float" office:value="8.52604676" calcext:value-type="float">
            <text:p>8.52604676</text:p>
          </table:table-cell>
          <table:table-cell table:formula="of:=15.12-10*LOG10(POWER(10;[.F313]/10)-1)-[.C313]" office:value-type="float" office:value="6.65103525958011" calcext:value-type="float">
            <text:p>6.6510352596</text:p>
          </table:table-cell>
          <table:table-cell office:value-type="float" office:value="-86.57923126" calcext:value-type="float">
            <text:p>-86.57923126</text:p>
          </table:table-cell>
          <table:table-cell office:value-type="float" office:value="-77.90213013" calcext:value-type="float">
            <text:p>-77.90213013</text:p>
          </table:table-cell>
          <table:table-cell table:formula="of:=[.I313]-[.H313]" office:value-type="float" office:value="8.67710113" calcext:value-type="float">
            <text:p>8.67710113</text:p>
          </table:table-cell>
          <table:table-cell table:formula="of:=15.12-10*LOG10(POWER(10;[.J313]/10)-1)-[.C313]" office:value-type="float" office:value="6.47579866111202" calcext:value-type="float">
            <text:p>6.4757986611</text:p>
          </table:table-cell>
          <table:table-cell table:formula="of:=[.K313]-[.G313]" office:value-type="float" office:value="-0.175236598468091" calcext:value-type="float">
            <text:p>-0.1752365985</text:p>
          </table:table-cell>
          <table:table-cell table:number-columns-repeated="1012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table:formula="of:=[.A314]/1000000" office:value-type="float" office:value="67.60869565" calcext:value-type="float">
            <text:p>6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6.29515076" calcext:value-type="float">
            <text:p>-86.29515076</text:p>
          </table:table-cell>
          <table:table-cell office:value-type="float" office:value="-77.96784973" calcext:value-type="float">
            <text:p>-77.96784973</text:p>
          </table:table-cell>
          <table:table-cell table:formula="of:=[.E314]-[.D314]" office:value-type="float" office:value="8.32730103" calcext:value-type="float">
            <text:p>8.32730103</text:p>
          </table:table-cell>
          <table:table-cell table:formula="of:=15.12-10*LOG10(POWER(10;[.F314]/10)-1)-[.C314]" office:value-type="float" office:value="6.88312691269143" calcext:value-type="float">
            <text:p>6.8831269127</text:p>
          </table:table-cell>
          <table:table-cell office:value-type="float" office:value="-86.4238739" calcext:value-type="float">
            <text:p>-86.4238739</text:p>
          </table:table-cell>
          <table:table-cell office:value-type="float" office:value="-78.02476501" calcext:value-type="float">
            <text:p>-78.02476501</text:p>
          </table:table-cell>
          <table:table-cell table:formula="of:=[.I314]-[.H314]" office:value-type="float" office:value="8.39910888999999" calcext:value-type="float">
            <text:p>8.39910889</text:p>
          </table:table-cell>
          <table:table-cell table:formula="of:=15.12-10*LOG10(POWER(10;[.J314]/10)-1)-[.C314]" office:value-type="float" office:value="6.79906481292579" calcext:value-type="float">
            <text:p>6.7990648129</text:p>
          </table:table-cell>
          <table:table-cell table:formula="of:=[.K314]-[.G314]" office:value-type="float" office:value="-0.0840620997656387" calcext:value-type="float">
            <text:p>-0.0840620998</text:p>
          </table:table-cell>
          <table:table-cell table:number-columns-repeated="1012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table:formula="of:=[.A315]/1000000" office:value-type="float" office:value="67.82608696" calcext:value-type="float">
            <text:p>6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6.53401184" calcext:value-type="float">
            <text:p>-86.53401184</text:p>
          </table:table-cell>
          <table:table-cell office:value-type="float" office:value="-78.22543335" calcext:value-type="float">
            <text:p>-78.22543335</text:p>
          </table:table-cell>
          <table:table-cell table:formula="of:=[.E315]-[.D315]" office:value-type="float" office:value="8.30857849" calcext:value-type="float">
            <text:p>8.30857849</text:p>
          </table:table-cell>
          <table:table-cell table:formula="of:=15.12-10*LOG10(POWER(10;[.F315]/10)-1)-[.C315]" office:value-type="float" office:value="6.9050837178694" calcext:value-type="float">
            <text:p>6.9050837179</text:p>
          </table:table-cell>
          <table:table-cell office:value-type="float" office:value="-86.43925476" calcext:value-type="float">
            <text:p>-86.43925476</text:p>
          </table:table-cell>
          <table:table-cell office:value-type="float" office:value="-78.45372772" calcext:value-type="float">
            <text:p>-78.45372772</text:p>
          </table:table-cell>
          <table:table-cell table:formula="of:=[.I315]-[.H315]" office:value-type="float" office:value="7.98552703999999" calcext:value-type="float">
            <text:p>7.98552704</text:p>
          </table:table-cell>
          <table:table-cell table:formula="of:=15.12-10*LOG10(POWER(10;[.J315]/10)-1)-[.C315]" office:value-type="float" office:value="7.28660786343564" calcext:value-type="float">
            <text:p>7.2866078634</text:p>
          </table:table-cell>
          <table:table-cell table:formula="of:=[.K315]-[.G315]" office:value-type="float" office:value="0.381524145566242" calcext:value-type="float">
            <text:p>0.3815241456</text:p>
          </table:table-cell>
          <table:table-cell table:number-columns-repeated="1012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table:formula="of:=[.A316]/1000000" office:value-type="float" office:value="68.04347826" calcext:value-type="float">
            <text:p>6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6.79637909" calcext:value-type="float">
            <text:p>-86.79637909</text:p>
          </table:table-cell>
          <table:table-cell office:value-type="float" office:value="-78.24913025" calcext:value-type="float">
            <text:p>-78.24913025</text:p>
          </table:table-cell>
          <table:table-cell table:formula="of:=[.E316]-[.D316]" office:value-type="float" office:value="8.54724884000001" calcext:value-type="float">
            <text:p>8.54724884</text:p>
          </table:table-cell>
          <table:table-cell table:formula="of:=15.12-10*LOG10(POWER(10;[.F316]/10)-1)-[.C316]" office:value-type="float" office:value="6.62637975767381" calcext:value-type="float">
            <text:p>6.6263797577</text:p>
          </table:table-cell>
          <table:table-cell office:value-type="float" office:value="-86.77513885" calcext:value-type="float">
            <text:p>-86.77513885</text:p>
          </table:table-cell>
          <table:table-cell office:value-type="float" office:value="-78.27683258" calcext:value-type="float">
            <text:p>-78.27683258</text:p>
          </table:table-cell>
          <table:table-cell table:formula="of:=[.I316]-[.H316]" office:value-type="float" office:value="8.49830626999999" calcext:value-type="float">
            <text:p>8.49830627</text:p>
          </table:table-cell>
          <table:table-cell table:formula="of:=15.12-10*LOG10(POWER(10;[.J316]/10)-1)-[.C316]" office:value-type="float" office:value="6.68332387888607" calcext:value-type="float">
            <text:p>6.6833238789</text:p>
          </table:table-cell>
          <table:table-cell table:formula="of:=[.K316]-[.G316]" office:value-type="float" office:value="0.0569441212122577" calcext:value-type="float">
            <text:p>0.0569441212</text:p>
          </table:table-cell>
          <table:table-cell table:number-columns-repeated="1012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table:formula="of:=[.A317]/1000000" office:value-type="float" office:value="68.26086957" calcext:value-type="float">
            <text:p>6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6.81448364" calcext:value-type="float">
            <text:p>-86.81448364</text:p>
          </table:table-cell>
          <table:table-cell office:value-type="float" office:value="-78.47307587" calcext:value-type="float">
            <text:p>-78.47307587</text:p>
          </table:table-cell>
          <table:table-cell table:formula="of:=[.E317]-[.D317]" office:value-type="float" office:value="8.34140777" calcext:value-type="float">
            <text:p>8.34140777</text:p>
          </table:table-cell>
          <table:table-cell table:formula="of:=15.12-10*LOG10(POWER(10;[.F317]/10)-1)-[.C317]" office:value-type="float" office:value="6.86659404924271" calcext:value-type="float">
            <text:p>6.8665940492</text:p>
          </table:table-cell>
          <table:table-cell office:value-type="float" office:value="-86.93016052" calcext:value-type="float">
            <text:p>-86.93016052</text:p>
          </table:table-cell>
          <table:table-cell office:value-type="float" office:value="-78.34037781" calcext:value-type="float">
            <text:p>-78.34037781</text:p>
          </table:table-cell>
          <table:table-cell table:formula="of:=[.I317]-[.H317]" office:value-type="float" office:value="8.58978271000001" calcext:value-type="float">
            <text:p>8.58978271</text:p>
          </table:table-cell>
          <table:table-cell table:formula="of:=15.12-10*LOG10(POWER(10;[.J317]/10)-1)-[.C317]" office:value-type="float" office:value="6.57697671531869" calcext:value-type="float">
            <text:p>6.5769767153</text:p>
          </table:table-cell>
          <table:table-cell table:formula="of:=[.K317]-[.G317]" office:value-type="float" office:value="-0.289617333924024" calcext:value-type="float">
            <text:p>-0.2896173339</text:p>
          </table:table-cell>
          <table:table-cell table:number-columns-repeated="1012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table:formula="of:=[.A318]/1000000" office:value-type="float" office:value="68.47826087" calcext:value-type="float">
            <text:p>6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6.78945923" calcext:value-type="float">
            <text:p>-86.78945923</text:p>
          </table:table-cell>
          <table:table-cell office:value-type="float" office:value="-78.5723114" calcext:value-type="float">
            <text:p>-78.5723114</text:p>
          </table:table-cell>
          <table:table-cell table:formula="of:=[.E318]-[.D318]" office:value-type="float" office:value="8.21714783" calcext:value-type="float">
            <text:p>8.21714783</text:p>
          </table:table-cell>
          <table:table-cell table:formula="of:=15.12-10*LOG10(POWER(10;[.F318]/10)-1)-[.C318]" office:value-type="float" office:value="7.01254613485433" calcext:value-type="float">
            <text:p>7.0125461349</text:p>
          </table:table-cell>
          <table:table-cell office:value-type="float" office:value="-86.75609589" calcext:value-type="float">
            <text:p>-86.75609589</text:p>
          </table:table-cell>
          <table:table-cell office:value-type="float" office:value="-78.75965881" calcext:value-type="float">
            <text:p>-78.75965881</text:p>
          </table:table-cell>
          <table:table-cell table:formula="of:=[.I318]-[.H318]" office:value-type="float" office:value="7.99643708000001" calcext:value-type="float">
            <text:p>7.99643708</text:p>
          </table:table-cell>
          <table:table-cell table:formula="of:=15.12-10*LOG10(POWER(10;[.J318]/10)-1)-[.C318]" office:value-type="float" office:value="7.27363795850345" calcext:value-type="float">
            <text:p>7.2736379585</text:p>
          </table:table-cell>
          <table:table-cell table:formula="of:=[.K318]-[.G318]" office:value-type="float" office:value="0.261091823649117" calcext:value-type="float">
            <text:p>0.2610918236</text:p>
          </table:table-cell>
          <table:table-cell table:number-columns-repeated="1012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table:formula="of:=[.A319]/1000000" office:value-type="float" office:value="68.69565217" calcext:value-type="float">
            <text:p>6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6.81301117" calcext:value-type="float">
            <text:p>-86.81301117</text:p>
          </table:table-cell>
          <table:table-cell office:value-type="float" office:value="-78.55595398" calcext:value-type="float">
            <text:p>-78.55595398</text:p>
          </table:table-cell>
          <table:table-cell table:formula="of:=[.E319]-[.D319]" office:value-type="float" office:value="8.25705719" calcext:value-type="float">
            <text:p>8.25705719</text:p>
          </table:table-cell>
          <table:table-cell table:formula="of:=15.12-10*LOG10(POWER(10;[.F319]/10)-1)-[.C319]" office:value-type="float" office:value="6.96559011908704" calcext:value-type="float">
            <text:p>6.9655901191</text:p>
          </table:table-cell>
          <table:table-cell office:value-type="float" office:value="-86.97343445" calcext:value-type="float">
            <text:p>-86.97343445</text:p>
          </table:table-cell>
          <table:table-cell office:value-type="float" office:value="-78.64217377" calcext:value-type="float">
            <text:p>-78.64217377</text:p>
          </table:table-cell>
          <table:table-cell table:formula="of:=[.I319]-[.H319]" office:value-type="float" office:value="8.33126068" calcext:value-type="float">
            <text:p>8.33126068</text:p>
          </table:table-cell>
          <table:table-cell table:formula="of:=15.12-10*LOG10(POWER(10;[.J319]/10)-1)-[.C319]" office:value-type="float" office:value="6.87848533641283" calcext:value-type="float">
            <text:p>6.8784853364</text:p>
          </table:table-cell>
          <table:table-cell table:formula="of:=[.K319]-[.G319]" office:value-type="float" office:value="-0.0871047826742029" calcext:value-type="float">
            <text:p>-0.0871047827</text:p>
          </table:table-cell>
          <table:table-cell table:number-columns-repeated="1012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table:formula="of:=[.A320]/1000000" office:value-type="float" office:value="68.91304348" calcext:value-type="float">
            <text:p>6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6.81610107" calcext:value-type="float">
            <text:p>-86.81610107</text:p>
          </table:table-cell>
          <table:table-cell office:value-type="float" office:value="-78.93830872" calcext:value-type="float">
            <text:p>-78.93830872</text:p>
          </table:table-cell>
          <table:table-cell table:formula="of:=[.E320]-[.D320]" office:value-type="float" office:value="7.87779235000001" calcext:value-type="float">
            <text:p>7.87779235</text:p>
          </table:table-cell>
          <table:table-cell table:formula="of:=15.12-10*LOG10(POWER(10;[.F320]/10)-1)-[.C320]" office:value-type="float" office:value="7.41501765099578" calcext:value-type="float">
            <text:p>7.415017651</text:p>
          </table:table-cell>
          <table:table-cell office:value-type="float" office:value="-87.07691193" calcext:value-type="float">
            <text:p>-87.07691193</text:p>
          </table:table-cell>
          <table:table-cell office:value-type="float" office:value="-78.69476318" calcext:value-type="float">
            <text:p>-78.69476318</text:p>
          </table:table-cell>
          <table:table-cell table:formula="of:=[.I320]-[.H320]" office:value-type="float" office:value="8.38214875000001" calcext:value-type="float">
            <text:p>8.38214875</text:p>
          </table:table-cell>
          <table:table-cell table:formula="of:=15.12-10*LOG10(POWER(10;[.J320]/10)-1)-[.C320]" office:value-type="float" office:value="6.8188979013972" calcext:value-type="float">
            <text:p>6.8188979014</text:p>
          </table:table-cell>
          <table:table-cell table:formula="of:=[.K320]-[.G320]" office:value-type="float" office:value="-0.596119749598584" calcext:value-type="float">
            <text:p>-0.5961197496</text:p>
          </table:table-cell>
          <table:table-cell table:number-columns-repeated="1012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table:formula="of:=[.A321]/1000000" office:value-type="float" office:value="69.13043478" calcext:value-type="float">
            <text:p>6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6.93493652" calcext:value-type="float">
            <text:p>-86.93493652</text:p>
          </table:table-cell>
          <table:table-cell office:value-type="float" office:value="-78.58622742" calcext:value-type="float">
            <text:p>-78.58622742</text:p>
          </table:table-cell>
          <table:table-cell table:formula="of:=[.E321]-[.D321]" office:value-type="float" office:value="8.34870909999999" calcext:value-type="float">
            <text:p>8.3487091</text:p>
          </table:table-cell>
          <table:table-cell table:formula="of:=15.12-10*LOG10(POWER(10;[.F321]/10)-1)-[.C321]" office:value-type="float" office:value="6.85804063439005" calcext:value-type="float">
            <text:p>6.8580406344</text:p>
          </table:table-cell>
          <table:table-cell office:value-type="float" office:value="-87.01101685" calcext:value-type="float">
            <text:p>-87.01101685</text:p>
          </table:table-cell>
          <table:table-cell office:value-type="float" office:value="-78.92190552" calcext:value-type="float">
            <text:p>-78.92190552</text:p>
          </table:table-cell>
          <table:table-cell table:formula="of:=[.I321]-[.H321]" office:value-type="float" office:value="8.08911132999999" calcext:value-type="float">
            <text:p>8.08911133</text:p>
          </table:table-cell>
          <table:table-cell table:formula="of:=15.12-10*LOG10(POWER(10;[.J321]/10)-1)-[.C321]" office:value-type="float" office:value="7.16371190402408" calcext:value-type="float">
            <text:p>7.163711904</text:p>
          </table:table-cell>
          <table:table-cell table:formula="of:=[.K321]-[.G321]" office:value-type="float" office:value="0.305671269634033" calcext:value-type="float">
            <text:p>0.3056712696</text:p>
          </table:table-cell>
          <table:table-cell table:number-columns-repeated="1012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table:formula="of:=[.A322]/1000000" office:value-type="float" office:value="69.34782609" calcext:value-type="float">
            <text:p>6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7.29421234" calcext:value-type="float">
            <text:p>-87.29421234</text:p>
          </table:table-cell>
          <table:table-cell office:value-type="float" office:value="-78.93768311" calcext:value-type="float">
            <text:p>-78.93768311</text:p>
          </table:table-cell>
          <table:table-cell table:formula="of:=[.E322]-[.D322]" office:value-type="float" office:value="8.35652923000001" calcext:value-type="float">
            <text:p>8.35652923</text:p>
          </table:table-cell>
          <table:table-cell table:formula="of:=15.12-10*LOG10(POWER(10;[.F322]/10)-1)-[.C322]" office:value-type="float" office:value="6.84888218376621" calcext:value-type="float">
            <text:p>6.8488821838</text:p>
          </table:table-cell>
          <table:table-cell office:value-type="float" office:value="-87.07089233" calcext:value-type="float">
            <text:p>-87.07089233</text:p>
          </table:table-cell>
          <table:table-cell office:value-type="float" office:value="-79.14228058" calcext:value-type="float">
            <text:p>-79.14228058</text:p>
          </table:table-cell>
          <table:table-cell table:formula="of:=[.I322]-[.H322]" office:value-type="float" office:value="7.92861174999999" calcext:value-type="float">
            <text:p>7.92861175</text:p>
          </table:table-cell>
          <table:table-cell table:formula="of:=15.12-10*LOG10(POWER(10;[.J322]/10)-1)-[.C322]" office:value-type="float" office:value="7.35436943346565" calcext:value-type="float">
            <text:p>7.3543694335</text:p>
          </table:table-cell>
          <table:table-cell table:formula="of:=[.K322]-[.G322]" office:value-type="float" office:value="0.505487249699449" calcext:value-type="float">
            <text:p>0.5054872497</text:p>
          </table:table-cell>
          <table:table-cell table:number-columns-repeated="1012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table:formula="of:=[.A323]/1000000" office:value-type="float" office:value="69.56521739" calcext:value-type="float">
            <text:p>6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7.02078247" calcext:value-type="float">
            <text:p>-87.02078247</text:p>
          </table:table-cell>
          <table:table-cell office:value-type="float" office:value="-79.17084503" calcext:value-type="float">
            <text:p>-79.17084503</text:p>
          </table:table-cell>
          <table:table-cell table:formula="of:=[.E323]-[.D323]" office:value-type="float" office:value="7.84993744000001" calcext:value-type="float">
            <text:p>7.84993744</text:p>
          </table:table-cell>
          <table:table-cell table:formula="of:=15.12-10*LOG10(POWER(10;[.F323]/10)-1)-[.C323]" office:value-type="float" office:value="7.44831845621213" calcext:value-type="float">
            <text:p>7.4483184562</text:p>
          </table:table-cell>
          <table:table-cell office:value-type="float" office:value="-87.26702881" calcext:value-type="float">
            <text:p>-87.26702881</text:p>
          </table:table-cell>
          <table:table-cell office:value-type="float" office:value="-79.33227539" calcext:value-type="float">
            <text:p>-79.33227539</text:p>
          </table:table-cell>
          <table:table-cell table:formula="of:=[.I323]-[.H323]" office:value-type="float" office:value="7.93475342000001" calcext:value-type="float">
            <text:p>7.93475342</text:p>
          </table:table-cell>
          <table:table-cell table:formula="of:=15.12-10*LOG10(POWER(10;[.J323]/10)-1)-[.C323]" office:value-type="float" office:value="7.34704918787168" calcext:value-type="float">
            <text:p>7.3470491879</text:p>
          </table:table-cell>
          <table:table-cell table:formula="of:=[.K323]-[.G323]" office:value-type="float" office:value="-0.101269268340447" calcext:value-type="float">
            <text:p>-0.1012692683</text:p>
          </table:table-cell>
          <table:table-cell table:number-columns-repeated="1012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table:formula="of:=[.A324]/1000000" office:value-type="float" office:value="69.7826087" calcext:value-type="float">
            <text:p>6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7.40093231" calcext:value-type="float">
            <text:p>-87.40093231</text:p>
          </table:table-cell>
          <table:table-cell office:value-type="float" office:value="-79.07899475" calcext:value-type="float">
            <text:p>-79.07899475</text:p>
          </table:table-cell>
          <table:table-cell table:formula="of:=[.E324]-[.D324]" office:value-type="float" office:value="8.32193756" calcext:value-type="float">
            <text:p>8.32193756</text:p>
          </table:table-cell>
          <table:table-cell table:formula="of:=15.12-10*LOG10(POWER(10;[.F324]/10)-1)-[.C324]" office:value-type="float" office:value="6.8894152362885" calcext:value-type="float">
            <text:p>6.8894152363</text:p>
          </table:table-cell>
          <table:table-cell office:value-type="float" office:value="-87.09624481" calcext:value-type="float">
            <text:p>-87.09624481</text:p>
          </table:table-cell>
          <table:table-cell office:value-type="float" office:value="-79.3597641" calcext:value-type="float">
            <text:p>-79.3597641</text:p>
          </table:table-cell>
          <table:table-cell table:formula="of:=[.I324]-[.H324]" office:value-type="float" office:value="7.73648071" calcext:value-type="float">
            <text:p>7.73648071</text:p>
          </table:table-cell>
          <table:table-cell table:formula="of:=15.12-10*LOG10(POWER(10;[.J324]/10)-1)-[.C324]" office:value-type="float" office:value="7.58439441351424" calcext:value-type="float">
            <text:p>7.5843944135</text:p>
          </table:table-cell>
          <table:table-cell table:formula="of:=[.K324]-[.G324]" office:value-type="float" office:value="0.694979177225742" calcext:value-type="float">
            <text:p>0.6949791772</text:p>
          </table:table-cell>
          <table:table-cell table:number-columns-repeated="1012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325]/1000000" office:value-type="float" office:value="70" calcext:value-type="float">
            <text:p>70</text:p>
          </table:table-cell>
          <table:table-cell office:value-type="float" office:value="0.6" calcext:value-type="float">
            <text:p>0.60</text:p>
          </table:table-cell>
          <table:table-cell office:value-type="float" office:value="-87.3057785" calcext:value-type="float">
            <text:p>-87.3057785</text:p>
          </table:table-cell>
          <table:table-cell office:value-type="float" office:value="-79.24319458" calcext:value-type="float">
            <text:p>-79.24319458</text:p>
          </table:table-cell>
          <table:table-cell table:formula="of:=[.E325]-[.D325]" office:value-type="float" office:value="8.06258392000001" calcext:value-type="float">
            <text:p>8.06258392</text:p>
          </table:table-cell>
          <table:table-cell table:formula="of:=15.12-10*LOG10(POWER(10;[.F325]/10)-1)-[.C325]" office:value-type="float" office:value="7.19513301859806" calcext:value-type="float">
            <text:p>7.1951330186</text:p>
          </table:table-cell>
          <table:table-cell office:value-type="float" office:value="-87.23305511" calcext:value-type="float">
            <text:p>-87.23305511</text:p>
          </table:table-cell>
          <table:table-cell office:value-type="float" office:value="-79.15847015" calcext:value-type="float">
            <text:p>-79.15847015</text:p>
          </table:table-cell>
          <table:table-cell table:formula="of:=[.I325]-[.H325]" office:value-type="float" office:value="8.07458496" calcext:value-type="float">
            <text:p>8.07458496</text:p>
          </table:table-cell>
          <table:table-cell table:formula="of:=15.12-10*LOG10(POWER(10;[.J325]/10)-1)-[.C325]" office:value-type="float" office:value="7.18091367312192" calcext:value-type="float">
            <text:p>7.1809136731</text:p>
          </table:table-cell>
          <table:table-cell table:formula="of:=[.K325]-[.G325]" office:value-type="float" office:value="-0.0142193454761461" calcext:value-type="float">
            <text:p>-0.0142193455</text:p>
          </table:table-cell>
          <table:table-cell table:number-columns-repeated="1012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table:formula="of:=[.A326]/1000000" office:value-type="float" office:value="70.2173913" calcext:value-type="float">
            <text:p>7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7.40101624" calcext:value-type="float">
            <text:p>-87.40101624</text:p>
          </table:table-cell>
          <table:table-cell office:value-type="float" office:value="-79.54468536" calcext:value-type="float">
            <text:p>-79.54468536</text:p>
          </table:table-cell>
          <table:table-cell table:formula="of:=[.E326]-[.D326]" office:value-type="float" office:value="7.85633088" calcext:value-type="float">
            <text:p>7.85633088</text:p>
          </table:table-cell>
          <table:table-cell table:formula="of:=15.12-10*LOG10(POWER(10;[.F326]/10)-1)-[.C326]" office:value-type="float" office:value="7.44067134364843" calcext:value-type="float">
            <text:p>7.4406713436</text:p>
          </table:table-cell>
          <table:table-cell office:value-type="float" office:value="-87.37688446" calcext:value-type="float">
            <text:p>-87.37688446</text:p>
          </table:table-cell>
          <table:table-cell office:value-type="float" office:value="-79.63621521" calcext:value-type="float">
            <text:p>-79.63621521</text:p>
          </table:table-cell>
          <table:table-cell table:formula="of:=[.I326]-[.H326]" office:value-type="float" office:value="7.74066925" calcext:value-type="float">
            <text:p>7.74066925</text:p>
          </table:table-cell>
          <table:table-cell table:formula="of:=15.12-10*LOG10(POWER(10;[.J326]/10)-1)-[.C326]" office:value-type="float" office:value="7.57935815764748" calcext:value-type="float">
            <text:p>7.5793581576</text:p>
          </table:table-cell>
          <table:table-cell table:formula="of:=[.K326]-[.G326]" office:value-type="float" office:value="0.138686813999051" calcext:value-type="float">
            <text:p>0.138686814</text:p>
          </table:table-cell>
          <table:table-cell table:number-columns-repeated="1012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table:formula="of:=[.A327]/1000000" office:value-type="float" office:value="70.43478261" calcext:value-type="float">
            <text:p>7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7.14692688" calcext:value-type="float">
            <text:p>-87.14692688</text:p>
          </table:table-cell>
          <table:table-cell office:value-type="float" office:value="-79.57946777" calcext:value-type="float">
            <text:p>-79.57946777</text:p>
          </table:table-cell>
          <table:table-cell table:formula="of:=[.E327]-[.D327]" office:value-type="float" office:value="7.56745911" calcext:value-type="float">
            <text:p>7.56745911</text:p>
          </table:table-cell>
          <table:table-cell table:formula="of:=15.12-10*LOG10(POWER(10;[.F327]/10)-1)-[.C327]" office:value-type="float" office:value="7.78845981002648" calcext:value-type="float">
            <text:p>7.78845981</text:p>
          </table:table-cell>
          <table:table-cell office:value-type="float" office:value="-87.11721039" calcext:value-type="float">
            <text:p>-87.11721039</text:p>
          </table:table-cell>
          <table:table-cell office:value-type="float" office:value="-79.79088593" calcext:value-type="float">
            <text:p>-79.79088593</text:p>
          </table:table-cell>
          <table:table-cell table:formula="of:=[.I327]-[.H327]" office:value-type="float" office:value="7.32632446" calcext:value-type="float">
            <text:p>7.32632446</text:p>
          </table:table-cell>
          <table:table-cell table:formula="of:=15.12-10*LOG10(POWER(10;[.J327]/10)-1)-[.C327]" office:value-type="float" office:value="8.08254408768332" calcext:value-type="float">
            <text:p>8.0825440877</text:p>
          </table:table-cell>
          <table:table-cell table:formula="of:=[.K327]-[.G327]" office:value-type="float" office:value="0.294084277656847" calcext:value-type="float">
            <text:p>0.2940842777</text:p>
          </table:table-cell>
          <table:table-cell table:number-columns-repeated="1012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table:formula="of:=[.A328]/1000000" office:value-type="float" office:value="70.65217391" calcext:value-type="float">
            <text:p>7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7.52178955" calcext:value-type="float">
            <text:p>-87.52178955</text:p>
          </table:table-cell>
          <table:table-cell office:value-type="float" office:value="-79.64676666" calcext:value-type="float">
            <text:p>-79.64676666</text:p>
          </table:table-cell>
          <table:table-cell table:formula="of:=[.E328]-[.D328]" office:value-type="float" office:value="7.87502289" calcext:value-type="float">
            <text:p>7.87502289</text:p>
          </table:table-cell>
          <table:table-cell table:formula="of:=15.12-10*LOG10(POWER(10;[.F328]/10)-1)-[.C328]" office:value-type="float" office:value="7.41832669904393" calcext:value-type="float">
            <text:p>7.418326699</text:p>
          </table:table-cell>
          <table:table-cell office:value-type="float" office:value="-87.2585144" calcext:value-type="float">
            <text:p>-87.2585144</text:p>
          </table:table-cell>
          <table:table-cell office:value-type="float" office:value="-79.71479797" calcext:value-type="float">
            <text:p>-79.71479797</text:p>
          </table:table-cell>
          <table:table-cell table:formula="of:=[.I328]-[.H328]" office:value-type="float" office:value="7.54371643" calcext:value-type="float">
            <text:p>7.54371643</text:p>
          </table:table-cell>
          <table:table-cell table:formula="of:=15.12-10*LOG10(POWER(10;[.J328]/10)-1)-[.C328]" office:value-type="float" office:value="7.81725859609128" calcext:value-type="float">
            <text:p>7.8172585961</text:p>
          </table:table-cell>
          <table:table-cell table:formula="of:=[.K328]-[.G328]" office:value-type="float" office:value="0.398931897047351" calcext:value-type="float">
            <text:p>0.398931897</text:p>
          </table:table-cell>
          <table:table-cell table:number-columns-repeated="1012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table:formula="of:=[.A329]/1000000" office:value-type="float" office:value="70.86956522" calcext:value-type="float">
            <text:p>7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7.32141113" calcext:value-type="float">
            <text:p>-87.32141113</text:p>
          </table:table-cell>
          <table:table-cell office:value-type="float" office:value="-79.6175766" calcext:value-type="float">
            <text:p>-79.6175766</text:p>
          </table:table-cell>
          <table:table-cell table:formula="of:=[.E329]-[.D329]" office:value-type="float" office:value="7.70383452999999" calcext:value-type="float">
            <text:p>7.70383453</text:p>
          </table:table-cell>
          <table:table-cell table:formula="of:=15.12-10*LOG10(POWER(10;[.F329]/10)-1)-[.C329]" office:value-type="float" office:value="7.62368164969488" calcext:value-type="float">
            <text:p>7.6236816497</text:p>
          </table:table-cell>
          <table:table-cell office:value-type="float" office:value="-87.37830353" calcext:value-type="float">
            <text:p>-87.37830353</text:p>
          </table:table-cell>
          <table:table-cell office:value-type="float" office:value="-80.00706482" calcext:value-type="float">
            <text:p>-80.00706482</text:p>
          </table:table-cell>
          <table:table-cell table:formula="of:=[.I329]-[.H329]" office:value-type="float" office:value="7.37123871" calcext:value-type="float">
            <text:p>7.37123871</text:p>
          </table:table-cell>
          <table:table-cell table:formula="of:=15.12-10*LOG10(POWER(10;[.J329]/10)-1)-[.C329]" office:value-type="float" office:value="8.0274933415206" calcext:value-type="float">
            <text:p>8.0274933415</text:p>
          </table:table-cell>
          <table:table-cell table:formula="of:=[.K329]-[.G329]" office:value-type="float" office:value="0.403811691825721" calcext:value-type="float">
            <text:p>0.4038116918</text:p>
          </table:table-cell>
          <table:table-cell table:number-columns-repeated="1012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table:formula="of:=[.A330]/1000000" office:value-type="float" office:value="71.08695652" calcext:value-type="float">
            <text:p>7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7.73530579" calcext:value-type="float">
            <text:p>-87.73530579</text:p>
          </table:table-cell>
          <table:table-cell office:value-type="float" office:value="-79.98830414" calcext:value-type="float">
            <text:p>-79.98830414</text:p>
          </table:table-cell>
          <table:table-cell table:formula="of:=[.E330]-[.D330]" office:value-type="float" office:value="7.74700165" calcext:value-type="float">
            <text:p>7.74700165</text:p>
          </table:table-cell>
          <table:table-cell table:formula="of:=15.12-10*LOG10(POWER(10;[.F330]/10)-1)-[.C330]" office:value-type="float" office:value="7.57174601222258" calcext:value-type="float">
            <text:p>7.5717460122</text:p>
          </table:table-cell>
          <table:table-cell office:value-type="float" office:value="-87.6526947" calcext:value-type="float">
            <text:p>-87.6526947</text:p>
          </table:table-cell>
          <table:table-cell office:value-type="float" office:value="-79.81623077" calcext:value-type="float">
            <text:p>-79.81623077</text:p>
          </table:table-cell>
          <table:table-cell table:formula="of:=[.I330]-[.H330]" office:value-type="float" office:value="7.83646392999999" calcext:value-type="float">
            <text:p>7.83646393</text:p>
          </table:table-cell>
          <table:table-cell table:formula="of:=15.12-10*LOG10(POWER(10;[.J330]/10)-1)-[.C330]" office:value-type="float" office:value="7.46444119154241" calcext:value-type="float">
            <text:p>7.4644411915</text:p>
          </table:table-cell>
          <table:table-cell table:formula="of:=[.K330]-[.G330]" office:value-type="float" office:value="-0.107304820680168" calcext:value-type="float">
            <text:p>-0.1073048207</text:p>
          </table:table-cell>
          <table:table-cell table:number-columns-repeated="1012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table:formula="of:=[.A331]/1000000" office:value-type="float" office:value="71.30434783" calcext:value-type="float">
            <text:p>7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7.77687073" calcext:value-type="float">
            <text:p>-87.77687073</text:p>
          </table:table-cell>
          <table:table-cell office:value-type="float" office:value="-79.9885788" calcext:value-type="float">
            <text:p>-79.9885788</text:p>
          </table:table-cell>
          <table:table-cell table:formula="of:=[.E331]-[.D331]" office:value-type="float" office:value="7.78829193" calcext:value-type="float">
            <text:p>7.78829193</text:p>
          </table:table-cell>
          <table:table-cell table:formula="of:=15.12-10*LOG10(POWER(10;[.F331]/10)-1)-[.C331]" office:value-type="float" office:value="7.52216591425788" calcext:value-type="float">
            <text:p>7.5221659143</text:p>
          </table:table-cell>
          <table:table-cell office:value-type="float" office:value="-87.63041687" calcext:value-type="float">
            <text:p>-87.63041687</text:p>
          </table:table-cell>
          <table:table-cell office:value-type="float" office:value="-80.24554443" calcext:value-type="float">
            <text:p>-80.24554443</text:p>
          </table:table-cell>
          <table:table-cell table:formula="of:=[.I331]-[.H331]" office:value-type="float" office:value="7.38487244" calcext:value-type="float">
            <text:p>7.38487244</text:p>
          </table:table-cell>
          <table:table-cell table:formula="of:=15.12-10*LOG10(POWER(10;[.J331]/10)-1)-[.C331]" office:value-type="float" office:value="8.01080799522546" calcext:value-type="float">
            <text:p>8.0108079952</text:p>
          </table:table-cell>
          <table:table-cell table:formula="of:=[.K331]-[.G331]" office:value-type="float" office:value="0.488642080967582" calcext:value-type="float">
            <text:p>0.488642081</text:p>
          </table:table-cell>
          <table:table-cell table:number-columns-repeated="1012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table:formula="of:=[.A332]/1000000" office:value-type="float" office:value="71.52173913" calcext:value-type="float">
            <text:p>7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7.80528259" calcext:value-type="float">
            <text:p>-87.80528259</text:p>
          </table:table-cell>
          <table:table-cell office:value-type="float" office:value="-80.00865936" calcext:value-type="float">
            <text:p>-80.00865936</text:p>
          </table:table-cell>
          <table:table-cell table:formula="of:=[.E332]-[.D332]" office:value-type="float" office:value="7.79662323000001" calcext:value-type="float">
            <text:p>7.79662323</text:p>
          </table:table-cell>
          <table:table-cell table:formula="of:=15.12-10*LOG10(POWER(10;[.F332]/10)-1)-[.C332]" office:value-type="float" office:value="7.51217338411772" calcext:value-type="float">
            <text:p>7.5121733841</text:p>
          </table:table-cell>
          <table:table-cell office:value-type="float" office:value="-87.40415955" calcext:value-type="float">
            <text:p>-87.40415955</text:p>
          </table:table-cell>
          <table:table-cell office:value-type="float" office:value="-80.26893616" calcext:value-type="float">
            <text:p>-80.26893616</text:p>
          </table:table-cell>
          <table:table-cell table:formula="of:=[.I332]-[.H332]" office:value-type="float" office:value="7.13522338999999" calcext:value-type="float">
            <text:p>7.13522339</text:p>
          </table:table-cell>
          <table:table-cell table:formula="of:=15.12-10*LOG10(POWER(10;[.J332]/10)-1)-[.C332]" office:value-type="float" office:value="8.3182452454871" calcext:value-type="float">
            <text:p>8.3182452455</text:p>
          </table:table-cell>
          <table:table-cell table:formula="of:=[.K332]-[.G332]" office:value-type="float" office:value="0.806071861369379" calcext:value-type="float">
            <text:p>0.8060718614</text:p>
          </table:table-cell>
          <table:table-cell table:number-columns-repeated="1012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table:formula="of:=[.A333]/1000000" office:value-type="float" office:value="71.73913043" calcext:value-type="float">
            <text:p>7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7.53786469" calcext:value-type="float">
            <text:p>-87.53786469</text:p>
          </table:table-cell>
          <table:table-cell office:value-type="float" office:value="-80.2374649" calcext:value-type="float">
            <text:p>-80.2374649</text:p>
          </table:table-cell>
          <table:table-cell table:formula="of:=[.E333]-[.D333]" office:value-type="float" office:value="7.30039979" calcext:value-type="float">
            <text:p>7.30039979</text:p>
          </table:table-cell>
          <table:table-cell table:formula="of:=15.12-10*LOG10(POWER(10;[.F333]/10)-1)-[.C333]" office:value-type="float" office:value="8.11437838334305" calcext:value-type="float">
            <text:p>8.1143783833</text:p>
          </table:table-cell>
          <table:table-cell office:value-type="float" office:value="-87.72123718" calcext:value-type="float">
            <text:p>-87.72123718</text:p>
          </table:table-cell>
          <table:table-cell office:value-type="float" office:value="-80.34819031" calcext:value-type="float">
            <text:p>-80.34819031</text:p>
          </table:table-cell>
          <table:table-cell table:formula="of:=[.I333]-[.H333]" office:value-type="float" office:value="7.37304687000001" calcext:value-type="float">
            <text:p>7.37304687</text:p>
          </table:table-cell>
          <table:table-cell table:formula="of:=15.12-10*LOG10(POWER(10;[.J333]/10)-1)-[.C333]" office:value-type="float" office:value="8.0252797892004" calcext:value-type="float">
            <text:p>8.0252797892</text:p>
          </table:table-cell>
          <table:table-cell table:formula="of:=[.K333]-[.G333]" office:value-type="float" office:value="-0.0890985941426514" calcext:value-type="float">
            <text:p>-0.0890985941</text:p>
          </table:table-cell>
          <table:table-cell table:number-columns-repeated="1012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table:formula="of:=[.A334]/1000000" office:value-type="float" office:value="71.95652174" calcext:value-type="float">
            <text:p>7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7.83144379" calcext:value-type="float">
            <text:p>-87.83144379</text:p>
          </table:table-cell>
          <table:table-cell office:value-type="float" office:value="-80.26257324" calcext:value-type="float">
            <text:p>-80.26257324</text:p>
          </table:table-cell>
          <table:table-cell table:formula="of:=[.E334]-[.D334]" office:value-type="float" office:value="7.56887055" calcext:value-type="float">
            <text:p>7.56887055</text:p>
          </table:table-cell>
          <table:table-cell table:formula="of:=15.12-10*LOG10(POWER(10;[.F334]/10)-1)-[.C334]" office:value-type="float" office:value="7.78674885207549" calcext:value-type="float">
            <text:p>7.7867488521</text:p>
          </table:table-cell>
          <table:table-cell office:value-type="float" office:value="-87.53220367" calcext:value-type="float">
            <text:p>-87.53220367</text:p>
          </table:table-cell>
          <table:table-cell office:value-type="float" office:value="-80.31730652" calcext:value-type="float">
            <text:p>-80.31730652</text:p>
          </table:table-cell>
          <table:table-cell table:formula="of:=[.I334]-[.H334]" office:value-type="float" office:value="7.21489715" calcext:value-type="float">
            <text:p>7.21489715</text:p>
          </table:table-cell>
          <table:table-cell table:formula="of:=15.12-10*LOG10(POWER(10;[.J334]/10)-1)-[.C334]" office:value-type="float" office:value="8.21968211741875" calcext:value-type="float">
            <text:p>8.2196821174</text:p>
          </table:table-cell>
          <table:table-cell table:formula="of:=[.K334]-[.G334]" office:value-type="float" office:value="0.432933265343257" calcext:value-type="float">
            <text:p>0.4329332653</text:p>
          </table:table-cell>
          <table:table-cell table:number-columns-repeated="1012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table:formula="of:=[.A335]/1000000" office:value-type="float" office:value="72.17391304" calcext:value-type="float">
            <text:p>7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7.77987671" calcext:value-type="float">
            <text:p>-87.77987671</text:p>
          </table:table-cell>
          <table:table-cell office:value-type="float" office:value="-80.36961365" calcext:value-type="float">
            <text:p>-80.36961365</text:p>
          </table:table-cell>
          <table:table-cell table:formula="of:=[.E335]-[.D335]" office:value-type="float" office:value="7.41026305999999" calcext:value-type="float">
            <text:p>7.41026306</text:p>
          </table:table-cell>
          <table:table-cell table:formula="of:=15.12-10*LOG10(POWER(10;[.F335]/10)-1)-[.C335]" office:value-type="float" office:value="7.97976536990583" calcext:value-type="float">
            <text:p>7.9797653699</text:p>
          </table:table-cell>
          <table:table-cell office:value-type="float" office:value="-87.56702423" calcext:value-type="float">
            <text:p>-87.56702423</text:p>
          </table:table-cell>
          <table:table-cell office:value-type="float" office:value="-80.43495178" calcext:value-type="float">
            <text:p>-80.43495178</text:p>
          </table:table-cell>
          <table:table-cell table:formula="of:=[.I335]-[.H335]" office:value-type="float" office:value="7.13207245" calcext:value-type="float">
            <text:p>7.13207245</text:p>
          </table:table-cell>
          <table:table-cell table:formula="of:=15.12-10*LOG10(POWER(10;[.J335]/10)-1)-[.C335]" office:value-type="float" office:value="8.32215207793892" calcext:value-type="float">
            <text:p>8.3221520779</text:p>
          </table:table-cell>
          <table:table-cell table:formula="of:=[.K335]-[.G335]" office:value-type="float" office:value="0.342386708033086" calcext:value-type="float">
            <text:p>0.342386708</text:p>
          </table:table-cell>
          <table:table-cell table:number-columns-repeated="1012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table:formula="of:=[.A336]/1000000" office:value-type="float" office:value="72.39130435" calcext:value-type="float">
            <text:p>7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7.79582214" calcext:value-type="float">
            <text:p>-87.79582214</text:p>
          </table:table-cell>
          <table:table-cell office:value-type="float" office:value="-80.32997131" calcext:value-type="float">
            <text:p>-80.32997131</text:p>
          </table:table-cell>
          <table:table-cell table:formula="of:=[.E336]-[.D336]" office:value-type="float" office:value="7.46585082999999" calcext:value-type="float">
            <text:p>7.46585083</text:p>
          </table:table-cell>
          <table:table-cell table:formula="of:=15.12-10*LOG10(POWER(10;[.F336]/10)-1)-[.C336]" office:value-type="float" office:value="7.911943626764" calcext:value-type="float">
            <text:p>7.9119436268</text:p>
          </table:table-cell>
          <table:table-cell office:value-type="float" office:value="-87.78006744" calcext:value-type="float">
            <text:p>-87.78006744</text:p>
          </table:table-cell>
          <table:table-cell office:value-type="float" office:value="-80.59870911" calcext:value-type="float">
            <text:p>-80.59870911</text:p>
          </table:table-cell>
          <table:table-cell table:formula="of:=[.I336]-[.H336]" office:value-type="float" office:value="7.18135833" calcext:value-type="float">
            <text:p>7.18135833</text:p>
          </table:table-cell>
          <table:table-cell table:formula="of:=15.12-10*LOG10(POWER(10;[.J336]/10)-1)-[.C336]" office:value-type="float" office:value="8.2611202430257" calcext:value-type="float">
            <text:p>8.261120243</text:p>
          </table:table-cell>
          <table:table-cell table:formula="of:=[.K336]-[.G336]" office:value-type="float" office:value="0.349176616261694" calcext:value-type="float">
            <text:p>0.3491766163</text:p>
          </table:table-cell>
          <table:table-cell table:number-columns-repeated="1012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table:formula="of:=[.A337]/1000000" office:value-type="float" office:value="72.60869565" calcext:value-type="float">
            <text:p>7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7.8584671" calcext:value-type="float">
            <text:p>-87.8584671</text:p>
          </table:table-cell>
          <table:table-cell office:value-type="float" office:value="-80.63053131" calcext:value-type="float">
            <text:p>-80.63053131</text:p>
          </table:table-cell>
          <table:table-cell table:formula="of:=[.E337]-[.D337]" office:value-type="float" office:value="7.22793579" calcext:value-type="float">
            <text:p>7.22793579</text:p>
          </table:table-cell>
          <table:table-cell table:formula="of:=15.12-10*LOG10(POWER(10;[.F337]/10)-1)-[.C337]" office:value-type="float" office:value="8.20359280065187" calcext:value-type="float">
            <text:p>8.2035928007</text:p>
          </table:table-cell>
          <table:table-cell office:value-type="float" office:value="-87.76016235" calcext:value-type="float">
            <text:p>-87.76016235</text:p>
          </table:table-cell>
          <table:table-cell office:value-type="float" office:value="-80.59445953" calcext:value-type="float">
            <text:p>-80.59445953</text:p>
          </table:table-cell>
          <table:table-cell table:formula="of:=[.I337]-[.H337]" office:value-type="float" office:value="7.16570281999999" calcext:value-type="float">
            <text:p>7.16570282</text:p>
          </table:table-cell>
          <table:table-cell table:formula="of:=15.12-10*LOG10(POWER(10;[.J337]/10)-1)-[.C337]" office:value-type="float" office:value="8.28048894926099" calcext:value-type="float">
            <text:p>8.2804889493</text:p>
          </table:table-cell>
          <table:table-cell table:formula="of:=[.K337]-[.G337]" office:value-type="float" office:value="0.0768961486091229" calcext:value-type="float">
            <text:p>0.0768961486</text:p>
          </table:table-cell>
          <table:table-cell table:number-columns-repeated="1012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table:formula="of:=[.A338]/1000000" office:value-type="float" office:value="72.82608696" calcext:value-type="float">
            <text:p>7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7.76051331" calcext:value-type="float">
            <text:p>-87.76051331</text:p>
          </table:table-cell>
          <table:table-cell office:value-type="float" office:value="-80.76079559" calcext:value-type="float">
            <text:p>-80.76079559</text:p>
          </table:table-cell>
          <table:table-cell table:formula="of:=[.E338]-[.D338]" office:value-type="float" office:value="6.99971771999999" calcext:value-type="float">
            <text:p>6.99971772</text:p>
          </table:table-cell>
          <table:table-cell table:formula="of:=15.12-10*LOG10(POWER(10;[.F338]/10)-1)-[.C338]" office:value-type="float" office:value="8.48688159728092" calcext:value-type="float">
            <text:p>8.4868815973</text:p>
          </table:table-cell>
          <table:table-cell office:value-type="float" office:value="-87.74468231" calcext:value-type="float">
            <text:p>-87.74468231</text:p>
          </table:table-cell>
          <table:table-cell office:value-type="float" office:value="-80.81269836" calcext:value-type="float">
            <text:p>-80.81269836</text:p>
          </table:table-cell>
          <table:table-cell table:formula="of:=[.I338]-[.H338]" office:value-type="float" office:value="6.93198394999999" calcext:value-type="float">
            <text:p>6.93198395</text:p>
          </table:table-cell>
          <table:table-cell table:formula="of:=15.12-10*LOG10(POWER(10;[.J338]/10)-1)-[.C338]" office:value-type="float" office:value="8.57166585255335" calcext:value-type="float">
            <text:p>8.5716658526</text:p>
          </table:table-cell>
          <table:table-cell table:formula="of:=[.K338]-[.G338]" office:value-type="float" office:value="0.0847842552724245" calcext:value-type="float">
            <text:p>0.0847842553</text:p>
          </table:table-cell>
          <table:table-cell table:number-columns-repeated="1012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table:formula="of:=[.A339]/1000000" office:value-type="float" office:value="73.04347826" calcext:value-type="float">
            <text:p>7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7.82221222" calcext:value-type="float">
            <text:p>-87.82221222</text:p>
          </table:table-cell>
          <table:table-cell office:value-type="float" office:value="-80.74305725" calcext:value-type="float">
            <text:p>-80.74305725</text:p>
          </table:table-cell>
          <table:table-cell table:formula="of:=[.E339]-[.D339]" office:value-type="float" office:value="7.07915496999999" calcext:value-type="float">
            <text:p>7.07915497</text:p>
          </table:table-cell>
          <table:table-cell table:formula="of:=15.12-10*LOG10(POWER(10;[.F339]/10)-1)-[.C339]" office:value-type="float" office:value="8.38786639403335" calcext:value-type="float">
            <text:p>8.387866394</text:p>
          </table:table-cell>
          <table:table-cell office:value-type="float" office:value="-87.91769409" calcext:value-type="float">
            <text:p>-87.91769409</text:p>
          </table:table-cell>
          <table:table-cell office:value-type="float" office:value="-80.93132782" calcext:value-type="float">
            <text:p>-80.93132782</text:p>
          </table:table-cell>
          <table:table-cell table:formula="of:=[.I339]-[.H339]" office:value-type="float" office:value="6.98636627000001" calcext:value-type="float">
            <text:p>6.98636627</text:p>
          </table:table-cell>
          <table:table-cell table:formula="of:=15.12-10*LOG10(POWER(10;[.J339]/10)-1)-[.C339]" office:value-type="float" office:value="8.50356770343404" calcext:value-type="float">
            <text:p>8.5035677034</text:p>
          </table:table-cell>
          <table:table-cell table:formula="of:=[.K339]-[.G339]" office:value-type="float" office:value="0.115701309400686" calcext:value-type="float">
            <text:p>0.1157013094</text:p>
          </table:table-cell>
          <table:table-cell table:number-columns-repeated="1012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table:formula="of:=[.A340]/1000000" office:value-type="float" office:value="73.26086957" calcext:value-type="float">
            <text:p>7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7.79210663" calcext:value-type="float">
            <text:p>-87.79210663</text:p>
          </table:table-cell>
          <table:table-cell office:value-type="float" office:value="-80.89209747" calcext:value-type="float">
            <text:p>-80.89209747</text:p>
          </table:table-cell>
          <table:table-cell table:formula="of:=[.E340]-[.D340]" office:value-type="float" office:value="6.90000916000001" calcext:value-type="float">
            <text:p>6.90000916</text:p>
          </table:table-cell>
          <table:table-cell table:formula="of:=15.12-10*LOG10(POWER(10;[.F340]/10)-1)-[.C340]" office:value-type="float" office:value="8.61180613190879" calcext:value-type="float">
            <text:p>8.6118061319</text:p>
          </table:table-cell>
          <table:table-cell office:value-type="float" office:value="-87.83582306" calcext:value-type="float">
            <text:p>-87.83582306</text:p>
          </table:table-cell>
          <table:table-cell office:value-type="float" office:value="-81.09113312" calcext:value-type="float">
            <text:p>-81.09113312</text:p>
          </table:table-cell>
          <table:table-cell table:formula="of:=[.I340]-[.H340]" office:value-type="float" office:value="6.74468994" calcext:value-type="float">
            <text:p>6.74468994</text:p>
          </table:table-cell>
          <table:table-cell table:formula="of:=15.12-10*LOG10(POWER(10;[.J340]/10)-1)-[.C340]" office:value-type="float" office:value="8.80788508320925" calcext:value-type="float">
            <text:p>8.8078850832</text:p>
          </table:table-cell>
          <table:table-cell table:formula="of:=[.K340]-[.G340]" office:value-type="float" office:value="0.196078951300464" calcext:value-type="float">
            <text:p>0.1960789513</text:p>
          </table:table-cell>
          <table:table-cell table:number-columns-repeated="1012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table:formula="of:=[.A341]/1000000" office:value-type="float" office:value="73.47826087" calcext:value-type="float">
            <text:p>7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7.98830414" calcext:value-type="float">
            <text:p>-87.98830414</text:p>
          </table:table-cell>
          <table:table-cell office:value-type="float" office:value="-80.97000885" calcext:value-type="float">
            <text:p>-80.97000885</text:p>
          </table:table-cell>
          <table:table-cell table:formula="of:=[.E341]-[.D341]" office:value-type="float" office:value="7.01829529" calcext:value-type="float">
            <text:p>7.01829529</text:p>
          </table:table-cell>
          <table:table-cell table:formula="of:=15.12-10*LOG10(POWER(10;[.F341]/10)-1)-[.C341]" office:value-type="float" office:value="8.46368535056975" calcext:value-type="float">
            <text:p>8.4636853506</text:p>
          </table:table-cell>
          <table:table-cell office:value-type="float" office:value="-87.69490814" calcext:value-type="float">
            <text:p>-87.69490814</text:p>
          </table:table-cell>
          <table:table-cell office:value-type="float" office:value="-81.06500244" calcext:value-type="float">
            <text:p>-81.06500244</text:p>
          </table:table-cell>
          <table:table-cell table:formula="of:=[.I341]-[.H341]" office:value-type="float" office:value="6.62990570000001" calcext:value-type="float">
            <text:p>6.6299057</text:p>
          </table:table-cell>
          <table:table-cell table:formula="of:=15.12-10*LOG10(POWER(10;[.J341]/10)-1)-[.C341]" office:value-type="float" office:value="8.95400133509974" calcext:value-type="float">
            <text:p>8.9540013351</text:p>
          </table:table-cell>
          <table:table-cell table:formula="of:=[.K341]-[.G341]" office:value-type="float" office:value="0.490315984529994" calcext:value-type="float">
            <text:p>0.4903159845</text:p>
          </table:table-cell>
          <table:table-cell table:number-columns-repeated="1012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table:formula="of:=[.A342]/1000000" office:value-type="float" office:value="73.69565217" calcext:value-type="float">
            <text:p>7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7.79811096" calcext:value-type="float">
            <text:p>-87.79811096</text:p>
          </table:table-cell>
          <table:table-cell office:value-type="float" office:value="-81.21259308" calcext:value-type="float">
            <text:p>-81.21259308</text:p>
          </table:table-cell>
          <table:table-cell table:formula="of:=[.E342]-[.D342]" office:value-type="float" office:value="6.58551788" calcext:value-type="float">
            <text:p>6.58551788</text:p>
          </table:table-cell>
          <table:table-cell table:formula="of:=15.12-10*LOG10(POWER(10;[.F342]/10)-1)-[.C342]" office:value-type="float" office:value="9.01079153992669" calcext:value-type="float">
            <text:p>9.0107915399</text:p>
          </table:table-cell>
          <table:table-cell office:value-type="float" office:value="-87.91819763" calcext:value-type="float">
            <text:p>-87.91819763</text:p>
          </table:table-cell>
          <table:table-cell office:value-type="float" office:value="-81.24180603" calcext:value-type="float">
            <text:p>-81.24180603</text:p>
          </table:table-cell>
          <table:table-cell table:formula="of:=[.I342]-[.H342]" office:value-type="float" office:value="6.6763916" calcext:value-type="float">
            <text:p>6.6763916</text:p>
          </table:table-cell>
          <table:table-cell table:formula="of:=15.12-10*LOG10(POWER(10;[.J342]/10)-1)-[.C342]" office:value-type="float" office:value="8.89469926716835" calcext:value-type="float">
            <text:p>8.8946992672</text:p>
          </table:table-cell>
          <table:table-cell table:formula="of:=[.K342]-[.G342]" office:value-type="float" office:value="-0.116092272758342" calcext:value-type="float">
            <text:p>-0.1160922728</text:p>
          </table:table-cell>
          <table:table-cell table:number-columns-repeated="1012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table:formula="of:=[.A343]/1000000" office:value-type="float" office:value="73.91304348" calcext:value-type="float">
            <text:p>7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7.9997406" calcext:value-type="float">
            <text:p>-87.9997406</text:p>
          </table:table-cell>
          <table:table-cell office:value-type="float" office:value="-81.31587219" calcext:value-type="float">
            <text:p>-81.31587219</text:p>
          </table:table-cell>
          <table:table-cell table:formula="of:=[.E343]-[.D343]" office:value-type="float" office:value="6.68386841" calcext:value-type="float">
            <text:p>6.68386841</text:p>
          </table:table-cell>
          <table:table-cell table:formula="of:=15.12-10*LOG10(POWER(10;[.F343]/10)-1)-[.C343]" office:value-type="float" office:value="8.88517737752216" calcext:value-type="float">
            <text:p>8.8851773775</text:p>
          </table:table-cell>
          <table:table-cell office:value-type="float" office:value="-87.88695526" calcext:value-type="float">
            <text:p>-87.88695526</text:p>
          </table:table-cell>
          <table:table-cell office:value-type="float" office:value="-81.3706131" calcext:value-type="float">
            <text:p>-81.3706131</text:p>
          </table:table-cell>
          <table:table-cell table:formula="of:=[.I343]-[.H343]" office:value-type="float" office:value="6.51634215999999" calcext:value-type="float">
            <text:p>6.51634216</text:p>
          </table:table-cell>
          <table:table-cell table:formula="of:=15.12-10*LOG10(POWER(10;[.J343]/10)-1)-[.C343]" office:value-type="float" office:value="9.09962251169058" calcext:value-type="float">
            <text:p>9.0996225117</text:p>
          </table:table-cell>
          <table:table-cell table:formula="of:=[.K343]-[.G343]" office:value-type="float" office:value="0.214445134168423" calcext:value-type="float">
            <text:p>0.2144451342</text:p>
          </table:table-cell>
          <table:table-cell table:number-columns-repeated="1012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table:formula="of:=[.A344]/1000000" office:value-type="float" office:value="74.13043478" calcext:value-type="float">
            <text:p>7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7.80831909" calcext:value-type="float">
            <text:p>-87.80831909</text:p>
          </table:table-cell>
          <table:table-cell office:value-type="float" office:value="-81.2771759" calcext:value-type="float">
            <text:p>-81.2771759</text:p>
          </table:table-cell>
          <table:table-cell table:formula="of:=[.E344]-[.D344]" office:value-type="float" office:value="6.53114318999999" calcext:value-type="float">
            <text:p>6.53114319</text:p>
          </table:table-cell>
          <table:table-cell table:formula="of:=15.12-10*LOG10(POWER(10;[.F344]/10)-1)-[.C344]" office:value-type="float" office:value="9.08058210153572" calcext:value-type="float">
            <text:p>9.0805821015</text:p>
          </table:table-cell>
          <table:table-cell office:value-type="float" office:value="-88.00343323" calcext:value-type="float">
            <text:p>-88.00343323</text:p>
          </table:table-cell>
          <table:table-cell office:value-type="float" office:value="-81.52864838" calcext:value-type="float">
            <text:p>-81.52864838</text:p>
          </table:table-cell>
          <table:table-cell table:formula="of:=[.I344]-[.H344]" office:value-type="float" office:value="6.47478485000001" calcext:value-type="float">
            <text:p>6.47478485</text:p>
          </table:table-cell>
          <table:table-cell table:formula="of:=15.12-10*LOG10(POWER(10;[.J344]/10)-1)-[.C344]" office:value-type="float" office:value="9.15318280528466" calcext:value-type="float">
            <text:p>9.1531828053</text:p>
          </table:table-cell>
          <table:table-cell table:formula="of:=[.K344]-[.G344]" office:value-type="float" office:value="0.0726007037489431" calcext:value-type="float">
            <text:p>0.0726007037</text:p>
          </table:table-cell>
          <table:table-cell table:number-columns-repeated="1012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table:formula="of:=[.A345]/1000000" office:value-type="float" office:value="74.34782609" calcext:value-type="float">
            <text:p>7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8.1288681" calcext:value-type="float">
            <text:p>-88.1288681</text:p>
          </table:table-cell>
          <table:table-cell office:value-type="float" office:value="-81.75141907" calcext:value-type="float">
            <text:p>-81.75141907</text:p>
          </table:table-cell>
          <table:table-cell table:formula="of:=[.E345]-[.D345]" office:value-type="float" office:value="6.37744903000001" calcext:value-type="float">
            <text:p>6.37744903</text:p>
          </table:table-cell>
          <table:table-cell table:formula="of:=15.12-10*LOG10(POWER(10;[.F345]/10)-1)-[.C345]" office:value-type="float" office:value="9.27921989608501" calcext:value-type="float">
            <text:p>9.2792198961</text:p>
          </table:table-cell>
          <table:table-cell office:value-type="float" office:value="-87.92565918" calcext:value-type="float">
            <text:p>-87.92565918</text:p>
          </table:table-cell>
          <table:table-cell office:value-type="float" office:value="-81.63419342" calcext:value-type="float">
            <text:p>-81.63419342</text:p>
          </table:table-cell>
          <table:table-cell table:formula="of:=[.I345]-[.H345]" office:value-type="float" office:value="6.29146576000001" calcext:value-type="float">
            <text:p>6.29146576</text:p>
          </table:table-cell>
          <table:table-cell table:formula="of:=15.12-10*LOG10(POWER(10;[.J345]/10)-1)-[.C345]" office:value-type="float" office:value="9.39126136904779" calcext:value-type="float">
            <text:p>9.391261369</text:p>
          </table:table-cell>
          <table:table-cell table:formula="of:=[.K345]-[.G345]" office:value-type="float" office:value="0.112041472962783" calcext:value-type="float">
            <text:p>0.112041473</text:p>
          </table:table-cell>
          <table:table-cell table:number-columns-repeated="1012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table:formula="of:=[.A346]/1000000" office:value-type="float" office:value="74.56521739" calcext:value-type="float">
            <text:p>7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8.09996033" calcext:value-type="float">
            <text:p>-88.09996033</text:p>
          </table:table-cell>
          <table:table-cell office:value-type="float" office:value="-81.3502655" calcext:value-type="float">
            <text:p>-81.3502655</text:p>
          </table:table-cell>
          <table:table-cell table:formula="of:=[.E346]-[.D346]" office:value-type="float" office:value="6.74969483" calcext:value-type="float">
            <text:p>6.74969483</text:p>
          </table:table-cell>
          <table:table-cell table:formula="of:=15.12-10*LOG10(POWER(10;[.F346]/10)-1)-[.C346]" office:value-type="float" office:value="8.80153784340005" calcext:value-type="float">
            <text:p>8.8015378434</text:p>
          </table:table-cell>
          <table:table-cell office:value-type="float" office:value="-88.0962677" calcext:value-type="float">
            <text:p>-88.0962677</text:p>
          </table:table-cell>
          <table:table-cell office:value-type="float" office:value="-81.66709137" calcext:value-type="float">
            <text:p>-81.66709137</text:p>
          </table:table-cell>
          <table:table-cell table:formula="of:=[.I346]-[.H346]" office:value-type="float" office:value="6.42917633" calcext:value-type="float">
            <text:p>6.42917633</text:p>
          </table:table-cell>
          <table:table-cell table:formula="of:=15.12-10*LOG10(POWER(10;[.J346]/10)-1)-[.C346]" office:value-type="float" office:value="9.21213617703578" calcext:value-type="float">
            <text:p>9.212136177</text:p>
          </table:table-cell>
          <table:table-cell table:formula="of:=[.K346]-[.G346]" office:value-type="float" office:value="0.410598333635733" calcext:value-type="float">
            <text:p>0.4105983336</text:p>
          </table:table-cell>
          <table:table-cell table:number-columns-repeated="1012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table:formula="of:=[.A347]/1000000" office:value-type="float" office:value="74.7826087" calcext:value-type="float">
            <text:p>7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8.20426178" calcext:value-type="float">
            <text:p>-88.20426178</text:p>
          </table:table-cell>
          <table:table-cell office:value-type="float" office:value="-81.71173096" calcext:value-type="float">
            <text:p>-81.71173096</text:p>
          </table:table-cell>
          <table:table-cell table:formula="of:=[.E347]-[.D347]" office:value-type="float" office:value="6.49253082" calcext:value-type="float">
            <text:p>6.49253082</text:p>
          </table:table-cell>
          <table:table-cell table:formula="of:=15.12-10*LOG10(POWER(10;[.F347]/10)-1)-[.C347]" office:value-type="float" office:value="9.13029315675872" calcext:value-type="float">
            <text:p>9.1302931568</text:p>
          </table:table-cell>
          <table:table-cell office:value-type="float" office:value="-87.94889069" calcext:value-type="float">
            <text:p>-87.94889069</text:p>
          </table:table-cell>
          <table:table-cell office:value-type="float" office:value="-81.81300354" calcext:value-type="float">
            <text:p>-81.81300354</text:p>
          </table:table-cell>
          <table:table-cell table:formula="of:=[.I347]-[.H347]" office:value-type="float" office:value="6.13588715" calcext:value-type="float">
            <text:p>6.13588715</text:p>
          </table:table-cell>
          <table:table-cell table:formula="of:=15.12-10*LOG10(POWER(10;[.J347]/10)-1)-[.C347]" office:value-type="float" office:value="9.59574134047977" calcext:value-type="float">
            <text:p>9.5957413405</text:p>
          </table:table-cell>
          <table:table-cell table:formula="of:=[.K347]-[.G347]" office:value-type="float" office:value="0.465448183721051" calcext:value-type="float">
            <text:p>0.4654481837</text:p>
          </table:table-cell>
          <table:table-cell table:number-columns-repeated="1012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48]/1000000" office:value-type="float" office:value="75" calcext:value-type="float">
            <text:p>75</text:p>
          </table:table-cell>
          <table:table-cell office:value-type="float" office:value="0.6" calcext:value-type="float">
            <text:p>0.60</text:p>
          </table:table-cell>
          <table:table-cell office:value-type="float" office:value="-88.0197525" calcext:value-type="float">
            <text:p>-88.0197525</text:p>
          </table:table-cell>
          <table:table-cell office:value-type="float" office:value="-81.5684967" calcext:value-type="float">
            <text:p>-81.5684967</text:p>
          </table:table-cell>
          <table:table-cell table:formula="of:=[.E348]-[.D348]" office:value-type="float" office:value="6.4512558" calcext:value-type="float">
            <text:p>6.4512558</text:p>
          </table:table-cell>
          <table:table-cell table:formula="of:=15.12-10*LOG10(POWER(10;[.F348]/10)-1)-[.C348]" office:value-type="float" office:value="9.18357372874998" calcext:value-type="float">
            <text:p>9.1835737287</text:p>
          </table:table-cell>
          <table:table-cell office:value-type="float" office:value="-88.06362152" calcext:value-type="float">
            <text:p>-88.06362152</text:p>
          </table:table-cell>
          <table:table-cell office:value-type="float" office:value="-81.85614014" calcext:value-type="float">
            <text:p>-81.85614014</text:p>
          </table:table-cell>
          <table:table-cell table:formula="of:=[.I348]-[.H348]" office:value-type="float" office:value="6.20748137999999" calcext:value-type="float">
            <text:p>6.20748138</text:p>
          </table:table-cell>
          <table:table-cell table:formula="of:=15.12-10*LOG10(POWER(10;[.J348]/10)-1)-[.C348]" office:value-type="float" office:value="9.50135747478812" calcext:value-type="float">
            <text:p>9.5013574748</text:p>
          </table:table-cell>
          <table:table-cell table:formula="of:=[.K348]-[.G348]" office:value-type="float" office:value="0.317783746038138" calcext:value-type="float">
            <text:p>0.317783746</text:p>
          </table:table-cell>
          <table:table-cell table:number-columns-repeated="1012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table:formula="of:=[.A349]/1000000" office:value-type="float" office:value="75.2173913" calcext:value-type="float">
            <text:p>7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06745148" calcext:value-type="float">
            <text:p>-88.06745148</text:p>
          </table:table-cell>
          <table:table-cell office:value-type="float" office:value="-81.76560974" calcext:value-type="float">
            <text:p>-81.76560974</text:p>
          </table:table-cell>
          <table:table-cell table:formula="of:=[.E349]-[.D349]" office:value-type="float" office:value="6.30184174" calcext:value-type="float">
            <text:p>6.30184174</text:p>
          </table:table-cell>
          <table:table-cell table:formula="of:=15.12-10*LOG10(POWER(10;[.F349]/10)-1)-[.C349]" office:value-type="float" office:value="9.37770501984726" calcext:value-type="float">
            <text:p>9.3777050198</text:p>
          </table:table-cell>
          <table:table-cell office:value-type="float" office:value="-88.21636963" calcext:value-type="float">
            <text:p>-88.21636963</text:p>
          </table:table-cell>
          <table:table-cell office:value-type="float" office:value="-81.95837402" calcext:value-type="float">
            <text:p>-81.95837402</text:p>
          </table:table-cell>
          <table:table-cell table:formula="of:=[.I349]-[.H349]" office:value-type="float" office:value="6.25799561" calcext:value-type="float">
            <text:p>6.25799561</text:p>
          </table:table-cell>
          <table:table-cell table:formula="of:=15.12-10*LOG10(POWER(10;[.J349]/10)-1)-[.C349]" office:value-type="float" office:value="9.43505852972634" calcext:value-type="float">
            <text:p>9.4350585297</text:p>
          </table:table-cell>
          <table:table-cell table:formula="of:=[.K349]-[.G349]" office:value-type="float" office:value="0.0573535098790803" calcext:value-type="float">
            <text:p>0.0573535099</text:p>
          </table:table-cell>
          <table:table-cell table:number-columns-repeated="1012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table:formula="of:=[.A350]/1000000" office:value-type="float" office:value="75.43478261" calcext:value-type="float">
            <text:p>7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8.02709198" calcext:value-type="float">
            <text:p>-88.02709198</text:p>
          </table:table-cell>
          <table:table-cell office:value-type="float" office:value="-81.75540161" calcext:value-type="float">
            <text:p>-81.75540161</text:p>
          </table:table-cell>
          <table:table-cell table:formula="of:=[.E350]-[.D350]" office:value-type="float" office:value="6.27169036999999" calcext:value-type="float">
            <text:p>6.27169037</text:p>
          </table:table-cell>
          <table:table-cell table:formula="of:=15.12-10*LOG10(POWER(10;[.F350]/10)-1)-[.C350]" office:value-type="float" office:value="9.41712574191908" calcext:value-type="float">
            <text:p>9.4171257419</text:p>
          </table:table-cell>
          <table:table-cell office:value-type="float" office:value="-88.1186676" calcext:value-type="float">
            <text:p>-88.1186676</text:p>
          </table:table-cell>
          <table:table-cell office:value-type="float" office:value="-82.0557251" calcext:value-type="float">
            <text:p>-82.0557251</text:p>
          </table:table-cell>
          <table:table-cell table:formula="of:=[.I350]-[.H350]" office:value-type="float" office:value="6.06294250000002" calcext:value-type="float">
            <text:p>6.0629425</text:p>
          </table:table-cell>
          <table:table-cell table:formula="of:=15.12-10*LOG10(POWER(10;[.J350]/10)-1)-[.C350]" office:value-type="float" office:value="9.69242191608159" calcext:value-type="float">
            <text:p>9.6924219161</text:p>
          </table:table-cell>
          <table:table-cell table:formula="of:=[.K350]-[.G350]" office:value-type="float" office:value="0.275296174162504" calcext:value-type="float">
            <text:p>0.2752961742</text:p>
          </table:table-cell>
          <table:table-cell table:number-columns-repeated="1012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table:formula="of:=[.A351]/1000000" office:value-type="float" office:value="75.65217391" calcext:value-type="float">
            <text:p>7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8.15932465" calcext:value-type="float">
            <text:p>-88.15932465</text:p>
          </table:table-cell>
          <table:table-cell office:value-type="float" office:value="-81.77290344" calcext:value-type="float">
            <text:p>-81.77290344</text:p>
          </table:table-cell>
          <table:table-cell table:formula="of:=[.E351]-[.D351]" office:value-type="float" office:value="6.38642121000001" calcext:value-type="float">
            <text:p>6.38642121</text:p>
          </table:table-cell>
          <table:table-cell table:formula="of:=15.12-10*LOG10(POWER(10;[.F351]/10)-1)-[.C351]" office:value-type="float" office:value="9.267567082854" calcext:value-type="float">
            <text:p>9.2675670829</text:p>
          </table:table-cell>
          <table:table-cell office:value-type="float" office:value="-88.17233276" calcext:value-type="float">
            <text:p>-88.17233276</text:p>
          </table:table-cell>
          <table:table-cell office:value-type="float" office:value="-82.02764893" calcext:value-type="float">
            <text:p>-82.02764893</text:p>
          </table:table-cell>
          <table:table-cell table:formula="of:=[.I351]-[.H351]" office:value-type="float" office:value="6.14468382999999" calcext:value-type="float">
            <text:p>6.14468383</text:p>
          </table:table-cell>
          <table:table-cell table:formula="of:=15.12-10*LOG10(POWER(10;[.J351]/10)-1)-[.C351]" office:value-type="float" office:value="9.584117751568" calcext:value-type="float">
            <text:p>9.5841177516</text:p>
          </table:table-cell>
          <table:table-cell table:formula="of:=[.K351]-[.G351]" office:value-type="float" office:value="0.316550668713996" calcext:value-type="float">
            <text:p>0.3165506687</text:p>
          </table:table-cell>
          <table:table-cell table:number-columns-repeated="1012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table:formula="of:=[.A352]/1000000" office:value-type="float" office:value="75.86956522" calcext:value-type="float">
            <text:p>7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8.36534119" calcext:value-type="float">
            <text:p>-88.36534119</text:p>
          </table:table-cell>
          <table:table-cell office:value-type="float" office:value="-82.02555084" calcext:value-type="float">
            <text:p>-82.02555084</text:p>
          </table:table-cell>
          <table:table-cell table:formula="of:=[.E352]-[.D352]" office:value-type="float" office:value="6.33979035" calcext:value-type="float">
            <text:p>6.33979035</text:p>
          </table:table-cell>
          <table:table-cell table:formula="of:=15.12-10*LOG10(POWER(10;[.F352]/10)-1)-[.C352]" office:value-type="float" office:value="9.32820878100089" calcext:value-type="float">
            <text:p>9.328208781</text:p>
          </table:table-cell>
          <table:table-cell office:value-type="float" office:value="-88.10873413" calcext:value-type="float">
            <text:p>-88.10873413</text:p>
          </table:table-cell>
          <table:table-cell office:value-type="float" office:value="-82.31173706" calcext:value-type="float">
            <text:p>-82.31173706</text:p>
          </table:table-cell>
          <table:table-cell table:formula="of:=[.I352]-[.H352]" office:value-type="float" office:value="5.79699706999999" calcext:value-type="float">
            <text:p>5.79699707</text:p>
          </table:table-cell>
          <table:table-cell table:formula="of:=15.12-10*LOG10(POWER(10;[.J352]/10)-1)-[.C352]" office:value-type="float" office:value="10.0495582277954" calcext:value-type="float">
            <text:p>10.0495582278</text:p>
          </table:table-cell>
          <table:table-cell table:formula="of:=[.K352]-[.G352]" office:value-type="float" office:value="0.721349446794477" calcext:value-type="float">
            <text:p>0.7213494468</text:p>
          </table:table-cell>
          <table:table-cell table:number-columns-repeated="1012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table:formula="of:=[.A353]/1000000" office:value-type="float" office:value="76.08695652" calcext:value-type="float">
            <text:p>7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8.25410461" calcext:value-type="float">
            <text:p>-88.25410461</text:p>
          </table:table-cell>
          <table:table-cell office:value-type="float" office:value="-82.11621094" calcext:value-type="float">
            <text:p>-82.11621094</text:p>
          </table:table-cell>
          <table:table-cell table:formula="of:=[.E353]-[.D353]" office:value-type="float" office:value="6.13789367" calcext:value-type="float">
            <text:p>6.13789367</text:p>
          </table:table-cell>
          <table:table-cell table:formula="of:=15.12-10*LOG10(POWER(10;[.F353]/10)-1)-[.C353]" office:value-type="float" office:value="9.59308933715061" calcext:value-type="float">
            <text:p>9.5930893372</text:p>
          </table:table-cell>
          <table:table-cell office:value-type="float" office:value="-88.27924347" calcext:value-type="float">
            <text:p>-88.27924347</text:p>
          </table:table-cell>
          <table:table-cell office:value-type="float" office:value="-82.3258667" calcext:value-type="float">
            <text:p>-82.3258667</text:p>
          </table:table-cell>
          <table:table-cell table:formula="of:=[.I353]-[.H353]" office:value-type="float" office:value="5.95337676999999" calcext:value-type="float">
            <text:p>5.95337677</text:p>
          </table:table-cell>
          <table:table-cell table:formula="of:=15.12-10*LOG10(POWER(10;[.J353]/10)-1)-[.C353]" office:value-type="float" office:value="9.83865154418951" calcext:value-type="float">
            <text:p>9.8386515442</text:p>
          </table:table-cell>
          <table:table-cell table:formula="of:=[.K353]-[.G353]" office:value-type="float" office:value="0.245562207038898" calcext:value-type="float">
            <text:p>0.245562207</text:p>
          </table:table-cell>
          <table:table-cell table:number-columns-repeated="1012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table:formula="of:=[.A354]/1000000" office:value-type="float" office:value="76.30434783" calcext:value-type="float">
            <text:p>7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8.22538757" calcext:value-type="float">
            <text:p>-88.22538757</text:p>
          </table:table-cell>
          <table:table-cell office:value-type="float" office:value="-82.2858963" calcext:value-type="float">
            <text:p>-82.2858963</text:p>
          </table:table-cell>
          <table:table-cell table:formula="of:=[.E354]-[.D354]" office:value-type="float" office:value="5.93949126999999" calcext:value-type="float">
            <text:p>5.93949127</text:p>
          </table:table-cell>
          <table:table-cell table:formula="of:=15.12-10*LOG10(POWER(10;[.F354]/10)-1)-[.C354]" office:value-type="float" office:value="9.85727245745406" calcext:value-type="float">
            <text:p>9.8572724575</text:p>
          </table:table-cell>
          <table:table-cell office:value-type="float" office:value="-88.25389099" calcext:value-type="float">
            <text:p>-88.25389099</text:p>
          </table:table-cell>
          <table:table-cell office:value-type="float" office:value="-82.30185699" calcext:value-type="float">
            <text:p>-82.30185699</text:p>
          </table:table-cell>
          <table:table-cell table:formula="of:=[.I354]-[.H354]" office:value-type="float" office:value="5.952034" calcext:value-type="float">
            <text:p>5.952034</text:p>
          </table:table-cell>
          <table:table-cell table:formula="of:=15.12-10*LOG10(POWER(10;[.J354]/10)-1)-[.C354]" office:value-type="float" office:value="9.84045135688912" calcext:value-type="float">
            <text:p>9.8404513569</text:p>
          </table:table-cell>
          <table:table-cell table:formula="of:=[.K354]-[.G354]" office:value-type="float" office:value="-0.0168211005649361" calcext:value-type="float">
            <text:p>-0.0168211006</text:p>
          </table:table-cell>
          <table:table-cell table:number-columns-repeated="1012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table:formula="of:=[.A355]/1000000" office:value-type="float" office:value="76.52173913" calcext:value-type="float">
            <text:p>7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06748962" calcext:value-type="float">
            <text:p>-88.06748962</text:p>
          </table:table-cell>
          <table:table-cell office:value-type="float" office:value="-82.28256989" calcext:value-type="float">
            <text:p>-82.28256989</text:p>
          </table:table-cell>
          <table:table-cell table:formula="of:=[.E355]-[.D355]" office:value-type="float" office:value="5.78491973" calcext:value-type="float">
            <text:p>5.78491973</text:p>
          </table:table-cell>
          <table:table-cell table:formula="of:=15.12-10*LOG10(POWER(10;[.F355]/10)-1)-[.C355]" office:value-type="float" office:value="10.0659581895574" calcext:value-type="float">
            <text:p>10.0659581896</text:p>
          </table:table-cell>
          <table:table-cell office:value-type="float" office:value="-88.0193634" calcext:value-type="float">
            <text:p>-88.0193634</text:p>
          </table:table-cell>
          <table:table-cell office:value-type="float" office:value="-82.31732941" calcext:value-type="float">
            <text:p>-82.31732941</text:p>
          </table:table-cell>
          <table:table-cell table:formula="of:=[.I355]-[.H355]" office:value-type="float" office:value="5.70203398999998" calcext:value-type="float">
            <text:p>5.70203399</text:p>
          </table:table-cell>
          <table:table-cell table:formula="of:=15.12-10*LOG10(POWER(10;[.J355]/10)-1)-[.C355]" office:value-type="float" office:value="10.1789553482275" calcext:value-type="float">
            <text:p>10.1789553482</text:p>
          </table:table-cell>
          <table:table-cell table:formula="of:=[.K355]-[.G355]" office:value-type="float" office:value="0.112997158670124" calcext:value-type="float">
            <text:p>0.1129971587</text:p>
          </table:table-cell>
          <table:table-cell table:number-columns-repeated="1012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table:formula="of:=[.A356]/1000000" office:value-type="float" office:value="76.73913043" calcext:value-type="float">
            <text:p>7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7.91571808" calcext:value-type="float">
            <text:p>-87.91571808</text:p>
          </table:table-cell>
          <table:table-cell office:value-type="float" office:value="-82.46015167" calcext:value-type="float">
            <text:p>-82.46015167</text:p>
          </table:table-cell>
          <table:table-cell table:formula="of:=[.E356]-[.D356]" office:value-type="float" office:value="5.45556641" calcext:value-type="float">
            <text:p>5.45556641</text:p>
          </table:table-cell>
          <table:table-cell table:formula="of:=15.12-10*LOG10(POWER(10;[.F356]/10)-1)-[.C356]" office:value-type="float" office:value="10.5197738174271" calcext:value-type="float">
            <text:p>10.5197738174</text:p>
          </table:table-cell>
          <table:table-cell office:value-type="float" office:value="-88.1447525" calcext:value-type="float">
            <text:p>-88.1447525</text:p>
          </table:table-cell>
          <table:table-cell office:value-type="float" office:value="-82.66424561" calcext:value-type="float">
            <text:p>-82.66424561</text:p>
          </table:table-cell>
          <table:table-cell table:formula="of:=[.I356]-[.H356]" office:value-type="float" office:value="5.48050689" calcext:value-type="float">
            <text:p>5.48050689</text:p>
          </table:table-cell>
          <table:table-cell table:formula="of:=15.12-10*LOG10(POWER(10;[.J356]/10)-1)-[.C356]" office:value-type="float" office:value="10.4849445912194" calcext:value-type="float">
            <text:p>10.4849445912</text:p>
          </table:table-cell>
          <table:table-cell table:formula="of:=[.K356]-[.G356]" office:value-type="float" office:value="-0.0348292262076857" calcext:value-type="float">
            <text:p>-0.0348292262</text:p>
          </table:table-cell>
          <table:table-cell table:number-columns-repeated="1012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table:formula="of:=[.A357]/1000000" office:value-type="float" office:value="76.95652174" calcext:value-type="float">
            <text:p>7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8.01524353" calcext:value-type="float">
            <text:p>-88.01524353</text:p>
          </table:table-cell>
          <table:table-cell office:value-type="float" office:value="-82.36006165" calcext:value-type="float">
            <text:p>-82.36006165</text:p>
          </table:table-cell>
          <table:table-cell table:formula="of:=[.E357]-[.D357]" office:value-type="float" office:value="5.65518188" calcext:value-type="float">
            <text:p>5.65518188</text:p>
          </table:table-cell>
          <table:table-cell table:formula="of:=15.12-10*LOG10(POWER(10;[.F357]/10)-1)-[.C357]" office:value-type="float" office:value="10.2431789728729" calcext:value-type="float">
            <text:p>10.2431789729</text:p>
          </table:table-cell>
          <table:table-cell office:value-type="float" office:value="-88.18383026" calcext:value-type="float">
            <text:p>-88.18383026</text:p>
          </table:table-cell>
          <table:table-cell office:value-type="float" office:value="-82.59220886" calcext:value-type="float">
            <text:p>-82.59220886</text:p>
          </table:table-cell>
          <table:table-cell table:formula="of:=[.I357]-[.H357]" office:value-type="float" office:value="5.59162139999999" calcext:value-type="float">
            <text:p>5.5916214</text:p>
          </table:table-cell>
          <table:table-cell table:formula="of:=15.12-10*LOG10(POWER(10;[.J357]/10)-1)-[.C357]" office:value-type="float" office:value="10.3307214592453" calcext:value-type="float">
            <text:p>10.3307214592</text:p>
          </table:table-cell>
          <table:table-cell table:formula="of:=[.K357]-[.G357]" office:value-type="float" office:value="0.0875424863723957" calcext:value-type="float">
            <text:p>0.0875424864</text:p>
          </table:table-cell>
          <table:table-cell table:number-columns-repeated="1012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table:formula="of:=[.A358]/1000000" office:value-type="float" office:value="77.17391304" calcext:value-type="float">
            <text:p>7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8.03434753" calcext:value-type="float">
            <text:p>-88.03434753</text:p>
          </table:table-cell>
          <table:table-cell office:value-type="float" office:value="-82.35853577" calcext:value-type="float">
            <text:p>-82.35853577</text:p>
          </table:table-cell>
          <table:table-cell table:formula="of:=[.E358]-[.D358]" office:value-type="float" office:value="5.67581176" calcext:value-type="float">
            <text:p>5.67581176</text:p>
          </table:table-cell>
          <table:table-cell table:formula="of:=15.12-10*LOG10(POWER(10;[.F358]/10)-1)-[.C358]" office:value-type="float" office:value="10.2148684172675" calcext:value-type="float">
            <text:p>10.2148684173</text:p>
          </table:table-cell>
          <table:table-cell office:value-type="float" office:value="-88.26454163" calcext:value-type="float">
            <text:p>-88.26454163</text:p>
          </table:table-cell>
          <table:table-cell office:value-type="float" office:value="-82.54512787" calcext:value-type="float">
            <text:p>-82.54512787</text:p>
          </table:table-cell>
          <table:table-cell table:formula="of:=[.I358]-[.H358]" office:value-type="float" office:value="5.71941376000001" calcext:value-type="float">
            <text:p>5.71941376</text:p>
          </table:table-cell>
          <table:table-cell table:formula="of:=15.12-10*LOG10(POWER(10;[.J358]/10)-1)-[.C358]" office:value-type="float" office:value="10.155196588946" calcext:value-type="float">
            <text:p>10.1551965889</text:p>
          </table:table-cell>
          <table:table-cell table:formula="of:=[.K358]-[.G358]" office:value-type="float" office:value="-0.0596718283214663" calcext:value-type="float">
            <text:p>-0.0596718283</text:p>
          </table:table-cell>
          <table:table-cell table:number-columns-repeated="1012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table:formula="of:=[.A359]/1000000" office:value-type="float" office:value="77.39130435" calcext:value-type="float">
            <text:p>7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8.14778137" calcext:value-type="float">
            <text:p>-88.14778137</text:p>
          </table:table-cell>
          <table:table-cell office:value-type="float" office:value="-82.37187195" calcext:value-type="float">
            <text:p>-82.37187195</text:p>
          </table:table-cell>
          <table:table-cell table:formula="of:=[.E359]-[.D359]" office:value-type="float" office:value="5.77590942000001" calcext:value-type="float">
            <text:p>5.77590942</text:p>
          </table:table-cell>
          <table:table-cell table:formula="of:=15.12-10*LOG10(POWER(10;[.F359]/10)-1)-[.C359]" office:value-type="float" office:value="10.0782040480478" calcext:value-type="float">
            <text:p>10.078204048</text:p>
          </table:table-cell>
          <table:table-cell office:value-type="float" office:value="-88.38906097" calcext:value-type="float">
            <text:p>-88.38906097</text:p>
          </table:table-cell>
          <table:table-cell office:value-type="float" office:value="-82.68453217" calcext:value-type="float">
            <text:p>-82.68453217</text:p>
          </table:table-cell>
          <table:table-cell table:formula="of:=[.I359]-[.H359]" office:value-type="float" office:value="5.70452880000001" calcext:value-type="float">
            <text:p>5.7045288</text:p>
          </table:table-cell>
          <table:table-cell table:formula="of:=15.12-10*LOG10(POWER(10;[.J359]/10)-1)-[.C359]" office:value-type="float" office:value="10.1755427079415" calcext:value-type="float">
            <text:p>10.1755427079</text:p>
          </table:table-cell>
          <table:table-cell table:formula="of:=[.K359]-[.G359]" office:value-type="float" office:value="0.0973386598937367" calcext:value-type="float">
            <text:p>0.0973386599</text:p>
          </table:table-cell>
          <table:table-cell table:number-columns-repeated="1012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table:formula="of:=[.A360]/1000000" office:value-type="float" office:value="77.60869565" calcext:value-type="float">
            <text:p>7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7.93049622" calcext:value-type="float">
            <text:p>-87.93049622</text:p>
          </table:table-cell>
          <table:table-cell office:value-type="float" office:value="-82.59468842" calcext:value-type="float">
            <text:p>-82.59468842</text:p>
          </table:table-cell>
          <table:table-cell table:formula="of:=[.E360]-[.D360]" office:value-type="float" office:value="5.3358078" calcext:value-type="float">
            <text:p>5.3358078</text:p>
          </table:table-cell>
          <table:table-cell table:formula="of:=15.12-10*LOG10(POWER(10;[.F360]/10)-1)-[.C360]" office:value-type="float" office:value="10.6881411252334" calcext:value-type="float">
            <text:p>10.6881411252</text:p>
          </table:table-cell>
          <table:table-cell office:value-type="float" office:value="-88.03173065" calcext:value-type="float">
            <text:p>-88.03173065</text:p>
          </table:table-cell>
          <table:table-cell office:value-type="float" office:value="-82.81616211" calcext:value-type="float">
            <text:p>-82.81616211</text:p>
          </table:table-cell>
          <table:table-cell table:formula="of:=[.I360]-[.H360]" office:value-type="float" office:value="5.21556853999999" calcext:value-type="float">
            <text:p>5.21556854</text:p>
          </table:table-cell>
          <table:table-cell table:formula="of:=15.12-10*LOG10(POWER(10;[.J360]/10)-1)-[.C360]" office:value-type="float" office:value="10.8591286483806" calcext:value-type="float">
            <text:p>10.8591286484</text:p>
          </table:table-cell>
          <table:table-cell table:formula="of:=[.K360]-[.G360]" office:value-type="float" office:value="0.170987523147193" calcext:value-type="float">
            <text:p>0.1709875231</text:p>
          </table:table-cell>
          <table:table-cell table:number-columns-repeated="1012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table:formula="of:=[.A361]/1000000" office:value-type="float" office:value="77.82608696" calcext:value-type="float">
            <text:p>7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8.08961487" calcext:value-type="float">
            <text:p>-88.08961487</text:p>
          </table:table-cell>
          <table:table-cell office:value-type="float" office:value="-82.86076355" calcext:value-type="float">
            <text:p>-82.86076355</text:p>
          </table:table-cell>
          <table:table-cell table:formula="of:=[.E361]-[.D361]" office:value-type="float" office:value="5.22885132" calcext:value-type="float">
            <text:p>5.22885132</text:p>
          </table:table-cell>
          <table:table-cell table:formula="of:=15.12-10*LOG10(POWER(10;[.F361]/10)-1)-[.C361]" office:value-type="float" office:value="10.8401409084892" calcext:value-type="float">
            <text:p>10.8401409085</text:p>
          </table:table-cell>
          <table:table-cell office:value-type="float" office:value="-88.27775574" calcext:value-type="float">
            <text:p>-88.27775574</text:p>
          </table:table-cell>
          <table:table-cell office:value-type="float" office:value="-82.84455872" calcext:value-type="float">
            <text:p>-82.84455872</text:p>
          </table:table-cell>
          <table:table-cell table:formula="of:=[.I361]-[.H361]" office:value-type="float" office:value="5.43319701999999" calcext:value-type="float">
            <text:p>5.43319702</text:p>
          </table:table-cell>
          <table:table-cell table:formula="of:=15.12-10*LOG10(POWER(10;[.J361]/10)-1)-[.C361]" office:value-type="float" office:value="10.5510803204786" calcext:value-type="float">
            <text:p>10.5510803205</text:p>
          </table:table-cell>
          <table:table-cell table:formula="of:=[.K361]-[.G361]" office:value-type="float" office:value="-0.289060588010653" calcext:value-type="float">
            <text:p>-0.289060588</text:p>
          </table:table-cell>
          <table:table-cell table:number-columns-repeated="1012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table:formula="of:=[.A362]/1000000" office:value-type="float" office:value="78.04347826" calcext:value-type="float">
            <text:p>7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8.01345825" calcext:value-type="float">
            <text:p>-88.01345825</text:p>
          </table:table-cell>
          <table:table-cell office:value-type="float" office:value="-82.8436203" calcext:value-type="float">
            <text:p>-82.8436203</text:p>
          </table:table-cell>
          <table:table-cell table:formula="of:=[.E362]-[.D362]" office:value-type="float" office:value="5.16983795" calcext:value-type="float">
            <text:p>5.16983795</text:p>
          </table:table-cell>
          <table:table-cell table:formula="of:=15.12-10*LOG10(POWER(10;[.F362]/10)-1)-[.C362]" office:value-type="float" office:value="10.924692744896" calcext:value-type="float">
            <text:p>10.9246927449</text:p>
          </table:table-cell>
          <table:table-cell office:value-type="float" office:value="-88.26014709" calcext:value-type="float">
            <text:p>-88.26014709</text:p>
          </table:table-cell>
          <table:table-cell office:value-type="float" office:value="-83.01199341" calcext:value-type="float">
            <text:p>-83.01199341</text:p>
          </table:table-cell>
          <table:table-cell table:formula="of:=[.I362]-[.H362]" office:value-type="float" office:value="5.24815368" calcext:value-type="float">
            <text:p>5.24815368</text:p>
          </table:table-cell>
          <table:table-cell table:formula="of:=15.12-10*LOG10(POWER(10;[.J362]/10)-1)-[.C362]" office:value-type="float" office:value="10.8125924717436" calcext:value-type="float">
            <text:p>10.8125924717</text:p>
          </table:table-cell>
          <table:table-cell table:formula="of:=[.K362]-[.G362]" office:value-type="float" office:value="-0.112100273152395" calcext:value-type="float">
            <text:p>-0.1121002732</text:p>
          </table:table-cell>
          <table:table-cell table:number-columns-repeated="1012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table:formula="of:=[.A363]/1000000" office:value-type="float" office:value="78.26086957" calcext:value-type="float">
            <text:p>7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8.13181305" calcext:value-type="float">
            <text:p>-88.13181305</text:p>
          </table:table-cell>
          <table:table-cell office:value-type="float" office:value="-82.78552246" calcext:value-type="float">
            <text:p>-82.78552246</text:p>
          </table:table-cell>
          <table:table-cell table:formula="of:=[.E363]-[.D363]" office:value-type="float" office:value="5.34629059000001" calcext:value-type="float">
            <text:p>5.34629059</text:p>
          </table:table-cell>
          <table:table-cell table:formula="of:=15.12-10*LOG10(POWER(10;[.F363]/10)-1)-[.C363]" office:value-type="float" office:value="10.6733277118653" calcext:value-type="float">
            <text:p>10.6733277119</text:p>
          </table:table-cell>
          <table:table-cell office:value-type="float" office:value="-88.10997009" calcext:value-type="float">
            <text:p>-88.10997009</text:p>
          </table:table-cell>
          <table:table-cell office:value-type="float" office:value="-83.08450317" calcext:value-type="float">
            <text:p>-83.08450317</text:p>
          </table:table-cell>
          <table:table-cell table:formula="of:=[.I363]-[.H363]" office:value-type="float" office:value="5.02546691999999" calcext:value-type="float">
            <text:p>5.02546692</text:p>
          </table:table-cell>
          <table:table-cell table:formula="of:=15.12-10*LOG10(POWER(10;[.J363]/10)-1)-[.C363]" office:value-type="float" office:value="11.1336909584382" calcext:value-type="float">
            <text:p>11.1336909584</text:p>
          </table:table-cell>
          <table:table-cell table:formula="of:=[.K363]-[.G363]" office:value-type="float" office:value="0.460363246572902" calcext:value-type="float">
            <text:p>0.4603632466</text:p>
          </table:table-cell>
          <table:table-cell table:number-columns-repeated="1012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table:formula="of:=[.A364]/1000000" office:value-type="float" office:value="78.47826087" calcext:value-type="float">
            <text:p>7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7.87252045" calcext:value-type="float">
            <text:p>-87.87252045</text:p>
          </table:table-cell>
          <table:table-cell office:value-type="float" office:value="-82.75428772" calcext:value-type="float">
            <text:p>-82.75428772</text:p>
          </table:table-cell>
          <table:table-cell table:formula="of:=[.E364]-[.D364]" office:value-type="float" office:value="5.11823273" calcext:value-type="float">
            <text:p>5.11823273</text:p>
          </table:table-cell>
          <table:table-cell table:formula="of:=15.12-10*LOG10(POWER(10;[.F364]/10)-1)-[.C364]" office:value-type="float" office:value="10.9990427830471" calcext:value-type="float">
            <text:p>10.999042783</text:p>
          </table:table-cell>
          <table:table-cell office:value-type="float" office:value="-88.1993103" calcext:value-type="float">
            <text:p>-88.1993103</text:p>
          </table:table-cell>
          <table:table-cell office:value-type="float" office:value="-83.19346619" calcext:value-type="float">
            <text:p>-83.19346619</text:p>
          </table:table-cell>
          <table:table-cell table:formula="of:=[.I364]-[.H364]" office:value-type="float" office:value="5.00584411" calcext:value-type="float">
            <text:p>5.00584411</text:p>
          </table:table-cell>
          <table:table-cell table:formula="of:=15.12-10*LOG10(POWER(10;[.J364]/10)-1)-[.C364]" office:value-type="float" office:value="11.162341176971" calcext:value-type="float">
            <text:p>11.162341177</text:p>
          </table:table-cell>
          <table:table-cell table:formula="of:=[.K364]-[.G364]" office:value-type="float" office:value="0.163298393923906" calcext:value-type="float">
            <text:p>0.1632983939</text:p>
          </table:table-cell>
          <table:table-cell table:number-columns-repeated="1012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table:formula="of:=[.A365]/1000000" office:value-type="float" office:value="78.69565217" calcext:value-type="float">
            <text:p>7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8.30793762" calcext:value-type="float">
            <text:p>-88.30793762</text:p>
          </table:table-cell>
          <table:table-cell office:value-type="float" office:value="-83.11578369" calcext:value-type="float">
            <text:p>-83.11578369</text:p>
          </table:table-cell>
          <table:table-cell table:formula="of:=[.E365]-[.D365]" office:value-type="float" office:value="5.19215393" calcext:value-type="float">
            <text:p>5.19215393</text:p>
          </table:table-cell>
          <table:table-cell table:formula="of:=15.12-10*LOG10(POWER(10;[.F365]/10)-1)-[.C365]" office:value-type="float" office:value="10.8926608426609" calcext:value-type="float">
            <text:p>10.8926608427</text:p>
          </table:table-cell>
          <table:table-cell office:value-type="float" office:value="-88.35511017" calcext:value-type="float">
            <text:p>-88.35511017</text:p>
          </table:table-cell>
          <table:table-cell office:value-type="float" office:value="-83.25927734" calcext:value-type="float">
            <text:p>-83.25927734</text:p>
          </table:table-cell>
          <table:table-cell table:formula="of:=[.I365]-[.H365]" office:value-type="float" office:value="5.09583282999999" calcext:value-type="float">
            <text:p>5.09583283</text:p>
          </table:table-cell>
          <table:table-cell table:formula="of:=15.12-10*LOG10(POWER(10;[.J365]/10)-1)-[.C365]" office:value-type="float" office:value="11.0314373994163" calcext:value-type="float">
            <text:p>11.0314373994</text:p>
          </table:table-cell>
          <table:table-cell table:formula="of:=[.K365]-[.G365]" office:value-type="float" office:value="0.13877655675542" calcext:value-type="float">
            <text:p>0.1387765568</text:p>
          </table:table-cell>
          <table:table-cell table:number-columns-repeated="1012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table:formula="of:=[.A366]/1000000" office:value-type="float" office:value="78.91304348" calcext:value-type="float">
            <text:p>7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8.07182312" calcext:value-type="float">
            <text:p>-88.07182312</text:p>
          </table:table-cell>
          <table:table-cell office:value-type="float" office:value="-83.14775848" calcext:value-type="float">
            <text:p>-83.14775848</text:p>
          </table:table-cell>
          <table:table-cell table:formula="of:=[.E366]-[.D366]" office:value-type="float" office:value="4.92406464000001" calcext:value-type="float">
            <text:p>4.92406464</text:p>
          </table:table-cell>
          <table:table-cell table:formula="of:=15.12-10*LOG10(POWER(10;[.F366]/10)-1)-[.C366]" office:value-type="float" office:value="11.2823930750243" calcext:value-type="float">
            <text:p>11.282393075</text:p>
          </table:table-cell>
          <table:table-cell office:value-type="float" office:value="-88.24497986" calcext:value-type="float">
            <text:p>-88.24497986</text:p>
          </table:table-cell>
          <table:table-cell office:value-type="float" office:value="-83.40205383" calcext:value-type="float">
            <text:p>-83.40205383</text:p>
          </table:table-cell>
          <table:table-cell table:formula="of:=[.I366]-[.H366]" office:value-type="float" office:value="4.84292603" calcext:value-type="float">
            <text:p>4.84292603</text:p>
          </table:table-cell>
          <table:table-cell table:formula="of:=15.12-10*LOG10(POWER(10;[.J366]/10)-1)-[.C366]" office:value-type="float" office:value="11.4025690526005" calcext:value-type="float">
            <text:p>11.4025690526</text:p>
          </table:table-cell>
          <table:table-cell table:formula="of:=[.K366]-[.G366]" office:value-type="float" office:value="0.12017597757615" calcext:value-type="float">
            <text:p>0.1201759776</text:p>
          </table:table-cell>
          <table:table-cell table:number-columns-repeated="1012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table:formula="of:=[.A367]/1000000" office:value-type="float" office:value="79.13043478" calcext:value-type="float">
            <text:p>7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8.00430298" calcext:value-type="float">
            <text:p>-88.00430298</text:p>
          </table:table-cell>
          <table:table-cell office:value-type="float" office:value="-83.38368988" calcext:value-type="float">
            <text:p>-83.38368988</text:p>
          </table:table-cell>
          <table:table-cell table:formula="of:=[.E367]-[.D367]" office:value-type="float" office:value="4.6206131" calcext:value-type="float">
            <text:p>4.6206131</text:p>
          </table:table-cell>
          <table:table-cell table:formula="of:=15.12-10*LOG10(POWER(10;[.F367]/10)-1)-[.C367]" office:value-type="float" office:value="11.737603960002" calcext:value-type="float">
            <text:p>11.73760396</text:p>
          </table:table-cell>
          <table:table-cell office:value-type="float" office:value="-88.45589447" calcext:value-type="float">
            <text:p>-88.45589447</text:p>
          </table:table-cell>
          <table:table-cell office:value-type="float" office:value="-83.26737976" calcext:value-type="float">
            <text:p>-83.26737976</text:p>
          </table:table-cell>
          <table:table-cell table:formula="of:=[.I367]-[.H367]" office:value-type="float" office:value="5.18851470999999" calcext:value-type="float">
            <text:p>5.18851471</text:p>
          </table:table-cell>
          <table:table-cell table:formula="of:=15.12-10*LOG10(POWER(10;[.J367]/10)-1)-[.C367]" office:value-type="float" office:value="10.8978796198118" calcext:value-type="float">
            <text:p>10.8978796198</text:p>
          </table:table-cell>
          <table:table-cell table:formula="of:=[.K367]-[.G367]" office:value-type="float" office:value="-0.839724340190157" calcext:value-type="float">
            <text:p>-0.8397243402</text:p>
          </table:table-cell>
          <table:table-cell table:number-columns-repeated="1012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table:formula="of:=[.A368]/1000000" office:value-type="float" office:value="79.34782609" calcext:value-type="float">
            <text:p>7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8.29016113" calcext:value-type="float">
            <text:p>-88.29016113</text:p>
          </table:table-cell>
          <table:table-cell office:value-type="float" office:value="-83.07106781" calcext:value-type="float">
            <text:p>-83.07106781</text:p>
          </table:table-cell>
          <table:table-cell table:formula="of:=[.E368]-[.D368]" office:value-type="float" office:value="5.21909332" calcext:value-type="float">
            <text:p>5.21909332</text:p>
          </table:table-cell>
          <table:table-cell table:formula="of:=15.12-10*LOG10(POWER(10;[.F368]/10)-1)-[.C368]" office:value-type="float" office:value="10.8540875414972" calcext:value-type="float">
            <text:p>10.8540875415</text:p>
          </table:table-cell>
          <table:table-cell office:value-type="float" office:value="-88.18553162" calcext:value-type="float">
            <text:p>-88.18553162</text:p>
          </table:table-cell>
          <table:table-cell office:value-type="float" office:value="-83.48178864" calcext:value-type="float">
            <text:p>-83.48178864</text:p>
          </table:table-cell>
          <table:table-cell table:formula="of:=[.I368]-[.H368]" office:value-type="float" office:value="4.70374298000002" calcext:value-type="float">
            <text:p>4.70374298</text:p>
          </table:table-cell>
          <table:table-cell table:formula="of:=15.12-10*LOG10(POWER(10;[.J368]/10)-1)-[.C368]" office:value-type="float" office:value="11.6113015726563" calcext:value-type="float">
            <text:p>11.6113015727</text:p>
          </table:table-cell>
          <table:table-cell table:formula="of:=[.K368]-[.G368]" office:value-type="float" office:value="0.757214031159162" calcext:value-type="float">
            <text:p>0.7572140312</text:p>
          </table:table-cell>
          <table:table-cell table:number-columns-repeated="1012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table:formula="of:=[.A369]/1000000" office:value-type="float" office:value="79.56521739" calcext:value-type="float">
            <text:p>7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8.14643097" calcext:value-type="float">
            <text:p>-88.14643097</text:p>
          </table:table-cell>
          <table:table-cell office:value-type="float" office:value="-83.28617859" calcext:value-type="float">
            <text:p>-83.28617859</text:p>
          </table:table-cell>
          <table:table-cell table:formula="of:=[.E369]-[.D369]" office:value-type="float" office:value="4.86025237999999" calcext:value-type="float">
            <text:p>4.86025238</text:p>
          </table:table-cell>
          <table:table-cell table:formula="of:=15.12-10*LOG10(POWER(10;[.F369]/10)-1)-[.C369]" office:value-type="float" office:value="11.3768156338449" calcext:value-type="float">
            <text:p>11.3768156338</text:p>
          </table:table-cell>
          <table:table-cell office:value-type="float" office:value="-88.34431458" calcext:value-type="float">
            <text:p>-88.34431458</text:p>
          </table:table-cell>
          <table:table-cell office:value-type="float" office:value="-83.59959412" calcext:value-type="float">
            <text:p>-83.59959412</text:p>
          </table:table-cell>
          <table:table-cell table:formula="of:=[.I369]-[.H369]" office:value-type="float" office:value="4.74472046" calcext:value-type="float">
            <text:p>4.74472046</text:p>
          </table:table-cell>
          <table:table-cell table:formula="of:=15.12-10*LOG10(POWER(10;[.J369]/10)-1)-[.C369]" office:value-type="float" office:value="11.5494990225709" calcext:value-type="float">
            <text:p>11.5494990226</text:p>
          </table:table-cell>
          <table:table-cell table:formula="of:=[.K369]-[.G369]" office:value-type="float" office:value="0.172683388725988" calcext:value-type="float">
            <text:p>0.1726833887</text:p>
          </table:table-cell>
          <table:table-cell table:number-columns-repeated="1012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table:formula="of:=[.A370]/1000000" office:value-type="float" office:value="79.7826087" calcext:value-type="float">
            <text:p>7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8.03510284" calcext:value-type="float">
            <text:p>-88.03510284</text:p>
          </table:table-cell>
          <table:table-cell office:value-type="float" office:value="-83.64198303" calcext:value-type="float">
            <text:p>-83.64198303</text:p>
          </table:table-cell>
          <table:table-cell table:formula="of:=[.E370]-[.D370]" office:value-type="float" office:value="4.39311980999999" calcext:value-type="float">
            <text:p>4.39311981</text:p>
          </table:table-cell>
          <table:table-cell table:formula="of:=15.12-10*LOG10(POWER(10;[.F370]/10)-1)-[.C370]" office:value-type="float" office:value="12.0899450049052" calcext:value-type="float">
            <text:p>12.0899450049</text:p>
          </table:table-cell>
          <table:table-cell office:value-type="float" office:value="-88.38444519" calcext:value-type="float">
            <text:p>-88.38444519</text:p>
          </table:table-cell>
          <table:table-cell office:value-type="float" office:value="-83.51945496" calcext:value-type="float">
            <text:p>-83.51945496</text:p>
          </table:table-cell>
          <table:table-cell table:formula="of:=[.I370]-[.H370]" office:value-type="float" office:value="4.86499022999999" calcext:value-type="float">
            <text:p>4.86499023</text:p>
          </table:table-cell>
          <table:table-cell table:formula="of:=15.12-10*LOG10(POWER(10;[.J370]/10)-1)-[.C370]" office:value-type="float" office:value="11.369782104587" calcext:value-type="float">
            <text:p>11.3697821046</text:p>
          </table:table-cell>
          <table:table-cell table:formula="of:=[.K370]-[.G370]" office:value-type="float" office:value="-0.720162900318233" calcext:value-type="float">
            <text:p>-0.7201629003</text:p>
          </table:table-cell>
          <table:table-cell table:number-columns-repeated="1012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71]/1000000" office:value-type="float" office:value="80" calcext:value-type="float">
            <text:p>80</text:p>
          </table:table-cell>
          <table:table-cell office:value-type="float" office:value="0.6" calcext:value-type="float">
            <text:p>0.60</text:p>
          </table:table-cell>
          <table:table-cell office:value-type="float" office:value="-88.1505127" calcext:value-type="float">
            <text:p>-88.1505127</text:p>
          </table:table-cell>
          <table:table-cell office:value-type="float" office:value="-83.29314423" calcext:value-type="float">
            <text:p>-83.29314423</text:p>
          </table:table-cell>
          <table:table-cell table:formula="of:=[.E371]-[.D371]" office:value-type="float" office:value="4.85736847" calcext:value-type="float">
            <text:p>4.85736847</text:p>
          </table:table-cell>
          <table:table-cell table:formula="of:=15.12-10*LOG10(POWER(10;[.F371]/10)-1)-[.C371]" office:value-type="float" office:value="11.3810987362128" calcext:value-type="float">
            <text:p>11.3810987362</text:p>
          </table:table-cell>
          <table:table-cell office:value-type="float" office:value="-88.29083252" calcext:value-type="float">
            <text:p>-88.29083252</text:p>
          </table:table-cell>
          <table:table-cell office:value-type="float" office:value="-83.42140961" calcext:value-type="float">
            <text:p>-83.42140961</text:p>
          </table:table-cell>
          <table:table-cell table:formula="of:=[.I371]-[.H371]" office:value-type="float" office:value="4.86942291000001" calcext:value-type="float">
            <text:p>4.86942291</text:p>
          </table:table-cell>
          <table:table-cell table:formula="of:=15.12-10*LOG10(POWER(10;[.J371]/10)-1)-[.C371]" office:value-type="float" office:value="11.363204975456" calcext:value-type="float">
            <text:p>11.3632049755</text:p>
          </table:table-cell>
          <table:table-cell table:formula="of:=[.K371]-[.G371]" office:value-type="float" office:value="-0.0178937607567971" calcext:value-type="float">
            <text:p>-0.0178937608</text:p>
          </table:table-cell>
          <table:table-cell table:number-columns-repeated="1012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table:formula="of:=[.A372]/1000000" office:value-type="float" office:value="80.2173913" calcext:value-type="float">
            <text:p>8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13879395" calcext:value-type="float">
            <text:p>-88.13879395</text:p>
          </table:table-cell>
          <table:table-cell office:value-type="float" office:value="-83.30271912" calcext:value-type="float">
            <text:p>-83.30271912</text:p>
          </table:table-cell>
          <table:table-cell table:formula="of:=[.E372]-[.D372]" office:value-type="float" office:value="4.83607482999999" calcext:value-type="float">
            <text:p>4.83607483</text:p>
          </table:table-cell>
          <table:table-cell table:formula="of:=15.12-10*LOG10(POWER(10;[.F372]/10)-1)-[.C372]" office:value-type="float" office:value="11.4127663104725" calcext:value-type="float">
            <text:p>11.4127663105</text:p>
          </table:table-cell>
          <table:table-cell office:value-type="float" office:value="-88.20374298" calcext:value-type="float">
            <text:p>-88.20374298</text:p>
          </table:table-cell>
          <table:table-cell office:value-type="float" office:value="-83.88722992" calcext:value-type="float">
            <text:p>-83.88722992</text:p>
          </table:table-cell>
          <table:table-cell table:formula="of:=[.I372]-[.H372]" office:value-type="float" office:value="4.31651306000002" calcext:value-type="float">
            <text:p>4.31651306</text:p>
          </table:table-cell>
          <table:table-cell table:formula="of:=15.12-10*LOG10(POWER(10;[.J372]/10)-1)-[.C372]" office:value-type="float" office:value="12.2109448340971" calcext:value-type="float">
            <text:p>12.2109448341</text:p>
          </table:table-cell>
          <table:table-cell table:formula="of:=[.K372]-[.G372]" office:value-type="float" office:value="0.798178523624598" calcext:value-type="float">
            <text:p>0.7981785236</text:p>
          </table:table-cell>
          <table:table-cell table:number-columns-repeated="1012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table:formula="of:=[.A373]/1000000" office:value-type="float" office:value="80.43478261" calcext:value-type="float">
            <text:p>8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8.12400055" calcext:value-type="float">
            <text:p>-88.12400055</text:p>
          </table:table-cell>
          <table:table-cell office:value-type="float" office:value="-83.42510986" calcext:value-type="float">
            <text:p>-83.42510986</text:p>
          </table:table-cell>
          <table:table-cell table:formula="of:=[.E373]-[.D373]" office:value-type="float" office:value="4.69889069" calcext:value-type="float">
            <text:p>4.69889069</text:p>
          </table:table-cell>
          <table:table-cell table:formula="of:=15.12-10*LOG10(POWER(10;[.F373]/10)-1)-[.C373]" office:value-type="float" office:value="11.6186395346601" calcext:value-type="float">
            <text:p>11.6186395347</text:p>
          </table:table-cell>
          <table:table-cell office:value-type="float" office:value="-88.31095886" calcext:value-type="float">
            <text:p>-88.31095886</text:p>
          </table:table-cell>
          <table:table-cell office:value-type="float" office:value="-83.67987061" calcext:value-type="float">
            <text:p>-83.67987061</text:p>
          </table:table-cell>
          <table:table-cell table:formula="of:=[.I373]-[.H373]" office:value-type="float" office:value="4.63108824999999" calcext:value-type="float">
            <text:p>4.63108825</text:p>
          </table:table-cell>
          <table:table-cell table:formula="of:=15.12-10*LOG10(POWER(10;[.J373]/10)-1)-[.C373]" office:value-type="float" office:value="11.7216191920586" calcext:value-type="float">
            <text:p>11.7216191921</text:p>
          </table:table-cell>
          <table:table-cell table:formula="of:=[.K373]-[.G373]" office:value-type="float" office:value="0.102979657398524" calcext:value-type="float">
            <text:p>0.1029796574</text:p>
          </table:table-cell>
          <table:table-cell table:number-columns-repeated="1012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table:formula="of:=[.A374]/1000000" office:value-type="float" office:value="80.65217391" calcext:value-type="float">
            <text:p>8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8.19859314" calcext:value-type="float">
            <text:p>-88.19859314</text:p>
          </table:table-cell>
          <table:table-cell office:value-type="float" office:value="-83.8393631" calcext:value-type="float">
            <text:p>-83.8393631</text:p>
          </table:table-cell>
          <table:table-cell table:formula="of:=[.E374]-[.D374]" office:value-type="float" office:value="4.35923004" calcext:value-type="float">
            <text:p>4.35923004</text:p>
          </table:table-cell>
          <table:table-cell table:formula="of:=15.12-10*LOG10(POWER(10;[.F374]/10)-1)-[.C374]" office:value-type="float" office:value="12.1433212223427" calcext:value-type="float">
            <text:p>12.1433212223</text:p>
          </table:table-cell>
          <table:table-cell office:value-type="float" office:value="-88.41151428" calcext:value-type="float">
            <text:p>-88.41151428</text:p>
          </table:table-cell>
          <table:table-cell office:value-type="float" office:value="-83.91828918" calcext:value-type="float">
            <text:p>-83.91828918</text:p>
          </table:table-cell>
          <table:table-cell table:formula="of:=[.I374]-[.H374]" office:value-type="float" office:value="4.4932251" calcext:value-type="float">
            <text:p>4.4932251</text:p>
          </table:table-cell>
          <table:table-cell table:formula="of:=15.12-10*LOG10(POWER(10;[.J374]/10)-1)-[.C374]" office:value-type="float" office:value="11.9336517308865" calcext:value-type="float">
            <text:p>11.9336517309</text:p>
          </table:table-cell>
          <table:table-cell table:formula="of:=[.K374]-[.G374]" office:value-type="float" office:value="-0.20966949145617" calcext:value-type="float">
            <text:p>-0.2096694915</text:p>
          </table:table-cell>
          <table:table-cell table:number-columns-repeated="1012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table:formula="of:=[.A375]/1000000" office:value-type="float" office:value="80.86956522" calcext:value-type="float">
            <text:p>8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8.30750275" calcext:value-type="float">
            <text:p>-88.30750275</text:p>
          </table:table-cell>
          <table:table-cell office:value-type="float" office:value="-83.78521729" calcext:value-type="float">
            <text:p>-83.78521729</text:p>
          </table:table-cell>
          <table:table-cell table:formula="of:=[.E375]-[.D375]" office:value-type="float" office:value="4.52228545999999" calcext:value-type="float">
            <text:p>4.52228546</text:p>
          </table:table-cell>
          <table:table-cell table:formula="of:=15.12-10*LOG10(POWER(10;[.F375]/10)-1)-[.C375]" office:value-type="float" office:value="11.8886539940045" calcext:value-type="float">
            <text:p>11.888653994</text:p>
          </table:table-cell>
          <table:table-cell office:value-type="float" office:value="-88.28953552" calcext:value-type="float">
            <text:p>-88.28953552</text:p>
          </table:table-cell>
          <table:table-cell office:value-type="float" office:value="-83.89477539" calcext:value-type="float">
            <text:p>-83.89477539</text:p>
          </table:table-cell>
          <table:table-cell table:formula="of:=[.I375]-[.H375]" office:value-type="float" office:value="4.39476013000001" calcext:value-type="float">
            <text:p>4.39476013</text:p>
          </table:table-cell>
          <table:table-cell table:formula="of:=15.12-10*LOG10(POWER(10;[.J375]/10)-1)-[.C375]" office:value-type="float" office:value="12.0873675670547" calcext:value-type="float">
            <text:p>12.0873675671</text:p>
          </table:table-cell>
          <table:table-cell table:formula="of:=[.K375]-[.G375]" office:value-type="float" office:value="0.198713573050231" calcext:value-type="float">
            <text:p>0.1987135731</text:p>
          </table:table-cell>
          <table:table-cell table:number-columns-repeated="1012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table:formula="of:=[.A376]/1000000" office:value-type="float" office:value="81.08695652" calcext:value-type="float">
            <text:p>8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8.04803467" calcext:value-type="float">
            <text:p>-88.04803467</text:p>
          </table:table-cell>
          <table:table-cell office:value-type="float" office:value="-83.99880981" calcext:value-type="float">
            <text:p>-83.99880981</text:p>
          </table:table-cell>
          <table:table-cell table:formula="of:=[.E376]-[.D376]" office:value-type="float" office:value="4.04922486000001" calcext:value-type="float">
            <text:p>4.04922486</text:p>
          </table:table-cell>
          <table:table-cell table:formula="of:=15.12-10*LOG10(POWER(10;[.F376]/10)-1)-[.C376]" office:value-type="float" office:value="12.6433287704374" calcext:value-type="float">
            <text:p>12.6433287704</text:p>
          </table:table-cell>
          <table:table-cell office:value-type="float" office:value="-88.2642746" calcext:value-type="float">
            <text:p>-88.2642746</text:p>
          </table:table-cell>
          <table:table-cell office:value-type="float" office:value="-84.0226593" calcext:value-type="float">
            <text:p>-84.0226593</text:p>
          </table:table-cell>
          <table:table-cell table:formula="of:=[.I376]-[.H376]" office:value-type="float" office:value="4.24161529999999" calcext:value-type="float">
            <text:p>4.2416153</text:p>
          </table:table-cell>
          <table:table-cell table:formula="of:=15.12-10*LOG10(POWER(10;[.J376]/10)-1)-[.C376]" office:value-type="float" office:value="12.3304639476443" calcext:value-type="float">
            <text:p>12.3304639476</text:p>
          </table:table-cell>
          <table:table-cell table:formula="of:=[.K376]-[.G376]" office:value-type="float" office:value="-0.312864822793154" calcext:value-type="float">
            <text:p>-0.3128648228</text:p>
          </table:table-cell>
          <table:table-cell table:number-columns-repeated="1012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table:formula="of:=[.A377]/1000000" office:value-type="float" office:value="81.30434783" calcext:value-type="float">
            <text:p>8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7.96338654" calcext:value-type="float">
            <text:p>-87.96338654</text:p>
          </table:table-cell>
          <table:table-cell office:value-type="float" office:value="-83.90058899" calcext:value-type="float">
            <text:p>-83.90058899</text:p>
          </table:table-cell>
          <table:table-cell table:formula="of:=[.E377]-[.D377]" office:value-type="float" office:value="4.06279755" calcext:value-type="float">
            <text:p>4.06279755</text:p>
          </table:table-cell>
          <table:table-cell table:formula="of:=15.12-10*LOG10(POWER(10;[.F377]/10)-1)-[.C377]" office:value-type="float" office:value="12.6209682658672" calcext:value-type="float">
            <text:p>12.6209682659</text:p>
          </table:table-cell>
          <table:table-cell office:value-type="float" office:value="-88.44923401" calcext:value-type="float">
            <text:p>-88.44923401</text:p>
          </table:table-cell>
          <table:table-cell office:value-type="float" office:value="-83.96854401" calcext:value-type="float">
            <text:p>-83.96854401</text:p>
          </table:table-cell>
          <table:table-cell table:formula="of:=[.I377]-[.H377]" office:value-type="float" office:value="4.48069000000001" calcext:value-type="float">
            <text:p>4.48069</text:p>
          </table:table-cell>
          <table:table-cell table:formula="of:=15.12-10*LOG10(POWER(10;[.J377]/10)-1)-[.C377]" office:value-type="float" office:value="11.9531125699151" calcext:value-type="float">
            <text:p>11.9531125699</text:p>
          </table:table-cell>
          <table:table-cell table:formula="of:=[.K377]-[.G377]" office:value-type="float" office:value="-0.667855695952055" calcext:value-type="float">
            <text:p>-0.667855696</text:p>
          </table:table-cell>
          <table:table-cell table:number-columns-repeated="1012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table:formula="of:=[.A378]/1000000" office:value-type="float" office:value="81.52173913" calcext:value-type="float">
            <text:p>8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15593719" calcext:value-type="float">
            <text:p>-88.15593719</text:p>
          </table:table-cell>
          <table:table-cell office:value-type="float" office:value="-83.80482483" calcext:value-type="float">
            <text:p>-83.80482483</text:p>
          </table:table-cell>
          <table:table-cell table:formula="of:=[.E378]-[.D378]" office:value-type="float" office:value="4.35111236" calcext:value-type="float">
            <text:p>4.35111236</text:p>
          </table:table-cell>
          <table:table-cell table:formula="of:=15.12-10*LOG10(POWER(10;[.F378]/10)-1)-[.C378]" office:value-type="float" office:value="12.156142228993" calcext:value-type="float">
            <text:p>12.156142229</text:p>
          </table:table-cell>
          <table:table-cell office:value-type="float" office:value="-88.11997986" calcext:value-type="float">
            <text:p>-88.11997986</text:p>
          </table:table-cell>
          <table:table-cell office:value-type="float" office:value="-83.89500427" calcext:value-type="float">
            <text:p>-83.89500427</text:p>
          </table:table-cell>
          <table:table-cell table:formula="of:=[.I378]-[.H378]" office:value-type="float" office:value="4.22497559" calcext:value-type="float">
            <text:p>4.22497559</text:p>
          </table:table-cell>
          <table:table-cell table:formula="of:=15.12-10*LOG10(POWER(10;[.J378]/10)-1)-[.C378]" office:value-type="float" office:value="12.3571852325252" calcext:value-type="float">
            <text:p>12.3571852325</text:p>
          </table:table-cell>
          <table:table-cell table:formula="of:=[.K378]-[.G378]" office:value-type="float" office:value="0.201043003532179" calcext:value-type="float">
            <text:p>0.2010430035</text:p>
          </table:table-cell>
          <table:table-cell table:number-columns-repeated="1012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table:formula="of:=[.A379]/1000000" office:value-type="float" office:value="81.73913043" calcext:value-type="float">
            <text:p>8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8.09835815" calcext:value-type="float">
            <text:p>-88.09835815</text:p>
          </table:table-cell>
          <table:table-cell office:value-type="float" office:value="-83.76229095" calcext:value-type="float">
            <text:p>-83.76229095</text:p>
          </table:table-cell>
          <table:table-cell table:formula="of:=[.E379]-[.D379]" office:value-type="float" office:value="4.3360672" calcext:value-type="float">
            <text:p>4.3360672</text:p>
          </table:table-cell>
          <table:table-cell table:formula="of:=15.12-10*LOG10(POWER(10;[.F379]/10)-1)-[.C379]" office:value-type="float" office:value="12.1799412798946" calcext:value-type="float">
            <text:p>12.1799412799</text:p>
          </table:table-cell>
          <table:table-cell office:value-type="float" office:value="-88.34264374" calcext:value-type="float">
            <text:p>-88.34264374</text:p>
          </table:table-cell>
          <table:table-cell office:value-type="float" office:value="-84.26403809" calcext:value-type="float">
            <text:p>-84.26403809</text:p>
          </table:table-cell>
          <table:table-cell table:formula="of:=[.I379]-[.H379]" office:value-type="float" office:value="4.07860565" calcext:value-type="float">
            <text:p>4.07860565</text:p>
          </table:table-cell>
          <table:table-cell table:formula="of:=15.12-10*LOG10(POWER(10;[.J379]/10)-1)-[.C379]" office:value-type="float" office:value="12.5949818173131" calcext:value-type="float">
            <text:p>12.5949818173</text:p>
          </table:table-cell>
          <table:table-cell table:formula="of:=[.K379]-[.G379]" office:value-type="float" office:value="0.415040537418479" calcext:value-type="float">
            <text:p>0.4150405374</text:p>
          </table:table-cell>
          <table:table-cell table:number-columns-repeated="1012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table:formula="of:=[.A380]/1000000" office:value-type="float" office:value="81.95652174" calcext:value-type="float">
            <text:p>8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8.21401215" calcext:value-type="float">
            <text:p>-88.21401215</text:p>
          </table:table-cell>
          <table:table-cell office:value-type="float" office:value="-84.13916016" calcext:value-type="float">
            <text:p>-84.13916016</text:p>
          </table:table-cell>
          <table:table-cell table:formula="of:=[.E380]-[.D380]" office:value-type="float" office:value="4.07485199" calcext:value-type="float">
            <text:p>4.07485199</text:p>
          </table:table-cell>
          <table:table-cell table:formula="of:=15.12-10*LOG10(POWER(10;[.F380]/10)-1)-[.C380]" office:value-type="float" office:value="12.6011468335398" calcext:value-type="float">
            <text:p>12.6011468335</text:p>
          </table:table-cell>
          <table:table-cell office:value-type="float" office:value="-88.46006012" calcext:value-type="float">
            <text:p>-88.46006012</text:p>
          </table:table-cell>
          <table:table-cell office:value-type="float" office:value="-84.1055603" calcext:value-type="float">
            <text:p>-84.1055603</text:p>
          </table:table-cell>
          <table:table-cell table:formula="of:=[.I380]-[.H380]" office:value-type="float" office:value="4.35449982" calcext:value-type="float">
            <text:p>4.35449982</text:p>
          </table:table-cell>
          <table:table-cell table:formula="of:=15.12-10*LOG10(POWER(10;[.J380]/10)-1)-[.C380]" office:value-type="float" office:value="12.1507904102014" calcext:value-type="float">
            <text:p>12.1507904102</text:p>
          </table:table-cell>
          <table:table-cell table:formula="of:=[.K380]-[.G380]" office:value-type="float" office:value="-0.450356423338398" calcext:value-type="float">
            <text:p>-0.4503564233</text:p>
          </table:table-cell>
          <table:table-cell table:number-columns-repeated="1012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table:formula="of:=[.A381]/1000000" office:value-type="float" office:value="82.17391304" calcext:value-type="float">
            <text:p>8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8.21116638" calcext:value-type="float">
            <text:p>-88.21116638</text:p>
          </table:table-cell>
          <table:table-cell office:value-type="float" office:value="-84.17308807" calcext:value-type="float">
            <text:p>-84.17308807</text:p>
          </table:table-cell>
          <table:table-cell table:formula="of:=[.E381]-[.D381]" office:value-type="float" office:value="4.03807830999999" calcext:value-type="float">
            <text:p>4.03807831</text:p>
          </table:table-cell>
          <table:table-cell table:formula="of:=15.12-10*LOG10(POWER(10;[.F381]/10)-1)-[.C381]" office:value-type="float" office:value="12.6617262433489" calcext:value-type="float">
            <text:p>12.6617262433</text:p>
          </table:table-cell>
          <table:table-cell office:value-type="float" office:value="-88.41706848" calcext:value-type="float">
            <text:p>-88.41706848</text:p>
          </table:table-cell>
          <table:table-cell office:value-type="float" office:value="-84.23195648" calcext:value-type="float">
            <text:p>-84.23195648</text:p>
          </table:table-cell>
          <table:table-cell table:formula="of:=[.I381]-[.H381]" office:value-type="float" office:value="4.18511199999999" calcext:value-type="float">
            <text:p>4.185112</text:p>
          </table:table-cell>
          <table:table-cell table:formula="of:=15.12-10*LOG10(POWER(10;[.J381]/10)-1)-[.C381]" office:value-type="float" office:value="12.4214555414228" calcext:value-type="float">
            <text:p>12.4214555414</text:p>
          </table:table-cell>
          <table:table-cell table:formula="of:=[.K381]-[.G381]" office:value-type="float" office:value="-0.240270701926098" calcext:value-type="float">
            <text:p>-0.2402707019</text:p>
          </table:table-cell>
          <table:table-cell table:number-columns-repeated="1012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table:formula="of:=[.A382]/1000000" office:value-type="float" office:value="82.39130435" calcext:value-type="float">
            <text:p>8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7.99671936" calcext:value-type="float">
            <text:p>-87.99671936</text:p>
          </table:table-cell>
          <table:table-cell office:value-type="float" office:value="-84.0568924" calcext:value-type="float">
            <text:p>-84.0568924</text:p>
          </table:table-cell>
          <table:table-cell table:formula="of:=[.E382]-[.D382]" office:value-type="float" office:value="3.93982696" calcext:value-type="float">
            <text:p>3.93982696</text:p>
          </table:table-cell>
          <table:table-cell table:formula="of:=15.12-10*LOG10(POWER(10;[.F382]/10)-1)-[.C382]" office:value-type="float" office:value="12.82524438016" calcext:value-type="float">
            <text:p>12.8252443802</text:p>
          </table:table-cell>
          <table:table-cell office:value-type="float" office:value="-88.32670593" calcext:value-type="float">
            <text:p>-88.32670593</text:p>
          </table:table-cell>
          <table:table-cell office:value-type="float" office:value="-84.52010345" calcext:value-type="float">
            <text:p>-84.52010345</text:p>
          </table:table-cell>
          <table:table-cell table:formula="of:=[.I382]-[.H382]" office:value-type="float" office:value="3.80660248000001" calcext:value-type="float">
            <text:p>3.80660248</text:p>
          </table:table-cell>
          <table:table-cell table:formula="of:=15.12-10*LOG10(POWER(10;[.J382]/10)-1)-[.C382]" office:value-type="float" office:value="13.0510252323244" calcext:value-type="float">
            <text:p>13.0510252323</text:p>
          </table:table-cell>
          <table:table-cell table:formula="of:=[.K382]-[.G382]" office:value-type="float" office:value="0.225780852164368" calcext:value-type="float">
            <text:p>0.2257808522</text:p>
          </table:table-cell>
          <table:table-cell table:number-columns-repeated="1012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table:formula="of:=[.A383]/1000000" office:value-type="float" office:value="82.60869565" calcext:value-type="float">
            <text:p>8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8.26070404" calcext:value-type="float">
            <text:p>-88.26070404</text:p>
          </table:table-cell>
          <table:table-cell office:value-type="float" office:value="-84.07229614" calcext:value-type="float">
            <text:p>-84.07229614</text:p>
          </table:table-cell>
          <table:table-cell table:formula="of:=[.E383]-[.D383]" office:value-type="float" office:value="4.18840789999999" calcext:value-type="float">
            <text:p>4.1884079</text:p>
          </table:table-cell>
          <table:table-cell table:formula="of:=15.12-10*LOG10(POWER(10;[.F383]/10)-1)-[.C383]" office:value-type="float" office:value="12.4161279712322" calcext:value-type="float">
            <text:p>12.4161279712</text:p>
          </table:table-cell>
          <table:table-cell office:value-type="float" office:value="-88.52359009" calcext:value-type="float">
            <text:p>-88.52359009</text:p>
          </table:table-cell>
          <table:table-cell office:value-type="float" office:value="-84.28971863" calcext:value-type="float">
            <text:p>-84.28971863</text:p>
          </table:table-cell>
          <table:table-cell table:formula="of:=[.I383]-[.H383]" office:value-type="float" office:value="4.23387146" calcext:value-type="float">
            <text:p>4.23387146</text:p>
          </table:table-cell>
          <table:table-cell table:formula="of:=15.12-10*LOG10(POWER(10;[.J383]/10)-1)-[.C383]" office:value-type="float" office:value="12.3428918665068" calcext:value-type="float">
            <text:p>12.3428918665</text:p>
          </table:table-cell>
          <table:table-cell table:formula="of:=[.K383]-[.G383]" office:value-type="float" office:value="-0.0732361047254564" calcext:value-type="float">
            <text:p>-0.0732361047</text:p>
          </table:table-cell>
          <table:table-cell table:number-columns-repeated="1012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table:formula="of:=[.A384]/1000000" office:value-type="float" office:value="82.82608696" calcext:value-type="float">
            <text:p>8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8.30532837" calcext:value-type="float">
            <text:p>-88.30532837</text:p>
          </table:table-cell>
          <table:table-cell office:value-type="float" office:value="-84.30483246" calcext:value-type="float">
            <text:p>-84.30483246</text:p>
          </table:table-cell>
          <table:table-cell table:formula="of:=[.E384]-[.D384]" office:value-type="float" office:value="4.00049591" calcext:value-type="float">
            <text:p>4.00049591</text:p>
          </table:table-cell>
          <table:table-cell table:formula="of:=15.12-10*LOG10(POWER(10;[.F384]/10)-1)-[.C384]" office:value-type="float" office:value="12.7239844190888" calcext:value-type="float">
            <text:p>12.7239844191</text:p>
          </table:table-cell>
          <table:table-cell office:value-type="float" office:value="-88.63832092" calcext:value-type="float">
            <text:p>-88.63832092</text:p>
          </table:table-cell>
          <table:table-cell office:value-type="float" office:value="-84.29072571" calcext:value-type="float">
            <text:p>-84.29072571</text:p>
          </table:table-cell>
          <table:table-cell table:formula="of:=[.I384]-[.H384]" office:value-type="float" office:value="4.34759521000001" calcext:value-type="float">
            <text:p>4.34759521</text:p>
          </table:table-cell>
          <table:table-cell table:formula="of:=15.12-10*LOG10(POWER(10;[.J384]/10)-1)-[.C384]" office:value-type="float" office:value="12.1617015075818" calcext:value-type="float">
            <text:p>12.1617015076</text:p>
          </table:table-cell>
          <table:table-cell table:formula="of:=[.K384]-[.G384]" office:value-type="float" office:value="-0.56228291150703" calcext:value-type="float">
            <text:p>-0.5622829115</text:p>
          </table:table-cell>
          <table:table-cell table:number-columns-repeated="1012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table:formula="of:=[.A385]/1000000" office:value-type="float" office:value="83.04347826" calcext:value-type="float">
            <text:p>8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8.44459534" calcext:value-type="float">
            <text:p>-88.44459534</text:p>
          </table:table-cell>
          <table:table-cell office:value-type="float" office:value="-84.3225174" calcext:value-type="float">
            <text:p>-84.3225174</text:p>
          </table:table-cell>
          <table:table-cell table:formula="of:=[.E385]-[.D385]" office:value-type="float" office:value="4.12207794000001" calcext:value-type="float">
            <text:p>4.12207794</text:p>
          </table:table-cell>
          <table:table-cell table:formula="of:=15.12-10*LOG10(POWER(10;[.F385]/10)-1)-[.C385]" office:value-type="float" office:value="12.5238302847594" calcext:value-type="float">
            <text:p>12.5238302848</text:p>
          </table:table-cell>
          <table:table-cell office:value-type="float" office:value="-88.52617645" calcext:value-type="float">
            <text:p>-88.52617645</text:p>
          </table:table-cell>
          <table:table-cell office:value-type="float" office:value="-84.44804382" calcext:value-type="float">
            <text:p>-84.44804382</text:p>
          </table:table-cell>
          <table:table-cell table:formula="of:=[.I385]-[.H385]" office:value-type="float" office:value="4.07813263" calcext:value-type="float">
            <text:p>4.07813263</text:p>
          </table:table-cell>
          <table:table-cell table:formula="of:=15.12-10*LOG10(POWER(10;[.J385]/10)-1)-[.C385]" office:value-type="float" office:value="12.5957585175437" calcext:value-type="float">
            <text:p>12.5957585175</text:p>
          </table:table-cell>
          <table:table-cell table:formula="of:=[.K385]-[.G385]" office:value-type="float" office:value="0.0719282327842716" calcext:value-type="float">
            <text:p>0.0719282328</text:p>
          </table:table-cell>
          <table:table-cell table:number-columns-repeated="1012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table:formula="of:=[.A386]/1000000" office:value-type="float" office:value="83.26086957" calcext:value-type="float">
            <text:p>8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8.25532532" calcext:value-type="float">
            <text:p>-88.25532532</text:p>
          </table:table-cell>
          <table:table-cell office:value-type="float" office:value="-84.66542053" calcext:value-type="float">
            <text:p>-84.66542053</text:p>
          </table:table-cell>
          <table:table-cell table:formula="of:=[.E386]-[.D386]" office:value-type="float" office:value="3.58990478999999" calcext:value-type="float">
            <text:p>3.58990479</text:p>
          </table:table-cell>
          <table:table-cell table:formula="of:=15.12-10*LOG10(POWER(10;[.F386]/10)-1)-[.C386]" office:value-type="float" office:value="13.4291146751392" calcext:value-type="float">
            <text:p>13.4291146751</text:p>
          </table:table-cell>
          <table:table-cell office:value-type="float" office:value="-88.45684814" calcext:value-type="float">
            <text:p>-88.45684814</text:p>
          </table:table-cell>
          <table:table-cell office:value-type="float" office:value="-84.50827789" calcext:value-type="float">
            <text:p>-84.50827789</text:p>
          </table:table-cell>
          <table:table-cell table:formula="of:=[.I386]-[.H386]" office:value-type="float" office:value="3.94857025" calcext:value-type="float">
            <text:p>3.94857025</text:p>
          </table:table-cell>
          <table:table-cell table:formula="of:=15.12-10*LOG10(POWER(10;[.J386]/10)-1)-[.C386]" office:value-type="float" office:value="12.8105927324777" calcext:value-type="float">
            <text:p>12.8105927325</text:p>
          </table:table-cell>
          <table:table-cell table:formula="of:=[.K386]-[.G386]" office:value-type="float" office:value="-0.618521942661559" calcext:value-type="float">
            <text:p>-0.6185219427</text:p>
          </table:table-cell>
          <table:table-cell table:number-columns-repeated="1012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table:formula="of:=[.A387]/1000000" office:value-type="float" office:value="83.47826087" calcext:value-type="float">
            <text:p>8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8.33422852" calcext:value-type="float">
            <text:p>-88.33422852</text:p>
          </table:table-cell>
          <table:table-cell office:value-type="float" office:value="-84.4048233" calcext:value-type="float">
            <text:p>-84.4048233</text:p>
          </table:table-cell>
          <table:table-cell table:formula="of:=[.E387]-[.D387]" office:value-type="float" office:value="3.92940521999999" calcext:value-type="float">
            <text:p>3.92940522</text:p>
          </table:table-cell>
          <table:table-cell table:formula="of:=15.12-10*LOG10(POWER(10;[.F387]/10)-1)-[.C387]" office:value-type="float" office:value="12.8427348152766" calcext:value-type="float">
            <text:p>12.8427348153</text:p>
          </table:table-cell>
          <table:table-cell office:value-type="float" office:value="-88.42967224" calcext:value-type="float">
            <text:p>-88.42967224</text:p>
          </table:table-cell>
          <table:table-cell office:value-type="float" office:value="-84.38208008" calcext:value-type="float">
            <text:p>-84.38208008</text:p>
          </table:table-cell>
          <table:table-cell table:formula="of:=[.I387]-[.H387]" office:value-type="float" office:value="4.04759215999999" calcext:value-type="float">
            <text:p>4.04759216</text:p>
          </table:table-cell>
          <table:table-cell table:formula="of:=15.12-10*LOG10(POWER(10;[.J387]/10)-1)-[.C387]" office:value-type="float" office:value="12.6460216365412" calcext:value-type="float">
            <text:p>12.6460216365</text:p>
          </table:table-cell>
          <table:table-cell table:formula="of:=[.K387]-[.G387]" office:value-type="float" office:value="-0.196713178735427" calcext:value-type="float">
            <text:p>-0.1967131787</text:p>
          </table:table-cell>
          <table:table-cell table:number-columns-repeated="1012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table:formula="of:=[.A388]/1000000" office:value-type="float" office:value="83.69565217" calcext:value-type="float">
            <text:p>8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8.28447723" calcext:value-type="float">
            <text:p>-88.28447723</text:p>
          </table:table-cell>
          <table:table-cell office:value-type="float" office:value="-84.29695892" calcext:value-type="float">
            <text:p>-84.29695892</text:p>
          </table:table-cell>
          <table:table-cell table:formula="of:=[.E388]-[.D388]" office:value-type="float" office:value="3.98751831" calcext:value-type="float">
            <text:p>3.98751831</text:p>
          </table:table-cell>
          <table:table-cell table:formula="of:=15.12-10*LOG10(POWER(10;[.F388]/10)-1)-[.C388]" office:value-type="float" office:value="12.7455654558016" calcext:value-type="float">
            <text:p>12.7455654558</text:p>
          </table:table-cell>
          <table:table-cell office:value-type="float" office:value="-88.62618256" calcext:value-type="float">
            <text:p>-88.62618256</text:p>
          </table:table-cell>
          <table:table-cell office:value-type="float" office:value="-84.80371857" calcext:value-type="float">
            <text:p>-84.80371857</text:p>
          </table:table-cell>
          <table:table-cell table:formula="of:=[.I388]-[.H388]" office:value-type="float" office:value="3.82246398999999" calcext:value-type="float">
            <text:p>3.82246399</text:p>
          </table:table-cell>
          <table:table-cell table:formula="of:=15.12-10*LOG10(POWER(10;[.J388]/10)-1)-[.C388]" office:value-type="float" office:value="13.0238894017221" calcext:value-type="float">
            <text:p>13.0238894017</text:p>
          </table:table-cell>
          <table:table-cell table:formula="of:=[.K388]-[.G388]" office:value-type="float" office:value="0.278323945920452" calcext:value-type="float">
            <text:p>0.2783239459</text:p>
          </table:table-cell>
          <table:table-cell table:number-columns-repeated="1012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table:formula="of:=[.A389]/1000000" office:value-type="float" office:value="83.91304348" calcext:value-type="float">
            <text:p>8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8.26490784" calcext:value-type="float">
            <text:p>-88.26490784</text:p>
          </table:table-cell>
          <table:table-cell office:value-type="float" office:value="-84.40657043" calcext:value-type="float">
            <text:p>-84.40657043</text:p>
          </table:table-cell>
          <table:table-cell table:formula="of:=[.E389]-[.D389]" office:value-type="float" office:value="3.85833741" calcext:value-type="float">
            <text:p>3.85833741</text:p>
          </table:table-cell>
          <table:table-cell table:formula="of:=15.12-10*LOG10(POWER(10;[.F389]/10)-1)-[.C389]" office:value-type="float" office:value="12.9627749777832" calcext:value-type="float">
            <text:p>12.9627749778</text:p>
          </table:table-cell>
          <table:table-cell office:value-type="float" office:value="-88.48429871" calcext:value-type="float">
            <text:p>-88.48429871</text:p>
          </table:table-cell>
          <table:table-cell office:value-type="float" office:value="-84.60014343" calcext:value-type="float">
            <text:p>-84.60014343</text:p>
          </table:table-cell>
          <table:table-cell table:formula="of:=[.I389]-[.H389]" office:value-type="float" office:value="3.88415528000002" calcext:value-type="float">
            <text:p>3.88415528</text:p>
          </table:table-cell>
          <table:table-cell table:formula="of:=15.12-10*LOG10(POWER(10;[.J389]/10)-1)-[.C389]" office:value-type="float" office:value="12.9190093600331" calcext:value-type="float">
            <text:p>12.91900936</text:p>
          </table:table-cell>
          <table:table-cell table:formula="of:=[.K389]-[.G389]" office:value-type="float" office:value="-0.0437656177500703" calcext:value-type="float">
            <text:p>-0.0437656178</text:p>
          </table:table-cell>
          <table:table-cell table:number-columns-repeated="1012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table:formula="of:=[.A390]/1000000" office:value-type="float" office:value="84.13043478" calcext:value-type="float">
            <text:p>8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8.4101181" calcext:value-type="float">
            <text:p>-88.4101181</text:p>
          </table:table-cell>
          <table:table-cell office:value-type="float" office:value="-84.60652924" calcext:value-type="float">
            <text:p>-84.60652924</text:p>
          </table:table-cell>
          <table:table-cell table:formula="of:=[.E390]-[.D390]" office:value-type="float" office:value="3.80358886" calcext:value-type="float">
            <text:p>3.80358886</text:p>
          </table:table-cell>
          <table:table-cell table:formula="of:=15.12-10*LOG10(POWER(10;[.F390]/10)-1)-[.C390]" office:value-type="float" office:value="13.0561889054974" calcext:value-type="float">
            <text:p>13.0561889055</text:p>
          </table:table-cell>
          <table:table-cell office:value-type="float" office:value="-88.60102081" calcext:value-type="float">
            <text:p>-88.60102081</text:p>
          </table:table-cell>
          <table:table-cell office:value-type="float" office:value="-84.83444977" calcext:value-type="float">
            <text:p>-84.83444977</text:p>
          </table:table-cell>
          <table:table-cell table:formula="of:=[.I390]-[.H390]" office:value-type="float" office:value="3.76657104000002" calcext:value-type="float">
            <text:p>3.76657104</text:p>
          </table:table-cell>
          <table:table-cell table:formula="of:=15.12-10*LOG10(POWER(10;[.J390]/10)-1)-[.C390]" office:value-type="float" office:value="13.1198269840086" calcext:value-type="float">
            <text:p>13.119826984</text:p>
          </table:table-cell>
          <table:table-cell table:formula="of:=[.K390]-[.G390]" office:value-type="float" office:value="0.0636380785112607" calcext:value-type="float">
            <text:p>0.0636380785</text:p>
          </table:table-cell>
          <table:table-cell table:number-columns-repeated="1012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table:formula="of:=[.A391]/1000000" office:value-type="float" office:value="84.34782609" calcext:value-type="float">
            <text:p>8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8.27347565" calcext:value-type="float">
            <text:p>-88.27347565</text:p>
          </table:table-cell>
          <table:table-cell office:value-type="float" office:value="-84.48709869" calcext:value-type="float">
            <text:p>-84.48709869</text:p>
          </table:table-cell>
          <table:table-cell table:formula="of:=[.E391]-[.D391]" office:value-type="float" office:value="3.78637696" calcext:value-type="float">
            <text:p>3.78637696</text:p>
          </table:table-cell>
          <table:table-cell table:formula="of:=15.12-10*LOG10(POWER(10;[.F391]/10)-1)-[.C391]" office:value-type="float" office:value="13.0857297212217" calcext:value-type="float">
            <text:p>13.0857297212</text:p>
          </table:table-cell>
          <table:table-cell office:value-type="float" office:value="-88.65510559" calcext:value-type="float">
            <text:p>-88.65510559</text:p>
          </table:table-cell>
          <table:table-cell office:value-type="float" office:value="-84.7870636" calcext:value-type="float">
            <text:p>-84.7870636</text:p>
          </table:table-cell>
          <table:table-cell table:formula="of:=[.I391]-[.H391]" office:value-type="float" office:value="3.86804198999999" calcext:value-type="float">
            <text:p>3.86804199</text:p>
          </table:table-cell>
          <table:table-cell table:formula="of:=15.12-10*LOG10(POWER(10;[.J391]/10)-1)-[.C391]" office:value-type="float" office:value="12.9463028600983" calcext:value-type="float">
            <text:p>12.9463028601</text:p>
          </table:table-cell>
          <table:table-cell table:formula="of:=[.K391]-[.G391]" office:value-type="float" office:value="-0.13942686112345" calcext:value-type="float">
            <text:p>-0.1394268611</text:p>
          </table:table-cell>
          <table:table-cell table:number-columns-repeated="1012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table:formula="of:=[.A392]/1000000" office:value-type="float" office:value="84.56521739" calcext:value-type="float">
            <text:p>8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8.35145569" calcext:value-type="float">
            <text:p>-88.35145569</text:p>
          </table:table-cell>
          <table:table-cell office:value-type="float" office:value="-84.77461243" calcext:value-type="float">
            <text:p>-84.77461243</text:p>
          </table:table-cell>
          <table:table-cell table:formula="of:=[.E392]-[.D392]" office:value-type="float" office:value="3.57684325999999" calcext:value-type="float">
            <text:p>3.57684326</text:p>
          </table:table-cell>
          <table:table-cell table:formula="of:=15.12-10*LOG10(POWER(10;[.F392]/10)-1)-[.C392]" office:value-type="float" office:value="13.4523637148534" calcext:value-type="float">
            <text:p>13.4523637149</text:p>
          </table:table-cell>
          <table:table-cell office:value-type="float" office:value="-88.47790527" calcext:value-type="float">
            <text:p>-88.47790527</text:p>
          </table:table-cell>
          <table:table-cell office:value-type="float" office:value="-85.03361511" calcext:value-type="float">
            <text:p>-85.03361511</text:p>
          </table:table-cell>
          <table:table-cell table:formula="of:=[.I392]-[.H392]" office:value-type="float" office:value="3.44429016000001" calcext:value-type="float">
            <text:p>3.44429016</text:p>
          </table:table-cell>
          <table:table-cell table:formula="of:=15.12-10*LOG10(POWER(10;[.J392]/10)-1)-[.C392]" office:value-type="float" office:value="13.6914752416505" calcext:value-type="float">
            <text:p>13.6914752417</text:p>
          </table:table-cell>
          <table:table-cell table:formula="of:=[.K392]-[.G392]" office:value-type="float" office:value="0.239111526797181" calcext:value-type="float">
            <text:p>0.2391115268</text:p>
          </table:table-cell>
          <table:table-cell table:number-columns-repeated="1012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table:formula="of:=[.A393]/1000000" office:value-type="float" office:value="84.7826087" calcext:value-type="float">
            <text:p>8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8.39717865" calcext:value-type="float">
            <text:p>-88.39717865</text:p>
          </table:table-cell>
          <table:table-cell office:value-type="float" office:value="-84.67166138" calcext:value-type="float">
            <text:p>-84.67166138</text:p>
          </table:table-cell>
          <table:table-cell table:formula="of:=[.E393]-[.D393]" office:value-type="float" office:value="3.72551727" calcext:value-type="float">
            <text:p>3.72551727</text:p>
          </table:table-cell>
          <table:table-cell table:formula="of:=15.12-10*LOG10(POWER(10;[.F393]/10)-1)-[.C393]" office:value-type="float" office:value="13.1908646720535" calcext:value-type="float">
            <text:p>13.1908646721</text:p>
          </table:table-cell>
          <table:table-cell office:value-type="float" office:value="-88.70385742" calcext:value-type="float">
            <text:p>-88.70385742</text:p>
          </table:table-cell>
          <table:table-cell office:value-type="float" office:value="-84.80665588" calcext:value-type="float">
            <text:p>-84.80665588</text:p>
          </table:table-cell>
          <table:table-cell table:formula="of:=[.I393]-[.H393]" office:value-type="float" office:value="3.89720153999998" calcext:value-type="float">
            <text:p>3.89720154</text:p>
          </table:table-cell>
          <table:table-cell table:formula="of:=15.12-10*LOG10(POWER(10;[.J393]/10)-1)-[.C393]" office:value-type="float" office:value="12.8969622257842" calcext:value-type="float">
            <text:p>12.8969622258</text:p>
          </table:table-cell>
          <table:table-cell table:formula="of:=[.K393]-[.G393]" office:value-type="float" office:value="-0.293902446269314" calcext:value-type="float">
            <text:p>-0.2939024463</text:p>
          </table:table-cell>
          <table:table-cell table:number-columns-repeated="1012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94]/1000000" office:value-type="float" office:value="85" calcext:value-type="float">
            <text:p>85</text:p>
          </table:table-cell>
          <table:table-cell office:value-type="float" office:value="0.6" calcext:value-type="float">
            <text:p>0.60</text:p>
          </table:table-cell>
          <table:table-cell office:value-type="float" office:value="-88.42298126" calcext:value-type="float">
            <text:p>-88.42298126</text:p>
          </table:table-cell>
          <table:table-cell office:value-type="float" office:value="-84.86779022" calcext:value-type="float">
            <text:p>-84.86779022</text:p>
          </table:table-cell>
          <table:table-cell table:formula="of:=[.E394]-[.D394]" office:value-type="float" office:value="3.55519104" calcext:value-type="float">
            <text:p>3.55519104</text:p>
          </table:table-cell>
          <table:table-cell table:formula="of:=15.12-10*LOG10(POWER(10;[.F394]/10)-1)-[.C394]" office:value-type="float" office:value="13.4910246701603" calcext:value-type="float">
            <text:p>13.4910246702</text:p>
          </table:table-cell>
          <table:table-cell office:value-type="float" office:value="-88.477005" calcext:value-type="float">
            <text:p>-88.477005</text:p>
          </table:table-cell>
          <table:table-cell office:value-type="float" office:value="-85.09281921" calcext:value-type="float">
            <text:p>-85.09281921</text:p>
          </table:table-cell>
          <table:table-cell table:formula="of:=[.I394]-[.H394]" office:value-type="float" office:value="3.38418579000002" calcext:value-type="float">
            <text:p>3.38418579</text:p>
          </table:table-cell>
          <table:table-cell table:formula="of:=15.12-10*LOG10(POWER(10;[.J394]/10)-1)-[.C394]" office:value-type="float" office:value="13.8018804091067" calcext:value-type="float">
            <text:p>13.8018804091</text:p>
          </table:table-cell>
          <table:table-cell table:formula="of:=[.K394]-[.G394]" office:value-type="float" office:value="0.310855738946442" calcext:value-type="float">
            <text:p>0.3108557389</text:p>
          </table:table-cell>
          <table:table-cell table:number-columns-repeated="1012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table:formula="of:=[.A395]/1000000" office:value-type="float" office:value="85.2173913" calcext:value-type="float">
            <text:p>8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23323059" calcext:value-type="float">
            <text:p>-88.23323059</text:p>
          </table:table-cell>
          <table:table-cell office:value-type="float" office:value="-84.98560333" calcext:value-type="float">
            <text:p>-84.98560333</text:p>
          </table:table-cell>
          <table:table-cell table:formula="of:=[.E395]-[.D395]" office:value-type="float" office:value="3.24762726" calcext:value-type="float">
            <text:p>3.24762726</text:p>
          </table:table-cell>
          <table:table-cell table:formula="of:=15.12-10*LOG10(POWER(10;[.F395]/10)-1)-[.C395]" office:value-type="float" office:value="14.0576452850617" calcext:value-type="float">
            <text:p>14.0576452851</text:p>
          </table:table-cell>
          <table:table-cell office:value-type="float" office:value="-88.62049866" calcext:value-type="float">
            <text:p>-88.62049866</text:p>
          </table:table-cell>
          <table:table-cell office:value-type="float" office:value="-85.42108154" calcext:value-type="float">
            <text:p>-85.42108154</text:p>
          </table:table-cell>
          <table:table-cell table:formula="of:=[.I395]-[.H395]" office:value-type="float" office:value="3.19941712000001" calcext:value-type="float">
            <text:p>3.19941712</text:p>
          </table:table-cell>
          <table:table-cell table:formula="of:=15.12-10*LOG10(POWER(10;[.J395]/10)-1)-[.C395]" office:value-type="float" office:value="14.1496584363679" calcext:value-type="float">
            <text:p>14.1496584364</text:p>
          </table:table-cell>
          <table:table-cell table:formula="of:=[.K395]-[.G395]" office:value-type="float" office:value="0.0920131513061993" calcext:value-type="float">
            <text:p>0.0920131513</text:p>
          </table:table-cell>
          <table:table-cell table:number-columns-repeated="1012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table:formula="of:=[.A396]/1000000" office:value-type="float" office:value="85.43478261" calcext:value-type="float">
            <text:p>8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8.50436401" calcext:value-type="float">
            <text:p>-88.50436401</text:p>
          </table:table-cell>
          <table:table-cell office:value-type="float" office:value="-84.9559021" calcext:value-type="float">
            <text:p>-84.9559021</text:p>
          </table:table-cell>
          <table:table-cell table:formula="of:=[.E396]-[.D396]" office:value-type="float" office:value="3.54846191" calcext:value-type="float">
            <text:p>3.54846191</text:p>
          </table:table-cell>
          <table:table-cell table:formula="of:=15.12-10*LOG10(POWER(10;[.F396]/10)-1)-[.C396]" office:value-type="float" office:value="13.5030707639978" calcext:value-type="float">
            <text:p>13.503070764</text:p>
          </table:table-cell>
          <table:table-cell office:value-type="float" office:value="-88.48872375" calcext:value-type="float">
            <text:p>-88.48872375</text:p>
          </table:table-cell>
          <table:table-cell office:value-type="float" office:value="-85.24700928" calcext:value-type="float">
            <text:p>-85.24700928</text:p>
          </table:table-cell>
          <table:table-cell table:formula="of:=[.I396]-[.H396]" office:value-type="float" office:value="3.24171446999999" calcext:value-type="float">
            <text:p>3.24171447</text:p>
          </table:table-cell>
          <table:table-cell table:formula="of:=15.12-10*LOG10(POWER(10;[.J396]/10)-1)-[.C396]" office:value-type="float" office:value="14.0688806128814" calcext:value-type="float">
            <text:p>14.0688806129</text:p>
          </table:table-cell>
          <table:table-cell table:formula="of:=[.K396]-[.G396]" office:value-type="float" office:value="0.565809848883575" calcext:value-type="float">
            <text:p>0.5658098489</text:p>
          </table:table-cell>
          <table:table-cell table:number-columns-repeated="1012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table:formula="of:=[.A397]/1000000" office:value-type="float" office:value="85.65217391" calcext:value-type="float">
            <text:p>8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8.44972992" calcext:value-type="float">
            <text:p>-88.44972992</text:p>
          </table:table-cell>
          <table:table-cell office:value-type="float" office:value="-85.35970306" calcext:value-type="float">
            <text:p>-85.35970306</text:p>
          </table:table-cell>
          <table:table-cell table:formula="of:=[.E397]-[.D397]" office:value-type="float" office:value="3.09002685999999" calcext:value-type="float">
            <text:p>3.09002686</text:p>
          </table:table-cell>
          <table:table-cell table:formula="of:=15.12-10*LOG10(POWER(10;[.F397]/10)-1)-[.C397]" office:value-type="float" office:value="14.3619834582758" calcext:value-type="float">
            <text:p>14.3619834583</text:p>
          </table:table-cell>
          <table:table-cell office:value-type="float" office:value="-88.63911438" calcext:value-type="float">
            <text:p>-88.63911438</text:p>
          </table:table-cell>
          <table:table-cell office:value-type="float" office:value="-85.38021088" calcext:value-type="float">
            <text:p>-85.38021088</text:p>
          </table:table-cell>
          <table:table-cell table:formula="of:=[.I397]-[.H397]" office:value-type="float" office:value="3.2589035" calcext:value-type="float">
            <text:p>3.2589035</text:p>
          </table:table-cell>
          <table:table-cell table:formula="of:=15.12-10*LOG10(POWER(10;[.J397]/10)-1)-[.C397]" office:value-type="float" office:value="14.0362565243285" calcext:value-type="float">
            <text:p>14.0362565243</text:p>
          </table:table-cell>
          <table:table-cell table:formula="of:=[.K397]-[.G397]" office:value-type="float" office:value="-0.325726933947315" calcext:value-type="float">
            <text:p>-0.3257269339</text:p>
          </table:table-cell>
          <table:table-cell table:number-columns-repeated="1012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table:formula="of:=[.A398]/1000000" office:value-type="float" office:value="85.86956522" calcext:value-type="float">
            <text:p>8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8.56999207" calcext:value-type="float">
            <text:p>-88.56999207</text:p>
          </table:table-cell>
          <table:table-cell office:value-type="float" office:value="-85.04576111" calcext:value-type="float">
            <text:p>-85.04576111</text:p>
          </table:table-cell>
          <table:table-cell table:formula="of:=[.E398]-[.D398]" office:value-type="float" office:value="3.52423096" calcext:value-type="float">
            <text:p>3.52423096</text:p>
          </table:table-cell>
          <table:table-cell table:formula="of:=15.12-10*LOG10(POWER(10;[.F398]/10)-1)-[.C398]" office:value-type="float" office:value="13.5465704269959" calcext:value-type="float">
            <text:p>13.546570427</text:p>
          </table:table-cell>
          <table:table-cell office:value-type="float" office:value="-88.85544586" calcext:value-type="float">
            <text:p>-88.85544586</text:p>
          </table:table-cell>
          <table:table-cell office:value-type="float" office:value="-85.26784515" calcext:value-type="float">
            <text:p>-85.26784515</text:p>
          </table:table-cell>
          <table:table-cell table:formula="of:=[.I398]-[.H398]" office:value-type="float" office:value="3.58760071" calcext:value-type="float">
            <text:p>3.58760071</text:p>
          </table:table-cell>
          <table:table-cell table:formula="of:=15.12-10*LOG10(POWER(10;[.J398]/10)-1)-[.C398]" office:value-type="float" office:value="13.433211893843" calcext:value-type="float">
            <text:p>13.4332118938</text:p>
          </table:table-cell>
          <table:table-cell table:formula="of:=[.K398]-[.G398]" office:value-type="float" office:value="-0.113358533152898" calcext:value-type="float">
            <text:p>-0.1133585332</text:p>
          </table:table-cell>
          <table:table-cell table:number-columns-repeated="1012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table:formula="of:=[.A399]/1000000" office:value-type="float" office:value="86.08695652" calcext:value-type="float">
            <text:p>8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8.5273056" calcext:value-type="float">
            <text:p>-88.5273056</text:p>
          </table:table-cell>
          <table:table-cell office:value-type="float" office:value="-85.28408051" calcext:value-type="float">
            <text:p>-85.28408051</text:p>
          </table:table-cell>
          <table:table-cell table:formula="of:=[.E399]-[.D399]" office:value-type="float" office:value="3.24322509000001" calcext:value-type="float">
            <text:p>3.24322509</text:p>
          </table:table-cell>
          <table:table-cell table:formula="of:=15.12-10*LOG10(POWER(10;[.F399]/10)-1)-[.C399]" office:value-type="float" office:value="14.0660088625733" calcext:value-type="float">
            <text:p>14.0660088626</text:p>
          </table:table-cell>
          <table:table-cell office:value-type="float" office:value="-88.74047089" calcext:value-type="float">
            <text:p>-88.74047089</text:p>
          </table:table-cell>
          <table:table-cell office:value-type="float" office:value="-85.28225708" calcext:value-type="float">
            <text:p>-85.28225708</text:p>
          </table:table-cell>
          <table:table-cell table:formula="of:=[.I399]-[.H399]" office:value-type="float" office:value="3.45821380999999" calcext:value-type="float">
            <text:p>3.45821381</text:p>
          </table:table-cell>
          <table:table-cell table:formula="of:=15.12-10*LOG10(POWER(10;[.J399]/10)-1)-[.C399]" office:value-type="float" office:value="13.6660798089986" calcext:value-type="float">
            <text:p>13.666079809</text:p>
          </table:table-cell>
          <table:table-cell table:formula="of:=[.K399]-[.G399]" office:value-type="float" office:value="-0.399929053574727" calcext:value-type="float">
            <text:p>-0.3999290536</text:p>
          </table:table-cell>
          <table:table-cell table:number-columns-repeated="1012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table:formula="of:=[.A400]/1000000" office:value-type="float" office:value="86.30434783" calcext:value-type="float">
            <text:p>8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8.59072113" calcext:value-type="float">
            <text:p>-88.59072113</text:p>
          </table:table-cell>
          <table:table-cell office:value-type="float" office:value="-85.23058319" calcext:value-type="float">
            <text:p>-85.23058319</text:p>
          </table:table-cell>
          <table:table-cell table:formula="of:=[.E400]-[.D400]" office:value-type="float" office:value="3.36013794" calcext:value-type="float">
            <text:p>3.36013794</text:p>
          </table:table-cell>
          <table:table-cell table:formula="of:=15.12-10*LOG10(POWER(10;[.F400]/10)-1)-[.C400]" office:value-type="float" office:value="13.8464158654179" calcext:value-type="float">
            <text:p>13.8464158654</text:p>
          </table:table-cell>
          <table:table-cell office:value-type="float" office:value="-88.65634155" calcext:value-type="float">
            <text:p>-88.65634155</text:p>
          </table:table-cell>
          <table:table-cell office:value-type="float" office:value="-85.59082031" calcext:value-type="float">
            <text:p>-85.59082031</text:p>
          </table:table-cell>
          <table:table-cell table:formula="of:=[.I400]-[.H400]" office:value-type="float" office:value="3.06552124000001" calcext:value-type="float">
            <text:p>3.06552124</text:p>
          </table:table-cell>
          <table:table-cell table:formula="of:=15.12-10*LOG10(POWER(10;[.J400]/10)-1)-[.C400]" office:value-type="float" office:value="14.4102507745778" calcext:value-type="float">
            <text:p>14.4102507746</text:p>
          </table:table-cell>
          <table:table-cell table:formula="of:=[.K400]-[.G400]" office:value-type="float" office:value="0.563834909159908" calcext:value-type="float">
            <text:p>0.5638349092</text:p>
          </table:table-cell>
          <table:table-cell table:number-columns-repeated="1012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table:formula="of:=[.A401]/1000000" office:value-type="float" office:value="86.52173913" calcext:value-type="float">
            <text:p>8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66267395" calcext:value-type="float">
            <text:p>-88.66267395</text:p>
          </table:table-cell>
          <table:table-cell office:value-type="float" office:value="-85.26670837" calcext:value-type="float">
            <text:p>-85.26670837</text:p>
          </table:table-cell>
          <table:table-cell table:formula="of:=[.E401]-[.D401]" office:value-type="float" office:value="3.39596557999999" calcext:value-type="float">
            <text:p>3.39596558</text:p>
          </table:table-cell>
          <table:table-cell table:formula="of:=15.12-10*LOG10(POWER(10;[.F401]/10)-1)-[.C401]" office:value-type="float" office:value="13.7801410932977" calcext:value-type="float">
            <text:p>13.7801410933</text:p>
          </table:table-cell>
          <table:table-cell office:value-type="float" office:value="-88.6967926" calcext:value-type="float">
            <text:p>-88.6967926</text:p>
          </table:table-cell>
          <table:table-cell office:value-type="float" office:value="-85.65916443" calcext:value-type="float">
            <text:p>-85.65916443</text:p>
          </table:table-cell>
          <table:table-cell table:formula="of:=[.I401]-[.H401]" office:value-type="float" office:value="3.03762816999999" calcext:value-type="float">
            <text:p>3.03762817</text:p>
          </table:table-cell>
          <table:table-cell table:formula="of:=15.12-10*LOG10(POWER(10;[.J401]/10)-1)-[.C401]" office:value-type="float" office:value="14.4655144627581" calcext:value-type="float">
            <text:p>14.4655144628</text:p>
          </table:table-cell>
          <table:table-cell table:formula="of:=[.K401]-[.G401]" office:value-type="float" office:value="0.685373369460374" calcext:value-type="float">
            <text:p>0.6853733695</text:p>
          </table:table-cell>
          <table:table-cell table:number-columns-repeated="1012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table:formula="of:=[.A402]/1000000" office:value-type="float" office:value="86.73913043" calcext:value-type="float">
            <text:p>8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8.5816803" calcext:value-type="float">
            <text:p>-88.5816803</text:p>
          </table:table-cell>
          <table:table-cell office:value-type="float" office:value="-85.51759338" calcext:value-type="float">
            <text:p>-85.51759338</text:p>
          </table:table-cell>
          <table:table-cell table:formula="of:=[.E402]-[.D402]" office:value-type="float" office:value="3.06408692000001" calcext:value-type="float">
            <text:p>3.06408692</text:p>
          </table:table-cell>
          <table:table-cell table:formula="of:=15.12-10*LOG10(POWER(10;[.F402]/10)-1)-[.C402]" office:value-type="float" office:value="14.413084078737" calcext:value-type="float">
            <text:p>14.4130840787</text:p>
          </table:table-cell>
          <table:table-cell office:value-type="float" office:value="-88.58049011" calcext:value-type="float">
            <text:p>-88.58049011</text:p>
          </table:table-cell>
          <table:table-cell office:value-type="float" office:value="-85.42775726" calcext:value-type="float">
            <text:p>-85.42775726</text:p>
          </table:table-cell>
          <table:table-cell table:formula="of:=[.I402]-[.H402]" office:value-type="float" office:value="3.15273284999999" calcext:value-type="float">
            <text:p>3.15273285</text:p>
          </table:table-cell>
          <table:table-cell table:formula="of:=15.12-10*LOG10(POWER(10;[.J402]/10)-1)-[.C402]" office:value-type="float" office:value="14.2396575411277" calcext:value-type="float">
            <text:p>14.2396575411</text:p>
          </table:table-cell>
          <table:table-cell table:formula="of:=[.K402]-[.G402]" office:value-type="float" office:value="-0.173426537609375" calcext:value-type="float">
            <text:p>-0.1734265376</text:p>
          </table:table-cell>
          <table:table-cell table:number-columns-repeated="1012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table:formula="of:=[.A403]/1000000" office:value-type="float" office:value="86.95652174" calcext:value-type="float">
            <text:p>8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8.67098999" calcext:value-type="float">
            <text:p>-88.67098999</text:p>
          </table:table-cell>
          <table:table-cell office:value-type="float" office:value="-85.36219788" calcext:value-type="float">
            <text:p>-85.36219788</text:p>
          </table:table-cell>
          <table:table-cell table:formula="of:=[.E403]-[.D403]" office:value-type="float" office:value="3.30879211" calcext:value-type="float">
            <text:p>3.30879211</text:p>
          </table:table-cell>
          <table:table-cell table:formula="of:=15.12-10*LOG10(POWER(10;[.F403]/10)-1)-[.C403]" office:value-type="float" office:value="13.9422184265671" calcext:value-type="float">
            <text:p>13.9422184266</text:p>
          </table:table-cell>
          <table:table-cell office:value-type="float" office:value="-88.61076355" calcext:value-type="float">
            <text:p>-88.61076355</text:p>
          </table:table-cell>
          <table:table-cell office:value-type="float" office:value="-85.69966125" calcext:value-type="float">
            <text:p>-85.69966125</text:p>
          </table:table-cell>
          <table:table-cell table:formula="of:=[.I403]-[.H403]" office:value-type="float" office:value="2.9111023" calcext:value-type="float">
            <text:p>2.9111023</text:p>
          </table:table-cell>
          <table:table-cell table:formula="of:=15.12-10*LOG10(POWER(10;[.J403]/10)-1)-[.C403]" office:value-type="float" office:value="14.7207141656438" calcext:value-type="float">
            <text:p>14.7207141656</text:p>
          </table:table-cell>
          <table:table-cell table:formula="of:=[.K403]-[.G403]" office:value-type="float" office:value="0.778495739076714" calcext:value-type="float">
            <text:p>0.7784957391</text:p>
          </table:table-cell>
          <table:table-cell table:number-columns-repeated="1012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table:formula="of:=[.A404]/1000000" office:value-type="float" office:value="87.17391304" calcext:value-type="float">
            <text:p>8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8.61050415" calcext:value-type="float">
            <text:p>-88.61050415</text:p>
          </table:table-cell>
          <table:table-cell office:value-type="float" office:value="-85.52159882" calcext:value-type="float">
            <text:p>-85.52159882</text:p>
          </table:table-cell>
          <table:table-cell table:formula="of:=[.E404]-[.D404]" office:value-type="float" office:value="3.08890533" calcext:value-type="float">
            <text:p>3.08890533</text:p>
          </table:table-cell>
          <table:table-cell table:formula="of:=15.12-10*LOG10(POWER(10;[.F404]/10)-1)-[.C404]" office:value-type="float" office:value="14.3641867195953" calcext:value-type="float">
            <text:p>14.3641867196</text:p>
          </table:table-cell>
          <table:table-cell office:value-type="float" office:value="-88.75456238" calcext:value-type="float">
            <text:p>-88.75456238</text:p>
          </table:table-cell>
          <table:table-cell office:value-type="float" office:value="-85.67133331" calcext:value-type="float">
            <text:p>-85.67133331</text:p>
          </table:table-cell>
          <table:table-cell table:formula="of:=[.I404]-[.H404]" office:value-type="float" office:value="3.08322906999999" calcext:value-type="float">
            <text:p>3.08322907</text:p>
          </table:table-cell>
          <table:table-cell table:formula="of:=15.12-10*LOG10(POWER(10;[.J404]/10)-1)-[.C404]" office:value-type="float" office:value="14.3753462407413" calcext:value-type="float">
            <text:p>14.3753462407</text:p>
          </table:table-cell>
          <table:table-cell table:formula="of:=[.K404]-[.G404]" office:value-type="float" office:value="0.0111595211460109" calcext:value-type="float">
            <text:p>0.0111595211</text:p>
          </table:table-cell>
          <table:table-cell table:number-columns-repeated="1012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table:formula="of:=[.A405]/1000000" office:value-type="float" office:value="87.39130435" calcext:value-type="float">
            <text:p>8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8.67906189" calcext:value-type="float">
            <text:p>-88.67906189</text:p>
          </table:table-cell>
          <table:table-cell office:value-type="float" office:value="-85.57054138" calcext:value-type="float">
            <text:p>-85.57054138</text:p>
          </table:table-cell>
          <table:table-cell table:formula="of:=[.E405]-[.D405]" office:value-type="float" office:value="3.10852051000001" calcext:value-type="float">
            <text:p>3.10852051</text:p>
          </table:table-cell>
          <table:table-cell table:formula="of:=15.12-10*LOG10(POWER(10;[.F405]/10)-1)-[.C405]" office:value-type="float" office:value="14.3257312218281" calcext:value-type="float">
            <text:p>14.3257312218</text:p>
          </table:table-cell>
          <table:table-cell office:value-type="float" office:value="-88.82741547" calcext:value-type="float">
            <text:p>-88.82741547</text:p>
          </table:table-cell>
          <table:table-cell office:value-type="float" office:value="-85.80742645" calcext:value-type="float">
            <text:p>-85.80742645</text:p>
          </table:table-cell>
          <table:table-cell table:formula="of:=[.I405]-[.H405]" office:value-type="float" office:value="3.01998902" calcext:value-type="float">
            <text:p>3.01998902</text:p>
          </table:table-cell>
          <table:table-cell table:formula="of:=15.12-10*LOG10(POWER(10;[.J405]/10)-1)-[.C405]" office:value-type="float" office:value="14.5006434413669" calcext:value-type="float">
            <text:p>14.5006434414</text:p>
          </table:table-cell>
          <table:table-cell table:formula="of:=[.K405]-[.G405]" office:value-type="float" office:value="0.174912219538808" calcext:value-type="float">
            <text:p>0.1749122195</text:p>
          </table:table-cell>
          <table:table-cell table:number-columns-repeated="1012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table:formula="of:=[.A406]/1000000" office:value-type="float" office:value="87.60869565" calcext:value-type="float">
            <text:p>8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8.5460434" calcext:value-type="float">
            <text:p>-88.5460434</text:p>
          </table:table-cell>
          <table:table-cell office:value-type="float" office:value="-85.63848877" calcext:value-type="float">
            <text:p>-85.63848877</text:p>
          </table:table-cell>
          <table:table-cell table:formula="of:=[.E406]-[.D406]" office:value-type="float" office:value="2.90755463000001" calcext:value-type="float">
            <text:p>2.90755463</text:p>
          </table:table-cell>
          <table:table-cell table:formula="of:=15.12-10*LOG10(POWER(10;[.F406]/10)-1)-[.C406]" office:value-type="float" office:value="14.7279804226183" calcext:value-type="float">
            <text:p>14.7279804226</text:p>
          </table:table-cell>
          <table:table-cell office:value-type="float" office:value="-88.88423157" calcext:value-type="float">
            <text:p>-88.88423157</text:p>
          </table:table-cell>
          <table:table-cell office:value-type="float" office:value="-85.74461365" calcext:value-type="float">
            <text:p>-85.74461365</text:p>
          </table:table-cell>
          <table:table-cell table:formula="of:=[.I406]-[.H406]" office:value-type="float" office:value="3.13961792000001" calcext:value-type="float">
            <text:p>3.13961792</text:p>
          </table:table-cell>
          <table:table-cell table:formula="of:=15.12-10*LOG10(POWER(10;[.J406]/10)-1)-[.C406]" office:value-type="float" office:value="14.2651036345906" calcext:value-type="float">
            <text:p>14.2651036346</text:p>
          </table:table-cell>
          <table:table-cell table:formula="of:=[.K406]-[.G406]" office:value-type="float" office:value="-0.462876788027677" calcext:value-type="float">
            <text:p>-0.462876788</text:p>
          </table:table-cell>
          <table:table-cell table:number-columns-repeated="1012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table:formula="of:=[.A407]/1000000" office:value-type="float" office:value="87.82608696" calcext:value-type="float">
            <text:p>8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8.72386169" calcext:value-type="float">
            <text:p>-88.72386169</text:p>
          </table:table-cell>
          <table:table-cell office:value-type="float" office:value="-85.69380951" calcext:value-type="float">
            <text:p>-85.69380951</text:p>
          </table:table-cell>
          <table:table-cell table:formula="of:=[.E407]-[.D407]" office:value-type="float" office:value="3.03005218000001" calcext:value-type="float">
            <text:p>3.03005218</text:p>
          </table:table-cell>
          <table:table-cell table:formula="of:=15.12-10*LOG10(POWER(10;[.F407]/10)-1)-[.C407]" office:value-type="float" office:value="14.480584982133" calcext:value-type="float">
            <text:p>14.4805849821</text:p>
          </table:table-cell>
          <table:table-cell office:value-type="float" office:value="-88.76738739" calcext:value-type="float">
            <text:p>-88.76738739</text:p>
          </table:table-cell>
          <table:table-cell office:value-type="float" office:value="-85.62295532" calcext:value-type="float">
            <text:p>-85.62295532</text:p>
          </table:table-cell>
          <table:table-cell table:formula="of:=[.I407]-[.H407]" office:value-type="float" office:value="3.14443207000001" calcext:value-type="float">
            <text:p>3.14443207</text:p>
          </table:table-cell>
          <table:table-cell table:formula="of:=15.12-10*LOG10(POWER(10;[.J407]/10)-1)-[.C407]" office:value-type="float" office:value="14.2557546386867" calcext:value-type="float">
            <text:p>14.2557546387</text:p>
          </table:table-cell>
          <table:table-cell table:formula="of:=[.K407]-[.G407]" office:value-type="float" office:value="-0.224830343446309" calcext:value-type="float">
            <text:p>-0.2248303434</text:p>
          </table:table-cell>
          <table:table-cell table:number-columns-repeated="1012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table:formula="of:=[.A408]/1000000" office:value-type="float" office:value="88.04347826" calcext:value-type="float">
            <text:p>8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8.48423004" calcext:value-type="float">
            <text:p>-88.48423004</text:p>
          </table:table-cell>
          <table:table-cell office:value-type="float" office:value="-85.50791931" calcext:value-type="float">
            <text:p>-85.50791931</text:p>
          </table:table-cell>
          <table:table-cell table:formula="of:=[.E408]-[.D408]" office:value-type="float" office:value="2.97631072999999" calcext:value-type="float">
            <text:p>2.97631073</text:p>
          </table:table-cell>
          <table:table-cell table:formula="of:=15.12-10*LOG10(POWER(10;[.F408]/10)-1)-[.C408]" office:value-type="float" office:value="14.5882465631483" calcext:value-type="float">
            <text:p>14.5882465631</text:p>
          </table:table-cell>
          <table:table-cell office:value-type="float" office:value="-88.47624207" calcext:value-type="float">
            <text:p>-88.47624207</text:p>
          </table:table-cell>
          <table:table-cell office:value-type="float" office:value="-85.46439362" calcext:value-type="float">
            <text:p>-85.46439362</text:p>
          </table:table-cell>
          <table:table-cell table:formula="of:=[.I408]-[.H408]" office:value-type="float" office:value="3.01184845000002" calcext:value-type="float">
            <text:p>3.01184845</text:p>
          </table:table-cell>
          <table:table-cell table:formula="of:=15.12-10*LOG10(POWER(10;[.J408]/10)-1)-[.C408]" office:value-type="float" office:value="14.516903565204" calcext:value-type="float">
            <text:p>14.5169035652</text:p>
          </table:table-cell>
          <table:table-cell table:formula="of:=[.K408]-[.G408]" office:value-type="float" office:value="-0.0713429979442992" calcext:value-type="float">
            <text:p>-0.0713429979</text:p>
          </table:table-cell>
          <table:table-cell table:number-columns-repeated="1012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table:formula="of:=[.A409]/1000000" office:value-type="float" office:value="88.26086957" calcext:value-type="float">
            <text:p>8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8.14910126" calcext:value-type="float">
            <text:p>-88.14910126</text:p>
          </table:table-cell>
          <table:table-cell office:value-type="float" office:value="-85.31115723" calcext:value-type="float">
            <text:p>-85.31115723</text:p>
          </table:table-cell>
          <table:table-cell table:formula="of:=[.E409]-[.D409]" office:value-type="float" office:value="2.83794402999999" calcext:value-type="float">
            <text:p>2.83794403</text:p>
          </table:table-cell>
          <table:table-cell table:formula="of:=15.12-10*LOG10(POWER(10;[.F409]/10)-1)-[.C409]" office:value-type="float" office:value="14.8718357378038" calcext:value-type="float">
            <text:p>14.8718357378</text:p>
          </table:table-cell>
          <table:table-cell office:value-type="float" office:value="-87.89150238" calcext:value-type="float">
            <text:p>-87.89150238</text:p>
          </table:table-cell>
          <table:table-cell office:value-type="float" office:value="-85.40539551" calcext:value-type="float">
            <text:p>-85.40539551</text:p>
          </table:table-cell>
          <table:table-cell table:formula="of:=[.I409]-[.H409]" office:value-type="float" office:value="2.48610686999999" calcext:value-type="float">
            <text:p>2.48610687</text:p>
          </table:table-cell>
          <table:table-cell table:formula="of:=15.12-10*LOG10(POWER(10;[.J409]/10)-1)-[.C409]" office:value-type="float" office:value="15.6404542918968" calcext:value-type="float">
            <text:p>15.6404542919</text:p>
          </table:table-cell>
          <table:table-cell table:formula="of:=[.K409]-[.G409]" office:value-type="float" office:value="0.768618554092978" calcext:value-type="float">
            <text:p>0.7686185541</text:p>
          </table:table-cell>
          <table:table-cell table:number-columns-repeated="1012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table:formula="of:=[.A410]/1000000" office:value-type="float" office:value="88.47826087" calcext:value-type="float">
            <text:p>8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7.27655029" calcext:value-type="float">
            <text:p>-87.27655029</text:p>
          </table:table-cell>
          <table:table-cell office:value-type="float" office:value="-84.86638641" calcext:value-type="float">
            <text:p>-84.86638641</text:p>
          </table:table-cell>
          <table:table-cell table:formula="of:=[.E410]-[.D410]" office:value-type="float" office:value="2.41016388" calcext:value-type="float">
            <text:p>2.41016388</text:p>
          </table:table-cell>
          <table:table-cell table:formula="of:=15.12-10*LOG10(POWER(10;[.F410]/10)-1)-[.C410]" office:value-type="float" office:value="15.8167066790307" calcext:value-type="float">
            <text:p>15.816706679</text:p>
          </table:table-cell>
          <table:table-cell office:value-type="float" office:value="-87.00058746" calcext:value-type="float">
            <text:p>-87.00058746</text:p>
          </table:table-cell>
          <table:table-cell office:value-type="float" office:value="-84.73659515" calcext:value-type="float">
            <text:p>-84.73659515</text:p>
          </table:table-cell>
          <table:table-cell table:formula="of:=[.I410]-[.H410]" office:value-type="float" office:value="2.26399230999999" calcext:value-type="float">
            <text:p>2.26399231</text:p>
          </table:table-cell>
          <table:table-cell table:formula="of:=15.12-10*LOG10(POWER(10;[.J410]/10)-1)-[.C410]" office:value-type="float" office:value="16.1680322435253" calcext:value-type="float">
            <text:p>16.1680322435</text:p>
          </table:table-cell>
          <table:table-cell table:formula="of:=[.K410]-[.G410]" office:value-type="float" office:value="0.35132556449455" calcext:value-type="float">
            <text:p>0.3513255645</text:p>
          </table:table-cell>
          <table:table-cell table:number-columns-repeated="1012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table:formula="of:=[.A411]/1000000" office:value-type="float" office:value="88.69565217" calcext:value-type="float">
            <text:p>8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6.06214142" calcext:value-type="float">
            <text:p>-86.06214142</text:p>
          </table:table-cell>
          <table:table-cell office:value-type="float" office:value="-83.97612762" calcext:value-type="float">
            <text:p>-83.97612762</text:p>
          </table:table-cell>
          <table:table-cell table:formula="of:=[.E411]-[.D411]" office:value-type="float" office:value="2.0860138" calcext:value-type="float">
            <text:p>2.0860138</text:p>
          </table:table-cell>
          <table:table-cell table:formula="of:=15.12-10*LOG10(POWER(10;[.F411]/10)-1)-[.C411]" office:value-type="float" office:value="16.6199961125472" calcext:value-type="float">
            <text:p>16.6199961125</text:p>
          </table:table-cell>
          <table:table-cell office:value-type="float" office:value="-85.76646423" calcext:value-type="float">
            <text:p>-85.76646423</text:p>
          </table:table-cell>
          <table:table-cell office:value-type="float" office:value="-83.78093719" calcext:value-type="float">
            <text:p>-83.78093719</text:p>
          </table:table-cell>
          <table:table-cell table:formula="of:=[.I411]-[.H411]" office:value-type="float" office:value="1.98552703999999" calcext:value-type="float">
            <text:p>1.98552704</text:p>
          </table:table-cell>
          <table:table-cell table:formula="of:=15.12-10*LOG10(POWER(10;[.J411]/10)-1)-[.C411]" office:value-type="float" office:value="16.8885641894129" calcext:value-type="float">
            <text:p>16.8885641894</text:p>
          </table:table-cell>
          <table:table-cell table:formula="of:=[.K411]-[.G411]" office:value-type="float" office:value="0.268568076865712" calcext:value-type="float">
            <text:p>0.2685680769</text:p>
          </table:table-cell>
          <table:table-cell table:number-columns-repeated="1012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table:formula="of:=[.A412]/1000000" office:value-type="float" office:value="88.91304348" calcext:value-type="float">
            <text:p>8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5.23097229" calcext:value-type="float">
            <text:p>-85.23097229</text:p>
          </table:table-cell>
          <table:table-cell office:value-type="float" office:value="-83.33698273" calcext:value-type="float">
            <text:p>-83.33698273</text:p>
          </table:table-cell>
          <table:table-cell table:formula="of:=[.E412]-[.D412]" office:value-type="float" office:value="1.89398955999999" calcext:value-type="float">
            <text:p>1.89398956</text:p>
          </table:table-cell>
          <table:table-cell table:formula="of:=15.12-10*LOG10(POWER(10;[.F412]/10)-1)-[.C412]" office:value-type="float" office:value="17.142710969671" calcext:value-type="float">
            <text:p>17.1427109697</text:p>
          </table:table-cell>
          <table:table-cell office:value-type="float" office:value="-85.01359558" calcext:value-type="float">
            <text:p>-85.01359558</text:p>
          </table:table-cell>
          <table:table-cell office:value-type="float" office:value="-82.83197784" calcext:value-type="float">
            <text:p>-82.83197784</text:p>
          </table:table-cell>
          <table:table-cell table:formula="of:=[.I412]-[.H412]" office:value-type="float" office:value="2.18161774000001" calcext:value-type="float">
            <text:p>2.18161774</text:p>
          </table:table-cell>
          <table:table-cell table:formula="of:=15.12-10*LOG10(POWER(10;[.J412]/10)-1)-[.C412]" office:value-type="float" office:value="16.3736805992488" calcext:value-type="float">
            <text:p>16.3736805992</text:p>
          </table:table-cell>
          <table:table-cell table:formula="of:=[.K412]-[.G412]" office:value-type="float" office:value="-0.769030370422154" calcext:value-type="float">
            <text:p>-0.7690303704</text:p>
          </table:table-cell>
          <table:table-cell table:number-columns-repeated="1012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table:formula="of:=[.A413]/1000000" office:value-type="float" office:value="89.13043478" calcext:value-type="float">
            <text:p>8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4.77882385" calcext:value-type="float">
            <text:p>-84.77882385</text:p>
          </table:table-cell>
          <table:table-cell office:value-type="float" office:value="-82.87493896" calcext:value-type="float">
            <text:p>-82.87493896</text:p>
          </table:table-cell>
          <table:table-cell table:formula="of:=[.E413]-[.D413]" office:value-type="float" office:value="1.90388489" calcext:value-type="float">
            <text:p>1.90388489</text:p>
          </table:table-cell>
          <table:table-cell table:formula="of:=15.12-10*LOG10(POWER(10;[.F413]/10)-1)-[.C413]" office:value-type="float" office:value="17.1147728264423" calcext:value-type="float">
            <text:p>17.1147728264</text:p>
          </table:table-cell>
          <table:table-cell office:value-type="float" office:value="-84.56606293" calcext:value-type="float">
            <text:p>-84.56606293</text:p>
          </table:table-cell>
          <table:table-cell office:value-type="float" office:value="-82.76303864" calcext:value-type="float">
            <text:p>-82.76303864</text:p>
          </table:table-cell>
          <table:table-cell table:formula="of:=[.I413]-[.H413]" office:value-type="float" office:value="1.80302429" calcext:value-type="float">
            <text:p>1.80302429</text:p>
          </table:table-cell>
          <table:table-cell table:formula="of:=15.12-10*LOG10(POWER(10;[.J413]/10)-1)-[.C413]" office:value-type="float" office:value="17.4051704273455" calcext:value-type="float">
            <text:p>17.4051704273</text:p>
          </table:table-cell>
          <table:table-cell table:formula="of:=[.K413]-[.G413]" office:value-type="float" office:value="0.290397600903191" calcext:value-type="float">
            <text:p>0.2903976009</text:p>
          </table:table-cell>
          <table:table-cell table:number-columns-repeated="1012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table:formula="of:=[.A414]/1000000" office:value-type="float" office:value="89.34782609" calcext:value-type="float">
            <text:p>8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4.92500305" calcext:value-type="float">
            <text:p>-84.92500305</text:p>
          </table:table-cell>
          <table:table-cell office:value-type="float" office:value="-82.85657501" calcext:value-type="float">
            <text:p>-82.85657501</text:p>
          </table:table-cell>
          <table:table-cell table:formula="of:=[.E414]-[.D414]" office:value-type="float" office:value="2.06842804" calcext:value-type="float">
            <text:p>2.06842804</text:p>
          </table:table-cell>
          <table:table-cell table:formula="of:=15.12-10*LOG10(POWER(10;[.F414]/10)-1)-[.C414]" office:value-type="float" office:value="16.66625487681" calcext:value-type="float">
            <text:p>16.6662548768</text:p>
          </table:table-cell>
          <table:table-cell office:value-type="float" office:value="-85.07480621" calcext:value-type="float">
            <text:p>-85.07480621</text:p>
          </table:table-cell>
          <table:table-cell office:value-type="float" office:value="-83.23934937" calcext:value-type="float">
            <text:p>-83.23934937</text:p>
          </table:table-cell>
          <table:table-cell table:formula="of:=[.I414]-[.H414]" office:value-type="float" office:value="1.83545683999998" calcext:value-type="float">
            <text:p>1.83545684</text:p>
          </table:table-cell>
          <table:table-cell table:formula="of:=15.12-10*LOG10(POWER(10;[.J414]/10)-1)-[.C414]" office:value-type="float" office:value="17.310399303329" calcext:value-type="float">
            <text:p>17.3103993033</text:p>
          </table:table-cell>
          <table:table-cell table:formula="of:=[.K414]-[.G414]" office:value-type="float" office:value="0.64414442651908" calcext:value-type="float">
            <text:p>0.6441444265</text:p>
          </table:table-cell>
          <table:table-cell table:number-columns-repeated="1012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table:formula="of:=[.A415]/1000000" office:value-type="float" office:value="89.56521739" calcext:value-type="float">
            <text:p>8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5.13455963" calcext:value-type="float">
            <text:p>-85.13455963</text:p>
          </table:table-cell>
          <table:table-cell office:value-type="float" office:value="-83.03114319" calcext:value-type="float">
            <text:p>-83.03114319</text:p>
          </table:table-cell>
          <table:table-cell table:formula="of:=[.E415]-[.D415]" office:value-type="float" office:value="2.10341644" calcext:value-type="float">
            <text:p>2.10341644</text:p>
          </table:table-cell>
          <table:table-cell table:formula="of:=15.12-10*LOG10(POWER(10;[.F415]/10)-1)-[.C415]" office:value-type="float" office:value="16.574517142873" calcext:value-type="float">
            <text:p>16.5745171429</text:p>
          </table:table-cell>
          <table:table-cell office:value-type="float" office:value="-85.64246368" calcext:value-type="float">
            <text:p>-85.64246368</text:p>
          </table:table-cell>
          <table:table-cell office:value-type="float" office:value="-83.63048553" calcext:value-type="float">
            <text:p>-83.63048553</text:p>
          </table:table-cell>
          <table:table-cell table:formula="of:=[.I415]-[.H415]" office:value-type="float" office:value="2.01197814999999" calcext:value-type="float">
            <text:p>2.01197815</text:p>
          </table:table-cell>
          <table:table-cell table:formula="of:=15.12-10*LOG10(POWER(10;[.J415]/10)-1)-[.C415]" office:value-type="float" office:value="16.8168531912411" calcext:value-type="float">
            <text:p>16.8168531912</text:p>
          </table:table-cell>
          <table:table-cell table:formula="of:=[.K415]-[.G415]" office:value-type="float" office:value="0.242336048368152" calcext:value-type="float">
            <text:p>0.2423360484</text:p>
          </table:table-cell>
          <table:table-cell table:number-columns-repeated="1012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table:formula="of:=[.A416]/1000000" office:value-type="float" office:value="89.7826087" calcext:value-type="float">
            <text:p>8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5.07232666" calcext:value-type="float">
            <text:p>-85.07232666</text:p>
          </table:table-cell>
          <table:table-cell office:value-type="float" office:value="-82.68666077" calcext:value-type="float">
            <text:p>-82.68666077</text:p>
          </table:table-cell>
          <table:table-cell table:formula="of:=[.E416]-[.D416]" office:value-type="float" office:value="2.38566589" calcext:value-type="float">
            <text:p>2.38566589</text:p>
          </table:table-cell>
          <table:table-cell table:formula="of:=15.12-10*LOG10(POWER(10;[.F416]/10)-1)-[.C416]" office:value-type="float" office:value="15.8744467067485" calcext:value-type="float">
            <text:p>15.8744467067</text:p>
          </table:table-cell>
          <table:table-cell office:value-type="float" office:value="-86.30395508" calcext:value-type="float">
            <text:p>-86.30395508</text:p>
          </table:table-cell>
          <table:table-cell office:value-type="float" office:value="-84.01332092" calcext:value-type="float">
            <text:p>-84.01332092</text:p>
          </table:table-cell>
          <table:table-cell table:formula="of:=[.I416]-[.H416]" office:value-type="float" office:value="2.29063415999998" calcext:value-type="float">
            <text:p>2.29063416</text:p>
          </table:table-cell>
          <table:table-cell table:formula="of:=15.12-10*LOG10(POWER(10;[.J416]/10)-1)-[.C416]" office:value-type="float" office:value="16.1027445787517" calcext:value-type="float">
            <text:p>16.1027445788</text:p>
          </table:table-cell>
          <table:table-cell table:formula="of:=[.K416]-[.G416]" office:value-type="float" office:value="0.228297872003234" calcext:value-type="float">
            <text:p>0.228297872</text:p>
          </table:table-cell>
          <table:table-cell table:number-columns-repeated="1012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417]/1000000" office:value-type="float" office:value="90" calcext:value-type="float">
            <text:p>90</text:p>
          </table:table-cell>
          <table:table-cell office:value-type="float" office:value="0.6" calcext:value-type="float">
            <text:p>0.60</text:p>
          </table:table-cell>
          <table:table-cell office:value-type="float" office:value="-85.47688293" calcext:value-type="float">
            <text:p>-85.47688293</text:p>
          </table:table-cell>
          <table:table-cell office:value-type="float" office:value="-82.8739624" calcext:value-type="float">
            <text:p>-82.8739624</text:p>
          </table:table-cell>
          <table:table-cell table:formula="of:=[.E417]-[.D417]" office:value-type="float" office:value="2.60292053000001" calcext:value-type="float">
            <text:p>2.60292053</text:p>
          </table:table-cell>
          <table:table-cell table:formula="of:=15.12-10*LOG10(POWER(10;[.F417]/10)-1)-[.C417]" office:value-type="float" office:value="15.3769653057499" calcext:value-type="float">
            <text:p>15.3769653057</text:p>
          </table:table-cell>
          <table:table-cell office:value-type="float" office:value="-86.65234375" calcext:value-type="float">
            <text:p>-86.65234375</text:p>
          </table:table-cell>
          <table:table-cell office:value-type="float" office:value="-84.73827362" calcext:value-type="float">
            <text:p>-84.73827362</text:p>
          </table:table-cell>
          <table:table-cell table:formula="of:=[.I417]-[.H417]" office:value-type="float" office:value="1.91407013" calcext:value-type="float">
            <text:p>1.91407013</text:p>
          </table:table-cell>
          <table:table-cell table:formula="of:=15.12-10*LOG10(POWER(10;[.J417]/10)-1)-[.C417]" office:value-type="float" office:value="17.0861367305141" calcext:value-type="float">
            <text:p>17.0861367305</text:p>
          </table:table-cell>
          <table:table-cell table:formula="of:=[.K417]-[.G417]" office:value-type="float" office:value="1.70917142476418" calcext:value-type="float">
            <text:p>1.7091714248</text:p>
          </table:table-cell>
          <table:table-cell table:number-columns-repeated="1012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table:formula="of:=[.A418]/1000000" office:value-type="float" office:value="90.2173913" calcext:value-type="float">
            <text:p>90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6.23091125" calcext:value-type="float">
            <text:p>-86.23091125</text:p>
          </table:table-cell>
          <table:table-cell office:value-type="float" office:value="-83.91929626" calcext:value-type="float">
            <text:p>-83.91929626</text:p>
          </table:table-cell>
          <table:table-cell table:formula="of:=[.E418]-[.D418]" office:value-type="float" office:value="2.31161499000001" calcext:value-type="float">
            <text:p>2.31161499</text:p>
          </table:table-cell>
          <table:table-cell table:formula="of:=15.12-10*LOG10(POWER(10;[.F418]/10)-1)-[.C418]" office:value-type="float" office:value="16.0517343822752" calcext:value-type="float">
            <text:p>16.0517343823</text:p>
          </table:table-cell>
          <table:table-cell office:value-type="float" office:value="-87.28807831" calcext:value-type="float">
            <text:p>-87.28807831</text:p>
          </table:table-cell>
          <table:table-cell office:value-type="float" office:value="-85.154953" calcext:value-type="float">
            <text:p>-85.154953</text:p>
          </table:table-cell>
          <table:table-cell table:formula="of:=[.I418]-[.H418]" office:value-type="float" office:value="2.13312531" calcext:value-type="float">
            <text:p>2.13312531</text:p>
          </table:table-cell>
          <table:table-cell table:formula="of:=15.12-10*LOG10(POWER(10;[.J418]/10)-1)-[.C418]" office:value-type="float" office:value="16.4975488799515" calcext:value-type="float">
            <text:p>16.49754888</text:p>
          </table:table-cell>
          <table:table-cell table:formula="of:=[.K418]-[.G418]" office:value-type="float" office:value="0.445814497676366" calcext:value-type="float">
            <text:p>0.4458144977</text:p>
          </table:table-cell>
          <table:table-cell table:number-columns-repeated="1012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table:formula="of:=[.A419]/1000000" office:value-type="float" office:value="90.43478261" calcext:value-type="float">
            <text:p>90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7.01564026" calcext:value-type="float">
            <text:p>-87.01564026</text:p>
          </table:table-cell>
          <table:table-cell office:value-type="float" office:value="-84.90028381" calcext:value-type="float">
            <text:p>-84.90028381</text:p>
          </table:table-cell>
          <table:table-cell table:formula="of:=[.E419]-[.D419]" office:value-type="float" office:value="2.11535644999999" calcext:value-type="float">
            <text:p>2.11535645</text:p>
          </table:table-cell>
          <table:table-cell table:formula="of:=15.12-10*LOG10(POWER(10;[.F419]/10)-1)-[.C419]" office:value-type="float" office:value="16.5434828006464" calcext:value-type="float">
            <text:p>16.5434828006</text:p>
          </table:table-cell>
          <table:table-cell office:value-type="float" office:value="-87.51979065" calcext:value-type="float">
            <text:p>-87.51979065</text:p>
          </table:table-cell>
          <table:table-cell office:value-type="float" office:value="-85.52321625" calcext:value-type="float">
            <text:p>-85.52321625</text:p>
          </table:table-cell>
          <table:table-cell table:formula="of:=[.I419]-[.H419]" office:value-type="float" office:value="1.99657440000001" calcext:value-type="float">
            <text:p>1.9965744</text:p>
          </table:table-cell>
          <table:table-cell table:formula="of:=15.12-10*LOG10(POWER(10;[.J419]/10)-1)-[.C419]" office:value-type="float" office:value="16.8585229954696" calcext:value-type="float">
            <text:p>16.8585229955</text:p>
          </table:table-cell>
          <table:table-cell table:formula="of:=[.K419]-[.G419]" office:value-type="float" office:value="0.315040194823197" calcext:value-type="float">
            <text:p>0.3150401948</text:p>
          </table:table-cell>
          <table:table-cell table:number-columns-repeated="1012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table:formula="of:=[.A420]/1000000" office:value-type="float" office:value="90.65217391" calcext:value-type="float">
            <text:p>90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7.78918457" calcext:value-type="float">
            <text:p>-87.78918457</text:p>
          </table:table-cell>
          <table:table-cell office:value-type="float" office:value="-85.85512543" calcext:value-type="float">
            <text:p>-85.85512543</text:p>
          </table:table-cell>
          <table:table-cell table:formula="of:=[.E420]-[.D420]" office:value-type="float" office:value="1.93405914" calcext:value-type="float">
            <text:p>1.93405914</text:p>
          </table:table-cell>
          <table:table-cell table:formula="of:=15.12-10*LOG10(POWER(10;[.F420]/10)-1)-[.C420]" office:value-type="float" office:value="17.0302876076786" calcext:value-type="float">
            <text:p>17.0302876077</text:p>
          </table:table-cell>
          <table:table-cell office:value-type="float" office:value="-87.98431396" calcext:value-type="float">
            <text:p>-87.98431396</text:p>
          </table:table-cell>
          <table:table-cell office:value-type="float" office:value="-86.11657715" calcext:value-type="float">
            <text:p>-86.11657715</text:p>
          </table:table-cell>
          <table:table-cell table:formula="of:=[.I420]-[.H420]" office:value-type="float" office:value="1.86773681" calcext:value-type="float">
            <text:p>1.86773681</text:p>
          </table:table-cell>
          <table:table-cell table:formula="of:=15.12-10*LOG10(POWER(10;[.J420]/10)-1)-[.C420]" office:value-type="float" office:value="17.2174008947307" calcext:value-type="float">
            <text:p>17.2174008947</text:p>
          </table:table-cell>
          <table:table-cell table:formula="of:=[.K420]-[.G420]" office:value-type="float" office:value="0.187113287052103" calcext:value-type="float">
            <text:p>0.1871132871</text:p>
          </table:table-cell>
          <table:table-cell table:number-columns-repeated="1012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table:formula="of:=[.A421]/1000000" office:value-type="float" office:value="90.86956522" calcext:value-type="float">
            <text:p>90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8.47889709" calcext:value-type="float">
            <text:p>-88.47889709</text:p>
          </table:table-cell>
          <table:table-cell office:value-type="float" office:value="-86.19418335" calcext:value-type="float">
            <text:p>-86.19418335</text:p>
          </table:table-cell>
          <table:table-cell table:formula="of:=[.E421]-[.D421]" office:value-type="float" office:value="2.28471374" calcext:value-type="float">
            <text:p>2.28471374</text:p>
          </table:table-cell>
          <table:table-cell table:formula="of:=15.12-10*LOG10(POWER(10;[.F421]/10)-1)-[.C421]" office:value-type="float" office:value="16.1172028749563" calcext:value-type="float">
            <text:p>16.117202875</text:p>
          </table:table-cell>
          <table:table-cell office:value-type="float" office:value="-88.37860107" calcext:value-type="float">
            <text:p>-88.37860107</text:p>
          </table:table-cell>
          <table:table-cell office:value-type="float" office:value="-86.26901245" calcext:value-type="float">
            <text:p>-86.26901245</text:p>
          </table:table-cell>
          <table:table-cell table:formula="of:=[.I421]-[.H421]" office:value-type="float" office:value="2.10958862000001" calcext:value-type="float">
            <text:p>2.10958862</text:p>
          </table:table-cell>
          <table:table-cell table:formula="of:=15.12-10*LOG10(POWER(10;[.J421]/10)-1)-[.C421]" office:value-type="float" office:value="16.5584574456014" calcext:value-type="float">
            <text:p>16.5584574456</text:p>
          </table:table-cell>
          <table:table-cell table:formula="of:=[.K421]-[.G421]" office:value-type="float" office:value="0.441254570645022" calcext:value-type="float">
            <text:p>0.4412545706</text:p>
          </table:table-cell>
          <table:table-cell table:number-columns-repeated="1012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table:formula="of:=[.A422]/1000000" office:value-type="float" office:value="91.08695652" calcext:value-type="float">
            <text:p>91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8.66739655" calcext:value-type="float">
            <text:p>-88.66739655</text:p>
          </table:table-cell>
          <table:table-cell office:value-type="float" office:value="-86.29697418" calcext:value-type="float">
            <text:p>-86.29697418</text:p>
          </table:table-cell>
          <table:table-cell table:formula="of:=[.E422]-[.D422]" office:value-type="float" office:value="2.37042237" calcext:value-type="float">
            <text:p>2.37042237</text:p>
          </table:table-cell>
          <table:table-cell table:formula="of:=15.12-10*LOG10(POWER(10;[.F422]/10)-1)-[.C422]" office:value-type="float" office:value="15.9105994247374" calcext:value-type="float">
            <text:p>15.9105994247</text:p>
          </table:table-cell>
          <table:table-cell office:value-type="float" office:value="-88.6580658" calcext:value-type="float">
            <text:p>-88.6580658</text:p>
          </table:table-cell>
          <table:table-cell office:value-type="float" office:value="-86.49113464" calcext:value-type="float">
            <text:p>-86.49113464</text:p>
          </table:table-cell>
          <table:table-cell table:formula="of:=[.I422]-[.H422]" office:value-type="float" office:value="2.16693116000002" calcext:value-type="float">
            <text:p>2.16693116</text:p>
          </table:table-cell>
          <table:table-cell table:formula="of:=15.12-10*LOG10(POWER(10;[.J422]/10)-1)-[.C422]" office:value-type="float" office:value="16.4109694928689" calcext:value-type="float">
            <text:p>16.4109694929</text:p>
          </table:table-cell>
          <table:table-cell table:formula="of:=[.K422]-[.G422]" office:value-type="float" office:value="0.50037006813149" calcext:value-type="float">
            <text:p>0.5003700681</text:p>
          </table:table-cell>
          <table:table-cell table:number-columns-repeated="1012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table:formula="of:=[.A423]/1000000" office:value-type="float" office:value="91.30434783" calcext:value-type="float">
            <text:p>91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8.5428009" calcext:value-type="float">
            <text:p>-88.5428009</text:p>
          </table:table-cell>
          <table:table-cell office:value-type="float" office:value="-86.84886932" calcext:value-type="float">
            <text:p>-86.84886932</text:p>
          </table:table-cell>
          <table:table-cell table:formula="of:=[.E423]-[.D423]" office:value-type="float" office:value="1.69393158" calcext:value-type="float">
            <text:p>1.69393158</text:p>
          </table:table-cell>
          <table:table-cell table:formula="of:=15.12-10*LOG10(POWER(10;[.F423]/10)-1)-[.C423]" office:value-type="float" office:value="17.7344241295429" calcext:value-type="float">
            <text:p>17.7344241295</text:p>
          </table:table-cell>
          <table:table-cell office:value-type="float" office:value="-88.76174164" calcext:value-type="float">
            <text:p>-88.76174164</text:p>
          </table:table-cell>
          <table:table-cell office:value-type="float" office:value="-86.7026825" calcext:value-type="float">
            <text:p>-86.7026825</text:p>
          </table:table-cell>
          <table:table-cell table:formula="of:=[.I423]-[.H423]" office:value-type="float" office:value="2.05905914" calcext:value-type="float">
            <text:p>2.05905914</text:p>
          </table:table-cell>
          <table:table-cell table:formula="of:=15.12-10*LOG10(POWER(10;[.J423]/10)-1)-[.C423]" office:value-type="float" office:value="16.6910249019281" calcext:value-type="float">
            <text:p>16.6910249019</text:p>
          </table:table-cell>
          <table:table-cell table:formula="of:=[.K423]-[.G423]" office:value-type="float" office:value="-1.0433992276148" calcext:value-type="float">
            <text:p>-1.0433992276</text:p>
          </table:table-cell>
          <table:table-cell table:number-columns-repeated="1012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table:formula="of:=[.A424]/1000000" office:value-type="float" office:value="91.52173913" calcext:value-type="float">
            <text:p>91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52889252" calcext:value-type="float">
            <text:p>-88.52889252</text:p>
          </table:table-cell>
          <table:table-cell office:value-type="float" office:value="-86.54077911" calcext:value-type="float">
            <text:p>-86.54077911</text:p>
          </table:table-cell>
          <table:table-cell table:formula="of:=[.E424]-[.D424]" office:value-type="float" office:value="1.98811341" calcext:value-type="float">
            <text:p>1.98811341</text:p>
          </table:table-cell>
          <table:table-cell table:formula="of:=15.12-10*LOG10(POWER(10;[.F424]/10)-1)-[.C424]" office:value-type="float" office:value="16.8815192573762" calcext:value-type="float">
            <text:p>16.8815192574</text:p>
          </table:table-cell>
          <table:table-cell office:value-type="float" office:value="-88.72401428" calcext:value-type="float">
            <text:p>-88.72401428</text:p>
          </table:table-cell>
          <table:table-cell office:value-type="float" office:value="-86.48708344" calcext:value-type="float">
            <text:p>-86.48708344</text:p>
          </table:table-cell>
          <table:table-cell table:formula="of:=[.I424]-[.H424]" office:value-type="float" office:value="2.23693084000001" calcext:value-type="float">
            <text:p>2.23693084</text:p>
          </table:table-cell>
          <table:table-cell table:formula="of:=15.12-10*LOG10(POWER(10;[.J424]/10)-1)-[.C424]" office:value-type="float" office:value="16.2349502621169" calcext:value-type="float">
            <text:p>16.2349502621</text:p>
          </table:table-cell>
          <table:table-cell table:formula="of:=[.K424]-[.G424]" office:value-type="float" office:value="-0.646568995259258" calcext:value-type="float">
            <text:p>-0.6465689953</text:p>
          </table:table-cell>
          <table:table-cell table:number-columns-repeated="1012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table:formula="of:=[.A425]/1000000" office:value-type="float" office:value="91.73913043" calcext:value-type="float">
            <text:p>91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8.23061371" calcext:value-type="float">
            <text:p>-88.23061371</text:p>
          </table:table-cell>
          <table:table-cell office:value-type="float" office:value="-86.27941895" calcext:value-type="float">
            <text:p>-86.27941895</text:p>
          </table:table-cell>
          <table:table-cell table:formula="of:=[.E425]-[.D425]" office:value-type="float" office:value="1.95119476000001" calcext:value-type="float">
            <text:p>1.95119476</text:p>
          </table:table-cell>
          <table:table-cell table:formula="of:=15.12-10*LOG10(POWER(10;[.F425]/10)-1)-[.C425]" office:value-type="float" office:value="16.9827744671669" calcext:value-type="float">
            <text:p>16.9827744672</text:p>
          </table:table-cell>
          <table:table-cell office:value-type="float" office:value="-88.25696564" calcext:value-type="float">
            <text:p>-88.25696564</text:p>
          </table:table-cell>
          <table:table-cell office:value-type="float" office:value="-86.58726501" calcext:value-type="float">
            <text:p>-86.58726501</text:p>
          </table:table-cell>
          <table:table-cell table:formula="of:=[.I425]-[.H425]" office:value-type="float" office:value="1.66970062999998" calcext:value-type="float">
            <text:p>1.66970063</text:p>
          </table:table-cell>
          <table:table-cell table:formula="of:=15.12-10*LOG10(POWER(10;[.J425]/10)-1)-[.C425]" office:value-type="float" office:value="17.8098921511387" calcext:value-type="float">
            <text:p>17.8098921511</text:p>
          </table:table-cell>
          <table:table-cell table:formula="of:=[.K425]-[.G425]" office:value-type="float" office:value="0.827117683971725" calcext:value-type="float">
            <text:p>0.827117684</text:p>
          </table:table-cell>
          <table:table-cell table:number-columns-repeated="1012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table:formula="of:=[.A426]/1000000" office:value-type="float" office:value="91.95652174" calcext:value-type="float">
            <text:p>91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7.94068146" calcext:value-type="float">
            <text:p>-87.94068146</text:p>
          </table:table-cell>
          <table:table-cell office:value-type="float" office:value="-85.90507507" calcext:value-type="float">
            <text:p>-85.90507507</text:p>
          </table:table-cell>
          <table:table-cell table:formula="of:=[.E426]-[.D426]" office:value-type="float" office:value="2.03560639" calcext:value-type="float">
            <text:p>2.03560639</text:p>
          </table:table-cell>
          <table:table-cell table:formula="of:=15.12-10*LOG10(POWER(10;[.F426]/10)-1)-[.C426]" office:value-type="float" office:value="16.7534193656992" calcext:value-type="float">
            <text:p>16.7534193657</text:p>
          </table:table-cell>
          <table:table-cell office:value-type="float" office:value="-87.92559814" calcext:value-type="float">
            <text:p>-87.92559814</text:p>
          </table:table-cell>
          <table:table-cell office:value-type="float" office:value="-86.18937683" calcext:value-type="float">
            <text:p>-86.18937683</text:p>
          </table:table-cell>
          <table:table-cell table:formula="of:=[.I426]-[.H426]" office:value-type="float" office:value="1.73622131" calcext:value-type="float">
            <text:p>1.73622131</text:p>
          </table:table-cell>
          <table:table-cell table:formula="of:=15.12-10*LOG10(POWER(10;[.J426]/10)-1)-[.C426]" office:value-type="float" office:value="17.6047989690534" calcext:value-type="float">
            <text:p>17.6047989691</text:p>
          </table:table-cell>
          <table:table-cell table:formula="of:=[.K426]-[.G426]" office:value-type="float" office:value="0.85137960335425" calcext:value-type="float">
            <text:p>0.8513796034</text:p>
          </table:table-cell>
          <table:table-cell table:number-columns-repeated="1012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table:formula="of:=[.A427]/1000000" office:value-type="float" office:value="92.17391304" calcext:value-type="float">
            <text:p>92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7.38462067" calcext:value-type="float">
            <text:p>-87.38462067</text:p>
          </table:table-cell>
          <table:table-cell office:value-type="float" office:value="-85.67572021" calcext:value-type="float">
            <text:p>-85.67572021</text:p>
          </table:table-cell>
          <table:table-cell table:formula="of:=[.E427]-[.D427]" office:value-type="float" office:value="1.70890046000001" calcext:value-type="float">
            <text:p>1.70890046</text:p>
          </table:table-cell>
          <table:table-cell table:formula="of:=15.12-10*LOG10(POWER(10;[.F427]/10)-1)-[.C427]" office:value-type="float" office:value="17.6882432239164" calcext:value-type="float">
            <text:p>17.6882432239</text:p>
          </table:table-cell>
          <table:table-cell office:value-type="float" office:value="-87.58850861" calcext:value-type="float">
            <text:p>-87.58850861</text:p>
          </table:table-cell>
          <table:table-cell office:value-type="float" office:value="-86.19100189" calcext:value-type="float">
            <text:p>-86.19100189</text:p>
          </table:table-cell>
          <table:table-cell table:formula="of:=[.I427]-[.H427]" office:value-type="float" office:value="1.39750672" calcext:value-type="float">
            <text:p>1.39750672</text:p>
          </table:table-cell>
          <table:table-cell table:formula="of:=15.12-10*LOG10(POWER(10;[.J427]/10)-1)-[.C427]" office:value-type="float" office:value="18.72682931968" calcext:value-type="float">
            <text:p>18.7268293197</text:p>
          </table:table-cell>
          <table:table-cell table:formula="of:=[.K427]-[.G427]" office:value-type="float" office:value="1.03858609576364" calcext:value-type="float">
            <text:p>1.0385860958</text:p>
          </table:table-cell>
          <table:table-cell table:number-columns-repeated="1012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table:formula="of:=[.A428]/1000000" office:value-type="float" office:value="92.39130435" calcext:value-type="float">
            <text:p>92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7.54975128" calcext:value-type="float">
            <text:p>-87.54975128</text:p>
          </table:table-cell>
          <table:table-cell office:value-type="float" office:value="-86.06497192" calcext:value-type="float">
            <text:p>-86.06497192</text:p>
          </table:table-cell>
          <table:table-cell table:formula="of:=[.E428]-[.D428]" office:value-type="float" office:value="1.48477935999999" calcext:value-type="float">
            <text:p>1.48477936</text:p>
          </table:table-cell>
          <table:table-cell table:formula="of:=15.12-10*LOG10(POWER(10;[.F428]/10)-1)-[.C428]" office:value-type="float" office:value="18.4177039062196" calcext:value-type="float">
            <text:p>18.4177039062</text:p>
          </table:table-cell>
          <table:table-cell office:value-type="float" office:value="-87.75347137" calcext:value-type="float">
            <text:p>-87.75347137</text:p>
          </table:table-cell>
          <table:table-cell office:value-type="float" office:value="-86.08932495" calcext:value-type="float">
            <text:p>-86.08932495</text:p>
          </table:table-cell>
          <table:table-cell table:formula="of:=[.I428]-[.H428]" office:value-type="float" office:value="1.66414642000001" calcext:value-type="float">
            <text:p>1.66414642</text:p>
          </table:table-cell>
          <table:table-cell table:formula="of:=15.12-10*LOG10(POWER(10;[.J428]/10)-1)-[.C428]" office:value-type="float" office:value="17.827317234165" calcext:value-type="float">
            <text:p>17.8273172342</text:p>
          </table:table-cell>
          <table:table-cell table:formula="of:=[.K428]-[.G428]" office:value-type="float" office:value="-0.590386672054589" calcext:value-type="float">
            <text:p>-0.5903866721</text:p>
          </table:table-cell>
          <table:table-cell table:number-columns-repeated="1012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table:formula="of:=[.A429]/1000000" office:value-type="float" office:value="92.60869565" calcext:value-type="float">
            <text:p>92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7.81601715" calcext:value-type="float">
            <text:p>-87.81601715</text:p>
          </table:table-cell>
          <table:table-cell office:value-type="float" office:value="-86.22497559" calcext:value-type="float">
            <text:p>-86.22497559</text:p>
          </table:table-cell>
          <table:table-cell table:formula="of:=[.E429]-[.D429]" office:value-type="float" office:value="1.59104155999999" calcext:value-type="float">
            <text:p>1.59104156</text:p>
          </table:table-cell>
          <table:table-cell table:formula="of:=15.12-10*LOG10(POWER(10;[.F429]/10)-1)-[.C429]" office:value-type="float" office:value="18.0612475540084" calcext:value-type="float">
            <text:p>18.061247554</text:p>
          </table:table-cell>
          <table:table-cell office:value-type="float" office:value="-87.92879486" calcext:value-type="float">
            <text:p>-87.92879486</text:p>
          </table:table-cell>
          <table:table-cell office:value-type="float" office:value="-86.40232086" calcext:value-type="float">
            <text:p>-86.40232086</text:p>
          </table:table-cell>
          <table:table-cell table:formula="of:=[.I429]-[.H429]" office:value-type="float" office:value="1.52647400000002" calcext:value-type="float">
            <text:p>1.526474</text:p>
          </table:table-cell>
          <table:table-cell table:formula="of:=15.12-10*LOG10(POWER(10;[.J429]/10)-1)-[.C429]" office:value-type="float" office:value="18.2753795257537" calcext:value-type="float">
            <text:p>18.2753795258</text:p>
          </table:table-cell>
          <table:table-cell table:formula="of:=[.K429]-[.G429]" office:value-type="float" office:value="0.214131971745299" calcext:value-type="float">
            <text:p>0.2141319717</text:p>
          </table:table-cell>
          <table:table-cell table:number-columns-repeated="1012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table:formula="of:=[.A430]/1000000" office:value-type="float" office:value="92.82608696" calcext:value-type="float">
            <text:p>92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8.35749817" calcext:value-type="float">
            <text:p>-88.35749817</text:p>
          </table:table-cell>
          <table:table-cell office:value-type="float" office:value="-86.56208801" calcext:value-type="float">
            <text:p>-86.56208801</text:p>
          </table:table-cell>
          <table:table-cell table:formula="of:=[.E430]-[.D430]" office:value-type="float" office:value="1.79541016" calcext:value-type="float">
            <text:p>1.79541016</text:p>
          </table:table-cell>
          <table:table-cell table:formula="of:=15.12-10*LOG10(POWER(10;[.F430]/10)-1)-[.C430]" office:value-type="float" office:value="17.4276186020488" calcext:value-type="float">
            <text:p>17.427618602</text:p>
          </table:table-cell>
          <table:table-cell office:value-type="float" office:value="-88.29606628" calcext:value-type="float">
            <text:p>-88.29606628</text:p>
          </table:table-cell>
          <table:table-cell office:value-type="float" office:value="-86.84666443" calcext:value-type="float">
            <text:p>-86.84666443</text:p>
          </table:table-cell>
          <table:table-cell table:formula="of:=[.I430]-[.H430]" office:value-type="float" office:value="1.44940185000002" calcext:value-type="float">
            <text:p>1.44940185</text:p>
          </table:table-cell>
          <table:table-cell table:formula="of:=15.12-10*LOG10(POWER(10;[.J430]/10)-1)-[.C430]" office:value-type="float" office:value="18.5411177831459" calcext:value-type="float">
            <text:p>18.5411177831</text:p>
          </table:table-cell>
          <table:table-cell table:formula="of:=[.K430]-[.G430]" office:value-type="float" office:value="1.1134991810971" calcext:value-type="float">
            <text:p>1.1134991811</text:p>
          </table:table-cell>
          <table:table-cell table:number-columns-repeated="1012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table:formula="of:=[.A431]/1000000" office:value-type="float" office:value="93.04347826" calcext:value-type="float">
            <text:p>93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8.75837708" calcext:value-type="float">
            <text:p>-88.75837708</text:p>
          </table:table-cell>
          <table:table-cell office:value-type="float" office:value="-86.92435455" calcext:value-type="float">
            <text:p>-86.92435455</text:p>
          </table:table-cell>
          <table:table-cell table:formula="of:=[.E431]-[.D431]" office:value-type="float" office:value="1.83402253" calcext:value-type="float">
            <text:p>1.83402253</text:p>
          </table:table-cell>
          <table:table-cell table:formula="of:=15.12-10*LOG10(POWER(10;[.F431]/10)-1)-[.C431]" office:value-type="float" office:value="17.3145619067871" calcext:value-type="float">
            <text:p>17.3145619068</text:p>
          </table:table-cell>
          <table:table-cell office:value-type="float" office:value="-88.61197662" calcext:value-type="float">
            <text:p>-88.61197662</text:p>
          </table:table-cell>
          <table:table-cell office:value-type="float" office:value="-86.76636505" calcext:value-type="float">
            <text:p>-86.76636505</text:p>
          </table:table-cell>
          <table:table-cell table:formula="of:=[.I431]-[.H431]" office:value-type="float" office:value="1.84561157000002" calcext:value-type="float">
            <text:p>1.84561157</text:p>
          </table:table-cell>
          <table:table-cell table:formula="of:=15.12-10*LOG10(POWER(10;[.J431]/10)-1)-[.C431]" office:value-type="float" office:value="17.281003103475" calcext:value-type="float">
            <text:p>17.2810031035</text:p>
          </table:table-cell>
          <table:table-cell table:formula="of:=[.K431]-[.G431]" office:value-type="float" office:value="-0.0335588033120899" calcext:value-type="float">
            <text:p>-0.0335588033</text:p>
          </table:table-cell>
          <table:table-cell table:number-columns-repeated="1012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table:formula="of:=[.A432]/1000000" office:value-type="float" office:value="93.26086957" calcext:value-type="float">
            <text:p>93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8.68865204" calcext:value-type="float">
            <text:p>-88.68865204</text:p>
          </table:table-cell>
          <table:table-cell office:value-type="float" office:value="-86.92099762" calcext:value-type="float">
            <text:p>-86.92099762</text:p>
          </table:table-cell>
          <table:table-cell table:formula="of:=[.E432]-[.D432]" office:value-type="float" office:value="1.76765442" calcext:value-type="float">
            <text:p>1.76765442</text:p>
          </table:table-cell>
          <table:table-cell table:formula="of:=15.12-10*LOG10(POWER(10;[.F432]/10)-1)-[.C432]" office:value-type="float" office:value="17.5101057846212" calcext:value-type="float">
            <text:p>17.5101057846</text:p>
          </table:table-cell>
          <table:table-cell office:value-type="float" office:value="-88.82744598" calcext:value-type="float">
            <text:p>-88.82744598</text:p>
          </table:table-cell>
          <table:table-cell office:value-type="float" office:value="-87.08653259" calcext:value-type="float">
            <text:p>-87.08653259</text:p>
          </table:table-cell>
          <table:table-cell table:formula="of:=[.I432]-[.H432]" office:value-type="float" office:value="1.74091339" calcext:value-type="float">
            <text:p>1.74091339</text:p>
          </table:table-cell>
          <table:table-cell table:formula="of:=15.12-10*LOG10(POWER(10;[.J432]/10)-1)-[.C432]" office:value-type="float" office:value="17.5905759851681" calcext:value-type="float">
            <text:p>17.5905759852</text:p>
          </table:table-cell>
          <table:table-cell table:formula="of:=[.K432]-[.G432]" office:value-type="float" office:value="0.0804702005468592" calcext:value-type="float">
            <text:p>0.0804702005</text:p>
          </table:table-cell>
          <table:table-cell table:number-columns-repeated="1012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table:formula="of:=[.A433]/1000000" office:value-type="float" office:value="93.47826087" calcext:value-type="float">
            <text:p>93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9.07777405" calcext:value-type="float">
            <text:p>-89.07777405</text:p>
          </table:table-cell>
          <table:table-cell office:value-type="float" office:value="-86.98881531" calcext:value-type="float">
            <text:p>-86.98881531</text:p>
          </table:table-cell>
          <table:table-cell table:formula="of:=[.E433]-[.D433]" office:value-type="float" office:value="2.08895874" calcext:value-type="float">
            <text:p>2.08895874</text:p>
          </table:table-cell>
          <table:table-cell table:formula="of:=15.12-10*LOG10(POWER(10;[.F433]/10)-1)-[.C433]" office:value-type="float" office:value="16.6122792849274" calcext:value-type="float">
            <text:p>16.6122792849</text:p>
          </table:table-cell>
          <table:table-cell office:value-type="float" office:value="-89.03464508" calcext:value-type="float">
            <text:p>-89.03464508</text:p>
          </table:table-cell>
          <table:table-cell office:value-type="float" office:value="-87.15805817" calcext:value-type="float">
            <text:p>-87.15805817</text:p>
          </table:table-cell>
          <table:table-cell table:formula="of:=[.I433]-[.H433]" office:value-type="float" office:value="1.87658691" calcext:value-type="float">
            <text:p>1.87658691</text:p>
          </table:table-cell>
          <table:table-cell table:formula="of:=15.12-10*LOG10(POWER(10;[.J433]/10)-1)-[.C433]" office:value-type="float" office:value="17.1921288539457" calcext:value-type="float">
            <text:p>17.1921288539</text:p>
          </table:table-cell>
          <table:table-cell table:formula="of:=[.K433]-[.G433]" office:value-type="float" office:value="0.579849569018229" calcext:value-type="float">
            <text:p>0.579849569</text:p>
          </table:table-cell>
          <table:table-cell table:number-columns-repeated="1012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table:formula="of:=[.A434]/1000000" office:value-type="float" office:value="93.69565217" calcext:value-type="float">
            <text:p>93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8.74243927" calcext:value-type="float">
            <text:p>-88.74243927</text:p>
          </table:table-cell>
          <table:table-cell office:value-type="float" office:value="-86.94528198" calcext:value-type="float">
            <text:p>-86.94528198</text:p>
          </table:table-cell>
          <table:table-cell table:formula="of:=[.E434]-[.D434]" office:value-type="float" office:value="1.79715729" calcext:value-type="float">
            <text:p>1.79715729</text:p>
          </table:table-cell>
          <table:table-cell table:formula="of:=15.12-10*LOG10(POWER(10;[.F434]/10)-1)-[.C434]" office:value-type="float" office:value="17.4224608846183" calcext:value-type="float">
            <text:p>17.4224608846</text:p>
          </table:table-cell>
          <table:table-cell office:value-type="float" office:value="-88.89437866" calcext:value-type="float">
            <text:p>-88.89437866</text:p>
          </table:table-cell>
          <table:table-cell office:value-type="float" office:value="-87.2201004" calcext:value-type="float">
            <text:p>-87.2201004</text:p>
          </table:table-cell>
          <table:table-cell table:formula="of:=[.I434]-[.H434]" office:value-type="float" office:value="1.67427825999999" calcext:value-type="float">
            <text:p>1.67427826</text:p>
          </table:table-cell>
          <table:table-cell table:formula="of:=15.12-10*LOG10(POWER(10;[.J434]/10)-1)-[.C434]" office:value-type="float" office:value="17.7955665653358" calcext:value-type="float">
            <text:p>17.7955665653</text:p>
          </table:table-cell>
          <table:table-cell table:formula="of:=[.K434]-[.G434]" office:value-type="float" office:value="0.373105680717476" calcext:value-type="float">
            <text:p>0.3731056807</text:p>
          </table:table-cell>
          <table:table-cell table:number-columns-repeated="1012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table:formula="of:=[.A435]/1000000" office:value-type="float" office:value="93.91304348" calcext:value-type="float">
            <text:p>93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8.43480682" calcext:value-type="float">
            <text:p>-88.43480682</text:p>
          </table:table-cell>
          <table:table-cell office:value-type="float" office:value="-86.46546936" calcext:value-type="float">
            <text:p>-86.46546936</text:p>
          </table:table-cell>
          <table:table-cell table:formula="of:=[.E435]-[.D435]" office:value-type="float" office:value="1.96933746000001" calcext:value-type="float">
            <text:p>1.96933746</text:p>
          </table:table-cell>
          <table:table-cell table:formula="of:=15.12-10*LOG10(POWER(10;[.F435]/10)-1)-[.C435]" office:value-type="float" office:value="16.9328277940461" calcext:value-type="float">
            <text:p>16.932827794</text:p>
          </table:table-cell>
          <table:table-cell office:value-type="float" office:value="-88.27845001" calcext:value-type="float">
            <text:p>-88.27845001</text:p>
          </table:table-cell>
          <table:table-cell office:value-type="float" office:value="-86.87364197" calcext:value-type="float">
            <text:p>-86.87364197</text:p>
          </table:table-cell>
          <table:table-cell table:formula="of:=[.I435]-[.H435]" office:value-type="float" office:value="1.40480803999999" calcext:value-type="float">
            <text:p>1.40480804</text:p>
          </table:table-cell>
          <table:table-cell table:formula="of:=15.12-10*LOG10(POWER(10;[.J435]/10)-1)-[.C435]" office:value-type="float" office:value="18.7003519060024" calcext:value-type="float">
            <text:p>18.700351906</text:p>
          </table:table-cell>
          <table:table-cell table:formula="of:=[.K435]-[.G435]" office:value-type="float" office:value="1.76752411195624" calcext:value-type="float">
            <text:p>1.767524112</text:p>
          </table:table-cell>
          <table:table-cell table:number-columns-repeated="1012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table:formula="of:=[.A436]/1000000" office:value-type="float" office:value="94.13043478" calcext:value-type="float">
            <text:p>94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7.14611053" calcext:value-type="float">
            <text:p>-87.14611053</text:p>
          </table:table-cell>
          <table:table-cell office:value-type="float" office:value="-85.8092804" calcext:value-type="float">
            <text:p>-85.8092804</text:p>
          </table:table-cell>
          <table:table-cell table:formula="of:=[.E436]-[.D436]" office:value-type="float" office:value="1.33683013" calcext:value-type="float">
            <text:p>1.33683013</text:p>
          </table:table-cell>
          <table:table-cell table:formula="of:=15.12-10*LOG10(POWER(10;[.F436]/10)-1)-[.C436]" office:value-type="float" office:value="18.9515335466833" calcext:value-type="float">
            <text:p>18.9515335467</text:p>
          </table:table-cell>
          <table:table-cell office:value-type="float" office:value="-87.37818909" calcext:value-type="float">
            <text:p>-87.37818909</text:p>
          </table:table-cell>
          <table:table-cell office:value-type="float" office:value="-86.09326172" calcext:value-type="float">
            <text:p>-86.09326172</text:p>
          </table:table-cell>
          <table:table-cell table:formula="of:=[.I436]-[.H436]" office:value-type="float" office:value="1.28492737000001" calcext:value-type="float">
            <text:p>1.28492737</text:p>
          </table:table-cell>
          <table:table-cell table:formula="of:=15.12-10*LOG10(POWER(10;[.J436]/10)-1)-[.C436]" office:value-type="float" office:value="19.1507649320213" calcext:value-type="float">
            <text:p>19.150764932</text:p>
          </table:table-cell>
          <table:table-cell table:formula="of:=[.K436]-[.G436]" office:value-type="float" office:value="0.199231385337974" calcext:value-type="float">
            <text:p>0.1992313853</text:p>
          </table:table-cell>
          <table:table-cell table:number-columns-repeated="1012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table:formula="of:=[.A437]/1000000" office:value-type="float" office:value="94.34782609" calcext:value-type="float">
            <text:p>94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5.08599091" calcext:value-type="float">
            <text:p>-85.08599091</text:p>
          </table:table-cell>
          <table:table-cell office:value-type="float" office:value="-84.31391907" calcext:value-type="float">
            <text:p>-84.31391907</text:p>
          </table:table-cell>
          <table:table-cell table:formula="of:=[.E437]-[.D437]" office:value-type="float" office:value="0.77207184000001" calcext:value-type="float">
            <text:p>0.77207184</text:p>
          </table:table-cell>
          <table:table-cell table:formula="of:=15.12-10*LOG10(POWER(10;[.F437]/10)-1)-[.C437]" office:value-type="float" office:value="21.6295125754665" calcext:value-type="float">
            <text:p>21.6295125755</text:p>
          </table:table-cell>
          <table:table-cell office:value-type="float" office:value="-85.89188385" calcext:value-type="float">
            <text:p>-85.89188385</text:p>
          </table:table-cell>
          <table:table-cell office:value-type="float" office:value="-85.06391907" calcext:value-type="float">
            <text:p>-85.06391907</text:p>
          </table:table-cell>
          <table:table-cell table:formula="of:=[.I437]-[.H437]" office:value-type="float" office:value="0.827964780000002" calcext:value-type="float">
            <text:p>0.82796478</text:p>
          </table:table-cell>
          <table:table-cell table:formula="of:=15.12-10*LOG10(POWER(10;[.J437]/10)-1)-[.C437]" office:value-type="float" office:value="21.2971670774843" calcext:value-type="float">
            <text:p>21.2971670775</text:p>
          </table:table-cell>
          <table:table-cell table:formula="of:=[.K437]-[.G437]" office:value-type="float" office:value="-0.33234549798216" calcext:value-type="float">
            <text:p>-0.332345498</text:p>
          </table:table-cell>
          <table:table-cell table:number-columns-repeated="1012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table:formula="of:=[.A438]/1000000" office:value-type="float" office:value="94.56521739" calcext:value-type="float">
            <text:p>94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3.36557007" calcext:value-type="float">
            <text:p>-83.36557007</text:p>
          </table:table-cell>
          <table:table-cell office:value-type="float" office:value="-83.24085999" calcext:value-type="float">
            <text:p>-83.24085999</text:p>
          </table:table-cell>
          <table:table-cell table:formula="of:=[.E438]-[.D438]" office:value-type="float" office:value="0.12471008" calcext:value-type="float">
            <text:p>0.12471008</text:p>
          </table:table-cell>
          <table:table-cell table:formula="of:=15.12-10*LOG10(POWER(10;[.F438]/10)-1)-[.C438]" office:value-type="float" office:value="29.8763232825153" calcext:value-type="float">
            <text:p>29.8763232825</text:p>
          </table:table-cell>
          <table:table-cell office:value-type="float" office:value="-84.3313446" calcext:value-type="float">
            <text:p>-84.3313446</text:p>
          </table:table-cell>
          <table:table-cell office:value-type="float" office:value="-83.68833923" calcext:value-type="float">
            <text:p>-83.68833923</text:p>
          </table:table-cell>
          <table:table-cell table:formula="of:=[.I438]-[.H438]" office:value-type="float" office:value="0.643005369999997" calcext:value-type="float">
            <text:p>0.64300537</text:p>
          </table:table-cell>
          <table:table-cell table:formula="of:=15.12-10*LOG10(POWER(10;[.J438]/10)-1)-[.C438]" office:value-type="float" office:value="22.4902284140921" calcext:value-type="float">
            <text:p>22.4902284141</text:p>
          </table:table-cell>
          <table:table-cell table:formula="of:=[.K438]-[.G438]" office:value-type="float" office:value="-7.38609486842327" calcext:value-type="float">
            <text:p>-7.3860948684</text:p>
          </table:table-cell>
          <table:table-cell table:number-columns-repeated="1012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table:formula="of:=[.A439]/1000000" office:value-type="float" office:value="94.7826087" calcext:value-type="float">
            <text:p>94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2.73606873" calcext:value-type="float">
            <text:p>-82.73606873</text:p>
          </table:table-cell>
          <table:table-cell office:value-type="float" office:value="-82.34602356" calcext:value-type="float">
            <text:p>-82.34602356</text:p>
          </table:table-cell>
          <table:table-cell table:formula="of:=[.E439]-[.D439]" office:value-type="float" office:value="0.390045169999993" calcext:value-type="float">
            <text:p>0.39004517</text:p>
          </table:table-cell>
          <table:table-cell table:formula="of:=15.12-10*LOG10(POWER(10;[.F439]/10)-1)-[.C439]" office:value-type="float" office:value="24.7902119815212" calcext:value-type="float">
            <text:p>24.7902119815</text:p>
          </table:table-cell>
          <table:table-cell office:value-type="float" office:value="-83.43688202" calcext:value-type="float">
            <text:p>-83.43688202</text:p>
          </table:table-cell>
          <table:table-cell office:value-type="float" office:value="-83.16539001" calcext:value-type="float">
            <text:p>-83.16539001</text:p>
          </table:table-cell>
          <table:table-cell table:formula="of:=[.I439]-[.H439]" office:value-type="float" office:value="0.271492009999974" calcext:value-type="float">
            <text:p>0.27149201</text:p>
          </table:table-cell>
          <table:table-cell table:formula="of:=15.12-10*LOG10(POWER(10;[.J439]/10)-1)-[.C439]" office:value-type="float" office:value="26.4238194412034" calcext:value-type="float">
            <text:p>26.4238194412</text:p>
          </table:table-cell>
          <table:table-cell table:formula="of:=[.K439]-[.G439]" office:value-type="float" office:value="1.63360745968221" calcext:value-type="float">
            <text:p>1.6336074597</text:p>
          </table:table-cell>
          <table:table-cell table:number-columns-repeated="1012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440]/1000000" office:value-type="float" office:value="95" calcext:value-type="float">
            <text:p>95</text:p>
          </table:table-cell>
          <table:table-cell office:value-type="float" office:value="0.6" calcext:value-type="float">
            <text:p>0.60</text:p>
          </table:table-cell>
          <table:table-cell office:value-type="float" office:value="-82.67516327" calcext:value-type="float">
            <text:p>-82.67516327</text:p>
          </table:table-cell>
          <table:table-cell office:value-type="float" office:value="-82.53434753" calcext:value-type="float">
            <text:p>-82.53434753</text:p>
          </table:table-cell>
          <table:table-cell table:formula="of:=[.E440]-[.D440]" office:value-type="float" office:value="0.140815739999994" calcext:value-type="float">
            <text:p>0.14081574</text:p>
          </table:table-cell>
          <table:table-cell table:formula="of:=15.12-10*LOG10(POWER(10;[.F440]/10)-1)-[.C440]" office:value-type="float" office:value="29.3407329847357" calcext:value-type="float">
            <text:p>29.3407329847</text:p>
          </table:table-cell>
          <table:table-cell office:value-type="float" office:value="-83.55397797" calcext:value-type="float">
            <text:p>-83.55397797</text:p>
          </table:table-cell>
          <table:table-cell office:value-type="float" office:value="-83.24493408" calcext:value-type="float">
            <text:p>-83.24493408</text:p>
          </table:table-cell>
          <table:table-cell table:formula="of:=[.I440]-[.H440]" office:value-type="float" office:value="0.309043889999998" calcext:value-type="float">
            <text:p>0.30904389</text:p>
          </table:table-cell>
          <table:table-cell table:formula="of:=15.12-10*LOG10(POWER(10;[.J440]/10)-1)-[.C440]" office:value-type="float" office:value="25.8422032744574" calcext:value-type="float">
            <text:p>25.8422032745</text:p>
          </table:table-cell>
          <table:table-cell table:formula="of:=[.K440]-[.G440]" office:value-type="float" office:value="-3.49852971027835" calcext:value-type="float">
            <text:p>-3.4985297103</text:p>
          </table:table-cell>
          <table:table-cell table:number-columns-repeated="1012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table:formula="of:=[.A441]/1000000" office:value-type="float" office:value="95.2173913" calcext:value-type="float">
            <text:p>95.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3.83337402" calcext:value-type="float">
            <text:p>-83.83337402</text:p>
          </table:table-cell>
          <table:table-cell office:value-type="float" office:value="-83.56602478" calcext:value-type="float">
            <text:p>-83.56602478</text:p>
          </table:table-cell>
          <table:table-cell table:formula="of:=[.E441]-[.D441]" office:value-type="float" office:value="0.267349239999987" calcext:value-type="float">
            <text:p>0.26734924</text:p>
          </table:table-cell>
          <table:table-cell table:formula="of:=15.12-10*LOG10(POWER(10;[.F441]/10)-1)-[.C441]" office:value-type="float" office:value="26.4926932315364" calcext:value-type="float">
            <text:p>26.4926932315</text:p>
          </table:table-cell>
          <table:table-cell office:value-type="float" office:value="-84.64640045" calcext:value-type="float">
            <text:p>-84.64640045</text:p>
          </table:table-cell>
          <table:table-cell office:value-type="float" office:value="-83.95918274" calcext:value-type="float">
            <text:p>-83.95918274</text:p>
          </table:table-cell>
          <table:table-cell table:formula="of:=[.I441]-[.H441]" office:value-type="float" office:value="0.687217709999999" calcext:value-type="float">
            <text:p>0.68721771</text:p>
          </table:table-cell>
          <table:table-cell table:formula="of:=15.12-10*LOG10(POWER(10;[.J441]/10)-1)-[.C441]" office:value-type="float" office:value="22.1787607828725" calcext:value-type="float">
            <text:p>22.1787607829</text:p>
          </table:table-cell>
          <table:table-cell table:formula="of:=[.K441]-[.G441]" office:value-type="float" office:value="-4.31393244866388" calcext:value-type="float">
            <text:p>-4.3139324487</text:p>
          </table:table-cell>
          <table:table-cell table:number-columns-repeated="1012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table:formula="of:=[.A442]/1000000" office:value-type="float" office:value="95.43478261" calcext:value-type="float">
            <text:p>95.43478261</text:p>
          </table:table-cell>
          <table:table-cell office:value-type="float" office:value="0.6" calcext:value-type="float">
            <text:p>0.60</text:p>
          </table:table-cell>
          <table:table-cell office:value-type="float" office:value="-85.65799713" calcext:value-type="float">
            <text:p>-85.65799713</text:p>
          </table:table-cell>
          <table:table-cell office:value-type="float" office:value="-84.79510498" calcext:value-type="float">
            <text:p>-84.79510498</text:p>
          </table:table-cell>
          <table:table-cell table:formula="of:=[.E442]-[.D442]" office:value-type="float" office:value="0.862892149999993" calcext:value-type="float">
            <text:p>0.86289215</text:p>
          </table:table-cell>
          <table:table-cell table:formula="of:=15.12-10*LOG10(POWER(10;[.F442]/10)-1)-[.C442]" office:value-type="float" office:value="21.0996905998279" calcext:value-type="float">
            <text:p>21.0996905998</text:p>
          </table:table-cell>
          <table:table-cell office:value-type="float" office:value="-85.92086792" calcext:value-type="float">
            <text:p>-85.92086792</text:p>
          </table:table-cell>
          <table:table-cell office:value-type="float" office:value="-85.4418869" calcext:value-type="float">
            <text:p>-85.4418869</text:p>
          </table:table-cell>
          <table:table-cell table:formula="of:=[.I442]-[.H442]" office:value-type="float" office:value="0.478981020000006" calcext:value-type="float">
            <text:p>0.47898102</text:p>
          </table:table-cell>
          <table:table-cell table:formula="of:=15.12-10*LOG10(POWER(10;[.J442]/10)-1)-[.C442]" office:value-type="float" office:value="23.8529686746306" calcext:value-type="float">
            <text:p>23.8529686746</text:p>
          </table:table-cell>
          <table:table-cell table:formula="of:=[.K442]-[.G442]" office:value-type="float" office:value="2.75327807480277" calcext:value-type="float">
            <text:p>2.7532780748</text:p>
          </table:table-cell>
          <table:table-cell table:number-columns-repeated="1012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table:formula="of:=[.A443]/1000000" office:value-type="float" office:value="95.65217391" calcext:value-type="float">
            <text:p>95.65217391</text:p>
          </table:table-cell>
          <table:table-cell office:value-type="float" office:value="0.6" calcext:value-type="float">
            <text:p>0.60</text:p>
          </table:table-cell>
          <table:table-cell office:value-type="float" office:value="-87.24293518" calcext:value-type="float">
            <text:p>-87.24293518</text:p>
          </table:table-cell>
          <table:table-cell office:value-type="float" office:value="-86.36238098" calcext:value-type="float">
            <text:p>-86.36238098</text:p>
          </table:table-cell>
          <table:table-cell table:formula="of:=[.E443]-[.D443]" office:value-type="float" office:value="0.880554200000006" calcext:value-type="float">
            <text:p>0.8805542</text:p>
          </table:table-cell>
          <table:table-cell table:formula="of:=15.12-10*LOG10(POWER(10;[.F443]/10)-1)-[.C443]" office:value-type="float" office:value="21.0025685954535" calcext:value-type="float">
            <text:p>21.0025685955</text:p>
          </table:table-cell>
          <table:table-cell office:value-type="float" office:value="-87.71774292" calcext:value-type="float">
            <text:p>-87.71774292</text:p>
          </table:table-cell>
          <table:table-cell office:value-type="float" office:value="-86.53627014" calcext:value-type="float">
            <text:p>-86.53627014</text:p>
          </table:table-cell>
          <table:table-cell table:formula="of:=[.I443]-[.H443]" office:value-type="float" office:value="1.18147278000001" calcext:value-type="float">
            <text:p>1.18147278</text:p>
          </table:table-cell>
          <table:table-cell table:formula="of:=15.12-10*LOG10(POWER(10;[.J443]/10)-1)-[.C443]" office:value-type="float" office:value="19.5694855703783" calcext:value-type="float">
            <text:p>19.5694855704</text:p>
          </table:table-cell>
          <table:table-cell table:formula="of:=[.K443]-[.G443]" office:value-type="float" office:value="-1.43308302507522" calcext:value-type="float">
            <text:p>-1.4330830251</text:p>
          </table:table-cell>
          <table:table-cell table:number-columns-repeated="1012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table:formula="of:=[.A444]/1000000" office:value-type="float" office:value="95.86956522" calcext:value-type="float">
            <text:p>95.86956522</text:p>
          </table:table-cell>
          <table:table-cell office:value-type="float" office:value="0.6" calcext:value-type="float">
            <text:p>0.60</text:p>
          </table:table-cell>
          <table:table-cell office:value-type="float" office:value="-88.39296722" calcext:value-type="float">
            <text:p>-88.39296722</text:p>
          </table:table-cell>
          <table:table-cell office:value-type="float" office:value="-86.92220306" calcext:value-type="float">
            <text:p>-86.92220306</text:p>
          </table:table-cell>
          <table:table-cell table:formula="of:=[.E444]-[.D444]" office:value-type="float" office:value="1.47076416" calcext:value-type="float">
            <text:p>1.47076416</text:p>
          </table:table-cell>
          <table:table-cell table:formula="of:=15.12-10*LOG10(POWER(10;[.F444]/10)-1)-[.C444]" office:value-type="float" office:value="18.4662969880432" calcext:value-type="float">
            <text:p>18.466296988</text:p>
          </table:table-cell>
          <table:table-cell office:value-type="float" office:value="-88.66079712" calcext:value-type="float">
            <text:p>-88.66079712</text:p>
          </table:table-cell>
          <table:table-cell office:value-type="float" office:value="-87.15544128" calcext:value-type="float">
            <text:p>-87.15544128</text:p>
          </table:table-cell>
          <table:table-cell table:formula="of:=[.I444]-[.H444]" office:value-type="float" office:value="1.50535584000001" calcext:value-type="float">
            <text:p>1.50535584</text:p>
          </table:table-cell>
          <table:table-cell table:formula="of:=15.12-10*LOG10(POWER(10;[.J444]/10)-1)-[.C444]" office:value-type="float" office:value="18.3470540378511" calcext:value-type="float">
            <text:p>18.3470540379</text:p>
          </table:table-cell>
          <table:table-cell table:formula="of:=[.K444]-[.G444]" office:value-type="float" office:value="-0.119242950192085" calcext:value-type="float">
            <text:p>-0.1192429502</text:p>
          </table:table-cell>
          <table:table-cell table:number-columns-repeated="1012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table:formula="of:=[.A445]/1000000" office:value-type="float" office:value="96.08695652" calcext:value-type="float">
            <text:p>96.08695652</text:p>
          </table:table-cell>
          <table:table-cell office:value-type="float" office:value="0.6" calcext:value-type="float">
            <text:p>0.60</text:p>
          </table:table-cell>
          <table:table-cell office:value-type="float" office:value="-88.89265442" calcext:value-type="float">
            <text:p>-88.89265442</text:p>
          </table:table-cell>
          <table:table-cell office:value-type="float" office:value="-87.56973267" calcext:value-type="float">
            <text:p>-87.56973267</text:p>
          </table:table-cell>
          <table:table-cell table:formula="of:=[.E445]-[.D445]" office:value-type="float" office:value="1.32292175000001" calcext:value-type="float">
            <text:p>1.32292175</text:p>
          </table:table-cell>
          <table:table-cell table:formula="of:=15.12-10*LOG10(POWER(10;[.F445]/10)-1)-[.C445]" office:value-type="float" office:value="19.0042627823814" calcext:value-type="float">
            <text:p>19.0042627824</text:p>
          </table:table-cell>
          <table:table-cell office:value-type="float" office:value="-89.01382446" calcext:value-type="float">
            <text:p>-89.01382446</text:p>
          </table:table-cell>
          <table:table-cell office:value-type="float" office:value="-87.6122818" calcext:value-type="float">
            <text:p>-87.6122818</text:p>
          </table:table-cell>
          <table:table-cell table:formula="of:=[.I445]-[.H445]" office:value-type="float" office:value="1.40154265999999" calcext:value-type="float">
            <text:p>1.40154266</text:p>
          </table:table-cell>
          <table:table-cell table:formula="of:=15.12-10*LOG10(POWER(10;[.J445]/10)-1)-[.C445]" office:value-type="float" office:value="18.7121789900822" calcext:value-type="float">
            <text:p>18.7121789901</text:p>
          </table:table-cell>
          <table:table-cell table:formula="of:=[.K445]-[.G445]" office:value-type="float" office:value="-0.292083792299252" calcext:value-type="float">
            <text:p>-0.2920837923</text:p>
          </table:table-cell>
          <table:table-cell table:number-columns-repeated="1012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table:formula="of:=[.A446]/1000000" office:value-type="float" office:value="96.30434783" calcext:value-type="float">
            <text:p>96.30434783</text:p>
          </table:table-cell>
          <table:table-cell office:value-type="float" office:value="0.6" calcext:value-type="float">
            <text:p>0.60</text:p>
          </table:table-cell>
          <table:table-cell office:value-type="float" office:value="-89.03957367" calcext:value-type="float">
            <text:p>-89.03957367</text:p>
          </table:table-cell>
          <table:table-cell office:value-type="float" office:value="-87.32330322" calcext:value-type="float">
            <text:p>-87.32330322</text:p>
          </table:table-cell>
          <table:table-cell table:formula="of:=[.E446]-[.D446]" office:value-type="float" office:value="1.71627045" calcext:value-type="float">
            <text:p>1.71627045</text:p>
          </table:table-cell>
          <table:table-cell table:formula="of:=15.12-10*LOG10(POWER(10;[.F446]/10)-1)-[.C446]" office:value-type="float" office:value="17.6656270819962" calcext:value-type="float">
            <text:p>17.665627082</text:p>
          </table:table-cell>
          <table:table-cell office:value-type="float" office:value="-89.112854" calcext:value-type="float">
            <text:p>-89.112854</text:p>
          </table:table-cell>
          <table:table-cell office:value-type="float" office:value="-87.62567902" calcext:value-type="float">
            <text:p>-87.62567902</text:p>
          </table:table-cell>
          <table:table-cell table:formula="of:=[.I446]-[.H446]" office:value-type="float" office:value="1.48717497999999" calcext:value-type="float">
            <text:p>1.48717498</text:p>
          </table:table-cell>
          <table:table-cell table:formula="of:=15.12-10*LOG10(POWER(10;[.J446]/10)-1)-[.C446]" office:value-type="float" office:value="18.4094364366657" calcext:value-type="float">
            <text:p>18.4094364367</text:p>
          </table:table-cell>
          <table:table-cell table:formula="of:=[.K446]-[.G446]" office:value-type="float" office:value="0.743809354669537" calcext:value-type="float">
            <text:p>0.7438093547</text:p>
          </table:table-cell>
          <table:table-cell table:number-columns-repeated="1012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table:formula="of:=[.A447]/1000000" office:value-type="float" office:value="96.52173913" calcext:value-type="float">
            <text:p>96.52173913</text:p>
          </table:table-cell>
          <table:table-cell office:value-type="float" office:value="0.6" calcext:value-type="float">
            <text:p>0.60</text:p>
          </table:table-cell>
          <table:table-cell office:value-type="float" office:value="-88.9513092" calcext:value-type="float">
            <text:p>-88.9513092</text:p>
          </table:table-cell>
          <table:table-cell office:value-type="float" office:value="-87.72137451" calcext:value-type="float">
            <text:p>-87.72137451</text:p>
          </table:table-cell>
          <table:table-cell table:formula="of:=[.E447]-[.D447]" office:value-type="float" office:value="1.22993468999999" calcext:value-type="float">
            <text:p>1.22993469</text:p>
          </table:table-cell>
          <table:table-cell table:formula="of:=15.12-10*LOG10(POWER(10;[.F447]/10)-1)-[.C447]" office:value-type="float" office:value="19.3695515680201" calcext:value-type="float">
            <text:p>19.369551568</text:p>
          </table:table-cell>
          <table:table-cell office:value-type="float" office:value="-89.1989975" calcext:value-type="float">
            <text:p>-89.1989975</text:p>
          </table:table-cell>
          <table:table-cell office:value-type="float" office:value="-87.6455307" calcext:value-type="float">
            <text:p>-87.6455307</text:p>
          </table:table-cell>
          <table:table-cell table:formula="of:=[.I447]-[.H447]" office:value-type="float" office:value="1.55346680000001" calcext:value-type="float">
            <text:p>1.5534668</text:p>
          </table:table-cell>
          <table:table-cell table:formula="of:=15.12-10*LOG10(POWER(10;[.J447]/10)-1)-[.C447]" office:value-type="float" office:value="18.1849615281267" calcext:value-type="float">
            <text:p>18.1849615281</text:p>
          </table:table-cell>
          <table:table-cell table:formula="of:=[.K447]-[.G447]" office:value-type="float" office:value="-1.18459003989342" calcext:value-type="float">
            <text:p>-1.1845900399</text:p>
          </table:table-cell>
          <table:table-cell table:number-columns-repeated="1012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table:formula="of:=[.A448]/1000000" office:value-type="float" office:value="96.73913043" calcext:value-type="float">
            <text:p>96.73913043</text:p>
          </table:table-cell>
          <table:table-cell office:value-type="float" office:value="0.6" calcext:value-type="float">
            <text:p>0.60</text:p>
          </table:table-cell>
          <table:table-cell office:value-type="float" office:value="-89.05240631" calcext:value-type="float">
            <text:p>-89.05240631</text:p>
          </table:table-cell>
          <table:table-cell office:value-type="float" office:value="-87.64598846" calcext:value-type="float">
            <text:p>-87.64598846</text:p>
          </table:table-cell>
          <table:table-cell table:formula="of:=[.E448]-[.D448]" office:value-type="float" office:value="1.40641785" calcext:value-type="float">
            <text:p>1.40641785</text:p>
          </table:table-cell>
          <table:table-cell table:formula="of:=15.12-10*LOG10(POWER(10;[.F448]/10)-1)-[.C448]" office:value-type="float" office:value="18.6945298018446" calcext:value-type="float">
            <text:p>18.6945298018</text:p>
          </table:table-cell>
          <table:table-cell office:value-type="float" office:value="-89.0427475" calcext:value-type="float">
            <text:p>-89.0427475</text:p>
          </table:table-cell>
          <table:table-cell office:value-type="float" office:value="-87.67780304" calcext:value-type="float">
            <text:p>-87.67780304</text:p>
          </table:table-cell>
          <table:table-cell table:formula="of:=[.I448]-[.H448]" office:value-type="float" office:value="1.36494446" calcext:value-type="float">
            <text:p>1.36494446</text:p>
          </table:table-cell>
          <table:table-cell table:formula="of:=15.12-10*LOG10(POWER(10;[.J448]/10)-1)-[.C448]" office:value-type="float" office:value="18.846361251005" calcext:value-type="float">
            <text:p>18.846361251</text:p>
          </table:table-cell>
          <table:table-cell table:formula="of:=[.K448]-[.G448]" office:value-type="float" office:value="0.151831449160348" calcext:value-type="float">
            <text:p>0.1518314492</text:p>
          </table:table-cell>
          <table:table-cell table:number-columns-repeated="1012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table:formula="of:=[.A449]/1000000" office:value-type="float" office:value="96.95652174" calcext:value-type="float">
            <text:p>96.95652174</text:p>
          </table:table-cell>
          <table:table-cell office:value-type="float" office:value="0.6" calcext:value-type="float">
            <text:p>0.60</text:p>
          </table:table-cell>
          <table:table-cell office:value-type="float" office:value="-89.19297791" calcext:value-type="float">
            <text:p>-89.19297791</text:p>
          </table:table-cell>
          <table:table-cell office:value-type="float" office:value="-87.42163849" calcext:value-type="float">
            <text:p>-87.42163849</text:p>
          </table:table-cell>
          <table:table-cell table:formula="of:=[.E449]-[.D449]" office:value-type="float" office:value="1.77133941999999" calcext:value-type="float">
            <text:p>1.77133942</text:p>
          </table:table-cell>
          <table:table-cell table:formula="of:=15.12-10*LOG10(POWER(10;[.F449]/10)-1)-[.C449]" office:value-type="float" office:value="17.4990942693965" calcext:value-type="float">
            <text:p>17.4990942694</text:p>
          </table:table-cell>
          <table:table-cell office:value-type="float" office:value="-89.12486267" calcext:value-type="float">
            <text:p>-89.12486267</text:p>
          </table:table-cell>
          <table:table-cell office:value-type="float" office:value="-87.90058899" calcext:value-type="float">
            <text:p>-87.90058899</text:p>
          </table:table-cell>
          <table:table-cell table:formula="of:=[.I449]-[.H449]" office:value-type="float" office:value="1.22427368" calcext:value-type="float">
            <text:p>1.22427368</text:p>
          </table:table-cell>
          <table:table-cell table:formula="of:=15.12-10*LOG10(POWER(10;[.J449]/10)-1)-[.C449]" office:value-type="float" office:value="19.3925505689429" calcext:value-type="float">
            <text:p>19.3925505689</text:p>
          </table:table-cell>
          <table:table-cell table:formula="of:=[.K449]-[.G449]" office:value-type="float" office:value="1.89345629954639" calcext:value-type="float">
            <text:p>1.8934562995</text:p>
          </table:table-cell>
          <table:table-cell table:number-columns-repeated="1012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table:formula="of:=[.A450]/1000000" office:value-type="float" office:value="97.17391304" calcext:value-type="float">
            <text:p>97.17391304</text:p>
          </table:table-cell>
          <table:table-cell office:value-type="float" office:value="0.6" calcext:value-type="float">
            <text:p>0.60</text:p>
          </table:table-cell>
          <table:table-cell office:value-type="float" office:value="-89.12687683" calcext:value-type="float">
            <text:p>-89.12687683</text:p>
          </table:table-cell>
          <table:table-cell office:value-type="float" office:value="-87.80116272" calcext:value-type="float">
            <text:p>-87.80116272</text:p>
          </table:table-cell>
          <table:table-cell table:formula="of:=[.E450]-[.D450]" office:value-type="float" office:value="1.32571411000001" calcext:value-type="float">
            <text:p>1.32571411</text:p>
          </table:table-cell>
          <table:table-cell table:formula="of:=15.12-10*LOG10(POWER(10;[.F450]/10)-1)-[.C450]" office:value-type="float" office:value="18.9936385352019" calcext:value-type="float">
            <text:p>18.9936385352</text:p>
          </table:table-cell>
          <table:table-cell office:value-type="float" office:value="-89.24235535" calcext:value-type="float">
            <text:p>-89.24235535</text:p>
          </table:table-cell>
          <table:table-cell office:value-type="float" office:value="-87.98278809" calcext:value-type="float">
            <text:p>-87.98278809</text:p>
          </table:table-cell>
          <table:table-cell table:formula="of:=[.I450]-[.H450]" office:value-type="float" office:value="1.25956726000001" calcext:value-type="float">
            <text:p>1.25956726</text:p>
          </table:table-cell>
          <table:table-cell table:formula="of:=15.12-10*LOG10(POWER(10;[.J450]/10)-1)-[.C450]" office:value-type="float" office:value="19.2506353637012" calcext:value-type="float">
            <text:p>19.2506353637</text:p>
          </table:table-cell>
          <table:table-cell table:formula="of:=[.K450]-[.G450]" office:value-type="float" office:value="0.256996828499311" calcext:value-type="float">
            <text:p>0.2569968285</text:p>
          </table:table-cell>
          <table:table-cell table:number-columns-repeated="1012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table:formula="of:=[.A451]/1000000" office:value-type="float" office:value="97.39130435" calcext:value-type="float">
            <text:p>97.39130435</text:p>
          </table:table-cell>
          <table:table-cell office:value-type="float" office:value="0.6" calcext:value-type="float">
            <text:p>0.60</text:p>
          </table:table-cell>
          <table:table-cell office:value-type="float" office:value="-88.85306549" calcext:value-type="float">
            <text:p>-88.85306549</text:p>
          </table:table-cell>
          <table:table-cell office:value-type="float" office:value="-87.69878387" calcext:value-type="float">
            <text:p>-87.69878387</text:p>
          </table:table-cell>
          <table:table-cell table:formula="of:=[.E451]-[.D451]" office:value-type="float" office:value="1.15428162000001" calcext:value-type="float">
            <text:p>1.15428162</text:p>
          </table:table-cell>
          <table:table-cell table:formula="of:=15.12-10*LOG10(POWER(10;[.F451]/10)-1)-[.C451]" office:value-type="float" office:value="19.6848091572066" calcext:value-type="float">
            <text:p>19.6848091572</text:p>
          </table:table-cell>
          <table:table-cell office:value-type="float" office:value="-89.17856598" calcext:value-type="float">
            <text:p>-89.17856598</text:p>
          </table:table-cell>
          <table:table-cell office:value-type="float" office:value="-87.85157013" calcext:value-type="float">
            <text:p>-87.85157013</text:p>
          </table:table-cell>
          <table:table-cell table:formula="of:=[.I451]-[.H451]" office:value-type="float" office:value="1.32699585" calcext:value-type="float">
            <text:p>1.32699585</text:p>
          </table:table-cell>
          <table:table-cell table:formula="of:=15.12-10*LOG10(POWER(10;[.J451]/10)-1)-[.C451]" office:value-type="float" office:value="18.9887682347592" calcext:value-type="float">
            <text:p>18.9887682348</text:p>
          </table:table-cell>
          <table:table-cell table:formula="of:=[.K451]-[.G451]" office:value-type="float" office:value="-0.69604092244737" calcext:value-type="float">
            <text:p>-0.6960409224</text:p>
          </table:table-cell>
          <table:table-cell table:number-columns-repeated="1012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table:formula="of:=[.A452]/1000000" office:value-type="float" office:value="97.60869565" calcext:value-type="float">
            <text:p>97.60869565</text:p>
          </table:table-cell>
          <table:table-cell office:value-type="float" office:value="0.6" calcext:value-type="float">
            <text:p>0.60</text:p>
          </table:table-cell>
          <table:table-cell office:value-type="float" office:value="-89.0114212" calcext:value-type="float">
            <text:p>-89.0114212</text:p>
          </table:table-cell>
          <table:table-cell office:value-type="float" office:value="-87.71372223" calcext:value-type="float">
            <text:p>-87.71372223</text:p>
          </table:table-cell>
          <table:table-cell table:formula="of:=[.E452]-[.D452]" office:value-type="float" office:value="1.29769897" calcext:value-type="float">
            <text:p>1.29769897</text:p>
          </table:table-cell>
          <table:table-cell table:formula="of:=15.12-10*LOG10(POWER(10;[.F452]/10)-1)-[.C452]" office:value-type="float" office:value="19.1011093439173" calcext:value-type="float">
            <text:p>19.1011093439</text:p>
          </table:table-cell>
          <table:table-cell office:value-type="float" office:value="-89.06654358" calcext:value-type="float">
            <text:p>-89.06654358</text:p>
          </table:table-cell>
          <table:table-cell office:value-type="float" office:value="-87.99481201" calcext:value-type="float">
            <text:p>-87.99481201</text:p>
          </table:table-cell>
          <table:table-cell table:formula="of:=[.I452]-[.H452]" office:value-type="float" office:value="1.07173157" calcext:value-type="float">
            <text:p>1.07173157</text:p>
          </table:table-cell>
          <table:table-cell table:formula="of:=15.12-10*LOG10(POWER(10;[.J452]/10)-1)-[.C452]" office:value-type="float" office:value="20.0501028052652" calcext:value-type="float">
            <text:p>20.0501028053</text:p>
          </table:table-cell>
          <table:table-cell table:formula="of:=[.K452]-[.G452]" office:value-type="float" office:value="0.948993461347989" calcext:value-type="float">
            <text:p>0.9489934613</text:p>
          </table:table-cell>
          <table:table-cell table:number-columns-repeated="1012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table:formula="of:=[.A453]/1000000" office:value-type="float" office:value="97.82608696" calcext:value-type="float">
            <text:p>97.82608696</text:p>
          </table:table-cell>
          <table:table-cell office:value-type="float" office:value="0.6" calcext:value-type="float">
            <text:p>0.60</text:p>
          </table:table-cell>
          <table:table-cell office:value-type="float" office:value="-89.09892273" calcext:value-type="float">
            <text:p>-89.09892273</text:p>
          </table:table-cell>
          <table:table-cell office:value-type="float" office:value="-87.58716583" calcext:value-type="float">
            <text:p>-87.58716583</text:p>
          </table:table-cell>
          <table:table-cell table:formula="of:=[.E453]-[.D453]" office:value-type="float" office:value="1.51175689999999" calcext:value-type="float">
            <text:p>1.5117569</text:p>
          </table:table-cell>
          <table:table-cell table:formula="of:=15.12-10*LOG10(POWER(10;[.F453]/10)-1)-[.C453]" office:value-type="float" office:value="18.3252407135847" calcext:value-type="float">
            <text:p>18.3252407136</text:p>
          </table:table-cell>
          <table:table-cell office:value-type="float" office:value="-89.20359802" calcext:value-type="float">
            <text:p>-89.20359802</text:p>
          </table:table-cell>
          <table:table-cell office:value-type="float" office:value="-87.94239807" calcext:value-type="float">
            <text:p>-87.94239807</text:p>
          </table:table-cell>
          <table:table-cell table:formula="of:=[.I453]-[.H453]" office:value-type="float" office:value="1.26119995000001" calcext:value-type="float">
            <text:p>1.26119995</text:p>
          </table:table-cell>
          <table:table-cell table:formula="of:=15.12-10*LOG10(POWER(10;[.J453]/10)-1)-[.C453]" office:value-type="float" office:value="19.2441537743486" calcext:value-type="float">
            <text:p>19.2441537743</text:p>
          </table:table-cell>
          <table:table-cell table:formula="of:=[.K453]-[.G453]" office:value-type="float" office:value="0.918913060763924" calcext:value-type="float">
            <text:p>0.9189130608</text:p>
          </table:table-cell>
          <table:table-cell table:number-columns-repeated="1012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table:formula="of:=[.A454]/1000000" office:value-type="float" office:value="98.04347826" calcext:value-type="float">
            <text:p>98.04347826</text:p>
          </table:table-cell>
          <table:table-cell office:value-type="float" office:value="0.6" calcext:value-type="float">
            <text:p>0.60</text:p>
          </table:table-cell>
          <table:table-cell office:value-type="float" office:value="-89.04456329" calcext:value-type="float">
            <text:p>-89.04456329</text:p>
          </table:table-cell>
          <table:table-cell office:value-type="float" office:value="-87.69592285" calcext:value-type="float">
            <text:p>-87.69592285</text:p>
          </table:table-cell>
          <table:table-cell table:formula="of:=[.E454]-[.D454]" office:value-type="float" office:value="1.34864044" calcext:value-type="float">
            <text:p>1.34864044</text:p>
          </table:table-cell>
          <table:table-cell table:formula="of:=15.12-10*LOG10(POWER(10;[.F454]/10)-1)-[.C454]" office:value-type="float" office:value="18.9071250575647" calcext:value-type="float">
            <text:p>18.9071250576</text:p>
          </table:table-cell>
          <table:table-cell office:value-type="float" office:value="-89.35029602" calcext:value-type="float">
            <text:p>-89.35029602</text:p>
          </table:table-cell>
          <table:table-cell office:value-type="float" office:value="-87.88548279" calcext:value-type="float">
            <text:p>-87.88548279</text:p>
          </table:table-cell>
          <table:table-cell table:formula="of:=[.I454]-[.H454]" office:value-type="float" office:value="1.46481323" calcext:value-type="float">
            <text:p>1.46481323</text:p>
          </table:table-cell>
          <table:table-cell table:formula="of:=15.12-10*LOG10(POWER(10;[.J454]/10)-1)-[.C454]" office:value-type="float" office:value="18.4870475833562" calcext:value-type="float">
            <text:p>18.4870475834</text:p>
          </table:table-cell>
          <table:table-cell table:formula="of:=[.K454]-[.G454]" office:value-type="float" office:value="-0.420077474208547" calcext:value-type="float">
            <text:p>-0.4200774742</text:p>
          </table:table-cell>
          <table:table-cell table:number-columns-repeated="1012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table:formula="of:=[.A455]/1000000" office:value-type="float" office:value="98.26086957" calcext:value-type="float">
            <text:p>98.26086957</text:p>
          </table:table-cell>
          <table:table-cell office:value-type="float" office:value="0.6" calcext:value-type="float">
            <text:p>0.60</text:p>
          </table:table-cell>
          <table:table-cell office:value-type="float" office:value="-88.89644623" calcext:value-type="float">
            <text:p>-88.89644623</text:p>
          </table:table-cell>
          <table:table-cell office:value-type="float" office:value="-87.66747284" calcext:value-type="float">
            <text:p>-87.66747284</text:p>
          </table:table-cell>
          <table:table-cell table:formula="of:=[.E455]-[.D455]" office:value-type="float" office:value="1.22897338999999" calcext:value-type="float">
            <text:p>1.22897339</text:p>
          </table:table-cell>
          <table:table-cell table:formula="of:=15.12-10*LOG10(POWER(10;[.F455]/10)-1)-[.C455]" office:value-type="float" office:value="19.3734505788363" calcext:value-type="float">
            <text:p>19.3734505788</text:p>
          </table:table-cell>
          <table:table-cell office:value-type="float" office:value="-88.96179199" calcext:value-type="float">
            <text:p>-88.96179199</text:p>
          </table:table-cell>
          <table:table-cell office:value-type="float" office:value="-87.86618805" calcext:value-type="float">
            <text:p>-87.86618805</text:p>
          </table:table-cell>
          <table:table-cell table:formula="of:=[.I455]-[.H455]" office:value-type="float" office:value="1.09560394" calcext:value-type="float">
            <text:p>1.09560394</text:p>
          </table:table-cell>
          <table:table-cell table:formula="of:=15.12-10*LOG10(POWER(10;[.J455]/10)-1)-[.C455]" office:value-type="float" office:value="19.9419951263677" calcext:value-type="float">
            <text:p>19.9419951264</text:p>
          </table:table-cell>
          <table:table-cell table:formula="of:=[.K455]-[.G455]" office:value-type="float" office:value="0.56854454753142" calcext:value-type="float">
            <text:p>0.5685445475</text:p>
          </table:table-cell>
          <table:table-cell table:number-columns-repeated="1012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table:formula="of:=[.A456]/1000000" office:value-type="float" office:value="98.47826087" calcext:value-type="float">
            <text:p>98.4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8.76933289" calcext:value-type="float">
            <text:p>-88.76933289</text:p>
          </table:table-cell>
          <table:table-cell office:value-type="float" office:value="-87.35739136" calcext:value-type="float">
            <text:p>-87.35739136</text:p>
          </table:table-cell>
          <table:table-cell table:formula="of:=[.E456]-[.D456]" office:value-type="float" office:value="1.41194153000001" calcext:value-type="float">
            <text:p>1.41194153</text:p>
          </table:table-cell>
          <table:table-cell table:formula="of:=15.12-10*LOG10(POWER(10;[.F456]/10)-1)-[.C456]" office:value-type="float" office:value="18.6745954375816" calcext:value-type="float">
            <text:p>18.6745954376</text:p>
          </table:table-cell>
          <table:table-cell office:value-type="float" office:value="-88.96273041" calcext:value-type="float">
            <text:p>-88.96273041</text:p>
          </table:table-cell>
          <table:table-cell office:value-type="float" office:value="-87.87432861" calcext:value-type="float">
            <text:p>-87.87432861</text:p>
          </table:table-cell>
          <table:table-cell table:formula="of:=[.I456]-[.H456]" office:value-type="float" office:value="1.08840180000001" calcext:value-type="float">
            <text:p>1.0884018</text:p>
          </table:table-cell>
          <table:table-cell table:formula="of:=15.12-10*LOG10(POWER(10;[.J456]/10)-1)-[.C456]" office:value-type="float" office:value="19.9743902886516" calcext:value-type="float">
            <text:p>19.9743902887</text:p>
          </table:table-cell>
          <table:table-cell table:formula="of:=[.K456]-[.G456]" office:value-type="float" office:value="1.29979485107" calcext:value-type="float">
            <text:p>1.2997948511</text:p>
          </table:table-cell>
          <table:table-cell table:number-columns-repeated="1012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table:formula="of:=[.A457]/1000000" office:value-type="float" office:value="98.69565217" calcext:value-type="float">
            <text:p>98.69565217</text:p>
          </table:table-cell>
          <table:table-cell office:value-type="float" office:value="0.6" calcext:value-type="float">
            <text:p>0.60</text:p>
          </table:table-cell>
          <table:table-cell office:value-type="float" office:value="-88.32752228" calcext:value-type="float">
            <text:p>-88.32752228</text:p>
          </table:table-cell>
          <table:table-cell office:value-type="float" office:value="-87.1412735" calcext:value-type="float">
            <text:p>-87.1412735</text:p>
          </table:table-cell>
          <table:table-cell table:formula="of:=[.E457]-[.D457]" office:value-type="float" office:value="1.18624878" calcext:value-type="float">
            <text:p>1.18624878</text:p>
          </table:table-cell>
          <table:table-cell table:formula="of:=15.12-10*LOG10(POWER(10;[.F457]/10)-1)-[.C457]" office:value-type="float" office:value="19.5494686277924" calcext:value-type="float">
            <text:p>19.5494686278</text:p>
          </table:table-cell>
          <table:table-cell office:value-type="float" office:value="-88.78778076" calcext:value-type="float">
            <text:p>-88.78778076</text:p>
          </table:table-cell>
          <table:table-cell office:value-type="float" office:value="-87.74166107" calcext:value-type="float">
            <text:p>-87.74166107</text:p>
          </table:table-cell>
          <table:table-cell table:formula="of:=[.I457]-[.H457]" office:value-type="float" office:value="1.04611969000001" calcext:value-type="float">
            <text:p>1.04611969</text:p>
          </table:table-cell>
          <table:table-cell table:formula="of:=15.12-10*LOG10(POWER(10;[.J457]/10)-1)-[.C457]" office:value-type="float" office:value="20.1684751099364" calcext:value-type="float">
            <text:p>20.1684751099</text:p>
          </table:table-cell>
          <table:table-cell table:formula="of:=[.K457]-[.G457]" office:value-type="float" office:value="0.619006482144002" calcext:value-type="float">
            <text:p>0.6190064821</text:p>
          </table:table-cell>
          <table:table-cell table:number-columns-repeated="1012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table:formula="of:=[.A458]/1000000" office:value-type="float" office:value="98.91304348" calcext:value-type="float">
            <text:p>98.91304348</text:p>
          </table:table-cell>
          <table:table-cell office:value-type="float" office:value="0.6" calcext:value-type="float">
            <text:p>0.60</text:p>
          </table:table-cell>
          <table:table-cell office:value-type="float" office:value="-87.94896698" calcext:value-type="float">
            <text:p>-87.94896698</text:p>
          </table:table-cell>
          <table:table-cell office:value-type="float" office:value="-87.35267639" calcext:value-type="float">
            <text:p>-87.35267639</text:p>
          </table:table-cell>
          <table:table-cell table:formula="of:=[.E458]-[.D458]" office:value-type="float" office:value="0.596290589999995" calcext:value-type="float">
            <text:p>0.59629059</text:p>
          </table:table-cell>
          <table:table-cell table:formula="of:=15.12-10*LOG10(POWER(10;[.F458]/10)-1)-[.C458]" office:value-type="float" office:value="22.8417074918214" calcext:value-type="float">
            <text:p>22.8417074918</text:p>
          </table:table-cell>
          <table:table-cell office:value-type="float" office:value="-88.59721375" calcext:value-type="float">
            <text:p>-88.59721375</text:p>
          </table:table-cell>
          <table:table-cell office:value-type="float" office:value="-87.69142914" calcext:value-type="float">
            <text:p>-87.69142914</text:p>
          </table:table-cell>
          <table:table-cell table:formula="of:=[.I458]-[.H458]" office:value-type="float" office:value="0.905784609999998" calcext:value-type="float">
            <text:p>0.90578461</text:p>
          </table:table-cell>
          <table:table-cell table:formula="of:=15.12-10*LOG10(POWER(10;[.J458]/10)-1)-[.C458]" office:value-type="float" office:value="20.8668328429683" calcext:value-type="float">
            <text:p>20.866832843</text:p>
          </table:table-cell>
          <table:table-cell table:formula="of:=[.K458]-[.G458]" office:value-type="float" office:value="-1.9748746488531" calcext:value-type="float">
            <text:p>-1.9748746489</text:p>
          </table:table-cell>
          <table:table-cell table:number-columns-repeated="1012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table:formula="of:=[.A459]/1000000" office:value-type="float" office:value="99.13043478" calcext:value-type="float">
            <text:p>99.13043478</text:p>
          </table:table-cell>
          <table:table-cell office:value-type="float" office:value="0.6" calcext:value-type="float">
            <text:p>0.60</text:p>
          </table:table-cell>
          <table:table-cell office:value-type="float" office:value="-88.07015228" calcext:value-type="float">
            <text:p>-88.07015228</text:p>
          </table:table-cell>
          <table:table-cell office:value-type="float" office:value="-87.13920593" calcext:value-type="float">
            <text:p>-87.13920593</text:p>
          </table:table-cell>
          <table:table-cell table:formula="of:=[.E459]-[.D459]" office:value-type="float" office:value="0.930946349999999" calcext:value-type="float">
            <text:p>0.93094635</text:p>
          </table:table-cell>
          <table:table-cell table:formula="of:=15.12-10*LOG10(POWER(10;[.F459]/10)-1)-[.C459]" office:value-type="float" office:value="20.734811747111" calcext:value-type="float">
            <text:p>20.7348117471</text:p>
          </table:table-cell>
          <table:table-cell office:value-type="float" office:value="-88.67677307" calcext:value-type="float">
            <text:p>-88.67677307</text:p>
          </table:table-cell>
          <table:table-cell office:value-type="float" office:value="-87.66275787" calcext:value-type="float">
            <text:p>-87.66275787</text:p>
          </table:table-cell>
          <table:table-cell table:formula="of:=[.I459]-[.H459]" office:value-type="float" office:value="1.0140152" calcext:value-type="float">
            <text:p>1.0140152</text:p>
          </table:table-cell>
          <table:table-cell table:formula="of:=15.12-10*LOG10(POWER(10;[.J459]/10)-1)-[.C459]" office:value-type="float" office:value="20.3205304242244" calcext:value-type="float">
            <text:p>20.3205304242</text:p>
          </table:table-cell>
          <table:table-cell table:formula="of:=[.K459]-[.G459]" office:value-type="float" office:value="-0.414281322886538" calcext:value-type="float">
            <text:p>-0.4142813229</text:p>
          </table:table-cell>
          <table:table-cell table:number-columns-repeated="1012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table:formula="of:=[.A460]/1000000" office:value-type="float" office:value="99.34782609" calcext:value-type="float">
            <text:p>99.34782609</text:p>
          </table:table-cell>
          <table:table-cell office:value-type="float" office:value="0.6" calcext:value-type="float">
            <text:p>0.60</text:p>
          </table:table-cell>
          <table:table-cell office:value-type="float" office:value="-88.14450836" calcext:value-type="float">
            <text:p>-88.14450836</text:p>
          </table:table-cell>
          <table:table-cell office:value-type="float" office:value="-87.18043518" calcext:value-type="float">
            <text:p>-87.18043518</text:p>
          </table:table-cell>
          <table:table-cell table:formula="of:=[.E460]-[.D460]" office:value-type="float" office:value="0.96407318" calcext:value-type="float">
            <text:p>0.96407318</text:p>
          </table:table-cell>
          <table:table-cell table:formula="of:=15.12-10*LOG10(POWER(10;[.F460]/10)-1)-[.C460]" office:value-type="float" office:value="20.5657930533735" calcext:value-type="float">
            <text:p>20.5657930534</text:p>
          </table:table-cell>
          <table:table-cell office:value-type="float" office:value="-88.66364288" calcext:value-type="float">
            <text:p>-88.66364288</text:p>
          </table:table-cell>
          <table:table-cell office:value-type="float" office:value="-87.73770142" calcext:value-type="float">
            <text:p>-87.73770142</text:p>
          </table:table-cell>
          <table:table-cell table:formula="of:=[.I460]-[.H460]" office:value-type="float" office:value="0.92594145999999" calcext:value-type="float">
            <text:p>0.92594146</text:p>
          </table:table-cell>
          <table:table-cell table:formula="of:=15.12-10*LOG10(POWER(10;[.J460]/10)-1)-[.C460]" office:value-type="float" office:value="20.760814517186" calcext:value-type="float">
            <text:p>20.7608145172</text:p>
          </table:table-cell>
          <table:table-cell table:formula="of:=[.K460]-[.G460]" office:value-type="float" office:value="0.195021463812463" calcext:value-type="float">
            <text:p>0.1950214638</text:p>
          </table:table-cell>
          <table:table-cell table:number-columns-repeated="1012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table:formula="of:=[.A461]/1000000" office:value-type="float" office:value="99.56521739" calcext:value-type="float">
            <text:p>99.56521739</text:p>
          </table:table-cell>
          <table:table-cell office:value-type="float" office:value="0.6" calcext:value-type="float">
            <text:p>0.60</text:p>
          </table:table-cell>
          <table:table-cell office:value-type="float" office:value="-88.10877991" calcext:value-type="float">
            <text:p>-88.10877991</text:p>
          </table:table-cell>
          <table:table-cell office:value-type="float" office:value="-87.23218536" calcext:value-type="float">
            <text:p>-87.23218536</text:p>
          </table:table-cell>
          <table:table-cell table:formula="of:=[.E461]-[.D461]" office:value-type="float" office:value="0.876594549999993" calcext:value-type="float">
            <text:p>0.87659455</text:p>
          </table:table-cell>
          <table:table-cell table:formula="of:=15.12-10*LOG10(POWER(10;[.F461]/10)-1)-[.C461]" office:value-type="float" office:value="21.0241883945147" calcext:value-type="float">
            <text:p>21.0241883945</text:p>
          </table:table-cell>
          <table:table-cell office:value-type="float" office:value="-88.70848083" calcext:value-type="float">
            <text:p>-88.70848083</text:p>
          </table:table-cell>
          <table:table-cell office:value-type="float" office:value="-87.83892059" calcext:value-type="float">
            <text:p>-87.83892059</text:p>
          </table:table-cell>
          <table:table-cell table:formula="of:=[.I461]-[.H461]" office:value-type="float" office:value="0.869560240000013" calcext:value-type="float">
            <text:p>0.86956024</text:p>
          </table:table-cell>
          <table:table-cell table:formula="of:=15.12-10*LOG10(POWER(10;[.J461]/10)-1)-[.C461]" office:value-type="float" office:value="21.0628142392924" calcext:value-type="float">
            <text:p>21.0628142393</text:p>
          </table:table-cell>
          <table:table-cell table:formula="of:=[.K461]-[.G461]" office:value-type="float" office:value="0.0386258447776804" calcext:value-type="float">
            <text:p>0.0386258448</text:p>
          </table:table-cell>
          <table:table-cell table:number-columns-repeated="1012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table:formula="of:=[.A462]/1000000" office:value-type="float" office:value="99.7826087" calcext:value-type="float">
            <text:p>99.7826087</text:p>
          </table:table-cell>
          <table:table-cell office:value-type="float" office:value="0.6" calcext:value-type="float">
            <text:p>0.60</text:p>
          </table:table-cell>
          <table:table-cell office:value-type="float" office:value="-88.58974457" calcext:value-type="float">
            <text:p>-88.58974457</text:p>
          </table:table-cell>
          <table:table-cell office:value-type="float" office:value="-87.43765259" calcext:value-type="float">
            <text:p>-87.43765259</text:p>
          </table:table-cell>
          <table:table-cell table:formula="of:=[.E462]-[.D462]" office:value-type="float" office:value="1.15209197999999" calcext:value-type="float">
            <text:p>1.15209198</text:p>
          </table:table-cell>
          <table:table-cell table:formula="of:=15.12-10*LOG10(POWER(10;[.F462]/10)-1)-[.C462]" office:value-type="float" office:value="19.6941986408129" calcext:value-type="float">
            <text:p>19.6941986408</text:p>
          </table:table-cell>
          <table:table-cell office:value-type="float" office:value="-88.7751236" calcext:value-type="float">
            <text:p>-88.7751236</text:p>
          </table:table-cell>
          <table:table-cell office:value-type="float" office:value="-87.88368225" calcext:value-type="float">
            <text:p>-87.88368225</text:p>
          </table:table-cell>
          <table:table-cell table:formula="of:=[.I462]-[.H462]" office:value-type="float" office:value="0.891441350000008" calcext:value-type="float">
            <text:p>0.89144135</text:p>
          </table:table-cell>
          <table:table-cell table:formula="of:=15.12-10*LOG10(POWER(10;[.J462]/10)-1)-[.C462]" office:value-type="float" office:value="20.9435732361932" calcext:value-type="float">
            <text:p>20.9435732362</text:p>
          </table:table-cell>
          <table:table-cell table:formula="of:=[.K462]-[.G462]" office:value-type="float" office:value="1.24937459538032" calcext:value-type="float">
            <text:p>1.2493745954</text:p>
          </table:table-cell>
          <table:table-cell table:number-columns-repeated="10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63]/1000000"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-88.79283142" calcext:value-type="float">
            <text:p>-88.79283142</text:p>
          </table:table-cell>
          <table:table-cell office:value-type="float" office:value="-87.54457855" calcext:value-type="float">
            <text:p>-87.54457855</text:p>
          </table:table-cell>
          <table:table-cell table:formula="of:=[.E463]-[.D463]" office:value-type="float" office:value="1.24825287" calcext:value-type="float">
            <text:p>1.24825287</text:p>
          </table:table-cell>
          <table:table-cell table:formula="of:=15.12-10*LOG10(POWER(10;[.F463]/10)-1)-[.C463]" office:value-type="float" office:value="19.2957523107818" calcext:value-type="float">
            <text:p>19.2957523108</text:p>
          </table:table-cell>
          <table:table-cell office:value-type="float" office:value="-88.78384399" calcext:value-type="float">
            <text:p>-88.78384399</text:p>
          </table:table-cell>
          <table:table-cell office:value-type="float" office:value="-87.90636444" calcext:value-type="float">
            <text:p>-87.90636444</text:p>
          </table:table-cell>
          <table:table-cell table:formula="of:=[.I463]-[.H463]" office:value-type="float" office:value="0.87747954999999" calcext:value-type="float">
            <text:p>0.87747955</text:p>
          </table:table-cell>
          <table:table-cell table:formula="of:=15.12-10*LOG10(POWER(10;[.J463]/10)-1)-[.C463]" office:value-type="float" office:value="21.0193486347421" calcext:value-type="float">
            <text:p>21.0193486347</text:p>
          </table:table-cell>
          <table:table-cell table:formula="of:=[.K463]-[.G463]" office:value-type="float" office:value="1.72359632396032" calcext:value-type="float">
            <text:p>1.723596324</text:p>
          </table:table-cell>
          <table:table-cell table:number-columns-repeated="1012"/>
        </table:table-row>
      </table:table>
      <table:table table:name="ON_NoDio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41:30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35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93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43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36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62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44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75434494" calcext:value-type="float">
            <text:p>-11.75434494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07202148" calcext:value-type="float">
            <text:p>-27.07202148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71936607" calcext:value-type="float">
            <text:p>-29.71936607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75317383" calcext:value-type="float">
            <text:p>-32.75317383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8364563" calcext:value-type="float">
            <text:p>-36.8364563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1.98287201" calcext:value-type="float">
            <text:p>-41.98287201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27235413" calcext:value-type="float">
            <text:p>-48.27235413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62693405" calcext:value-type="float">
            <text:p>-55.6269340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2.23963547" calcext:value-type="float">
            <text:p>-62.23963547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5.34380341" calcext:value-type="float">
            <text:p>-65.3438034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5.85919189" calcext:value-type="float">
            <text:p>-65.85919189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6.32976532" calcext:value-type="float">
            <text:p>-66.32976532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6.56934357" calcext:value-type="float">
            <text:p>-66.56934357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6.82597351" calcext:value-type="float">
            <text:p>-66.82597351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6.65357971" calcext:value-type="float">
            <text:p>-66.65357971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6.57684326" calcext:value-type="float">
            <text:p>-66.57684326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6.22361755" calcext:value-type="float">
            <text:p>-66.22361755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6.27230072" calcext:value-type="float">
            <text:p>-66.2723007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5.95291138" calcext:value-type="float">
            <text:p>-65.95291138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5.55252075" calcext:value-type="float">
            <text:p>-65.55252075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5.44319153" calcext:value-type="float">
            <text:p>-65.44319153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5.34928131" calcext:value-type="float">
            <text:p>-65.34928131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5.21492004" calcext:value-type="float">
            <text:p>-65.21492004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34703064" calcext:value-type="float">
            <text:p>-65.34703064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05264282" calcext:value-type="float">
            <text:p>-65.05264282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04060364" calcext:value-type="float">
            <text:p>-65.04060364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13951111" calcext:value-type="float">
            <text:p>-65.13951111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15223694" calcext:value-type="float">
            <text:p>-65.15223694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4.95684814" calcext:value-type="float">
            <text:p>-64.95684814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4.87095642" calcext:value-type="float">
            <text:p>-64.87095642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4.69334412" calcext:value-type="float">
            <text:p>-64.69334412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4.67814636" calcext:value-type="float">
            <text:p>-64.67814636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50367737" calcext:value-type="float">
            <text:p>-64.50367737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48991394" calcext:value-type="float">
            <text:p>-64.48991394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4.40322113" calcext:value-type="float">
            <text:p>-64.40322113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38274384" calcext:value-type="float">
            <text:p>-64.38274384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41091919" calcext:value-type="float">
            <text:p>-64.41091919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6634903" calcext:value-type="float">
            <text:p>-64.6634903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33067322" calcext:value-type="float">
            <text:p>-64.33067322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06374359" calcext:value-type="float">
            <text:p>-64.06374359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29856873" calcext:value-type="float">
            <text:p>-64.2985687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22408295" calcext:value-type="float">
            <text:p>-64.22408295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34143829" calcext:value-type="float">
            <text:p>-64.34143829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07247925" calcext:value-type="float">
            <text:p>-64.07247925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3.77681732" calcext:value-type="float">
            <text:p>-63.77681732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3.98671341" calcext:value-type="float">
            <text:p>-63.98671341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3.92882538" calcext:value-type="float">
            <text:p>-63.92882538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15724182" calcext:value-type="float">
            <text:p>-64.15724182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3.77352142" calcext:value-type="float">
            <text:p>-63.77352142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3.99614334" calcext:value-type="float">
            <text:p>-63.99614334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01753235" calcext:value-type="float">
            <text:p>-64.01753235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3.99403" calcext:value-type="float">
            <text:p>-63.99403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3.84386063" calcext:value-type="float">
            <text:p>-63.8438606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33384705" calcext:value-type="float">
            <text:p>-64.33384705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3.91174316" calcext:value-type="float">
            <text:p>-63.91174316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2748642" calcext:value-type="float">
            <text:p>-64.2748642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18322754" calcext:value-type="float">
            <text:p>-64.18322754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15673065" calcext:value-type="float">
            <text:p>-64.1567306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03100586" calcext:value-type="float">
            <text:p>-64.0310058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3.99313354" calcext:value-type="float">
            <text:p>-63.99313354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3.91299438" calcext:value-type="float">
            <text:p>-63.91299438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4.03848267" calcext:value-type="float">
            <text:p>-64.0384826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3.80094528" calcext:value-type="float">
            <text:p>-63.80094528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3.78173065" calcext:value-type="float">
            <text:p>-63.78173065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3.60549164" calcext:value-type="float">
            <text:p>-63.60549164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3.75497437" calcext:value-type="float">
            <text:p>-63.75497437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3.56461334" calcext:value-type="float">
            <text:p>-63.56461334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3.82841873" calcext:value-type="float">
            <text:p>-63.8284187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3.871521" calcext:value-type="float">
            <text:p>-63.871521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3.93060303" calcext:value-type="float">
            <text:p>-63.93060303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3.99493408" calcext:value-type="float">
            <text:p>-63.9949340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3.94477081" calcext:value-type="float">
            <text:p>-63.94477081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3.96785736" calcext:value-type="float">
            <text:p>-63.96785736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06208038" calcext:value-type="float">
            <text:p>-64.06208038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16493225" calcext:value-type="float">
            <text:p>-64.16493225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09477234" calcext:value-type="float">
            <text:p>-64.09477234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23958588" calcext:value-type="float">
            <text:p>-64.23958588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14215088" calcext:value-type="float">
            <text:p>-64.14215088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05026245" calcext:value-type="float">
            <text:p>-64.05026245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34202576" calcext:value-type="float">
            <text:p>-64.34202576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47026825" calcext:value-type="float">
            <text:p>-64.47026825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45251465" calcext:value-type="float">
            <text:p>-64.45251465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4.11492157" calcext:value-type="float">
            <text:p>-64.11492157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3.9429512" calcext:value-type="float">
            <text:p>-63.9429512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25050354" calcext:value-type="float">
            <text:p>-64.25050354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29623413" calcext:value-type="float">
            <text:p>-64.29623413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3.94272614" calcext:value-type="float">
            <text:p>-63.9427261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38813782" calcext:value-type="float">
            <text:p>-64.3881378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4.49475098" calcext:value-type="float">
            <text:p>-64.49475098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14842224" calcext:value-type="float">
            <text:p>-64.14842224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28623962" calcext:value-type="float">
            <text:p>-64.2862396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30835724" calcext:value-type="float">
            <text:p>-64.30835724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43331909" calcext:value-type="float">
            <text:p>-64.43331909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3.98868561" calcext:value-type="float">
            <text:p>-63.98868561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25804138" calcext:value-type="float">
            <text:p>-64.25804138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3.91373825" calcext:value-type="float">
            <text:p>-63.91373825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16559601" calcext:value-type="float">
            <text:p>-64.16559601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30021667" calcext:value-type="float">
            <text:p>-64.30021667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20330048" calcext:value-type="float">
            <text:p>-64.20330048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33314514" calcext:value-type="float">
            <text:p>-64.33314514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20158386" calcext:value-type="float">
            <text:p>-64.20158386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17578888" calcext:value-type="float">
            <text:p>-64.17578888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28997803" calcext:value-type="float">
            <text:p>-64.28997803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19422913" calcext:value-type="float">
            <text:p>-64.19422913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30345917" calcext:value-type="float">
            <text:p>-64.30345917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22190857" calcext:value-type="float">
            <text:p>-64.2219085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01423645" calcext:value-type="float">
            <text:p>-64.01423645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27472687" calcext:value-type="float">
            <text:p>-64.27472687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27880859" calcext:value-type="float">
            <text:p>-64.27880859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27531433" calcext:value-type="float">
            <text:p>-64.2753143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33308411" calcext:value-type="float">
            <text:p>-64.33308411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32089996" calcext:value-type="float">
            <text:p>-64.32089996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32442474" calcext:value-type="float">
            <text:p>-64.32442474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39015961" calcext:value-type="float">
            <text:p>-64.39015961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07180023" calcext:value-type="float">
            <text:p>-64.07180023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22285461" calcext:value-type="float">
            <text:p>-64.22285461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14735413" calcext:value-type="float">
            <text:p>-64.1473541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14304352" calcext:value-type="float">
            <text:p>-64.14304352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27047729" calcext:value-type="float">
            <text:p>-64.2704772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14464569" calcext:value-type="float">
            <text:p>-64.14464569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2201004" calcext:value-type="float">
            <text:p>-64.220100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3344574" calcext:value-type="float">
            <text:p>-64.3344574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1029129" calcext:value-type="float">
            <text:p>-64.1029129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18247986" calcext:value-type="float">
            <text:p>-64.18247986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21537781" calcext:value-type="float">
            <text:p>-64.21537781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25626373" calcext:value-type="float">
            <text:p>-64.25626373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12654114" calcext:value-type="float">
            <text:p>-64.12654114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3.9965744" calcext:value-type="float">
            <text:p>-63.9965744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0511322" calcext:value-type="float">
            <text:p>-64.0511322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19047546" calcext:value-type="float">
            <text:p>-64.19047546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0875473" calcext:value-type="float">
            <text:p>-64.0875473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24711609" calcext:value-type="float">
            <text:p>-64.24711609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21068573" calcext:value-type="float">
            <text:p>-64.21068573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00536346" calcext:value-type="float">
            <text:p>-64.0053634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23109436" calcext:value-type="float">
            <text:p>-64.23109436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08595276" calcext:value-type="float">
            <text:p>-64.08595276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02570343" calcext:value-type="float">
            <text:p>-64.02570343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13220978" calcext:value-type="float">
            <text:p>-64.13220978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35528564" calcext:value-type="float">
            <text:p>-64.35528564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28220367" calcext:value-type="float">
            <text:p>-64.28220367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27862549" calcext:value-type="float">
            <text:p>-64.27862549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3.9835434" calcext:value-type="float">
            <text:p>-63.9835434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3.98084641" calcext:value-type="float">
            <text:p>-63.98084641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20365906" calcext:value-type="float">
            <text:p>-64.20365906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05903625" calcext:value-type="float">
            <text:p>-64.05903625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11010742" calcext:value-type="float">
            <text:p>-64.1101074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3.99311066" calcext:value-type="float">
            <text:p>-63.99311066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3.92526245" calcext:value-type="float">
            <text:p>-63.92526245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3.90156937" calcext:value-type="float">
            <text:p>-63.90156937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2824707" calcext:value-type="float">
            <text:p>-64.2824707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289711" calcext:value-type="float">
            <text:p>-64.289711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25352478" calcext:value-type="float">
            <text:p>-64.25352478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16029358" calcext:value-type="float">
            <text:p>-64.16029358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02172089" calcext:value-type="float">
            <text:p>-64.0217208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1255722" calcext:value-type="float">
            <text:p>-64.1255722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19616699" calcext:value-type="float">
            <text:p>-64.19616699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25237274" calcext:value-type="float">
            <text:p>-64.25237274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05670166" calcext:value-type="float">
            <text:p>-64.05670166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30054474" calcext:value-type="float">
            <text:p>-64.30054474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1411972" calcext:value-type="float">
            <text:p>-64.1411972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14465332" calcext:value-type="float">
            <text:p>-64.1446533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21887207" calcext:value-type="float">
            <text:p>-64.21887207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24980164" calcext:value-type="float">
            <text:p>-64.24980164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01139069" calcext:value-type="float">
            <text:p>-64.01139069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30021667" calcext:value-type="float">
            <text:p>-64.30021667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3782959" calcext:value-type="float">
            <text:p>-64.3782959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2589798" calcext:value-type="float">
            <text:p>-64.2589798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29234314" calcext:value-type="float">
            <text:p>-64.29234314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23854828" calcext:value-type="float">
            <text:p>-64.23854828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26138306" calcext:value-type="float">
            <text:p>-64.26138306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30053711" calcext:value-type="float">
            <text:p>-64.30053711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50299072" calcext:value-type="float">
            <text:p>-64.50299072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22431946" calcext:value-type="float">
            <text:p>-64.22431946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47686005" calcext:value-type="float">
            <text:p>-64.47686005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49191284" calcext:value-type="float">
            <text:p>-64.4919128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28083801" calcext:value-type="float">
            <text:p>-64.28083801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60081482" calcext:value-type="float">
            <text:p>-64.60081482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30671692" calcext:value-type="float">
            <text:p>-64.3067169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45336914" calcext:value-type="float">
            <text:p>-64.45336914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48513794" calcext:value-type="float">
            <text:p>-64.4851379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68629456" calcext:value-type="float">
            <text:p>-64.6862945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69780731" calcext:value-type="float">
            <text:p>-64.6978073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70810699" calcext:value-type="float">
            <text:p>-64.70810699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4.66529846" calcext:value-type="float">
            <text:p>-64.66529846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61640167" calcext:value-type="float">
            <text:p>-64.61640167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4.79053497" calcext:value-type="float">
            <text:p>-64.79053497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86800385" calcext:value-type="float">
            <text:p>-64.8680038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4.89900208" calcext:value-type="float">
            <text:p>-64.89900208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85600281" calcext:value-type="float">
            <text:p>-64.85600281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71273804" calcext:value-type="float">
            <text:p>-64.71273804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4.66358185" calcext:value-type="float">
            <text:p>-64.66358185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4.79222107" calcext:value-type="float">
            <text:p>-64.79222107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08765411" calcext:value-type="float">
            <text:p>-65.0876541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4.71489716" calcext:value-type="float">
            <text:p>-64.71489716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5.09364319" calcext:value-type="float">
            <text:p>-65.09364319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00233459" calcext:value-type="float">
            <text:p>-65.00233459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26438904" calcext:value-type="float">
            <text:p>-65.26438904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2719574" calcext:value-type="float">
            <text:p>-65.2719574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20870972" calcext:value-type="float">
            <text:p>-65.20870972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08128357" calcext:value-type="float">
            <text:p>-65.08128357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17927551" calcext:value-type="float">
            <text:p>-65.17927551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3822403" calcext:value-type="float">
            <text:p>-65.3822403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37236023" calcext:value-type="float">
            <text:p>-65.3723602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29286957" calcext:value-type="float">
            <text:p>-65.29286957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30142212" calcext:value-type="float">
            <text:p>-65.30142212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29016113" calcext:value-type="float">
            <text:p>-65.29016113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4553299" calcext:value-type="float">
            <text:p>-65.4553299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62431335" calcext:value-type="float">
            <text:p>-65.62431335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72602844" calcext:value-type="float">
            <text:p>-65.72602844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75630188" calcext:value-type="float">
            <text:p>-65.75630188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73703003" calcext:value-type="float">
            <text:p>-65.73703003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93618011" calcext:value-type="float">
            <text:p>-65.93618011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5.83976746" calcext:value-type="float">
            <text:p>-65.83976746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5.89839172" calcext:value-type="float">
            <text:p>-65.89839172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6.08417511" calcext:value-type="float">
            <text:p>-66.08417511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13128662" calcext:value-type="float">
            <text:p>-66.13128662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426651" calcext:value-type="float">
            <text:p>-66.42665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18965912" calcext:value-type="float">
            <text:p>-66.18965912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49287415" calcext:value-type="float">
            <text:p>-66.49287415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49877167" calcext:value-type="float">
            <text:p>-66.49877167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53927612" calcext:value-type="float">
            <text:p>-66.53927612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50498962" calcext:value-type="float">
            <text:p>-66.50498962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65475464" calcext:value-type="float">
            <text:p>-66.6547546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62548065" calcext:value-type="float">
            <text:p>-66.62548065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6.76216125" calcext:value-type="float">
            <text:p>-66.76216125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6.9750824" calcext:value-type="float">
            <text:p>-66.9750824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7.04558563" calcext:value-type="float">
            <text:p>-67.04558563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6.99937439" calcext:value-type="float">
            <text:p>-66.99937439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7.27207947" calcext:value-type="float">
            <text:p>-67.2720794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18508911" calcext:value-type="float">
            <text:p>-67.18508911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44123077" calcext:value-type="float">
            <text:p>-67.44123077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49909973" calcext:value-type="float">
            <text:p>-67.4990997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48686981" calcext:value-type="float">
            <text:p>-67.48686981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43919373" calcext:value-type="float">
            <text:p>-67.43919373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61476135" calcext:value-type="float">
            <text:p>-67.61476135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7.7460556" calcext:value-type="float">
            <text:p>-67.746055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72927856" calcext:value-type="float">
            <text:p>-67.72927856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7.96530914" calcext:value-type="float">
            <text:p>-67.9653091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7.93221283" calcext:value-type="float">
            <text:p>-67.93221283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29960632" calcext:value-type="float">
            <text:p>-68.29960632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22937012" calcext:value-type="float">
            <text:p>-68.22937012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47247314" calcext:value-type="float">
            <text:p>-68.4724731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52690125" calcext:value-type="float">
            <text:p>-68.5269012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8.73858643" calcext:value-type="float">
            <text:p>-68.73858643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8.8060379" calcext:value-type="float">
            <text:p>-68.8060379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9.17069244" calcext:value-type="float">
            <text:p>-69.17069244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9.16566467" calcext:value-type="float">
            <text:p>-69.16566467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41433716" calcext:value-type="float">
            <text:p>-69.41433716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51672363" calcext:value-type="float">
            <text:p>-69.51672363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360672" calcext:value-type="float">
            <text:p>-69.360672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9.59672546" calcext:value-type="float">
            <text:p>-69.59672546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69.81038666" calcext:value-type="float">
            <text:p>-69.8103866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69.76555634" calcext:value-type="float">
            <text:p>-69.76555634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69.70982361" calcext:value-type="float">
            <text:p>-69.70982361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69.65032959" calcext:value-type="float">
            <text:p>-69.65032959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69.76594543" calcext:value-type="float">
            <text:p>-69.76594543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28158569" calcext:value-type="float">
            <text:p>-70.28158569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0.53009796" calcext:value-type="float">
            <text:p>-70.53009796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0.65022278" calcext:value-type="float">
            <text:p>-70.6502227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0.83927155" calcext:value-type="float">
            <text:p>-70.83927155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0.92736053" calcext:value-type="float">
            <text:p>-70.92736053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0.98511505" calcext:value-type="float">
            <text:p>-70.98511505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1.0994873" calcext:value-type="float">
            <text:p>-71.0994873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39131165" calcext:value-type="float">
            <text:p>-71.39131165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72305298" calcext:value-type="float">
            <text:p>-71.72305298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1.74886322" calcext:value-type="float">
            <text:p>-71.7488632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1.8001709" calcext:value-type="float">
            <text:p>-71.8001709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1.93416595" calcext:value-type="float">
            <text:p>-71.93416595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1.94932556" calcext:value-type="float">
            <text:p>-71.94932556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2.35509491" calcext:value-type="float">
            <text:p>-72.35509491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2.31001282" calcext:value-type="float">
            <text:p>-72.31001282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2.27873993" calcext:value-type="float">
            <text:p>-72.27873993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2.37924194" calcext:value-type="float">
            <text:p>-72.37924194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2.44475555" calcext:value-type="float">
            <text:p>-72.4447555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2.61538696" calcext:value-type="float">
            <text:p>-72.61538696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2.74004364" calcext:value-type="float">
            <text:p>-72.74004364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2.79734039" calcext:value-type="float">
            <text:p>-72.79734039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2.7652359" calcext:value-type="float">
            <text:p>-72.7652359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3.15041351" calcext:value-type="float">
            <text:p>-73.15041351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3.41719818" calcext:value-type="float">
            <text:p>-73.41719818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3.45783234" calcext:value-type="float">
            <text:p>-73.4578323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3.65700531" calcext:value-type="float">
            <text:p>-73.65700531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3.88663483" calcext:value-type="float">
            <text:p>-73.88663483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4.03147888" calcext:value-type="float">
            <text:p>-74.0314788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3.9972229" calcext:value-type="float">
            <text:p>-73.9972229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4.33786774" calcext:value-type="float">
            <text:p>-74.33786774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4.39678192" calcext:value-type="float">
            <text:p>-74.39678192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4.47090912" calcext:value-type="float">
            <text:p>-74.47090912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4.67082214" calcext:value-type="float">
            <text:p>-74.67082214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4.96078491" calcext:value-type="float">
            <text:p>-74.96078491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5.02131653" calcext:value-type="float">
            <text:p>-75.02131653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4.92097473" calcext:value-type="float">
            <text:p>-74.92097473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5.17274475" calcext:value-type="float">
            <text:p>-75.17274475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5.24217224" calcext:value-type="float">
            <text:p>-75.24217224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5.6192627" calcext:value-type="float">
            <text:p>-75.6192627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5.75032806" calcext:value-type="float">
            <text:p>-75.75032806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5.97353363" calcext:value-type="float">
            <text:p>-75.97353363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6.13264465" calcext:value-type="float">
            <text:p>-76.13264465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6.33377075" calcext:value-type="float">
            <text:p>-76.33377075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6.58168793" calcext:value-type="float">
            <text:p>-76.5816879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6.76039124" calcext:value-type="float">
            <text:p>-76.76039124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6.70683289" calcext:value-type="float">
            <text:p>-76.70683289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6.93788147" calcext:value-type="float">
            <text:p>-76.93788147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7.22393799" calcext:value-type="float">
            <text:p>-77.22393799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7.09860229" calcext:value-type="float">
            <text:p>-77.09860229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7.01970673" calcext:value-type="float">
            <text:p>-77.01970673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7.61719513" calcext:value-type="float">
            <text:p>-77.61719513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7.59446716" calcext:value-type="float">
            <text:p>-77.59446716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73770142" calcext:value-type="float">
            <text:p>-77.73770142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74567413" calcext:value-type="float">
            <text:p>-77.74567413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90193176" calcext:value-type="float">
            <text:p>-77.90193176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7.96784973" calcext:value-type="float">
            <text:p>-77.9678497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8.22543335" calcext:value-type="float">
            <text:p>-78.22543335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8.24913025" calcext:value-type="float">
            <text:p>-78.24913025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47307587" calcext:value-type="float">
            <text:p>-78.47307587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5723114" calcext:value-type="float">
            <text:p>-78.5723114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55595398" calcext:value-type="float">
            <text:p>-78.55595398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93830872" calcext:value-type="float">
            <text:p>-78.9383087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58622742" calcext:value-type="float">
            <text:p>-78.5862274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8.93768311" calcext:value-type="float">
            <text:p>-78.93768311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9.17084503" calcext:value-type="float">
            <text:p>-79.1708450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9.07899475" calcext:value-type="float">
            <text:p>-79.07899475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9.24319458" calcext:value-type="float">
            <text:p>-79.24319458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54468536" calcext:value-type="float">
            <text:p>-79.5446853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57946777" calcext:value-type="float">
            <text:p>-79.57946777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64676666" calcext:value-type="float">
            <text:p>-79.64676666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79.6175766" calcext:value-type="float">
            <text:p>-79.6175766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98830414" calcext:value-type="float">
            <text:p>-79.98830414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79.9885788" calcext:value-type="float">
            <text:p>-79.9885788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0.00865936" calcext:value-type="float">
            <text:p>-80.00865936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2374649" calcext:value-type="float">
            <text:p>-80.2374649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26257324" calcext:value-type="float">
            <text:p>-80.26257324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36961365" calcext:value-type="float">
            <text:p>-80.36961365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32997131" calcext:value-type="float">
            <text:p>-80.3299713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63053131" calcext:value-type="float">
            <text:p>-80.63053131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0.76079559" calcext:value-type="float">
            <text:p>-80.76079559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74305725" calcext:value-type="float">
            <text:p>-80.74305725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0.89209747" calcext:value-type="float">
            <text:p>-80.89209747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0.97000885" calcext:value-type="float">
            <text:p>-80.97000885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1.21259308" calcext:value-type="float">
            <text:p>-81.21259308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31587219" calcext:value-type="float">
            <text:p>-81.31587219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2771759" calcext:value-type="float">
            <text:p>-81.277175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75141907" calcext:value-type="float">
            <text:p>-81.75141907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3502655" calcext:value-type="float">
            <text:p>-81.3502655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71173096" calcext:value-type="float">
            <text:p>-81.71173096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5684967" calcext:value-type="float">
            <text:p>-81.5684967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1.76560974" calcext:value-type="float">
            <text:p>-81.76560974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1.75540161" calcext:value-type="float">
            <text:p>-81.7554016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1.77290344" calcext:value-type="float">
            <text:p>-81.77290344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02555084" calcext:value-type="float">
            <text:p>-82.02555084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2.11621094" calcext:value-type="float">
            <text:p>-82.11621094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2858963" calcext:value-type="float">
            <text:p>-82.2858963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28256989" calcext:value-type="float">
            <text:p>-82.28256989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46015167" calcext:value-type="float">
            <text:p>-82.46015167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36006165" calcext:value-type="float">
            <text:p>-82.36006165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2.35853577" calcext:value-type="float">
            <text:p>-82.35853577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37187195" calcext:value-type="float">
            <text:p>-82.37187195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59468842" calcext:value-type="float">
            <text:p>-82.59468842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2.86076355" calcext:value-type="float">
            <text:p>-82.8607635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2.8436203" calcext:value-type="float">
            <text:p>-82.8436203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2.78552246" calcext:value-type="float">
            <text:p>-82.78552246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2.75428772" calcext:value-type="float">
            <text:p>-82.75428772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3.11578369" calcext:value-type="float">
            <text:p>-83.11578369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3.14775848" calcext:value-type="float">
            <text:p>-83.14775848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3.38368988" calcext:value-type="float">
            <text:p>-83.38368988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3.07106781" calcext:value-type="float">
            <text:p>-83.07106781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3.28617859" calcext:value-type="float">
            <text:p>-83.28617859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3.64198303" calcext:value-type="float">
            <text:p>-83.64198303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3.29314423" calcext:value-type="float">
            <text:p>-83.29314423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3.30271912" calcext:value-type="float">
            <text:p>-83.30271912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3.42510986" calcext:value-type="float">
            <text:p>-83.42510986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3.8393631" calcext:value-type="float">
            <text:p>-83.8393631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78521729" calcext:value-type="float">
            <text:p>-83.78521729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3.99880981" calcext:value-type="float">
            <text:p>-83.99880981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3.90058899" calcext:value-type="float">
            <text:p>-83.90058899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3.80482483" calcext:value-type="float">
            <text:p>-83.80482483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3.76229095" calcext:value-type="float">
            <text:p>-83.7622909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4.13916016" calcext:value-type="float">
            <text:p>-84.13916016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4.17308807" calcext:value-type="float">
            <text:p>-84.17308807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4.0568924" calcext:value-type="float">
            <text:p>-84.0568924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4.07229614" calcext:value-type="float">
            <text:p>-84.07229614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4.30483246" calcext:value-type="float">
            <text:p>-84.30483246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4.3225174" calcext:value-type="float">
            <text:p>-84.3225174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4.66542053" calcext:value-type="float">
            <text:p>-84.66542053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4.4048233" calcext:value-type="float">
            <text:p>-84.4048233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4.29695892" calcext:value-type="float">
            <text:p>-84.29695892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4.40657043" calcext:value-type="float">
            <text:p>-84.40657043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4.60652924" calcext:value-type="float">
            <text:p>-84.60652924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48709869" calcext:value-type="float">
            <text:p>-84.48709869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4.77461243" calcext:value-type="float">
            <text:p>-84.77461243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67166138" calcext:value-type="float">
            <text:p>-84.67166138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4.86779022" calcext:value-type="float">
            <text:p>-84.8677902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4.98560333" calcext:value-type="float">
            <text:p>-84.98560333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4.9559021" calcext:value-type="float">
            <text:p>-84.9559021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5.35970306" calcext:value-type="float">
            <text:p>-85.35970306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5.04576111" calcext:value-type="float">
            <text:p>-85.04576111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5.28408051" calcext:value-type="float">
            <text:p>-85.28408051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5.23058319" calcext:value-type="float">
            <text:p>-85.23058319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5.26670837" calcext:value-type="float">
            <text:p>-85.26670837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5.51759338" calcext:value-type="float">
            <text:p>-85.5175933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5.36219788" calcext:value-type="float">
            <text:p>-85.36219788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5.52159882" calcext:value-type="float">
            <text:p>-85.52159882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5.57054138" calcext:value-type="float">
            <text:p>-85.57054138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5.63848877" calcext:value-type="float">
            <text:p>-85.63848877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5.69380951" calcext:value-type="float">
            <text:p>-85.69380951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5.50791931" calcext:value-type="float">
            <text:p>-85.50791931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5.31115723" calcext:value-type="float">
            <text:p>-85.31115723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4.86638641" calcext:value-type="float">
            <text:p>-84.86638641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3.97612762" calcext:value-type="float">
            <text:p>-83.97612762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3.33698273" calcext:value-type="float">
            <text:p>-83.33698273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2.87493896" calcext:value-type="float">
            <text:p>-82.87493896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2.85657501" calcext:value-type="float">
            <text:p>-82.85657501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3.03114319" calcext:value-type="float">
            <text:p>-83.03114319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2.68666077" calcext:value-type="float">
            <text:p>-82.68666077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2.8739624" calcext:value-type="float">
            <text:p>-82.8739624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3.91929626" calcext:value-type="float">
            <text:p>-83.91929626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4.90028381" calcext:value-type="float">
            <text:p>-84.90028381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5.85512543" calcext:value-type="float">
            <text:p>-85.85512543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6.19418335" calcext:value-type="float">
            <text:p>-86.1941833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6.29697418" calcext:value-type="float">
            <text:p>-86.29697418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6.84886932" calcext:value-type="float">
            <text:p>-86.84886932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54077911" calcext:value-type="float">
            <text:p>-86.54077911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27941895" calcext:value-type="float">
            <text:p>-86.27941895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5.90507507" calcext:value-type="float">
            <text:p>-85.90507507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5.67572021" calcext:value-type="float">
            <text:p>-85.6757202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06497192" calcext:value-type="float">
            <text:p>-86.06497192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22497559" calcext:value-type="float">
            <text:p>-86.22497559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6.56208801" calcext:value-type="float">
            <text:p>-86.56208801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6.92435455" calcext:value-type="float">
            <text:p>-86.9243545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6.92099762" calcext:value-type="float">
            <text:p>-86.92099762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6.98881531" calcext:value-type="float">
            <text:p>-86.98881531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6.94528198" calcext:value-type="float">
            <text:p>-86.94528198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6.46546936" calcext:value-type="float">
            <text:p>-86.46546936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5.8092804" calcext:value-type="float">
            <text:p>-85.8092804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4.31391907" calcext:value-type="float">
            <text:p>-84.3139190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3.24085999" calcext:value-type="float">
            <text:p>-83.24085999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2.34602356" calcext:value-type="float">
            <text:p>-82.3460235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2.53434753" calcext:value-type="float">
            <text:p>-82.53434753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3.56602478" calcext:value-type="float">
            <text:p>-83.56602478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4.79510498" calcext:value-type="float">
            <text:p>-84.79510498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6.36238098" calcext:value-type="float">
            <text:p>-86.36238098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6.92220306" calcext:value-type="float">
            <text:p>-86.92220306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7.56973267" calcext:value-type="float">
            <text:p>-87.56973267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7.32330322" calcext:value-type="float">
            <text:p>-87.32330322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72137451" calcext:value-type="float">
            <text:p>-87.72137451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7.64598846" calcext:value-type="float">
            <text:p>-87.64598846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42163849" calcext:value-type="float">
            <text:p>-87.42163849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80116272" calcext:value-type="float">
            <text:p>-87.80116272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69878387" calcext:value-type="float">
            <text:p>-87.69878387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71372223" calcext:value-type="float">
            <text:p>-87.71372223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58716583" calcext:value-type="float">
            <text:p>-87.58716583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69592285" calcext:value-type="float">
            <text:p>-87.69592285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66747284" calcext:value-type="float">
            <text:p>-87.66747284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35739136" calcext:value-type="float">
            <text:p>-87.35739136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7.1412735" calcext:value-type="float">
            <text:p>-87.1412735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35267639" calcext:value-type="float">
            <text:p>-87.35267639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7.13920593" calcext:value-type="float">
            <text:p>-87.13920593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18043518" calcext:value-type="float">
            <text:p>-87.18043518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7.23218536" calcext:value-type="float">
            <text:p>-87.23218536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43765259" calcext:value-type="float">
            <text:p>-87.43765259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54457855" calcext:value-type="float">
            <text:p>-87.54457855</text:p>
          </table:table-cell>
          <table:table-cell table:number-columns-repeated="3"/>
        </table:table-row>
      </table:table>
      <table:table table:name="OFF_NoDio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42:48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4.66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2.72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49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4.64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90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47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99130917" calcext:value-type="float">
            <text:p>-11.9913091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30935097" calcext:value-type="float">
            <text:p>-27.30935097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95539856" calcext:value-type="float">
            <text:p>-29.95539856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98615265" calcext:value-type="float">
            <text:p>-32.98615265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7.06858444" calcext:value-type="float">
            <text:p>-37.06858444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22130585" calcext:value-type="float">
            <text:p>-42.22130585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47438812" calcext:value-type="float">
            <text:p>-48.4743881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87171555" calcext:value-type="float">
            <text:p>-55.8717155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2.80449295" calcext:value-type="float">
            <text:p>-62.80449295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6.6144104" calcext:value-type="float">
            <text:p>-66.6144104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7.75583649" calcext:value-type="float">
            <text:p>-67.75583649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9.43760681" calcext:value-type="float">
            <text:p>-69.43760681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0.7430191" calcext:value-type="float">
            <text:p>-70.7430191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0.80683899" calcext:value-type="float">
            <text:p>-70.80683899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1.65588379" calcext:value-type="float">
            <text:p>-71.65588379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2.16804504" calcext:value-type="float">
            <text:p>-72.16804504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2.80612183" calcext:value-type="float">
            <text:p>-72.80612183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3.09596252" calcext:value-type="float">
            <text:p>-73.0959625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3.765625" calcext:value-type="float">
            <text:p>-73.765625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3.80515289" calcext:value-type="float">
            <text:p>-73.80515289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4.30310059" calcext:value-type="float">
            <text:p>-74.30310059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4.50592041" calcext:value-type="float">
            <text:p>-74.50592041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4.59273529" calcext:value-type="float">
            <text:p>-74.59273529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4.65511322" calcext:value-type="float">
            <text:p>-74.65511322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4.70994568" calcext:value-type="float">
            <text:p>-74.70994568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4.88475037" calcext:value-type="float">
            <text:p>-74.88475037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4.99346161" calcext:value-type="float">
            <text:p>-74.99346161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4.9924469" calcext:value-type="float">
            <text:p>-74.9924469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4.87207031" calcext:value-type="float">
            <text:p>-74.87207031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4.95466614" calcext:value-type="float">
            <text:p>-74.95466614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82497406" calcext:value-type="float">
            <text:p>-74.82497406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4.38682556" calcext:value-type="float">
            <text:p>-74.38682556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11655426" calcext:value-type="float">
            <text:p>-74.1165542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16059113" calcext:value-type="float">
            <text:p>-74.16059113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3.55000305" calcext:value-type="float">
            <text:p>-73.5500030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3.69324493" calcext:value-type="float">
            <text:p>-73.69324493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3.96211243" calcext:value-type="float">
            <text:p>-73.96211243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3.85462952" calcext:value-type="float">
            <text:p>-73.85462952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3.31845093" calcext:value-type="float">
            <text:p>-73.31845093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3.68213654" calcext:value-type="float">
            <text:p>-73.68213654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3.45938873" calcext:value-type="float">
            <text:p>-73.4593887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2.86204529" calcext:value-type="float">
            <text:p>-72.86204529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2.8664093" calcext:value-type="float">
            <text:p>-72.8664093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3.16951752" calcext:value-type="float">
            <text:p>-73.16951752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2.32609558" calcext:value-type="float">
            <text:p>-72.32609558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2.36161804" calcext:value-type="float">
            <text:p>-72.36161804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2.72357941" calcext:value-type="float">
            <text:p>-72.72357941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2.76444244" calcext:value-type="float">
            <text:p>-72.76444244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2.85693359" calcext:value-type="float">
            <text:p>-72.85693359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3.01094055" calcext:value-type="float">
            <text:p>-73.01094055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2.47853088" calcext:value-type="float">
            <text:p>-72.47853088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2.65557098" calcext:value-type="float">
            <text:p>-72.65557098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2.9265976" calcext:value-type="float">
            <text:p>-72.9265976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3.00440979" calcext:value-type="float">
            <text:p>-73.00440979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3.00048828" calcext:value-type="float">
            <text:p>-73.00048828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3.14477539" calcext:value-type="float">
            <text:p>-73.14477539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3.51478577" calcext:value-type="float">
            <text:p>-73.51478577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3.84142303" calcext:value-type="float">
            <text:p>-73.84142303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3.99526978" calcext:value-type="float">
            <text:p>-73.99526978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09633636" calcext:value-type="float">
            <text:p>-74.09633636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4.36126709" calcext:value-type="float">
            <text:p>-74.36126709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02961731" calcext:value-type="float">
            <text:p>-74.02961731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4.24146271" calcext:value-type="float">
            <text:p>-74.24146271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10066986" calcext:value-type="float">
            <text:p>-74.10066986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26777649" calcext:value-type="float">
            <text:p>-74.26777649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00718689" calcext:value-type="float">
            <text:p>-74.00718689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3.93209839" calcext:value-type="float">
            <text:p>-73.9320983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4.26480103" calcext:value-type="float">
            <text:p>-74.2648010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4.39178467" calcext:value-type="float">
            <text:p>-74.3917846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4.59461975" calcext:value-type="float">
            <text:p>-74.59461975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4.71038818" calcext:value-type="float">
            <text:p>-74.7103881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4.63832855" calcext:value-type="float">
            <text:p>-74.63832855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4.81771088" calcext:value-type="float">
            <text:p>-74.81771088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4.81835938" calcext:value-type="float">
            <text:p>-74.81835938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5.04400635" calcext:value-type="float">
            <text:p>-75.04400635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5.07546234" calcext:value-type="float">
            <text:p>-75.07546234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5.33847046" calcext:value-type="float">
            <text:p>-75.33847046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5.23096466" calcext:value-type="float">
            <text:p>-75.23096466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5.4506073" calcext:value-type="float">
            <text:p>-75.4506073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5.24313354" calcext:value-type="float">
            <text:p>-75.24313354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5.53799438" calcext:value-type="float">
            <text:p>-75.53799438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5.43787384" calcext:value-type="float">
            <text:p>-75.43787384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5.32865143" calcext:value-type="float">
            <text:p>-75.32865143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5.39024353" calcext:value-type="float">
            <text:p>-75.39024353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5.46311951" calcext:value-type="float">
            <text:p>-75.46311951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5.26559448" calcext:value-type="float">
            <text:p>-75.26559448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5.30545044" calcext:value-type="float">
            <text:p>-75.3054504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5.34015656" calcext:value-type="float">
            <text:p>-75.34015656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5.08746338" calcext:value-type="float">
            <text:p>-75.08746338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5.22006989" calcext:value-type="float">
            <text:p>-75.2200698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5.03025818" calcext:value-type="float">
            <text:p>-75.03025818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4.82463074" calcext:value-type="float">
            <text:p>-74.82463074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4.48833466" calcext:value-type="float">
            <text:p>-74.48833466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41654205" calcext:value-type="float">
            <text:p>-74.41654205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4.49336243" calcext:value-type="float">
            <text:p>-74.49336243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3.98191833" calcext:value-type="float">
            <text:p>-73.98191833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3.74051666" calcext:value-type="float">
            <text:p>-73.74051666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3.82462311" calcext:value-type="float">
            <text:p>-73.82462311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3.49871063" calcext:value-type="float">
            <text:p>-73.49871063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3.64199066" calcext:value-type="float">
            <text:p>-73.64199066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3.95728302" calcext:value-type="float">
            <text:p>-73.95728302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4.12381744" calcext:value-type="float">
            <text:p>-74.12381744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09098816" calcext:value-type="float">
            <text:p>-74.09098816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33403778" calcext:value-type="float">
            <text:p>-74.33403778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4.46742249" calcext:value-type="float">
            <text:p>-74.46742249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4.70526886" calcext:value-type="float">
            <text:p>-74.70526886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4.82462311" calcext:value-type="float">
            <text:p>-74.82462311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4.91353607" calcext:value-type="float">
            <text:p>-74.91353607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4.80521393" calcext:value-type="float">
            <text:p>-74.80521393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4.94657898" calcext:value-type="float">
            <text:p>-74.94657898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04017639" calcext:value-type="float">
            <text:p>-75.0401763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4.82086945" calcext:value-type="float">
            <text:p>-74.82086945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4.75188446" calcext:value-type="float">
            <text:p>-74.75188446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5.0558548" calcext:value-type="float">
            <text:p>-75.0558548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4.99482727" calcext:value-type="float">
            <text:p>-74.99482727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4.92945862" calcext:value-type="float">
            <text:p>-74.92945862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4.98973083" calcext:value-type="float">
            <text:p>-74.9897308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4.83776093" calcext:value-type="float">
            <text:p>-74.83776093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4.78643799" calcext:value-type="float">
            <text:p>-74.7864379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4.85609436" calcext:value-type="float">
            <text:p>-74.85609436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16249084" calcext:value-type="float">
            <text:p>-75.1624908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4.81100464" calcext:value-type="float">
            <text:p>-74.81100464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4.73356628" calcext:value-type="float">
            <text:p>-74.7335662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4.84461975" calcext:value-type="float">
            <text:p>-74.84461975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4.98605347" calcext:value-type="float">
            <text:p>-74.98605347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10969543" calcext:value-type="float">
            <text:p>-75.10969543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4.99898529" calcext:value-type="float">
            <text:p>-74.99898529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4.88171387" calcext:value-type="float">
            <text:p>-74.88171387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7901535" calcext:value-type="float">
            <text:p>-74.7901535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4.78247833" calcext:value-type="float">
            <text:p>-74.78247833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5.02671814" calcext:value-type="float">
            <text:p>-75.02671814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5.03601837" calcext:value-type="float">
            <text:p>-75.0360183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4.9397583" calcext:value-type="float">
            <text:p>-74.9397583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15668488" calcext:value-type="float">
            <text:p>-75.15668488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4.87994385" calcext:value-type="float">
            <text:p>-74.87994385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4.73290253" calcext:value-type="float">
            <text:p>-74.73290253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4.80058289" calcext:value-type="float">
            <text:p>-74.80058289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4.79386139" calcext:value-type="float">
            <text:p>-74.79386139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4.64498138" calcext:value-type="float">
            <text:p>-74.64498138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4.77867126" calcext:value-type="float">
            <text:p>-74.77867126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4.67179871" calcext:value-type="float">
            <text:p>-74.67179871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4.77639008" calcext:value-type="float">
            <text:p>-74.77639008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4.89933777" calcext:value-type="float">
            <text:p>-74.89933777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4.76811981" calcext:value-type="float">
            <text:p>-74.76811981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4.87311554" calcext:value-type="float">
            <text:p>-74.87311554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4.64003754" calcext:value-type="float">
            <text:p>-74.64003754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4.93582916" calcext:value-type="float">
            <text:p>-74.93582916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4.61646271" calcext:value-type="float">
            <text:p>-74.61646271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4.94195557" calcext:value-type="float">
            <text:p>-74.94195557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10417938" calcext:value-type="float">
            <text:p>-75.10417938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4.88896942" calcext:value-type="float">
            <text:p>-74.88896942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05574799" calcext:value-type="float">
            <text:p>-75.05574799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4.76361847" calcext:value-type="float">
            <text:p>-74.76361847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4.81978607" calcext:value-type="float">
            <text:p>-74.8197860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4.95257568" calcext:value-type="float">
            <text:p>-74.95257568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4.99253845" calcext:value-type="float">
            <text:p>-74.99253845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4.99848938" calcext:value-type="float">
            <text:p>-74.9984893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04120636" calcext:value-type="float">
            <text:p>-75.04120636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4.85307312" calcext:value-type="float">
            <text:p>-74.85307312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4.91560364" calcext:value-type="float">
            <text:p>-74.91560364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4.96870422" calcext:value-type="float">
            <text:p>-74.9687042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4.72984314" calcext:value-type="float">
            <text:p>-74.72984314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4.93263245" calcext:value-type="float">
            <text:p>-74.93263245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00539398" calcext:value-type="float">
            <text:p>-75.00539398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22889709" calcext:value-type="float">
            <text:p>-75.22889709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22747803" calcext:value-type="float">
            <text:p>-75.22747803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31874847" calcext:value-type="float">
            <text:p>-75.31874847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4.960495" calcext:value-type="float">
            <text:p>-74.960495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4.94078064" calcext:value-type="float">
            <text:p>-74.94078064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1881485" calcext:value-type="float">
            <text:p>-75.188148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41871643" calcext:value-type="float">
            <text:p>-75.41871643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26013947" calcext:value-type="float">
            <text:p>-75.26013947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44788361" calcext:value-type="float">
            <text:p>-75.44788361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53401184" calcext:value-type="float">
            <text:p>-75.53401184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39095306" calcext:value-type="float">
            <text:p>-75.39095306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50746155" calcext:value-type="float">
            <text:p>-75.50746155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68080139" calcext:value-type="float">
            <text:p>-75.68080139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31052399" calcext:value-type="float">
            <text:p>-75.31052399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5.63084412" calcext:value-type="float">
            <text:p>-75.63084412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48822784" calcext:value-type="float">
            <text:p>-75.4882278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61436462" calcext:value-type="float">
            <text:p>-75.61436462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5139389" calcext:value-type="float">
            <text:p>-75.5139389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5.74758148" calcext:value-type="float">
            <text:p>-75.74758148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91065979" calcext:value-type="float">
            <text:p>-75.91065979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89892578" calcext:value-type="float">
            <text:p>-75.89892578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5331192" calcext:value-type="float">
            <text:p>-75.5331192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6.05297089" calcext:value-type="float">
            <text:p>-76.05297089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5.79703522" calcext:value-type="float">
            <text:p>-75.79703522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5.85343933" calcext:value-type="float">
            <text:p>-75.8534393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6.15264893" calcext:value-type="float">
            <text:p>-76.15264893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6.09310913" calcext:value-type="float">
            <text:p>-76.09310913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5.92241669" calcext:value-type="float">
            <text:p>-75.92241669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6.0559082" calcext:value-type="float">
            <text:p>-76.0559082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6.38733673" calcext:value-type="float">
            <text:p>-76.38733673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6.08969116" calcext:value-type="float">
            <text:p>-76.08969116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03078461" calcext:value-type="float">
            <text:p>-76.03078461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19051361" calcext:value-type="float">
            <text:p>-76.19051361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12742615" calcext:value-type="float">
            <text:p>-76.1274261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38376617" calcext:value-type="float">
            <text:p>-76.38376617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3943634" calcext:value-type="float">
            <text:p>-76.3943634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40690613" calcext:value-type="float">
            <text:p>-76.4069061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55989838" calcext:value-type="float">
            <text:p>-76.55989838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55091858" calcext:value-type="float">
            <text:p>-76.5509185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84955597" calcext:value-type="float">
            <text:p>-76.84955597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72579193" calcext:value-type="float">
            <text:p>-76.72579193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90139771" calcext:value-type="float">
            <text:p>-76.90139771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71944427" calcext:value-type="float">
            <text:p>-76.71944427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96226501" calcext:value-type="float">
            <text:p>-76.96226501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7.04482269" calcext:value-type="float">
            <text:p>-77.04482269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6.99053192" calcext:value-type="float">
            <text:p>-76.99053192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7.00837708" calcext:value-type="float">
            <text:p>-77.00837708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7.12564087" calcext:value-type="float">
            <text:p>-77.12564087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7.16051483" calcext:value-type="float">
            <text:p>-77.16051483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7.29103088" calcext:value-type="float">
            <text:p>-77.29103088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7.21916962" calcext:value-type="float">
            <text:p>-77.21916962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16470337" calcext:value-type="float">
            <text:p>-77.16470337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7.18651581" calcext:value-type="float">
            <text:p>-77.1865158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39506531" calcext:value-type="float">
            <text:p>-77.3950653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29965973" calcext:value-type="float">
            <text:p>-77.29965973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6743927" calcext:value-type="float">
            <text:p>-77.6743927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7.63111115" calcext:value-type="float">
            <text:p>-77.63111115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66578674" calcext:value-type="float">
            <text:p>-77.66578674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7.73119354" calcext:value-type="float">
            <text:p>-77.7311935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7.9087677" calcext:value-type="float">
            <text:p>-77.908767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8.04768372" calcext:value-type="float">
            <text:p>-78.04768372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8.27500153" calcext:value-type="float">
            <text:p>-78.27500153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8.09738922" calcext:value-type="float">
            <text:p>-78.09738922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24651337" calcext:value-type="float">
            <text:p>-78.24651337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36375427" calcext:value-type="float">
            <text:p>-78.3637542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37054443" calcext:value-type="float">
            <text:p>-78.37054443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46876526" calcext:value-type="float">
            <text:p>-78.46876526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53226471" calcext:value-type="float">
            <text:p>-78.53226471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48509979" calcext:value-type="float">
            <text:p>-78.48509979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25428772" calcext:value-type="float">
            <text:p>-78.25428772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7.93986511" calcext:value-type="float">
            <text:p>-77.93986511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7.88304901" calcext:value-type="float">
            <text:p>-77.88304901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8.05119324" calcext:value-type="float">
            <text:p>-78.05119324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25597382" calcext:value-type="float">
            <text:p>-78.25597382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8.64247894" calcext:value-type="float">
            <text:p>-78.64247894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8.80003357" calcext:value-type="float">
            <text:p>-78.80003357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07688141" calcext:value-type="float">
            <text:p>-79.07688141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35343933" calcext:value-type="float">
            <text:p>-79.35343933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61909485" calcext:value-type="float">
            <text:p>-79.6190948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40223694" calcext:value-type="float">
            <text:p>-79.40223694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98161316" calcext:value-type="float">
            <text:p>-79.98161316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79.75785828" calcext:value-type="float">
            <text:p>-79.75785828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89911652" calcext:value-type="float">
            <text:p>-79.89911652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0.10810089" calcext:value-type="float">
            <text:p>-80.1081008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0.20404816" calcext:value-type="float">
            <text:p>-80.20404816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21821594" calcext:value-type="float">
            <text:p>-80.21821594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79.78277588" calcext:value-type="float">
            <text:p>-79.78277588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78.76880646" calcext:value-type="float">
            <text:p>-78.7688064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77.50254822" calcext:value-type="float">
            <text:p>-77.50254822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6.25164032" calcext:value-type="float">
            <text:p>-76.25164032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5.51876831" calcext:value-type="float">
            <text:p>-75.51876831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5.90893555" calcext:value-type="float">
            <text:p>-75.90893555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6.91920471" calcext:value-type="float">
            <text:p>-76.91920471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8.35783386" calcext:value-type="float">
            <text:p>-78.35783386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9.51385498" calcext:value-type="float">
            <text:p>-79.5138549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0.75156403" calcext:value-type="float">
            <text:p>-80.75156403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0.9524765" calcext:value-type="float">
            <text:p>-80.9524765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31533051" calcext:value-type="float">
            <text:p>-81.31533051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35207367" calcext:value-type="float">
            <text:p>-81.35207367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1.44624329" calcext:value-type="float">
            <text:p>-81.44624329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1.48139954" calcext:value-type="float">
            <text:p>-81.48139954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1.73240662" calcext:value-type="float">
            <text:p>-81.7324066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06419373" calcext:value-type="float">
            <text:p>-82.06419373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2.22335052" calcext:value-type="float">
            <text:p>-82.22335052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33327484" calcext:value-type="float">
            <text:p>-82.33327484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20336151" calcext:value-type="float">
            <text:p>-82.20336151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1.82099915" calcext:value-type="float">
            <text:p>-81.82099915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1.16157532" calcext:value-type="float">
            <text:p>-81.1615753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0.72842407" calcext:value-type="float">
            <text:p>-80.72842407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0.55490875" calcext:value-type="float">
            <text:p>-80.5549087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0.4171524" calcext:value-type="float">
            <text:p>-80.4171524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0.53314972" calcext:value-type="float">
            <text:p>-80.53314972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0.53755188" calcext:value-type="float">
            <text:p>-80.53755188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0.38539886" calcext:value-type="float">
            <text:p>-80.38539886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0.30888367" calcext:value-type="float">
            <text:p>-80.30888367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0.29236603" calcext:value-type="float">
            <text:p>-80.29236603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1.29347229" calcext:value-type="float">
            <text:p>-81.29347229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1.4043045" calcext:value-type="float">
            <text:p>-81.4043045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1.87042236" calcext:value-type="float">
            <text:p>-81.87042236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2.00483704" calcext:value-type="float">
            <text:p>-82.00483704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2.48990631" calcext:value-type="float">
            <text:p>-82.48990631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2.66181946" calcext:value-type="float">
            <text:p>-82.66181946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3.04972076" calcext:value-type="float">
            <text:p>-83.04972076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3.32966614" calcext:value-type="float">
            <text:p>-83.32966614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3.22769928" calcext:value-type="float">
            <text:p>-83.2276992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3.47102356" calcext:value-type="float">
            <text:p>-83.47102356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3.52866364" calcext:value-type="float">
            <text:p>-83.52866364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3.23939514" calcext:value-type="float">
            <text:p>-83.23939514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3.32798767" calcext:value-type="float">
            <text:p>-83.32798767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3.76759338" calcext:value-type="float">
            <text:p>-83.76759338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38884735" calcext:value-type="float">
            <text:p>-84.38884735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4.53482819" calcext:value-type="float">
            <text:p>-84.53482819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4.77827454" calcext:value-type="float">
            <text:p>-84.7782745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5.33409119" calcext:value-type="float">
            <text:p>-85.33409119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5.26881409" calcext:value-type="float">
            <text:p>-85.26881409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5.46437073" calcext:value-type="float">
            <text:p>-85.4643707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5.68286896" calcext:value-type="float">
            <text:p>-85.6828689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5.75898743" calcext:value-type="float">
            <text:p>-85.75898743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5.7155838" calcext:value-type="float">
            <text:p>-85.7155838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6.09086609" calcext:value-type="float">
            <text:p>-86.09086609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5.88470459" calcext:value-type="float">
            <text:p>-85.88470459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6.05462646" calcext:value-type="float">
            <text:p>-86.05462646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6.37687683" calcext:value-type="float">
            <text:p>-86.37687683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10379028" calcext:value-type="float">
            <text:p>-86.10379028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6.21642303" calcext:value-type="float">
            <text:p>-86.21642303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25178528" calcext:value-type="float">
            <text:p>-86.25178528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6.42797852" calcext:value-type="float">
            <text:p>-86.42797852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6.29515076" calcext:value-type="float">
            <text:p>-86.29515076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53401184" calcext:value-type="float">
            <text:p>-86.53401184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6.79637909" calcext:value-type="float">
            <text:p>-86.79637909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6.81448364" calcext:value-type="float">
            <text:p>-86.81448364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6.78945923" calcext:value-type="float">
            <text:p>-86.78945923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6.81301117" calcext:value-type="float">
            <text:p>-86.8130111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6.81610107" calcext:value-type="float">
            <text:p>-86.81610107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6.93493652" calcext:value-type="float">
            <text:p>-86.9349365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7.29421234" calcext:value-type="float">
            <text:p>-87.29421234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7.02078247" calcext:value-type="float">
            <text:p>-87.02078247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7.40093231" calcext:value-type="float">
            <text:p>-87.40093231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7.3057785" calcext:value-type="float">
            <text:p>-87.3057785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7.40101624" calcext:value-type="float">
            <text:p>-87.40101624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7.14692688" calcext:value-type="float">
            <text:p>-87.14692688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7.52178955" calcext:value-type="float">
            <text:p>-87.52178955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7.32141113" calcext:value-type="float">
            <text:p>-87.32141113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7.73530579" calcext:value-type="float">
            <text:p>-87.73530579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7.77687073" calcext:value-type="float">
            <text:p>-87.77687073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7.80528259" calcext:value-type="float">
            <text:p>-87.80528259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7.53786469" calcext:value-type="float">
            <text:p>-87.53786469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7.83144379" calcext:value-type="float">
            <text:p>-87.83144379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7.77987671" calcext:value-type="float">
            <text:p>-87.77987671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7.79582214" calcext:value-type="float">
            <text:p>-87.79582214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7.8584671" calcext:value-type="float">
            <text:p>-87.8584671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7.76051331" calcext:value-type="float">
            <text:p>-87.76051331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7.82221222" calcext:value-type="float">
            <text:p>-87.82221222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7.79210663" calcext:value-type="float">
            <text:p>-87.79210663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98830414" calcext:value-type="float">
            <text:p>-87.9883041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7.79811096" calcext:value-type="float">
            <text:p>-87.79811096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7.9997406" calcext:value-type="float">
            <text:p>-87.999740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7.80831909" calcext:value-type="float">
            <text:p>-87.8083190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8.1288681" calcext:value-type="float">
            <text:p>-88.1288681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8.09996033" calcext:value-type="float">
            <text:p>-88.09996033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8.20426178" calcext:value-type="float">
            <text:p>-88.20426178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8.0197525" calcext:value-type="float">
            <text:p>-88.0197525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8.06745148" calcext:value-type="float">
            <text:p>-88.06745148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8.02709198" calcext:value-type="float">
            <text:p>-88.02709198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8.15932465" calcext:value-type="float">
            <text:p>-88.1593246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8.36534119" calcext:value-type="float">
            <text:p>-88.36534119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8.25410461" calcext:value-type="float">
            <text:p>-88.25410461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8.22538757" calcext:value-type="float">
            <text:p>-88.22538757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8.06748962" calcext:value-type="float">
            <text:p>-88.06748962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7.91571808" calcext:value-type="float">
            <text:p>-87.91571808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8.01524353" calcext:value-type="float">
            <text:p>-88.01524353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8.03434753" calcext:value-type="float">
            <text:p>-88.03434753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8.14778137" calcext:value-type="float">
            <text:p>-88.14778137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7.93049622" calcext:value-type="float">
            <text:p>-87.93049622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8.08961487" calcext:value-type="float">
            <text:p>-88.08961487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8.01345825" calcext:value-type="float">
            <text:p>-88.01345825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8.13181305" calcext:value-type="float">
            <text:p>-88.13181305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7.87252045" calcext:value-type="float">
            <text:p>-87.87252045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8.30793762" calcext:value-type="float">
            <text:p>-88.30793762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8.07182312" calcext:value-type="float">
            <text:p>-88.07182312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8.00430298" calcext:value-type="float">
            <text:p>-88.00430298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8.29016113" calcext:value-type="float">
            <text:p>-88.29016113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8.14643097" calcext:value-type="float">
            <text:p>-88.14643097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8.03510284" calcext:value-type="float">
            <text:p>-88.03510284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8.1505127" calcext:value-type="float">
            <text:p>-88.1505127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8.13879395" calcext:value-type="float">
            <text:p>-88.13879395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8.12400055" calcext:value-type="float">
            <text:p>-88.12400055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8.19859314" calcext:value-type="float">
            <text:p>-88.19859314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8.30750275" calcext:value-type="float">
            <text:p>-88.30750275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8.04803467" calcext:value-type="float">
            <text:p>-88.04803467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7.96338654" calcext:value-type="float">
            <text:p>-87.96338654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8.15593719" calcext:value-type="float">
            <text:p>-88.15593719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8.09835815" calcext:value-type="float">
            <text:p>-88.0983581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8.21401215" calcext:value-type="float">
            <text:p>-88.21401215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8.21116638" calcext:value-type="float">
            <text:p>-88.2111663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7.99671936" calcext:value-type="float">
            <text:p>-87.99671936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8.26070404" calcext:value-type="float">
            <text:p>-88.26070404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8.30532837" calcext:value-type="float">
            <text:p>-88.30532837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8.44459534" calcext:value-type="float">
            <text:p>-88.44459534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8.25532532" calcext:value-type="float">
            <text:p>-88.25532532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8.33422852" calcext:value-type="float">
            <text:p>-88.33422852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8.28447723" calcext:value-type="float">
            <text:p>-88.28447723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8.26490784" calcext:value-type="float">
            <text:p>-88.26490784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8.4101181" calcext:value-type="float">
            <text:p>-88.4101181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8.27347565" calcext:value-type="float">
            <text:p>-88.2734756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8.35145569" calcext:value-type="float">
            <text:p>-88.35145569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8.39717865" calcext:value-type="float">
            <text:p>-88.39717865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8.42298126" calcext:value-type="float">
            <text:p>-88.42298126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8.23323059" calcext:value-type="float">
            <text:p>-88.23323059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8.50436401" calcext:value-type="float">
            <text:p>-88.50436401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8.44972992" calcext:value-type="float">
            <text:p>-88.44972992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8.56999207" calcext:value-type="float">
            <text:p>-88.56999207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8.5273056" calcext:value-type="float">
            <text:p>-88.5273056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8.59072113" calcext:value-type="float">
            <text:p>-88.59072113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8.66267395" calcext:value-type="float">
            <text:p>-88.66267395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8.5816803" calcext:value-type="float">
            <text:p>-88.5816803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8.67098999" calcext:value-type="float">
            <text:p>-88.67098999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8.61050415" calcext:value-type="float">
            <text:p>-88.61050415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8.67906189" calcext:value-type="float">
            <text:p>-88.67906189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8.5460434" calcext:value-type="float">
            <text:p>-88.5460434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8.72386169" calcext:value-type="float">
            <text:p>-88.72386169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8.48423004" calcext:value-type="float">
            <text:p>-88.48423004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8.14910126" calcext:value-type="float">
            <text:p>-88.14910126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7.27655029" calcext:value-type="float">
            <text:p>-87.27655029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6.06214142" calcext:value-type="float">
            <text:p>-86.06214142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5.23097229" calcext:value-type="float">
            <text:p>-85.23097229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4.77882385" calcext:value-type="float">
            <text:p>-84.77882385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4.92500305" calcext:value-type="float">
            <text:p>-84.92500305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5.13455963" calcext:value-type="float">
            <text:p>-85.13455963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5.07232666" calcext:value-type="float">
            <text:p>-85.07232666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5.47688293" calcext:value-type="float">
            <text:p>-85.47688293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6.23091125" calcext:value-type="float">
            <text:p>-86.23091125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7.01564026" calcext:value-type="float">
            <text:p>-87.01564026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7.78918457" calcext:value-type="float">
            <text:p>-87.78918457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8.47889709" calcext:value-type="float">
            <text:p>-88.47889709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8.66739655" calcext:value-type="float">
            <text:p>-88.66739655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8.5428009" calcext:value-type="float">
            <text:p>-88.5428009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8.52889252" calcext:value-type="float">
            <text:p>-88.5288925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8.23061371" calcext:value-type="float">
            <text:p>-88.23061371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7.94068146" calcext:value-type="float">
            <text:p>-87.94068146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7.38462067" calcext:value-type="float">
            <text:p>-87.38462067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7.54975128" calcext:value-type="float">
            <text:p>-87.54975128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7.81601715" calcext:value-type="float">
            <text:p>-87.81601715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8.35749817" calcext:value-type="float">
            <text:p>-88.3574981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75837708" calcext:value-type="float">
            <text:p>-88.75837708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8.68865204" calcext:value-type="float">
            <text:p>-88.68865204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9.07777405" calcext:value-type="float">
            <text:p>-89.07777405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74243927" calcext:value-type="float">
            <text:p>-88.74243927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43480682" calcext:value-type="float">
            <text:p>-88.43480682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14611053" calcext:value-type="float">
            <text:p>-87.14611053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5.08599091" calcext:value-type="float">
            <text:p>-85.08599091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3.36557007" calcext:value-type="float">
            <text:p>-83.36557007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2.73606873" calcext:value-type="float">
            <text:p>-82.73606873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2.67516327" calcext:value-type="float">
            <text:p>-82.6751632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3.83337402" calcext:value-type="float">
            <text:p>-83.83337402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5.65799713" calcext:value-type="float">
            <text:p>-85.65799713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24293518" calcext:value-type="float">
            <text:p>-87.24293518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39296722" calcext:value-type="float">
            <text:p>-88.3929672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8.89265442" calcext:value-type="float">
            <text:p>-88.89265442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9.03957367" calcext:value-type="float">
            <text:p>-89.03957367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8.9513092" calcext:value-type="float">
            <text:p>-88.9513092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9.05240631" calcext:value-type="float">
            <text:p>-89.05240631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9.19297791" calcext:value-type="float">
            <text:p>-89.19297791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9.12687683" calcext:value-type="float">
            <text:p>-89.12687683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8.85306549" calcext:value-type="float">
            <text:p>-88.85306549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9.0114212" calcext:value-type="float">
            <text:p>-89.0114212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9.09892273" calcext:value-type="float">
            <text:p>-89.09892273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9.04456329" calcext:value-type="float">
            <text:p>-89.04456329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89644623" calcext:value-type="float">
            <text:p>-88.89644623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76933289" calcext:value-type="float">
            <text:p>-88.76933289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8.32752228" calcext:value-type="float">
            <text:p>-88.32752228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94896698" calcext:value-type="float">
            <text:p>-87.94896698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8.07015228" calcext:value-type="float">
            <text:p>-88.07015228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8.14450836" calcext:value-type="float">
            <text:p>-88.14450836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8.10877991" calcext:value-type="float">
            <text:p>-88.10877991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58974457" calcext:value-type="float">
            <text:p>-88.58974457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79283142" calcext:value-type="float">
            <text:p>-88.79283142</text:p>
          </table:table-cell>
          <table:table-cell table:number-columns-repeated="3"/>
        </table:table-row>
      </table:table>
      <table:table table:name="ON_WithDio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:14:04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63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92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32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45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87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35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97865105" calcext:value-type="float">
            <text:p>-11.97865105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29526901" calcext:value-type="float">
            <text:p>-27.29526901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94227982" calcext:value-type="float">
            <text:p>-29.94227982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97261047" calcext:value-type="float">
            <text:p>-32.97261047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7.0606308" calcext:value-type="float">
            <text:p>-37.0606308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20970917" calcext:value-type="float">
            <text:p>-42.20970917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46141815" calcext:value-type="float">
            <text:p>-48.46141815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76932526" calcext:value-type="float">
            <text:p>-55.76932526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2.42448807" calcext:value-type="float">
            <text:p>-62.42448807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5.45181274" calcext:value-type="float">
            <text:p>-65.45181274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6.40081787" calcext:value-type="float">
            <text:p>-66.40081787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6.43516541" calcext:value-type="float">
            <text:p>-66.43516541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6.6896286" calcext:value-type="float">
            <text:p>-66.6896286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6.71943665" calcext:value-type="float">
            <text:p>-66.7194366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6.75508118" calcext:value-type="float">
            <text:p>-66.75508118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6.78552246" calcext:value-type="float">
            <text:p>-66.78552246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6.47016907" calcext:value-type="float">
            <text:p>-66.47016907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6.26391602" calcext:value-type="float">
            <text:p>-66.2639160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5.88722229" calcext:value-type="float">
            <text:p>-65.88722229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5.8717041" calcext:value-type="float">
            <text:p>-65.8717041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5.58725739" calcext:value-type="float">
            <text:p>-65.58725739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5.51581573" calcext:value-type="float">
            <text:p>-65.51581573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5.57508087" calcext:value-type="float">
            <text:p>-65.57508087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62821198" calcext:value-type="float">
            <text:p>-65.62821198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3146286" calcext:value-type="float">
            <text:p>-65.3146286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38493347" calcext:value-type="float">
            <text:p>-65.38493347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26203918" calcext:value-type="float">
            <text:p>-65.26203918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16479492" calcext:value-type="float">
            <text:p>-65.16479492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4.86922455" calcext:value-type="float">
            <text:p>-64.86922455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4.79316711" calcext:value-type="float">
            <text:p>-64.79316711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4.90281677" calcext:value-type="float">
            <text:p>-64.90281677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4.76300049" calcext:value-type="float">
            <text:p>-64.76300049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75417328" calcext:value-type="float">
            <text:p>-64.7541732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75485992" calcext:value-type="float">
            <text:p>-64.75485992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4.378685" calcext:value-type="float">
            <text:p>-64.37868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41395569" calcext:value-type="float">
            <text:p>-64.41395569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55820465" calcext:value-type="float">
            <text:p>-64.5582046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54573059" calcext:value-type="float">
            <text:p>-64.54573059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29438782" calcext:value-type="float">
            <text:p>-64.29438782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6333313" calcext:value-type="float">
            <text:p>-64.6333313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3868103" calcext:value-type="float">
            <text:p>-64.386810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36449432" calcext:value-type="float">
            <text:p>-64.36449432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27513885" calcext:value-type="float">
            <text:p>-64.27513885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1652298" calcext:value-type="float">
            <text:p>-64.1652298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3.95235443" calcext:value-type="float">
            <text:p>-63.95235443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4.09371185" calcext:value-type="float">
            <text:p>-64.09371185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3.92167282" calcext:value-type="float">
            <text:p>-63.92167282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28112793" calcext:value-type="float">
            <text:p>-64.28112793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4.07038116" calcext:value-type="float">
            <text:p>-64.07038116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4.247612" calcext:value-type="float">
            <text:p>-64.247612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26971436" calcext:value-type="float">
            <text:p>-64.26971436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4.02430725" calcext:value-type="float">
            <text:p>-64.02430725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4.21639252" calcext:value-type="float">
            <text:p>-64.21639252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03829193" calcext:value-type="float">
            <text:p>-64.03829193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4.07337952" calcext:value-type="float">
            <text:p>-64.07337952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19459534" calcext:value-type="float">
            <text:p>-64.19459534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24697876" calcext:value-type="float">
            <text:p>-64.24697876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23999786" calcext:value-type="float">
            <text:p>-64.23999786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29684448" calcext:value-type="float">
            <text:p>-64.29684448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4.26649475" calcext:value-type="float">
            <text:p>-64.26649475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4.13430786" calcext:value-type="float">
            <text:p>-64.13430786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3.77631378" calcext:value-type="float">
            <text:p>-63.77631378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4.06184387" calcext:value-type="float">
            <text:p>-64.06184387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3.62337112" calcext:value-type="float">
            <text:p>-63.62337112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3.27246094" calcext:value-type="float">
            <text:p>-63.27246094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3.30262375" calcext:value-type="float">
            <text:p>-63.30262375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3.06738281" calcext:value-type="float">
            <text:p>-63.06738281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3.2154541" calcext:value-type="float">
            <text:p>-63.2154541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3.4056778" calcext:value-type="float">
            <text:p>-63.4056778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3.78162384" calcext:value-type="float">
            <text:p>-63.78162384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3.98746872" calcext:value-type="float">
            <text:p>-63.98746872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4.06223297" calcext:value-type="float">
            <text:p>-64.06223297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4.01337433" calcext:value-type="float">
            <text:p>-64.01337433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31561279" calcext:value-type="float">
            <text:p>-64.31561279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33547211" calcext:value-type="float">
            <text:p>-64.33547211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24254608" calcext:value-type="float">
            <text:p>-64.24254608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49356079" calcext:value-type="float">
            <text:p>-64.49356079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54872894" calcext:value-type="float">
            <text:p>-64.54872894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43165588" calcext:value-type="float">
            <text:p>-64.43165588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52058411" calcext:value-type="float">
            <text:p>-64.52058411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38899231" calcext:value-type="float">
            <text:p>-64.38899231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48430634" calcext:value-type="float">
            <text:p>-64.48430634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4.22564697" calcext:value-type="float">
            <text:p>-64.22564697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4.41789246" calcext:value-type="float">
            <text:p>-64.4178924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31105804" calcext:value-type="float">
            <text:p>-64.31105804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52326965" calcext:value-type="float">
            <text:p>-64.52326965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4.29103088" calcext:value-type="float">
            <text:p>-64.29103088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45424652" calcext:value-type="float">
            <text:p>-64.4542465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4.39131165" calcext:value-type="float">
            <text:p>-64.39131165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39285278" calcext:value-type="float">
            <text:p>-64.39285278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41975403" calcext:value-type="float">
            <text:p>-64.41975403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27907562" calcext:value-type="float">
            <text:p>-64.27907562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32051086" calcext:value-type="float">
            <text:p>-64.32051086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4.31198883" calcext:value-type="float">
            <text:p>-64.3119888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49469757" calcext:value-type="float">
            <text:p>-64.49469757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4.32133484" calcext:value-type="float">
            <text:p>-64.32133484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52715302" calcext:value-type="float">
            <text:p>-64.52715302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47911835" calcext:value-type="float">
            <text:p>-64.47911835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47576141" calcext:value-type="float">
            <text:p>-64.47576141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37583923" calcext:value-type="float">
            <text:p>-64.37583923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3440094" calcext:value-type="float">
            <text:p>-64.3440094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39042664" calcext:value-type="float">
            <text:p>-64.39042664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26325989" calcext:value-type="float">
            <text:p>-64.26325989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33818054" calcext:value-type="float">
            <text:p>-64.33818054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42210388" calcext:value-type="float">
            <text:p>-64.42210388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38465881" calcext:value-type="float">
            <text:p>-64.38465881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43309784" calcext:value-type="float">
            <text:p>-64.43309784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3375473" calcext:value-type="float">
            <text:p>-64.3375473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49159241" calcext:value-type="float">
            <text:p>-64.49159241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30178833" calcext:value-type="float">
            <text:p>-64.3017883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24152374" calcext:value-type="float">
            <text:p>-64.24152374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15618134" calcext:value-type="float">
            <text:p>-64.15618134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13796997" calcext:value-type="float">
            <text:p>-64.13796997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25839233" calcext:value-type="float">
            <text:p>-64.25839233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33074951" calcext:value-type="float">
            <text:p>-64.33074951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18294525" calcext:value-type="float">
            <text:p>-64.18294525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16444397" calcext:value-type="float">
            <text:p>-64.16444397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48788452" calcext:value-type="float">
            <text:p>-64.48788452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36280823" calcext:value-type="float">
            <text:p>-64.36280823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37997437" calcext:value-type="float">
            <text:p>-64.37997437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06533051" calcext:value-type="float">
            <text:p>-64.06533051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19480896" calcext:value-type="float">
            <text:p>-64.1948089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20000458" calcext:value-type="float">
            <text:p>-64.2000045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37420654" calcext:value-type="float">
            <text:p>-64.37420654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38909912" calcext:value-type="float">
            <text:p>-64.38909912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11369324" calcext:value-type="float">
            <text:p>-64.11369324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33975983" calcext:value-type="float">
            <text:p>-64.33975983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4.36650085" calcext:value-type="float">
            <text:p>-64.36650085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41811371" calcext:value-type="float">
            <text:p>-64.41811371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36004639" calcext:value-type="float">
            <text:p>-64.36004639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32365417" calcext:value-type="float">
            <text:p>-64.32365417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41002655" calcext:value-type="float">
            <text:p>-64.41002655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52461243" calcext:value-type="float">
            <text:p>-64.52461243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24259186" calcext:value-type="float">
            <text:p>-64.2425918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29555511" calcext:value-type="float">
            <text:p>-64.29555511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33922577" calcext:value-type="float">
            <text:p>-64.33922577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27939606" calcext:value-type="float">
            <text:p>-64.27939606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33285522" calcext:value-type="float">
            <text:p>-64.33285522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44635773" calcext:value-type="float">
            <text:p>-64.44635773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34056854" calcext:value-type="float">
            <text:p>-64.34056854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24452972" calcext:value-type="float">
            <text:p>-64.24452972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4.09429932" calcext:value-type="float">
            <text:p>-64.09429932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4.09688568" calcext:value-type="float">
            <text:p>-64.09688568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41714478" calcext:value-type="float">
            <text:p>-64.41714478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12178802" calcext:value-type="float">
            <text:p>-64.12178802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28544617" calcext:value-type="float">
            <text:p>-64.28544617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4.18336487" calcext:value-type="float">
            <text:p>-64.18336487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4.44804382" calcext:value-type="float">
            <text:p>-64.44804382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4.24787903" calcext:value-type="float">
            <text:p>-64.24787903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20575714" calcext:value-type="float">
            <text:p>-64.20575714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41392517" calcext:value-type="float">
            <text:p>-64.41392517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28640747" calcext:value-type="float">
            <text:p>-64.28640747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21645355" calcext:value-type="float">
            <text:p>-64.21645355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21591187" calcext:value-type="float">
            <text:p>-64.2159118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31602478" calcext:value-type="float">
            <text:p>-64.31602478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34089661" calcext:value-type="float">
            <text:p>-64.34089661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15154266" calcext:value-type="float">
            <text:p>-64.15154266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26670074" calcext:value-type="float">
            <text:p>-64.2667007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35169983" calcext:value-type="float">
            <text:p>-64.3516998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41575623" calcext:value-type="float">
            <text:p>-64.41575623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54508209" calcext:value-type="float">
            <text:p>-64.54508209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31604004" calcext:value-type="float">
            <text:p>-64.31604004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34010315" calcext:value-type="float">
            <text:p>-64.34010315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31178284" calcext:value-type="float">
            <text:p>-64.31178284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19535065" calcext:value-type="float">
            <text:p>-64.19535065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11894226" calcext:value-type="float">
            <text:p>-64.11894226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25523376" calcext:value-type="float">
            <text:p>-64.25523376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35164642" calcext:value-type="float">
            <text:p>-64.35164642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19965363" calcext:value-type="float">
            <text:p>-64.19965363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42669678" calcext:value-type="float">
            <text:p>-64.42669678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39556885" calcext:value-type="float">
            <text:p>-64.39556885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48634338" calcext:value-type="float">
            <text:p>-64.48634338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46981812" calcext:value-type="float">
            <text:p>-64.46981812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68122864" calcext:value-type="float">
            <text:p>-64.68122864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5916214" calcext:value-type="float">
            <text:p>-64.591621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6758194" calcext:value-type="float">
            <text:p>-64.675819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46466064" calcext:value-type="float">
            <text:p>-64.46466064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67745972" calcext:value-type="float">
            <text:p>-64.6774597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72333527" calcext:value-type="float">
            <text:p>-64.72333527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95706177" calcext:value-type="float">
            <text:p>-64.95706177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91033936" calcext:value-type="float">
            <text:p>-64.9103393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85754395" calcext:value-type="float">
            <text:p>-64.85754395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89494324" calcext:value-type="float">
            <text:p>-64.89494324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4.71739197" calcext:value-type="float">
            <text:p>-64.71739197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87453461" calcext:value-type="float">
            <text:p>-64.87453461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4.73170471" calcext:value-type="float">
            <text:p>-64.73170471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68190002" calcext:value-type="float">
            <text:p>-64.68190002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4.78743744" calcext:value-type="float">
            <text:p>-64.7874374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93561554" calcext:value-type="float">
            <text:p>-64.93561554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96766663" calcext:value-type="float">
            <text:p>-64.96766663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5.02804565" calcext:value-type="float">
            <text:p>-65.02804565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4.73664856" calcext:value-type="float">
            <text:p>-64.73664856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14819336" calcext:value-type="float">
            <text:p>-65.14819336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5.05207825" calcext:value-type="float">
            <text:p>-65.0520782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4.94924164" calcext:value-type="float">
            <text:p>-64.9492416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08889008" calcext:value-type="float">
            <text:p>-65.08889008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22898102" calcext:value-type="float">
            <text:p>-65.22898102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47007751" calcext:value-type="float">
            <text:p>-65.47007751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23194122" calcext:value-type="float">
            <text:p>-65.23194122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39793396" calcext:value-type="float">
            <text:p>-65.39793396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30030823" calcext:value-type="float">
            <text:p>-65.3003082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34085846" calcext:value-type="float">
            <text:p>-65.34085846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38911438" calcext:value-type="float">
            <text:p>-65.3891143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46277618" calcext:value-type="float">
            <text:p>-65.46277618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600914" calcext:value-type="float">
            <text:p>-65.600914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68019867" calcext:value-type="float">
            <text:p>-65.68019867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57033539" calcext:value-type="float">
            <text:p>-65.57033539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56529236" calcext:value-type="float">
            <text:p>-65.56529236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71116638" calcext:value-type="float">
            <text:p>-65.71116638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84164429" calcext:value-type="float">
            <text:p>-65.84164429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90098572" calcext:value-type="float">
            <text:p>-65.90098572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84902954" calcext:value-type="float">
            <text:p>-65.84902954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6.02106476" calcext:value-type="float">
            <text:p>-66.02106476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6.25434875" calcext:value-type="float">
            <text:p>-66.25434875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6.00366974" calcext:value-type="float">
            <text:p>-66.00366974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18598175" calcext:value-type="float">
            <text:p>-66.18598175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36639404" calcext:value-type="float">
            <text:p>-66.36639404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25637817" calcext:value-type="float">
            <text:p>-66.25637817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32668304" calcext:value-type="float">
            <text:p>-66.32668304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4058075" calcext:value-type="float">
            <text:p>-66.4058075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51451874" calcext:value-type="float">
            <text:p>-66.51451874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47102356" calcext:value-type="float">
            <text:p>-66.47102356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9606781" calcext:value-type="float">
            <text:p>-66.9606781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74528503" calcext:value-type="float">
            <text:p>-66.74528503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7.0783844" calcext:value-type="float">
            <text:p>-67.0783844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7.14637756" calcext:value-type="float">
            <text:p>-67.14637756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7.0062027" calcext:value-type="float">
            <text:p>-67.0062027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6.93223572" calcext:value-type="float">
            <text:p>-66.93223572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7.27465057" calcext:value-type="float">
            <text:p>-67.2746505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15113831" calcext:value-type="float">
            <text:p>-67.15113831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35418701" calcext:value-type="float">
            <text:p>-67.35418701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40379333" calcext:value-type="float">
            <text:p>-67.4037933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78504944" calcext:value-type="float">
            <text:p>-67.78504944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55677795" calcext:value-type="float">
            <text:p>-67.55677795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84397888" calcext:value-type="float">
            <text:p>-67.84397888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8.01345825" calcext:value-type="float">
            <text:p>-68.01345825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96067047" calcext:value-type="float">
            <text:p>-67.96067047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8.09677124" calcext:value-type="float">
            <text:p>-68.0967712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8.17888641" calcext:value-type="float">
            <text:p>-68.17888641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34088135" calcext:value-type="float">
            <text:p>-68.3408813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52876282" calcext:value-type="float">
            <text:p>-68.52876282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6207428" calcext:value-type="float">
            <text:p>-68.6207428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70793915" calcext:value-type="float">
            <text:p>-68.7079391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8.84022522" calcext:value-type="float">
            <text:p>-68.84022522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9.17871857" calcext:value-type="float">
            <text:p>-69.17871857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9.04290771" calcext:value-type="float">
            <text:p>-69.04290771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9.21159363" calcext:value-type="float">
            <text:p>-69.21159363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59255219" calcext:value-type="float">
            <text:p>-69.5925521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57953644" calcext:value-type="float">
            <text:p>-69.57953644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81776428" calcext:value-type="float">
            <text:p>-69.81776428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9.86216736" calcext:value-type="float">
            <text:p>-69.86216736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69.79985046" calcext:value-type="float">
            <text:p>-69.7998504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69.9080658" calcext:value-type="float">
            <text:p>-69.908065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0.10895538" calcext:value-type="float">
            <text:p>-70.10895538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0.30479431" calcext:value-type="float">
            <text:p>-70.30479431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0.60884094" calcext:value-type="float">
            <text:p>-70.60884094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42866516" calcext:value-type="float">
            <text:p>-70.4286651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0.59100342" calcext:value-type="float">
            <text:p>-70.59100342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0.73822021" calcext:value-type="float">
            <text:p>-70.73822021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0.79759216" calcext:value-type="float">
            <text:p>-70.79759216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0.89469147" calcext:value-type="float">
            <text:p>-70.89469147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1.11975098" calcext:value-type="float">
            <text:p>-71.11975098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1.35887146" calcext:value-type="float">
            <text:p>-71.35887146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42993927" calcext:value-type="float">
            <text:p>-71.42993927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67674255" calcext:value-type="float">
            <text:p>-71.67674255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1.82988739" calcext:value-type="float">
            <text:p>-71.82988739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1.63463593" calcext:value-type="float">
            <text:p>-71.63463593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1.90757751" calcext:value-type="float">
            <text:p>-71.90757751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2.27140808" calcext:value-type="float">
            <text:p>-72.27140808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2.45759583" calcext:value-type="float">
            <text:p>-72.45759583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2.48155212" calcext:value-type="float">
            <text:p>-72.48155212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2.72258759" calcext:value-type="float">
            <text:p>-72.72258759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2.80883026" calcext:value-type="float">
            <text:p>-72.80883026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3.073349" calcext:value-type="float">
            <text:p>-73.073349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3.21751404" calcext:value-type="float">
            <text:p>-73.21751404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3.13529205" calcext:value-type="float">
            <text:p>-73.13529205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3.06465149" calcext:value-type="float">
            <text:p>-73.06465149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3.15718079" calcext:value-type="float">
            <text:p>-73.15718079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3.26817322" calcext:value-type="float">
            <text:p>-73.26817322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3.50177002" calcext:value-type="float">
            <text:p>-73.50177002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3.81855774" calcext:value-type="float">
            <text:p>-73.8185577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3.8660202" calcext:value-type="float">
            <text:p>-73.8660202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4.110672" calcext:value-type="float">
            <text:p>-74.110672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4.10969543" calcext:value-type="float">
            <text:p>-74.10969543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4.14364624" calcext:value-type="float">
            <text:p>-74.14364624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4.67977142" calcext:value-type="float">
            <text:p>-74.67977142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4.49630737" calcext:value-type="float">
            <text:p>-74.49630737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4.71876526" calcext:value-type="float">
            <text:p>-74.71876526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4.6271286" calcext:value-type="float">
            <text:p>-74.6271286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4.81152344" calcext:value-type="float">
            <text:p>-74.81152344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4.96546936" calcext:value-type="float">
            <text:p>-74.96546936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5.19979858" calcext:value-type="float">
            <text:p>-75.19979858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5.49980164" calcext:value-type="float">
            <text:p>-75.4998016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5.55158997" calcext:value-type="float">
            <text:p>-75.55158997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5.76243591" calcext:value-type="float">
            <text:p>-75.76243591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5.90171051" calcext:value-type="float">
            <text:p>-75.90171051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6.01266479" calcext:value-type="float">
            <text:p>-76.01266479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6.0912323" calcext:value-type="float">
            <text:p>-76.0912323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6.26685333" calcext:value-type="float">
            <text:p>-76.26685333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6.50008392" calcext:value-type="float">
            <text:p>-76.5000839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6.63690186" calcext:value-type="float">
            <text:p>-76.6369018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6.67618561" calcext:value-type="float">
            <text:p>-76.67618561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6.85832214" calcext:value-type="float">
            <text:p>-76.85832214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6.96154022" calcext:value-type="float">
            <text:p>-76.96154022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7.25125885" calcext:value-type="float">
            <text:p>-77.25125885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7.25699615" calcext:value-type="float">
            <text:p>-77.25699615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7.36637878" calcext:value-type="float">
            <text:p>-77.36637878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7.39788818" calcext:value-type="float">
            <text:p>-77.39788818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73491669" calcext:value-type="float">
            <text:p>-77.73491669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85861969" calcext:value-type="float">
            <text:p>-77.85861969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90213013" calcext:value-type="float">
            <text:p>-77.90213013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8.02476501" calcext:value-type="float">
            <text:p>-78.02476501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8.45372772" calcext:value-type="float">
            <text:p>-78.45372772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8.27683258" calcext:value-type="float">
            <text:p>-78.27683258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34037781" calcext:value-type="float">
            <text:p>-78.34037781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75965881" calcext:value-type="float">
            <text:p>-78.75965881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64217377" calcext:value-type="float">
            <text:p>-78.6421737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69476318" calcext:value-type="float">
            <text:p>-78.69476318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92190552" calcext:value-type="float">
            <text:p>-78.9219055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9.14228058" calcext:value-type="float">
            <text:p>-79.14228058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9.33227539" calcext:value-type="float">
            <text:p>-79.33227539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9.3597641" calcext:value-type="float">
            <text:p>-79.3597641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9.15847015" calcext:value-type="float">
            <text:p>-79.15847015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63621521" calcext:value-type="float">
            <text:p>-79.63621521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79088593" calcext:value-type="float">
            <text:p>-79.79088593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71479797" calcext:value-type="float">
            <text:p>-79.71479797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0.00706482" calcext:value-type="float">
            <text:p>-80.00706482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81623077" calcext:value-type="float">
            <text:p>-79.81623077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0.24554443" calcext:value-type="float">
            <text:p>-80.24554443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0.26893616" calcext:value-type="float">
            <text:p>-80.26893616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34819031" calcext:value-type="float">
            <text:p>-80.34819031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31730652" calcext:value-type="float">
            <text:p>-80.31730652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43495178" calcext:value-type="float">
            <text:p>-80.43495178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59870911" calcext:value-type="float">
            <text:p>-80.5987091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59445953" calcext:value-type="float">
            <text:p>-80.59445953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0.81269836" calcext:value-type="float">
            <text:p>-80.81269836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93132782" calcext:value-type="float">
            <text:p>-80.93132782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1.09113312" calcext:value-type="float">
            <text:p>-81.09113312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1.06500244" calcext:value-type="float">
            <text:p>-81.0650024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1.24180603" calcext:value-type="float">
            <text:p>-81.24180603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3706131" calcext:value-type="float">
            <text:p>-81.3706131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52864838" calcext:value-type="float">
            <text:p>-81.52864838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63419342" calcext:value-type="float">
            <text:p>-81.63419342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66709137" calcext:value-type="float">
            <text:p>-81.6670913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81300354" calcext:value-type="float">
            <text:p>-81.81300354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85614014" calcext:value-type="float">
            <text:p>-81.85614014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1.95837402" calcext:value-type="float">
            <text:p>-81.95837402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2.0557251" calcext:value-type="float">
            <text:p>-82.055725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2.02764893" calcext:value-type="float">
            <text:p>-82.02764893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31173706" calcext:value-type="float">
            <text:p>-82.31173706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2.3258667" calcext:value-type="float">
            <text:p>-82.3258667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30185699" calcext:value-type="float">
            <text:p>-82.30185699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31732941" calcext:value-type="float">
            <text:p>-82.31732941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66424561" calcext:value-type="float">
            <text:p>-82.66424561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59220886" calcext:value-type="float">
            <text:p>-82.59220886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2.54512787" calcext:value-type="float">
            <text:p>-82.54512787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68453217" calcext:value-type="float">
            <text:p>-82.68453217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81616211" calcext:value-type="float">
            <text:p>-82.81616211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2.84455872" calcext:value-type="float">
            <text:p>-82.84455872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3.01199341" calcext:value-type="float">
            <text:p>-83.01199341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3.08450317" calcext:value-type="float">
            <text:p>-83.08450317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3.19346619" calcext:value-type="float">
            <text:p>-83.19346619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3.25927734" calcext:value-type="float">
            <text:p>-83.25927734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3.40205383" calcext:value-type="float">
            <text:p>-83.40205383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3.26737976" calcext:value-type="float">
            <text:p>-83.26737976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3.48178864" calcext:value-type="float">
            <text:p>-83.48178864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3.59959412" calcext:value-type="float">
            <text:p>-83.59959412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3.51945496" calcext:value-type="float">
            <text:p>-83.51945496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3.42140961" calcext:value-type="float">
            <text:p>-83.42140961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3.88722992" calcext:value-type="float">
            <text:p>-83.88722992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3.67987061" calcext:value-type="float">
            <text:p>-83.67987061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3.91828918" calcext:value-type="float">
            <text:p>-83.91828918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89477539" calcext:value-type="float">
            <text:p>-83.89477539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4.0226593" calcext:value-type="float">
            <text:p>-84.0226593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3.96854401" calcext:value-type="float">
            <text:p>-83.96854401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3.89500427" calcext:value-type="float">
            <text:p>-83.89500427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4.26403809" calcext:value-type="float">
            <text:p>-84.26403809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4.1055603" calcext:value-type="float">
            <text:p>-84.1055603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4.23195648" calcext:value-type="float">
            <text:p>-84.2319564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4.52010345" calcext:value-type="float">
            <text:p>-84.52010345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4.28971863" calcext:value-type="float">
            <text:p>-84.28971863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4.29072571" calcext:value-type="float">
            <text:p>-84.29072571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4.44804382" calcext:value-type="float">
            <text:p>-84.44804382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4.50827789" calcext:value-type="float">
            <text:p>-84.50827789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4.38208008" calcext:value-type="float">
            <text:p>-84.38208008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4.80371857" calcext:value-type="float">
            <text:p>-84.8037185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4.60014343" calcext:value-type="float">
            <text:p>-84.60014343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4.83444977" calcext:value-type="float">
            <text:p>-84.83444977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7870636" calcext:value-type="float">
            <text:p>-84.7870636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5.03361511" calcext:value-type="float">
            <text:p>-85.03361511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80665588" calcext:value-type="float">
            <text:p>-84.80665588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5.09281921" calcext:value-type="float">
            <text:p>-85.09281921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5.42108154" calcext:value-type="float">
            <text:p>-85.42108154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5.24700928" calcext:value-type="float">
            <text:p>-85.24700928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5.38021088" calcext:value-type="float">
            <text:p>-85.3802108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5.26784515" calcext:value-type="float">
            <text:p>-85.26784515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5.28225708" calcext:value-type="float">
            <text:p>-85.28225708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5.59082031" calcext:value-type="float">
            <text:p>-85.59082031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5.65916443" calcext:value-type="float">
            <text:p>-85.65916443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5.42775726" calcext:value-type="float">
            <text:p>-85.42775726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5.69966125" calcext:value-type="float">
            <text:p>-85.69966125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5.67133331" calcext:value-type="float">
            <text:p>-85.67133331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5.80742645" calcext:value-type="float">
            <text:p>-85.80742645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5.74461365" calcext:value-type="float">
            <text:p>-85.74461365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5.62295532" calcext:value-type="float">
            <text:p>-85.62295532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5.46439362" calcext:value-type="float">
            <text:p>-85.46439362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5.40539551" calcext:value-type="float">
            <text:p>-85.40539551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4.73659515" calcext:value-type="float">
            <text:p>-84.73659515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3.78093719" calcext:value-type="float">
            <text:p>-83.78093719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2.83197784" calcext:value-type="float">
            <text:p>-82.83197784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2.76303864" calcext:value-type="float">
            <text:p>-82.76303864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3.23934937" calcext:value-type="float">
            <text:p>-83.23934937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3.63048553" calcext:value-type="float">
            <text:p>-83.63048553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4.01332092" calcext:value-type="float">
            <text:p>-84.01332092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4.73827362" calcext:value-type="float">
            <text:p>-84.73827362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5.154953" calcext:value-type="float">
            <text:p>-85.154953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5.52321625" calcext:value-type="float">
            <text:p>-85.52321625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6.11657715" calcext:value-type="float">
            <text:p>-86.11657715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6.26901245" calcext:value-type="float">
            <text:p>-86.2690124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6.49113464" calcext:value-type="float">
            <text:p>-86.49113464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6.7026825" calcext:value-type="float">
            <text:p>-86.7026825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48708344" calcext:value-type="float">
            <text:p>-86.48708344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58726501" calcext:value-type="float">
            <text:p>-86.58726501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6.18937683" calcext:value-type="float">
            <text:p>-86.18937683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6.19100189" calcext:value-type="float">
            <text:p>-86.19100189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08932495" calcext:value-type="float">
            <text:p>-86.08932495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40232086" calcext:value-type="float">
            <text:p>-86.40232086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6.84666443" calcext:value-type="float">
            <text:p>-86.84666443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6.76636505" calcext:value-type="float">
            <text:p>-86.7663650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7.08653259" calcext:value-type="float">
            <text:p>-87.08653259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7.15805817" calcext:value-type="float">
            <text:p>-87.15805817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7.2201004" calcext:value-type="float">
            <text:p>-87.2201004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6.87364197" calcext:value-type="float">
            <text:p>-86.87364197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6.09326172" calcext:value-type="float">
            <text:p>-86.0932617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5.06391907" calcext:value-type="float">
            <text:p>-85.0639190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3.68833923" calcext:value-type="float">
            <text:p>-83.68833923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3.16539001" calcext:value-type="float">
            <text:p>-83.16539001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3.24493408" calcext:value-type="float">
            <text:p>-83.24493408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3.95918274" calcext:value-type="float">
            <text:p>-83.95918274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5.4418869" calcext:value-type="float">
            <text:p>-85.4418869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6.53627014" calcext:value-type="float">
            <text:p>-86.53627014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7.15544128" calcext:value-type="float">
            <text:p>-87.15544128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7.6122818" calcext:value-type="float">
            <text:p>-87.6122818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7.62567902" calcext:value-type="float">
            <text:p>-87.62567902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6455307" calcext:value-type="float">
            <text:p>-87.6455307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7.67780304" calcext:value-type="float">
            <text:p>-87.67780304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90058899" calcext:value-type="float">
            <text:p>-87.90058899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98278809" calcext:value-type="float">
            <text:p>-87.98278809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85157013" calcext:value-type="float">
            <text:p>-87.85157013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99481201" calcext:value-type="float">
            <text:p>-87.99481201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94239807" calcext:value-type="float">
            <text:p>-87.94239807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88548279" calcext:value-type="float">
            <text:p>-87.88548279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86618805" calcext:value-type="float">
            <text:p>-87.86618805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87432861" calcext:value-type="float">
            <text:p>-87.8743286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7.74166107" calcext:value-type="float">
            <text:p>-87.74166107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69142914" calcext:value-type="float">
            <text:p>-87.69142914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7.66275787" calcext:value-type="float">
            <text:p>-87.6627578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73770142" calcext:value-type="float">
            <text:p>-87.73770142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7.83892059" calcext:value-type="float">
            <text:p>-87.83892059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88368225" calcext:value-type="float">
            <text:p>-87.88368225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90636444" calcext:value-type="float">
            <text:p>-87.90636444</text:p>
          </table:table-cell>
          <table:table-cell table:number-columns-repeated="3"/>
        </table:table-row>
      </table:table>
      <table:table table:name="OFF_WithDio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:13:08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75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2.31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5.08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5.38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6.00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58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98726082" calcext:value-type="float">
            <text:p>-11.98726082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30405045" calcext:value-type="float">
            <text:p>-27.30405045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95091248" calcext:value-type="float">
            <text:p>-29.95091248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98036957" calcext:value-type="float">
            <text:p>-32.98036957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7.06880951" calcext:value-type="float">
            <text:p>-37.06880951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22373581" calcext:value-type="float">
            <text:p>-42.22373581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48459625" calcext:value-type="float">
            <text:p>-48.48459625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91187286" calcext:value-type="float">
            <text:p>-55.91187286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3.03144073" calcext:value-type="float">
            <text:p>-63.03144073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7.03396606" calcext:value-type="float">
            <text:p>-67.03396606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8.81021118" calcext:value-type="float">
            <text:p>-68.81021118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9.86331177" calcext:value-type="float">
            <text:p>-69.86331177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1.80110931" calcext:value-type="float">
            <text:p>-71.80110931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2.65325165" calcext:value-type="float">
            <text:p>-72.6532516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2.67557526" calcext:value-type="float">
            <text:p>-72.67557526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3.57324982" calcext:value-type="float">
            <text:p>-73.57324982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4.02006531" calcext:value-type="float">
            <text:p>-74.02006531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4.80640411" calcext:value-type="float">
            <text:p>-74.80640411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5.63783264" calcext:value-type="float">
            <text:p>-75.6378326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5.90253448" calcext:value-type="float">
            <text:p>-75.90253448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5.98551941" calcext:value-type="float">
            <text:p>-75.98551941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5.67588806" calcext:value-type="float">
            <text:p>-75.67588806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5.67043304" calcext:value-type="float">
            <text:p>-75.67043304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5.75098419" calcext:value-type="float">
            <text:p>-75.75098419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5.54113007" calcext:value-type="float">
            <text:p>-75.54113007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5.31770325" calcext:value-type="float">
            <text:p>-75.31770325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5.4206543" calcext:value-type="float">
            <text:p>-75.4206543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5.39725494" calcext:value-type="float">
            <text:p>-75.39725494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5.4311676" calcext:value-type="float">
            <text:p>-75.4311676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5.30484009" calcext:value-type="float">
            <text:p>-75.30484009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94252014" calcext:value-type="float">
            <text:p>-74.94252014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4.7726059" calcext:value-type="float">
            <text:p>-74.7726059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35487366" calcext:value-type="float">
            <text:p>-74.3548736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10492706" calcext:value-type="float">
            <text:p>-74.10492706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3.92430115" calcext:value-type="float">
            <text:p>-73.9243011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3.65332794" calcext:value-type="float">
            <text:p>-73.65332794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3.83346558" calcext:value-type="float">
            <text:p>-73.83346558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3.99970245" calcext:value-type="float">
            <text:p>-73.99970245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3.67029572" calcext:value-type="float">
            <text:p>-73.67029572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3.41316223" calcext:value-type="float">
            <text:p>-73.41316223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3.31898499" calcext:value-type="float">
            <text:p>-73.31898499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2.97286224" calcext:value-type="float">
            <text:p>-72.97286224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2.62014771" calcext:value-type="float">
            <text:p>-72.62014771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2.34309387" calcext:value-type="float">
            <text:p>-72.34309387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2.26434326" calcext:value-type="float">
            <text:p>-72.26434326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2.02724457" calcext:value-type="float">
            <text:p>-72.02724457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2.30963135" calcext:value-type="float">
            <text:p>-72.30963135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2.33305359" calcext:value-type="float">
            <text:p>-72.33305359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2.5171814" calcext:value-type="float">
            <text:p>-72.5171814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3.11575317" calcext:value-type="float">
            <text:p>-73.11575317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2.57122803" calcext:value-type="float">
            <text:p>-72.57122803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2.61768341" calcext:value-type="float">
            <text:p>-72.61768341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2.54016113" calcext:value-type="float">
            <text:p>-72.5401611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2.7752533" calcext:value-type="float">
            <text:p>-72.7752533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2.92812347" calcext:value-type="float">
            <text:p>-72.92812347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2.88464355" calcext:value-type="float">
            <text:p>-72.88464355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3.48429871" calcext:value-type="float">
            <text:p>-73.48429871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3.7703476" calcext:value-type="float">
            <text:p>-73.7703476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3.99988556" calcext:value-type="float">
            <text:p>-73.9998855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26300812" calcext:value-type="float">
            <text:p>-74.26300812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4.48149109" calcext:value-type="float">
            <text:p>-74.48149109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47216797" calcext:value-type="float">
            <text:p>-74.4721679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4.27931976" calcext:value-type="float">
            <text:p>-74.27931976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28464508" calcext:value-type="float">
            <text:p>-74.28464508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24629974" calcext:value-type="float">
            <text:p>-74.24629974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06533813" calcext:value-type="float">
            <text:p>-74.06533813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3.92298889" calcext:value-type="float">
            <text:p>-73.9229888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4.18013" calcext:value-type="float">
            <text:p>-74.1801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4.50993347" calcext:value-type="float">
            <text:p>-74.5099334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4.7530365" calcext:value-type="float">
            <text:p>-74.7530365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4.88722229" calcext:value-type="float">
            <text:p>-74.88722229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5.4069519" calcext:value-type="float">
            <text:p>-75.4069519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5.40536499" calcext:value-type="float">
            <text:p>-75.4053649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5.58887482" calcext:value-type="float">
            <text:p>-75.58887482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5.44744873" calcext:value-type="float">
            <text:p>-75.44744873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5.50095367" calcext:value-type="float">
            <text:p>-75.50095367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5.61115265" calcext:value-type="float">
            <text:p>-75.61115265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5.61513519" calcext:value-type="float">
            <text:p>-75.61513519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5.53449249" calcext:value-type="float">
            <text:p>-75.5344924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5.71272278" calcext:value-type="float">
            <text:p>-75.7127227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5.90046692" calcext:value-type="float">
            <text:p>-75.90046692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5.74477386" calcext:value-type="float">
            <text:p>-75.74477386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5.86552429" calcext:value-type="float">
            <text:p>-75.86552429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5.77449036" calcext:value-type="float">
            <text:p>-75.7744903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5.7933197" calcext:value-type="float">
            <text:p>-75.7933197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5.60297394" calcext:value-type="float">
            <text:p>-75.60297394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5.63328552" calcext:value-type="float">
            <text:p>-75.63328552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5.63471222" calcext:value-type="float">
            <text:p>-75.6347122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5.52248383" calcext:value-type="float">
            <text:p>-75.52248383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5.29277039" calcext:value-type="float">
            <text:p>-75.2927703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5.38154602" calcext:value-type="float">
            <text:p>-75.3815460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5.22433472" calcext:value-type="float">
            <text:p>-75.22433472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5.08365631" calcext:value-type="float">
            <text:p>-75.08365631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99058533" calcext:value-type="float">
            <text:p>-74.9905853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5.01560974" calcext:value-type="float">
            <text:p>-75.01560974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4.82650757" calcext:value-type="float">
            <text:p>-74.82650757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4.25938416" calcext:value-type="float">
            <text:p>-74.25938416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4.47318268" calcext:value-type="float">
            <text:p>-74.47318268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4.64651489" calcext:value-type="float">
            <text:p>-74.64651489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4.4379425" calcext:value-type="float">
            <text:p>-74.4379425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4.40034485" calcext:value-type="float">
            <text:p>-74.4003448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4.40058136" calcext:value-type="float">
            <text:p>-74.40058136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67810822" calcext:value-type="float">
            <text:p>-74.67810822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98189545" calcext:value-type="float">
            <text:p>-74.98189545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5.14457703" calcext:value-type="float">
            <text:p>-75.14457703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5.15356445" calcext:value-type="float">
            <text:p>-75.15356445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5.23192596" calcext:value-type="float">
            <text:p>-75.23192596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5.31634521" calcext:value-type="float">
            <text:p>-75.31634521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5.30400085" calcext:value-type="float">
            <text:p>-75.30400085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5.16129303" calcext:value-type="float">
            <text:p>-75.1612930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186203" calcext:value-type="float">
            <text:p>-75.186203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5.20532227" calcext:value-type="float">
            <text:p>-75.20532227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5.21875763" calcext:value-type="float">
            <text:p>-75.21875763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5.0729599" calcext:value-type="float">
            <text:p>-75.0729599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5.04166412" calcext:value-type="float">
            <text:p>-75.04166412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5.26964569" calcext:value-type="float">
            <text:p>-75.26964569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5.15755463" calcext:value-type="float">
            <text:p>-75.1575546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5.12358856" calcext:value-type="float">
            <text:p>-75.12358856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5.24796295" calcext:value-type="float">
            <text:p>-75.24796295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5.1582489" calcext:value-type="float">
            <text:p>-75.1582489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2006073" calcext:value-type="float">
            <text:p>-75.2006073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5.17815399" calcext:value-type="float">
            <text:p>-75.17815399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5.11088562" calcext:value-type="float">
            <text:p>-75.11088562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5.15259552" calcext:value-type="float">
            <text:p>-75.15259552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5.20887756" calcext:value-type="float">
            <text:p>-75.2088775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20317078" calcext:value-type="float">
            <text:p>-75.20317078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5.16418457" calcext:value-type="float">
            <text:p>-75.16418457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5.13920593" calcext:value-type="float">
            <text:p>-75.13920593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99685669" calcext:value-type="float">
            <text:p>-74.99685669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5.16189575" calcext:value-type="float">
            <text:p>-75.16189575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5.23329163" calcext:value-type="float">
            <text:p>-75.23329163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5.08547974" calcext:value-type="float">
            <text:p>-75.08547974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5.15480804" calcext:value-type="float">
            <text:p>-75.15480804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12003326" calcext:value-type="float">
            <text:p>-75.1200332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5.07847595" calcext:value-type="float">
            <text:p>-75.07847595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5.2237854" calcext:value-type="float">
            <text:p>-75.2237854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5.36824036" calcext:value-type="float">
            <text:p>-75.36824036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5.26397705" calcext:value-type="float">
            <text:p>-75.26397705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5.37750244" calcext:value-type="float">
            <text:p>-75.37750244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5.26707458" calcext:value-type="float">
            <text:p>-75.26707458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5.48335266" calcext:value-type="float">
            <text:p>-75.48335266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5.53211975" calcext:value-type="float">
            <text:p>-75.53211975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5.33204651" calcext:value-type="float">
            <text:p>-75.33204651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5.28126526" calcext:value-type="float">
            <text:p>-75.28126526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5.2294693" calcext:value-type="float">
            <text:p>-75.2294693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5.25328064" calcext:value-type="float">
            <text:p>-75.25328064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5.41599274" calcext:value-type="float">
            <text:p>-75.41599274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5.03040314" calcext:value-type="float">
            <text:p>-75.03040314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5.46004486" calcext:value-type="float">
            <text:p>-75.46004486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20059967" calcext:value-type="float">
            <text:p>-75.20059967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5.36997986" calcext:value-type="float">
            <text:p>-75.36997986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28669739" calcext:value-type="float">
            <text:p>-75.28669739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5.21943665" calcext:value-type="float">
            <text:p>-75.21943665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5.44543457" calcext:value-type="float">
            <text:p>-75.4454345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5.38764191" calcext:value-type="float">
            <text:p>-75.38764191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5.61784363" calcext:value-type="float">
            <text:p>-75.61784363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5.48873138" calcext:value-type="float">
            <text:p>-75.4887313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39546204" calcext:value-type="float">
            <text:p>-75.3954620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5.40575409" calcext:value-type="float">
            <text:p>-75.40575409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5.39315033" calcext:value-type="float">
            <text:p>-75.39315033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5.22743988" calcext:value-type="float">
            <text:p>-75.22743988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5.45378113" calcext:value-type="float">
            <text:p>-75.45378113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5.40285492" calcext:value-type="float">
            <text:p>-75.40285492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59017181" calcext:value-type="float">
            <text:p>-75.59017181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3592453" calcext:value-type="float">
            <text:p>-75.3592453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34355164" calcext:value-type="float">
            <text:p>-75.34355164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52679443" calcext:value-type="float">
            <text:p>-75.52679443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5.39701843" calcext:value-type="float">
            <text:p>-75.39701843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5.57566833" calcext:value-type="float">
            <text:p>-75.57566833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62233734" calcext:value-type="float">
            <text:p>-75.62233734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46004486" calcext:value-type="float">
            <text:p>-75.46004486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69462585" calcext:value-type="float">
            <text:p>-75.69462585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62563324" calcext:value-type="float">
            <text:p>-75.62563324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93757629" calcext:value-type="float">
            <text:p>-75.93757629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77796936" calcext:value-type="float">
            <text:p>-75.77796936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68009186" calcext:value-type="float">
            <text:p>-75.68009186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75215912" calcext:value-type="float">
            <text:p>-75.75215912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66079712" calcext:value-type="float">
            <text:p>-75.6607971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6.0903244" calcext:value-type="float">
            <text:p>-76.0903244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66397095" calcext:value-type="float">
            <text:p>-75.66397095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82790375" calcext:value-type="float">
            <text:p>-75.82790375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81764221" calcext:value-type="float">
            <text:p>-75.8176422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6.04914093" calcext:value-type="float">
            <text:p>-76.04914093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83377838" calcext:value-type="float">
            <text:p>-75.83377838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99703979" calcext:value-type="float">
            <text:p>-75.99703979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90762329" calcext:value-type="float">
            <text:p>-75.9076232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6.08045959" calcext:value-type="float">
            <text:p>-76.08045959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6.11278534" calcext:value-type="float">
            <text:p>-76.1127853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6.11512756" calcext:value-type="float">
            <text:p>-76.11512756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6.10388947" calcext:value-type="float">
            <text:p>-76.10388947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6.14096832" calcext:value-type="float">
            <text:p>-76.14096832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6.36922455" calcext:value-type="float">
            <text:p>-76.36922455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6.12214661" calcext:value-type="float">
            <text:p>-76.1221466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6.43169403" calcext:value-type="float">
            <text:p>-76.43169403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6.26432037" calcext:value-type="float">
            <text:p>-76.26432037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38319397" calcext:value-type="float">
            <text:p>-76.38319397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57084656" calcext:value-type="float">
            <text:p>-76.57084656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41864777" calcext:value-type="float">
            <text:p>-76.41864777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44721985" calcext:value-type="float">
            <text:p>-76.44721985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69682312" calcext:value-type="float">
            <text:p>-76.69682312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65299988" calcext:value-type="float">
            <text:p>-76.65299988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67692566" calcext:value-type="float">
            <text:p>-76.67692566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55934143" calcext:value-type="float">
            <text:p>-76.5593414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68540955" calcext:value-type="float">
            <text:p>-76.68540955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76805115" calcext:value-type="float">
            <text:p>-76.76805115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90976715" calcext:value-type="float">
            <text:p>-76.90976715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7304306" calcext:value-type="float">
            <text:p>-76.730430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94712067" calcext:value-type="float">
            <text:p>-76.94712067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7.25271606" calcext:value-type="float">
            <text:p>-77.25271606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7.22013092" calcext:value-type="float">
            <text:p>-77.22013092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7.0812912" calcext:value-type="float">
            <text:p>-77.0812912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7.13041687" calcext:value-type="float">
            <text:p>-77.13041687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7.43084717" calcext:value-type="float">
            <text:p>-77.43084717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7.28686523" calcext:value-type="float">
            <text:p>-77.28686523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7.2363739" calcext:value-type="float">
            <text:p>-77.2363739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67485046" calcext:value-type="float">
            <text:p>-77.67485046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7.55712128" calcext:value-type="float">
            <text:p>-77.55712128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69774628" calcext:value-type="float">
            <text:p>-77.69774628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51951599" calcext:value-type="float">
            <text:p>-77.51951599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86319733" calcext:value-type="float">
            <text:p>-77.86319733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8.01347351" calcext:value-type="float">
            <text:p>-78.01347351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99430847" calcext:value-type="float">
            <text:p>-77.99430847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8.04508209" calcext:value-type="float">
            <text:p>-78.04508209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8.16904449" calcext:value-type="float">
            <text:p>-78.16904449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8.30082703" calcext:value-type="float">
            <text:p>-78.30082703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8.17810059" calcext:value-type="float">
            <text:p>-78.17810059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8.36759186" calcext:value-type="float">
            <text:p>-78.36759186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28494263" calcext:value-type="float">
            <text:p>-78.28494263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66382599" calcext:value-type="float">
            <text:p>-78.66382599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26869965" calcext:value-type="float">
            <text:p>-78.26869965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57966614" calcext:value-type="float">
            <text:p>-78.5796661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53362274" calcext:value-type="float">
            <text:p>-78.53362274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65834808" calcext:value-type="float">
            <text:p>-78.65834808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63584137" calcext:value-type="float">
            <text:p>-78.63584137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8.94112396" calcext:value-type="float">
            <text:p>-78.94112396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8.78229523" calcext:value-type="float">
            <text:p>-78.78229523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9.0565567" calcext:value-type="float">
            <text:p>-79.0565567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9.07920837" calcext:value-type="float">
            <text:p>-79.07920837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9.19622803" calcext:value-type="float">
            <text:p>-79.19622803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9.28965759" calcext:value-type="float">
            <text:p>-79.28965759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34483337" calcext:value-type="float">
            <text:p>-79.34483337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43195343" calcext:value-type="float">
            <text:p>-79.43195343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51379395" calcext:value-type="float">
            <text:p>-79.5137939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74708557" calcext:value-type="float">
            <text:p>-79.74708557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87947083" calcext:value-type="float">
            <text:p>-79.87947083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80.0619812" calcext:value-type="float">
            <text:p>-80.0619812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97465515" calcext:value-type="float">
            <text:p>-79.97465515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0.22211456" calcext:value-type="float">
            <text:p>-80.22211456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0.26674652" calcext:value-type="float">
            <text:p>-80.26674652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48059845" calcext:value-type="float">
            <text:p>-80.48059845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80.54840851" calcext:value-type="float">
            <text:p>-80.54840851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80.41927338" calcext:value-type="float">
            <text:p>-80.41927338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80.60521698" calcext:value-type="float">
            <text:p>-80.6052169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80.79594421" calcext:value-type="float">
            <text:p>-80.79594421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0.72465515" calcext:value-type="float">
            <text:p>-80.72465515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80.90007782" calcext:value-type="float">
            <text:p>-80.90007782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80.89167786" calcext:value-type="float">
            <text:p>-80.8916778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81.03522491" calcext:value-type="float">
            <text:p>-81.03522491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81.09441376" calcext:value-type="float">
            <text:p>-81.09441376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1.34954071" calcext:value-type="float">
            <text:p>-81.34954071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1.22132874" calcext:value-type="float">
            <text:p>-81.22132874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50151062" calcext:value-type="float">
            <text:p>-81.50151062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54804993" calcext:value-type="float">
            <text:p>-81.54804993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1.77304077" calcext:value-type="float">
            <text:p>-81.77304077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1.79165649" calcext:value-type="float">
            <text:p>-81.79165649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2.01823425" calcext:value-type="float">
            <text:p>-82.01823425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31525421" calcext:value-type="float">
            <text:p>-82.31525421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2.21207428" calcext:value-type="float">
            <text:p>-82.21207428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5747757" calcext:value-type="float">
            <text:p>-82.5747757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73722076" calcext:value-type="float">
            <text:p>-82.73722076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2.65701294" calcext:value-type="float">
            <text:p>-82.65701294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2.81443787" calcext:value-type="float">
            <text:p>-82.81443787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2.7127533" calcext:value-type="float">
            <text:p>-82.7127533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2.70776367" calcext:value-type="float">
            <text:p>-82.70776367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2.45830536" calcext:value-type="float">
            <text:p>-82.45830536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1.79011536" calcext:value-type="float">
            <text:p>-81.79011536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1.37641144" calcext:value-type="float">
            <text:p>-81.37641144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0.77909088" calcext:value-type="float">
            <text:p>-80.77909088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0.89556122" calcext:value-type="float">
            <text:p>-80.89556122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0.94765472" calcext:value-type="float">
            <text:p>-80.94765472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1.35512543" calcext:value-type="float">
            <text:p>-81.35512543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1.96287537" calcext:value-type="float">
            <text:p>-81.96287537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2.40366364" calcext:value-type="float">
            <text:p>-82.40366364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2.94445038" calcext:value-type="float">
            <text:p>-82.9444503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3.1023407" calcext:value-type="float">
            <text:p>-83.1023407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3.24184418" calcext:value-type="float">
            <text:p>-83.24184418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3.62315369" calcext:value-type="float">
            <text:p>-83.62315369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3.65687561" calcext:value-type="float">
            <text:p>-83.65687561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3.79216003" calcext:value-type="float">
            <text:p>-83.79216003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3.83226013" calcext:value-type="float">
            <text:p>-83.83226013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3.77966309" calcext:value-type="float">
            <text:p>-83.7796630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3.96374512" calcext:value-type="float">
            <text:p>-83.96374512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3.94355774" calcext:value-type="float">
            <text:p>-83.9435577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4.31581116" calcext:value-type="float">
            <text:p>-84.3158111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57905579" calcext:value-type="float">
            <text:p>-84.57905579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4.7463913" calcext:value-type="float">
            <text:p>-84.7463913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4.91526794" calcext:value-type="float">
            <text:p>-84.9152679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5.0236969" calcext:value-type="float">
            <text:p>-85.0236969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5.24474335" calcext:value-type="float">
            <text:p>-85.24474335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5.31938171" calcext:value-type="float">
            <text:p>-85.31938171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5.59632874" calcext:value-type="float">
            <text:p>-85.59632874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5.43264008" calcext:value-type="float">
            <text:p>-85.43264008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5.74913788" calcext:value-type="float">
            <text:p>-85.74913788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5.93095398" calcext:value-type="float">
            <text:p>-85.93095398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6.15500641" calcext:value-type="float">
            <text:p>-86.15500641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5.92641449" calcext:value-type="float">
            <text:p>-85.92641449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6.28398895" calcext:value-type="float">
            <text:p>-86.2839889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30430603" calcext:value-type="float">
            <text:p>-86.30430603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6.3901062" calcext:value-type="float">
            <text:p>-86.3901062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38067627" calcext:value-type="float">
            <text:p>-86.38067627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6.57923126" calcext:value-type="float">
            <text:p>-86.57923126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6.4238739" calcext:value-type="float">
            <text:p>-86.4238739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43925476" calcext:value-type="float">
            <text:p>-86.43925476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6.77513885" calcext:value-type="float">
            <text:p>-86.77513885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6.93016052" calcext:value-type="float">
            <text:p>-86.93016052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6.75609589" calcext:value-type="float">
            <text:p>-86.75609589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6.97343445" calcext:value-type="float">
            <text:p>-86.97343445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7.07691193" calcext:value-type="float">
            <text:p>-87.07691193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7.01101685" calcext:value-type="float">
            <text:p>-87.01101685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7.07089233" calcext:value-type="float">
            <text:p>-87.07089233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7.26702881" calcext:value-type="float">
            <text:p>-87.26702881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7.09624481" calcext:value-type="float">
            <text:p>-87.09624481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7.23305511" calcext:value-type="float">
            <text:p>-87.23305511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7.37688446" calcext:value-type="float">
            <text:p>-87.3768844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7.11721039" calcext:value-type="float">
            <text:p>-87.11721039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7.2585144" calcext:value-type="float">
            <text:p>-87.2585144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7.37830353" calcext:value-type="float">
            <text:p>-87.37830353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7.6526947" calcext:value-type="float">
            <text:p>-87.6526947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7.63041687" calcext:value-type="float">
            <text:p>-87.63041687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7.40415955" calcext:value-type="float">
            <text:p>-87.40415955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7.72123718" calcext:value-type="float">
            <text:p>-87.72123718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7.53220367" calcext:value-type="float">
            <text:p>-87.53220367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7.56702423" calcext:value-type="float">
            <text:p>-87.56702423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7.78006744" calcext:value-type="float">
            <text:p>-87.78006744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7.76016235" calcext:value-type="float">
            <text:p>-87.76016235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7.74468231" calcext:value-type="float">
            <text:p>-87.74468231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7.91769409" calcext:value-type="float">
            <text:p>-87.91769409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7.83582306" calcext:value-type="float">
            <text:p>-87.83582306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69490814" calcext:value-type="float">
            <text:p>-87.6949081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7.91819763" calcext:value-type="float">
            <text:p>-87.91819763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7.88695526" calcext:value-type="float">
            <text:p>-87.8869552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8.00343323" calcext:value-type="float">
            <text:p>-88.00343323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7.92565918" calcext:value-type="float">
            <text:p>-87.92565918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8.0962677" calcext:value-type="float">
            <text:p>-88.096267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7.94889069" calcext:value-type="float">
            <text:p>-87.94889069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8.06362152" calcext:value-type="float">
            <text:p>-88.06362152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8.21636963" calcext:value-type="float">
            <text:p>-88.21636963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8.1186676" calcext:value-type="float">
            <text:p>-88.1186676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8.17233276" calcext:value-type="float">
            <text:p>-88.17233276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8.10873413" calcext:value-type="float">
            <text:p>-88.10873413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8.27924347" calcext:value-type="float">
            <text:p>-88.27924347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8.25389099" calcext:value-type="float">
            <text:p>-88.25389099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8.0193634" calcext:value-type="float">
            <text:p>-88.0193634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8.1447525" calcext:value-type="float">
            <text:p>-88.1447525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8.18383026" calcext:value-type="float">
            <text:p>-88.18383026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8.26454163" calcext:value-type="float">
            <text:p>-88.26454163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8.38906097" calcext:value-type="float">
            <text:p>-88.38906097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8.03173065" calcext:value-type="float">
            <text:p>-88.03173065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8.27775574" calcext:value-type="float">
            <text:p>-88.27775574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8.26014709" calcext:value-type="float">
            <text:p>-88.2601470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8.10997009" calcext:value-type="float">
            <text:p>-88.10997009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8.1993103" calcext:value-type="float">
            <text:p>-88.1993103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8.35511017" calcext:value-type="float">
            <text:p>-88.35511017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8.24497986" calcext:value-type="float">
            <text:p>-88.24497986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8.45589447" calcext:value-type="float">
            <text:p>-88.45589447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8.18553162" calcext:value-type="float">
            <text:p>-88.18553162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8.34431458" calcext:value-type="float">
            <text:p>-88.34431458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8.38444519" calcext:value-type="float">
            <text:p>-88.38444519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8.29083252" calcext:value-type="float">
            <text:p>-88.29083252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8.20374298" calcext:value-type="float">
            <text:p>-88.20374298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8.31095886" calcext:value-type="float">
            <text:p>-88.31095886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8.41151428" calcext:value-type="float">
            <text:p>-88.41151428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8.28953552" calcext:value-type="float">
            <text:p>-88.28953552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8.2642746" calcext:value-type="float">
            <text:p>-88.2642746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8.44923401" calcext:value-type="float">
            <text:p>-88.44923401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8.11997986" calcext:value-type="float">
            <text:p>-88.11997986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8.34264374" calcext:value-type="float">
            <text:p>-88.34264374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8.46006012" calcext:value-type="float">
            <text:p>-88.46006012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8.41706848" calcext:value-type="float">
            <text:p>-88.4170684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8.32670593" calcext:value-type="float">
            <text:p>-88.32670593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8.52359009" calcext:value-type="float">
            <text:p>-88.5235900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8.63832092" calcext:value-type="float">
            <text:p>-88.63832092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8.52617645" calcext:value-type="float">
            <text:p>-88.5261764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8.45684814" calcext:value-type="float">
            <text:p>-88.45684814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8.42967224" calcext:value-type="float">
            <text:p>-88.42967224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8.62618256" calcext:value-type="float">
            <text:p>-88.62618256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8.48429871" calcext:value-type="float">
            <text:p>-88.48429871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8.60102081" calcext:value-type="float">
            <text:p>-88.60102081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8.65510559" calcext:value-type="float">
            <text:p>-88.65510559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8.47790527" calcext:value-type="float">
            <text:p>-88.47790527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8.70385742" calcext:value-type="float">
            <text:p>-88.70385742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8.477005" calcext:value-type="float">
            <text:p>-88.477005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8.62049866" calcext:value-type="float">
            <text:p>-88.62049866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8.48872375" calcext:value-type="float">
            <text:p>-88.48872375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8.63911438" calcext:value-type="float">
            <text:p>-88.6391143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8.85544586" calcext:value-type="float">
            <text:p>-88.85544586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8.74047089" calcext:value-type="float">
            <text:p>-88.74047089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8.65634155" calcext:value-type="float">
            <text:p>-88.65634155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8.6967926" calcext:value-type="float">
            <text:p>-88.6967926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8.58049011" calcext:value-type="float">
            <text:p>-88.58049011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8.61076355" calcext:value-type="float">
            <text:p>-88.61076355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8.75456238" calcext:value-type="float">
            <text:p>-88.75456238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8.82741547" calcext:value-type="float">
            <text:p>-88.82741547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8.88423157" calcext:value-type="float">
            <text:p>-88.88423157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8.76738739" calcext:value-type="float">
            <text:p>-88.76738739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8.47624207" calcext:value-type="float">
            <text:p>-88.47624207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7.89150238" calcext:value-type="float">
            <text:p>-87.89150238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7.00058746" calcext:value-type="float">
            <text:p>-87.0005874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5.76646423" calcext:value-type="float">
            <text:p>-85.76646423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5.01359558" calcext:value-type="float">
            <text:p>-85.01359558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4.56606293" calcext:value-type="float">
            <text:p>-84.56606293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5.07480621" calcext:value-type="float">
            <text:p>-85.07480621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5.64246368" calcext:value-type="float">
            <text:p>-85.64246368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6.30395508" calcext:value-type="float">
            <text:p>-86.30395508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6.65234375" calcext:value-type="float">
            <text:p>-86.65234375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7.28807831" calcext:value-type="float">
            <text:p>-87.2880783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7.51979065" calcext:value-type="float">
            <text:p>-87.51979065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7.98431396" calcext:value-type="float">
            <text:p>-87.98431396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8.37860107" calcext:value-type="float">
            <text:p>-88.37860107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8.6580658" calcext:value-type="float">
            <text:p>-88.6580658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8.76174164" calcext:value-type="float">
            <text:p>-88.76174164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8.72401428" calcext:value-type="float">
            <text:p>-88.72401428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8.25696564" calcext:value-type="float">
            <text:p>-88.25696564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7.92559814" calcext:value-type="float">
            <text:p>-87.92559814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7.58850861" calcext:value-type="float">
            <text:p>-87.5885086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7.75347137" calcext:value-type="float">
            <text:p>-87.75347137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7.92879486" calcext:value-type="float">
            <text:p>-87.92879486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8.29606628" calcext:value-type="float">
            <text:p>-88.29606628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61197662" calcext:value-type="float">
            <text:p>-88.61197662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8.82744598" calcext:value-type="float">
            <text:p>-88.82744598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9.03464508" calcext:value-type="float">
            <text:p>-89.03464508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89437866" calcext:value-type="float">
            <text:p>-88.89437866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27845001" calcext:value-type="float">
            <text:p>-88.27845001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37818909" calcext:value-type="float">
            <text:p>-87.37818909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5.89188385" calcext:value-type="float">
            <text:p>-85.89188385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4.3313446" calcext:value-type="float">
            <text:p>-84.3313446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3.43688202" calcext:value-type="float">
            <text:p>-83.43688202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3.55397797" calcext:value-type="float">
            <text:p>-83.5539779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4.64640045" calcext:value-type="float">
            <text:p>-84.64640045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5.92086792" calcext:value-type="float">
            <text:p>-85.92086792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71774292" calcext:value-type="float">
            <text:p>-87.71774292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66079712" calcext:value-type="float">
            <text:p>-88.6607971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9.01382446" calcext:value-type="float">
            <text:p>-89.01382446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9.112854" calcext:value-type="float">
            <text:p>-89.112854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9.1989975" calcext:value-type="float">
            <text:p>-89.1989975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9.0427475" calcext:value-type="float">
            <text:p>-89.042747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9.12486267" calcext:value-type="float">
            <text:p>-89.12486267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9.24235535" calcext:value-type="float">
            <text:p>-89.24235535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9.17856598" calcext:value-type="float">
            <text:p>-89.17856598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9.06654358" calcext:value-type="float">
            <text:p>-89.0665435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9.20359802" calcext:value-type="float">
            <text:p>-89.20359802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9.35029602" calcext:value-type="float">
            <text:p>-89.35029602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96179199" calcext:value-type="float">
            <text:p>-88.96179199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96273041" calcext:value-type="float">
            <text:p>-88.9627304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8.78778076" calcext:value-type="float">
            <text:p>-88.78778076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8.59721375" calcext:value-type="float">
            <text:p>-88.59721375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8.67677307" calcext:value-type="float">
            <text:p>-88.6767730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8.66364288" calcext:value-type="float">
            <text:p>-88.66364288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8.70848083" calcext:value-type="float">
            <text:p>-88.70848083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7751236" calcext:value-type="float">
            <text:p>-88.7751236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78384399" calcext:value-type="float">
            <text:p>-88.783843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18:08:22.839367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9T18:26:52.189531503</dc:date>
    <meta:editing-duration>PT17M59S</meta:editing-duration>
    <meta:editing-cycles>4</meta:editing-cycles>
    <meta:generator>LibreOffice/5.1.6.2$Linux_X86_64 LibreOffice_project/10m0$Build-2</meta:generator>
    <meta:document-statistic meta:table-count="5" meta:cell-count="98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4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cc" draw:fill-color="#0000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061cm" svg:height="19.34cm" xlink:href=".." xlink:type="simple" chart:class="chart:scatter" chart:style-name="ch1">
        <chart:title svg:x="14.274cm" svg:y="0.522cm" chart:style-name="ch2">
          <text:p>Noise Figure Measurement</text:p>
        </chart:title>
        <chart:subtitle svg:x="13.389cm" svg:y="1.004cm" chart:style-name="ch3">
          <text:p>With and Withut Output Protection Diodes</text:p>
        </chart:subtitle>
        <chart:legend svg:x="25.477cm" svg:y="3.975cm" style:legend-expansion="custom" chartooo:width="5.87cm" chartooo:height="1.096cm" style:legend-expansion-aspect-ratio="5.35583941605839" chart:style-name="ch4"/>
        <chart:plot-area chart:style-name="ch5" table:cell-range-address="'Noise Figure'.B2:'Noise Figure'.B463 'Noise Figure'.G2:'Noise Figure'.G463 'Noise Figure'.K2:'Noise Figure'.K463" chart:data-source-has-labels="row" svg:x="1.692cm" svg:y="2.756cm" svg:width="31.688cm" svg:height="15.217cm">
          <chartooo:coordinate-region svg:x="2.128cm" svg:y="2.955cm" svg:width="30.787cm" svg:height="14.371cm"/>
          <chart:axis chart:dimension="x" chart:name="primary-x" chart:style-name="ch6">
            <chart:title svg:x="16.262cm" svg:y="18.359cm" chart:style-name="ch7">
              <text:p>Frequency [MHz]</text:p>
            </chart:title>
          </chart:axis>
          <chart:axis chart:dimension="y" chart:name="primary-y" chart:style-name="ch8">
            <chart:title svg:x="0.451cm" svg:y="11.665cm" chart:style-name="ch9">
              <text:p>Noise Figure [dB]</text:p>
            </chart:title>
            <chart:grid chart:style-name="ch10" chart:class="major"/>
          </chart:axis>
          <chart:series chart:style-name="ch11" chart:values-cell-range-address="'Noise Figure'.G3:'Noise Figure'.G463" chart:label-cell-address="'Noise Figure'.G2:'Noise Figure'.G2" chart:class="chart:scatter">
            <chart:domain table:cell-range-address="'Noise Figure'.B3:'Noise Figure'.B463"/>
            <chart:data-point chart:repeated="461"/>
          </chart:series>
          <chart:series chart:style-name="ch12" chart:values-cell-range-address="'Noise Figure'.K3:'Noise Figure'.K463" chart:label-cell-address="'Noise Figure'.K2:'Noise Figure'.K2" chart:class="chart:scatter">
            <chart:data-point chart:repeated="4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ise Figure, No Diodes [dB]</text:p>
                <draw:g>
                  <svg:desc>'Noise Figure'.G2:'Noise Figure'.G2</svg:desc>
                </draw:g>
              </table:table-cell>
              <table:table-cell office:value-type="string">
                <text:p>Noise Figure, With Diodes [dB]</text:p>
                <draw:g>
                  <svg:desc>'Noise Figure'.K2:'Noise Figure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ise Figure'.B3:'Noise Figure'.B463</svg:desc>
                </draw:g>
              </table:table-cell>
              <table:table-cell office:value-type="float" office:value="27.0319943452842">
                <text:p>27.0319943452842</text:p>
                <draw:g>
                  <svg:desc>'Noise Figure'.G3:'Noise Figure'.G463</svg:desc>
                </draw:g>
              </table:table-cell>
              <table:table-cell office:value-type="float" office:value="41.5436220174492">
                <text:p>41.5436220174492</text:p>
                <draw:g>
                  <svg:desc>'Noise Figure'.K3:'Noise Figure'.K4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27.0251209310272">
                <text:p>27.0251209310272</text:p>
              </table:table-cell>
              <table:table-cell office:value-type="float" office:value="41.45779426999">
                <text:p>41.4577942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27.0495745012215">
                <text:p>27.0495745012215</text:p>
              </table:table-cell>
              <table:table-cell office:value-type="float" office:value="41.5320797037789">
                <text:p>41.5320797037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27.1076685427995">
                <text:p>27.1076685427995</text:p>
              </table:table-cell>
              <table:table-cell office:value-type="float" office:value="41.995849494088">
                <text:p>41.995849494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27.123984176695">
                <text:p>27.123984176695</text:p>
              </table:table-cell>
              <table:table-cell office:value-type="float" office:value="41.7669050233692">
                <text:p>41.7669050233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27.0044018432632">
                <text:p>27.0044018432632</text:p>
              </table:table-cell>
              <table:table-cell office:value-type="float" office:value="39.4212913976933">
                <text:p>39.4212913976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27.7421901067631">
                <text:p>27.7421901067631</text:p>
              </table:table-cell>
              <table:table-cell office:value-type="float" office:value="37.2354705862176">
                <text:p>37.2354705862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26.8870916010706">
                <text:p>26.8870916010706</text:p>
              </table:table-cell>
              <table:table-cell office:value-type="float" office:value="29.2867752671335">
                <text:p>29.286775267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23.0929648295247">
                <text:p>23.0929648295247</text:p>
              </table:table-cell>
              <table:table-cell office:value-type="float" office:value="22.7592847804532">
                <text:p>22.7592847804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19.2069491229633">
                <text:p>19.2069491229633</text:p>
              </table:table-cell>
              <table:table-cell office:value-type="float" office:value="18.0902912393557">
                <text:p>18.0902912393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17.1352034159524">
                <text:p>17.1352034159524</text:p>
              </table:table-cell>
              <table:table-cell office:value-type="float" office:value="15.8185161478145">
                <text:p>15.8185161478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14.327059656521">
                <text:p>14.327059656521</text:p>
              </table:table-cell>
              <table:table-cell office:value-type="float" office:value="13.7210043946391">
                <text:p>13.7210043946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12.4399610915484">
                <text:p>12.4399610915484</text:p>
              </table:table-cell>
              <table:table-cell office:value-type="float" office:value="11.0087996743628">
                <text:p>11.0087996743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12.7566453619339">
                <text:p>12.7566453619339</text:p>
              </table:table-cell>
              <table:table-cell office:value-type="float" office:value="9.86489037864823">
                <text:p>9.86489037864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11.167516139436">
                <text:p>11.167516139436</text:p>
              </table:table-cell>
              <table:table-cell office:value-type="float" office:value="9.88278131711622">
                <text:p>9.88278131711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10.3313010193233">
                <text:p>10.3313010193233</text:p>
              </table:table-cell>
              <table:table-cell office:value-type="float" office:value="8.75336849135421">
                <text:p>8.75336849135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9.01465306571825">
                <text:p>9.01465306571825</text:p>
              </table:table-cell>
              <table:table-cell office:value-type="float" office:value="7.80975953924538">
                <text:p>7.80975953924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8.70795906895305">
                <text:p>8.70795906895305</text:p>
              </table:table-cell>
              <table:table-cell office:value-type="float" office:value="6.63191423885126">
                <text:p>6.63191423885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7.49288542640657">
                <text:p>7.49288542640657</text:p>
              </table:table-cell>
              <table:table-cell office:value-type="float" office:value="5.25557964035734">
                <text:p>5.25557964035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6.97079273523191">
                <text:p>6.97079273523191</text:p>
              </table:table-cell>
              <table:table-cell office:value-type="float" office:value="4.94333239894986">
                <text:p>4.94333239894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6.26499665707449">
                <text:p>6.26499665707449</text:p>
              </table:table-cell>
              <table:table-cell office:value-type="float" office:value="4.53723442686353">
                <text:p>4.53723442686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5.92561115688021">
                <text:p>5.92561115688021</text:p>
              </table:table-cell>
              <table:table-cell office:value-type="float" office:value="4.80007555755069">
                <text:p>4.80007555755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5.67473192353145">
                <text:p>5.67473192353145</text:p>
              </table:table-cell>
              <table:table-cell office:value-type="float" office:value="4.87175613262589">
                <text:p>4.87175613262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5.75364495375353">
                <text:p>5.75364495375353</text:p>
              </table:table-cell>
              <table:table-cell office:value-type="float" office:value="4.84137313622938">
                <text:p>4.841373136229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5.36007397019362">
                <text:p>5.36007397019362</text:p>
              </table:table-cell>
              <table:table-cell office:value-type="float" office:value="4.72662058776982">
                <text:p>4.72662058776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5.15109556768188">
                <text:p>5.15109556768188</text:p>
              </table:table-cell>
              <table:table-cell office:value-type="float" office:value="5.05233980104881">
                <text:p>5.05233980104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5.14015951214754">
                <text:p>5.14015951214754</text:p>
              </table:table-cell>
              <table:table-cell office:value-type="float" office:value="4.80168822456916">
                <text:p>4.80168822456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5.15548781759217">
                <text:p>5.15548781759217</text:p>
              </table:table-cell>
              <table:table-cell office:value-type="float" office:value="4.72003762247531">
                <text:p>4.72003762247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5.07187546894912">
                <text:p>5.07187546894912</text:p>
              </table:table-cell>
              <table:table-cell office:value-type="float" office:value="4.35745590105141">
                <text:p>4.35745590105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4.88466292724029">
                <text:p>4.88466292724029</text:p>
              </table:table-cell>
              <table:table-cell office:value-type="float" office:value="4.41259917565193">
                <text:p>4.41259917565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4.83156267740865">
                <text:p>4.83156267740865</text:p>
              </table:table-cell>
              <table:table-cell office:value-type="float" office:value="4.93348237241181">
                <text:p>4.93348237241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5.3025047227034">
                <text:p>5.3025047227034</text:p>
              </table:table-cell>
              <table:table-cell office:value-type="float" office:value="4.96690353804011">
                <text:p>4.96690353804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5.40992167869156">
                <text:p>5.40992167869156</text:p>
              </table:table-cell>
              <table:table-cell office:value-type="float" office:value="5.42359510944411">
                <text:p>5.42359510944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5.34507958473546">
                <text:p>5.34507958473546</text:p>
              </table:table-cell>
              <table:table-cell office:value-type="float" office:value="5.70611312545129">
                <text:p>5.70611312545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5.93683252719797">
                <text:p>5.93683252719797</text:p>
              </table:table-cell>
              <table:table-cell office:value-type="float" office:value="5.48551035733316">
                <text:p>5.48551035733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5.75090524385247">
                <text:p>5.75090524385247</text:p>
              </table:table-cell>
              <table:table-cell office:value-type="float" office:value="5.83156586469355">
                <text:p>5.83156586469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5.47923720992394">
                <text:p>5.47923720992394</text:p>
              </table:table-cell>
              <table:table-cell office:value-type="float" office:value="5.79084571480285">
                <text:p>5.790845714802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5.88636402318148">
                <text:p>5.88636402318148</text:p>
              </table:table-cell>
              <table:table-cell office:value-type="float" office:value="5.58873777242292">
                <text:p>5.58873777242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6.1183371703353">
                <text:p>6.1183371703353</text:p>
              </table:table-cell>
              <table:table-cell office:value-type="float" office:value="5.67688816579738">
                <text:p>5.67688816579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5.40372905054539">
                <text:p>5.40372905054539</text:p>
              </table:table-cell>
              <table:table-cell office:value-type="float" office:value="6.35717041135501">
                <text:p>6.35717041135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5.92085270235693">
                <text:p>5.92085270235693</text:p>
              </table:table-cell>
              <table:table-cell office:value-type="float" office:value="6.18203338173373">
                <text:p>6.18203338173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6.52110985383112">
                <text:p>6.52110985383112</text:p>
              </table:table-cell>
              <table:table-cell office:value-type="float" office:value="6.55541444692185">
                <text:p>6.55541444692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6.6522867523457">
                <text:p>6.6522867523457</text:p>
              </table:table-cell>
              <table:table-cell office:value-type="float" office:value="6.86237511010396">
                <text:p>6.86237511010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5.99351454519799">
                <text:p>5.99351454519799</text:p>
              </table:table-cell>
              <table:table-cell office:value-type="float" office:value="7.0588409573299">
                <text:p>7.0588409573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6.6240208099426">
                <text:p>6.6240208099426</text:p>
              </table:table-cell>
              <table:table-cell office:value-type="float" office:value="6.90108303268182">
                <text:p>6.90108303268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6.8273731381375">
                <text:p>6.8273731381375</text:p>
              </table:table-cell>
              <table:table-cell office:value-type="float" office:value="7.34850397988905">
                <text:p>7.34850397988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6.33997369877576">
                <text:p>6.33997369877576</text:p>
              </table:table-cell>
              <table:table-cell office:value-type="float" office:value="6.81210250087245">
                <text:p>6.81210250087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6.55676829536283">
                <text:p>6.55676829536283</text:p>
              </table:table-cell>
              <table:table-cell office:value-type="float" office:value="7.20776748108065">
                <text:p>7.20776748108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6.00905710771297">
                <text:p>6.00905710771297</text:p>
              </table:table-cell>
              <table:table-cell office:value-type="float" office:value="6.74336474100201">
                <text:p>6.74336474100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6.08742752140136">
                <text:p>6.08742752140136</text:p>
              </table:table-cell>
              <table:table-cell office:value-type="float" office:value="6.25553558681141">
                <text:p>6.25553558681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6.72680192244424">
                <text:p>6.72680192244424</text:p>
              </table:table-cell>
              <table:table-cell office:value-type="float" office:value="6.91337322173021">
                <text:p>6.91337322173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6.49380502366275">
                <text:p>6.49380502366275</text:p>
              </table:table-cell>
              <table:table-cell office:value-type="float" office:value="6.57280649782063">
                <text:p>6.57280649782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6.0098274506737">
                <text:p>6.0098274506737</text:p>
              </table:table-cell>
              <table:table-cell office:value-type="float" office:value="6.88726829737547">
                <text:p>6.88726829737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6.48336371664114">
                <text:p>6.48336371664114</text:p>
              </table:table-cell>
              <table:table-cell office:value-type="float" office:value="6.40662170576742">
                <text:p>6.40662170576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6.0029732802698">
                <text:p>6.0029732802698</text:p>
              </table:table-cell>
              <table:table-cell office:value-type="float" office:value="6.27093422733146">
                <text:p>6.27093422733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6.25350167249331">
                <text:p>6.25350167249331</text:p>
              </table:table-cell>
              <table:table-cell office:value-type="float" office:value="6.46082388384577">
                <text:p>6.46082388384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5.72706006983612">
                <text:p>5.72706006983612</text:p>
              </table:table-cell>
              <table:table-cell office:value-type="float" office:value="5.83389582508627">
                <text:p>5.83389582508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5.32937270081046">
                <text:p>5.32937270081046</text:p>
              </table:table-cell>
              <table:table-cell office:value-type="float" office:value="5.50268726724989">
                <text:p>5.50268726724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5.01729987377451">
                <text:p>5.01729987377451</text:p>
              </table:table-cell>
              <table:table-cell office:value-type="float" office:value="5.30881845960287">
                <text:p>5.30881845960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4.86305503762444">
                <text:p>4.86305503762444</text:p>
              </table:table-cell>
              <table:table-cell office:value-type="float" office:value="4.98144911178414">
                <text:p>4.98144911178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4.48223444780387">
                <text:p>4.48223444780387</text:p>
              </table:table-cell>
              <table:table-cell office:value-type="float" office:value="4.59347474782821">
                <text:p>4.59347474782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4.98742642363999">
                <text:p>4.98742642363999</text:p>
              </table:table-cell>
              <table:table-cell office:value-type="float" office:value="4.21086095478675">
                <text:p>4.21086095478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4.49075929620444">
                <text:p>4.49075929620444</text:p>
              </table:table-cell>
              <table:table-cell office:value-type="float" office:value="4.73659379147509">
                <text:p>4.73659379147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4.62460167785751">
                <text:p>4.62460167785751</text:p>
              </table:table-cell>
              <table:table-cell office:value-type="float" office:value="4.24867567503591">
                <text:p>4.24867567503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4.24756983039918">
                <text:p>4.24756983039918</text:p>
              </table:table-cell>
              <table:table-cell office:value-type="float" office:value="3.90787111253664">
                <text:p>3.90787111253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4.69822195055061">
                <text:p>4.69822195055061</text:p>
              </table:table-cell>
              <table:table-cell office:value-type="float" office:value="4.13782620192403">
                <text:p>4.13782620192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4.57111341371516">
                <text:p>4.57111341371516</text:p>
              </table:table-cell>
              <table:table-cell office:value-type="float" office:value="4.03652630746589">
                <text:p>4.03652630746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4.49530537945261">
                <text:p>4.49530537945261</text:p>
              </table:table-cell>
              <table:table-cell office:value-type="float" office:value="3.91783075528651">
                <text:p>3.917830755286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4.40317130989792">
                <text:p>4.40317130989792</text:p>
              </table:table-cell>
              <table:table-cell office:value-type="float" office:value="3.76630978287405">
                <text:p>3.76630978287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4.24567533905345">
                <text:p>4.24567533905345</text:p>
              </table:table-cell>
              <table:table-cell office:value-type="float" office:value="3.91050803516766">
                <text:p>3.910508035167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4.18944021436426">
                <text:p>4.18944021436426</text:p>
              </table:table-cell>
              <table:table-cell office:value-type="float" office:value="3.98845095081882">
                <text:p>3.98845095081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4.21337133327073">
                <text:p>4.21337133327073</text:p>
              </table:table-cell>
              <table:table-cell office:value-type="float" office:value="3.50622509630738">
                <text:p>3.50622509630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4.04279389114688">
                <text:p>4.04279389114688</text:p>
              </table:table-cell>
              <table:table-cell office:value-type="float" office:value="3.45523222216678">
                <text:p>3.45523222216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4.14485138646957">
                <text:p>4.14485138646957</text:p>
              </table:table-cell>
              <table:table-cell office:value-type="float" office:value="3.58339059907449">
                <text:p>3.583390599074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4.0109648907729">
                <text:p>4.0109648907729</text:p>
              </table:table-cell>
              <table:table-cell office:value-type="float" office:value="3.75794037270588">
                <text:p>3.75794037270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3.90042537194012">
                <text:p>3.90042537194012</text:p>
              </table:table-cell>
              <table:table-cell office:value-type="float" office:value="3.5994445335466">
                <text:p>3.5994445335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3.77213271277716">
                <text:p>3.77213271277716</text:p>
              </table:table-cell>
              <table:table-cell office:value-type="float" office:value="3.75185430925382">
                <text:p>3.75185430925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3.78305234785993">
                <text:p>3.78305234785993</text:p>
              </table:table-cell>
              <table:table-cell office:value-type="float" office:value="3.80735621212664">
                <text:p>3.80735621212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3.44622493579259">
                <text:p>3.44622493579259</text:p>
              </table:table-cell>
              <table:table-cell office:value-type="float" office:value="3.76784816161379">
                <text:p>3.76784816161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3.98697694065477">
                <text:p>3.98697694065477</text:p>
              </table:table-cell>
              <table:table-cell office:value-type="float" office:value="3.67111903301602">
                <text:p>3.6711190330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3.8059243371671">
                <text:p>3.8059243371671</text:p>
              </table:table-cell>
              <table:table-cell office:value-type="float" office:value="3.32653504985932">
                <text:p>3.326535049859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3.89535157771374">
                <text:p>3.89535157771374</text:p>
              </table:table-cell>
              <table:table-cell office:value-type="float" office:value="3.59721799948176">
                <text:p>3.59721799948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3.64775683381809">
                <text:p>3.64775683381809</text:p>
              </table:table-cell>
              <table:table-cell office:value-type="float" office:value="3.18853074870697">
                <text:p>3.18853074870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3.39563237420992">
                <text:p>3.39563237420992</text:p>
              </table:table-cell>
              <table:table-cell office:value-type="float" office:value="3.49340692103707">
                <text:p>3.49340692103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3.64896185735817">
                <text:p>3.64896185735817</text:p>
              </table:table-cell>
              <table:table-cell office:value-type="float" office:value="3.35797541800218">
                <text:p>3.35797541800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3.9127387494622">
                <text:p>3.9127387494622</text:p>
              </table:table-cell>
              <table:table-cell office:value-type="float" office:value="3.79293148796725">
                <text:p>3.79293148796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3.486797222376">
                <text:p>3.486797222376</text:p>
              </table:table-cell>
              <table:table-cell office:value-type="float" office:value="3.50888457169607">
                <text:p>3.50888457169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3.93159150472513">
                <text:p>3.93159150472513</text:p>
              </table:table-cell>
              <table:table-cell office:value-type="float" office:value="3.68375344951722">
                <text:p>3.683753449517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4.32373412707682">
                <text:p>4.32373412707682</text:p>
              </table:table-cell>
              <table:table-cell office:value-type="float" office:value="3.73713803773483">
                <text:p>3.73713803773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3.80167028460384">
                <text:p>3.80167028460384</text:p>
              </table:table-cell>
              <table:table-cell office:value-type="float" office:value="3.98827239685863">
                <text:p>3.98827239685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4.15823814356467">
                <text:p>4.15823814356467</text:p>
              </table:table-cell>
              <table:table-cell office:value-type="float" office:value="3.92096580855327">
                <text:p>3.92096580855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4.40755010198947">
                <text:p>4.40755010198947</text:p>
              </table:table-cell>
              <table:table-cell office:value-type="float" office:value="3.93894195805309">
                <text:p>3.93894195805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4.91648929361632">
                <text:p>4.91648929361632</text:p>
              </table:table-cell>
              <table:table-cell office:value-type="float" office:value="4.13735565830977">
                <text:p>4.137355658309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4.50467990687306">
                <text:p>4.50467990687306</text:p>
              </table:table-cell>
              <table:table-cell office:value-type="float" office:value="4.22972933663722">
                <text:p>4.22972933663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4.71687711224651">
                <text:p>4.71687711224651</text:p>
              </table:table-cell>
              <table:table-cell office:value-type="float" office:value="4.40245968633114">
                <text:p>4.40245968633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4.90188491265435">
                <text:p>4.90188491265435</text:p>
              </table:table-cell>
              <table:table-cell office:value-type="float" office:value="4.41973409388849">
                <text:p>4.419734093888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5.45255967293503">
                <text:p>5.45255967293503</text:p>
              </table:table-cell>
              <table:table-cell office:value-type="float" office:value="5.27614114405655">
                <text:p>5.276141144056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5.50937638182873">
                <text:p>5.50937638182873</text:p>
              </table:table-cell>
              <table:table-cell office:value-type="float" office:value="4.98417059554677">
                <text:p>4.98417059554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5.76800371344063">
                <text:p>5.76800371344063</text:p>
              </table:table-cell>
              <table:table-cell office:value-type="float" office:value="4.78825668927439">
                <text:p>4.788256689274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5.75278066657406">
                <text:p>5.75278066657406</text:p>
              </table:table-cell>
              <table:table-cell office:value-type="float" office:value="4.90862577333631">
                <text:p>4.90862577333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5.24988842383732">
                <text:p>5.24988842383732</text:p>
              </table:table-cell>
              <table:table-cell office:value-type="float" office:value="4.91502483297194">
                <text:p>4.91502483297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5.03535952908977">
                <text:p>5.03535952908977</text:p>
              </table:table-cell>
              <table:table-cell office:value-type="float" office:value="4.96629334766077">
                <text:p>4.966293347660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5.19924825240677">
                <text:p>5.19924825240677</text:p>
              </table:table-cell>
              <table:table-cell office:value-type="float" office:value="4.51898638449304">
                <text:p>4.51898638449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4.82250618208413">
                <text:p>4.82250618208413</text:p>
              </table:table-cell>
              <table:table-cell office:value-type="float" office:value="4.26788794061601">
                <text:p>4.26788794061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4.79576975451616">
                <text:p>4.79576975451616</text:p>
              </table:table-cell>
              <table:table-cell office:value-type="float" office:value="4.18177127570651">
                <text:p>4.181771275706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4.44368388366761">
                <text:p>4.44368388366761</text:p>
              </table:table-cell>
              <table:table-cell office:value-type="float" office:value="4.13106841075372">
                <text:p>4.13106841075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4.08581431781703">
                <text:p>4.08581431781703</text:p>
              </table:table-cell>
              <table:table-cell office:value-type="float" office:value="4.09842026328418">
                <text:p>4.09842026328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4.27325684057194">
                <text:p>4.27325684057194</text:p>
              </table:table-cell>
              <table:table-cell office:value-type="float" office:value="3.90248155383878">
                <text:p>3.90248155383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4.39643223787243">
                <text:p>4.39643223787243</text:p>
              </table:table-cell>
              <table:table-cell office:value-type="float" office:value="4.08360964144202">
                <text:p>4.08360964144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4.23774760274982">
                <text:p>4.23774760274982</text:p>
              </table:table-cell>
              <table:table-cell office:value-type="float" office:value="4.03227906835603">
                <text:p>4.03227906835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4.19857774863138">
                <text:p>4.19857774863138</text:p>
              </table:table-cell>
              <table:table-cell office:value-type="float" office:value="3.93957252443606">
                <text:p>3.939572524436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4.42544611724316">
                <text:p>4.42544611724316</text:p>
              </table:table-cell>
              <table:table-cell office:value-type="float" office:value="3.82608994175566">
                <text:p>3.82608994175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4.50511616115899">
                <text:p>4.50511616115899</text:p>
              </table:table-cell>
              <table:table-cell office:value-type="float" office:value="3.79175649355422">
                <text:p>3.791756493554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4.24383932960544">
                <text:p>4.24383932960544</text:p>
              </table:table-cell>
              <table:table-cell office:value-type="float" office:value="4.08125529246039">
                <text:p>4.08125529246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3.96312423751536">
                <text:p>3.96312423751536</text:p>
              </table:table-cell>
              <table:table-cell office:value-type="float" office:value="4.19440062394121">
                <text:p>4.19440062394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4.19911136520707">
                <text:p>4.19911136520707</text:p>
              </table:table-cell>
              <table:table-cell office:value-type="float" office:value="3.78534408553864">
                <text:p>3.78534408553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4.05094121879209">
                <text:p>4.05094121879209</text:p>
              </table:table-cell>
              <table:table-cell office:value-type="float" office:value="3.88692945423855">
                <text:p>3.88692945423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4.21210361740064">
                <text:p>4.21210361740064</text:p>
              </table:table-cell>
              <table:table-cell office:value-type="float" office:value="4.27665548131386">
                <text:p>4.27665548131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4.40789338367083">
                <text:p>4.40789338367083</text:p>
              </table:table-cell>
              <table:table-cell office:value-type="float" office:value="4.00434387326567">
                <text:p>4.004343873265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4.19381701881561">
                <text:p>4.19381701881561</text:p>
              </table:table-cell>
              <table:table-cell office:value-type="float" office:value="4.12084389501834">
                <text:p>4.12084389501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3.94206165015704">
                <text:p>3.94206165015704</text:p>
              </table:table-cell>
              <table:table-cell office:value-type="float" office:value="3.73269084666666">
                <text:p>3.732690846666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4.45116694810648">
                <text:p>4.45116694810648</text:p>
              </table:table-cell>
              <table:table-cell office:value-type="float" office:value="3.89754021486443">
                <text:p>3.89754021486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4.28218398970872">
                <text:p>4.28218398970872</text:p>
              </table:table-cell>
              <table:table-cell office:value-type="float" office:value="3.97634029385359">
                <text:p>3.97634029385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4.24772840525642">
                <text:p>4.24772840525642</text:p>
              </table:table-cell>
              <table:table-cell office:value-type="float" office:value="4.12071900517596">
                <text:p>4.12071900517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4.12913658706192">
                <text:p>4.12913658706192</text:p>
              </table:table-cell>
              <table:table-cell office:value-type="float" office:value="4.07557371431378">
                <text:p>4.075573714313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4.03889527119768">
                <text:p>4.03889527119768</text:p>
              </table:table-cell>
              <table:table-cell office:value-type="float" office:value="3.78233257595749">
                <text:p>3.78233257595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4.01818499808094">
                <text:p>4.01818499808094</text:p>
              </table:table-cell>
              <table:table-cell office:value-type="float" office:value="4.07050822387811">
                <text:p>4.070508223878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4.00436047753506">
                <text:p>4.00436047753506</text:p>
              </table:table-cell>
              <table:table-cell office:value-type="float" office:value="4.12692173925738">
                <text:p>4.12692173925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4.1636954785814">
                <text:p>4.1636954785814</text:p>
              </table:table-cell>
              <table:table-cell office:value-type="float" office:value="4.33904111955061">
                <text:p>4.33904111955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4.3245114810213">
                <text:p>4.3245114810213</text:p>
              </table:table-cell>
              <table:table-cell office:value-type="float" office:value="4.09512495265587">
                <text:p>4.09512495265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3.94556320734557">
                <text:p>3.94556320734557</text:p>
              </table:table-cell>
              <table:table-cell office:value-type="float" office:value="3.97769361649924">
                <text:p>3.977693616499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4.10924798747989">
                <text:p>4.10924798747989</text:p>
              </table:table-cell>
              <table:table-cell office:value-type="float" office:value="4.23316677169736">
                <text:p>4.23316677169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4.17456186605519">
                <text:p>4.17456186605519</text:p>
              </table:table-cell>
              <table:table-cell office:value-type="float" office:value="4.28268509989587">
                <text:p>4.282685099895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3.71531045179949">
                <text:p>3.71531045179949</text:p>
              </table:table-cell>
              <table:table-cell office:value-type="float" office:value="4.01274283262605">
                <text:p>4.01274283262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4.26226917397188">
                <text:p>4.26226917397188</text:p>
              </table:table-cell>
              <table:table-cell office:value-type="float" office:value="4.1157740014567">
                <text:p>4.11577400145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4.26434796299122">
                <text:p>4.26434796299122</text:p>
              </table:table-cell>
              <table:table-cell office:value-type="float" office:value="4.00499181380665">
                <text:p>4.00499181380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4.12454879138804">
                <text:p>4.12454879138804</text:p>
              </table:table-cell>
              <table:table-cell office:value-type="float" office:value="3.78301925220243">
                <text:p>3.78301925220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4.24826254889262">
                <text:p>4.24826254889262</text:p>
              </table:table-cell>
              <table:table-cell office:value-type="float" office:value="3.95431810663827">
                <text:p>3.95431810663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4.65685193300712">
                <text:p>4.65685193300712</text:p>
              </table:table-cell>
              <table:table-cell office:value-type="float" office:value="3.95429321807004">
                <text:p>3.95429321807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4.42929081707375">
                <text:p>4.42929081707375</text:p>
              </table:table-cell>
              <table:table-cell office:value-type="float" office:value="3.95933933882399">
                <text:p>3.95933933882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4.54283445983034">
                <text:p>4.54283445983034</text:p>
              </table:table-cell>
              <table:table-cell office:value-type="float" office:value="3.62061743506286">
                <text:p>3.620617435062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4.10494492114872">
                <text:p>4.10494492114872</text:p>
              </table:table-cell>
              <table:table-cell office:value-type="float" office:value="3.40583627343665">
                <text:p>3.405836273436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3.96805912768358">
                <text:p>3.96805912768358</text:p>
              </table:table-cell>
              <table:table-cell office:value-type="float" office:value="3.62457739062893">
                <text:p>3.62457739062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4.35469575697989">
                <text:p>4.35469575697989</text:p>
              </table:table-cell>
              <table:table-cell office:value-type="float" office:value="4.02725098048678">
                <text:p>4.02725098048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4.08178771131777">
                <text:p>4.08178771131777</text:p>
              </table:table-cell>
              <table:table-cell office:value-type="float" office:value="3.76259631160632">
                <text:p>3.76259631160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4.39256501992103">
                <text:p>4.39256501992103</text:p>
              </table:table-cell>
              <table:table-cell office:value-type="float" office:value="3.91439733137622">
                <text:p>3.91439733137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3.94170487298917">
                <text:p>3.94170487298917</text:p>
              </table:table-cell>
              <table:table-cell office:value-type="float" office:value="3.62731651947167">
                <text:p>3.62731651947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4.21594855574827">
                <text:p>4.21594855574827</text:p>
              </table:table-cell>
              <table:table-cell office:value-type="float" office:value="4.33507806247842">
                <text:p>4.33507806247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3.83559168260773">
                <text:p>3.83559168260773</text:p>
              </table:table-cell>
              <table:table-cell office:value-type="float" office:value="3.64944883299151">
                <text:p>3.64944883299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4.0734692681714">
                <text:p>4.0734692681714</text:p>
              </table:table-cell>
              <table:table-cell office:value-type="float" office:value="3.88504792133692">
                <text:p>3.885047921336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4.31656294558014">
                <text:p>4.31656294558014</text:p>
              </table:table-cell>
              <table:table-cell office:value-type="float" office:value="3.92720327671717">
                <text:p>3.92720327671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4.09471720345246">
                <text:p>4.09471720345246</text:p>
              </table:table-cell>
              <table:table-cell office:value-type="float" office:value="3.87913020705196">
                <text:p>3.879130207051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4.31210863685774">
                <text:p>4.31210863685774</text:p>
              </table:table-cell>
              <table:table-cell office:value-type="float" office:value="3.87620473618506">
                <text:p>3.87620473618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4.09925244598846">
                <text:p>4.09925244598846</text:p>
              </table:table-cell>
              <table:table-cell office:value-type="float" office:value="3.63067461050491">
                <text:p>3.630674610504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4.06769704015322">
                <text:p>4.06769704015322</text:p>
              </table:table-cell>
              <table:table-cell office:value-type="float" office:value="3.80170339134644">
                <text:p>3.80170339134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4.10109993160626">
                <text:p>4.10109993160626</text:p>
              </table:table-cell>
              <table:table-cell office:value-type="float" office:value="3.57940873225194">
                <text:p>3.57940873225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4.15594707511872">
                <text:p>4.15594707511872</text:p>
              </table:table-cell>
              <table:table-cell office:value-type="float" office:value="3.51435211618516">
                <text:p>3.51435211618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3.89628007740083">
                <text:p>3.89628007740083</text:p>
              </table:table-cell>
              <table:table-cell office:value-type="float" office:value="3.73975029944124">
                <text:p>3.73975029944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4.36777853145191">
                <text:p>4.36777853145191</text:p>
              </table:table-cell>
              <table:table-cell office:value-type="float" office:value="3.82075808969138">
                <text:p>3.82075808969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4.12506499909974">
                <text:p>4.12506499909974</text:p>
              </table:table-cell>
              <table:table-cell office:value-type="float" office:value="3.90400715976691">
                <text:p>3.904007159766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4.07091577373961">
                <text:p>4.07091577373961</text:p>
              </table:table-cell>
              <table:table-cell office:value-type="float" office:value="4.22561640190188">
                <text:p>4.22561640190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4.41336956819313">
                <text:p>4.41336956819313</text:p>
              </table:table-cell>
              <table:table-cell office:value-type="float" office:value="3.73002103845641">
                <text:p>3.730021038456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4.2250991826129">
                <text:p>4.2250991826129</text:p>
              </table:table-cell>
              <table:table-cell office:value-type="float" office:value="3.81132097618389">
                <text:p>3.811320976183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3.88595967779033">
                <text:p>3.88595967779033</text:p>
              </table:table-cell>
              <table:table-cell office:value-type="float" office:value="3.57785068734323">
                <text:p>3.57785068734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3.95697390703376">
                <text:p>3.95697390703376</text:p>
              </table:table-cell>
              <table:table-cell office:value-type="float" office:value="3.70169419073575">
                <text:p>3.70169419073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4.0435254387931">
                <text:p>4.0435254387931</text:p>
              </table:table-cell>
              <table:table-cell office:value-type="float" office:value="3.63598852800078">
                <text:p>3.635988528000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3.81455756671872">
                <text:p>3.81455756671872</text:p>
              </table:table-cell>
              <table:table-cell office:value-type="float" office:value="3.58522911898931">
                <text:p>3.585229118989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4.24115219915597">
                <text:p>4.24115219915597</text:p>
              </table:table-cell>
              <table:table-cell office:value-type="float" office:value="3.83018025033676">
                <text:p>3.830180250336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4.20388926713434">
                <text:p>4.20388926713434</text:p>
              </table:table-cell>
              <table:table-cell office:value-type="float" office:value="3.47246089597281">
                <text:p>3.47246089597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3.95905714118902">
                <text:p>3.95905714118902</text:p>
              </table:table-cell>
              <table:table-cell office:value-type="float" office:value="3.66732925411217">
                <text:p>3.667329254112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3.75121763035438">
                <text:p>3.75121763035438</text:p>
              </table:table-cell>
              <table:table-cell office:value-type="float" office:value="3.80945030408656">
                <text:p>3.80945030408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4.14390186784553">
                <text:p>4.14390186784553</text:p>
              </table:table-cell>
              <table:table-cell office:value-type="float" office:value="3.65365014576393">
                <text:p>3.65365014576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3.63711904193879">
                <text:p>3.63711904193879</text:p>
              </table:table-cell>
              <table:table-cell office:value-type="float" office:value="3.71044359462408">
                <text:p>3.71044359462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3.81739697311846">
                <text:p>3.81739697311846</text:p>
              </table:table-cell>
              <table:table-cell office:value-type="float" office:value="3.60167116385871">
                <text:p>3.601671163858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3.98922742366676">
                <text:p>3.98922742366676</text:p>
              </table:table-cell>
              <table:table-cell office:value-type="float" office:value="3.67738634639479">
                <text:p>3.67738634639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3.6338100883006">
                <text:p>3.6338100883006</text:p>
              </table:table-cell>
              <table:table-cell office:value-type="float" office:value="3.87480422230112">
                <text:p>3.87480422230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3.79262533216627">
                <text:p>3.79262533216627</text:p>
              </table:table-cell>
              <table:table-cell office:value-type="float" office:value="3.5680087103385">
                <text:p>3.56800871033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3.87530972877429">
                <text:p>3.87530972877429</text:p>
              </table:table-cell>
              <table:table-cell office:value-type="float" office:value="3.89754850598242">
                <text:p>3.89754850598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3.68699095123539">
                <text:p>3.68699095123539</text:p>
              </table:table-cell>
              <table:table-cell office:value-type="float" office:value="3.48219638297991">
                <text:p>3.48219638297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3.87608872774798">
                <text:p>3.87608872774798</text:p>
              </table:table-cell>
              <table:table-cell office:value-type="float" office:value="4.19877785282823">
                <text:p>4.19877785282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3.95763788577995">
                <text:p>3.95763788577995</text:p>
              </table:table-cell>
              <table:table-cell office:value-type="float" office:value="3.96906774126046">
                <text:p>3.969067741260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4.07954992677191">
                <text:p>4.07954992677191</text:p>
              </table:table-cell>
              <table:table-cell office:value-type="float" office:value="3.92280712036217">
                <text:p>3.92280712036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3.83658127967786">
                <text:p>3.83658127967786</text:p>
              </table:table-cell>
              <table:table-cell office:value-type="float" office:value="3.71219528796224">
                <text:p>3.712195287962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3.61354794160223">
                <text:p>3.61354794160223</text:p>
              </table:table-cell>
              <table:table-cell office:value-type="float" office:value="3.75316077753087">
                <text:p>3.753160777530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3.57338284802513">
                <text:p>3.57338284802513</text:p>
              </table:table-cell>
              <table:table-cell office:value-type="float" office:value="3.74652956085383">
                <text:p>3.746529560853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4.15980446666032">
                <text:p>4.15980446666032</text:p>
              </table:table-cell>
              <table:table-cell office:value-type="float" office:value="3.68867585166055">
                <text:p>3.68867585166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3.67888102437956">
                <text:p>3.67888102437956</text:p>
              </table:table-cell>
              <table:table-cell office:value-type="float" office:value="3.44814966789717">
                <text:p>3.44814966789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3.99032363728271">
                <text:p>3.99032363728271</text:p>
              </table:table-cell>
              <table:table-cell office:value-type="float" office:value="3.52713364713885">
                <text:p>3.52713364713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3.88222988791647">
                <text:p>3.88222988791647</text:p>
              </table:table-cell>
              <table:table-cell office:value-type="float" office:value="3.68478580322867">
                <text:p>3.684785803228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3.40358411236973">
                <text:p>3.40358411236973</text:p>
              </table:table-cell>
              <table:table-cell office:value-type="float" office:value="3.7316658866877">
                <text:p>3.73166588668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3.41477174128033">
                <text:p>3.41477174128033</text:p>
              </table:table-cell>
              <table:table-cell office:value-type="float" office:value="3.75691495261872">
                <text:p>3.756914952618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3.73819615556107">
                <text:p>3.73819615556107</text:p>
              </table:table-cell>
              <table:table-cell office:value-type="float" office:value="3.19636991123118">
                <text:p>3.196369911231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3.9139412130367">
                <text:p>3.9139412130367</text:p>
              </table:table-cell>
              <table:table-cell office:value-type="float" office:value="3.90774672230079">
                <text:p>3.907746722300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3.15358167117315">
                <text:p>3.15358167117315</text:p>
              </table:table-cell>
              <table:table-cell office:value-type="float" office:value="3.46857701253967">
                <text:p>3.468577012539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3.88373834916818">
                <text:p>3.88373834916818</text:p>
              </table:table-cell>
              <table:table-cell office:value-type="float" office:value="3.53822091107169">
                <text:p>3.53822091107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3.84854897260422">
                <text:p>3.84854897260422</text:p>
              </table:table-cell>
              <table:table-cell office:value-type="float" office:value="3.56065718090175">
                <text:p>3.56065718090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3.95975433739726">
                <text:p>3.95975433739726</text:p>
              </table:table-cell>
              <table:table-cell office:value-type="float" office:value="3.50930450149447">
                <text:p>3.50930450149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4.03667592389082">
                <text:p>4.03667592389082</text:p>
              </table:table-cell>
              <table:table-cell office:value-type="float" office:value="3.93534126754084">
                <text:p>3.935341267540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3.68960918281088">
                <text:p>3.68960918281088</text:p>
              </table:table-cell>
              <table:table-cell office:value-type="float" office:value="3.64608139233909">
                <text:p>3.646081392339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3.54037929652684">
                <text:p>3.54037929652684</text:p>
              </table:table-cell>
              <table:table-cell office:value-type="float" office:value="3.55570447379171">
                <text:p>3.555704473791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3.63272089934623">
                <text:p>3.63272089934623</text:p>
              </table:table-cell>
              <table:table-cell office:value-type="float" office:value="3.49762171104109">
                <text:p>3.49762171104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3.68679273730113">
                <text:p>3.68679273730113</text:p>
              </table:table-cell>
              <table:table-cell office:value-type="float" office:value="3.51556261830761">
                <text:p>3.515562618307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3.68581816481863">
                <text:p>3.68581816481863</text:p>
              </table:table-cell>
              <table:table-cell office:value-type="float" office:value="3.69483771388868">
                <text:p>3.694837713888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3.27790759081583">
                <text:p>3.27790759081583</text:p>
              </table:table-cell>
              <table:table-cell office:value-type="float" office:value="3.63812578619417">
                <text:p>3.638125786194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3.42032933268936">
                <text:p>3.42032933268936</text:p>
              </table:table-cell>
              <table:table-cell office:value-type="float" office:value="3.69818323427145">
                <text:p>3.698183234271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3.21928680782887">
                <text:p>3.21928680782887</text:p>
              </table:table-cell>
              <table:table-cell office:value-type="float" office:value="3.63062510023059">
                <text:p>3.63062510023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3.59327640706952">
                <text:p>3.59327640706952</text:p>
              </table:table-cell>
              <table:table-cell office:value-type="float" office:value="3.70580847424007">
                <text:p>3.70580847424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3.51352865820505">
                <text:p>3.51352865820505</text:p>
              </table:table-cell>
              <table:table-cell office:value-type="float" office:value="3.46619085141994">
                <text:p>3.466190851419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3.53420915283106">
                <text:p>3.53420915283106</text:p>
              </table:table-cell>
              <table:table-cell office:value-type="float" office:value="3.2941836067719">
                <text:p>3.2941836067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3.62558392664148">
                <text:p>3.62558392664148</text:p>
              </table:table-cell>
              <table:table-cell office:value-type="float" office:value="3.46979481080285">
                <text:p>3.469794810802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3.5854599646689">
                <text:p>3.5854599646689</text:p>
              </table:table-cell>
              <table:table-cell office:value-type="float" office:value="3.68392688553898">
                <text:p>3.683926885538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3.67401726244567">
                <text:p>3.67401726244567</text:p>
              </table:table-cell>
              <table:table-cell office:value-type="float" office:value="3.57461105537272">
                <text:p>3.574611055372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3.53210042035631">
                <text:p>3.53210042035631</text:p>
              </table:table-cell>
              <table:table-cell office:value-type="float" office:value="3.43605121341579">
                <text:p>3.43605121341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3.45453297658444">
                <text:p>3.45453297658444</text:p>
              </table:table-cell>
              <table:table-cell office:value-type="float" office:value="3.84413429503155">
                <text:p>3.844134295031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3.73299667523371">
                <text:p>3.73299667523371</text:p>
              </table:table-cell>
              <table:table-cell office:value-type="float" office:value="3.62723401799094">
                <text:p>3.627234017990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3.84315698129407">
                <text:p>3.84315698129407</text:p>
              </table:table-cell>
              <table:table-cell office:value-type="float" office:value="3.35086318402791">
                <text:p>3.350863184027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4.14093681819196">
                <text:p>4.14093681819196</text:p>
              </table:table-cell>
              <table:table-cell office:value-type="float" office:value="3.67264656713467">
                <text:p>3.672646567134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3.65676212153085">
                <text:p>3.65676212153085</text:p>
              </table:table-cell>
              <table:table-cell office:value-type="float" office:value="3.40201422321348">
                <text:p>3.402014223213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4.08974139253808">
                <text:p>4.08974139253808</text:p>
              </table:table-cell>
              <table:table-cell office:value-type="float" office:value="3.67036765658139">
                <text:p>3.67036765658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3.68899797383817">
                <text:p>3.68899797383817</text:p>
              </table:table-cell>
              <table:table-cell office:value-type="float" office:value="3.3847564194137">
                <text:p>3.38475641941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3.77977622235414">
                <text:p>3.77977622235414</text:p>
              </table:table-cell>
              <table:table-cell office:value-type="float" office:value="3.34000752381391">
                <text:p>3.340007523813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3.70504837746699">
                <text:p>3.70504837746699</text:p>
              </table:table-cell>
              <table:table-cell office:value-type="float" office:value="3.31382880918052">
                <text:p>3.31382880918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3.79647319350233">
                <text:p>3.79647319350233</text:p>
              </table:table-cell>
              <table:table-cell office:value-type="float" office:value="3.78783449721468">
                <text:p>3.787834497214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3.5725585618548">
                <text:p>3.5725585618548</text:p>
              </table:table-cell>
              <table:table-cell office:value-type="float" office:value="3.42098706811318">
                <text:p>3.420987068113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3.57014346413058">
                <text:p>3.57014346413058</text:p>
              </table:table-cell>
              <table:table-cell office:value-type="float" office:value="3.6383320953359">
                <text:p>3.63833209533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3.55459202554865">
                <text:p>3.55459202554865</text:p>
              </table:table-cell>
              <table:table-cell office:value-type="float" office:value="3.84499566165135">
                <text:p>3.844995661651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3.82320041010106">
                <text:p>3.82320041010106</text:p>
              </table:table-cell>
              <table:table-cell office:value-type="float" office:value="3.48823762605664">
                <text:p>3.488237626056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3.61162604521007">
                <text:p>3.61162604521007</text:p>
              </table:table-cell>
              <table:table-cell office:value-type="float" office:value="3.49760524512835">
                <text:p>3.497605245128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3.77994996468099">
                <text:p>3.77994996468099</text:p>
              </table:table-cell>
              <table:table-cell office:value-type="float" office:value="3.45826785143138">
                <text:p>3.45826785143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3.67835251617842">
                <text:p>3.67835251617842</text:p>
              </table:table-cell>
              <table:table-cell office:value-type="float" office:value="3.75188738649454">
                <text:p>3.751887386494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3.8495429497554">
                <text:p>3.8495429497554</text:p>
              </table:table-cell>
              <table:table-cell office:value-type="float" office:value="3.63504782900448">
                <text:p>3.635047829004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3.84343029564148">
                <text:p>3.84343029564148</text:p>
              </table:table-cell>
              <table:table-cell office:value-type="float" office:value="3.73859295486927">
                <text:p>3.738592954869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3.88136792565182">
                <text:p>3.88136792565182</text:p>
              </table:table-cell>
              <table:table-cell office:value-type="float" office:value="4.01725439155561">
                <text:p>4.01725439155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4.08068129193753">
                <text:p>4.08068129193753</text:p>
              </table:table-cell>
              <table:table-cell office:value-type="float" office:value="3.79362657026879">
                <text:p>3.793626570268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4.61780613883122">
                <text:p>4.61780613883122</text:p>
              </table:table-cell>
              <table:table-cell office:value-type="float" office:value="3.77401867715307">
                <text:p>3.774018677153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4.82562336295915">
                <text:p>4.82562336295915</text:p>
              </table:table-cell>
              <table:table-cell office:value-type="float" office:value="4.13114334865362">
                <text:p>4.131143348653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4.62132152238719">
                <text:p>4.62132152238719</text:p>
              </table:table-cell>
              <table:table-cell office:value-type="float" office:value="3.77538356089738">
                <text:p>3.775383560897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4.65578300943865">
                <text:p>4.65578300943865</text:p>
              </table:table-cell>
              <table:table-cell office:value-type="float" office:value="3.89852679070059">
                <text:p>3.898526790700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4.19510929469841">
                <text:p>4.19510929469841</text:p>
              </table:table-cell>
              <table:table-cell office:value-type="float" office:value="3.86061040924145">
                <text:p>3.860610409241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4.4249435696912">
                <text:p>4.4249435696912</text:p>
              </table:table-cell>
              <table:table-cell office:value-type="float" office:value="3.93511728441235">
                <text:p>3.935117284412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4.04534603279605">
                <text:p>4.04534603279605</text:p>
              </table:table-cell>
              <table:table-cell office:value-type="float" office:value="4.07961648211895">
                <text:p>4.079616482118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4.00890455844601">
                <text:p>4.00890455844601</text:p>
              </table:table-cell>
              <table:table-cell office:value-type="float" office:value="4.08491579777268">
                <text:p>4.08491579777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3.77938741581133">
                <text:p>3.77938741581133</text:p>
              </table:table-cell>
              <table:table-cell office:value-type="float" office:value="4.09075648114968">
                <text:p>4.090756481149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4.24607592999476">
                <text:p>4.24607592999476</text:p>
              </table:table-cell>
              <table:table-cell office:value-type="float" office:value="3.98071592260401">
                <text:p>3.980715922604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3.68904752376322">
                <text:p>3.68904752376322</text:p>
              </table:table-cell>
              <table:table-cell office:value-type="float" office:value="4.20550701227206">
                <text:p>4.205507012272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4.32981120616101">
                <text:p>4.32981120616101</text:p>
              </table:table-cell>
              <table:table-cell office:value-type="float" office:value="3.85872978056639">
                <text:p>3.858729780566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4.16977836424413">
                <text:p>4.16977836424413</text:p>
              </table:table-cell>
              <table:table-cell office:value-type="float" office:value="4.13744727354862">
                <text:p>4.137447273548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4.2131461489825">
                <text:p>4.2131461489825</text:p>
              </table:table-cell>
              <table:table-cell office:value-type="float" office:value="4.28337830126084">
                <text:p>4.28337830126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4.22018582899032">
                <text:p>4.22018582899032</text:p>
              </table:table-cell>
              <table:table-cell office:value-type="float" office:value="4.22031096069671">
                <text:p>4.220310960696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4.03441511916755">
                <text:p>4.03441511916755</text:p>
              </table:table-cell>
              <table:table-cell office:value-type="float" office:value="4.24696892196467">
                <text:p>4.246968921964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4.77133575532275">
                <text:p>4.77133575532275</text:p>
              </table:table-cell>
              <table:table-cell office:value-type="float" office:value="4.22137033401094">
                <text:p>4.221370334010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6.15195342170681">
                <text:p>6.15195342170681</text:p>
              </table:table-cell>
              <table:table-cell office:value-type="float" office:value="4.29447915845739">
                <text:p>4.294479158457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7.58377973547893">
                <text:p>7.58377973547893</text:p>
              </table:table-cell>
              <table:table-cell office:value-type="float" office:value="4.20944319679713">
                <text:p>4.209443196797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9.06686293134893">
                <text:p>9.06686293134893</text:p>
              </table:table-cell>
              <table:table-cell office:value-type="float" office:value="4.22055286100172">
                <text:p>4.220552861001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9.95287726438517">
                <text:p>9.95287726438517</text:p>
              </table:table-cell>
              <table:table-cell office:value-type="float" office:value="4.5134730584321">
                <text:p>4.51347305843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9.58635516578325">
                <text:p>9.58635516578325</text:p>
              </table:table-cell>
              <table:table-cell office:value-type="float" office:value="4.65515177647414">
                <text:p>4.655151776474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8.94414931970336">
                <text:p>8.94414931970336</text:p>
              </table:table-cell>
              <table:table-cell office:value-type="float" office:value="4.46603594275393">
                <text:p>4.466035942753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7.47489062587401">
                <text:p>7.47489062587401</text:p>
              </table:table-cell>
              <table:table-cell office:value-type="float" office:value="4.48668748816572">
                <text:p>4.486687488165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6.26071736305394">
                <text:p>6.26071736305394</text:p>
              </table:table-cell>
              <table:table-cell office:value-type="float" office:value="4.5835490687711">
                <text:p>4.58354906877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5.07513795054304">
                <text:p>5.07513795054304</text:p>
              </table:table-cell>
              <table:table-cell office:value-type="float" office:value="4.36841435143371">
                <text:p>4.368414351433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4.94967721723011">
                <text:p>4.94967721723011</text:p>
              </table:table-cell>
              <table:table-cell office:value-type="float" office:value="4.61611581559692">
                <text:p>4.61611581559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4.61217196530736">
                <text:p>4.61217196530736</text:p>
              </table:table-cell>
              <table:table-cell office:value-type="float" office:value="4.55539707570362">
                <text:p>4.555397075703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4.6978091513149">
                <text:p>4.6978091513149</text:p>
              </table:table-cell>
              <table:table-cell office:value-type="float" office:value="4.76787639550681">
                <text:p>4.767876395506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4.91658241902021">
                <text:p>4.91658241902021</text:p>
              </table:table-cell>
              <table:table-cell office:value-type="float" office:value="4.59797183012673">
                <text:p>4.597971830126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5.24692794018656">
                <text:p>5.24692794018656</text:p>
              </table:table-cell>
              <table:table-cell office:value-type="float" office:value="4.85007843777289">
                <text:p>4.850078437772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4.99586387196072">
                <text:p>4.99586387196072</text:p>
              </table:table-cell>
              <table:table-cell office:value-type="float" office:value="4.7687960603659">
                <text:p>4.76879606036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4.68518298067378">
                <text:p>4.68518298067378</text:p>
              </table:table-cell>
              <table:table-cell office:value-type="float" office:value="4.22751849810071">
                <text:p>4.22751849810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4.65741585984383">
                <text:p>4.65741585984383</text:p>
              </table:table-cell>
              <table:table-cell office:value-type="float" office:value="4.64052628495484">
                <text:p>4.640526284954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4.55298674099864">
                <text:p>4.55298674099864</text:p>
              </table:table-cell>
              <table:table-cell office:value-type="float" office:value="4.64177154412778">
                <text:p>4.641771544127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5.14649952630818">
                <text:p>5.14649952630818</text:p>
              </table:table-cell>
              <table:table-cell office:value-type="float" office:value="4.66796339438862">
                <text:p>4.667963394388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5.52448479059957">
                <text:p>5.52448479059957</text:p>
              </table:table-cell>
              <table:table-cell office:value-type="float" office:value="4.78304892211822">
                <text:p>4.783048922118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6.23865432927915">
                <text:p>6.23865432927915</text:p>
              </table:table-cell>
              <table:table-cell office:value-type="float" office:value="4.87563792518106">
                <text:p>4.875637925181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6.85748657080644">
                <text:p>6.85748657080644</text:p>
              </table:table-cell>
              <table:table-cell office:value-type="float" office:value="5.08445947689135">
                <text:p>5.084459476891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7.13881337709486">
                <text:p>7.13881337709486</text:p>
              </table:table-cell>
              <table:table-cell office:value-type="float" office:value="5.38574765932025">
                <text:p>5.385747659320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7.50600774235998">
                <text:p>7.50600774235998</text:p>
              </table:table-cell>
              <table:table-cell office:value-type="float" office:value="5.8299548925355">
                <text:p>5.8299548925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7.51639137453561">
                <text:p>7.51639137453561</text:p>
              </table:table-cell>
              <table:table-cell office:value-type="float" office:value="6.50158191825415">
                <text:p>6.501581918254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7.57990851555532">
                <text:p>7.57990851555532</text:p>
              </table:table-cell>
              <table:table-cell office:value-type="float" office:value="6.90135151581738">
                <text:p>6.901351515817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7.7246514231734">
                <text:p>7.7246514231734</text:p>
              </table:table-cell>
              <table:table-cell office:value-type="float" office:value="7.7225389636728">
                <text:p>7.72253896367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8.28944266397758">
                <text:p>8.28944266397758</text:p>
              </table:table-cell>
              <table:table-cell office:value-type="float" office:value="7.71591675944724">
                <text:p>7.715916759447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8.64304357559918">
                <text:p>8.64304357559918</text:p>
              </table:table-cell>
              <table:table-cell office:value-type="float" office:value="7.93628201234283">
                <text:p>7.936282012342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7.46542750577261">
                <text:p>7.46542750577261</text:p>
              </table:table-cell>
              <table:table-cell office:value-type="float" office:value="7.82593627204076">
                <text:p>7.825936272040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7.5713883960745">
                <text:p>7.5713883960745</text:p>
              </table:table-cell>
              <table:table-cell office:value-type="float" office:value="7.1545461631207">
                <text:p>7.15454616312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7.28867636983445">
                <text:p>7.28867636983445</text:p>
              </table:table-cell>
              <table:table-cell office:value-type="float" office:value="6.92337565682218">
                <text:p>6.923375656822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7.30108155389585">
                <text:p>7.30108155389585</text:p>
              </table:table-cell>
              <table:table-cell office:value-type="float" office:value="6.29392262662882">
                <text:p>6.293922626628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6.68987275198804">
                <text:p>6.68987275198804</text:p>
              </table:table-cell>
              <table:table-cell office:value-type="float" office:value="6.15163876953168">
                <text:p>6.151638769531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6.88705360620964">
                <text:p>6.88705360620964</text:p>
              </table:table-cell>
              <table:table-cell office:value-type="float" office:value="6.60915291441322">
                <text:p>6.609152914413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6.50376386739646">
                <text:p>6.50376386739646</text:p>
              </table:table-cell>
              <table:table-cell office:value-type="float" office:value="5.95953792590188">
                <text:p>5.959537925901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6.2663208971896">
                <text:p>6.2663208971896</text:p>
              </table:table-cell>
              <table:table-cell office:value-type="float" office:value="6.17522809651984">
                <text:p>6.175228096519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6.61518964777709">
                <text:p>6.61518964777709</text:p>
              </table:table-cell>
              <table:table-cell office:value-type="float" office:value="5.91606013974837">
                <text:p>5.916060139748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6.66943100743551">
                <text:p>6.66943100743551</text:p>
              </table:table-cell>
              <table:table-cell office:value-type="float" office:value="6.08063660607786">
                <text:p>6.080636606077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6.67279705224125">
                <text:p>6.67279705224125</text:p>
              </table:table-cell>
              <table:table-cell office:value-type="float" office:value="6.31758572449531">
                <text:p>6.317585724495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6.89353959590883">
                <text:p>6.89353959590883</text:p>
              </table:table-cell>
              <table:table-cell office:value-type="float" office:value="6.37548478604737">
                <text:p>6.375484786047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7.08553341452921">
                <text:p>7.08553341452921</text:p>
              </table:table-cell>
              <table:table-cell office:value-type="float" office:value="6.74691701554382">
                <text:p>6.74691701554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6.65176307949669">
                <text:p>6.65176307949669</text:p>
              </table:table-cell>
              <table:table-cell office:value-type="float" office:value="6.37516803312469">
                <text:p>6.375168033124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6.36898298789297">
                <text:p>6.36898298789297</text:p>
              </table:table-cell>
              <table:table-cell office:value-type="float" office:value="6.31479268390444">
                <text:p>6.314792683904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6.3517888662224">
                <text:p>6.3517888662224</text:p>
              </table:table-cell>
              <table:table-cell office:value-type="float" office:value="6.2825054050851">
                <text:p>6.28250540508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6.32847028487091">
                <text:p>6.32847028487091</text:p>
              </table:table-cell>
              <table:table-cell office:value-type="float" office:value="6.21595777793936">
                <text:p>6.215957777939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5.87464677692161">
                <text:p>5.87464677692161</text:p>
              </table:table-cell>
              <table:table-cell office:value-type="float" office:value="6.1817009657655">
                <text:p>6.18170096576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6.17874427970281">
                <text:p>6.17874427970281</text:p>
              </table:table-cell>
              <table:table-cell office:value-type="float" office:value="6.12965538240174">
                <text:p>6.129655382401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6.23882958660401">
                <text:p>6.23882958660401</text:p>
              </table:table-cell>
              <table:table-cell office:value-type="float" office:value="6.31171008516316">
                <text:p>6.31171008516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6.19315397641327">
                <text:p>6.19315397641327</text:p>
              </table:table-cell>
              <table:table-cell office:value-type="float" office:value="6.15079971886614">
                <text:p>6.150799718866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6.04473702213624">
                <text:p>6.04473702213624</text:p>
              </table:table-cell>
              <table:table-cell office:value-type="float" office:value="6.38412655052642">
                <text:p>6.38412655052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6.35962404909158">
                <text:p>6.35962404909158</text:p>
              </table:table-cell>
              <table:table-cell office:value-type="float" office:value="6.22948976797189">
                <text:p>6.229489767971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6.25692958620287">
                <text:p>6.25692958620287</text:p>
              </table:table-cell>
              <table:table-cell office:value-type="float" office:value="6.13936093467847">
                <text:p>6.139360934678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6.34994246838458">
                <text:p>6.34994246838458</text:p>
              </table:table-cell>
              <table:table-cell office:value-type="float" office:value="6.2146442803439">
                <text:p>6.21464428034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6.06442577767027">
                <text:p>6.06442577767027</text:p>
              </table:table-cell>
              <table:table-cell office:value-type="float" office:value="6.48468799562929">
                <text:p>6.484687995629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6.38040380593734">
                <text:p>6.38040380593734</text:p>
              </table:table-cell>
              <table:table-cell office:value-type="float" office:value="6.19873751321714">
                <text:p>6.198737513217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6.67049673710181">
                <text:p>6.67049673710181</text:p>
              </table:table-cell>
              <table:table-cell office:value-type="float" office:value="6.211579651433">
                <text:p>6.2115796514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6.70613993043479">
                <text:p>6.70613993043479</text:p>
              </table:table-cell>
              <table:table-cell office:value-type="float" office:value="6.50115792790314">
                <text:p>6.501157927903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6.67423594682593">
                <text:p>6.67423594682593</text:p>
              </table:table-cell>
              <table:table-cell office:value-type="float" office:value="6.6556775605163">
                <text:p>6.65567756051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6.65103525958011">
                <text:p>6.65103525958011</text:p>
              </table:table-cell>
              <table:table-cell office:value-type="float" office:value="6.47579866111202">
                <text:p>6.475798661112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6.88312691269143">
                <text:p>6.88312691269143</text:p>
              </table:table-cell>
              <table:table-cell office:value-type="float" office:value="6.79906481292579">
                <text:p>6.799064812925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6.9050837178694">
                <text:p>6.9050837178694</text:p>
              </table:table-cell>
              <table:table-cell office:value-type="float" office:value="7.28660786343564">
                <text:p>7.28660786343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6.62637975767381">
                <text:p>6.62637975767381</text:p>
              </table:table-cell>
              <table:table-cell office:value-type="float" office:value="6.68332387888607">
                <text:p>6.683323878886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6.86659404924271">
                <text:p>6.86659404924271</text:p>
              </table:table-cell>
              <table:table-cell office:value-type="float" office:value="6.57697671531869">
                <text:p>6.576976715318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7.01254613485433">
                <text:p>7.01254613485433</text:p>
              </table:table-cell>
              <table:table-cell office:value-type="float" office:value="7.27363795850345">
                <text:p>7.273637958503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6.96559011908704">
                <text:p>6.96559011908704</text:p>
              </table:table-cell>
              <table:table-cell office:value-type="float" office:value="6.87848533641283">
                <text:p>6.878485336412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7.41501765099578">
                <text:p>7.41501765099578</text:p>
              </table:table-cell>
              <table:table-cell office:value-type="float" office:value="6.8188979013972">
                <text:p>6.81889790139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6.85804063439005">
                <text:p>6.85804063439005</text:p>
              </table:table-cell>
              <table:table-cell office:value-type="float" office:value="7.16371190402408">
                <text:p>7.163711904024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6.84888218376621">
                <text:p>6.84888218376621</text:p>
              </table:table-cell>
              <table:table-cell office:value-type="float" office:value="7.35436943346565">
                <text:p>7.354369433465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7.44831845621213">
                <text:p>7.44831845621213</text:p>
              </table:table-cell>
              <table:table-cell office:value-type="float" office:value="7.34704918787168">
                <text:p>7.347049187871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6.8894152362885">
                <text:p>6.8894152362885</text:p>
              </table:table-cell>
              <table:table-cell office:value-type="float" office:value="7.58439441351424">
                <text:p>7.584394413514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7.19513301859806">
                <text:p>7.19513301859806</text:p>
              </table:table-cell>
              <table:table-cell office:value-type="float" office:value="7.18091367312192">
                <text:p>7.180913673121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7.44067134364843">
                <text:p>7.44067134364843</text:p>
              </table:table-cell>
              <table:table-cell office:value-type="float" office:value="7.57935815764748">
                <text:p>7.579358157647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7.78845981002648">
                <text:p>7.78845981002648</text:p>
              </table:table-cell>
              <table:table-cell office:value-type="float" office:value="8.08254408768332">
                <text:p>8.082544087683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7.41832669904393">
                <text:p>7.41832669904393</text:p>
              </table:table-cell>
              <table:table-cell office:value-type="float" office:value="7.81725859609128">
                <text:p>7.817258596091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7.62368164969488">
                <text:p>7.62368164969488</text:p>
              </table:table-cell>
              <table:table-cell office:value-type="float" office:value="8.0274933415206">
                <text:p>8.02749334152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7.57174601222258">
                <text:p>7.57174601222258</text:p>
              </table:table-cell>
              <table:table-cell office:value-type="float" office:value="7.46444119154241">
                <text:p>7.464441191542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7.52216591425788">
                <text:p>7.52216591425788</text:p>
              </table:table-cell>
              <table:table-cell office:value-type="float" office:value="8.01080799522546">
                <text:p>8.010807995225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7.51217338411772">
                <text:p>7.51217338411772</text:p>
              </table:table-cell>
              <table:table-cell office:value-type="float" office:value="8.3182452454871">
                <text:p>8.3182452454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8.11437838334305">
                <text:p>8.11437838334305</text:p>
              </table:table-cell>
              <table:table-cell office:value-type="float" office:value="8.0252797892004">
                <text:p>8.0252797892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7.78674885207549">
                <text:p>7.78674885207549</text:p>
              </table:table-cell>
              <table:table-cell office:value-type="float" office:value="8.21968211741875">
                <text:p>8.21968211741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7.97976536990583">
                <text:p>7.97976536990583</text:p>
              </table:table-cell>
              <table:table-cell office:value-type="float" office:value="8.32215207793892">
                <text:p>8.322152077938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7.911943626764">
                <text:p>7.911943626764</text:p>
              </table:table-cell>
              <table:table-cell office:value-type="float" office:value="8.2611202430257">
                <text:p>8.26112024302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8.20359280065187">
                <text:p>8.20359280065187</text:p>
              </table:table-cell>
              <table:table-cell office:value-type="float" office:value="8.28048894926099">
                <text:p>8.280488949260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8.48688159728092">
                <text:p>8.48688159728092</text:p>
              </table:table-cell>
              <table:table-cell office:value-type="float" office:value="8.57166585255335">
                <text:p>8.571665852553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8.38786639403335">
                <text:p>8.38786639403335</text:p>
              </table:table-cell>
              <table:table-cell office:value-type="float" office:value="8.50356770343404">
                <text:p>8.503567703434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8.61180613190879">
                <text:p>8.61180613190879</text:p>
              </table:table-cell>
              <table:table-cell office:value-type="float" office:value="8.80788508320925">
                <text:p>8.807885083209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8.46368535056975">
                <text:p>8.46368535056975</text:p>
              </table:table-cell>
              <table:table-cell office:value-type="float" office:value="8.95400133509974">
                <text:p>8.954001335099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9.01079153992669">
                <text:p>9.01079153992669</text:p>
              </table:table-cell>
              <table:table-cell office:value-type="float" office:value="8.89469926716835">
                <text:p>8.894699267168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8.88517737752216">
                <text:p>8.88517737752216</text:p>
              </table:table-cell>
              <table:table-cell office:value-type="float" office:value="9.09962251169058">
                <text:p>9.099622511690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9.08058210153572">
                <text:p>9.08058210153572</text:p>
              </table:table-cell>
              <table:table-cell office:value-type="float" office:value="9.15318280528466">
                <text:p>9.153182805284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9.27921989608501">
                <text:p>9.27921989608501</text:p>
              </table:table-cell>
              <table:table-cell office:value-type="float" office:value="9.39126136904779">
                <text:p>9.391261369047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8.80153784340005">
                <text:p>8.80153784340005</text:p>
              </table:table-cell>
              <table:table-cell office:value-type="float" office:value="9.21213617703578">
                <text:p>9.212136177035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9.13029315675872">
                <text:p>9.13029315675872</text:p>
              </table:table-cell>
              <table:table-cell office:value-type="float" office:value="9.59574134047977">
                <text:p>9.595741340479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9.18357372874998">
                <text:p>9.18357372874998</text:p>
              </table:table-cell>
              <table:table-cell office:value-type="float" office:value="9.50135747478812">
                <text:p>9.501357474788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9.37770501984726">
                <text:p>9.37770501984726</text:p>
              </table:table-cell>
              <table:table-cell office:value-type="float" office:value="9.43505852972634">
                <text:p>9.435058529726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9.41712574191908">
                <text:p>9.41712574191908</text:p>
              </table:table-cell>
              <table:table-cell office:value-type="float" office:value="9.69242191608159">
                <text:p>9.692421916081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9.267567082854">
                <text:p>9.267567082854</text:p>
              </table:table-cell>
              <table:table-cell office:value-type="float" office:value="9.584117751568">
                <text:p>9.5841177515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9.32820878100089">
                <text:p>9.32820878100089</text:p>
              </table:table-cell>
              <table:table-cell office:value-type="float" office:value="10.0495582277954">
                <text:p>10.04955822779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9.59308933715061">
                <text:p>9.59308933715061</text:p>
              </table:table-cell>
              <table:table-cell office:value-type="float" office:value="9.83865154418951">
                <text:p>9.838651544189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9.85727245745406">
                <text:p>9.85727245745406</text:p>
              </table:table-cell>
              <table:table-cell office:value-type="float" office:value="9.84045135688912">
                <text:p>9.840451356889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10.0659581895574">
                <text:p>10.0659581895574</text:p>
              </table:table-cell>
              <table:table-cell office:value-type="float" office:value="10.1789553482275">
                <text:p>10.17895534822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10.5197738174271">
                <text:p>10.5197738174271</text:p>
              </table:table-cell>
              <table:table-cell office:value-type="float" office:value="10.4849445912194">
                <text:p>10.48494459121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10.2431789728729">
                <text:p>10.2431789728729</text:p>
              </table:table-cell>
              <table:table-cell office:value-type="float" office:value="10.3307214592453">
                <text:p>10.33072145924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10.2148684172675">
                <text:p>10.2148684172675</text:p>
              </table:table-cell>
              <table:table-cell office:value-type="float" office:value="10.155196588946">
                <text:p>10.1551965889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10.0782040480478">
                <text:p>10.0782040480478</text:p>
              </table:table-cell>
              <table:table-cell office:value-type="float" office:value="10.1755427079415">
                <text:p>10.17554270794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10.6881411252334">
                <text:p>10.6881411252334</text:p>
              </table:table-cell>
              <table:table-cell office:value-type="float" office:value="10.8591286483806">
                <text:p>10.85912864838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10.8401409084892">
                <text:p>10.8401409084892</text:p>
              </table:table-cell>
              <table:table-cell office:value-type="float" office:value="10.5510803204786">
                <text:p>10.55108032047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10.924692744896">
                <text:p>10.924692744896</text:p>
              </table:table-cell>
              <table:table-cell office:value-type="float" office:value="10.8125924717436">
                <text:p>10.81259247174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10.6733277118653">
                <text:p>10.6733277118653</text:p>
              </table:table-cell>
              <table:table-cell office:value-type="float" office:value="11.1336909584382">
                <text:p>11.13369095843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10.9990427830471">
                <text:p>10.9990427830471</text:p>
              </table:table-cell>
              <table:table-cell office:value-type="float" office:value="11.162341176971">
                <text:p>11.1623411769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10.8926608426609">
                <text:p>10.8926608426609</text:p>
              </table:table-cell>
              <table:table-cell office:value-type="float" office:value="11.0314373994163">
                <text:p>11.03143739941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11.2823930750243">
                <text:p>11.2823930750243</text:p>
              </table:table-cell>
              <table:table-cell office:value-type="float" office:value="11.4025690526005">
                <text:p>11.40256905260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11.737603960002">
                <text:p>11.737603960002</text:p>
              </table:table-cell>
              <table:table-cell office:value-type="float" office:value="10.8978796198118">
                <text:p>10.89787961981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10.8540875414972">
                <text:p>10.8540875414972</text:p>
              </table:table-cell>
              <table:table-cell office:value-type="float" office:value="11.6113015726563">
                <text:p>11.61130157265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11.3768156338449">
                <text:p>11.3768156338449</text:p>
              </table:table-cell>
              <table:table-cell office:value-type="float" office:value="11.5494990225709">
                <text:p>11.54949902257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12.0899450049052">
                <text:p>12.0899450049052</text:p>
              </table:table-cell>
              <table:table-cell office:value-type="float" office:value="11.369782104587">
                <text:p>11.3697821045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11.3810987362128">
                <text:p>11.3810987362128</text:p>
              </table:table-cell>
              <table:table-cell office:value-type="float" office:value="11.363204975456">
                <text:p>11.3632049754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11.4127663104725">
                <text:p>11.4127663104725</text:p>
              </table:table-cell>
              <table:table-cell office:value-type="float" office:value="12.2109448340971">
                <text:p>12.21094483409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11.6186395346601">
                <text:p>11.6186395346601</text:p>
              </table:table-cell>
              <table:table-cell office:value-type="float" office:value="11.7216191920586">
                <text:p>11.72161919205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12.1433212223427">
                <text:p>12.1433212223427</text:p>
              </table:table-cell>
              <table:table-cell office:value-type="float" office:value="11.9336517308865">
                <text:p>11.93365173088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11.8886539940045">
                <text:p>11.8886539940045</text:p>
              </table:table-cell>
              <table:table-cell office:value-type="float" office:value="12.0873675670547">
                <text:p>12.08736756705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12.6433287704374">
                <text:p>12.6433287704374</text:p>
              </table:table-cell>
              <table:table-cell office:value-type="float" office:value="12.3304639476443">
                <text:p>12.33046394764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12.6209682658672">
                <text:p>12.6209682658672</text:p>
              </table:table-cell>
              <table:table-cell office:value-type="float" office:value="11.9531125699151">
                <text:p>11.95311256991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12.156142228993">
                <text:p>12.156142228993</text:p>
              </table:table-cell>
              <table:table-cell office:value-type="float" office:value="12.3571852325252">
                <text:p>12.35718523252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12.1799412798946">
                <text:p>12.1799412798946</text:p>
              </table:table-cell>
              <table:table-cell office:value-type="float" office:value="12.5949818173131">
                <text:p>12.5949818173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12.6011468335398">
                <text:p>12.6011468335398</text:p>
              </table:table-cell>
              <table:table-cell office:value-type="float" office:value="12.1507904102014">
                <text:p>12.15079041020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12.6617262433489">
                <text:p>12.6617262433489</text:p>
              </table:table-cell>
              <table:table-cell office:value-type="float" office:value="12.4214555414228">
                <text:p>12.42145554142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12.82524438016">
                <text:p>12.82524438016</text:p>
              </table:table-cell>
              <table:table-cell office:value-type="float" office:value="13.0510252323244">
                <text:p>13.0510252323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12.4161279712322">
                <text:p>12.4161279712322</text:p>
              </table:table-cell>
              <table:table-cell office:value-type="float" office:value="12.3428918665068">
                <text:p>12.34289186650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12.7239844190888">
                <text:p>12.7239844190888</text:p>
              </table:table-cell>
              <table:table-cell office:value-type="float" office:value="12.1617015075818">
                <text:p>12.16170150758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12.5238302847594">
                <text:p>12.5238302847594</text:p>
              </table:table-cell>
              <table:table-cell office:value-type="float" office:value="12.5957585175437">
                <text:p>12.59575851754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13.4291146751392">
                <text:p>13.4291146751392</text:p>
              </table:table-cell>
              <table:table-cell office:value-type="float" office:value="12.8105927324777">
                <text:p>12.81059273247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12.8427348152766">
                <text:p>12.8427348152766</text:p>
              </table:table-cell>
              <table:table-cell office:value-type="float" office:value="12.6460216365412">
                <text:p>12.64602163654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12.7455654558016">
                <text:p>12.7455654558016</text:p>
              </table:table-cell>
              <table:table-cell office:value-type="float" office:value="13.0238894017221">
                <text:p>13.02388940172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12.9627749777832">
                <text:p>12.9627749777832</text:p>
              </table:table-cell>
              <table:table-cell office:value-type="float" office:value="12.9190093600331">
                <text:p>12.91900936003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13.0561889054974">
                <text:p>13.0561889054974</text:p>
              </table:table-cell>
              <table:table-cell office:value-type="float" office:value="13.1198269840086">
                <text:p>13.11982698400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13.0857297212217">
                <text:p>13.0857297212217</text:p>
              </table:table-cell>
              <table:table-cell office:value-type="float" office:value="12.9463028600983">
                <text:p>12.94630286009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13.4523637148534">
                <text:p>13.4523637148534</text:p>
              </table:table-cell>
              <table:table-cell office:value-type="float" office:value="13.6914752416505">
                <text:p>13.69147524165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13.1908646720535">
                <text:p>13.1908646720535</text:p>
              </table:table-cell>
              <table:table-cell office:value-type="float" office:value="12.8969622257842">
                <text:p>12.89696222578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13.4910246701603">
                <text:p>13.4910246701603</text:p>
              </table:table-cell>
              <table:table-cell office:value-type="float" office:value="13.8018804091067">
                <text:p>13.80188040910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14.0576452850617">
                <text:p>14.0576452850617</text:p>
              </table:table-cell>
              <table:table-cell office:value-type="float" office:value="14.1496584363679">
                <text:p>14.14965843636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13.5030707639978">
                <text:p>13.5030707639978</text:p>
              </table:table-cell>
              <table:table-cell office:value-type="float" office:value="14.0688806128814">
                <text:p>14.06888061288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14.3619834582758">
                <text:p>14.3619834582758</text:p>
              </table:table-cell>
              <table:table-cell office:value-type="float" office:value="14.0362565243285">
                <text:p>14.03625652432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13.5465704269959">
                <text:p>13.5465704269959</text:p>
              </table:table-cell>
              <table:table-cell office:value-type="float" office:value="13.433211893843">
                <text:p>13.4332118938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14.0660088625733">
                <text:p>14.0660088625733</text:p>
              </table:table-cell>
              <table:table-cell office:value-type="float" office:value="13.6660798089986">
                <text:p>13.66607980899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13.8464158654179">
                <text:p>13.8464158654179</text:p>
              </table:table-cell>
              <table:table-cell office:value-type="float" office:value="14.4102507745778">
                <text:p>14.41025077457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13.7801410932977">
                <text:p>13.7801410932977</text:p>
              </table:table-cell>
              <table:table-cell office:value-type="float" office:value="14.4655144627581">
                <text:p>14.46551446275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14.413084078737">
                <text:p>14.413084078737</text:p>
              </table:table-cell>
              <table:table-cell office:value-type="float" office:value="14.2396575411277">
                <text:p>14.23965754112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13.9422184265671">
                <text:p>13.9422184265671</text:p>
              </table:table-cell>
              <table:table-cell office:value-type="float" office:value="14.7207141656438">
                <text:p>14.72071416564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14.3641867195953">
                <text:p>14.3641867195953</text:p>
              </table:table-cell>
              <table:table-cell office:value-type="float" office:value="14.3753462407413">
                <text:p>14.3753462407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14.3257312218281">
                <text:p>14.3257312218281</text:p>
              </table:table-cell>
              <table:table-cell office:value-type="float" office:value="14.5006434413669">
                <text:p>14.50064344136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14.7279804226183">
                <text:p>14.7279804226183</text:p>
              </table:table-cell>
              <table:table-cell office:value-type="float" office:value="14.2651036345906">
                <text:p>14.26510363459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14.480584982133">
                <text:p>14.480584982133</text:p>
              </table:table-cell>
              <table:table-cell office:value-type="float" office:value="14.2557546386867">
                <text:p>14.25575463868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14.5882465631483">
                <text:p>14.5882465631483</text:p>
              </table:table-cell>
              <table:table-cell office:value-type="float" office:value="14.516903565204">
                <text:p>14.5169035652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14.8718357378038">
                <text:p>14.8718357378038</text:p>
              </table:table-cell>
              <table:table-cell office:value-type="float" office:value="15.6404542918968">
                <text:p>15.64045429189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15.8167066790307">
                <text:p>15.8167066790307</text:p>
              </table:table-cell>
              <table:table-cell office:value-type="float" office:value="16.1680322435253">
                <text:p>16.16803224352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16.6199961125472">
                <text:p>16.6199961125472</text:p>
              </table:table-cell>
              <table:table-cell office:value-type="float" office:value="16.8885641894129">
                <text:p>16.88856418941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17.142710969671">
                <text:p>17.142710969671</text:p>
              </table:table-cell>
              <table:table-cell office:value-type="float" office:value="16.3736805992488">
                <text:p>16.37368059924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17.1147728264423">
                <text:p>17.1147728264423</text:p>
              </table:table-cell>
              <table:table-cell office:value-type="float" office:value="17.4051704273455">
                <text:p>17.40517042734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16.66625487681">
                <text:p>16.66625487681</text:p>
              </table:table-cell>
              <table:table-cell office:value-type="float" office:value="17.310399303329">
                <text:p>17.3103993033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16.574517142873">
                <text:p>16.574517142873</text:p>
              </table:table-cell>
              <table:table-cell office:value-type="float" office:value="16.8168531912411">
                <text:p>16.81685319124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15.8744467067485">
                <text:p>15.8744467067485</text:p>
              </table:table-cell>
              <table:table-cell office:value-type="float" office:value="16.1027445787517">
                <text:p>16.10274457875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15.3769653057499">
                <text:p>15.3769653057499</text:p>
              </table:table-cell>
              <table:table-cell office:value-type="float" office:value="17.0861367305141">
                <text:p>17.08613673051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16.0517343822752">
                <text:p>16.0517343822752</text:p>
              </table:table-cell>
              <table:table-cell office:value-type="float" office:value="16.4975488799515">
                <text:p>16.49754887995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16.5434828006464">
                <text:p>16.5434828006464</text:p>
              </table:table-cell>
              <table:table-cell office:value-type="float" office:value="16.8585229954696">
                <text:p>16.85852299546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17.0302876076786">
                <text:p>17.0302876076786</text:p>
              </table:table-cell>
              <table:table-cell office:value-type="float" office:value="17.2174008947307">
                <text:p>17.21740089473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16.1172028749563">
                <text:p>16.1172028749563</text:p>
              </table:table-cell>
              <table:table-cell office:value-type="float" office:value="16.5584574456014">
                <text:p>16.55845744560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15.9105994247374">
                <text:p>15.9105994247374</text:p>
              </table:table-cell>
              <table:table-cell office:value-type="float" office:value="16.4109694928689">
                <text:p>16.41096949286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17.7344241295429">
                <text:p>17.7344241295429</text:p>
              </table:table-cell>
              <table:table-cell office:value-type="float" office:value="16.6910249019281">
                <text:p>16.69102490192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16.8815192573762">
                <text:p>16.8815192573762</text:p>
              </table:table-cell>
              <table:table-cell office:value-type="float" office:value="16.2349502621169">
                <text:p>16.23495026211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16.9827744671669">
                <text:p>16.9827744671669</text:p>
              </table:table-cell>
              <table:table-cell office:value-type="float" office:value="17.8098921511387">
                <text:p>17.80989215113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16.7534193656992">
                <text:p>16.7534193656992</text:p>
              </table:table-cell>
              <table:table-cell office:value-type="float" office:value="17.6047989690534">
                <text:p>17.60479896905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17.6882432239164">
                <text:p>17.6882432239164</text:p>
              </table:table-cell>
              <table:table-cell office:value-type="float" office:value="18.72682931968">
                <text:p>18.726829319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18.4177039062196">
                <text:p>18.4177039062196</text:p>
              </table:table-cell>
              <table:table-cell office:value-type="float" office:value="17.827317234165">
                <text:p>17.8273172341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18.0612475540084">
                <text:p>18.0612475540084</text:p>
              </table:table-cell>
              <table:table-cell office:value-type="float" office:value="18.2753795257537">
                <text:p>18.27537952575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17.4276186020488">
                <text:p>17.4276186020488</text:p>
              </table:table-cell>
              <table:table-cell office:value-type="float" office:value="18.5411177831459">
                <text:p>18.54111778314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17.3145619067871">
                <text:p>17.3145619067871</text:p>
              </table:table-cell>
              <table:table-cell office:value-type="float" office:value="17.281003103475">
                <text:p>17.2810031034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17.5101057846212">
                <text:p>17.5101057846212</text:p>
              </table:table-cell>
              <table:table-cell office:value-type="float" office:value="17.5905759851681">
                <text:p>17.59057598516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16.6122792849274">
                <text:p>16.6122792849274</text:p>
              </table:table-cell>
              <table:table-cell office:value-type="float" office:value="17.1921288539457">
                <text:p>17.19212885394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17.4224608846183">
                <text:p>17.4224608846183</text:p>
              </table:table-cell>
              <table:table-cell office:value-type="float" office:value="17.7955665653358">
                <text:p>17.79556656533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16.9328277940461">
                <text:p>16.9328277940461</text:p>
              </table:table-cell>
              <table:table-cell office:value-type="float" office:value="18.7003519060024">
                <text:p>18.70035190600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18.9515335466833">
                <text:p>18.9515335466833</text:p>
              </table:table-cell>
              <table:table-cell office:value-type="float" office:value="19.1507649320213">
                <text:p>19.15076493202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21.6295125754665">
                <text:p>21.6295125754665</text:p>
              </table:table-cell>
              <table:table-cell office:value-type="float" office:value="21.2971670774843">
                <text:p>21.29716707748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29.8763232825153">
                <text:p>29.8763232825153</text:p>
              </table:table-cell>
              <table:table-cell office:value-type="float" office:value="22.4902284140921">
                <text:p>22.49022841409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24.7902119815212">
                <text:p>24.7902119815212</text:p>
              </table:table-cell>
              <table:table-cell office:value-type="float" office:value="26.4238194412034">
                <text:p>26.42381944120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29.3407329847357">
                <text:p>29.3407329847357</text:p>
              </table:table-cell>
              <table:table-cell office:value-type="float" office:value="25.8422032744574">
                <text:p>25.84220327445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26.4926932315364">
                <text:p>26.4926932315364</text:p>
              </table:table-cell>
              <table:table-cell office:value-type="float" office:value="22.1787607828725">
                <text:p>22.17876078287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21.0996905998279">
                <text:p>21.0996905998279</text:p>
              </table:table-cell>
              <table:table-cell office:value-type="float" office:value="23.8529686746306">
                <text:p>23.85296867463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21.0025685954535">
                <text:p>21.0025685954535</text:p>
              </table:table-cell>
              <table:table-cell office:value-type="float" office:value="19.5694855703783">
                <text:p>19.56948557037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18.4662969880432">
                <text:p>18.4662969880432</text:p>
              </table:table-cell>
              <table:table-cell office:value-type="float" office:value="18.3470540378511">
                <text:p>18.34705403785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19.0042627823814">
                <text:p>19.0042627823814</text:p>
              </table:table-cell>
              <table:table-cell office:value-type="float" office:value="18.7121789900822">
                <text:p>18.71217899008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17.6656270819962">
                <text:p>17.6656270819962</text:p>
              </table:table-cell>
              <table:table-cell office:value-type="float" office:value="18.4094364366657">
                <text:p>18.40943643666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19.3695515680201">
                <text:p>19.3695515680201</text:p>
              </table:table-cell>
              <table:table-cell office:value-type="float" office:value="18.1849615281267">
                <text:p>18.18496152812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18.6945298018446">
                <text:p>18.6945298018446</text:p>
              </table:table-cell>
              <table:table-cell office:value-type="float" office:value="18.846361251005">
                <text:p>18.8463612510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17.4990942693965">
                <text:p>17.4990942693965</text:p>
              </table:table-cell>
              <table:table-cell office:value-type="float" office:value="19.3925505689429">
                <text:p>19.39255056894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18.9936385352019">
                <text:p>18.9936385352019</text:p>
              </table:table-cell>
              <table:table-cell office:value-type="float" office:value="19.2506353637012">
                <text:p>19.25063536370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19.6848091572066">
                <text:p>19.6848091572066</text:p>
              </table:table-cell>
              <table:table-cell office:value-type="float" office:value="18.9887682347592">
                <text:p>18.98876823475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19.1011093439173">
                <text:p>19.1011093439173</text:p>
              </table:table-cell>
              <table:table-cell office:value-type="float" office:value="20.0501028052652">
                <text:p>20.05010280526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18.3252407135847">
                <text:p>18.3252407135847</text:p>
              </table:table-cell>
              <table:table-cell office:value-type="float" office:value="19.2441537743486">
                <text:p>19.24415377434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18.9071250575647">
                <text:p>18.9071250575647</text:p>
              </table:table-cell>
              <table:table-cell office:value-type="float" office:value="18.4870475833562">
                <text:p>18.4870475833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19.3734505788363">
                <text:p>19.3734505788363</text:p>
              </table:table-cell>
              <table:table-cell office:value-type="float" office:value="19.9419951263677">
                <text:p>19.94199512636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18.6745954375816">
                <text:p>18.6745954375816</text:p>
              </table:table-cell>
              <table:table-cell office:value-type="float" office:value="19.9743902886516">
                <text:p>19.97439028865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19.5494686277924">
                <text:p>19.5494686277924</text:p>
              </table:table-cell>
              <table:table-cell office:value-type="float" office:value="20.1684751099364">
                <text:p>20.16847510993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22.8417074918214">
                <text:p>22.8417074918214</text:p>
              </table:table-cell>
              <table:table-cell office:value-type="float" office:value="20.8668328429683">
                <text:p>20.86683284296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20.734811747111">
                <text:p>20.734811747111</text:p>
              </table:table-cell>
              <table:table-cell office:value-type="float" office:value="20.3205304242244">
                <text:p>20.32053042422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20.5657930533735">
                <text:p>20.5657930533735</text:p>
              </table:table-cell>
              <table:table-cell office:value-type="float" office:value="20.760814517186">
                <text:p>20.7608145171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21.0241883945147">
                <text:p>21.0241883945147</text:p>
              </table:table-cell>
              <table:table-cell office:value-type="float" office:value="21.0628142392924">
                <text:p>21.06281423929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19.6941986408129">
                <text:p>19.6941986408129</text:p>
              </table:table-cell>
              <table:table-cell office:value-type="float" office:value="20.9435732361932">
                <text:p>20.94357323619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19.2957523107818">
                <text:p>19.2957523107818</text:p>
              </table:table-cell>
              <table:table-cell office:value-type="float" office:value="21.0193486347421">
                <text:p>21.0193486347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